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1.11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3.022cm"/>
    </style:style>
    <style:style style:name="co15" style:family="table-column">
      <style:table-column-properties fo:break-before="auto" style:column-width="2.395cm"/>
    </style:style>
    <style:style style:name="co16" style:family="table-column">
      <style:table-column-properties fo:break-before="auto" style:column-width="2.505cm"/>
    </style:style>
    <style:style style:name="co17" style:family="table-column">
      <style:table-column-properties fo:break-before="auto" style:column-width="2.314cm"/>
    </style:style>
    <style:style style:name="co18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14">
      <style:table-cell-properties fo:background-color="#afd095" fo:border="0.06pt solid #000000"/>
    </style:style>
    <style:style style:name="ce5" style:family="table-cell" style:parent-style-name="Default" style:data-style-name="N114">
      <style:table-cell-properties fo:border="0.06pt solid #000000"/>
    </style:style>
    <style:style style:name="ce6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14">
      <style:table-cell-properties fo:background-color="#ffaa95" fo:border="0.06pt solid #000000"/>
    </style:style>
    <style:style style:name="ce8" style:family="table-cell" style:parent-style-name="Default" style:data-style-name="N119">
      <style:table-cell-properties fo:border="0.06pt solid #000000"/>
    </style:style>
    <style:style style:name="ce9" style:family="table-cell" style:parent-style-name="Default" style:data-style-name="N114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 style:data-style-name="N119"/>
    <style:style style:name="ce21" style:family="table-cell" style:parent-style-name="Default">
      <style:table-cell-properties fo:background-color="#999999"/>
    </style:style>
    <style:style style:name="ce22" style:family="table-cell" style:parent-style-name="Default" style:data-style-name="N10124">
      <style:table-cell-properties fo:background-color="#999999"/>
    </style:style>
    <style:style style:name="ce23" style:family="table-cell" style:parent-style-name="Default" style:data-style-name="N10124">
      <style:table-cell-properties fo:background-color="#eeeeee"/>
    </style:style>
    <style:style style:name="ce24" style:family="table-cell" style:parent-style-name="Default" style:data-style-name="N10124"/>
    <style:style style:name="ce25" style:family="table-cell" style:parent-style-name="Default" style:data-style-name="N10000"/>
    <style:style style:name="ce26" style:family="table-cell" style:parent-style-name="Default" style:data-style-name="N100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9.936cm" svg:height="8.999cm" svg:x="0cm" svg:y="17.647cm">
            <draw:object draw:notify-on-update-of-ranges="Planilha1.B30:Planilha1.K30 Planilha1.A31:Planilha1.A31 Planilha1.B31:Planilha1.K31 Planilha1.A32:Planilha1.A32 Planilha1.B32:Planilha1.K32 Planilha1.A33:Planilha1.A33 Planilha1.B33:Planilha1.K33 Planilha1.A34:Planilha1.A34 Planilha1.B34:Planilha1.K34 Planilha1.A35:Planilha1.A35 Planilha1.B35:Planilha1.K35 Planilha1.A36:Planilha1.A36 Planilha1.B36:Planilha1.K36 Planilha1.A37:Planilha1.A37 Planilha1.B37:Planilha1.K37 Planilha1.A38:Planilha1.A38 Planilha1.B38:Planilha1.K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167cm" svg:height="8.999cm" svg:x="0cm" svg:y="45.444cm">
            <draw:object draw:notify-on-update-of-ranges="Planilha1.B30:Planilha1.K30 Planilha1.A35:Planilha1.A35 Planilha1.B35:Planilha1.K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167cm" svg:height="8.999cm" svg:x="0cm" svg:y="54.295cm">
            <draw:object draw:notify-on-update-of-ranges="Planilha1.B30:Planilha1.K30 Planilha1.A36:Planilha1.A36 Planilha1.B36:Planilha1.K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.193cm" svg:height="8.999cm" svg:x="0cm" svg:y="36.541cm">
            <draw:object draw:notify-on-update-of-ranges="Planilha1.B30:Planilha1.K30 Planilha1.A33:Planilha1.A33 Planilha1.B33:Planilha1.K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0.275cm" svg:height="8.999cm" svg:x="0cm" svg:y="27.217cm">
            <draw:object draw:notify-on-update-of-ranges="Planilha1.B30:Planilha1.K30 Planilha1.A34:Planilha1.A34 Planilha1.B34:Planilha1.K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number-columns-repeated="5" table:default-cell-style-name="ce7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normal</text:p>
          </table:table-cell>
          <table:covered-table-cell table:number-columns-repeated="4" table:style-name="ce1"/>
          <table:table-cell table:style-name="ce6" office:value-type="string" calcext:value-type="string" table:number-columns-spanned="5" table:number-rows-spanned="1">
            <text:p>anormal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instance-1.csv</text:p>
          </table:table-cell>
          <table:table-cell table:style-name="ce2" office:value-type="string" calcext:value-type="string">
            <text:p>instance-3.csv</text:p>
          </table:table-cell>
          <table:table-cell table:style-name="ce2" office:value-type="string" calcext:value-type="string">
            <text:p>Instance-4.csv</text:p>
          </table:table-cell>
          <table:table-cell table:style-name="ce2" office:value-type="string" calcext:value-type="string">
            <text:p>Instance-5.csv</text:p>
          </table:table-cell>
          <table:table-cell table:style-name="ce2" office:value-type="string" calcext:value-type="string">
            <text:p>Instance-6.csv</text:p>
          </table:table-cell>
          <table:table-cell table:style-name="ce2" office:value-type="string" calcext:value-type="string">
            <text:p>instance-2.csv</text:p>
          </table:table-cell>
          <table:table-cell table:style-name="ce2" office:value-type="string" calcext:value-type="string">
            <text:p>instance-68.csv</text:p>
          </table:table-cell>
          <table:table-cell table:style-name="ce2" office:value-type="string" calcext:value-type="string">
            <text:p>Instance-77.csv</text:p>
          </table:table-cell>
          <table:table-cell table:style-name="ce2" office:value-type="string" calcext:value-type="string">
            <text:p>Instance-91.csv</text:p>
          </table:table-cell>
          <table:table-cell table:style-name="ce2" office:value-type="string" calcext:value-type="string">
            <text:p>Instance-94.csv</text:p>
          </table:table-cell>
        </table:table-row>
        <table:table-row table:style-name="ro1">
          <table:table-cell office:value-type="string" calcext:value-type="string">
            <text:p>mean0</text:p>
          </table:table-cell>
          <table:table-cell office:value-type="float" office:value="-0.960270049662438" calcext:value-type="float">
            <text:p>-0,96027</text:p>
          </table:table-cell>
          <table:table-cell office:value-type="float" office:value="-1.14617606727992" calcext:value-type="float">
            <text:p>-1,14618</text:p>
          </table:table-cell>
          <table:table-cell office:value-type="float" office:value="-1.359620800474" calcext:value-type="float">
            <text:p>-1,35962</text:p>
          </table:table-cell>
          <table:table-cell office:value-type="float" office:value="-1.01105123618595" calcext:value-type="float">
            <text:p>-1,01105</text:p>
          </table:table-cell>
          <table:table-cell office:value-type="float" office:value="-1.01008373739533" calcext:value-type="float">
            <text:p>-1,01008</text:p>
          </table:table-cell>
          <table:table-cell office:value-type="float" office:value="-0.997396253254683" calcext:value-type="float">
            <text:p>-0,99740</text:p>
          </table:table-cell>
          <table:table-cell office:value-type="float" office:value="-0.994967506290617" calcext:value-type="float">
            <text:p>-0,99497</text:p>
          </table:table-cell>
          <table:table-cell office:value-type="float" office:value="-1.12941858822676" calcext:value-type="float">
            <text:p>-1,12942</text:p>
          </table:table-cell>
          <table:table-cell office:value-type="float" office:value="-1.00536874328907" calcext:value-type="float">
            <text:p>-1,00537</text:p>
          </table:table-cell>
          <table:table-cell office:value-type="float" office:value="-1.4308669614163" calcext:value-type="float">
            <text:p>-1,43087</text:p>
          </table:table-cell>
        </table:table-row>
        <table:table-row table:style-name="ro1">
          <table:table-cell office:value-type="string" calcext:value-type="string">
            <text:p>mean1</text:p>
          </table:table-cell>
          <table:table-cell office:value-type="float" office:value="-0.194123507345616" calcext:value-type="float">
            <text:p>-0,19412</text:p>
          </table:table-cell>
          <table:table-cell office:value-type="float" office:value="-1.95268380914524" calcext:value-type="float">
            <text:p>-1,95268</text:p>
          </table:table-cell>
          <table:table-cell office:value-type="float" office:value="0.728520339349576" calcext:value-type="float">
            <text:p>0,72852</text:p>
          </table:table-cell>
          <table:table-cell office:value-type="float" office:value="-0.153116058604927" calcext:value-type="float">
            <text:p>-0,15312</text:p>
          </table:table-cell>
          <table:table-cell office:value-type="float" office:value="-0.172006034992456" calcext:value-type="float">
            <text:p>-0,17201</text:p>
          </table:table-cell>
          <table:table-cell office:value-type="float" office:value="-0.175581030523712" calcext:value-type="float">
            <text:p>-0,17558</text:p>
          </table:table-cell>
          <table:table-cell office:value-type="float" office:value="-0.175296030879961" calcext:value-type="float">
            <text:p>-0,17530</text:p>
          </table:table-cell>
          <table:table-cell office:value-type="float" office:value="-1.93805132743584" calcext:value-type="float">
            <text:p>-1,93805</text:p>
          </table:table-cell>
          <table:table-cell office:value-type="float" office:value="-0.174233532208085" calcext:value-type="float">
            <text:p>-0,17423</text:p>
          </table:table-cell>
          <table:table-cell office:value-type="float" office:value="0.657206678491652" calcext:value-type="float">
            <text:p>0,65721</text:p>
          </table:table-cell>
        </table:table-row>
        <table:table-row table:style-name="ro1">
          <table:table-cell office:value-type="string" calcext:value-type="string">
            <text:p>mean2</text:p>
          </table:table-cell>
          <table:table-cell office:value-type="float" office:value="-0.0435524455594431" calcext:value-type="float">
            <text:p>-0,04355</text:p>
          </table:table-cell>
          <table:table-cell office:value-type="float" office:value="0.873378908276365" calcext:value-type="float">
            <text:p>0,87338</text:p>
          </table:table-cell>
          <table:table-cell office:value-type="float" office:value="-0.817050228687214" calcext:value-type="float">
            <text:p>-0,81705</text:p>
          </table:table-cell>
          <table:table-cell office:value-type="float" office:value="-0.0302112122359847" calcext:value-type="float">
            <text:p>-0,03021</text:p>
          </table:table-cell>
          <table:table-cell office:value-type="float" office:value="-0.0341999572500534" calcext:value-type="float">
            <text:p>-0,03420</text:p>
          </table:table-cell>
          <table:table-cell office:value-type="float" office:value="-0.0359974550031812" calcext:value-type="float">
            <text:p>-0,03600</text:p>
          </table:table-cell>
          <table:table-cell office:value-type="float" office:value="-0.0225624717969103" calcext:value-type="float">
            <text:p>-0,02256</text:p>
          </table:table-cell>
          <table:table-cell office:value-type="float" office:value="0.863643920445099" calcext:value-type="float">
            <text:p>0,86364</text:p>
          </table:table-cell>
          <table:table-cell office:value-type="float" office:value="-0.0363312045859943" calcext:value-type="float">
            <text:p>-0,03633</text:p>
          </table:table-cell>
          <table:table-cell office:value-type="float" office:value="-0.658810426486967" calcext:value-type="float">
            <text:p>-0,65881</text:p>
          </table:table-cell>
        </table:table-row>
        <table:table-row table:style-name="ro1">
          <table:table-cell office:value-type="string" calcext:value-type="string">
            <text:p>median0</text:p>
          </table:table-cell>
          <table:table-cell table:number-columns-repeated="9" office:value-type="float" office:value="-1" calcext:value-type="float">
            <text:p>-1,00000</text:p>
          </table:table-cell>
          <table:table-cell office:value-type="float" office:value="0" calcext:value-type="float">
            <text:p>0,00000</text:p>
          </table:table-cell>
        </table:table-row>
        <table:table-row table:style-name="ro1">
          <table:table-cell office:value-type="string" calcext:value-type="string">
            <text:p>median1</text:p>
          </table:table-cell>
          <table:table-cell office:value-type="float" office:value="0" calcext:value-type="float">
            <text:p>0,00000</text:p>
          </table:table-cell>
          <table:table-cell office:value-type="float" office:value="-2" calcext:value-type="float">
            <text:p>-2,00000</text:p>
          </table:table-cell>
          <table:table-cell office:value-type="float" office:value="1" calcext:value-type="float">
            <text:p>1,00000</text:p>
          </table:table-cell>
          <table:table-cell table:number-columns-repeated="4" office:value-type="float" office:value="0" calcext:value-type="float">
            <text:p>0,00000</text:p>
          </table:table-cell>
          <table:table-cell office:value-type="float" office:value="-2" calcext:value-type="float">
            <text:p>-2,00000</text:p>
          </table:table-cell>
          <table:table-cell office:value-type="float" office:value="0" calcext:value-type="float">
            <text:p>0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string" calcext:value-type="string">
            <text:p>median2</text:p>
          </table:table-cell>
          <table:table-cell office:value-type="float" office:value="0" calcext:value-type="float">
            <text:p>0,00000</text:p>
          </table:table-cell>
          <table:table-cell office:value-type="float" office:value="1" calcext:value-type="float">
            <text:p>1,00000</text:p>
          </table:table-cell>
          <table:table-cell office:value-type="float" office:value="-1" calcext:value-type="float">
            <text:p>-1,00000</text:p>
          </table:table-cell>
          <table:table-cell table:number-columns-repeated="4" office:value-type="float" office:value="0" calcext:value-type="float">
            <text:p>0,00000</text:p>
          </table:table-cell>
          <table:table-cell office:value-type="float" office:value="1" calcext:value-type="float">
            <text:p>1,00000</text:p>
          </table:table-cell>
          <table:table-cell table:number-columns-repeated="2" office:value-type="float" office:value="0" calcext:value-type="float">
            <text:p>0,00000</text:p>
          </table:table-cell>
        </table:table-row>
        <table:table-row table:style-name="ro1">
          <table:table-cell office:value-type="string" calcext:value-type="string">
            <text:p>rms0</text:p>
          </table:table-cell>
          <table:table-cell office:value-type="float" office:value="13.9039157111013" calcext:value-type="float">
            <text:p>13,90392</text:p>
          </table:table-cell>
          <table:table-cell office:value-type="float" office:value="14.110831162818" calcext:value-type="float">
            <text:p>14,11083</text:p>
          </table:table-cell>
          <table:table-cell office:value-type="float" office:value="15.7633599494398" calcext:value-type="float">
            <text:p>15,76336</text:p>
          </table:table-cell>
          <table:table-cell office:value-type="float" office:value="13.785824601336" calcext:value-type="float">
            <text:p>13,78582</text:p>
          </table:table-cell>
          <table:table-cell office:value-type="float" office:value="13.3651837516298" calcext:value-type="float">
            <text:p>13,36518</text:p>
          </table:table-cell>
          <table:table-cell office:value-type="float" office:value="13.7099504939504" calcext:value-type="float">
            <text:p>13,70995</text:p>
          </table:table-cell>
          <table:table-cell office:value-type="float" office:value="15.355731307948" calcext:value-type="float">
            <text:p>15,35573</text:p>
          </table:table-cell>
          <table:table-cell office:value-type="float" office:value="15.1763681293422" calcext:value-type="float">
            <text:p>15,17637</text:p>
          </table:table-cell>
          <table:table-cell office:value-type="float" office:value="13.695351421073" calcext:value-type="float">
            <text:p>13,69535</text:p>
          </table:table-cell>
          <table:table-cell office:value-type="float" office:value="15.7352834181997" calcext:value-type="float">
            <text:p>15,73528</text:p>
          </table:table-cell>
        </table:table-row>
        <table:table-row table:style-name="ro1">
          <table:table-cell office:value-type="string" calcext:value-type="string">
            <text:p>rms1</text:p>
          </table:table-cell>
          <table:table-cell office:value-type="float" office:value="13.0385714802108" calcext:value-type="float">
            <text:p>13,03857</text:p>
          </table:table-cell>
          <table:table-cell office:value-type="float" office:value="14.9028989169727" calcext:value-type="float">
            <text:p>14,90290</text:p>
          </table:table-cell>
          <table:table-cell office:value-type="float" office:value="15.1146256382722" calcext:value-type="float">
            <text:p>15,11463</text:p>
          </table:table-cell>
          <table:table-cell office:value-type="float" office:value="12.9560883921312" calcext:value-type="float">
            <text:p>12,95609</text:p>
          </table:table-cell>
          <table:table-cell office:value-type="float" office:value="12.6904328114192" calcext:value-type="float">
            <text:p>12,69043</text:p>
          </table:table-cell>
          <table:table-cell office:value-type="float" office:value="12.9395563857441" calcext:value-type="float">
            <text:p>12,93956</text:p>
          </table:table-cell>
          <table:table-cell office:value-type="float" office:value="14.6569888693362" calcext:value-type="float">
            <text:p>14,65699</text:p>
          </table:table-cell>
          <table:table-cell office:value-type="float" office:value="15.4704582860738" calcext:value-type="float">
            <text:p>15,47046</text:p>
          </table:table-cell>
          <table:table-cell office:value-type="float" office:value="12.8711732824216" calcext:value-type="float">
            <text:p>12,87117</text:p>
          </table:table-cell>
          <table:table-cell office:value-type="float" office:value="17.0207240700474" calcext:value-type="float">
            <text:p>17,02072</text:p>
          </table:table-cell>
        </table:table-row>
        <table:table-row table:style-name="ro1">
          <table:table-cell office:value-type="string" calcext:value-type="string">
            <text:p>rms2</text:p>
          </table:table-cell>
          <table:table-cell office:value-type="float" office:value="13.684343185679" calcext:value-type="float">
            <text:p>13,68434</text:p>
          </table:table-cell>
          <table:table-cell office:value-type="float" office:value="14.841381578773" calcext:value-type="float">
            <text:p>14,84138</text:p>
          </table:table-cell>
          <table:table-cell office:value-type="float" office:value="15.8519822780409" calcext:value-type="float">
            <text:p>15,85198</text:p>
          </table:table-cell>
          <table:table-cell office:value-type="float" office:value="13.5387078271613" calcext:value-type="float">
            <text:p>13,53871</text:p>
          </table:table-cell>
          <table:table-cell office:value-type="float" office:value="13.3025796859751" calcext:value-type="float">
            <text:p>13,30258</text:p>
          </table:table-cell>
          <table:table-cell office:value-type="float" office:value="13.545817459221" calcext:value-type="float">
            <text:p>13,54582</text:p>
          </table:table-cell>
          <table:table-cell office:value-type="float" office:value="15.5941348278351" calcext:value-type="float">
            <text:p>15,59413</text:p>
          </table:table-cell>
          <table:table-cell office:value-type="float" office:value="16.0841434843578" calcext:value-type="float">
            <text:p>16,08414</text:p>
          </table:table-cell>
          <table:table-cell office:value-type="float" office:value="13.5606386791459" calcext:value-type="float">
            <text:p>13,56064</text:p>
          </table:table-cell>
          <table:table-cell office:value-type="float" office:value="16.7145765584613" calcext:value-type="float">
            <text:p>16,71458</text:p>
          </table:table-cell>
        </table:table-row>
        <table:table-row table:style-name="ro1">
          <table:table-cell office:value-type="string" calcext:value-type="string">
            <text:p>std0</text:p>
          </table:table-cell>
          <table:table-cell office:value-type="float" office:value="13.8707156820811" calcext:value-type="float">
            <text:p>13,87072</text:p>
          </table:table-cell>
          <table:table-cell office:value-type="float" office:value="14.0642040844247" calcext:value-type="float">
            <text:p>14,06420</text:p>
          </table:table-cell>
          <table:table-cell office:value-type="float" office:value="15.704615505466" calcext:value-type="float">
            <text:p>15,70462</text:p>
          </table:table-cell>
          <table:table-cell office:value-type="float" office:value="13.7486994052749" calcext:value-type="float">
            <text:p>13,74870</text:p>
          </table:table-cell>
          <table:table-cell office:value-type="float" office:value="13.32696017696" calcext:value-type="float">
            <text:p>13,32696</text:p>
          </table:table-cell>
          <table:table-cell office:value-type="float" office:value="13.6736221704626" calcext:value-type="float">
            <text:p>13,67362</text:p>
          </table:table-cell>
          <table:table-cell office:value-type="float" office:value="15.3234631746" calcext:value-type="float">
            <text:p>15,32346</text:p>
          </table:table-cell>
          <table:table-cell office:value-type="float" office:value="15.1342843653039" calcext:value-type="float">
            <text:p>15,13428</text:p>
          </table:table-cell>
          <table:table-cell office:value-type="float" office:value="13.6583997685199" calcext:value-type="float">
            <text:p>13,65840</text:p>
          </table:table-cell>
          <table:table-cell office:value-type="float" office:value="15.6700913842197" calcext:value-type="float">
            <text:p>15,67009</text:p>
          </table:table-cell>
        </table:table-row>
        <table:table-row table:style-name="ro1">
          <table:table-cell office:value-type="string" calcext:value-type="string">
            <text:p>std1</text:p>
          </table:table-cell>
          <table:table-cell office:value-type="float" office:value="13.0371263056113" calcext:value-type="float">
            <text:p>13,03713</text:p>
          </table:table-cell>
          <table:table-cell office:value-type="float" office:value="14.7744178251127" calcext:value-type="float">
            <text:p>14,77442</text:p>
          </table:table-cell>
          <table:table-cell office:value-type="float" office:value="15.0970582002014" calcext:value-type="float">
            <text:p>15,09706</text:p>
          </table:table-cell>
          <table:table-cell office:value-type="float" office:value="12.9551835918027" calcext:value-type="float">
            <text:p>12,95518</text:p>
          </table:table-cell>
          <table:table-cell office:value-type="float" office:value="12.6892670735969" calcext:value-type="float">
            <text:p>12,68927</text:p>
          </table:table-cell>
          <table:table-cell office:value-type="float" office:value="12.9383650729747" calcext:value-type="float">
            <text:p>12,93837</text:p>
          </table:table-cell>
          <table:table-cell office:value-type="float" office:value="14.6559405708881" calcext:value-type="float">
            <text:p>14,65594</text:p>
          </table:table-cell>
          <table:table-cell office:value-type="float" office:value="15.348584189865" calcext:value-type="float">
            <text:p>15,34858</text:p>
          </table:table-cell>
          <table:table-cell office:value-type="float" office:value="12.8699939526939" calcext:value-type="float">
            <text:p>12,86999</text:p>
          </table:table-cell>
          <table:table-cell office:value-type="float" office:value="17.0080312573336" calcext:value-type="float">
            <text:p>17,00803</text:p>
          </table:table-cell>
        </table:table-row>
        <table:table-row table:style-name="ro1">
          <table:table-cell office:value-type="string" calcext:value-type="string">
            <text:p>std2</text:p>
          </table:table-cell>
          <table:table-cell office:value-type="float" office:value="13.6842738794547" calcext:value-type="float">
            <text:p>13,68427</text:p>
          </table:table-cell>
          <table:table-cell office:value-type="float" office:value="14.8156611883952" calcext:value-type="float">
            <text:p>14,81566</text:p>
          </table:table-cell>
          <table:table-cell office:value-type="float" office:value="15.8309118836258" calcext:value-type="float">
            <text:p>15,83091</text:p>
          </table:table-cell>
          <table:table-cell office:value-type="float" office:value="13.5386741194215" calcext:value-type="float">
            <text:p>13,53867</text:p>
          </table:table-cell>
          <table:table-cell office:value-type="float" office:value="13.3025357231109" calcext:value-type="float">
            <text:p>13,30254</text:p>
          </table:table-cell>
          <table:table-cell office:value-type="float" office:value="13.5457696282555" calcext:value-type="float">
            <text:p>13,54577</text:p>
          </table:table-cell>
          <table:table-cell office:value-type="float" office:value="15.5941185054996" calcext:value-type="float">
            <text:p>15,59412</text:p>
          </table:table-cell>
          <table:table-cell office:value-type="float" office:value="16.0609399103567" calcext:value-type="float">
            <text:p>16,06094</text:p>
          </table:table-cell>
          <table:table-cell office:value-type="float" office:value="13.5605900103912" calcext:value-type="float">
            <text:p>13,56059</text:p>
          </table:table-cell>
          <table:table-cell office:value-type="float" office:value="16.7015878990776" calcext:value-type="float">
            <text:p>16,70159</text:p>
          </table:table-cell>
        </table:table-row>
        <table:table-row table:style-name="ro1">
          <table:table-cell office:value-type="string" calcext:value-type="string">
            <text:p>kurtosis0</text:p>
          </table:table-cell>
          <table:table-cell office:value-type="float" office:value="-1.43337582952268" calcext:value-type="float">
            <text:p>-1,43338</text:p>
          </table:table-cell>
          <table:table-cell office:value-type="float" office:value="-1.45481195747562" calcext:value-type="float">
            <text:p>-1,45481</text:p>
          </table:table-cell>
          <table:table-cell office:value-type="float" office:value="-0.723167937426552" calcext:value-type="float">
            <text:p>-0,72317</text:p>
          </table:table-cell>
          <table:table-cell office:value-type="float" office:value="-1.43057458807014" calcext:value-type="float">
            <text:p>-1,43057</text:p>
          </table:table-cell>
          <table:table-cell office:value-type="float" office:value="-1.46662687656171" calcext:value-type="float">
            <text:p>-1,46663</text:p>
          </table:table-cell>
          <table:table-cell office:value-type="float" office:value="-1.47434404988898" calcext:value-type="float">
            <text:p>-1,47434</text:p>
          </table:table-cell>
          <table:table-cell office:value-type="float" office:value="-1.42457936405969" calcext:value-type="float">
            <text:p>-1,42458</text:p>
          </table:table-cell>
          <table:table-cell office:value-type="float" office:value="-1.3326547334449" calcext:value-type="float">
            <text:p>-1,33265</text:p>
          </table:table-cell>
          <table:table-cell office:value-type="float" office:value="-1.25952066947631" calcext:value-type="float">
            <text:p>-1,25952</text:p>
          </table:table-cell>
          <table:table-cell office:value-type="float" office:value="-0.802283959462123" calcext:value-type="float">
            <text:p>-0,80228</text:p>
          </table:table-cell>
        </table:table-row>
        <table:table-row table:style-name="ro1">
          <table:table-cell office:value-type="string" calcext:value-type="string">
            <text:p>kurtosis1</text:p>
          </table:table-cell>
          <table:table-cell office:value-type="float" office:value="-1.42256026685714" calcext:value-type="float">
            <text:p>-1,42256</text:p>
          </table:table-cell>
          <table:table-cell office:value-type="float" office:value="-1.46606151764126" calcext:value-type="float">
            <text:p>-1,46606</text:p>
          </table:table-cell>
          <table:table-cell office:value-type="float" office:value="-1.3815445251299" calcext:value-type="float">
            <text:p>-1,38154</text:p>
          </table:table-cell>
          <table:table-cell office:value-type="float" office:value="-1.46440609020366" calcext:value-type="float">
            <text:p>-1,46441</text:p>
          </table:table-cell>
          <table:table-cell office:value-type="float" office:value="-1.46163404307407" calcext:value-type="float">
            <text:p>-1,46163</text:p>
          </table:table-cell>
          <table:table-cell office:value-type="float" office:value="-1.4783367690581" calcext:value-type="float">
            <text:p>-1,47834</text:p>
          </table:table-cell>
          <table:table-cell office:value-type="float" office:value="-1.42880954221046" calcext:value-type="float">
            <text:p>-1,42881</text:p>
          </table:table-cell>
          <table:table-cell office:value-type="float" office:value="-1.37724182918014" calcext:value-type="float">
            <text:p>-1,37724</text:p>
          </table:table-cell>
          <table:table-cell office:value-type="float" office:value="-1.2067448762862" calcext:value-type="float">
            <text:p>-1,20674</text:p>
          </table:table-cell>
          <table:table-cell office:value-type="float" office:value="-0.973642244053312" calcext:value-type="float">
            <text:p>-0,97364</text:p>
          </table:table-cell>
        </table:table-row>
        <table:table-row table:style-name="ro1">
          <table:table-cell office:value-type="string" calcext:value-type="string">
            <text:p>kurtosis2</text:p>
          </table:table-cell>
          <table:table-cell office:value-type="float" office:value="-1.42643568097113" calcext:value-type="float">
            <text:p>-1,42644</text:p>
          </table:table-cell>
          <table:table-cell office:value-type="float" office:value="-1.47336477963185" calcext:value-type="float">
            <text:p>-1,47336</text:p>
          </table:table-cell>
          <table:table-cell office:value-type="float" office:value="-0.793371472424349" calcext:value-type="float">
            <text:p>-0,79337</text:p>
          </table:table-cell>
          <table:table-cell office:value-type="float" office:value="-1.44260713419762" calcext:value-type="float">
            <text:p>-1,44261</text:p>
          </table:table-cell>
          <table:table-cell office:value-type="float" office:value="-1.46330249787844" calcext:value-type="float">
            <text:p>-1,46330</text:p>
          </table:table-cell>
          <table:table-cell office:value-type="float" office:value="-1.46602894079888" calcext:value-type="float">
            <text:p>-1,46603</text:p>
          </table:table-cell>
          <table:table-cell office:value-type="float" office:value="-1.43402855176103" calcext:value-type="float">
            <text:p>-1,43403</text:p>
          </table:table-cell>
          <table:table-cell office:value-type="float" office:value="-1.41103527477675" calcext:value-type="float">
            <text:p>-1,41104</text:p>
          </table:table-cell>
          <table:table-cell office:value-type="float" office:value="-1.25597273837845" calcext:value-type="float">
            <text:p>-1,25597</text:p>
          </table:table-cell>
          <table:table-cell office:value-type="float" office:value="-0.885948940769406" calcext:value-type="float">
            <text:p>-0,88595</text:p>
          </table:table-cell>
        </table:table-row>
        <table:table-row table:style-name="ro1">
          <table:table-cell office:value-type="string" calcext:value-type="string">
            <text:p>skew0</text:p>
          </table:table-cell>
          <table:table-cell office:value-type="float" office:value="0.00359080851299107" calcext:value-type="float">
            <text:p>0,00359</text:p>
          </table:table-cell>
          <table:table-cell office:value-type="float" office:value="-0.000500699615144433" calcext:value-type="float">
            <text:p>-0,00050</text:p>
          </table:table-cell>
          <table:table-cell office:value-type="float" office:value="0.000311359539016553" calcext:value-type="float">
            <text:p>0,00031</text:p>
          </table:table-cell>
          <table:table-cell office:value-type="float" office:value="0.00572455972525829" calcext:value-type="float">
            <text:p>0,00572</text:p>
          </table:table-cell>
          <table:table-cell office:value-type="float" office:value="0.00264707054323872" calcext:value-type="float">
            <text:p>0,00265</text:p>
          </table:table-cell>
          <table:table-cell office:value-type="float" office:value="-0.00161696070114368" calcext:value-type="float">
            <text:p>-0,00162</text:p>
          </table:table-cell>
          <table:table-cell office:value-type="float" office:value="0.00245278946832993" calcext:value-type="float">
            <text:p>0,00245</text:p>
          </table:table-cell>
          <table:table-cell office:value-type="float" office:value="-0.00284949802711676" calcext:value-type="float">
            <text:p>-0,00285</text:p>
          </table:table-cell>
          <table:table-cell office:value-type="float" office:value="0.0124752336365496" calcext:value-type="float">
            <text:p>0,01248</text:p>
          </table:table-cell>
          <table:table-cell office:value-type="float" office:value="-0.0184007846301735" calcext:value-type="float">
            <text:p>-0,01840</text:p>
          </table:table-cell>
        </table:table-row>
        <table:table-row table:style-name="ro1">
          <table:table-cell office:value-type="string" calcext:value-type="string">
            <text:p>skew1</text:p>
          </table:table-cell>
          <table:table-cell office:value-type="float" office:value="0.00695171867002482" calcext:value-type="float">
            <text:p>0,00695</text:p>
          </table:table-cell>
          <table:table-cell office:value-type="float" office:value="0.00257588496874885" calcext:value-type="float">
            <text:p>0,00258</text:p>
          </table:table-cell>
          <table:table-cell office:value-type="float" office:value="0.00377242634468359" calcext:value-type="float">
            <text:p>0,00377</text:p>
          </table:table-cell>
          <table:table-cell office:value-type="float" office:value="0.00107526719953484" calcext:value-type="float">
            <text:p>0,00108</text:p>
          </table:table-cell>
          <table:table-cell office:value-type="float" office:value="-0.000302427464560597" calcext:value-type="float">
            <text:p>-0,00030</text:p>
          </table:table-cell>
          <table:table-cell office:value-type="float" office:value="-0.000687655697224782" calcext:value-type="float">
            <text:p>-0,00069</text:p>
          </table:table-cell>
          <table:table-cell office:value-type="float" office:value="0.00484949332330915" calcext:value-type="float">
            <text:p>0,00485</text:p>
          </table:table-cell>
          <table:table-cell office:value-type="float" office:value="0.00350571816319747" calcext:value-type="float">
            <text:p>0,00351</text:p>
          </table:table-cell>
          <table:table-cell office:value-type="float" office:value="0.0144819226516304" calcext:value-type="float">
            <text:p>0,01448</text:p>
          </table:table-cell>
          <table:table-cell office:value-type="float" office:value="-0.00139050477339623" calcext:value-type="float">
            <text:p>-0,00139</text:p>
          </table:table-cell>
        </table:table-row>
        <table:table-row table:style-name="ro1">
          <table:table-cell office:value-type="string" calcext:value-type="string">
            <text:p>skew2</text:p>
          </table:table-cell>
          <table:table-cell office:value-type="float" office:value="0.00542694699203516" calcext:value-type="float">
            <text:p>0,00543</text:p>
          </table:table-cell>
          <table:table-cell office:value-type="float" office:value="0.00139219939826473" calcext:value-type="float">
            <text:p>0,00139</text:p>
          </table:table-cell>
          <table:table-cell office:value-type="float" office:value="-0.0149447222844873" calcext:value-type="float">
            <text:p>-0,01494</text:p>
          </table:table-cell>
          <table:table-cell office:value-type="float" office:value="-0.00254674848389951" calcext:value-type="float">
            <text:p>-0,00255</text:p>
          </table:table-cell>
          <table:table-cell office:value-type="float" office:value="0.00324451296777168" calcext:value-type="float">
            <text:p>0,00324</text:p>
          </table:table-cell>
          <table:table-cell office:value-type="float" office:value="0.00197434740371535" calcext:value-type="float">
            <text:p>0,00197</text:p>
          </table:table-cell>
          <table:table-cell office:value-type="float" office:value="0.00807320250929588" calcext:value-type="float">
            <text:p>0,00807</text:p>
          </table:table-cell>
          <table:table-cell office:value-type="float" office:value="0.00697274675329368" calcext:value-type="float">
            <text:p>0,00697</text:p>
          </table:table-cell>
          <table:table-cell office:value-type="float" office:value="0.01101092302434" calcext:value-type="float">
            <text:p>0,01101</text:p>
          </table:table-cell>
          <table:table-cell office:value-type="float" office:value="0.0866414592879971" calcext:value-type="float">
            <text:p>0,08664</text:p>
          </table:table-cell>
        </table:table-row>
        <table:table-row table:style-name="ro1">
          <table:table-cell office:value-type="string" calcext:value-type="string">
            <text:p>min0</text:p>
          </table:table-cell>
          <table:table-cell office:value-type="float" office:value="-39" calcext:value-type="float">
            <text:p>-39,00000</text:p>
          </table:table-cell>
          <table:table-cell office:value-type="float" office:value="-49" calcext:value-type="float">
            <text:p>-49,00000</text:p>
          </table:table-cell>
          <table:table-cell office:value-type="float" office:value="-128" calcext:value-type="float">
            <text:p>-128,00000</text:p>
          </table:table-cell>
          <table:table-cell office:value-type="float" office:value="-98" calcext:value-type="float">
            <text:p>-98,00000</text:p>
          </table:table-cell>
          <table:table-cell office:value-type="float" office:value="-30" calcext:value-type="float">
            <text:p>-30,00000</text:p>
          </table:table-cell>
          <table:table-cell office:value-type="float" office:value="-77" calcext:value-type="float">
            <text:p>-77,00000</text:p>
          </table:table-cell>
          <table:table-cell office:value-type="float" office:value="-53" calcext:value-type="float">
            <text:p>-53,00000</text:p>
          </table:table-cell>
          <table:table-cell office:value-type="float" office:value="-128" calcext:value-type="float">
            <text:p>-128,00000</text:p>
          </table:table-cell>
          <table:table-cell office:value-type="float" office:value="-39" calcext:value-type="float">
            <text:p>-39,00000</text:p>
          </table:table-cell>
          <table:table-cell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in1</text:p>
          </table:table-cell>
          <table:table-cell office:value-type="float" office:value="-30" calcext:value-type="float">
            <text:p>-30,00000</text:p>
          </table:table-cell>
          <table:table-cell office:value-type="float" office:value="-29" calcext:value-type="float">
            <text:p>-29,00000</text:p>
          </table:table-cell>
          <table:table-cell office:value-type="float" office:value="-118" calcext:value-type="float">
            <text:p>-118,00000</text:p>
          </table:table-cell>
          <table:table-cell office:value-type="float" office:value="-80" calcext:value-type="float">
            <text:p>-80,00000</text:p>
          </table:table-cell>
          <table:table-cell office:value-type="float" office:value="-23" calcext:value-type="float">
            <text:p>-23,00000</text:p>
          </table:table-cell>
          <table:table-cell office:value-type="float" office:value="-40" calcext:value-type="float">
            <text:p>-40,00000</text:p>
          </table:table-cell>
          <table:table-cell office:value-type="float" office:value="-39" calcext:value-type="float">
            <text:p>-39,00000</text:p>
          </table:table-cell>
          <table:table-cell office:value-type="float" office:value="-58" calcext:value-type="float">
            <text:p>-58,00000</text:p>
          </table:table-cell>
          <table:table-cell office:value-type="float" office:value="-33" calcext:value-type="float">
            <text:p>-33,00000</text:p>
          </table:table-cell>
          <table:table-cell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in2</text:p>
          </table:table-cell>
          <table:table-cell office:value-type="float" office:value="-28" calcext:value-type="float">
            <text:p>-28,00000</text:p>
          </table:table-cell>
          <table:table-cell office:value-type="float" office:value="-39" calcext:value-type="float">
            <text:p>-39,00000</text:p>
          </table:table-cell>
          <table:table-cell table:number-columns-repeated="2" office:value-type="float" office:value="-128" calcext:value-type="float">
            <text:p>-128,00000</text:p>
          </table:table-cell>
          <table:table-cell office:value-type="float" office:value="-27" calcext:value-type="float">
            <text:p>-27,00000</text:p>
          </table:table-cell>
          <table:table-cell office:value-type="float" office:value="-43" calcext:value-type="float">
            <text:p>-43,00000</text:p>
          </table:table-cell>
          <table:table-cell office:value-type="float" office:value="-44" calcext:value-type="float">
            <text:p>-44,00000</text:p>
          </table:table-cell>
          <table:table-cell office:value-type="float" office:value="-72" calcext:value-type="float">
            <text:p>-72,00000</text:p>
          </table:table-cell>
          <table:table-cell office:value-type="float" office:value="-34" calcext:value-type="float">
            <text:p>-34,00000</text:p>
          </table:table-cell>
          <table:table-cell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ax0</text:p>
          </table:table-cell>
          <table:table-cell office:value-type="float" office:value="33" calcext:value-type="float">
            <text:p>33,00000</text:p>
          </table:table-cell>
          <table:table-cell office:value-type="float" office:value="55" calcext:value-type="float">
            <text:p>55,00000</text:p>
          </table:table-cell>
          <table:table-cell table:number-columns-repeated="2" office:value-type="float" office:value="127" calcext:value-type="float">
            <text:p>127,00000</text:p>
          </table:table-cell>
          <table:table-cell office:value-type="float" office:value="34" calcext:value-type="float">
            <text:p>34,00000</text:p>
          </table:table-cell>
          <table:table-cell office:value-type="float" office:value="52" calcext:value-type="float">
            <text:p>52,00000</text:p>
          </table:table-cell>
          <table:table-cell office:value-type="float" office:value="201" calcext:value-type="float">
            <text:p>201,00000</text:p>
          </table:table-cell>
          <table:table-cell office:value-type="float" office:value="228" calcext:value-type="float">
            <text:p>228,00000</text:p>
          </table:table-cell>
          <table:table-cell office:value-type="float" office:value="270" calcext:value-type="float">
            <text:p>270,00000</text:p>
          </table:table-cell>
          <table:table-cell office:value-type="float" office:value="279" calcext:value-type="float">
            <text:p>279,00000</text:p>
          </table:table-cell>
        </table:table-row>
        <table:table-row table:style-name="ro1">
          <table:table-cell office:value-type="string" calcext:value-type="string">
            <text:p>max1</text:p>
          </table:table-cell>
          <table:table-cell office:value-type="float" office:value="26" calcext:value-type="float">
            <text:p>26,00000</text:p>
          </table:table-cell>
          <table:table-cell office:value-type="float" office:value="28" calcext:value-type="float">
            <text:p>28,00000</text:p>
          </table:table-cell>
          <table:table-cell office:value-type="float" office:value="118" calcext:value-type="float">
            <text:p>118,00000</text:p>
          </table:table-cell>
          <table:table-cell office:value-type="float" office:value="75" calcext:value-type="float">
            <text:p>75,00000</text:p>
          </table:table-cell>
          <table:table-cell office:value-type="float" office:value="22" calcext:value-type="float">
            <text:p>22,00000</text:p>
          </table:table-cell>
          <table:table-cell office:value-type="float" office:value="33" calcext:value-type="float">
            <text:p>33,00000</text:p>
          </table:table-cell>
          <table:table-cell office:value-type="float" office:value="202" calcext:value-type="float">
            <text:p>202,00000</text:p>
          </table:table-cell>
          <table:table-cell office:value-type="float" office:value="229" calcext:value-type="float">
            <text:p>229,00000</text:p>
          </table:table-cell>
          <table:table-cell office:value-type="float" office:value="271" calcext:value-type="float">
            <text:p>271,00000</text:p>
          </table:table-cell>
          <table:table-cell office:value-type="float" office:value="280" calcext:value-type="float">
            <text:p>280,00000</text:p>
          </table:table-cell>
        </table:table-row>
        <table:table-row table:style-name="ro1">
          <table:table-cell office:value-type="string" calcext:value-type="string">
            <text:p>max2</text:p>
          </table:table-cell>
          <table:table-cell office:value-type="float" office:value="39" calcext:value-type="float">
            <text:p>39,00000</text:p>
          </table:table-cell>
          <table:table-cell office:value-type="float" office:value="31" calcext:value-type="float">
            <text:p>31,00000</text:p>
          </table:table-cell>
          <table:table-cell table:number-columns-repeated="2" office:value-type="float" office:value="127" calcext:value-type="float">
            <text:p>127,00000</text:p>
          </table:table-cell>
          <table:table-cell office:value-type="float" office:value="25" calcext:value-type="float">
            <text:p>25,00000</text:p>
          </table:table-cell>
          <table:table-cell office:value-type="float" office:value="58" calcext:value-type="float">
            <text:p>58,00000</text:p>
          </table:table-cell>
          <table:table-cell office:value-type="float" office:value="203" calcext:value-type="float">
            <text:p>203,00000</text:p>
          </table:table-cell>
          <table:table-cell office:value-type="float" office:value="230" calcext:value-type="float">
            <text:p>230,00000</text:p>
          </table:table-cell>
          <table:table-cell office:value-type="float" office:value="272" calcext:value-type="float">
            <text:p>272,00000</text:p>
          </table:table-cell>
          <table:table-cell office:value-type="float" office:value="281" calcext:value-type="float">
            <text:p>281,00000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Default"/>
          <table:table-cell table:style-name="ce3" office:value-type="string" calcext:value-type="string" table:number-columns-spanned="5" table:number-rows-spanned="1">
            <text:p>normal</text:p>
          </table:table-cell>
          <table:covered-table-cell table:number-columns-repeated="4" table:style-name="ce1"/>
          <table:table-cell table:style-name="ce6" office:value-type="string" calcext:value-type="string" table:number-columns-spanned="5" table:number-rows-spanned="1">
            <text:p>anormal</text:p>
          </table:table-cell>
          <table:covered-table-cell table:number-columns-repeated="4" table:style-name="ce1"/>
        </table:table-row>
        <table:table-row table:style-name="ro1">
          <table:table-cell table:style-name="Default"/>
          <table:table-cell table:style-name="ce2" office:value-type="string" calcext:value-type="string">
            <text:p>instance-1.csv</text:p>
          </table:table-cell>
          <table:table-cell table:style-name="ce2" office:value-type="string" calcext:value-type="string">
            <text:p>instance-3.csv</text:p>
          </table:table-cell>
          <table:table-cell table:style-name="ce2" office:value-type="string" calcext:value-type="string">
            <text:p>Instance-4.csv</text:p>
          </table:table-cell>
          <table:table-cell table:style-name="ce2" office:value-type="string" calcext:value-type="string">
            <text:p>Instance-5.csv</text:p>
          </table:table-cell>
          <table:table-cell table:style-name="ce2" office:value-type="string" calcext:value-type="string">
            <text:p>Instance-6.csv</text:p>
          </table:table-cell>
          <table:table-cell table:style-name="ce2" office:value-type="string" calcext:value-type="string">
            <text:p>instance-2.csv</text:p>
          </table:table-cell>
          <table:table-cell table:style-name="ce2" office:value-type="string" calcext:value-type="string">
            <text:p>instance-68.csv</text:p>
          </table:table-cell>
          <table:table-cell table:style-name="ce2" office:value-type="string" calcext:value-type="string">
            <text:p>Instance-77.csv</text:p>
          </table:table-cell>
          <table:table-cell table:style-name="ce2" office:value-type="string" calcext:value-type="string">
            <text:p>Instance-91.csv</text:p>
          </table:table-cell>
          <table:table-cell table:style-name="ce2" office:value-type="string" calcext:value-type="string">
            <text:p>Instance-94.csv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5" table:formula="of:=AVERAGE([.B3:.B5])" office:value-type="float" office:value="-0.399315334189166" calcext:value-type="float">
            <text:p>-0,39932</text:p>
          </table:table-cell>
          <table:table-cell table:style-name="ce5" table:formula="of:=AVERAGE([.C3:.C5])" office:value-type="float" office:value="-0.741826989382932" calcext:value-type="float">
            <text:p>-0,74183</text:p>
          </table:table-cell>
          <table:table-cell table:style-name="ce5" table:formula="of:=AVERAGE([.D3:.D5])" office:value-type="float" office:value="-0.482716896603879" calcext:value-type="float">
            <text:p>-0,48272</text:p>
          </table:table-cell>
          <table:table-cell table:style-name="ce5" table:formula="of:=AVERAGE([.E3:.E5])" office:value-type="float" office:value="-0.398126169008954" calcext:value-type="float">
            <text:p>-0,39813</text:p>
          </table:table-cell>
          <table:table-cell table:style-name="ce5" table:formula="of:=AVERAGE([.F3:.F5])" office:value-type="float" office:value="-0.40542990987928" calcext:value-type="float">
            <text:p>-0,40543</text:p>
          </table:table-cell>
          <table:table-cell table:style-name="ce5" table:formula="of:=AVERAGE([.G3:.G5])" office:value-type="float" office:value="-0.402991579593859" calcext:value-type="float">
            <text:p>-0,40299</text:p>
          </table:table-cell>
          <table:table-cell table:style-name="ce5" table:formula="of:=AVERAGE([.H3:.H5])" office:value-type="float" office:value="-0.397608669655829" calcext:value-type="float">
            <text:p>-0,39761</text:p>
          </table:table-cell>
          <table:table-cell table:style-name="ce5" table:formula="of:=AVERAGE([.I3:.I5])" office:value-type="float" office:value="-0.7346086650725" calcext:value-type="float">
            <text:p>-0,73461</text:p>
          </table:table-cell>
          <table:table-cell table:style-name="ce5" table:formula="of:=AVERAGE([.J3:.J5])" office:value-type="float" office:value="-0.405311160027716" calcext:value-type="float">
            <text:p>-0,40531</text:p>
          </table:table-cell>
          <table:table-cell table:style-name="ce5" table:formula="of:=AVERAGE([.K3:.K5])" office:value-type="float" office:value="-0.477490236470538" calcext:value-type="float">
            <text:p>-0,4774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ce5" table:formula="of:=AVERAGE([.B6:.B8])" office:value-type="float" office:value="-0.333333333333333" calcext:value-type="float">
            <text:p>-0,33333</text:p>
          </table:table-cell>
          <table:table-cell table:style-name="ce5" table:formula="of:=AVERAGE([.C6:.C8])" office:value-type="float" office:value="-0.666666666666667" calcext:value-type="float">
            <text:p>-0,66667</text:p>
          </table:table-cell>
          <table:table-cell table:style-name="ce5" table:formula="of:=AVERAGE([.D6:.D8])" office:value-type="float" office:value="-0.333333333333333" calcext:value-type="float">
            <text:p>-0,33333</text:p>
          </table:table-cell>
          <table:table-cell table:style-name="ce5" table:formula="of:=AVERAGE([.E6:.E8])" office:value-type="float" office:value="-0.333333333333333" calcext:value-type="float">
            <text:p>-0,33333</text:p>
          </table:table-cell>
          <table:table-cell table:style-name="ce5" table:formula="of:=AVERAGE([.F6:.F8])" office:value-type="float" office:value="-0.333333333333333" calcext:value-type="float">
            <text:p>-0,33333</text:p>
          </table:table-cell>
          <table:table-cell table:style-name="ce5" table:formula="of:=AVERAGE([.G6:.G8])" office:value-type="float" office:value="-0.333333333333333" calcext:value-type="float">
            <text:p>-0,33333</text:p>
          </table:table-cell>
          <table:table-cell table:style-name="ce5" table:formula="of:=AVERAGE([.H6:.H8])" office:value-type="float" office:value="-0.333333333333333" calcext:value-type="float">
            <text:p>-0,33333</text:p>
          </table:table-cell>
          <table:table-cell table:style-name="ce5" table:formula="of:=AVERAGE([.I6:.I8])" office:value-type="float" office:value="-0.666666666666667" calcext:value-type="float">
            <text:p>-0,66667</text:p>
          </table:table-cell>
          <table:table-cell table:style-name="ce5" table:formula="of:=AVERAGE([.J6:.J8])" office:value-type="float" office:value="-0.333333333333333" calcext:value-type="float">
            <text:p>-0,33333</text:p>
          </table:table-cell>
          <table:table-cell table:style-name="ce5" table:formula="of:=AVERAGE([.K6:.K8])" office:value-type="float" office:value="0.666666666666667" calcext:value-type="float">
            <text:p>0,6666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5" table:formula="of:=AVERAGE([.B9:.B11])" office:value-type="float" office:value="13.5422767923304" calcext:value-type="float">
            <text:p>13,54228</text:p>
          </table:table-cell>
          <table:table-cell table:style-name="ce5" table:formula="of:=AVERAGE([.C9:.C11])" office:value-type="float" office:value="14.6183705528546" calcext:value-type="float">
            <text:p>14,61837</text:p>
          </table:table-cell>
          <table:table-cell table:style-name="ce5" table:formula="of:=AVERAGE([.D9:.D11])" office:value-type="float" office:value="15.576655955251" calcext:value-type="float">
            <text:p>15,57666</text:p>
          </table:table-cell>
          <table:table-cell table:style-name="ce5" table:formula="of:=AVERAGE([.E9:.E11])" office:value-type="float" office:value="13.4268736068762" calcext:value-type="float">
            <text:p>13,42687</text:p>
          </table:table-cell>
          <table:table-cell table:style-name="ce5" table:formula="of:=AVERAGE([.F9:.F11])" office:value-type="float" office:value="13.1193987496747" calcext:value-type="float">
            <text:p>13,11940</text:p>
          </table:table-cell>
          <table:table-cell table:style-name="ce5" table:formula="of:=AVERAGE([.G9:.G11])" office:value-type="float" office:value="13.3984414463052" calcext:value-type="float">
            <text:p>13,39844</text:p>
          </table:table-cell>
          <table:table-cell table:style-name="ce5" table:formula="of:=AVERAGE([.H9:.H11])" office:value-type="float" office:value="15.2022850017064" calcext:value-type="float">
            <text:p>15,20229</text:p>
          </table:table-cell>
          <table:table-cell table:style-name="ce5" table:formula="of:=AVERAGE([.I9:.I11])" office:value-type="float" office:value="15.5769899665913" calcext:value-type="float">
            <text:p>15,57699</text:p>
          </table:table-cell>
          <table:table-cell table:style-name="ce5" table:formula="of:=AVERAGE([.J9:.J11])" office:value-type="float" office:value="13.3757211275468" calcext:value-type="float">
            <text:p>13,37572</text:p>
          </table:table-cell>
          <table:table-cell table:style-name="ce5" table:formula="of:=AVERAGE([.K9:.K11])" office:value-type="float" office:value="16.4901946822361" calcext:value-type="float">
            <text:p>16,49019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5" table:formula="of:=AVERAGE([.B12:.B14])" office:value-type="float" office:value="13.530705289049" calcext:value-type="float">
            <text:p>13,53071</text:p>
          </table:table-cell>
          <table:table-cell table:style-name="ce5" table:formula="of:=AVERAGE([.C12:.C14])" office:value-type="float" office:value="14.5514276993109" calcext:value-type="float">
            <text:p>14,55143</text:p>
          </table:table-cell>
          <table:table-cell table:style-name="ce5" table:formula="of:=AVERAGE([.D12:.D14])" office:value-type="float" office:value="15.5441951964311" calcext:value-type="float">
            <text:p>15,54420</text:p>
          </table:table-cell>
          <table:table-cell table:style-name="ce5" table:formula="of:=AVERAGE([.E12:.E14])" office:value-type="float" office:value="13.4141857054997" calcext:value-type="float">
            <text:p>13,41419</text:p>
          </table:table-cell>
          <table:table-cell table:style-name="ce5" table:formula="of:=AVERAGE([.F12:.F14])" office:value-type="float" office:value="13.1062543245559" calcext:value-type="float">
            <text:p>13,10625</text:p>
          </table:table-cell>
          <table:table-cell table:style-name="ce5" table:formula="of:=AVERAGE([.G12:.G14])" office:value-type="float" office:value="13.3859189572309" calcext:value-type="float">
            <text:p>13,38592</text:p>
          </table:table-cell>
          <table:table-cell table:style-name="ce5" table:formula="of:=AVERAGE([.H12:.H14])" office:value-type="float" office:value="15.1911740836626" calcext:value-type="float">
            <text:p>15,19117</text:p>
          </table:table-cell>
          <table:table-cell table:style-name="ce5" table:formula="of:=AVERAGE([.I12:.I14])" office:value-type="float" office:value="15.5146028218419" calcext:value-type="float">
            <text:p>15,51460</text:p>
          </table:table-cell>
          <table:table-cell table:style-name="ce5" table:formula="of:=AVERAGE([.J12:.J14])" office:value-type="float" office:value="13.3629945772017" calcext:value-type="float">
            <text:p>13,36299</text:p>
          </table:table-cell>
          <table:table-cell table:style-name="ce5" table:formula="of:=AVERAGE([.K12:.K14])" office:value-type="float" office:value="16.4599035135436" calcext:value-type="float">
            <text:p>16,45990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table:style-name="ce5" table:formula="of:=AVERAGE([.B15:.B17])" office:value-type="float" office:value="-1.42745725911698" calcext:value-type="float">
            <text:p>-1,42746</text:p>
          </table:table-cell>
          <table:table-cell table:style-name="ce5" table:formula="of:=AVERAGE([.C15:.C17])" office:value-type="float" office:value="-1.46474608491624" calcext:value-type="float">
            <text:p>-1,46475</text:p>
          </table:table-cell>
          <table:table-cell table:style-name="ce5" table:formula="of:=AVERAGE([.D15:.D17])" office:value-type="float" office:value="-0.966027978326934" calcext:value-type="float">
            <text:p>-0,96603</text:p>
          </table:table-cell>
          <table:table-cell table:style-name="ce5" table:formula="of:=AVERAGE([.E15:.E17])" office:value-type="float" office:value="-1.44586260415714" calcext:value-type="float">
            <text:p>-1,44586</text:p>
          </table:table-cell>
          <table:table-cell table:style-name="ce5" table:formula="of:=AVERAGE([.F15:.F17])" office:value-type="float" office:value="-1.46385447250474" calcext:value-type="float">
            <text:p>-1,46385</text:p>
          </table:table-cell>
          <table:table-cell table:style-name="ce5" table:formula="of:=AVERAGE([.G15:.G17])" office:value-type="float" office:value="-1.47290325324865" calcext:value-type="float">
            <text:p>-1,47290</text:p>
          </table:table-cell>
          <table:table-cell table:style-name="ce5" table:formula="of:=AVERAGE([.H15:.H17])" office:value-type="float" office:value="-1.42913915267706" calcext:value-type="float">
            <text:p>-1,42914</text:p>
          </table:table-cell>
          <table:table-cell table:style-name="ce5" table:formula="of:=AVERAGE([.I15:.I17])" office:value-type="float" office:value="-1.3736439458006" calcext:value-type="float">
            <text:p>-1,37364</text:p>
          </table:table-cell>
          <table:table-cell table:style-name="ce5" table:formula="of:=AVERAGE([.J15:.J17])" office:value-type="float" office:value="-1.24074609471365" calcext:value-type="float">
            <text:p>-1,24075</text:p>
          </table:table-cell>
          <table:table-cell table:style-name="ce5" table:formula="of:=AVERAGE([.K15:.K17])" office:value-type="float" office:value="-0.887291714761614" calcext:value-type="float">
            <text:p>-0,88729</text:p>
          </table:table-cell>
        </table:table-row>
        <table:table-row table:style-name="ro1">
          <table:table-cell office:value-type="string" calcext:value-type="string">
            <text:p>skew</text:p>
          </table:table-cell>
          <table:table-cell table:style-name="ce5" table:formula="of:=AVERAGE([.B18:.B20])" office:value-type="float" office:value="0.00532315805835035" calcext:value-type="float">
            <text:p>0,00532</text:p>
          </table:table-cell>
          <table:table-cell table:style-name="ce5" table:formula="of:=AVERAGE([.C18:.C20])" office:value-type="float" office:value="0.00115579491728972" calcext:value-type="float">
            <text:p>0,00116</text:p>
          </table:table-cell>
          <table:table-cell table:style-name="ce5" table:formula="of:=AVERAGE([.D18:.D20])" office:value-type="float" office:value="-0.00362031213359572" calcext:value-type="float">
            <text:p>-0,00362</text:p>
          </table:table-cell>
          <table:table-cell table:style-name="ce5" table:formula="of:=AVERAGE([.E18:.E20])" office:value-type="float" office:value="0.00141769281363121" calcext:value-type="float">
            <text:p>0,00142</text:p>
          </table:table-cell>
          <table:table-cell table:style-name="ce5" table:formula="of:=AVERAGE([.F18:.F20])" office:value-type="float" office:value="0.00186305201548327" calcext:value-type="float">
            <text:p>0,00186</text:p>
          </table:table-cell>
          <table:table-cell table:style-name="ce5" table:formula="of:=AVERAGE([.G18:.G20])" office:value-type="float" office:value="-0.000110089664884371" calcext:value-type="float">
            <text:p>-0,00011</text:p>
          </table:table-cell>
          <table:table-cell table:style-name="ce5" table:formula="of:=AVERAGE([.H18:.H20])" office:value-type="float" office:value="0.00512516176697832" calcext:value-type="float">
            <text:p>0,00513</text:p>
          </table:table-cell>
          <table:table-cell table:style-name="ce5" table:formula="of:=AVERAGE([.I18:.I20])" office:value-type="float" office:value="0.0025429889631248" calcext:value-type="float">
            <text:p>0,00254</text:p>
          </table:table-cell>
          <table:table-cell table:style-name="ce5" table:formula="of:=AVERAGE([.J18:.J20])" office:value-type="float" office:value="0.0126560264375067" calcext:value-type="float">
            <text:p>0,01266</text:p>
          </table:table-cell>
          <table:table-cell table:style-name="ce5" table:formula="of:=AVERAGE([.K18:.K20])" office:value-type="float" office:value="0.0222833899614758" calcext:value-type="float">
            <text:p>0,022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5" table:formula="of:=AVERAGE([.B21:.B23])" office:value-type="float" office:value="-32.3333333333333" calcext:value-type="float">
            <text:p>-32,33333</text:p>
          </table:table-cell>
          <table:table-cell table:style-name="ce5" table:formula="of:=AVERAGE([.C21:.C23])" office:value-type="float" office:value="-39" calcext:value-type="float">
            <text:p>-39,00000</text:p>
          </table:table-cell>
          <table:table-cell table:style-name="ce5" table:formula="of:=AVERAGE([.D21:.D23])" office:value-type="float" office:value="-124.666666666667" calcext:value-type="float">
            <text:p>-124,66667</text:p>
          </table:table-cell>
          <table:table-cell table:style-name="ce5" table:formula="of:=AVERAGE([.E21:.E23])" office:value-type="float" office:value="-102" calcext:value-type="float">
            <text:p>-102,00000</text:p>
          </table:table-cell>
          <table:table-cell table:style-name="ce5" table:formula="of:=AVERAGE([.F21:.F23])" office:value-type="float" office:value="-26.6666666666667" calcext:value-type="float">
            <text:p>-26,66667</text:p>
          </table:table-cell>
          <table:table-cell table:style-name="ce5" table:formula="of:=AVERAGE([.G21:.G23])" office:value-type="float" office:value="-53.3333333333333" calcext:value-type="float">
            <text:p>-53,33333</text:p>
          </table:table-cell>
          <table:table-cell table:style-name="ce5" table:formula="of:=AVERAGE([.H21:.H23])" office:value-type="float" office:value="-45.3333333333333" calcext:value-type="float">
            <text:p>-45,33333</text:p>
          </table:table-cell>
          <table:table-cell table:style-name="ce5" table:formula="of:=AVERAGE([.I21:.I23])" office:value-type="float" office:value="-86" calcext:value-type="float">
            <text:p>-86,00000</text:p>
          </table:table-cell>
          <table:table-cell table:style-name="ce5" table:formula="of:=AVERAGE([.J21:.J23])" office:value-type="float" office:value="-35.3333333333333" calcext:value-type="float">
            <text:p>-35,33333</text:p>
          </table:table-cell>
          <table:table-cell table:style-name="ce5" table:formula="of:=AVERAGE([.K21:.K23])"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5" table:formula="of:=AVERAGE([.B24:.B26])" office:value-type="float" office:value="32.6666666666667" calcext:value-type="float">
            <text:p>32,66667</text:p>
          </table:table-cell>
          <table:table-cell table:style-name="ce5" table:formula="of:=AVERAGE([.C24:.C26])" office:value-type="float" office:value="38" calcext:value-type="float">
            <text:p>38,00000</text:p>
          </table:table-cell>
          <table:table-cell table:style-name="ce5" table:formula="of:=AVERAGE([.D24:.D26])" office:value-type="float" office:value="124" calcext:value-type="float">
            <text:p>124,00000</text:p>
          </table:table-cell>
          <table:table-cell table:style-name="ce5" table:formula="of:=AVERAGE([.E24:.E26])" office:value-type="float" office:value="109.666666666667" calcext:value-type="float">
            <text:p>109,66667</text:p>
          </table:table-cell>
          <table:table-cell table:style-name="ce5" table:formula="of:=AVERAGE([.F24:.F26])" office:value-type="float" office:value="27" calcext:value-type="float">
            <text:p>27,00000</text:p>
          </table:table-cell>
          <table:table-cell table:style-name="ce5" table:formula="of:=AVERAGE([.G24:.G26])" office:value-type="float" office:value="47.6666666666667" calcext:value-type="float">
            <text:p>47,66667</text:p>
          </table:table-cell>
          <table:table-cell table:style-name="ce5" table:formula="of:=AVERAGE([.H24:.H26])" office:value-type="float" office:value="202" calcext:value-type="float">
            <text:p>202,00000</text:p>
          </table:table-cell>
          <table:table-cell table:style-name="ce5" table:formula="of:=AVERAGE([.I24:.I26])" office:value-type="float" office:value="229" calcext:value-type="float">
            <text:p>229,00000</text:p>
          </table:table-cell>
          <table:table-cell table:style-name="ce5" table:formula="of:=AVERAGE([.J24:.J26])" office:value-type="float" office:value="271" calcext:value-type="float">
            <text:p>271,00000</text:p>
          </table:table-cell>
          <table:table-cell table:style-name="ce5" table:formula="of:=AVERAGE([.K24:.K26])" office:value-type="float" office:value="280" calcext:value-type="float">
            <text:p>280,00000</text:p>
          </table:table-cell>
        </table:table-row>
      </table:table>
      <table:table table:name="Planilha4" table:style-name="ta1">
        <table:shapes>
          <draw:frame draw:z-index="0" draw:style-name="gr1" draw:text-style-name="P1" svg:width="24.78cm" svg:height="8.999cm" svg:x="3.49cm" svg:y="30.247cm">
            <draw:object draw:notify-on-update-of-ranges="Planilha4.B2:Planilha4.K2 Planilha4.A8:Planilha4.A8 Planilha4.B8:Planilha4.K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25.134cm" svg:height="8.999cm" svg:x="3.21cm" svg:y="19.597cm">
            <draw:object draw:notify-on-update-of-ranges="Planilha4.B2:Planilha4.K2 Planilha4.A4:Planilha4.A4 Planilha4.B4:Planilha4.K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6.717cm" svg:height="8.999cm" svg:x="16.107cm" svg:y="10.643cm">
            <draw:object draw:notify-on-update-of-ranges="Planilha4.B2:Planilha4.K2 Planilha4.A11:Planilha4.A11 Planilha4.B11:Planilha4.K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6.676cm" svg:height="8.999cm" svg:x="16.049cm" svg:y="19.037cm">
            <draw:object draw:notify-on-update-of-ranges="Planilha4.B2:Planilha4.K2 Planilha4.A12:Planilha4.A12 Planilha4.B12:Planilha4.K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5.999cm" svg:height="8.999cm" svg:x="0cm" svg:y="10.486cm">
            <draw:object draw:notify-on-update-of-ranges="Planilha4.B2:Planilha4.K2 Planilha4.A17:Planilha4.A17 Planilha4.B17:Planilha4.K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5.999cm" svg:height="8.999cm" svg:x="0cm" svg:y="19.2cm">
            <draw:object draw:notify-on-update-of-ranges="Planilha4.A18:Planilha4.A18 Planilha4.B18:Planilha4.K1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6" table:default-cell-style-name="ce2"/>
        <table:table-column table:style-name="co7" table:default-cell-style-name="ce8"/>
        <table:table-column table:style-name="co8" table:default-cell-style-name="ce8"/>
        <table:table-column table:style-name="co4" table:number-columns-repeated="3" table:default-cell-style-name="ce8"/>
        <table:table-column table:style-name="co9" table:default-cell-style-name="ce8"/>
        <table:table-column table:style-name="co10" table:number-columns-repeated="3" table:default-cell-style-name="ce8"/>
        <table:table-column table:style-name="co11" table:default-cell-style-name="ce8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normal</text:p>
          </table:table-cell>
          <table:covered-table-cell table:number-columns-repeated="4" table:style-name="ce1"/>
          <table:table-cell table:style-name="ce6" office:value-type="string" calcext:value-type="string" table:number-columns-spanned="5" table:number-rows-spanned="1">
            <text:p>anormal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instance-1.csv</text:p>
          </table:table-cell>
          <table:table-cell table:style-name="ce2" office:value-type="string" calcext:value-type="string">
            <text:p>instance-3.csv</text:p>
          </table:table-cell>
          <table:table-cell table:style-name="ce2" office:value-type="string" calcext:value-type="string">
            <text:p>Instance-4.csv</text:p>
          </table:table-cell>
          <table:table-cell table:style-name="ce2" office:value-type="string" calcext:value-type="string">
            <text:p>Instance-5.csv</text:p>
          </table:table-cell>
          <table:table-cell table:style-name="ce2" office:value-type="string" calcext:value-type="string">
            <text:p>Instance-6.csv</text:p>
          </table:table-cell>
          <table:table-cell table:style-name="ce2" office:value-type="string" calcext:value-type="string">
            <text:p>instance-2.csv</text:p>
          </table:table-cell>
          <table:table-cell table:style-name="ce2" office:value-type="string" calcext:value-type="string">
            <text:p>instance-68.csv</text:p>
          </table:table-cell>
          <table:table-cell table:style-name="ce2" office:value-type="string" calcext:value-type="string">
            <text:p>Instance-77.csv</text:p>
          </table:table-cell>
          <table:table-cell table:style-name="ce2" office:value-type="string" calcext:value-type="string">
            <text:p>Instance-91.csv</text:p>
          </table:table-cell>
          <table:table-cell table:style-name="ce2" office:value-type="string" calcext:value-type="string">
            <text:p>Instance-94.csv</text:p>
          </table:table-cell>
        </table:table-row>
        <table:table-row table:style-name="ro1">
          <table:table-cell office:value-type="string" calcext:value-type="string">
            <text:p>mean_soma</text:p>
          </table:table-cell>
          <table:table-cell office:value-type="float" office:value="-1.1979460025675" calcext:value-type="float">
            <text:p>-1,1979</text:p>
          </table:table-cell>
          <table:table-cell office:value-type="float" office:value="-2.22548096814879" calcext:value-type="float">
            <text:p>-2,2255</text:p>
          </table:table-cell>
          <table:table-cell office:value-type="float" office:value="-1.44815068981164" calcext:value-type="float">
            <text:p>-1,4482</text:p>
          </table:table-cell>
          <table:table-cell office:value-type="float" office:value="-1.19437850702687" calcext:value-type="float">
            <text:p>-1,1944</text:p>
          </table:table-cell>
          <table:table-cell office:value-type="float" office:value="-1.21628972963784" calcext:value-type="float">
            <text:p>-1,2163</text:p>
          </table:table-cell>
          <table:table-cell office:value-type="float" office:value="-1.20897473878158" calcext:value-type="float">
            <text:p>-1,2090</text:p>
          </table:table-cell>
          <table:table-cell office:value-type="float" office:value="-1.19282600896749" calcext:value-type="float">
            <text:p>-1,1928</text:p>
          </table:table-cell>
          <table:table-cell office:value-type="float" office:value="-2.20382599521751" calcext:value-type="float">
            <text:p>-2,2038</text:p>
          </table:table-cell>
          <table:table-cell office:value-type="float" office:value="-1.21593348008315" calcext:value-type="float">
            <text:p>-1,2159</text:p>
          </table:table-cell>
          <table:table-cell office:value-type="float" office:value="-1.43247070941161" calcext:value-type="float">
            <text:p>-1,4325</text:p>
          </table:table-cell>
        </table:table-row>
        <table:table-row table:style-name="ro1">
          <table:table-cell office:value-type="string" calcext:value-type="string">
            <text:p>mean_soma_abs</text:p>
          </table:table-cell>
          <table:table-cell office:value-type="float" office:value="2.40257699677875" calcext:value-type="float">
            <text:p>2,4026</text:p>
          </table:table-cell>
          <table:table-cell office:value-type="float" office:value="3.39100951123811" calcext:value-type="float">
            <text:p>3,3910</text:p>
          </table:table-cell>
          <table:table-cell office:value-type="float" office:value="3.83670520411849" calcext:value-type="float">
            <text:p>3,8367</text:p>
          </table:table-cell>
          <table:table-cell office:value-type="float" office:value="1.86429266963416" calcext:value-type="float">
            <text:p>1,8643</text:p>
          </table:table-cell>
          <table:table-cell office:value-type="float" office:value="2.20746599066751" calcext:value-type="float">
            <text:p>2,2075</text:p>
          </table:table-cell>
          <table:table-cell office:value-type="float" office:value="2.10588611764235" calcext:value-type="float">
            <text:p>2,1059</text:p>
          </table:table-cell>
          <table:table-cell office:value-type="float" office:value="3.26140092324885" calcext:value-type="float">
            <text:p>3,2614</text:p>
          </table:table-cell>
          <table:table-cell office:value-type="float" office:value="5.29677712902859" calcext:value-type="float">
            <text:p>5,2968</text:p>
          </table:table-cell>
          <table:table-cell office:value-type="float" office:value="2.42719196601004" calcext:value-type="float">
            <text:p>2,4272</text:p>
          </table:table-cell>
          <table:table-cell office:value-type="float" office:value="4.61738672826659" calcext:value-type="float">
            <text:p>4,6174</text:p>
          </table:table-cell>
        </table:table-row>
        <table:table-row table:style-name="ro1">
          <table:table-cell office:value-type="string" calcext:value-type="string">
            <text:p>rms_soma</text:p>
          </table:table-cell>
          <table:table-cell office:value-type="float" office:value="3.04522879406901" calcext:value-type="float">
            <text:p>3,0452</text:p>
          </table:table-cell>
          <table:table-cell office:value-type="float" office:value="4.21302641375657" calcext:value-type="float">
            <text:p>4,2130</text:p>
          </table:table-cell>
          <table:table-cell office:value-type="float" office:value="5.01081441630735" calcext:value-type="float">
            <text:p>5,0108</text:p>
          </table:table-cell>
          <table:table-cell office:value-type="float" office:value="2.43479364417704" calcext:value-type="float">
            <text:p>2,4348</text:p>
          </table:table-cell>
          <table:table-cell office:value-type="float" office:value="2.79004507482596" calcext:value-type="float">
            <text:p>2,7900</text:p>
          </table:table-cell>
          <table:table-cell office:value-type="float" office:value="2.70640020954909" calcext:value-type="float">
            <text:p>2,7064</text:p>
          </table:table-cell>
          <table:table-cell office:value-type="float" office:value="4.07581730879116" calcext:value-type="float">
            <text:p>4,0758</text:p>
          </table:table-cell>
          <table:table-cell office:value-type="float" office:value="6.70608213009489" calcext:value-type="float">
            <text:p>6,7061</text:p>
          </table:table-cell>
          <table:table-cell office:value-type="float" office:value="3.21221373854599" calcext:value-type="float">
            <text:p>3,2122</text:p>
          </table:table-cell>
          <table:table-cell office:value-type="float" office:value="6.70308558320753" calcext:value-type="float">
            <text:p>6,7031</text:p>
          </table:table-cell>
        </table:table-row>
        <table:table-row table:style-name="ro1">
          <table:table-cell office:value-type="string" calcext:value-type="string">
            <text:p>rms_soma_abs</text:p>
          </table:table-cell>
          <table:table-cell office:value-type="float" office:value="3.04522879406901" calcext:value-type="float">
            <text:p>3,0452</text:p>
          </table:table-cell>
          <table:table-cell office:value-type="float" office:value="4.21302641375657" calcext:value-type="float">
            <text:p>4,2130</text:p>
          </table:table-cell>
          <table:table-cell office:value-type="float" office:value="5.01081441630735" calcext:value-type="float">
            <text:p>5,0108</text:p>
          </table:table-cell>
          <table:table-cell office:value-type="float" office:value="2.43479364417704" calcext:value-type="float">
            <text:p>2,4348</text:p>
          </table:table-cell>
          <table:table-cell office:value-type="float" office:value="2.79004507482596" calcext:value-type="float">
            <text:p>2,7900</text:p>
          </table:table-cell>
          <table:table-cell office:value-type="float" office:value="2.70640020954909" calcext:value-type="float">
            <text:p>2,7064</text:p>
          </table:table-cell>
          <table:table-cell office:value-type="float" office:value="4.07581730879116" calcext:value-type="float">
            <text:p>4,0758</text:p>
          </table:table-cell>
          <table:table-cell office:value-type="float" office:value="6.70608213009489" calcext:value-type="float">
            <text:p>6,7061</text:p>
          </table:table-cell>
          <table:table-cell office:value-type="float" office:value="3.21221373854599" calcext:value-type="float">
            <text:p>3,2122</text:p>
          </table:table-cell>
          <table:table-cell office:value-type="float" office:value="6.70308558320753" calcext:value-type="float">
            <text:p>6,7031</text:p>
          </table:table-cell>
        </table:table-row>
        <table:table-row table:style-name="ro1">
          <table:table-cell office:value-type="string" calcext:value-type="string">
            <text:p>std_soma</text:p>
          </table:table-cell>
          <table:table-cell office:value-type="float" office:value="2.79970423137151" calcext:value-type="float">
            <text:p>2,7997</text:p>
          </table:table-cell>
          <table:table-cell office:value-type="float" office:value="3.5772651597859" calcext:value-type="float">
            <text:p>3,5773</text:p>
          </table:table-cell>
          <table:table-cell office:value-type="float" office:value="4.79699079572514" calcext:value-type="float">
            <text:p>4,7970</text:p>
          </table:table-cell>
          <table:table-cell office:value-type="float" office:value="2.12171630329721" calcext:value-type="float">
            <text:p>2,1217</text:p>
          </table:table-cell>
          <table:table-cell office:value-type="float" office:value="2.51097407655637" calcext:value-type="float">
            <text:p>2,5110</text:p>
          </table:table-cell>
          <table:table-cell office:value-type="float" office:value="2.42135957165296" calcext:value-type="float">
            <text:p>2,4214</text:p>
          </table:table-cell>
          <table:table-cell office:value-type="float" office:value="3.89736485935975" calcext:value-type="float">
            <text:p>3,8974</text:p>
          </table:table-cell>
          <table:table-cell office:value-type="float" office:value="6.33361575392616" calcext:value-type="float">
            <text:p>6,3336</text:p>
          </table:table-cell>
          <table:table-cell office:value-type="float" office:value="2.97318396237375" calcext:value-type="float">
            <text:p>2,9732</text:p>
          </table:table-cell>
          <table:table-cell office:value-type="float" office:value="6.5482351822825" calcext:value-type="float">
            <text:p>6,5482</text:p>
          </table:table-cell>
        </table:table-row>
        <table:table-row table:style-name="ro1">
          <table:table-cell office:value-type="string" calcext:value-type="string">
            <text:p>std_soma_abs</text:p>
          </table:table-cell>
          <table:table-cell office:value-type="float" office:value="1.87110720771862" calcext:value-type="float">
            <text:p>1,8711</text:p>
          </table:table-cell>
          <table:table-cell office:value-type="float" office:value="2.50012920820169" calcext:value-type="float">
            <text:p>2,5001</text:p>
          </table:table-cell>
          <table:table-cell office:value-type="float" office:value="3.22303495037886" calcext:value-type="float">
            <text:p>3,2230</text:p>
          </table:table-cell>
          <table:table-cell office:value-type="float" office:value="1.5660884175784" calcext:value-type="float">
            <text:p>1,5661</text:p>
          </table:table-cell>
          <table:table-cell office:value-type="float" office:value="1.70629581831724" calcext:value-type="float">
            <text:p>1,7063</text:p>
          </table:table-cell>
          <table:table-cell office:value-type="float" office:value="1.69995463285601" calcext:value-type="float">
            <text:p>1,7000</text:p>
          </table:table-cell>
          <table:table-cell office:value-type="float" office:value="2.44449396654464" calcext:value-type="float">
            <text:p>2,4445</text:p>
          </table:table-cell>
          <table:table-cell office:value-type="float" office:value="4.11286877750528" calcext:value-type="float">
            <text:p>4,1129</text:p>
          </table:table-cell>
          <table:table-cell office:value-type="float" office:value="2.10405709576521" calcext:value-type="float">
            <text:p>2,1041</text:p>
          </table:table-cell>
          <table:table-cell office:value-type="float" office:value="4.85912503825865" calcext:value-type="float">
            <text:p>4,8591</text:p>
          </table:table-cell>
        </table:table-row>
        <table:table-row table:style-name="ro1">
          <table:table-cell office:value-type="string" calcext:value-type="string">
            <text:p>max_soma</text:p>
          </table:table-cell>
          <table:table-cell office:value-type="float" office:value="45" calcext:value-type="float">
            <text:p>45,0000</text:p>
          </table:table-cell>
          <table:table-cell office:value-type="float" office:value="32" calcext:value-type="float">
            <text:p>32,0000</text:p>
          </table:table-cell>
          <table:table-cell office:value-type="float" office:value="142" calcext:value-type="float">
            <text:p>142,0000</text:p>
          </table:table-cell>
          <table:table-cell office:value-type="float" office:value="96" calcext:value-type="float">
            <text:p>96,0000</text:p>
          </table:table-cell>
          <table:table-cell office:value-type="float" office:value="48" calcext:value-type="float">
            <text:p>48,0000</text:p>
          </table:table-cell>
          <table:table-cell office:value-type="float" office:value="71" calcext:value-type="float">
            <text:p>71,0000</text:p>
          </table:table-cell>
          <table:table-cell office:value-type="float" office:value="606" calcext:value-type="float">
            <text:p>606,0000</text:p>
          </table:table-cell>
          <table:table-cell office:value-type="float" office:value="687" calcext:value-type="float">
            <text:p>687,0000</text:p>
          </table:table-cell>
          <table:table-cell office:value-type="float" office:value="813" calcext:value-type="float">
            <text:p>813,0000</text:p>
          </table:table-cell>
          <table:table-cell office:value-type="float" office:value="840" calcext:value-type="float">
            <text:p>840,0000</text:p>
          </table:table-cell>
        </table:table-row>
        <table:table-row table:style-name="ro1">
          <table:table-cell office:value-type="string" calcext:value-type="string">
            <text:p>max_soma_abs</text:p>
          </table:table-cell>
          <table:table-cell office:value-type="float" office:value="46" calcext:value-type="float">
            <text:p>46,0000</text:p>
          </table:table-cell>
          <table:table-cell office:value-type="float" office:value="36" calcext:value-type="float">
            <text:p>36,0000</text:p>
          </table:table-cell>
          <table:table-cell office:value-type="float" office:value="167" calcext:value-type="float">
            <text:p>167,0000</text:p>
          </table:table-cell>
          <table:table-cell office:value-type="float" office:value="232" calcext:value-type="float">
            <text:p>232,0000</text:p>
          </table:table-cell>
          <table:table-cell office:value-type="float" office:value="48" calcext:value-type="float">
            <text:p>48,0000</text:p>
          </table:table-cell>
          <table:table-cell office:value-type="float" office:value="71" calcext:value-type="float">
            <text:p>71,0000</text:p>
          </table:table-cell>
          <table:table-cell office:value-type="float" office:value="606" calcext:value-type="float">
            <text:p>606,0000</text:p>
          </table:table-cell>
          <table:table-cell office:value-type="float" office:value="687" calcext:value-type="float">
            <text:p>687,0000</text:p>
          </table:table-cell>
          <table:table-cell office:value-type="float" office:value="813" calcext:value-type="float">
            <text:p>813,0000</text:p>
          </table:table-cell>
          <table:table-cell office:value-type="float" office:value="840" calcext:value-type="float">
            <text:p>840,0000</text:p>
          </table:table-cell>
        </table:table-row>
        <table:table-row table:style-name="ro1">
          <table:table-cell office:value-type="string" calcext:value-type="string">
            <text:p>intensidade</text:p>
          </table:table-cell>
          <table:table-cell table:style-name="ce5" office:value-type="float" office:value="0.000674999156251055" calcext:value-type="float">
            <text:p>0,00067</text:p>
          </table:table-cell>
          <table:table-cell table:style-name="ce5" office:value-type="float" office:value="0.000286249642187947" calcext:value-type="float">
            <text:p>0,00029</text:p>
          </table:table-cell>
          <table:table-cell table:style-name="ce5" office:value-type="float" office:value="0.0335137081078649" calcext:value-type="float">
            <text:p>0,03351</text:p>
          </table:table-cell>
          <table:table-cell table:style-name="ce5" office:value-type="float" office:value="0.00283749645312943" calcext:value-type="float">
            <text:p>0,00284</text:p>
          </table:table-cell>
          <table:table-cell table:style-name="ce5" office:value-type="float" office:value="0.0000737499078126152" calcext:value-type="float">
            <text:p>0,00007</text:p>
          </table:table-cell>
          <table:table-cell table:style-name="ce5" office:value-type="float" office:value="0.00193624757969053" calcext:value-type="float">
            <text:p>0,00194</text:p>
          </table:table-cell>
          <table:table-cell table:style-name="ce5" office:value-type="float" office:value="0.00369124538594327" calcext:value-type="float">
            <text:p>0,00369</text:p>
          </table:table-cell>
          <table:table-cell table:style-name="ce5" office:value-type="float" office:value="0.0550561811797735" calcext:value-type="float">
            <text:p>0,05506</text:p>
          </table:table-cell>
          <table:table-cell table:style-name="ce9" office:value-type="float" office:value="0.00227249715937855" calcext:value-type="float">
            <text:p>0,00227</text:p>
          </table:table-cell>
          <table:table-cell table:style-name="ce5" office:value-type="float" office:value="0.185323518345602" calcext:value-type="float">
            <text:p>0,18532</text:p>
          </table:table-cell>
        </table:table-row>
        <table:table-row table:style-name="ro1">
          <table:table-cell office:value-type="string" calcext:value-type="string">
            <text:p>cont</text:p>
          </table:table-cell>
          <table:table-cell table:style-name="ce5" office:value-type="float" office:value="0.00837498953126309" calcext:value-type="float">
            <text:p>0,00837</text:p>
          </table:table-cell>
          <table:table-cell table:style-name="ce5" office:value-type="float" office:value="0.00449999437500703" calcext:value-type="float">
            <text:p>0,00450</text:p>
          </table:table-cell>
          <table:table-cell table:style-name="ce5" office:value-type="float" office:value="0.28799964000045" calcext:value-type="float">
            <text:p>0,28800</text:p>
          </table:table-cell>
          <table:table-cell table:style-name="ce5" office:value-type="float" office:value="0.0154999806250242" calcext:value-type="float">
            <text:p>0,01550</text:p>
          </table:table-cell>
          <table:table-cell table:style-name="ce5" office:value-type="float" office:value="0.00124999843750195" calcext:value-type="float">
            <text:p>0,00125</text:p>
          </table:table-cell>
          <table:table-cell table:style-name="ce5" office:value-type="float" office:value="0.0167499790625262" calcext:value-type="float">
            <text:p>0,01675</text:p>
          </table:table-cell>
          <table:table-cell table:style-name="ce5" office:value-type="float" office:value="0.0324999593750508" calcext:value-type="float">
            <text:p>0,03250</text:p>
          </table:table-cell>
          <table:table-cell table:style-name="ce5" office:value-type="float" office:value="1.99224750969061" calcext:value-type="float">
            <text:p>1,99225</text:p>
          </table:table-cell>
          <table:table-cell table:style-name="ce9" office:value-type="float" office:value="0.0132499834375207" calcext:value-type="float">
            <text:p>0,01325</text:p>
          </table:table-cell>
          <table:table-cell table:style-name="ce5" office:value-type="float" office:value="1.48899813875233" calcext:value-type="float">
            <text:p>1,48900</text:p>
          </table:table-cell>
        </table:table-row>
        <table:table-row table:style-name="ro1">
          <table:table-cell office:value-type="string" calcext:value-type="string">
            <text:p>mean_soma_quad</text:p>
          </table:table-cell>
          <table:table-cell table:style-name="ce5" office:value-type="float" office:value="550.584466769417" calcext:value-type="float">
            <text:p>550,58447</text:p>
          </table:table-cell>
          <table:table-cell table:style-name="ce5" office:value-type="float" office:value="641.478559401801" calcext:value-type="float">
            <text:p>641,47856</text:p>
          </table:table-cell>
          <table:table-cell table:style-name="ce5" office:value-type="float" office:value="728.220767224041" calcext:value-type="float">
            <text:p>728,22077</text:p>
          </table:table-cell>
          <table:table-cell table:style-name="ce5" office:value-type="float" office:value="541.205795992755" calcext:value-type="float">
            <text:p>541,20580</text:p>
          </table:table-cell>
          <table:table-cell table:style-name="ce5" office:value-type="float" office:value="516.63384795769" calcext:value-type="float">
            <text:p>516,63385</text:p>
          </table:table-cell>
          <table:table-cell table:style-name="ce5" office:value-type="float" office:value="538.884032644959" calcext:value-type="float">
            <text:p>538,88403</text:p>
          </table:table-cell>
          <table:table-cell table:style-name="ce5" office:value-type="float" office:value="693.80284774644" calcext:value-type="float">
            <text:p>693,80285</text:p>
          </table:table-cell>
          <table:table-cell table:style-name="ce5" office:value-type="float" office:value="728.356900803874" calcext:value-type="float">
            <text:p>728,35690</text:p>
          </table:table-cell>
          <table:table-cell table:style-name="ce5" office:value-type="float" office:value="537.120673599158" calcext:value-type="float">
            <text:p>537,12067</text:p>
          </table:table-cell>
          <table:table-cell table:style-name="ce5" office:value-type="float" office:value="816.681261648423" calcext:value-type="float">
            <text:p>816,68126</text:p>
          </table:table-cell>
        </table:table-row>
        <table:table-row table:style-name="ro1">
          <table:table-cell office:value-type="string" calcext:value-type="string">
            <text:p>rms_soma_quad</text:p>
          </table:table-cell>
          <table:table-cell table:style-name="ce5" office:value-type="float" office:value="562.103863755675" calcext:value-type="float">
            <text:p>562,10386</text:p>
          </table:table-cell>
          <table:table-cell table:style-name="ce5" office:value-type="float" office:value="649.55250332108" calcext:value-type="float">
            <text:p>649,55250</text:p>
          </table:table-cell>
          <table:table-cell table:style-name="ce5" office:value-type="float" office:value="848.739138920106" calcext:value-type="float">
            <text:p>848,73914</text:p>
          </table:table-cell>
          <table:table-cell table:style-name="ce5" office:value-type="float" office:value="550.667118189071" calcext:value-type="float">
            <text:p>550,66712</text:p>
          </table:table-cell>
          <table:table-cell table:style-name="ce5" office:value-type="float" office:value="521.735127389197" calcext:value-type="float">
            <text:p>521,73513</text:p>
          </table:table-cell>
          <table:table-cell table:style-name="ce5" office:value-type="float" office:value="543.17908099158" calcext:value-type="float">
            <text:p>543,17908</text:p>
          </table:table-cell>
          <table:table-cell table:style-name="ce5" office:value-type="float" office:value="710.475436136478" calcext:value-type="float">
            <text:p>710,47544</text:p>
          </table:table-cell>
          <table:table-cell table:style-name="ce5" office:value-type="float" office:value="757.830856965616" calcext:value-type="float">
            <text:p>757,83086</text:p>
          </table:table-cell>
          <table:table-cell table:style-name="ce5" office:value-type="float" office:value="596.655244444519" calcext:value-type="float">
            <text:p>596,65524</text:p>
          </table:table-cell>
          <table:table-cell table:style-name="ce5" office:value-type="float" office:value="960.983146775603" calcext:value-type="float">
            <text:p>960,98315</text:p>
          </table:table-cell>
        </table:table-row>
        <table:table-row table:style-name="ro1">
          <table:table-cell office:value-type="string" calcext:value-type="string">
            <text:p>std_soma_quad</text:p>
          </table:table-cell>
          <table:table-cell table:style-name="ce5" office:value-type="float" office:value="113.214392200352" calcext:value-type="float">
            <text:p>113,21439</text:p>
          </table:table-cell>
          <table:table-cell table:style-name="ce5" office:value-type="float" office:value="102.096583676792" calcext:value-type="float">
            <text:p>102,09658</text:p>
          </table:table-cell>
          <table:table-cell table:style-name="ce5" office:value-type="float" office:value="435.950272529416" calcext:value-type="float">
            <text:p>435,95027</text:p>
          </table:table-cell>
          <table:table-cell table:style-name="ce5" office:value-type="float" office:value="101.63936953024" calcext:value-type="float">
            <text:p>101,63937</text:p>
          </table:table-cell>
          <table:table-cell table:style-name="ce5" office:value-type="float" office:value="72.7805626266482" calcext:value-type="float">
            <text:p>72,78056</text:p>
          </table:table-cell>
          <table:table-cell table:style-name="ce5" office:value-type="float" office:value="68.1726733168359" calcext:value-type="float">
            <text:p>68,17267</text:p>
          </table:table-cell>
          <table:table-cell table:style-name="ce5" office:value-type="float" office:value="153.012920409513" calcext:value-type="float">
            <text:p>153,01292</text:p>
          </table:table-cell>
          <table:table-cell table:style-name="ce5" office:value-type="float" office:value="209.2936521269" calcext:value-type="float">
            <text:p>209,29365</text:p>
          </table:table-cell>
          <table:table-cell table:style-name="ce5" office:value-type="float" office:value="259.805432421141" calcext:value-type="float">
            <text:p>259,80543</text:p>
          </table:table-cell>
          <table:table-cell table:style-name="ce5" office:value-type="float" office:value="506.478356160537" calcext:value-type="float">
            <text:p>506,47836</text:p>
          </table:table-cell>
        </table:table-row>
        <table:table-row table:style-name="ro1">
          <table:table-cell office:value-type="string" calcext:value-type="string">
            <text:p>max_soma_quad</text:p>
          </table:table-cell>
          <table:table-cell table:style-name="ce5" office:value-type="float" office:value="2789" calcext:value-type="float">
            <text:p>2789,00000</text:p>
          </table:table-cell>
          <table:table-cell table:style-name="ce5" office:value-type="float" office:value="3765" calcext:value-type="float">
            <text:p>3765,00000</text:p>
          </table:table-cell>
          <table:table-cell table:style-name="ce5" office:value-type="float" office:value="45509" calcext:value-type="float">
            <text:p>45509,00000</text:p>
          </table:table-cell>
          <table:table-cell table:style-name="ce5" office:value-type="float" office:value="37385" calcext:value-type="float">
            <text:p>37385,00000</text:p>
          </table:table-cell>
          <table:table-cell table:style-name="ce5" office:value-type="float" office:value="1513" calcext:value-type="float">
            <text:p>1513,00000</text:p>
          </table:table-cell>
          <table:table-cell table:style-name="ce5" office:value-type="float" office:value="7694" calcext:value-type="float">
            <text:p>7694,00000</text:p>
          </table:table-cell>
          <table:table-cell table:style-name="ce5" office:value-type="float" office:value="122414" calcext:value-type="float">
            <text:p>122414,00000</text:p>
          </table:table-cell>
          <table:table-cell table:style-name="ce5" office:value-type="float" office:value="157325" calcext:value-type="float">
            <text:p>157325,00000</text:p>
          </table:table-cell>
          <table:table-cell table:style-name="ce5" office:value-type="float" office:value="220325" calcext:value-type="float">
            <text:p>220325,00000</text:p>
          </table:table-cell>
          <table:table-cell table:style-name="ce5" office:value-type="float" office:value="235202" calcext:value-type="float">
            <text:p>235202,00000</text:p>
          </table:table-cell>
        </table:table-row>
        <table:table-row table:style-name="ro1">
          <table:table-cell office:value-type="string" calcext:value-type="string">
            <text:p>intensidade_quad</text:p>
          </table:table-cell>
          <table:table-cell table:style-name="ce5" office:value-type="float" office:value="0.365053293683383" calcext:value-type="float">
            <text:p>0,36505</text:p>
          </table:table-cell>
          <table:table-cell table:style-name="ce5" office:value-type="float" office:value="2.15679605400493" calcext:value-type="float">
            <text:p>2,15680</text:p>
          </table:table-cell>
          <table:table-cell table:style-name="ce5" office:value-type="float" office:value="24.6324454594432" calcext:value-type="float">
            <text:p>24,63245</text:p>
          </table:table-cell>
          <table:table-cell table:style-name="ce5" office:value-type="float" office:value="0.392988258764676" calcext:value-type="float">
            <text:p>0,39299</text:p>
          </table:table-cell>
          <table:table-cell table:style-name="ce5" office:value-type="float" office:value="0.0141824822718972" calcext:value-type="float">
            <text:p>0,01418</text:p>
          </table:table-cell>
          <table:table-cell table:style-name="ce5" office:value-type="float" office:value="0.159256050929936" calcext:value-type="float">
            <text:p>0,15926</text:p>
          </table:table-cell>
          <table:table-cell table:style-name="ce5" office:value-type="float" office:value="2.68790289012139" calcext:value-type="float">
            <text:p>2,68790</text:p>
          </table:table-cell>
          <table:table-cell table:style-name="ce5" office:value-type="float" office:value="16.5739517825603" calcext:value-type="float">
            <text:p>16,57395</text:p>
          </table:table-cell>
          <table:table-cell table:style-name="ce5" office:value-type="float" office:value="0.344565819292726" calcext:value-type="float">
            <text:p>0,34457</text:p>
          </table:table-cell>
          <table:table-cell table:style-name="ce5" office:value-type="float" office:value="81.0305699617875" calcext:value-type="float">
            <text:p>81,03057</text:p>
          </table:table-cell>
        </table:table-row>
        <table:table-row table:style-name="ro1">
          <table:table-cell office:value-type="string" calcext:value-type="string">
            <text:p>cont_quad</text:p>
          </table:table-cell>
          <table:table-cell table:style-name="ce5" office:value-type="float" office:value="1.14212357234553" calcext:value-type="float">
            <text:p>1,14212</text:p>
          </table:table-cell>
          <table:table-cell table:style-name="ce5" office:value-type="float" office:value="6.57524178094777" calcext:value-type="float">
            <text:p>6,57524</text:p>
          </table:table-cell>
          <table:table-cell table:style-name="ce5" office:value-type="float" office:value="25.9953425058219" calcext:value-type="float">
            <text:p>25,99534</text:p>
          </table:table-cell>
          <table:table-cell table:style-name="ce5" office:value-type="float" office:value="0.0381249523438096" calcext:value-type="float">
            <text:p>0,03812</text:p>
          </table:table-cell>
          <table:table-cell table:style-name="ce5" office:value-type="float" office:value="0.00612499234375957" calcext:value-type="float">
            <text:p>0,00612</text:p>
          </table:table-cell>
          <table:table-cell table:style-name="ce5" office:value-type="float" office:value="0.0333749582813022" calcext:value-type="float">
            <text:p>0,03337</text:p>
          </table:table-cell>
          <table:table-cell table:style-name="ce5" office:value-type="float" office:value="6.53336683329146" calcext:value-type="float">
            <text:p>6,53337</text:p>
          </table:table-cell>
          <table:table-cell table:style-name="ce5" office:value-type="float" office:value="24.5224693469133" calcext:value-type="float">
            <text:p>24,52247</text:p>
          </table:table-cell>
          <table:table-cell table:style-name="ce5" office:value-type="float" office:value="0.0489999387500766" calcext:value-type="float">
            <text:p>0,04900</text:p>
          </table:table-cell>
          <table:table-cell table:style-name="ce5" office:value-type="float" office:value="49.6566879291401" calcext:value-type="float">
            <text:p>49,65669</text:p>
          </table:table-cell>
        </table:table-row>
      </table:table>
      <table:table table:name="Planilha3" table:style-name="ta1">
        <table:shapes>
          <draw:frame draw:z-index="0" draw:style-name="gr1" draw:text-style-name="P1" svg:width="15.999cm" svg:height="8.999cm" svg:x="14.999cm" svg:y="0.152cm">
            <draw:object draw:notify-on-update-of-ranges="Planilha3.D1:Planilha3.D1 Planilha3.D2:Planilha3.D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14.97cm" svg:y="10.061cm">
            <draw:object draw:notify-on-update-of-ranges="Planilha3.E1:Planilha3.E1 Planilha3.E2:Planilha3.E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22" table:default-cell-style-name="Default"/>
        <table:table-row table:style-name="ro1">
          <table:table-cell office:value-type="string" calcext:value-type="string">
            <text:p>fase0</text:p>
          </table:table-cell>
          <table:table-cell office:value-type="string" calcext:value-type="string">
            <text:p>fase1</text:p>
          </table:table-cell>
          <table:table-cell office:value-type="string" calcext:value-type="string">
            <text:p>fase2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oma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2:.C2])" office:value-type="float" office:value="0" calcext:value-type="float">
            <text:p>0</text:p>
          </table:table-cell>
          <table:table-cell table:formula="of:=ABS([.D2])" office:value-type="float" office:value="0" calcext:value-type="float">
            <text:p>0</text:p>
          </table:table-cell>
          <table:table-cell table:formula="of:=[.A2]*[.A2]" office:value-type="float" office:value="324" calcext:value-type="float">
            <text:p>324</text:p>
          </table:table-cell>
          <table:table-cell table:formula="of:=[.B2]*[.B2]" office:value-type="float" office:value="1" calcext:value-type="float">
            <text:p>1</text:p>
          </table:table-cell>
          <table:table-cell table:formula="of:=[.C2]*[.C2]" office:value-type="float" office:value="361" calcext:value-type="float">
            <text:p>361</text:p>
          </table:table-cell>
          <table:table-cell table:formula="of:=SUM([.F2:.H2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3:.C3])" office:value-type="float" office:value="-1" calcext:value-type="float">
            <text:p>-1</text:p>
          </table:table-cell>
          <table:table-cell table:formula="of:=ABS([.D3])" office:value-type="float" office:value="1" calcext:value-type="float">
            <text:p>1</text:p>
          </table:table-cell>
          <table:table-cell table:formula="of:=[.A3]*[.A3]" office:value-type="float" office:value="324" calcext:value-type="float">
            <text:p>324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C3]*[.C3]" office:value-type="float" office:value="361" calcext:value-type="float">
            <text:p>361</text:p>
          </table:table-cell>
          <table:table-cell table:formula="of:=SUM([.F3:.H3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table:formula="of:=SUM([.A4:.C4])" office:value-type="float" office:value="-4" calcext:value-type="float">
            <text:p>-4</text:p>
          </table:table-cell>
          <table:table-cell table:formula="of:=ABS([.D4])" office:value-type="float" office:value="4" calcext:value-type="float">
            <text:p>4</text:p>
          </table:table-cell>
          <table:table-cell table:formula="of:=[.A4]*[.A4]" office:value-type="float" office:value="289" calcext:value-type="float">
            <text:p>289</text:p>
          </table:table-cell>
          <table:table-cell table:formula="of:=[.B4]*[.B4]" office:value-type="float" office:value="1" calcext:value-type="float">
            <text:p>1</text:p>
          </table:table-cell>
          <table:table-cell table:formula="of:=[.C4]*[.C4]" office:value-type="float" office:value="400" calcext:value-type="float">
            <text:p>400</text:p>
          </table:table-cell>
          <table:table-cell table:formula="of:=SUM([.F4:.H4])" office:value-type="float" office:value="690" calcext:value-type="float">
            <text:p>69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5:.C5])" office:value-type="float" office:value="0" calcext:value-type="float">
            <text:p>0</text:p>
          </table:table-cell>
          <table:table-cell table:formula="of:=ABS([.D5])" office:value-type="float" office:value="0" calcext:value-type="float">
            <text:p>0</text:p>
          </table:table-cell>
          <table:table-cell table:formula="of:=[.A5]*[.A5]" office:value-type="float" office:value="324" calcext:value-type="float">
            <text:p>324</text:p>
          </table:table-cell>
          <table:table-cell table:formula="of:=[.B5]*[.B5]" office:value-type="float" office:value="1" calcext:value-type="float">
            <text:p>1</text:p>
          </table:table-cell>
          <table:table-cell table:formula="of:=[.C5]*[.C5]" office:value-type="float" office:value="361" calcext:value-type="float">
            <text:p>361</text:p>
          </table:table-cell>
          <table:table-cell table:formula="of:=SUM([.F5:.H5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6:.C6])" office:value-type="float" office:value="-1" calcext:value-type="float">
            <text:p>-1</text:p>
          </table:table-cell>
          <table:table-cell table:formula="of:=ABS([.D6])" office:value-type="float" office:value="1" calcext:value-type="float">
            <text:p>1</text:p>
          </table:table-cell>
          <table:table-cell table:formula="of:=[.A6]*[.A6]" office:value-type="float" office:value="324" calcext:value-type="float">
            <text:p>324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361" calcext:value-type="float">
            <text:p>361</text:p>
          </table:table-cell>
          <table:table-cell table:formula="of:=SUM([.F6:.H6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7:.C7])" office:value-type="float" office:value="-2" calcext:value-type="float">
            <text:p>-2</text:p>
          </table:table-cell>
          <table:table-cell table:formula="of:=ABS([.D7])" office:value-type="float" office:value="2" calcext:value-type="float">
            <text:p>2</text:p>
          </table:table-cell>
          <table:table-cell table:formula="of:=[.A7]*[.A7]" office:value-type="float" office:value="324" calcext:value-type="float">
            <text:p>324</text:p>
          </table:table-cell>
          <table:table-cell table:formula="of:=[.B7]*[.B7]" office:value-type="float" office:value="0" calcext:value-type="float">
            <text:p>0</text:p>
          </table:table-cell>
          <table:table-cell table:formula="of:=[.C7]*[.C7]" office:value-type="float" office:value="400" calcext:value-type="float">
            <text:p>400</text:p>
          </table:table-cell>
          <table:table-cell table:formula="of:=SUM([.F7:.H7])" office:value-type="float" office:value="724" calcext:value-type="float">
            <text:p>72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8:.C8])" office:value-type="float" office:value="2" calcext:value-type="float">
            <text:p>2</text:p>
          </table:table-cell>
          <table:table-cell table:formula="of:=ABS([.D8])" office:value-type="float" office:value="2" calcext:value-type="float">
            <text:p>2</text:p>
          </table:table-cell>
          <table:table-cell table:formula="of:=[.A8]*[.A8]" office:value-type="float" office:value="361" calcext:value-type="float">
            <text:p>361</text:p>
          </table:table-cell>
          <table:table-cell table:formula="of:=[.B8]*[.B8]" office:value-type="float" office:value="1" calcext:value-type="float">
            <text:p>1</text:p>
          </table:table-cell>
          <table:table-cell table:formula="of:=[.C8]*[.C8]" office:value-type="float" office:value="324" calcext:value-type="float">
            <text:p>324</text:p>
          </table:table-cell>
          <table:table-cell table:formula="of:=SUM([.F8:.H8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9:.C9])" office:value-type="float" office:value="-1" calcext:value-type="float">
            <text:p>-1</text:p>
          </table:table-cell>
          <table:table-cell table:formula="of:=ABS([.D9])" office:value-type="float" office:value="1" calcext:value-type="float">
            <text:p>1</text:p>
          </table:table-cell>
          <table:table-cell table:formula="of:=[.A9]*[.A9]" office:value-type="float" office:value="324" calcext:value-type="float">
            <text:p>324</text:p>
          </table:table-cell>
          <table:table-cell table:formula="of:=[.B9]*[.B9]" office:value-type="float" office:value="0" calcext:value-type="float">
            <text:p>0</text:p>
          </table:table-cell>
          <table:table-cell table:formula="of:=[.C9]*[.C9]" office:value-type="float" office:value="361" calcext:value-type="float">
            <text:p>361</text:p>
          </table:table-cell>
          <table:table-cell table:formula="of:=SUM([.F9:.H9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10:.C10])" office:value-type="float" office:value="-2" calcext:value-type="float">
            <text:p>-2</text:p>
          </table:table-cell>
          <table:table-cell table:formula="of:=ABS([.D10])" office:value-type="float" office:value="2" calcext:value-type="float">
            <text:p>2</text:p>
          </table:table-cell>
          <table:table-cell table:formula="of:=[.A10]*[.A10]" office:value-type="float" office:value="324" calcext:value-type="float">
            <text:p>324</text:p>
          </table:table-cell>
          <table:table-cell table:formula="of:=[.B10]*[.B10]" office:value-type="float" office:value="0" calcext:value-type="float">
            <text:p>0</text:p>
          </table:table-cell>
          <table:table-cell table:formula="of:=[.C10]*[.C10]" office:value-type="float" office:value="400" calcext:value-type="float">
            <text:p>400</text:p>
          </table:table-cell>
          <table:table-cell table:formula="of:=SUM([.F10:.H10])" office:value-type="float" office:value="724" calcext:value-type="float">
            <text:p>72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1:.C11])" office:value-type="float" office:value="-2" calcext:value-type="float">
            <text:p>-2</text:p>
          </table:table-cell>
          <table:table-cell table:formula="of:=ABS([.D11])" office:value-type="float" office:value="2" calcext:value-type="float">
            <text:p>2</text:p>
          </table:table-cell>
          <table:table-cell table:formula="of:=[.A11]*[.A11]" office:value-type="float" office:value="289" calcext:value-type="float">
            <text:p>289</text:p>
          </table:table-cell>
          <table:table-cell table:formula="of:=[.B11]*[.B11]" office:value-type="float" office:value="0" calcext:value-type="float">
            <text:p>0</text:p>
          </table:table-cell>
          <table:table-cell table:formula="of:=[.C11]*[.C11]" office:value-type="float" office:value="361" calcext:value-type="float">
            <text:p>361</text:p>
          </table:table-cell>
          <table:table-cell table:formula="of:=SUM([.F11:.H11])"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2:.C12])" office:value-type="float" office:value="-1" calcext:value-type="float">
            <text:p>-1</text:p>
          </table:table-cell>
          <table:table-cell table:formula="of:=ABS([.D12])" office:value-type="float" office:value="1" calcext:value-type="float">
            <text:p>1</text:p>
          </table:table-cell>
          <table:table-cell table:formula="of:=[.A12]*[.A12]" office:value-type="float" office:value="324" calcext:value-type="float">
            <text:p>324</text:p>
          </table:table-cell>
          <table:table-cell table:formula="of:=[.B12]*[.B12]" office:value-type="float" office:value="0" calcext:value-type="float">
            <text:p>0</text:p>
          </table:table-cell>
          <table:table-cell table:formula="of:=[.C12]*[.C12]" office:value-type="float" office:value="361" calcext:value-type="float">
            <text:p>361</text:p>
          </table:table-cell>
          <table:table-cell table:formula="of:=SUM([.F12:.H12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13:.C13])" office:value-type="float" office:value="0" calcext:value-type="float">
            <text:p>0</text:p>
          </table:table-cell>
          <table:table-cell table:formula="of:=ABS([.D13])" office:value-type="float" office:value="0" calcext:value-type="float">
            <text:p>0</text:p>
          </table:table-cell>
          <table:table-cell table:formula="of:=[.A13]*[.A13]" office:value-type="float" office:value="324" calcext:value-type="float">
            <text:p>324</text:p>
          </table:table-cell>
          <table:table-cell table:formula="of:=[.B13]*[.B13]" office:value-type="float" office:value="1" calcext:value-type="float">
            <text:p>1</text:p>
          </table:table-cell>
          <table:table-cell table:formula="of:=[.C13]*[.C13]" office:value-type="float" office:value="361" calcext:value-type="float">
            <text:p>361</text:p>
          </table:table-cell>
          <table:table-cell table:formula="of:=SUM([.F13:.H13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4:.C14])" office:value-type="float" office:value="-1" calcext:value-type="float">
            <text:p>-1</text:p>
          </table:table-cell>
          <table:table-cell table:formula="of:=ABS([.D14])" office:value-type="float" office:value="1" calcext:value-type="float">
            <text:p>1</text:p>
          </table:table-cell>
          <table:table-cell table:formula="of:=[.A14]*[.A14]" office:value-type="float" office:value="324" calcext:value-type="float">
            <text:p>324</text:p>
          </table:table-cell>
          <table:table-cell table:formula="of:=[.B14]*[.B14]" office:value-type="float" office:value="0" calcext:value-type="float">
            <text:p>0</text:p>
          </table:table-cell>
          <table:table-cell table:formula="of:=[.C14]*[.C14]" office:value-type="float" office:value="361" calcext:value-type="float">
            <text:p>361</text:p>
          </table:table-cell>
          <table:table-cell table:formula="of:=SUM([.F14:.H14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5:.C15])" office:value-type="float" office:value="-1" calcext:value-type="float">
            <text:p>-1</text:p>
          </table:table-cell>
          <table:table-cell table:formula="of:=ABS([.D15])" office:value-type="float" office:value="1" calcext:value-type="float">
            <text:p>1</text:p>
          </table:table-cell>
          <table:table-cell table:formula="of:=[.A15]*[.A15]" office:value-type="float" office:value="324" calcext:value-type="float">
            <text:p>324</text:p>
          </table:table-cell>
          <table:table-cell table:formula="of:=[.B15]*[.B15]" office:value-type="float" office:value="0" calcext:value-type="float">
            <text:p>0</text:p>
          </table:table-cell>
          <table:table-cell table:formula="of:=[.C15]*[.C15]" office:value-type="float" office:value="361" calcext:value-type="float">
            <text:p>361</text:p>
          </table:table-cell>
          <table:table-cell table:formula="of:=SUM([.F15:.H15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16:.C16])" office:value-type="float" office:value="1" calcext:value-type="float">
            <text:p>1</text:p>
          </table:table-cell>
          <table:table-cell table:formula="of:=ABS([.D16])" office:value-type="float" office:value="1" calcext:value-type="float">
            <text:p>1</text:p>
          </table:table-cell>
          <table:table-cell table:formula="of:=[.A16]*[.A16]" office:value-type="float" office:value="324" calcext:value-type="float">
            <text:p>324</text:p>
          </table:table-cell>
          <table:table-cell table:formula="of:=[.B16]*[.B16]" office:value-type="float" office:value="1" calcext:value-type="float">
            <text:p>1</text:p>
          </table:table-cell>
          <table:table-cell table:formula="of:=[.C16]*[.C16]" office:value-type="float" office:value="324" calcext:value-type="float">
            <text:p>324</text:p>
          </table:table-cell>
          <table:table-cell table:formula="of:=SUM([.F16:.H16])"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17:.C17])" office:value-type="float" office:value="-3" calcext:value-type="float">
            <text:p>-3</text:p>
          </table:table-cell>
          <table:table-cell table:formula="of:=ABS([.D17])" office:value-type="float" office:value="3" calcext:value-type="float">
            <text:p>3</text:p>
          </table:table-cell>
          <table:table-cell table:formula="of:=[.A17]*[.A17]" office:value-type="float" office:value="289" calcext:value-type="float">
            <text:p>289</text:p>
          </table:table-cell>
          <table:table-cell table:formula="of:=[.B17]*[.B17]" office:value-type="float" office:value="0" calcext:value-type="float">
            <text:p>0</text:p>
          </table:table-cell>
          <table:table-cell table:formula="of:=[.C17]*[.C17]" office:value-type="float" office:value="400" calcext:value-type="float">
            <text:p>400</text:p>
          </table:table-cell>
          <table:table-cell table:formula="of:=SUM([.F17:.H17])" office:value-type="float" office:value="689" calcext:value-type="float">
            <text:p>689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8:.C18])" office:value-type="float" office:value="-2" calcext:value-type="float">
            <text:p>-2</text:p>
          </table:table-cell>
          <table:table-cell table:formula="of:=ABS([.D18])" office:value-type="float" office:value="2" calcext:value-type="float">
            <text:p>2</text:p>
          </table:table-cell>
          <table:table-cell table:formula="of:=[.A18]*[.A18]" office:value-type="float" office:value="289" calcext:value-type="float">
            <text:p>289</text:p>
          </table:table-cell>
          <table:table-cell table:formula="of:=[.B18]*[.B18]" office:value-type="float" office:value="0" calcext:value-type="float">
            <text:p>0</text:p>
          </table:table-cell>
          <table:table-cell table:formula="of:=[.C18]*[.C18]" office:value-type="float" office:value="361" calcext:value-type="float">
            <text:p>361</text:p>
          </table:table-cell>
          <table:table-cell table:formula="of:=SUM([.F18:.H18])"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9:.C19])" office:value-type="float" office:value="-1" calcext:value-type="float">
            <text:p>-1</text:p>
          </table:table-cell>
          <table:table-cell table:formula="of:=ABS([.D19])" office:value-type="float" office:value="1" calcext:value-type="float">
            <text:p>1</text:p>
          </table:table-cell>
          <table:table-cell table:formula="of:=[.A19]*[.A19]" office:value-type="float" office:value="324" calcext:value-type="float">
            <text:p>324</text:p>
          </table:table-cell>
          <table:table-cell table:formula="of:=[.B19]*[.B19]" office:value-type="float" office:value="0" calcext:value-type="float">
            <text:p>0</text:p>
          </table:table-cell>
          <table:table-cell table:formula="of:=[.C19]*[.C19]" office:value-type="float" office:value="361" calcext:value-type="float">
            <text:p>361</text:p>
          </table:table-cell>
          <table:table-cell table:formula="of:=SUM([.F19:.H19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20:.C20])" office:value-type="float" office:value="-1" calcext:value-type="float">
            <text:p>-1</text:p>
          </table:table-cell>
          <table:table-cell table:formula="of:=ABS([.D20])" office:value-type="float" office:value="1" calcext:value-type="float">
            <text:p>1</text:p>
          </table:table-cell>
          <table:table-cell table:formula="of:=[.A20]*[.A20]" office:value-type="float" office:value="324" calcext:value-type="float">
            <text:p>324</text:p>
          </table:table-cell>
          <table:table-cell table:formula="of:=[.B20]*[.B20]" office:value-type="float" office:value="0" calcext:value-type="float">
            <text:p>0</text:p>
          </table:table-cell>
          <table:table-cell table:formula="of:=[.C20]*[.C20]" office:value-type="float" office:value="361" calcext:value-type="float">
            <text:p>361</text:p>
          </table:table-cell>
          <table:table-cell table:formula="of:=SUM([.F20:.H20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21:.C21])" office:value-type="float" office:value="1" calcext:value-type="float">
            <text:p>1</text:p>
          </table:table-cell>
          <table:table-cell table:formula="of:=ABS([.D21])" office:value-type="float" office:value="1" calcext:value-type="float">
            <text:p>1</text:p>
          </table:table-cell>
          <table:table-cell table:formula="of:=[.A21]*[.A21]" office:value-type="float" office:value="324" calcext:value-type="float">
            <text:p>324</text:p>
          </table:table-cell>
          <table:table-cell table:formula="of:=[.B21]*[.B21]" office:value-type="float" office:value="1" calcext:value-type="float">
            <text:p>1</text:p>
          </table:table-cell>
          <table:table-cell table:formula="of:=[.C21]*[.C21]" office:value-type="float" office:value="324" calcext:value-type="float">
            <text:p>324</text:p>
          </table:table-cell>
          <table:table-cell table:formula="of:=SUM([.F21:.H21])"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22:.C22])" office:value-type="float" office:value="1" calcext:value-type="float">
            <text:p>1</text:p>
          </table:table-cell>
          <table:table-cell table:formula="of:=ABS([.D22])" office:value-type="float" office:value="1" calcext:value-type="float">
            <text:p>1</text:p>
          </table:table-cell>
          <table:table-cell table:formula="of:=[.A22]*[.A22]" office:value-type="float" office:value="361" calcext:value-type="float">
            <text:p>361</text:p>
          </table:table-cell>
          <table:table-cell table:formula="of:=[.B22]*[.B22]" office:value-type="float" office:value="1" calcext:value-type="float">
            <text:p>1</text:p>
          </table:table-cell>
          <table:table-cell table:formula="of:=[.C22]*[.C22]" office:value-type="float" office:value="361" calcext:value-type="float">
            <text:p>361</text:p>
          </table:table-cell>
          <table:table-cell table:formula="of:=SUM([.F22:.H22])" office:value-type="float" office:value="723" calcext:value-type="float">
            <text:p>723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23:.C23])" office:value-type="float" office:value="-3" calcext:value-type="float">
            <text:p>-3</text:p>
          </table:table-cell>
          <table:table-cell table:formula="of:=ABS([.D23])" office:value-type="float" office:value="3" calcext:value-type="float">
            <text:p>3</text:p>
          </table:table-cell>
          <table:table-cell table:formula="of:=[.A23]*[.A23]" office:value-type="float" office:value="289" calcext:value-type="float">
            <text:p>289</text:p>
          </table:table-cell>
          <table:table-cell table:formula="of:=[.B23]*[.B23]" office:value-type="float" office:value="0" calcext:value-type="float">
            <text:p>0</text:p>
          </table:table-cell>
          <table:table-cell table:formula="of:=[.C23]*[.C23]" office:value-type="float" office:value="400" calcext:value-type="float">
            <text:p>400</text:p>
          </table:table-cell>
          <table:table-cell table:formula="of:=SUM([.F23:.H23])" office:value-type="float" office:value="689" calcext:value-type="float">
            <text:p>689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24:.C24])" office:value-type="float" office:value="-2" calcext:value-type="float">
            <text:p>-2</text:p>
          </table:table-cell>
          <table:table-cell table:formula="of:=ABS([.D24])" office:value-type="float" office:value="2" calcext:value-type="float">
            <text:p>2</text:p>
          </table:table-cell>
          <table:table-cell table:formula="of:=[.A24]*[.A24]" office:value-type="float" office:value="289" calcext:value-type="float">
            <text:p>289</text:p>
          </table:table-cell>
          <table:table-cell table:formula="of:=[.B24]*[.B24]" office:value-type="float" office:value="0" calcext:value-type="float">
            <text:p>0</text:p>
          </table:table-cell>
          <table:table-cell table:formula="of:=[.C24]*[.C24]" office:value-type="float" office:value="361" calcext:value-type="float">
            <text:p>361</text:p>
          </table:table-cell>
          <table:table-cell table:formula="of:=SUM([.F24:.H24])"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25:.C25])" office:value-type="float" office:value="-2" calcext:value-type="float">
            <text:p>-2</text:p>
          </table:table-cell>
          <table:table-cell table:formula="of:=ABS([.D25])" office:value-type="float" office:value="2" calcext:value-type="float">
            <text:p>2</text:p>
          </table:table-cell>
          <table:table-cell table:formula="of:=[.A25]*[.A25]" office:value-type="float" office:value="324" calcext:value-type="float">
            <text:p>324</text:p>
          </table:table-cell>
          <table:table-cell table:formula="of:=[.B25]*[.B25]" office:value-type="float" office:value="0" calcext:value-type="float">
            <text:p>0</text:p>
          </table:table-cell>
          <table:table-cell table:formula="of:=[.C25]*[.C25]" office:value-type="float" office:value="400" calcext:value-type="float">
            <text:p>400</text:p>
          </table:table-cell>
          <table:table-cell table:formula="of:=SUM([.F25:.H25])" office:value-type="float" office:value="724" calcext:value-type="float">
            <text:p>72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26:.C26])" office:value-type="float" office:value="-1" calcext:value-type="float">
            <text:p>-1</text:p>
          </table:table-cell>
          <table:table-cell table:formula="of:=ABS([.D26])" office:value-type="float" office:value="1" calcext:value-type="float">
            <text:p>1</text:p>
          </table:table-cell>
          <table:table-cell table:formula="of:=[.A26]*[.A26]" office:value-type="float" office:value="324" calcext:value-type="float">
            <text:p>324</text:p>
          </table:table-cell>
          <table:table-cell table:formula="of:=[.B26]*[.B26]" office:value-type="float" office:value="0" calcext:value-type="float">
            <text:p>0</text:p>
          </table:table-cell>
          <table:table-cell table:formula="of:=[.C26]*[.C26]" office:value-type="float" office:value="361" calcext:value-type="float">
            <text:p>361</text:p>
          </table:table-cell>
          <table:table-cell table:formula="of:=SUM([.F26:.H26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27:.C27])" office:value-type="float" office:value="1" calcext:value-type="float">
            <text:p>1</text:p>
          </table:table-cell>
          <table:table-cell table:formula="of:=ABS([.D27])" office:value-type="float" office:value="1" calcext:value-type="float">
            <text:p>1</text:p>
          </table:table-cell>
          <table:table-cell table:formula="of:=[.A27]*[.A27]" office:value-type="float" office:value="324" calcext:value-type="float">
            <text:p>324</text:p>
          </table:table-cell>
          <table:table-cell table:formula="of:=[.B27]*[.B27]" office:value-type="float" office:value="1" calcext:value-type="float">
            <text:p>1</text:p>
          </table:table-cell>
          <table:table-cell table:formula="of:=[.C27]*[.C27]" office:value-type="float" office:value="324" calcext:value-type="float">
            <text:p>324</text:p>
          </table:table-cell>
          <table:table-cell table:formula="of:=SUM([.F27:.H27])" office:value-type="float" office:value="649" calcext:value-type="float">
            <text:p>649</text:p>
          </table:table-cell>
          <table:table-cell table:formula="of:=AVERAGE([.I2:.I27])" office:value-type="float" office:value="683.423076923077" calcext:value-type="float">
            <text:p>683,423076923077</text:p>
          </table:table-cell>
          <table:table-cell table:number-columns-repeated="16"/>
        </table:table-row>
      </table:table>
      <table:table table:name="Planilha5" table:style-name="ta1">
        <table:shapes>
          <draw:frame draw:z-index="0" draw:style-name="gr1" draw:text-style-name="P1" svg:width="15.999cm" svg:height="8.999cm" svg:x="16.099cm" svg:y="0.319cm">
            <draw:object draw:notify-on-update-of-ranges="Planilha5.A2:Planilha5.A121 Planilha5.B1:Planilha5.B1 Planilha5.B2:Planilha5.B121 Planilha5.C1:Planilha5.C1 Planilha5.C2:Planilha5.C121 Planilha5.D1:Planilha5.D1 Planilha5.D2:Planilha5.D1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.999cm" svg:height="8.999cm" svg:x="10.509cm" svg:y="9.555cm">
            <draw:object draw:notify-on-update-of-ranges="Planilha5.A2:Planilha5.A61 Planilha5.B1:Planilha5.B1 Planilha5.B2:Planilha5.B61 Planilha5.C1:Planilha5.C1 Planilha5.C2:Planilha5.C61 Planilha5.D1:Planilha5.D1 Planilha5.D2:Planilha5.D6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ce10"/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fase1</text:p>
          </table:table-cell>
          <table:table-cell office:value-type="string" calcext:value-type="string">
            <text:p>fase2</text:p>
          </table:table-cell>
          <table:table-cell office:value-type="string" calcext:value-type="string">
            <text:p>fase3</text:p>
          </table:table-cell>
        </table:table-row>
        <table:table-row table:style-name="ro1">
          <table:table-cell office:value-type="float" office:value="0" calcext:value-type="float">
            <text:p>0,0000</text:p>
          </table:table-cell>
          <table:table-cell table:formula="of:=SIN(([.$A2]+0/3)*2*PI())" office:value-type="float" office:value="0" calcext:value-type="float">
            <text:p>0,0000</text:p>
          </table:table-cell>
          <table:table-cell table:formula="of:=SIN(([.$A2]+1/3)*2*PI())" office:value-type="float" office:value="0.866025403784439" calcext:value-type="float">
            <text:p>0,8660</text:p>
          </table:table-cell>
          <table:table-cell table:formula="of:=SIN(([.$A2]+2/3)*2*PI())" office:value-type="float" office:value="-0.866025403784438" calcext:value-type="float">
            <text:p>-0,8660</text:p>
          </table:table-cell>
        </table:table-row>
        <table:table-row table:style-name="ro1">
          <table:table-cell table:formula="of:=[.A2]+1/60" office:value-type="float" office:value="0.0166666666666667" calcext:value-type="float">
            <text:p>0,0167</text:p>
          </table:table-cell>
          <table:table-cell table:formula="of:=SIN(([.$A3]+0/3)*2*PI())" office:value-type="float" office:value="0.104528463267653" calcext:value-type="float">
            <text:p>0,1045</text:p>
          </table:table-cell>
          <table:table-cell table:formula="of:=SIN(([.$A3]+1/3)*2*PI())" office:value-type="float" office:value="0.809016994374947" calcext:value-type="float">
            <text:p>0,8090</text:p>
          </table:table-cell>
          <table:table-cell table:formula="of:=SIN(([.$A3]+2/3)*2*PI())" office:value-type="float" office:value="-0.913545457642601" calcext:value-type="float">
            <text:p>-0,9135</text:p>
          </table:table-cell>
        </table:table-row>
        <table:table-row table:style-name="ro1">
          <table:table-cell table:formula="of:=[.A3]+1/60" office:value-type="float" office:value="0.0333333333333333" calcext:value-type="float">
            <text:p>0,0333</text:p>
          </table:table-cell>
          <table:table-cell table:formula="of:=SIN(([.$A4]+0/3)*2*PI())" office:value-type="float" office:value="0.207911690817759" calcext:value-type="float">
            <text:p>0,2079</text:p>
          </table:table-cell>
          <table:table-cell table:formula="of:=SIN(([.$A4]+1/3)*2*PI())" office:value-type="float" office:value="0.743144825477394" calcext:value-type="float">
            <text:p>0,7431</text:p>
          </table:table-cell>
          <table:table-cell table:formula="of:=SIN(([.$A4]+2/3)*2*PI())" office:value-type="float" office:value="-0.951056516295153" calcext:value-type="float">
            <text:p>-0,9511</text:p>
          </table:table-cell>
        </table:table-row>
        <table:table-row table:style-name="ro1">
          <table:table-cell table:formula="of:=[.A4]+1/60" office:value-type="float" office:value="0.05" calcext:value-type="float">
            <text:p>0,0500</text:p>
          </table:table-cell>
          <table:table-cell table:formula="of:=SIN(([.$A5]+0/3)*2*PI())" office:value-type="float" office:value="0.309016994374947" calcext:value-type="float">
            <text:p>0,3090</text:p>
          </table:table-cell>
          <table:table-cell table:formula="of:=SIN(([.$A5]+1/3)*2*PI())" office:value-type="float" office:value="0.669130606358858" calcext:value-type="float">
            <text:p>0,6691</text:p>
          </table:table-cell>
          <table:table-cell table:formula="of:=SIN(([.$A5]+2/3)*2*PI())" office:value-type="float" office:value="-0.978147600733806" calcext:value-type="float">
            <text:p>-0,9781</text:p>
          </table:table-cell>
        </table:table-row>
        <table:table-row table:style-name="ro1">
          <table:table-cell table:formula="of:=[.A5]+1/60" office:value-type="float" office:value="0.0666666666666667" calcext:value-type="float">
            <text:p>0,0667</text:p>
          </table:table-cell>
          <table:table-cell table:formula="of:=SIN(([.$A6]+0/3)*2*PI())" office:value-type="float" office:value="0.4067366430758" calcext:value-type="float">
            <text:p>0,4067</text:p>
          </table:table-cell>
          <table:table-cell table:formula="of:=SIN(([.$A6]+1/3)*2*PI())" office:value-type="float" office:value="0.587785252292473" calcext:value-type="float">
            <text:p>0,5878</text:p>
          </table:table-cell>
          <table:table-cell table:formula="of:=SIN(([.$A6]+2/3)*2*PI())" office:value-type="float" office:value="-0.994521895368273" calcext:value-type="float">
            <text:p>-0,9945</text:p>
          </table:table-cell>
        </table:table-row>
        <table:table-row table:style-name="ro1">
          <table:table-cell table:formula="of:=[.A6]+1/60" office:value-type="float" office:value="0.0833333333333333" calcext:value-type="float">
            <text:p>0,0833</text:p>
          </table:table-cell>
          <table:table-cell table:formula="of:=SIN(([.$A7]+0/3)*2*PI())" office:value-type="float" office:value="0.5" calcext:value-type="float">
            <text:p>0,5000</text:p>
          </table:table-cell>
          <table:table-cell table:formula="of:=SIN(([.$A7]+1/3)*2*PI())" office:value-type="float" office:value="0.5" calcext:value-type="float">
            <text:p>0,5000</text:p>
          </table:table-cell>
          <table:table-cell table:formula="of:=SIN(([.$A7]+2/3)*2*PI())" office:value-type="float" office:value="-1" calcext:value-type="float">
            <text:p>-1,0000</text:p>
          </table:table-cell>
        </table:table-row>
        <table:table-row table:style-name="ro1">
          <table:table-cell table:formula="of:=[.A7]+1/60" office:value-type="float" office:value="0.1" calcext:value-type="float">
            <text:p>0,1000</text:p>
          </table:table-cell>
          <table:table-cell table:formula="of:=SIN(([.$A8]+0/3)*2*PI())" office:value-type="float" office:value="0.587785252292473" calcext:value-type="float">
            <text:p>0,5878</text:p>
          </table:table-cell>
          <table:table-cell table:formula="of:=SIN(([.$A8]+1/3)*2*PI())" office:value-type="float" office:value="0.4067366430758" calcext:value-type="float">
            <text:p>0,4067</text:p>
          </table:table-cell>
          <table:table-cell table:formula="of:=SIN(([.$A8]+2/3)*2*PI())" office:value-type="float" office:value="-0.994521895368273" calcext:value-type="float">
            <text:p>-0,9945</text:p>
          </table:table-cell>
        </table:table-row>
        <table:table-row table:style-name="ro1">
          <table:table-cell table:formula="of:=[.A8]+1/60" office:value-type="float" office:value="0.116666666666667" calcext:value-type="float">
            <text:p>0,1167</text:p>
          </table:table-cell>
          <table:table-cell table:formula="of:=SIN(([.$A9]+0/3)*2*PI())" office:value-type="float" office:value="0.669130606358858" calcext:value-type="float">
            <text:p>0,6691</text:p>
          </table:table-cell>
          <table:table-cell table:formula="of:=SIN(([.$A9]+1/3)*2*PI())" office:value-type="float" office:value="0.309016994374948" calcext:value-type="float">
            <text:p>0,3090</text:p>
          </table:table-cell>
          <table:table-cell table:formula="of:=SIN(([.$A9]+2/3)*2*PI())" office:value-type="float" office:value="-0.978147600733806" calcext:value-type="float">
            <text:p>-0,9781</text:p>
          </table:table-cell>
        </table:table-row>
        <table:table-row table:style-name="ro1">
          <table:table-cell table:formula="of:=[.A9]+1/60" office:value-type="float" office:value="0.133333333333333" calcext:value-type="float">
            <text:p>0,1333</text:p>
          </table:table-cell>
          <table:table-cell table:formula="of:=SIN(([.$A10]+0/3)*2*PI())" office:value-type="float" office:value="0.743144825477394" calcext:value-type="float">
            <text:p>0,7431</text:p>
          </table:table-cell>
          <table:table-cell table:formula="of:=SIN(([.$A10]+1/3)*2*PI())" office:value-type="float" office:value="0.207911690817759" calcext:value-type="float">
            <text:p>0,2079</text:p>
          </table:table-cell>
          <table:table-cell table:formula="of:=SIN(([.$A10]+2/3)*2*PI())" office:value-type="float" office:value="-0.951056516295154" calcext:value-type="float">
            <text:p>-0,9511</text:p>
          </table:table-cell>
        </table:table-row>
        <table:table-row table:style-name="ro1">
          <table:table-cell table:formula="of:=[.A10]+1/60" office:value-type="float" office:value="0.15" calcext:value-type="float">
            <text:p>0,1500</text:p>
          </table:table-cell>
          <table:table-cell table:formula="of:=SIN(([.$A11]+0/3)*2*PI())" office:value-type="float" office:value="0.809016994374947" calcext:value-type="float">
            <text:p>0,8090</text:p>
          </table:table-cell>
          <table:table-cell table:formula="of:=SIN(([.$A11]+1/3)*2*PI())" office:value-type="float" office:value="0.104528463267654" calcext:value-type="float">
            <text:p>0,1045</text:p>
          </table:table-cell>
          <table:table-cell table:formula="of:=SIN(([.$A11]+2/3)*2*PI())" office:value-type="float" office:value="-0.913545457642601" calcext:value-type="float">
            <text:p>-0,9135</text:p>
          </table:table-cell>
        </table:table-row>
        <table:table-row table:style-name="ro1">
          <table:table-cell table:formula="of:=[.A11]+1/60" office:value-type="float" office:value="0.166666666666667" calcext:value-type="float">
            <text:p>0,1667</text:p>
          </table:table-cell>
          <table:table-cell table:formula="of:=SIN(([.$A12]+0/3)*2*PI())" office:value-type="float" office:value="0.866025403784439" calcext:value-type="float">
            <text:p>0,8660</text:p>
          </table:table-cell>
          <table:table-cell table:formula="of:=SIN(([.$A12]+1/3)*2*PI())" office:value-type="float" office:value="1.22464679914735E-016" calcext:value-type="float">
            <text:p>0,0000</text:p>
          </table:table-cell>
          <table:table-cell table:formula="of:=SIN(([.$A12]+2/3)*2*PI())" office:value-type="float" office:value="-0.866025403784439" calcext:value-type="float">
            <text:p>-0,8660</text:p>
          </table:table-cell>
        </table:table-row>
        <table:table-row table:style-name="ro1">
          <table:table-cell table:formula="of:=[.A12]+1/60" office:value-type="float" office:value="0.183333333333333" calcext:value-type="float">
            <text:p>0,1833</text:p>
          </table:table-cell>
          <table:table-cell table:formula="of:=SIN(([.$A13]+0/3)*2*PI())" office:value-type="float" office:value="0.913545457642601" calcext:value-type="float">
            <text:p>0,9135</text:p>
          </table:table-cell>
          <table:table-cell table:formula="of:=SIN(([.$A13]+1/3)*2*PI())" office:value-type="float" office:value="-0.104528463267653" calcext:value-type="float">
            <text:p>-0,1045</text:p>
          </table:table-cell>
          <table:table-cell table:formula="of:=SIN(([.$A13]+2/3)*2*PI())" office:value-type="float" office:value="-0.809016994374947" calcext:value-type="float">
            <text:p>-0,8090</text:p>
          </table:table-cell>
        </table:table-row>
        <table:table-row table:style-name="ro1">
          <table:table-cell table:formula="of:=[.A13]+1/60" office:value-type="float" office:value="0.2" calcext:value-type="float">
            <text:p>0,2000</text:p>
          </table:table-cell>
          <table:table-cell table:formula="of:=SIN(([.$A14]+0/3)*2*PI())" office:value-type="float" office:value="0.951056516295153" calcext:value-type="float">
            <text:p>0,9511</text:p>
          </table:table-cell>
          <table:table-cell table:formula="of:=SIN(([.$A14]+1/3)*2*PI())" office:value-type="float" office:value="-0.207911690817759" calcext:value-type="float">
            <text:p>-0,2079</text:p>
          </table:table-cell>
          <table:table-cell table:formula="of:=SIN(([.$A14]+2/3)*2*PI())" office:value-type="float" office:value="-0.743144825477395" calcext:value-type="float">
            <text:p>-0,7431</text:p>
          </table:table-cell>
        </table:table-row>
        <table:table-row table:style-name="ro1">
          <table:table-cell table:formula="of:=[.A14]+1/60" office:value-type="float" office:value="0.216666666666667" calcext:value-type="float">
            <text:p>0,2167</text:p>
          </table:table-cell>
          <table:table-cell table:formula="of:=SIN(([.$A15]+0/3)*2*PI())" office:value-type="float" office:value="0.978147600733806" calcext:value-type="float">
            <text:p>0,9781</text:p>
          </table:table-cell>
          <table:table-cell table:formula="of:=SIN(([.$A15]+1/3)*2*PI())" office:value-type="float" office:value="-0.309016994374947" calcext:value-type="float">
            <text:p>-0,3090</text:p>
          </table:table-cell>
          <table:table-cell table:formula="of:=SIN(([.$A15]+2/3)*2*PI())" office:value-type="float" office:value="-0.669130606358859" calcext:value-type="float">
            <text:p>-0,6691</text:p>
          </table:table-cell>
        </table:table-row>
        <table:table-row table:style-name="ro1">
          <table:table-cell table:formula="of:=[.A15]+1/60" office:value-type="float" office:value="0.233333333333333" calcext:value-type="float">
            <text:p>0,2333</text:p>
          </table:table-cell>
          <table:table-cell table:formula="of:=SIN(([.$A16]+0/3)*2*PI())" office:value-type="float" office:value="0.994521895368273" calcext:value-type="float">
            <text:p>0,9945</text:p>
          </table:table-cell>
          <table:table-cell table:formula="of:=SIN(([.$A16]+1/3)*2*PI())" office:value-type="float" office:value="-0.4067366430758" calcext:value-type="float">
            <text:p>-0,4067</text:p>
          </table:table-cell>
          <table:table-cell table:formula="of:=SIN(([.$A16]+2/3)*2*PI())" office:value-type="float" office:value="-0.587785252292474" calcext:value-type="float">
            <text:p>-0,5878</text:p>
          </table:table-cell>
        </table:table-row>
        <table:table-row table:style-name="ro1">
          <table:table-cell table:formula="of:=[.A16]+1/60" office:value-type="float" office:value="0.25" calcext:value-type="float">
            <text:p>0,2500</text:p>
          </table:table-cell>
          <table:table-cell table:formula="of:=SIN(([.$A17]+0/3)*2*PI())" office:value-type="float" office:value="1" calcext:value-type="float">
            <text:p>1,0000</text:p>
          </table:table-cell>
          <table:table-cell table:formula="of:=SIN(([.$A17]+1/3)*2*PI())" office:value-type="float" office:value="-0.5" calcext:value-type="float">
            <text:p>-0,5000</text:p>
          </table:table-cell>
          <table:table-cell table:formula="of:=SIN(([.$A17]+2/3)*2*PI())" office:value-type="float" office:value="-0.5" calcext:value-type="float">
            <text:p>-0,5000</text:p>
          </table:table-cell>
        </table:table-row>
        <table:table-row table:style-name="ro1">
          <table:table-cell table:formula="of:=[.A17]+1/60" office:value-type="float" office:value="0.266666666666667" calcext:value-type="float">
            <text:p>0,2667</text:p>
          </table:table-cell>
          <table:table-cell table:formula="of:=SIN(([.$A18]+0/3)*2*PI())" office:value-type="float" office:value="0.994521895368273" calcext:value-type="float">
            <text:p>0,9945</text:p>
          </table:table-cell>
          <table:table-cell table:formula="of:=SIN(([.$A18]+1/3)*2*PI())" office:value-type="float" office:value="-0.587785252292473" calcext:value-type="float">
            <text:p>-0,5878</text:p>
          </table:table-cell>
          <table:table-cell table:formula="of:=SIN(([.$A18]+2/3)*2*PI())" office:value-type="float" office:value="-0.4067366430758" calcext:value-type="float">
            <text:p>-0,4067</text:p>
          </table:table-cell>
        </table:table-row>
        <table:table-row table:style-name="ro1">
          <table:table-cell table:formula="of:=[.A18]+1/60" office:value-type="float" office:value="0.283333333333333" calcext:value-type="float">
            <text:p>0,2833</text:p>
          </table:table-cell>
          <table:table-cell table:formula="of:=SIN(([.$A19]+0/3)*2*PI())" office:value-type="float" office:value="0.978147600733806" calcext:value-type="float">
            <text:p>0,9781</text:p>
          </table:table-cell>
          <table:table-cell table:formula="of:=SIN(([.$A19]+1/3)*2*PI())" office:value-type="float" office:value="-0.669130606358858" calcext:value-type="float">
            <text:p>-0,6691</text:p>
          </table:table-cell>
          <table:table-cell table:formula="of:=SIN(([.$A19]+2/3)*2*PI())" office:value-type="float" office:value="-0.309016994374948" calcext:value-type="float">
            <text:p>-0,3090</text:p>
          </table:table-cell>
        </table:table-row>
        <table:table-row table:style-name="ro1">
          <table:table-cell table:formula="of:=[.A19]+1/60" office:value-type="float" office:value="0.3" calcext:value-type="float">
            <text:p>0,3000</text:p>
          </table:table-cell>
          <table:table-cell table:formula="of:=SIN(([.$A20]+0/3)*2*PI())" office:value-type="float" office:value="0.951056516295154" calcext:value-type="float">
            <text:p>0,9511</text:p>
          </table:table-cell>
          <table:table-cell table:formula="of:=SIN(([.$A20]+1/3)*2*PI())" office:value-type="float" office:value="-0.743144825477394" calcext:value-type="float">
            <text:p>-0,7431</text:p>
          </table:table-cell>
          <table:table-cell table:formula="of:=SIN(([.$A20]+2/3)*2*PI())" office:value-type="float" office:value="-0.20791169081776" calcext:value-type="float">
            <text:p>-0,2079</text:p>
          </table:table-cell>
        </table:table-row>
        <table:table-row table:style-name="ro1">
          <table:table-cell table:formula="of:=[.A20]+1/60" office:value-type="float" office:value="0.316666666666667" calcext:value-type="float">
            <text:p>0,3167</text:p>
          </table:table-cell>
          <table:table-cell table:formula="of:=SIN(([.$A21]+0/3)*2*PI())" office:value-type="float" office:value="0.913545457642601" calcext:value-type="float">
            <text:p>0,9135</text:p>
          </table:table-cell>
          <table:table-cell table:formula="of:=SIN(([.$A21]+1/3)*2*PI())" office:value-type="float" office:value="-0.809016994374947" calcext:value-type="float">
            <text:p>-0,8090</text:p>
          </table:table-cell>
          <table:table-cell table:formula="of:=SIN(([.$A21]+2/3)*2*PI())" office:value-type="float" office:value="-0.104528463267654" calcext:value-type="float">
            <text:p>-0,1045</text:p>
          </table:table-cell>
        </table:table-row>
        <table:table-row table:style-name="ro1">
          <table:table-cell table:formula="of:=[.A21]+1/60" office:value-type="float" office:value="0.333333333333333" calcext:value-type="float">
            <text:p>0,3333</text:p>
          </table:table-cell>
          <table:table-cell table:formula="of:=SIN(([.$A22]+0/3)*2*PI())" office:value-type="float" office:value="0.866025403784439" calcext:value-type="float">
            <text:p>0,8660</text:p>
          </table:table-cell>
          <table:table-cell table:formula="of:=SIN(([.$A22]+1/3)*2*PI())" office:value-type="float" office:value="-0.866025403784438" calcext:value-type="float">
            <text:p>-0,8660</text:p>
          </table:table-cell>
          <table:table-cell table:formula="of:=SIN(([.$A22]+2/3)*2*PI())" office:value-type="float" office:value="-2.44929359829471E-016" calcext:value-type="float">
            <text:p>0,0000</text:p>
          </table:table-cell>
        </table:table-row>
        <table:table-row table:style-name="ro1">
          <table:table-cell table:formula="of:=[.A22]+1/60" office:value-type="float" office:value="0.35" calcext:value-type="float">
            <text:p>0,3500</text:p>
          </table:table-cell>
          <table:table-cell table:formula="of:=SIN(([.$A23]+0/3)*2*PI())" office:value-type="float" office:value="0.809016994374947" calcext:value-type="float">
            <text:p>0,8090</text:p>
          </table:table-cell>
          <table:table-cell table:formula="of:=SIN(([.$A23]+1/3)*2*PI())" office:value-type="float" office:value="-0.913545457642601" calcext:value-type="float">
            <text:p>-0,9135</text:p>
          </table:table-cell>
          <table:table-cell table:formula="of:=SIN(([.$A23]+2/3)*2*PI())" office:value-type="float" office:value="0.104528463267653" calcext:value-type="float">
            <text:p>0,1045</text:p>
          </table:table-cell>
        </table:table-row>
        <table:table-row table:style-name="ro1">
          <table:table-cell table:formula="of:=[.A23]+1/60" office:value-type="float" office:value="0.366666666666667" calcext:value-type="float">
            <text:p>0,3667</text:p>
          </table:table-cell>
          <table:table-cell table:formula="of:=SIN(([.$A24]+0/3)*2*PI())" office:value-type="float" office:value="0.743144825477394" calcext:value-type="float">
            <text:p>0,7431</text:p>
          </table:table-cell>
          <table:table-cell table:formula="of:=SIN(([.$A24]+1/3)*2*PI())" office:value-type="float" office:value="-0.951056516295153" calcext:value-type="float">
            <text:p>-0,9511</text:p>
          </table:table-cell>
          <table:table-cell table:formula="of:=SIN(([.$A24]+2/3)*2*PI())" office:value-type="float" office:value="0.207911690817758" calcext:value-type="float">
            <text:p>0,2079</text:p>
          </table:table-cell>
        </table:table-row>
        <table:table-row table:style-name="ro1">
          <table:table-cell table:formula="of:=[.A24]+1/60" office:value-type="float" office:value="0.383333333333333" calcext:value-type="float">
            <text:p>0,3833</text:p>
          </table:table-cell>
          <table:table-cell table:formula="of:=SIN(([.$A25]+0/3)*2*PI())" office:value-type="float" office:value="0.669130606358858" calcext:value-type="float">
            <text:p>0,6691</text:p>
          </table:table-cell>
          <table:table-cell table:formula="of:=SIN(([.$A25]+1/3)*2*PI())" office:value-type="float" office:value="-0.978147600733806" calcext:value-type="float">
            <text:p>-0,9781</text:p>
          </table:table-cell>
          <table:table-cell table:formula="of:=SIN(([.$A25]+2/3)*2*PI())" office:value-type="float" office:value="0.309016994374946" calcext:value-type="float">
            <text:p>0,3090</text:p>
          </table:table-cell>
        </table:table-row>
        <table:table-row table:style-name="ro1">
          <table:table-cell table:formula="of:=[.A25]+1/60" office:value-type="float" office:value="0.4" calcext:value-type="float">
            <text:p>0,4000</text:p>
          </table:table-cell>
          <table:table-cell table:formula="of:=SIN(([.$A26]+0/3)*2*PI())" office:value-type="float" office:value="0.587785252292473" calcext:value-type="float">
            <text:p>0,5878</text:p>
          </table:table-cell>
          <table:table-cell table:formula="of:=SIN(([.$A26]+1/3)*2*PI())" office:value-type="float" office:value="-0.994521895368273" calcext:value-type="float">
            <text:p>-0,9945</text:p>
          </table:table-cell>
          <table:table-cell table:formula="of:=SIN(([.$A26]+2/3)*2*PI())" office:value-type="float" office:value="0.4067366430758" calcext:value-type="float">
            <text:p>0,4067</text:p>
          </table:table-cell>
        </table:table-row>
        <table:table-row table:style-name="ro1">
          <table:table-cell table:formula="of:=[.A26]+1/60" office:value-type="float" office:value="0.416666666666667" calcext:value-type="float">
            <text:p>0,4167</text:p>
          </table:table-cell>
          <table:table-cell table:formula="of:=SIN(([.$A27]+0/3)*2*PI())" office:value-type="float" office:value="0.5" calcext:value-type="float">
            <text:p>0,5000</text:p>
          </table:table-cell>
          <table:table-cell table:formula="of:=SIN(([.$A27]+1/3)*2*PI())" office:value-type="float" office:value="-1" calcext:value-type="float">
            <text:p>-1,0000</text:p>
          </table:table-cell>
          <table:table-cell table:formula="of:=SIN(([.$A27]+2/3)*2*PI())" office:value-type="float" office:value="0.499999999999999" calcext:value-type="float">
            <text:p>0,5000</text:p>
          </table:table-cell>
        </table:table-row>
        <table:table-row table:style-name="ro1">
          <table:table-cell table:formula="of:=[.A27]+1/60" office:value-type="float" office:value="0.433333333333333" calcext:value-type="float">
            <text:p>0,4333</text:p>
          </table:table-cell>
          <table:table-cell table:formula="of:=SIN(([.$A28]+0/3)*2*PI())" office:value-type="float" office:value="0.4067366430758" calcext:value-type="float">
            <text:p>0,4067</text:p>
          </table:table-cell>
          <table:table-cell table:formula="of:=SIN(([.$A28]+1/3)*2*PI())" office:value-type="float" office:value="-0.994521895368273" calcext:value-type="float">
            <text:p>-0,9945</text:p>
          </table:table-cell>
          <table:table-cell table:formula="of:=SIN(([.$A28]+2/3)*2*PI())" office:value-type="float" office:value="0.587785252292472" calcext:value-type="float">
            <text:p>0,5878</text:p>
          </table:table-cell>
        </table:table-row>
        <table:table-row table:style-name="ro1">
          <table:table-cell table:formula="of:=[.A28]+1/60" office:value-type="float" office:value="0.45" calcext:value-type="float">
            <text:p>0,4500</text:p>
          </table:table-cell>
          <table:table-cell table:formula="of:=SIN(([.$A29]+0/3)*2*PI())" office:value-type="float" office:value="0.309016994374948" calcext:value-type="float">
            <text:p>0,3090</text:p>
          </table:table-cell>
          <table:table-cell table:formula="of:=SIN(([.$A29]+1/3)*2*PI())" office:value-type="float" office:value="-0.978147600733806" calcext:value-type="float">
            <text:p>-0,9781</text:p>
          </table:table-cell>
          <table:table-cell table:formula="of:=SIN(([.$A29]+2/3)*2*PI())" office:value-type="float" office:value="0.669130606358858" calcext:value-type="float">
            <text:p>0,6691</text:p>
          </table:table-cell>
        </table:table-row>
        <table:table-row table:style-name="ro1">
          <table:table-cell table:formula="of:=[.A29]+1/60" office:value-type="float" office:value="0.466666666666667" calcext:value-type="float">
            <text:p>0,4667</text:p>
          </table:table-cell>
          <table:table-cell table:formula="of:=SIN(([.$A30]+0/3)*2*PI())" office:value-type="float" office:value="0.20791169081776" calcext:value-type="float">
            <text:p>0,2079</text:p>
          </table:table-cell>
          <table:table-cell table:formula="of:=SIN(([.$A30]+1/3)*2*PI())" office:value-type="float" office:value="-0.951056516295154" calcext:value-type="float">
            <text:p>-0,9511</text:p>
          </table:table-cell>
          <table:table-cell table:formula="of:=SIN(([.$A30]+2/3)*2*PI())" office:value-type="float" office:value="0.743144825477394" calcext:value-type="float">
            <text:p>0,7431</text:p>
          </table:table-cell>
        </table:table-row>
        <table:table-row table:style-name="ro1">
          <table:table-cell table:formula="of:=[.A30]+1/60" office:value-type="float" office:value="0.483333333333333" calcext:value-type="float">
            <text:p>0,4833</text:p>
          </table:table-cell>
          <table:table-cell table:formula="of:=SIN(([.$A31]+0/3)*2*PI())" office:value-type="float" office:value="0.104528463267654" calcext:value-type="float">
            <text:p>0,1045</text:p>
          </table:table-cell>
          <table:table-cell table:formula="of:=SIN(([.$A31]+1/3)*2*PI())" office:value-type="float" office:value="-0.913545457642601" calcext:value-type="float">
            <text:p>-0,9135</text:p>
          </table:table-cell>
          <table:table-cell table:formula="of:=SIN(([.$A31]+2/3)*2*PI())" office:value-type="float" office:value="0.809016994374947" calcext:value-type="float">
            <text:p>0,8090</text:p>
          </table:table-cell>
        </table:table-row>
        <table:table-row table:style-name="ro1">
          <table:table-cell table:formula="of:=[.A31]+1/60" office:value-type="float" office:value="0.5" calcext:value-type="float">
            <text:p>0,5000</text:p>
          </table:table-cell>
          <table:table-cell table:formula="of:=SIN(([.$A32]+0/3)*2*PI())" office:value-type="float" office:value="5.66553889764798E-016" calcext:value-type="float">
            <text:p>0,0000</text:p>
          </table:table-cell>
          <table:table-cell table:formula="of:=SIN(([.$A32]+1/3)*2*PI())" office:value-type="float" office:value="-0.866025403784439" calcext:value-type="float">
            <text:p>-0,8660</text:p>
          </table:table-cell>
          <table:table-cell table:formula="of:=SIN(([.$A32]+2/3)*2*PI())" office:value-type="float" office:value="0.866025403784438" calcext:value-type="float">
            <text:p>0,8660</text:p>
          </table:table-cell>
        </table:table-row>
        <table:table-row table:style-name="ro1">
          <table:table-cell table:formula="of:=[.A32]+1/60" office:value-type="float" office:value="0.516666666666667" calcext:value-type="float">
            <text:p>0,5167</text:p>
          </table:table-cell>
          <table:table-cell table:formula="of:=SIN(([.$A33]+0/3)*2*PI())" office:value-type="float" office:value="-0.104528463267653" calcext:value-type="float">
            <text:p>-0,1045</text:p>
          </table:table-cell>
          <table:table-cell table:formula="of:=SIN(([.$A33]+1/3)*2*PI())" office:value-type="float" office:value="-0.809016994374948" calcext:value-type="float">
            <text:p>-0,8090</text:p>
          </table:table-cell>
          <table:table-cell table:formula="of:=SIN(([.$A33]+2/3)*2*PI())" office:value-type="float" office:value="0.9135454576426" calcext:value-type="float">
            <text:p>0,9135</text:p>
          </table:table-cell>
        </table:table-row>
        <table:table-row table:style-name="ro1">
          <table:table-cell table:formula="of:=[.A33]+1/60" office:value-type="float" office:value="0.533333333333333" calcext:value-type="float">
            <text:p>0,5333</text:p>
          </table:table-cell>
          <table:table-cell table:formula="of:=SIN(([.$A34]+0/3)*2*PI())" office:value-type="float" office:value="-0.207911690817759" calcext:value-type="float">
            <text:p>-0,2079</text:p>
          </table:table-cell>
          <table:table-cell table:formula="of:=SIN(([.$A34]+1/3)*2*PI())" office:value-type="float" office:value="-0.743144825477394" calcext:value-type="float">
            <text:p>-0,7431</text:p>
          </table:table-cell>
          <table:table-cell table:formula="of:=SIN(([.$A34]+2/3)*2*PI())" office:value-type="float" office:value="0.951056516295153" calcext:value-type="float">
            <text:p>0,9511</text:p>
          </table:table-cell>
        </table:table-row>
        <table:table-row table:style-name="ro1">
          <table:table-cell table:formula="of:=[.A34]+1/60" office:value-type="float" office:value="0.55" calcext:value-type="float">
            <text:p>0,5500</text:p>
          </table:table-cell>
          <table:table-cell table:formula="of:=SIN(([.$A35]+0/3)*2*PI())" office:value-type="float" office:value="-0.309016994374948" calcext:value-type="float">
            <text:p>-0,3090</text:p>
          </table:table-cell>
          <table:table-cell table:formula="of:=SIN(([.$A35]+1/3)*2*PI())" office:value-type="float" office:value="-0.669130606358859" calcext:value-type="float">
            <text:p>-0,6691</text:p>
          </table:table-cell>
          <table:table-cell table:formula="of:=SIN(([.$A35]+2/3)*2*PI())" office:value-type="float" office:value="0.978147600733806" calcext:value-type="float">
            <text:p>0,9781</text:p>
          </table:table-cell>
        </table:table-row>
        <table:table-row table:style-name="ro1">
          <table:table-cell table:formula="of:=[.A35]+1/60" office:value-type="float" office:value="0.566666666666667" calcext:value-type="float">
            <text:p>0,5667</text:p>
          </table:table-cell>
          <table:table-cell table:formula="of:=SIN(([.$A36]+0/3)*2*PI())" office:value-type="float" office:value="-0.406736643075801" calcext:value-type="float">
            <text:p>-0,4067</text:p>
          </table:table-cell>
          <table:table-cell table:formula="of:=SIN(([.$A36]+1/3)*2*PI())" office:value-type="float" office:value="-0.587785252292473" calcext:value-type="float">
            <text:p>-0,5878</text:p>
          </table:table-cell>
          <table:table-cell table:formula="of:=SIN(([.$A36]+2/3)*2*PI())" office:value-type="float" office:value="0.994521895368273" calcext:value-type="float">
            <text:p>0,9945</text:p>
          </table:table-cell>
        </table:table-row>
        <table:table-row table:style-name="ro1">
          <table:table-cell table:formula="of:=[.A36]+1/60" office:value-type="float" office:value="0.583333333333334" calcext:value-type="float">
            <text:p>0,5833</text:p>
          </table:table-cell>
          <table:table-cell table:formula="of:=SIN(([.$A37]+0/3)*2*PI())" office:value-type="float" office:value="-0.500000000000001" calcext:value-type="float">
            <text:p>-0,5000</text:p>
          </table:table-cell>
          <table:table-cell table:formula="of:=SIN(([.$A37]+1/3)*2*PI())" office:value-type="float" office:value="-0.5" calcext:value-type="float">
            <text:p>-0,5000</text:p>
          </table:table-cell>
          <table:table-cell table:formula="of:=SIN(([.$A37]+2/3)*2*PI())" office:value-type="float" office:value="1" calcext:value-type="float">
            <text:p>1,0000</text:p>
          </table:table-cell>
        </table:table-row>
        <table:table-row table:style-name="ro1">
          <table:table-cell table:formula="of:=[.A37]+1/60" office:value-type="float" office:value="0.6" calcext:value-type="float">
            <text:p>0,6000</text:p>
          </table:table-cell>
          <table:table-cell table:formula="of:=SIN(([.$A38]+0/3)*2*PI())" office:value-type="float" office:value="-0.587785252292474" calcext:value-type="float">
            <text:p>-0,5878</text:p>
          </table:table-cell>
          <table:table-cell table:formula="of:=SIN(([.$A38]+1/3)*2*PI())" office:value-type="float" office:value="-0.406736643075799" calcext:value-type="float">
            <text:p>-0,4067</text:p>
          </table:table-cell>
          <table:table-cell table:formula="of:=SIN(([.$A38]+2/3)*2*PI())" office:value-type="float" office:value="0.994521895368273" calcext:value-type="float">
            <text:p>0,9945</text:p>
          </table:table-cell>
        </table:table-row>
        <table:table-row table:style-name="ro1">
          <table:table-cell table:formula="of:=[.A38]+1/60" office:value-type="float" office:value="0.616666666666667" calcext:value-type="float">
            <text:p>0,6167</text:p>
          </table:table-cell>
          <table:table-cell table:formula="of:=SIN(([.$A39]+0/3)*2*PI())" office:value-type="float" office:value="-0.669130606358859" calcext:value-type="float">
            <text:p>-0,6691</text:p>
          </table:table-cell>
          <table:table-cell table:formula="of:=SIN(([.$A39]+1/3)*2*PI())" office:value-type="float" office:value="-0.309016994374947" calcext:value-type="float">
            <text:p>-0,3090</text:p>
          </table:table-cell>
          <table:table-cell table:formula="of:=SIN(([.$A39]+2/3)*2*PI())" office:value-type="float" office:value="0.978147600733805" calcext:value-type="float">
            <text:p>0,9781</text:p>
          </table:table-cell>
        </table:table-row>
        <table:table-row table:style-name="ro1">
          <table:table-cell table:formula="of:=[.A39]+1/60" office:value-type="float" office:value="0.633333333333334" calcext:value-type="float">
            <text:p>0,6333</text:p>
          </table:table-cell>
          <table:table-cell table:formula="of:=SIN(([.$A40]+0/3)*2*PI())" office:value-type="float" office:value="-0.743144825477395" calcext:value-type="float">
            <text:p>-0,7431</text:p>
          </table:table-cell>
          <table:table-cell table:formula="of:=SIN(([.$A40]+1/3)*2*PI())" office:value-type="float" office:value="-0.207911690817757" calcext:value-type="float">
            <text:p>-0,2079</text:p>
          </table:table-cell>
          <table:table-cell table:formula="of:=SIN(([.$A40]+2/3)*2*PI())" office:value-type="float" office:value="0.951056516295153" calcext:value-type="float">
            <text:p>0,9511</text:p>
          </table:table-cell>
        </table:table-row>
        <table:table-row table:style-name="ro1">
          <table:table-cell table:formula="of:=[.A40]+1/60" office:value-type="float" office:value="0.65" calcext:value-type="float">
            <text:p>0,6500</text:p>
          </table:table-cell>
          <table:table-cell table:formula="of:=SIN(([.$A41]+0/3)*2*PI())" office:value-type="float" office:value="-0.809016994374949" calcext:value-type="float">
            <text:p>-0,8090</text:p>
          </table:table-cell>
          <table:table-cell table:formula="of:=SIN(([.$A41]+1/3)*2*PI())" office:value-type="float" office:value="-0.104528463267652" calcext:value-type="float">
            <text:p>-0,1045</text:p>
          </table:table-cell>
          <table:table-cell table:formula="of:=SIN(([.$A41]+2/3)*2*PI())" office:value-type="float" office:value="0.913545457642601" calcext:value-type="float">
            <text:p>0,9135</text:p>
          </table:table-cell>
        </table:table-row>
        <table:table-row table:style-name="ro1">
          <table:table-cell table:formula="of:=[.A41]+1/60" office:value-type="float" office:value="0.666666666666667" calcext:value-type="float">
            <text:p>0,6667</text:p>
          </table:table-cell>
          <table:table-cell table:formula="of:=SIN(([.$A42]+0/3)*2*PI())" office:value-type="float" office:value="-0.86602540378444" calcext:value-type="float">
            <text:p>-0,8660</text:p>
          </table:table-cell>
          <table:table-cell table:formula="of:=SIN(([.$A42]+1/3)*2*PI())" office:value-type="float" office:value="2.4196058992709E-015" calcext:value-type="float">
            <text:p>0,0000</text:p>
          </table:table-cell>
          <table:table-cell table:formula="of:=SIN(([.$A42]+2/3)*2*PI())" office:value-type="float" office:value="0.866025403784437" calcext:value-type="float">
            <text:p>0,8660</text:p>
          </table:table-cell>
        </table:table-row>
        <table:table-row table:style-name="ro1">
          <table:table-cell table:formula="of:=[.A42]+1/60" office:value-type="float" office:value="0.683333333333334" calcext:value-type="float">
            <text:p>0,6833</text:p>
          </table:table-cell>
          <table:table-cell table:formula="of:=SIN(([.$A43]+0/3)*2*PI())" office:value-type="float" office:value="-0.913545457642602" calcext:value-type="float">
            <text:p>-0,9135</text:p>
          </table:table-cell>
          <table:table-cell table:formula="of:=SIN(([.$A43]+1/3)*2*PI())" office:value-type="float" office:value="0.104528463267656" calcext:value-type="float">
            <text:p>0,1045</text:p>
          </table:table-cell>
          <table:table-cell table:formula="of:=SIN(([.$A43]+2/3)*2*PI())" office:value-type="float" office:value="0.809016994374946" calcext:value-type="float">
            <text:p>0,8090</text:p>
          </table:table-cell>
        </table:table-row>
        <table:table-row table:style-name="ro1">
          <table:table-cell table:formula="of:=[.A43]+1/60" office:value-type="float" office:value="0.7" calcext:value-type="float">
            <text:p>0,7000</text:p>
          </table:table-cell>
          <table:table-cell table:formula="of:=SIN(([.$A44]+0/3)*2*PI())" office:value-type="float" office:value="-0.951056516295155" calcext:value-type="float">
            <text:p>-0,9511</text:p>
          </table:table-cell>
          <table:table-cell table:formula="of:=SIN(([.$A44]+1/3)*2*PI())" office:value-type="float" office:value="0.207911690817763" calcext:value-type="float">
            <text:p>0,2079</text:p>
          </table:table-cell>
          <table:table-cell table:formula="of:=SIN(([.$A44]+2/3)*2*PI())" office:value-type="float" office:value="0.743144825477393" calcext:value-type="float">
            <text:p>0,7431</text:p>
          </table:table-cell>
        </table:table-row>
        <table:table-row table:style-name="ro1">
          <table:table-cell table:formula="of:=[.A44]+1/60" office:value-type="float" office:value="0.716666666666667" calcext:value-type="float">
            <text:p>0,7167</text:p>
          </table:table-cell>
          <table:table-cell table:formula="of:=SIN(([.$A45]+0/3)*2*PI())" office:value-type="float" office:value="-0.978147600733806" calcext:value-type="float">
            <text:p>-0,9781</text:p>
          </table:table-cell>
          <table:table-cell table:formula="of:=SIN(([.$A45]+1/3)*2*PI())" office:value-type="float" office:value="0.30901699437495" calcext:value-type="float">
            <text:p>0,3090</text:p>
          </table:table-cell>
          <table:table-cell table:formula="of:=SIN(([.$A45]+2/3)*2*PI())" office:value-type="float" office:value="0.669130606358856" calcext:value-type="float">
            <text:p>0,6691</text:p>
          </table:table-cell>
        </table:table-row>
        <table:table-row table:style-name="ro1">
          <table:table-cell table:formula="of:=[.A45]+1/60" office:value-type="float" office:value="0.733333333333334" calcext:value-type="float">
            <text:p>0,7333</text:p>
          </table:table-cell>
          <table:table-cell table:formula="of:=SIN(([.$A46]+0/3)*2*PI())" office:value-type="float" office:value="-0.994521895368274" calcext:value-type="float">
            <text:p>-0,9945</text:p>
          </table:table-cell>
          <table:table-cell table:formula="of:=SIN(([.$A46]+1/3)*2*PI())" office:value-type="float" office:value="0.406736643075804" calcext:value-type="float">
            <text:p>0,4067</text:p>
          </table:table-cell>
          <table:table-cell table:formula="of:=SIN(([.$A46]+2/3)*2*PI())" office:value-type="float" office:value="0.587785252292471" calcext:value-type="float">
            <text:p>0,5878</text:p>
          </table:table-cell>
        </table:table-row>
        <table:table-row table:style-name="ro1">
          <table:table-cell table:formula="of:=[.A46]+1/60" office:value-type="float" office:value="0.750000000000001" calcext:value-type="float">
            <text:p>0,7500</text:p>
          </table:table-cell>
          <table:table-cell table:formula="of:=SIN(([.$A47]+0/3)*2*PI())" office:value-type="float" office:value="-1" calcext:value-type="float">
            <text:p>-1,0000</text:p>
          </table:table-cell>
          <table:table-cell table:formula="of:=SIN(([.$A47]+1/3)*2*PI())" office:value-type="float" office:value="0.500000000000003" calcext:value-type="float">
            <text:p>0,5000</text:p>
          </table:table-cell>
          <table:table-cell table:formula="of:=SIN(([.$A47]+2/3)*2*PI())" office:value-type="float" office:value="0.499999999999997" calcext:value-type="float">
            <text:p>0,5000</text:p>
          </table:table-cell>
        </table:table-row>
        <table:table-row table:style-name="ro1">
          <table:table-cell table:formula="of:=[.A47]+1/60" office:value-type="float" office:value="0.766666666666667" calcext:value-type="float">
            <text:p>0,7667</text:p>
          </table:table-cell>
          <table:table-cell table:formula="of:=SIN(([.$A48]+0/3)*2*PI())" office:value-type="float" office:value="-0.994521895368273" calcext:value-type="float">
            <text:p>-0,9945</text:p>
          </table:table-cell>
          <table:table-cell table:formula="of:=SIN(([.$A48]+1/3)*2*PI())" office:value-type="float" office:value="0.587785252292477" calcext:value-type="float">
            <text:p>0,5878</text:p>
          </table:table-cell>
          <table:table-cell table:formula="of:=SIN(([.$A48]+2/3)*2*PI())" office:value-type="float" office:value="0.406736643075796" calcext:value-type="float">
            <text:p>0,4067</text:p>
          </table:table-cell>
        </table:table-row>
        <table:table-row table:style-name="ro1">
          <table:table-cell table:formula="of:=[.A48]+1/60" office:value-type="float" office:value="0.783333333333334" calcext:value-type="float">
            <text:p>0,7833</text:p>
          </table:table-cell>
          <table:table-cell table:formula="of:=SIN(([.$A49]+0/3)*2*PI())" office:value-type="float" office:value="-0.978147600733805" calcext:value-type="float">
            <text:p>-0,9781</text:p>
          </table:table-cell>
          <table:table-cell table:formula="of:=SIN(([.$A49]+1/3)*2*PI())" office:value-type="float" office:value="0.669130606358861" calcext:value-type="float">
            <text:p>0,6691</text:p>
          </table:table-cell>
          <table:table-cell table:formula="of:=SIN(([.$A49]+2/3)*2*PI())" office:value-type="float" office:value="0.309016994374944" calcext:value-type="float">
            <text:p>0,3090</text:p>
          </table:table-cell>
        </table:table-row>
        <table:table-row table:style-name="ro1">
          <table:table-cell table:formula="of:=[.A49]+1/60" office:value-type="float" office:value="0.800000000000001" calcext:value-type="float">
            <text:p>0,8000</text:p>
          </table:table-cell>
          <table:table-cell table:formula="of:=SIN(([.$A50]+0/3)*2*PI())" office:value-type="float" office:value="-0.951056516295152" calcext:value-type="float">
            <text:p>-0,9511</text:p>
          </table:table-cell>
          <table:table-cell table:formula="of:=SIN(([.$A50]+1/3)*2*PI())" office:value-type="float" office:value="0.743144825477398" calcext:value-type="float">
            <text:p>0,7431</text:p>
          </table:table-cell>
          <table:table-cell table:formula="of:=SIN(([.$A50]+2/3)*2*PI())" office:value-type="float" office:value="0.207911690817756" calcext:value-type="float">
            <text:p>0,2079</text:p>
          </table:table-cell>
        </table:table-row>
        <table:table-row table:style-name="ro1">
          <table:table-cell table:formula="of:=[.A50]+1/60" office:value-type="float" office:value="0.816666666666668" calcext:value-type="float">
            <text:p>0,8167</text:p>
          </table:table-cell>
          <table:table-cell table:formula="of:=SIN(([.$A51]+0/3)*2*PI())" office:value-type="float" office:value="-0.913545457642599" calcext:value-type="float">
            <text:p>-0,9135</text:p>
          </table:table-cell>
          <table:table-cell table:formula="of:=SIN(([.$A51]+1/3)*2*PI())" office:value-type="float" office:value="0.80901699437495" calcext:value-type="float">
            <text:p>0,8090</text:p>
          </table:table-cell>
          <table:table-cell table:formula="of:=SIN(([.$A51]+2/3)*2*PI())" office:value-type="float" office:value="0.104528463267647" calcext:value-type="float">
            <text:p>0,1045</text:p>
          </table:table-cell>
        </table:table-row>
        <table:table-row table:style-name="ro1">
          <table:table-cell table:formula="of:=[.A51]+1/60" office:value-type="float" office:value="0.833333333333334" calcext:value-type="float">
            <text:p>0,8333</text:p>
          </table:table-cell>
          <table:table-cell table:formula="of:=SIN(([.$A52]+0/3)*2*PI())" office:value-type="float" office:value="-0.866025403784436" calcext:value-type="float">
            <text:p>-0,8660</text:p>
          </table:table-cell>
          <table:table-cell table:formula="of:=SIN(([.$A52]+1/3)*2*PI())" office:value-type="float" office:value="0.866025403784441" calcext:value-type="float">
            <text:p>0,8660</text:p>
          </table:table-cell>
          <table:table-cell table:formula="of:=SIN(([.$A52]+2/3)*2*PI())" office:value-type="float" office:value="-4.96167647845654E-015" calcext:value-type="float">
            <text:p>0,0000</text:p>
          </table:table-cell>
        </table:table-row>
        <table:table-row table:style-name="ro1">
          <table:table-cell table:formula="of:=[.A52]+1/60" office:value-type="float" office:value="0.850000000000001" calcext:value-type="float">
            <text:p>0,8500</text:p>
          </table:table-cell>
          <table:table-cell table:formula="of:=SIN(([.$A53]+0/3)*2*PI())" office:value-type="float" office:value="-0.809016994374944" calcext:value-type="float">
            <text:p>-0,8090</text:p>
          </table:table-cell>
          <table:table-cell table:formula="of:=SIN(([.$A53]+1/3)*2*PI())" office:value-type="float" office:value="0.913545457642603" calcext:value-type="float">
            <text:p>0,9135</text:p>
          </table:table-cell>
          <table:table-cell table:formula="of:=SIN(([.$A53]+2/3)*2*PI())" office:value-type="float" office:value="-0.104528463267659" calcext:value-type="float">
            <text:p>-0,1045</text:p>
          </table:table-cell>
        </table:table-row>
        <table:table-row table:style-name="ro1">
          <table:table-cell table:formula="of:=[.A53]+1/60" office:value-type="float" office:value="0.866666666666668" calcext:value-type="float">
            <text:p>0,8667</text:p>
          </table:table-cell>
          <table:table-cell table:formula="of:=SIN(([.$A54]+0/3)*2*PI())" office:value-type="float" office:value="-0.74314482547739" calcext:value-type="float">
            <text:p>-0,7431</text:p>
          </table:table-cell>
          <table:table-cell table:formula="of:=SIN(([.$A54]+1/3)*2*PI())" office:value-type="float" office:value="0.951056516295156" calcext:value-type="float">
            <text:p>0,9511</text:p>
          </table:table-cell>
          <table:table-cell table:formula="of:=SIN(([.$A54]+2/3)*2*PI())" office:value-type="float" office:value="-0.207911690817765" calcext:value-type="float">
            <text:p>-0,2079</text:p>
          </table:table-cell>
        </table:table-row>
        <table:table-row table:style-name="ro1">
          <table:table-cell table:formula="of:=[.A54]+1/60" office:value-type="float" office:value="0.883333333333334" calcext:value-type="float">
            <text:p>0,8833</text:p>
          </table:table-cell>
          <table:table-cell table:formula="of:=SIN(([.$A55]+0/3)*2*PI())" office:value-type="float" office:value="-0.669130606358854" calcext:value-type="float">
            <text:p>-0,6691</text:p>
          </table:table-cell>
          <table:table-cell table:formula="of:=SIN(([.$A55]+1/3)*2*PI())" office:value-type="float" office:value="0.978147600733807" calcext:value-type="float">
            <text:p>0,9781</text:p>
          </table:table-cell>
          <table:table-cell table:formula="of:=SIN(([.$A55]+2/3)*2*PI())" office:value-type="float" office:value="-0.309016994374954" calcext:value-type="float">
            <text:p>-0,3090</text:p>
          </table:table-cell>
        </table:table-row>
        <table:table-row table:style-name="ro1">
          <table:table-cell table:formula="of:=[.A55]+1/60" office:value-type="float" office:value="0.900000000000001" calcext:value-type="float">
            <text:p>0,9000</text:p>
          </table:table-cell>
          <table:table-cell table:formula="of:=SIN(([.$A56]+0/3)*2*PI())" office:value-type="float" office:value="-0.587785252292468" calcext:value-type="float">
            <text:p>-0,5878</text:p>
          </table:table-cell>
          <table:table-cell table:formula="of:=SIN(([.$A56]+1/3)*2*PI())" office:value-type="float" office:value="0.994521895368274" calcext:value-type="float">
            <text:p>0,9945</text:p>
          </table:table-cell>
          <table:table-cell table:formula="of:=SIN(([.$A56]+2/3)*2*PI())" office:value-type="float" office:value="-0.406736643075807" calcext:value-type="float">
            <text:p>-0,4067</text:p>
          </table:table-cell>
        </table:table-row>
        <table:table-row table:style-name="ro1">
          <table:table-cell table:formula="of:=[.A56]+1/60" office:value-type="float" office:value="0.916666666666668" calcext:value-type="float">
            <text:p>0,9167</text:p>
          </table:table-cell>
          <table:table-cell table:formula="of:=SIN(([.$A57]+0/3)*2*PI())" office:value-type="float" office:value="-0.499999999999994" calcext:value-type="float">
            <text:p>-0,5000</text:p>
          </table:table-cell>
          <table:table-cell table:formula="of:=SIN(([.$A57]+1/3)*2*PI())" office:value-type="float" office:value="1" calcext:value-type="float">
            <text:p>1,0000</text:p>
          </table:table-cell>
          <table:table-cell table:formula="of:=SIN(([.$A57]+2/3)*2*PI())" office:value-type="float" office:value="-0.500000000000005" calcext:value-type="float">
            <text:p>-0,5000</text:p>
          </table:table-cell>
        </table:table-row>
        <table:table-row table:style-name="ro1">
          <table:table-cell table:formula="of:=[.A57]+1/60" office:value-type="float" office:value="0.933333333333334" calcext:value-type="float">
            <text:p>0,9333</text:p>
          </table:table-cell>
          <table:table-cell table:formula="of:=SIN(([.$A58]+0/3)*2*PI())" office:value-type="float" office:value="-0.406736643075794" calcext:value-type="float">
            <text:p>-0,4067</text:p>
          </table:table-cell>
          <table:table-cell table:formula="of:=SIN(([.$A58]+1/3)*2*PI())" office:value-type="float" office:value="0.994521895368272" calcext:value-type="float">
            <text:p>0,9945</text:p>
          </table:table-cell>
          <table:table-cell table:formula="of:=SIN(([.$A58]+2/3)*2*PI())" office:value-type="float" office:value="-0.587785252292479" calcext:value-type="float">
            <text:p>-0,5878</text:p>
          </table:table-cell>
        </table:table-row>
        <table:table-row table:style-name="ro1">
          <table:table-cell table:formula="of:=[.A58]+1/60" office:value-type="float" office:value="0.950000000000001" calcext:value-type="float">
            <text:p>0,9500</text:p>
          </table:table-cell>
          <table:table-cell table:formula="of:=SIN(([.$A59]+0/3)*2*PI())" office:value-type="float" office:value="-0.30901699437494" calcext:value-type="float">
            <text:p>-0,3090</text:p>
          </table:table-cell>
          <table:table-cell table:formula="of:=SIN(([.$A59]+1/3)*2*PI())" office:value-type="float" office:value="0.978147600733804" calcext:value-type="float">
            <text:p>0,9781</text:p>
          </table:table-cell>
          <table:table-cell table:formula="of:=SIN(([.$A59]+2/3)*2*PI())" office:value-type="float" office:value="-0.669130606358864" calcext:value-type="float">
            <text:p>-0,6691</text:p>
          </table:table-cell>
        </table:table-row>
        <table:table-row table:style-name="ro1">
          <table:table-cell table:formula="of:=[.A59]+1/60" office:value-type="float" office:value="0.966666666666668" calcext:value-type="float">
            <text:p>0,9667</text:p>
          </table:table-cell>
          <table:table-cell table:formula="of:=SIN(([.$A60]+0/3)*2*PI())" office:value-type="float" office:value="-0.207911690817751" calcext:value-type="float">
            <text:p>-0,2079</text:p>
          </table:table-cell>
          <table:table-cell table:formula="of:=SIN(([.$A60]+1/3)*2*PI())" office:value-type="float" office:value="0.951056516295151" calcext:value-type="float">
            <text:p>0,9511</text:p>
          </table:table-cell>
          <table:table-cell table:formula="of:=SIN(([.$A60]+2/3)*2*PI())" office:value-type="float" office:value="-0.743144825477399" calcext:value-type="float">
            <text:p>-0,7431</text:p>
          </table:table-cell>
        </table:table-row>
        <table:table-row table:style-name="ro1">
          <table:table-cell table:formula="of:=[.A60]+1/60" office:value-type="float" office:value="0.983333333333335" calcext:value-type="float">
            <text:p>0,9833</text:p>
          </table:table-cell>
          <table:table-cell table:formula="of:=SIN(([.$A61]+0/3)*2*PI())" office:value-type="float" office:value="-0.104528463267645" calcext:value-type="float">
            <text:p>-0,1045</text:p>
          </table:table-cell>
          <table:table-cell table:formula="of:=SIN(([.$A61]+1/3)*2*PI())" office:value-type="float" office:value="0.913545457642598" calcext:value-type="float">
            <text:p>0,9135</text:p>
          </table:table-cell>
          <table:table-cell table:formula="of:=SIN(([.$A61]+2/3)*2*PI())" office:value-type="float" office:value="-0.809016994374951" calcext:value-type="float">
            <text:p>-0,8090</text:p>
          </table:table-cell>
        </table:table-row>
        <table:table-row table:style-name="ro1">
          <table:table-cell table:formula="of:=[.A61]+1/60" office:value-type="float" office:value="1" calcext:value-type="float">
            <text:p>1,0000</text:p>
          </table:table-cell>
          <table:table-cell table:formula="of:=SIN(([.$A62]+0/3)*2*PI())" office:value-type="float" office:value="7.74867641747166E-015" calcext:value-type="float">
            <text:p>0,0000</text:p>
          </table:table-cell>
          <table:table-cell table:formula="of:=SIN(([.$A62]+1/3)*2*PI())" office:value-type="float" office:value="0.866025403784435" calcext:value-type="float">
            <text:p>0,8660</text:p>
          </table:table-cell>
          <table:table-cell table:formula="of:=SIN(([.$A62]+2/3)*2*PI())" office:value-type="float" office:value="-0.866025403784442" calcext:value-type="float">
            <text:p>-0,8660</text:p>
          </table:table-cell>
        </table:table-row>
        <table:table-row table:style-name="ro1">
          <table:table-cell table:formula="of:=[.A62]+1/60" office:value-type="float" office:value="1.01666666666667" calcext:value-type="float">
            <text:p>1,0167</text:p>
          </table:table-cell>
          <table:table-cell table:formula="of:=SIN(([.$A63]+0/3)*2*PI())" office:value-type="float" office:value="0.104528463267661" calcext:value-type="float">
            <text:p>0,1045</text:p>
          </table:table-cell>
          <table:table-cell table:formula="of:=SIN(([.$A63]+1/3)*2*PI())" office:value-type="float" office:value="0.809016994374943" calcext:value-type="float">
            <text:p>0,8090</text:p>
          </table:table-cell>
          <table:table-cell table:formula="of:=SIN(([.$A63]+2/3)*2*PI())" office:value-type="float" office:value="-0.913545457642603" calcext:value-type="float">
            <text:p>-0,9135</text:p>
          </table:table-cell>
        </table:table-row>
        <table:table-row table:style-name="ro1">
          <table:table-cell table:formula="of:=[.A63]+1/60" office:value-type="float" office:value="1.03333333333333" calcext:value-type="float">
            <text:p>1,0333</text:p>
          </table:table-cell>
          <table:table-cell table:formula="of:=SIN(([.$A64]+0/3)*2*PI())" office:value-type="float" office:value="0.207911690817766" calcext:value-type="float">
            <text:p>0,2079</text:p>
          </table:table-cell>
          <table:table-cell table:formula="of:=SIN(([.$A64]+1/3)*2*PI())" office:value-type="float" office:value="0.743144825477389" calcext:value-type="float">
            <text:p>0,7431</text:p>
          </table:table-cell>
          <table:table-cell table:formula="of:=SIN(([.$A64]+2/3)*2*PI())" office:value-type="float" office:value="-0.951056516295156" calcext:value-type="float">
            <text:p>-0,9511</text:p>
          </table:table-cell>
        </table:table-row>
        <table:table-row table:style-name="ro1">
          <table:table-cell table:formula="of:=[.A64]+1/60" office:value-type="float" office:value="1.05" calcext:value-type="float">
            <text:p>1,0500</text:p>
          </table:table-cell>
          <table:table-cell table:formula="of:=SIN(([.$A65]+0/3)*2*PI())" office:value-type="float" office:value="0.309016994374954" calcext:value-type="float">
            <text:p>0,3090</text:p>
          </table:table-cell>
          <table:table-cell table:formula="of:=SIN(([.$A65]+1/3)*2*PI())" office:value-type="float" office:value="0.669130606358854" calcext:value-type="float">
            <text:p>0,6691</text:p>
          </table:table-cell>
          <table:table-cell table:formula="of:=SIN(([.$A65]+2/3)*2*PI())" office:value-type="float" office:value="-0.978147600733807" calcext:value-type="float">
            <text:p>-0,9781</text:p>
          </table:table-cell>
        </table:table-row>
        <table:table-row table:style-name="ro1">
          <table:table-cell table:formula="of:=[.A65]+1/60" office:value-type="float" office:value="1.06666666666667" calcext:value-type="float">
            <text:p>1,0667</text:p>
          </table:table-cell>
          <table:table-cell table:formula="of:=SIN(([.$A66]+0/3)*2*PI())" office:value-type="float" office:value="0.406736643075806" calcext:value-type="float">
            <text:p>0,4067</text:p>
          </table:table-cell>
          <table:table-cell table:formula="of:=SIN(([.$A66]+1/3)*2*PI())" office:value-type="float" office:value="0.587785252292468" calcext:value-type="float">
            <text:p>0,5878</text:p>
          </table:table-cell>
          <table:table-cell table:formula="of:=SIN(([.$A66]+2/3)*2*PI())" office:value-type="float" office:value="-0.994521895368274" calcext:value-type="float">
            <text:p>-0,9945</text:p>
          </table:table-cell>
        </table:table-row>
        <table:table-row table:style-name="ro1">
          <table:table-cell table:formula="of:=[.A66]+1/60" office:value-type="float" office:value="1.08333333333333" calcext:value-type="float">
            <text:p>1,0833</text:p>
          </table:table-cell>
          <table:table-cell table:formula="of:=SIN(([.$A67]+0/3)*2*PI())" office:value-type="float" office:value="0.500000000000005" calcext:value-type="float">
            <text:p>0,5000</text:p>
          </table:table-cell>
          <table:table-cell table:formula="of:=SIN(([.$A67]+1/3)*2*PI())" office:value-type="float" office:value="0.499999999999995" calcext:value-type="float">
            <text:p>0,5000</text:p>
          </table:table-cell>
          <table:table-cell table:formula="of:=SIN(([.$A67]+2/3)*2*PI())" office:value-type="float" office:value="-1" calcext:value-type="float">
            <text:p>-1,0000</text:p>
          </table:table-cell>
        </table:table-row>
        <table:table-row table:style-name="ro1">
          <table:table-cell table:formula="of:=[.A67]+1/60" office:value-type="float" office:value="1.1" calcext:value-type="float">
            <text:p>1,1000</text:p>
          </table:table-cell>
          <table:table-cell table:formula="of:=SIN(([.$A68]+0/3)*2*PI())" office:value-type="float" office:value="0.587785252292478" calcext:value-type="float">
            <text:p>0,5878</text:p>
          </table:table-cell>
          <table:table-cell table:formula="of:=SIN(([.$A68]+1/3)*2*PI())" office:value-type="float" office:value="0.406736643075795" calcext:value-type="float">
            <text:p>0,4067</text:p>
          </table:table-cell>
          <table:table-cell table:formula="of:=SIN(([.$A68]+2/3)*2*PI())" office:value-type="float" office:value="-0.994521895368273" calcext:value-type="float">
            <text:p>-0,9945</text:p>
          </table:table-cell>
        </table:table-row>
        <table:table-row table:style-name="ro1">
          <table:table-cell table:formula="of:=[.A68]+1/60" office:value-type="float" office:value="1.11666666666667" calcext:value-type="float">
            <text:p>1,1167</text:p>
          </table:table-cell>
          <table:table-cell table:formula="of:=SIN(([.$A69]+0/3)*2*PI())" office:value-type="float" office:value="0.669130606358862" calcext:value-type="float">
            <text:p>0,6691</text:p>
          </table:table-cell>
          <table:table-cell table:formula="of:=SIN(([.$A69]+1/3)*2*PI())" office:value-type="float" office:value="0.309016994374943" calcext:value-type="float">
            <text:p>0,3090</text:p>
          </table:table-cell>
          <table:table-cell table:formula="of:=SIN(([.$A69]+2/3)*2*PI())" office:value-type="float" office:value="-0.978147600733805" calcext:value-type="float">
            <text:p>-0,9781</text:p>
          </table:table-cell>
        </table:table-row>
        <table:table-row table:style-name="ro1">
          <table:table-cell table:formula="of:=[.A69]+1/60" office:value-type="float" office:value="1.13333333333333" calcext:value-type="float">
            <text:p>1,1333</text:p>
          </table:table-cell>
          <table:table-cell table:formula="of:=SIN(([.$A70]+0/3)*2*PI())" office:value-type="float" office:value="0.743144825477398" calcext:value-type="float">
            <text:p>0,7431</text:p>
          </table:table-cell>
          <table:table-cell table:formula="of:=SIN(([.$A70]+1/3)*2*PI())" office:value-type="float" office:value="0.207911690817756" calcext:value-type="float">
            <text:p>0,2079</text:p>
          </table:table-cell>
          <table:table-cell table:formula="of:=SIN(([.$A70]+2/3)*2*PI())" office:value-type="float" office:value="-0.951056516295152" calcext:value-type="float">
            <text:p>-0,9511</text:p>
          </table:table-cell>
        </table:table-row>
        <table:table-row table:style-name="ro1">
          <table:table-cell table:formula="of:=[.A70]+1/60" office:value-type="float" office:value="1.15" calcext:value-type="float">
            <text:p>1,1500</text:p>
          </table:table-cell>
          <table:table-cell table:formula="of:=SIN(([.$A71]+0/3)*2*PI())" office:value-type="float" office:value="0.80901699437495" calcext:value-type="float">
            <text:p>0,8090</text:p>
          </table:table-cell>
          <table:table-cell table:formula="of:=SIN(([.$A71]+1/3)*2*PI())" office:value-type="float" office:value="0.104528463267649" calcext:value-type="float">
            <text:p>0,1045</text:p>
          </table:table-cell>
          <table:table-cell table:formula="of:=SIN(([.$A71]+2/3)*2*PI())" office:value-type="float" office:value="-0.913545457642599" calcext:value-type="float">
            <text:p>-0,9135</text:p>
          </table:table-cell>
        </table:table-row>
        <table:table-row table:style-name="ro1">
          <table:table-cell table:formula="of:=[.A71]+1/60" office:value-type="float" office:value="1.16666666666667" calcext:value-type="float">
            <text:p>1,1667</text:p>
          </table:table-cell>
          <table:table-cell table:formula="of:=SIN(([.$A72]+0/3)*2*PI())" office:value-type="float" office:value="0.866025403784441" calcext:value-type="float">
            <text:p>0,8660</text:p>
          </table:table-cell>
          <table:table-cell table:formula="of:=SIN(([.$A72]+1/3)*2*PI())" office:value-type="float" office:value="-3.18531963905629E-015" calcext:value-type="float">
            <text:p>0,0000</text:p>
          </table:table-cell>
          <table:table-cell table:formula="of:=SIN(([.$A72]+2/3)*2*PI())" office:value-type="float" office:value="-0.866025403784437" calcext:value-type="float">
            <text:p>-0,8660</text:p>
          </table:table-cell>
        </table:table-row>
        <table:table-row table:style-name="ro1">
          <table:table-cell table:formula="of:=[.A72]+1/60" office:value-type="float" office:value="1.18333333333333" calcext:value-type="float">
            <text:p>1,1833</text:p>
          </table:table-cell>
          <table:table-cell table:formula="of:=SIN(([.$A73]+0/3)*2*PI())" office:value-type="float" office:value="0.913545457642602" calcext:value-type="float">
            <text:p>0,9135</text:p>
          </table:table-cell>
          <table:table-cell table:formula="of:=SIN(([.$A73]+1/3)*2*PI())" office:value-type="float" office:value="-0.104528463267657" calcext:value-type="float">
            <text:p>-0,1045</text:p>
          </table:table-cell>
          <table:table-cell table:formula="of:=SIN(([.$A73]+2/3)*2*PI())" office:value-type="float" office:value="-0.809016994374946" calcext:value-type="float">
            <text:p>-0,8090</text:p>
          </table:table-cell>
        </table:table-row>
        <table:table-row table:style-name="ro1">
          <table:table-cell table:formula="of:=[.A73]+1/60" office:value-type="float" office:value="1.2" calcext:value-type="float">
            <text:p>1,2000</text:p>
          </table:table-cell>
          <table:table-cell table:formula="of:=SIN(([.$A74]+0/3)*2*PI())" office:value-type="float" office:value="0.951056516295155" calcext:value-type="float">
            <text:p>0,9511</text:p>
          </table:table-cell>
          <table:table-cell table:formula="of:=SIN(([.$A74]+1/3)*2*PI())" office:value-type="float" office:value="-0.207911690817762" calcext:value-type="float">
            <text:p>-0,2079</text:p>
          </table:table-cell>
          <table:table-cell table:formula="of:=SIN(([.$A74]+2/3)*2*PI())" office:value-type="float" office:value="-0.743144825477393" calcext:value-type="float">
            <text:p>-0,7431</text:p>
          </table:table-cell>
        </table:table-row>
        <table:table-row table:style-name="ro1">
          <table:table-cell table:formula="of:=[.A74]+1/60" office:value-type="float" office:value="1.21666666666667" calcext:value-type="float">
            <text:p>1,2167</text:p>
          </table:table-cell>
          <table:table-cell table:formula="of:=SIN(([.$A75]+0/3)*2*PI())" office:value-type="float" office:value="0.978147600733806" calcext:value-type="float">
            <text:p>0,9781</text:p>
          </table:table-cell>
          <table:table-cell table:formula="of:=SIN(([.$A75]+1/3)*2*PI())" office:value-type="float" office:value="-0.30901699437495" calcext:value-type="float">
            <text:p>-0,3090</text:p>
          </table:table-cell>
          <table:table-cell table:formula="of:=SIN(([.$A75]+2/3)*2*PI())" office:value-type="float" office:value="-0.669130606358856" calcext:value-type="float">
            <text:p>-0,6691</text:p>
          </table:table-cell>
        </table:table-row>
        <table:table-row table:style-name="ro1">
          <table:table-cell table:formula="of:=[.A75]+1/60" office:value-type="float" office:value="1.23333333333333" calcext:value-type="float">
            <text:p>1,2333</text:p>
          </table:table-cell>
          <table:table-cell table:formula="of:=SIN(([.$A76]+0/3)*2*PI())" office:value-type="float" office:value="0.994521895368274" calcext:value-type="float">
            <text:p>0,9945</text:p>
          </table:table-cell>
          <table:table-cell table:formula="of:=SIN(([.$A76]+1/3)*2*PI())" office:value-type="float" office:value="-0.406736643075802" calcext:value-type="float">
            <text:p>-0,4067</text:p>
          </table:table-cell>
          <table:table-cell table:formula="of:=SIN(([.$A76]+2/3)*2*PI())" office:value-type="float" office:value="-0.587785252292472" calcext:value-type="float">
            <text:p>-0,5878</text:p>
          </table:table-cell>
        </table:table-row>
        <table:table-row table:style-name="ro1">
          <table:table-cell table:formula="of:=[.A76]+1/60" office:value-type="float" office:value="1.25" calcext:value-type="float">
            <text:p>1,2500</text:p>
          </table:table-cell>
          <table:table-cell table:formula="of:=SIN(([.$A77]+0/3)*2*PI())" office:value-type="float" office:value="1" calcext:value-type="float">
            <text:p>1,0000</text:p>
          </table:table-cell>
          <table:table-cell table:formula="of:=SIN(([.$A77]+1/3)*2*PI())" office:value-type="float" office:value="-0.500000000000002" calcext:value-type="float">
            <text:p>-0,5000</text:p>
          </table:table-cell>
          <table:table-cell table:formula="of:=SIN(([.$A77]+2/3)*2*PI())" office:value-type="float" office:value="-0.499999999999998" calcext:value-type="float">
            <text:p>-0,5000</text:p>
          </table:table-cell>
        </table:table-row>
        <table:table-row table:style-name="ro1">
          <table:table-cell table:formula="of:=[.A77]+1/60" office:value-type="float" office:value="1.26666666666667" calcext:value-type="float">
            <text:p>1,2667</text:p>
          </table:table-cell>
          <table:table-cell table:formula="of:=SIN(([.$A78]+0/3)*2*PI())" office:value-type="float" office:value="0.994521895368273" calcext:value-type="float">
            <text:p>0,9945</text:p>
          </table:table-cell>
          <table:table-cell table:formula="of:=SIN(([.$A78]+1/3)*2*PI())" office:value-type="float" office:value="-0.587785252292474" calcext:value-type="float">
            <text:p>-0,5878</text:p>
          </table:table-cell>
          <table:table-cell table:formula="of:=SIN(([.$A78]+2/3)*2*PI())" office:value-type="float" office:value="-0.4067366430758" calcext:value-type="float">
            <text:p>-0,4067</text:p>
          </table:table-cell>
        </table:table-row>
        <table:table-row table:style-name="ro1">
          <table:table-cell table:formula="of:=[.A78]+1/60" office:value-type="float" office:value="1.28333333333333" calcext:value-type="float">
            <text:p>1,2833</text:p>
          </table:table-cell>
          <table:table-cell table:formula="of:=SIN(([.$A79]+0/3)*2*PI())" office:value-type="float" office:value="0.978147600733805" calcext:value-type="float">
            <text:p>0,9781</text:p>
          </table:table-cell>
          <table:table-cell table:formula="of:=SIN(([.$A79]+1/3)*2*PI())" office:value-type="float" office:value="-0.66913060635886" calcext:value-type="float">
            <text:p>-0,6691</text:p>
          </table:table-cell>
          <table:table-cell table:formula="of:=SIN(([.$A79]+2/3)*2*PI())" office:value-type="float" office:value="-0.309016994374946" calcext:value-type="float">
            <text:p>-0,3090</text:p>
          </table:table-cell>
        </table:table-row>
        <table:table-row table:style-name="ro1">
          <table:table-cell table:formula="of:=[.A79]+1/60" office:value-type="float" office:value="1.3" calcext:value-type="float">
            <text:p>1,3000</text:p>
          </table:table-cell>
          <table:table-cell table:formula="of:=SIN(([.$A80]+0/3)*2*PI())" office:value-type="float" office:value="0.951056516295153" calcext:value-type="float">
            <text:p>0,9511</text:p>
          </table:table-cell>
          <table:table-cell table:formula="of:=SIN(([.$A80]+1/3)*2*PI())" office:value-type="float" office:value="-0.743144825477395" calcext:value-type="float">
            <text:p>-0,7431</text:p>
          </table:table-cell>
          <table:table-cell table:formula="of:=SIN(([.$A80]+2/3)*2*PI())" office:value-type="float" office:value="-0.207911690817759" calcext:value-type="float">
            <text:p>-0,2079</text:p>
          </table:table-cell>
        </table:table-row>
        <table:table-row table:style-name="ro1">
          <table:table-cell table:formula="of:=[.A80]+1/60" office:value-type="float" office:value="1.31666666666667" calcext:value-type="float">
            <text:p>1,3167</text:p>
          </table:table-cell>
          <table:table-cell table:formula="of:=SIN(([.$A81]+0/3)*2*PI())" office:value-type="float" office:value="0.913545457642601" calcext:value-type="float">
            <text:p>0,9135</text:p>
          </table:table-cell>
          <table:table-cell table:formula="of:=SIN(([.$A81]+1/3)*2*PI())" office:value-type="float" office:value="-0.809016994374947" calcext:value-type="float">
            <text:p>-0,8090</text:p>
          </table:table-cell>
          <table:table-cell table:formula="of:=SIN(([.$A81]+2/3)*2*PI())" office:value-type="float" office:value="-0.104528463267653" calcext:value-type="float">
            <text:p>-0,1045</text:p>
          </table:table-cell>
        </table:table-row>
        <table:table-row table:style-name="ro1">
          <table:table-cell table:formula="of:=[.A81]+1/60" office:value-type="float" office:value="1.33333333333333" calcext:value-type="float">
            <text:p>1,3333</text:p>
          </table:table-cell>
          <table:table-cell table:formula="of:=SIN(([.$A82]+0/3)*2*PI())" office:value-type="float" office:value="0.866025403784438" calcext:value-type="float">
            <text:p>0,8660</text:p>
          </table:table-cell>
          <table:table-cell table:formula="of:=SIN(([.$A82]+1/3)*2*PI())" office:value-type="float" office:value="-0.866025403784439" calcext:value-type="float">
            <text:p>-0,8660</text:p>
          </table:table-cell>
          <table:table-cell table:formula="of:=SIN(([.$A82]+2/3)*2*PI())" office:value-type="float" office:value="-4.89858719658941E-016" calcext:value-type="float">
            <text:p>0,0000</text:p>
          </table:table-cell>
        </table:table-row>
        <table:table-row table:style-name="ro1">
          <table:table-cell table:formula="of:=[.A82]+1/60" office:value-type="float" office:value="1.35" calcext:value-type="float">
            <text:p>1,3500</text:p>
          </table:table-cell>
          <table:table-cell table:formula="of:=SIN(([.$A83]+0/3)*2*PI())" office:value-type="float" office:value="0.809016994374948" calcext:value-type="float">
            <text:p>0,8090</text:p>
          </table:table-cell>
          <table:table-cell table:formula="of:=SIN(([.$A83]+1/3)*2*PI())" office:value-type="float" office:value="-0.913545457642601" calcext:value-type="float">
            <text:p>-0,9135</text:p>
          </table:table-cell>
          <table:table-cell table:formula="of:=SIN(([.$A83]+2/3)*2*PI())" office:value-type="float" office:value="0.104528463267652" calcext:value-type="float">
            <text:p>0,1045</text:p>
          </table:table-cell>
        </table:table-row>
        <table:table-row table:style-name="ro1">
          <table:table-cell table:formula="of:=[.A83]+1/60" office:value-type="float" office:value="1.36666666666667" calcext:value-type="float">
            <text:p>1,3667</text:p>
          </table:table-cell>
          <table:table-cell table:formula="of:=SIN(([.$A84]+0/3)*2*PI())" office:value-type="float" office:value="0.743144825477394" calcext:value-type="float">
            <text:p>0,7431</text:p>
          </table:table-cell>
          <table:table-cell table:formula="of:=SIN(([.$A84]+1/3)*2*PI())" office:value-type="float" office:value="-0.951056516295153" calcext:value-type="float">
            <text:p>-0,9511</text:p>
          </table:table-cell>
          <table:table-cell table:formula="of:=SIN(([.$A84]+2/3)*2*PI())" office:value-type="float" office:value="0.207911690817758" calcext:value-type="float">
            <text:p>0,2079</text:p>
          </table:table-cell>
        </table:table-row>
        <table:table-row table:style-name="ro1">
          <table:table-cell table:formula="of:=[.A84]+1/60" office:value-type="float" office:value="1.38333333333333" calcext:value-type="float">
            <text:p>1,3833</text:p>
          </table:table-cell>
          <table:table-cell table:formula="of:=SIN(([.$A85]+0/3)*2*PI())" office:value-type="float" office:value="0.669130606358859" calcext:value-type="float">
            <text:p>0,6691</text:p>
          </table:table-cell>
          <table:table-cell table:formula="of:=SIN(([.$A85]+1/3)*2*PI())" office:value-type="float" office:value="-0.978147600733805" calcext:value-type="float">
            <text:p>-0,9781</text:p>
          </table:table-cell>
          <table:table-cell table:formula="of:=SIN(([.$A85]+2/3)*2*PI())" office:value-type="float" office:value="0.309016994374945" calcext:value-type="float">
            <text:p>0,3090</text:p>
          </table:table-cell>
        </table:table-row>
        <table:table-row table:style-name="ro1">
          <table:table-cell table:formula="of:=[.A85]+1/60" office:value-type="float" office:value="1.4" calcext:value-type="float">
            <text:p>1,4000</text:p>
          </table:table-cell>
          <table:table-cell table:formula="of:=SIN(([.$A86]+0/3)*2*PI())" office:value-type="float" office:value="0.587785252292473" calcext:value-type="float">
            <text:p>0,5878</text:p>
          </table:table-cell>
          <table:table-cell table:formula="of:=SIN(([.$A86]+1/3)*2*PI())" office:value-type="float" office:value="-0.994521895368273" calcext:value-type="float">
            <text:p>-0,9945</text:p>
          </table:table-cell>
          <table:table-cell table:formula="of:=SIN(([.$A86]+2/3)*2*PI())" office:value-type="float" office:value="0.406736643075799" calcext:value-type="float">
            <text:p>0,4067</text:p>
          </table:table-cell>
        </table:table-row>
        <table:table-row table:style-name="ro1">
          <table:table-cell table:formula="of:=[.A86]+1/60" office:value-type="float" office:value="1.41666666666667" calcext:value-type="float">
            <text:p>1,4167</text:p>
          </table:table-cell>
          <table:table-cell table:formula="of:=SIN(([.$A87]+0/3)*2*PI())" office:value-type="float" office:value="0.500000000000001" calcext:value-type="float">
            <text:p>0,5000</text:p>
          </table:table-cell>
          <table:table-cell table:formula="of:=SIN(([.$A87]+1/3)*2*PI())" office:value-type="float" office:value="-1" calcext:value-type="float">
            <text:p>-1,0000</text:p>
          </table:table-cell>
          <table:table-cell table:formula="of:=SIN(([.$A87]+2/3)*2*PI())" office:value-type="float" office:value="0.499999999999998" calcext:value-type="float">
            <text:p>0,5000</text:p>
          </table:table-cell>
        </table:table-row>
        <table:table-row table:style-name="ro1">
          <table:table-cell table:formula="of:=[.A87]+1/60" office:value-type="float" office:value="1.43333333333333" calcext:value-type="float">
            <text:p>1,4333</text:p>
          </table:table-cell>
          <table:table-cell table:formula="of:=SIN(([.$A88]+0/3)*2*PI())" office:value-type="float" office:value="0.406736643075801" calcext:value-type="float">
            <text:p>0,4067</text:p>
          </table:table-cell>
          <table:table-cell table:formula="of:=SIN(([.$A88]+1/3)*2*PI())" office:value-type="float" office:value="-0.994521895368274" calcext:value-type="float">
            <text:p>-0,9945</text:p>
          </table:table-cell>
          <table:table-cell table:formula="of:=SIN(([.$A88]+2/3)*2*PI())" office:value-type="float" office:value="0.587785252292471" calcext:value-type="float">
            <text:p>0,5878</text:p>
          </table:table-cell>
        </table:table-row>
        <table:table-row table:style-name="ro1">
          <table:table-cell table:formula="of:=[.A88]+1/60" office:value-type="float" office:value="1.45" calcext:value-type="float">
            <text:p>1,4500</text:p>
          </table:table-cell>
          <table:table-cell table:formula="of:=SIN(([.$A89]+0/3)*2*PI())" office:value-type="float" office:value="0.309016994374949" calcext:value-type="float">
            <text:p>0,3090</text:p>
          </table:table-cell>
          <table:table-cell table:formula="of:=SIN(([.$A89]+1/3)*2*PI())" office:value-type="float" office:value="-0.978147600733806" calcext:value-type="float">
            <text:p>-0,9781</text:p>
          </table:table-cell>
          <table:table-cell table:formula="of:=SIN(([.$A89]+2/3)*2*PI())" office:value-type="float" office:value="0.669130606358856" calcext:value-type="float">
            <text:p>0,6691</text:p>
          </table:table-cell>
        </table:table-row>
        <table:table-row table:style-name="ro1">
          <table:table-cell table:formula="of:=[.A89]+1/60" office:value-type="float" office:value="1.46666666666667" calcext:value-type="float">
            <text:p>1,4667</text:p>
          </table:table-cell>
          <table:table-cell table:formula="of:=SIN(([.$A90]+0/3)*2*PI())" office:value-type="float" office:value="0.207911690817761" calcext:value-type="float">
            <text:p>0,2079</text:p>
          </table:table-cell>
          <table:table-cell table:formula="of:=SIN(([.$A90]+1/3)*2*PI())" office:value-type="float" office:value="-0.951056516295154" calcext:value-type="float">
            <text:p>-0,9511</text:p>
          </table:table-cell>
          <table:table-cell table:formula="of:=SIN(([.$A90]+2/3)*2*PI())" office:value-type="float" office:value="0.743144825477392" calcext:value-type="float">
            <text:p>0,7431</text:p>
          </table:table-cell>
        </table:table-row>
        <table:table-row table:style-name="ro1">
          <table:table-cell table:formula="of:=[.A90]+1/60" office:value-type="float" office:value="1.48333333333333" calcext:value-type="float">
            <text:p>1,4833</text:p>
          </table:table-cell>
          <table:table-cell table:formula="of:=SIN(([.$A91]+0/3)*2*PI())" office:value-type="float" office:value="0.104528463267656" calcext:value-type="float">
            <text:p>0,1045</text:p>
          </table:table-cell>
          <table:table-cell table:formula="of:=SIN(([.$A91]+1/3)*2*PI())" office:value-type="float" office:value="-0.913545457642602" calcext:value-type="float">
            <text:p>-0,9135</text:p>
          </table:table-cell>
          <table:table-cell table:formula="of:=SIN(([.$A91]+2/3)*2*PI())" office:value-type="float" office:value="0.809016994374945" calcext:value-type="float">
            <text:p>0,8090</text:p>
          </table:table-cell>
        </table:table-row>
        <table:table-row table:style-name="ro1">
          <table:table-cell table:formula="of:=[.A91]+1/60" office:value-type="float" office:value="1.5" calcext:value-type="float">
            <text:p>1,5000</text:p>
          </table:table-cell>
          <table:table-cell table:formula="of:=SIN(([.$A92]+0/3)*2*PI())" office:value-type="float" office:value="3.92010771854471E-015" calcext:value-type="float">
            <text:p>0,0000</text:p>
          </table:table-cell>
          <table:table-cell table:formula="of:=SIN(([.$A92]+1/3)*2*PI())" office:value-type="float" office:value="-0.86602540378444" calcext:value-type="float">
            <text:p>-0,8660</text:p>
          </table:table-cell>
          <table:table-cell table:formula="of:=SIN(([.$A92]+2/3)*2*PI())" office:value-type="float" office:value="0.866025403784437" calcext:value-type="float">
            <text:p>0,8660</text:p>
          </table:table-cell>
        </table:table-row>
        <table:table-row table:style-name="ro1">
          <table:table-cell table:formula="of:=[.A92]+1/60" office:value-type="float" office:value="1.51666666666667" calcext:value-type="float">
            <text:p>1,5167</text:p>
          </table:table-cell>
          <table:table-cell table:formula="of:=SIN(([.$A93]+0/3)*2*PI())" office:value-type="float" office:value="-0.10452846326765" calcext:value-type="float">
            <text:p>-0,1045</text:p>
          </table:table-cell>
          <table:table-cell table:formula="of:=SIN(([.$A93]+1/3)*2*PI())" office:value-type="float" office:value="-0.80901699437495" calcext:value-type="float">
            <text:p>-0,8090</text:p>
          </table:table-cell>
          <table:table-cell table:formula="of:=SIN(([.$A93]+2/3)*2*PI())" office:value-type="float" office:value="0.913545457642599" calcext:value-type="float">
            <text:p>0,9135</text:p>
          </table:table-cell>
        </table:table-row>
        <table:table-row table:style-name="ro1">
          <table:table-cell table:formula="of:=[.A93]+1/60" office:value-type="float" office:value="1.53333333333333" calcext:value-type="float">
            <text:p>1,5333</text:p>
          </table:table-cell>
          <table:table-cell table:formula="of:=SIN(([.$A94]+0/3)*2*PI())" office:value-type="float" office:value="-0.207911690817755" calcext:value-type="float">
            <text:p>-0,2079</text:p>
          </table:table-cell>
          <table:table-cell table:formula="of:=SIN(([.$A94]+1/3)*2*PI())" office:value-type="float" office:value="-0.743144825477398" calcext:value-type="float">
            <text:p>-0,7431</text:p>
          </table:table-cell>
          <table:table-cell table:formula="of:=SIN(([.$A94]+2/3)*2*PI())" office:value-type="float" office:value="0.951056516295152" calcext:value-type="float">
            <text:p>0,9511</text:p>
          </table:table-cell>
        </table:table-row>
        <table:table-row table:style-name="ro1">
          <table:table-cell table:formula="of:=[.A94]+1/60" office:value-type="float" office:value="1.55" calcext:value-type="float">
            <text:p>1,5500</text:p>
          </table:table-cell>
          <table:table-cell table:formula="of:=SIN(([.$A95]+0/3)*2*PI())" office:value-type="float" office:value="-0.309016994374944" calcext:value-type="float">
            <text:p>-0,3090</text:p>
          </table:table-cell>
          <table:table-cell table:formula="of:=SIN(([.$A95]+1/3)*2*PI())" office:value-type="float" office:value="-0.669130606358862" calcext:value-type="float">
            <text:p>-0,6691</text:p>
          </table:table-cell>
          <table:table-cell table:formula="of:=SIN(([.$A95]+2/3)*2*PI())" office:value-type="float" office:value="0.978147600733804" calcext:value-type="float">
            <text:p>0,9781</text:p>
          </table:table-cell>
        </table:table-row>
        <table:table-row table:style-name="ro1">
          <table:table-cell table:formula="of:=[.A95]+1/60" office:value-type="float" office:value="1.56666666666667" calcext:value-type="float">
            <text:p>1,5667</text:p>
          </table:table-cell>
          <table:table-cell table:formula="of:=SIN(([.$A96]+0/3)*2*PI())" office:value-type="float" office:value="-0.406736643075796" calcext:value-type="float">
            <text:p>-0,4067</text:p>
          </table:table-cell>
          <table:table-cell table:formula="of:=SIN(([.$A96]+1/3)*2*PI())" office:value-type="float" office:value="-0.587785252292478" calcext:value-type="float">
            <text:p>-0,5878</text:p>
          </table:table-cell>
          <table:table-cell table:formula="of:=SIN(([.$A96]+2/3)*2*PI())" office:value-type="float" office:value="0.994521895368273" calcext:value-type="float">
            <text:p>0,9945</text:p>
          </table:table-cell>
        </table:table-row>
        <table:table-row table:style-name="ro1">
          <table:table-cell table:formula="of:=[.A96]+1/60" office:value-type="float" office:value="1.58333333333333" calcext:value-type="float">
            <text:p>1,5833</text:p>
          </table:table-cell>
          <table:table-cell table:formula="of:=SIN(([.$A97]+0/3)*2*PI())" office:value-type="float" office:value="-0.499999999999996" calcext:value-type="float">
            <text:p>-0,5000</text:p>
          </table:table-cell>
          <table:table-cell table:formula="of:=SIN(([.$A97]+1/3)*2*PI())" office:value-type="float" office:value="-0.500000000000005" calcext:value-type="float">
            <text:p>-0,5000</text:p>
          </table:table-cell>
          <table:table-cell table:formula="of:=SIN(([.$A97]+2/3)*2*PI())" office:value-type="float" office:value="1" calcext:value-type="float">
            <text:p>1,0000</text:p>
          </table:table-cell>
        </table:table-row>
        <table:table-row table:style-name="ro1">
          <table:table-cell table:formula="of:=[.A97]+1/60" office:value-type="float" office:value="1.6" calcext:value-type="float">
            <text:p>1,6000</text:p>
          </table:table-cell>
          <table:table-cell table:formula="of:=SIN(([.$A98]+0/3)*2*PI())" office:value-type="float" office:value="-0.587785252292469" calcext:value-type="float">
            <text:p>-0,5878</text:p>
          </table:table-cell>
          <table:table-cell table:formula="of:=SIN(([.$A98]+1/3)*2*PI())" office:value-type="float" office:value="-0.406736643075806" calcext:value-type="float">
            <text:p>-0,4067</text:p>
          </table:table-cell>
          <table:table-cell table:formula="of:=SIN(([.$A98]+2/3)*2*PI())" office:value-type="float" office:value="0.994521895368274" calcext:value-type="float">
            <text:p>0,9945</text:p>
          </table:table-cell>
        </table:table-row>
        <table:table-row table:style-name="ro1">
          <table:table-cell table:formula="of:=[.A98]+1/60" office:value-type="float" office:value="1.61666666666667" calcext:value-type="float">
            <text:p>1,6167</text:p>
          </table:table-cell>
          <table:table-cell table:formula="of:=SIN(([.$A99]+0/3)*2*PI())" office:value-type="float" office:value="-0.669130606358854" calcext:value-type="float">
            <text:p>-0,6691</text:p>
          </table:table-cell>
          <table:table-cell table:formula="of:=SIN(([.$A99]+1/3)*2*PI())" office:value-type="float" office:value="-0.309016994374953" calcext:value-type="float">
            <text:p>-0,3090</text:p>
          </table:table-cell>
          <table:table-cell table:formula="of:=SIN(([.$A99]+2/3)*2*PI())" office:value-type="float" office:value="0.978147600733807" calcext:value-type="float">
            <text:p>0,9781</text:p>
          </table:table-cell>
        </table:table-row>
        <table:table-row table:style-name="ro1">
          <table:table-cell table:formula="of:=[.A99]+1/60" office:value-type="float" office:value="1.63333333333333" calcext:value-type="float">
            <text:p>1,6333</text:p>
          </table:table-cell>
          <table:table-cell table:formula="of:=SIN(([.$A100]+0/3)*2*PI())" office:value-type="float" office:value="-0.74314482547739" calcext:value-type="float">
            <text:p>-0,7431</text:p>
          </table:table-cell>
          <table:table-cell table:formula="of:=SIN(([.$A100]+1/3)*2*PI())" office:value-type="float" office:value="-0.207911690817766" calcext:value-type="float">
            <text:p>-0,2079</text:p>
          </table:table-cell>
          <table:table-cell table:formula="of:=SIN(([.$A100]+2/3)*2*PI())" office:value-type="float" office:value="0.951056516295156" calcext:value-type="float">
            <text:p>0,9511</text:p>
          </table:table-cell>
        </table:table-row>
        <table:table-row table:style-name="ro1">
          <table:table-cell table:formula="of:=[.A100]+1/60" office:value-type="float" office:value="1.65" calcext:value-type="float">
            <text:p>1,6500</text:p>
          </table:table-cell>
          <table:table-cell table:formula="of:=SIN(([.$A101]+0/3)*2*PI())" office:value-type="float" office:value="-0.809016994374944" calcext:value-type="float">
            <text:p>-0,8090</text:p>
          </table:table-cell>
          <table:table-cell table:formula="of:=SIN(([.$A101]+1/3)*2*PI())" office:value-type="float" office:value="-0.10452846326766" calcext:value-type="float">
            <text:p>-0,1045</text:p>
          </table:table-cell>
          <table:table-cell table:formula="of:=SIN(([.$A101]+2/3)*2*PI())" office:value-type="float" office:value="0.913545457642604" calcext:value-type="float">
            <text:p>0,9135</text:p>
          </table:table-cell>
        </table:table-row>
        <table:table-row table:style-name="ro1">
          <table:table-cell table:formula="of:=[.A101]+1/60" office:value-type="float" office:value="1.66666666666667" calcext:value-type="float">
            <text:p>1,6667</text:p>
          </table:table-cell>
          <table:table-cell table:formula="of:=SIN(([.$A102]+0/3)*2*PI())" office:value-type="float" office:value="-0.866025403784435" calcext:value-type="float">
            <text:p>-0,8660</text:p>
          </table:table-cell>
          <table:table-cell table:formula="of:=SIN(([.$A102]+1/3)*2*PI())" office:value-type="float" office:value="-7.59528607725994E-015" calcext:value-type="float">
            <text:p>0,0000</text:p>
          </table:table-cell>
          <table:table-cell table:formula="of:=SIN(([.$A102]+2/3)*2*PI())" office:value-type="float" office:value="0.866025403784443" calcext:value-type="float">
            <text:p>0,8660</text:p>
          </table:table-cell>
        </table:table-row>
        <table:table-row table:style-name="ro1">
          <table:table-cell table:formula="of:=[.A102]+1/60" office:value-type="float" office:value="1.68333333333333" calcext:value-type="float">
            <text:p>1,6833</text:p>
          </table:table-cell>
          <table:table-cell table:formula="of:=SIN(([.$A103]+0/3)*2*PI())" office:value-type="float" office:value="-0.913545457642598" calcext:value-type="float">
            <text:p>-0,9135</text:p>
          </table:table-cell>
          <table:table-cell table:formula="of:=SIN(([.$A103]+1/3)*2*PI())" office:value-type="float" office:value="0.104528463267646" calcext:value-type="float">
            <text:p>0,1045</text:p>
          </table:table-cell>
          <table:table-cell table:formula="of:=SIN(([.$A103]+2/3)*2*PI())" office:value-type="float" office:value="0.809016994374952" calcext:value-type="float">
            <text:p>0,8090</text:p>
          </table:table-cell>
        </table:table-row>
        <table:table-row table:style-name="ro1">
          <table:table-cell table:formula="of:=[.A103]+1/60" office:value-type="float" office:value="1.7" calcext:value-type="float">
            <text:p>1,7000</text:p>
          </table:table-cell>
          <table:table-cell table:formula="of:=SIN(([.$A104]+0/3)*2*PI())" office:value-type="float" office:value="-0.951056516295151" calcext:value-type="float">
            <text:p>-0,9511</text:p>
          </table:table-cell>
          <table:table-cell table:formula="of:=SIN(([.$A104]+1/3)*2*PI())" office:value-type="float" office:value="0.207911690817753" calcext:value-type="float">
            <text:p>0,2079</text:p>
          </table:table-cell>
          <table:table-cell table:formula="of:=SIN(([.$A104]+2/3)*2*PI())" office:value-type="float" office:value="0.7431448254774" calcext:value-type="float">
            <text:p>0,7431</text:p>
          </table:table-cell>
        </table:table-row>
        <table:table-row table:style-name="ro1">
          <table:table-cell table:formula="of:=[.A104]+1/60" office:value-type="float" office:value="1.71666666666667" calcext:value-type="float">
            <text:p>1,7167</text:p>
          </table:table-cell>
          <table:table-cell table:formula="of:=SIN(([.$A105]+0/3)*2*PI())" office:value-type="float" office:value="-0.978147600733804" calcext:value-type="float">
            <text:p>-0,9781</text:p>
          </table:table-cell>
          <table:table-cell table:formula="of:=SIN(([.$A105]+1/3)*2*PI())" office:value-type="float" office:value="0.30901699437494" calcext:value-type="float">
            <text:p>0,3090</text:p>
          </table:table-cell>
          <table:table-cell table:formula="of:=SIN(([.$A105]+2/3)*2*PI())" office:value-type="float" office:value="0.669130606358864" calcext:value-type="float">
            <text:p>0,6691</text:p>
          </table:table-cell>
        </table:table-row>
        <table:table-row table:style-name="ro1">
          <table:table-cell table:formula="of:=[.A105]+1/60" office:value-type="float" office:value="1.73333333333333" calcext:value-type="float">
            <text:p>1,7333</text:p>
          </table:table-cell>
          <table:table-cell table:formula="of:=SIN(([.$A106]+0/3)*2*PI())" office:value-type="float" office:value="-0.994521895368272" calcext:value-type="float">
            <text:p>-0,9945</text:p>
          </table:table-cell>
          <table:table-cell table:formula="of:=SIN(([.$A106]+1/3)*2*PI())" office:value-type="float" office:value="0.406736643075794" calcext:value-type="float">
            <text:p>0,4067</text:p>
          </table:table-cell>
          <table:table-cell table:formula="of:=SIN(([.$A106]+2/3)*2*PI())" office:value-type="float" office:value="0.587785252292481" calcext:value-type="float">
            <text:p>0,5878</text:p>
          </table:table-cell>
        </table:table-row>
        <table:table-row table:style-name="ro1">
          <table:table-cell table:formula="of:=[.A106]+1/60" office:value-type="float" office:value="1.75" calcext:value-type="float">
            <text:p>1,7500</text:p>
          </table:table-cell>
          <table:table-cell table:formula="of:=SIN(([.$A107]+0/3)*2*PI())" office:value-type="float" office:value="-1" calcext:value-type="float">
            <text:p>-1,0000</text:p>
          </table:table-cell>
          <table:table-cell table:formula="of:=SIN(([.$A107]+1/3)*2*PI())" office:value-type="float" office:value="0.499999999999993" calcext:value-type="float">
            <text:p>0,5000</text:p>
          </table:table-cell>
          <table:table-cell table:formula="of:=SIN(([.$A107]+2/3)*2*PI())" office:value-type="float" office:value="0.500000000000009" calcext:value-type="float">
            <text:p>0,5000</text:p>
          </table:table-cell>
        </table:table-row>
        <table:table-row table:style-name="ro1">
          <table:table-cell table:formula="of:=[.A107]+1/60" office:value-type="float" office:value="1.76666666666667" calcext:value-type="float">
            <text:p>1,7667</text:p>
          </table:table-cell>
          <table:table-cell table:formula="of:=SIN(([.$A108]+0/3)*2*PI())" office:value-type="float" office:value="-0.994521895368274" calcext:value-type="float">
            <text:p>-0,9945</text:p>
          </table:table-cell>
          <table:table-cell table:formula="of:=SIN(([.$A108]+1/3)*2*PI())" office:value-type="float" office:value="0.587785252292467" calcext:value-type="float">
            <text:p>0,5878</text:p>
          </table:table-cell>
          <table:table-cell table:formula="of:=SIN(([.$A108]+2/3)*2*PI())" office:value-type="float" office:value="0.406736643075809" calcext:value-type="float">
            <text:p>0,4067</text:p>
          </table:table-cell>
        </table:table-row>
        <table:table-row table:style-name="ro1">
          <table:table-cell table:formula="of:=[.A108]+1/60" office:value-type="float" office:value="1.78333333333333" calcext:value-type="float">
            <text:p>1,7833</text:p>
          </table:table-cell>
          <table:table-cell table:formula="of:=SIN(([.$A109]+0/3)*2*PI())" office:value-type="float" office:value="-0.978147600733808" calcext:value-type="float">
            <text:p>-0,9781</text:p>
          </table:table-cell>
          <table:table-cell table:formula="of:=SIN(([.$A109]+1/3)*2*PI())" office:value-type="float" office:value="0.669130606358852" calcext:value-type="float">
            <text:p>0,6691</text:p>
          </table:table-cell>
          <table:table-cell table:formula="of:=SIN(([.$A109]+2/3)*2*PI())" office:value-type="float" office:value="0.309016994374958" calcext:value-type="float">
            <text:p>0,3090</text:p>
          </table:table-cell>
        </table:table-row>
        <table:table-row table:style-name="ro1">
          <table:table-cell table:formula="of:=[.A109]+1/60" office:value-type="float" office:value="1.8" calcext:value-type="float">
            <text:p>1,8000</text:p>
          </table:table-cell>
          <table:table-cell table:formula="of:=SIN(([.$A110]+0/3)*2*PI())" office:value-type="float" office:value="-0.951056516295156" calcext:value-type="float">
            <text:p>-0,9511</text:p>
          </table:table-cell>
          <table:table-cell table:formula="of:=SIN(([.$A110]+1/3)*2*PI())" office:value-type="float" office:value="0.743144825477389" calcext:value-type="float">
            <text:p>0,7431</text:p>
          </table:table-cell>
          <table:table-cell table:formula="of:=SIN(([.$A110]+2/3)*2*PI())" office:value-type="float" office:value="0.20791169081777" calcext:value-type="float">
            <text:p>0,2079</text:p>
          </table:table-cell>
        </table:table-row>
        <table:table-row table:style-name="ro1">
          <table:table-cell table:formula="of:=[.A110]+1/60" office:value-type="float" office:value="1.81666666666667" calcext:value-type="float">
            <text:p>1,8167</text:p>
          </table:table-cell>
          <table:table-cell table:formula="of:=SIN(([.$A111]+0/3)*2*PI())" office:value-type="float" office:value="-0.913545457642605" calcext:value-type="float">
            <text:p>-0,9135</text:p>
          </table:table-cell>
          <table:table-cell table:formula="of:=SIN(([.$A111]+1/3)*2*PI())" office:value-type="float" office:value="0.809016994374942" calcext:value-type="float">
            <text:p>0,8090</text:p>
          </table:table-cell>
          <table:table-cell table:formula="of:=SIN(([.$A111]+2/3)*2*PI())" office:value-type="float" office:value="0.104528463267665" calcext:value-type="float">
            <text:p>0,1045</text:p>
          </table:table-cell>
        </table:table-row>
        <table:table-row table:style-name="ro1">
          <table:table-cell table:formula="of:=[.A111]+1/60" office:value-type="float" office:value="1.83333333333333" calcext:value-type="float">
            <text:p>1,8333</text:p>
          </table:table-cell>
          <table:table-cell table:formula="of:=SIN(([.$A112]+0/3)*2*PI())" office:value-type="float" office:value="-0.866025403784444" calcext:value-type="float">
            <text:p>-0,8660</text:p>
          </table:table-cell>
          <table:table-cell table:formula="of:=SIN(([.$A112]+1/3)*2*PI())" office:value-type="float" office:value="0.866025403784433" calcext:value-type="float">
            <text:p>0,8660</text:p>
          </table:table-cell>
          <table:table-cell table:formula="of:=SIN(([.$A112]+2/3)*2*PI())" office:value-type="float" office:value="0.00000000000001127046" calcext:value-type="float">
            <text:p>0,0000</text:p>
          </table:table-cell>
        </table:table-row>
        <table:table-row table:style-name="ro1">
          <table:table-cell table:formula="of:=[.A112]+1/60" office:value-type="float" office:value="1.85" calcext:value-type="float">
            <text:p>1,8500</text:p>
          </table:table-cell>
          <table:table-cell table:formula="of:=SIN(([.$A113]+0/3)*2*PI())" office:value-type="float" office:value="-0.809016994374954" calcext:value-type="float">
            <text:p>-0,8090</text:p>
          </table:table-cell>
          <table:table-cell table:formula="of:=SIN(([.$A113]+1/3)*2*PI())" office:value-type="float" office:value="0.913545457642597" calcext:value-type="float">
            <text:p>0,9135</text:p>
          </table:table-cell>
          <table:table-cell table:formula="of:=SIN(([.$A113]+2/3)*2*PI())" office:value-type="float" office:value="-0.104528463267641" calcext:value-type="float">
            <text:p>-0,1045</text:p>
          </table:table-cell>
        </table:table-row>
        <table:table-row table:style-name="ro1">
          <table:table-cell table:formula="of:=[.A113]+1/60" office:value-type="float" office:value="1.86666666666666" calcext:value-type="float">
            <text:p>1,8667</text:p>
          </table:table-cell>
          <table:table-cell table:formula="of:=SIN(([.$A114]+0/3)*2*PI())" office:value-type="float" office:value="-0.743144825477402" calcext:value-type="float">
            <text:p>-0,7431</text:p>
          </table:table-cell>
          <table:table-cell table:formula="of:=SIN(([.$A114]+1/3)*2*PI())" office:value-type="float" office:value="0.95105651629515" calcext:value-type="float">
            <text:p>0,9511</text:p>
          </table:table-cell>
          <table:table-cell table:formula="of:=SIN(([.$A114]+2/3)*2*PI())" office:value-type="float" office:value="-0.207911690817748" calcext:value-type="float">
            <text:p>-0,2079</text:p>
          </table:table-cell>
        </table:table-row>
        <table:table-row table:style-name="ro1">
          <table:table-cell table:formula="of:=[.A114]+1/60" office:value-type="float" office:value="1.88333333333333" calcext:value-type="float">
            <text:p>1,8833</text:p>
          </table:table-cell>
          <table:table-cell table:formula="of:=SIN(([.$A115]+0/3)*2*PI())" office:value-type="float" office:value="-0.669130606358867" calcext:value-type="float">
            <text:p>-0,6691</text:p>
          </table:table-cell>
          <table:table-cell table:formula="of:=SIN(([.$A115]+1/3)*2*PI())" office:value-type="float" office:value="0.978147600733803" calcext:value-type="float">
            <text:p>0,9781</text:p>
          </table:table-cell>
          <table:table-cell table:formula="of:=SIN(([.$A115]+2/3)*2*PI())" office:value-type="float" office:value="-0.309016994374935" calcext:value-type="float">
            <text:p>-0,3090</text:p>
          </table:table-cell>
        </table:table-row>
        <table:table-row table:style-name="ro1">
          <table:table-cell table:formula="of:=[.A115]+1/60" office:value-type="float" office:value="1.9" calcext:value-type="float">
            <text:p>1,9000</text:p>
          </table:table-cell>
          <table:table-cell table:formula="of:=SIN(([.$A116]+0/3)*2*PI())" office:value-type="float" office:value="-0.587785252292484" calcext:value-type="float">
            <text:p>-0,5878</text:p>
          </table:table-cell>
          <table:table-cell table:formula="of:=SIN(([.$A116]+1/3)*2*PI())" office:value-type="float" office:value="0.994521895368272" calcext:value-type="float">
            <text:p>0,9945</text:p>
          </table:table-cell>
          <table:table-cell table:formula="of:=SIN(([.$A116]+2/3)*2*PI())" office:value-type="float" office:value="-0.406736643075789" calcext:value-type="float">
            <text:p>-0,4067</text:p>
          </table:table-cell>
        </table:table-row>
        <table:table-row table:style-name="ro1">
          <table:table-cell table:formula="of:=[.A116]+1/60" office:value-type="float" office:value="1.91666666666666" calcext:value-type="float">
            <text:p>1,9167</text:p>
          </table:table-cell>
          <table:table-cell table:formula="of:=SIN(([.$A117]+0/3)*2*PI())" office:value-type="float" office:value="-0.500000000000011" calcext:value-type="float">
            <text:p>-0,5000</text:p>
          </table:table-cell>
          <table:table-cell table:formula="of:=SIN(([.$A117]+1/3)*2*PI())" office:value-type="float" office:value="1" calcext:value-type="float">
            <text:p>1,0000</text:p>
          </table:table-cell>
          <table:table-cell table:formula="of:=SIN(([.$A117]+2/3)*2*PI())" office:value-type="float" office:value="-0.49999999999999" calcext:value-type="float">
            <text:p>-0,5000</text:p>
          </table:table-cell>
        </table:table-row>
        <table:table-row table:style-name="ro1">
          <table:table-cell table:formula="of:=[.A117]+1/60" office:value-type="float" office:value="1.93333333333333" calcext:value-type="float">
            <text:p>1,9333</text:p>
          </table:table-cell>
          <table:table-cell table:formula="of:=SIN(([.$A118]+0/3)*2*PI())" office:value-type="float" office:value="-0.406736643075813" calcext:value-type="float">
            <text:p>-0,4067</text:p>
          </table:table-cell>
          <table:table-cell table:formula="of:=SIN(([.$A118]+1/3)*2*PI())" office:value-type="float" office:value="0.994521895368275" calcext:value-type="float">
            <text:p>0,9945</text:p>
          </table:table-cell>
          <table:table-cell table:formula="of:=SIN(([.$A118]+2/3)*2*PI())" office:value-type="float" office:value="-0.587785252292461" calcext:value-type="float">
            <text:p>-0,5878</text:p>
          </table:table-cell>
        </table:table-row>
        <table:table-row table:style-name="ro1">
          <table:table-cell table:formula="of:=[.A118]+1/60" office:value-type="float" office:value="1.95" calcext:value-type="float">
            <text:p>1,9500</text:p>
          </table:table-cell>
          <table:table-cell table:formula="of:=SIN(([.$A119]+0/3)*2*PI())" office:value-type="float" office:value="-0.30901699437496" calcext:value-type="float">
            <text:p>-0,3090</text:p>
          </table:table-cell>
          <table:table-cell table:formula="of:=SIN(([.$A119]+1/3)*2*PI())" office:value-type="float" office:value="0.978147600733808" calcext:value-type="float">
            <text:p>0,9781</text:p>
          </table:table-cell>
          <table:table-cell table:formula="of:=SIN(([.$A119]+2/3)*2*PI())" office:value-type="float" office:value="-0.669130606358848" calcext:value-type="float">
            <text:p>-0,6691</text:p>
          </table:table-cell>
        </table:table-row>
        <table:table-row table:style-name="ro1">
          <table:table-cell table:formula="of:=[.A119]+1/60" office:value-type="float" office:value="1.96666666666666" calcext:value-type="float">
            <text:p>1,9667</text:p>
          </table:table-cell>
          <table:table-cell table:formula="of:=SIN(([.$A120]+0/3)*2*PI())" office:value-type="float" office:value="-0.207911690817773" calcext:value-type="float">
            <text:p>-0,2079</text:p>
          </table:table-cell>
          <table:table-cell table:formula="of:=SIN(([.$A120]+1/3)*2*PI())" office:value-type="float" office:value="0.951056516295158" calcext:value-type="float">
            <text:p>0,9511</text:p>
          </table:table-cell>
          <table:table-cell table:formula="of:=SIN(([.$A120]+2/3)*2*PI())" office:value-type="float" office:value="-0.743144825477385" calcext:value-type="float">
            <text:p>-0,7431</text:p>
          </table:table-cell>
        </table:table-row>
        <table:table-row table:style-name="ro1">
          <table:table-cell table:formula="of:=[.A120]+1/60" office:value-type="float" office:value="1.98333333333333" calcext:value-type="float">
            <text:p>1,9833</text:p>
          </table:table-cell>
          <table:table-cell table:formula="of:=SIN(([.$A121]+0/3)*2*PI())" office:value-type="float" office:value="-0.104528463267667" calcext:value-type="float">
            <text:p>-0,1045</text:p>
          </table:table-cell>
          <table:table-cell table:formula="of:=SIN(([.$A121]+1/3)*2*PI())" office:value-type="float" office:value="0.913545457642606" calcext:value-type="float">
            <text:p>0,9135</text:p>
          </table:table-cell>
          <table:table-cell table:formula="of:=SIN(([.$A121]+2/3)*2*PI())" office:value-type="float" office:value="-0.809016994374938" calcext:value-type="float">
            <text:p>-0,8090</text:p>
          </table:table-cell>
        </table:table-row>
        <table:table-row table:style-name="ro1" table:number-rows-repeated="104845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nilha6" table:style-name="ta1">
        <table:table-column table:style-name="co14" table:default-cell-style-name="Default"/>
        <table:table-column table:style-name="co1" table:default-cell-style-name="ce24"/>
        <table:table-column table:style-name="co10" table:default-cell-style-name="ce24"/>
        <table:table-column table:style-name="co1" table:number-columns-repeated="2" table:default-cell-style-name="ce24"/>
        <table:table-column table:style-name="co15" table:default-cell-style-name="ce24"/>
        <table:table-column table:style-name="co1" table:number-columns-repeated="3" table:default-cell-style-name="ce24"/>
        <table:table-column table:style-name="co1" table:number-columns-repeated="2" table:default-cell-style-name="ce25"/>
        <table:table-column table:style-name="co16" table:default-cell-style-name="ce25"/>
        <table:table-column table:style-name="co17" table:default-cell-style-name="ce25"/>
        <table:table-column table:style-name="co1" table:number-columns-repeated="25" table:default-cell-style-name="ce25"/>
        <table:table-column table:style-name="co1" table:default-cell-style-name="Default"/>
        <table:table-row table:style-name="ro1">
          <table:table-cell table:style-name="ce21" office:value-type="string" calcext:value-type="string">
            <text:p>instance</text:p>
          </table:table-cell>
          <table:table-cell table:style-name="ce22" office:value-type="string" calcext:value-type="string">
            <text:p>mean_sum</text:p>
          </table:table-cell>
          <table:table-cell table:style-name="ce22" office:value-type="string" calcext:value-type="string">
            <text:p>mean_sum_abs</text:p>
          </table:table-cell>
          <table:table-cell table:style-name="ce22" office:value-type="string" calcext:value-type="string">
            <text:p>mean_sum2</text:p>
          </table:table-cell>
          <table:table-cell table:style-name="ce22" office:value-type="string" calcext:value-type="string">
            <text:p>rms_sum</text:p>
          </table:table-cell>
          <table:table-cell table:style-name="ce22" office:value-type="string" calcext:value-type="string">
            <text:p>rms_sum_abs</text:p>
          </table:table-cell>
          <table:table-cell table:style-name="ce22" office:value-type="string" calcext:value-type="string">
            <text:p>rms_sum2</text:p>
          </table:table-cell>
          <table:table-cell table:style-name="ce22" office:value-type="string" calcext:value-type="string">
            <text:p>std_sum</text:p>
          </table:table-cell>
          <table:table-cell table:style-name="ce22" office:value-type="string" calcext:value-type="string">
            <text:p>std_sum_abs</text:p>
          </table:table-cell>
          <table:table-cell office:value-type="string" calcext:value-type="string">
            <text:p>std_sum2</text:p>
          </table:table-cell>
          <table:table-cell office:value-type="string" calcext:value-type="string">
            <text:p>kurtosis_sum</text:p>
          </table:table-cell>
          <table:table-cell office:value-type="string" calcext:value-type="string">
            <text:p>kurtosis_sum_abs</text:p>
          </table:table-cell>
          <table:table-cell office:value-type="string" calcext:value-type="string">
            <text:p>kurtosis_sum2</text:p>
          </table:table-cell>
          <table:table-cell office:value-type="string" calcext:value-type="string">
            <text:p>skew_sum</text:p>
          </table:table-cell>
          <table:table-cell office:value-type="string" calcext:value-type="string">
            <text:p>skew_sum_abs</text:p>
          </table:table-cell>
          <table:table-cell office:value-type="string" calcext:value-type="string">
            <text:p>skew_sum2</text:p>
          </table:table-cell>
          <table:table-cell office:value-type="string" calcext:value-type="string">
            <text:p>min_sum</text:p>
          </table:table-cell>
          <table:table-cell office:value-type="string" calcext:value-type="string">
            <text:p>min_sum2</text:p>
          </table:table-cell>
          <table:table-cell office:value-type="string" calcext:value-type="string">
            <text:p>max_sum2</text:p>
          </table:table-cell>
          <table:table-cell office:value-type="string" calcext:value-type="string">
            <text:p>intensidade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intensidade_quad</text:p>
          </table:table-cell>
          <table:table-cell office:value-type="string" calcext:value-type="string">
            <text:p>cont_quad</text:p>
          </table:table-cell>
          <table:table-cell office:value-type="string" calcext:value-type="string">
            <text:p>rms_phase0</text:p>
          </table:table-cell>
          <table:table-cell office:value-type="string" calcext:value-type="string">
            <text:p>rms_phase1</text:p>
          </table:table-cell>
          <table:table-cell office:value-type="string" calcext:value-type="string">
            <text:p>rms_phase2</text:p>
          </table:table-cell>
          <table:table-cell office:value-type="string" calcext:value-type="string">
            <text:p>std_phase0</text:p>
          </table:table-cell>
          <table:table-cell office:value-type="string" calcext:value-type="string">
            <text:p>std_phase1</text:p>
          </table:table-cell>
          <table:table-cell office:value-type="string" calcext:value-type="string">
            <text:p>std_phase2</text:p>
          </table:table-cell>
          <table:table-cell office:value-type="string" calcext:value-type="string">
            <text:p>kurtosis_phase0</text:p>
          </table:table-cell>
          <table:table-cell office:value-type="string" calcext:value-type="string">
            <text:p>kurtosis_phase1</text:p>
          </table:table-cell>
          <table:table-cell office:value-type="string" calcext:value-type="string">
            <text:p>kurtosis_phase2</text:p>
          </table:table-cell>
          <table:table-cell office:value-type="string" calcext:value-type="string">
            <text:p>skew_phase0</text:p>
          </table:table-cell>
          <table:table-cell office:value-type="string" calcext:value-type="string">
            <text:p>skew_phase1</text:p>
          </table:table-cell>
          <table:table-cell office:value-type="string" calcext:value-type="string">
            <text:p>skew_phase2</text:p>
          </table:table-cell>
          <table:table-cell office:value-type="string" calcext:value-type="string">
            <text:p>corr_phase0_phase1</text:p>
          </table:table-cell>
          <table:table-cell office:value-type="string" calcext:value-type="string">
            <text:p>corr_phase1_phase2</text:p>
          </table:table-cell>
          <table:table-cell office:value-type="string" calcext:value-type="string">
            <text:p>corr_phase2_phase0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table:style-name="ce21" office:value-type="string" calcext:value-type="string">
            <text:p>instance-1.csv</text:p>
          </table:table-cell>
          <table:table-cell table:style-name="ce23" office:value-type="float" office:value="-1.1979460025675" calcext:value-type="float">
            <text:p>-1.19795</text:p>
          </table:table-cell>
          <table:table-cell table:style-name="ce23" office:value-type="float" office:value="2.40257699677875" calcext:value-type="float">
            <text:p>2.40258</text:p>
          </table:table-cell>
          <table:table-cell table:style-name="ce23" office:value-type="float" office:value="550.584466769417" calcext:value-type="float">
            <text:p>550.58447</text:p>
          </table:table-cell>
          <table:table-cell table:number-columns-repeated="2" table:style-name="ce23" office:value-type="float" office:value="3.04522879406901" calcext:value-type="float">
            <text:p>3.04523</text:p>
          </table:table-cell>
          <table:table-cell table:style-name="ce23" office:value-type="float" office:value="562.103863755675" calcext:value-type="float">
            <text:p>562.10386</text:p>
          </table:table-cell>
          <table:table-cell table:style-name="ce23" office:value-type="float" office:value="2.79970423137151" calcext:value-type="float">
            <text:p>2.79970</text:p>
          </table:table-cell>
          <table:table-cell table:style-name="ce23" office:value-type="float" office:value="1.87110720771862" calcext:value-type="float">
            <text:p>1.87111</text:p>
          </table:table-cell>
          <table:table-cell office:value-type="float" office:value="113.214392200352" calcext:value-type="float">
            <text:p>113.214392200352</text:p>
          </table:table-cell>
          <table:table-cell office:value-type="float" office:value="0.837231281544257" calcext:value-type="float">
            <text:p>0.837231281544257</text:p>
          </table:table-cell>
          <table:table-cell office:value-type="float" office:value="3.55010824876968" calcext:value-type="float">
            <text:p>3.55010824876968</text:p>
          </table:table-cell>
          <table:table-cell office:value-type="float" office:value="-0.153196922644492" calcext:value-type="float">
            <text:p>-0.153196922644492</text:p>
          </table:table-cell>
          <table:table-cell office:value-type="float" office:value="0.0171983752119422" calcext:value-type="float">
            <text:p>0.017198375211942</text:p>
          </table:table-cell>
          <table:table-cell office:value-type="float" office:value="1.09025860585825" calcext:value-type="float">
            <text:p>1.09025860585825</text:p>
          </table:table-cell>
          <table:table-cell office:value-type="float" office:value="0.151668779616635" calcext:value-type="float">
            <text:p>0.151668779616635</text:p>
          </table:table-cell>
          <table:table-cell office:value-type="float" office:value="-46" calcext:value-type="float">
            <text:p>-46</text:p>
          </table:table-cell>
          <table:table-cell office:value-type="float" office:value="5" calcext:value-type="float">
            <text:p>5</text:p>
          </table:table-cell>
          <table:table-cell office:value-type="float" office:value="2789" calcext:value-type="float">
            <text:p>2789</text:p>
          </table:table-cell>
          <table:table-cell office:value-type="float" office:value="0.000674999156251055" calcext:value-type="float">
            <text:p>0.000674999156251</text:p>
          </table:table-cell>
          <table:table-cell office:value-type="float" office:value="0.00837498953126309" calcext:value-type="float">
            <text:p>0.008374989531263</text:p>
          </table:table-cell>
          <table:table-cell office:value-type="float" office:value="0.365053293683383" calcext:value-type="float">
            <text:p>0.365053293683383</text:p>
          </table:table-cell>
          <table:table-cell office:value-type="float" office:value="1.14212357234553" calcext:value-type="float">
            <text:p>1.14212357234553</text:p>
          </table:table-cell>
          <table:table-cell office:value-type="float" office:value="13.9039157111013" calcext:value-type="float">
            <text:p>13.9039157111013</text:p>
          </table:table-cell>
          <table:table-cell office:value-type="float" office:value="13.0385714802108" calcext:value-type="float">
            <text:p>13.0385714802108</text:p>
          </table:table-cell>
          <table:table-cell office:value-type="float" office:value="13.684343185679" calcext:value-type="float">
            <text:p>13.684343185679</text:p>
          </table:table-cell>
          <table:table-cell office:value-type="float" office:value="13.8707156820811" calcext:value-type="float">
            <text:p>13.8707156820811</text:p>
          </table:table-cell>
          <table:table-cell office:value-type="float" office:value="13.0371263056113" calcext:value-type="float">
            <text:p>13.0371263056113</text:p>
          </table:table-cell>
          <table:table-cell office:value-type="float" office:value="13.6842738794547" calcext:value-type="float">
            <text:p>13.6842738794547</text:p>
          </table:table-cell>
          <table:table-cell office:value-type="float" office:value="-1.43337582952268" calcext:value-type="float">
            <text:p>-1.43337582952268</text:p>
          </table:table-cell>
          <table:table-cell office:value-type="float" office:value="-1.42256026685714" calcext:value-type="float">
            <text:p>-1.42256026685714</text:p>
          </table:table-cell>
          <table:table-cell office:value-type="float" office:value="-1.42643568097113" calcext:value-type="float">
            <text:p>-1.42643568097113</text:p>
          </table:table-cell>
          <table:table-cell office:value-type="float" office:value="0.00359080851299107" calcext:value-type="float">
            <text:p>0.003590808512991</text:p>
          </table:table-cell>
          <table:table-cell office:value-type="float" office:value="0.00695171867002482" calcext:value-type="float">
            <text:p>0.006951718670025</text:p>
          </table:table-cell>
          <table:table-cell office:value-type="float" office:value="0.00542694699203516" calcext:value-type="float">
            <text:p>0.005426946992035</text:p>
          </table:table-cell>
          <table:table-cell office:value-type="float" office:value="0.99406440241068" calcext:value-type="float">
            <text:p>0.99406440241068</text:p>
          </table:table-cell>
          <table:table-cell office:value-type="float" office:value="0.993811528397305" calcext:value-type="float">
            <text:p>0.993811528397305</text:p>
          </table:table-cell>
          <table:table-cell office:value-type="float" office:value="0.993829092990324" calcext:value-type="float">
            <text:p>0.99382909299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2.csv</text:p>
          </table:table-cell>
          <table:table-cell table:style-name="ce23" office:value-type="float" office:value="-1.20897473878158" calcext:value-type="float">
            <text:p>-1.20897</text:p>
          </table:table-cell>
          <table:table-cell table:style-name="ce23" office:value-type="float" office:value="2.10588611764235" calcext:value-type="float">
            <text:p>2.10589</text:p>
          </table:table-cell>
          <table:table-cell table:style-name="ce23" office:value-type="float" office:value="538.884032644959" calcext:value-type="float">
            <text:p>538.88403</text:p>
          </table:table-cell>
          <table:table-cell table:number-columns-repeated="2" table:style-name="ce23" office:value-type="float" office:value="2.70640020954909" calcext:value-type="float">
            <text:p>2.70640</text:p>
          </table:table-cell>
          <table:table-cell table:style-name="ce23" office:value-type="float" office:value="543.17908099158" calcext:value-type="float">
            <text:p>543.17908</text:p>
          </table:table-cell>
          <table:table-cell table:style-name="ce23" office:value-type="float" office:value="2.42135957165296" calcext:value-type="float">
            <text:p>2.42136</text:p>
          </table:table-cell>
          <table:table-cell table:style-name="ce23" office:value-type="float" office:value="1.69995463285601" calcext:value-type="float">
            <text:p>1.69995</text:p>
          </table:table-cell>
          <table:table-cell office:value-type="float" office:value="68.1726733168359" calcext:value-type="float">
            <text:p>68.1726733168359</text:p>
          </table:table-cell>
          <table:table-cell office:value-type="float" office:value="7.27778237609913" calcext:value-type="float">
            <text:p>7.27778237609913</text:p>
          </table:table-cell>
          <table:table-cell office:value-type="float" office:value="24.1806705287008" calcext:value-type="float">
            <text:p>24.1806705287008</text:p>
          </table:table-cell>
          <table:table-cell office:value-type="float" office:value="273.107286890317" calcext:value-type="float">
            <text:p>273.107286890317</text:p>
          </table:table-cell>
          <table:table-cell office:value-type="float" office:value="0.113649092501143" calcext:value-type="float">
            <text:p>0.113649092501143</text:p>
          </table:table-cell>
          <table:table-cell office:value-type="float" office:value="1.82428925484522" calcext:value-type="float">
            <text:p>1.82428925484522</text:p>
          </table:table-cell>
          <table:table-cell office:value-type="float" office:value="4.17810692025435" calcext:value-type="float">
            <text:p>4.17810692025435</text:p>
          </table:table-cell>
          <table:table-cell office:value-type="float" office:value="-70" calcext:value-type="float">
            <text:p>-70</text:p>
          </table:table-cell>
          <table:table-cell office:value-type="float" office:value="50" calcext:value-type="float">
            <text:p>50</text:p>
          </table:table-cell>
          <table:table-cell office:value-type="float" office:value="7694" calcext:value-type="float">
            <text:p>7694</text:p>
          </table:table-cell>
          <table:table-cell office:value-type="float" office:value="0.00193624757969053" calcext:value-type="float">
            <text:p>0.001936247579691</text:p>
          </table:table-cell>
          <table:table-cell office:value-type="float" office:value="0.0167499790625262" calcext:value-type="float">
            <text:p>0.016749979062526</text:p>
          </table:table-cell>
          <table:table-cell office:value-type="float" office:value="0.159256050929936" calcext:value-type="float">
            <text:p>0.159256050929936</text:p>
          </table:table-cell>
          <table:table-cell office:value-type="float" office:value="0.0333749582813022" calcext:value-type="float">
            <text:p>0.033374958281302</text:p>
          </table:table-cell>
          <table:table-cell office:value-type="float" office:value="13.7099504939504" calcext:value-type="float">
            <text:p>13.7099504939504</text:p>
          </table:table-cell>
          <table:table-cell office:value-type="float" office:value="12.9395563857441" calcext:value-type="float">
            <text:p>12.9395563857441</text:p>
          </table:table-cell>
          <table:table-cell office:value-type="float" office:value="13.545817459221" calcext:value-type="float">
            <text:p>13.545817459221</text:p>
          </table:table-cell>
          <table:table-cell office:value-type="float" office:value="13.6736221704626" calcext:value-type="float">
            <text:p>13.6736221704626</text:p>
          </table:table-cell>
          <table:table-cell office:value-type="float" office:value="12.9383650729747" calcext:value-type="float">
            <text:p>12.9383650729747</text:p>
          </table:table-cell>
          <table:table-cell office:value-type="float" office:value="13.5457696282555" calcext:value-type="float">
            <text:p>13.5457696282555</text:p>
          </table:table-cell>
          <table:table-cell office:value-type="float" office:value="-1.47434404988898" calcext:value-type="float">
            <text:p>-1.47434404988898</text:p>
          </table:table-cell>
          <table:table-cell office:value-type="float" office:value="-1.4783367690581" calcext:value-type="float">
            <text:p>-1.4783367690581</text:p>
          </table:table-cell>
          <table:table-cell office:value-type="float" office:value="-1.46602894079888" calcext:value-type="float">
            <text:p>-1.46602894079888</text:p>
          </table:table-cell>
          <table:table-cell office:value-type="float" office:value="-0.00161696070114368" calcext:value-type="float">
            <text:p>-0.001616960701144</text:p>
          </table:table-cell>
          <table:table-cell office:value-type="float" office:value="-0.000687655697224782" calcext:value-type="float">
            <text:p>-0.000687655697225</text:p>
          </table:table-cell>
          <table:table-cell office:value-type="float" office:value="0.00197434740371535" calcext:value-type="float">
            <text:p>0.001974347403715</text:p>
          </table:table-cell>
          <table:table-cell office:value-type="float" office:value="0.996262908929628" calcext:value-type="float">
            <text:p>0.996262908929628</text:p>
          </table:table-cell>
          <table:table-cell office:value-type="float" office:value="0.995972122207341" calcext:value-type="float">
            <text:p>0.995972122207341</text:p>
          </table:table-cell>
          <table:table-cell office:value-type="float" office:value="0.995832408287812" calcext:value-type="float">
            <text:p>0.995832408287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1" office:value-type="string" calcext:value-type="string">
            <text:p>instance-3.csv</text:p>
          </table:table-cell>
          <table:table-cell table:style-name="ce23" office:value-type="float" office:value="-2.22548096814879" calcext:value-type="float">
            <text:p>-2.22548</text:p>
          </table:table-cell>
          <table:table-cell table:style-name="ce23" office:value-type="float" office:value="3.39100951123811" calcext:value-type="float">
            <text:p>3.39101</text:p>
          </table:table-cell>
          <table:table-cell table:style-name="ce23" office:value-type="float" office:value="641.478559401801" calcext:value-type="float">
            <text:p>641.47856</text:p>
          </table:table-cell>
          <table:table-cell table:number-columns-repeated="2" table:style-name="ce23" office:value-type="float" office:value="4.21302641375657" calcext:value-type="float">
            <text:p>4.21303</text:p>
          </table:table-cell>
          <table:table-cell table:style-name="ce23" office:value-type="float" office:value="649.55250332108" calcext:value-type="float">
            <text:p>649.55250</text:p>
          </table:table-cell>
          <table:table-cell table:style-name="ce23" office:value-type="float" office:value="3.5772651597859" calcext:value-type="float">
            <text:p>3.57727</text:p>
          </table:table-cell>
          <table:table-cell table:style-name="ce23" office:value-type="float" office:value="2.50012920820169" calcext:value-type="float">
            <text:p>2.50013</text:p>
          </table:table-cell>
          <table:table-cell office:value-type="float" office:value="102.096583676792" calcext:value-type="float">
            <text:p>102.096583676792</text:p>
          </table:table-cell>
          <table:table-cell office:value-type="float" office:value="-0.154799916618567" calcext:value-type="float">
            <text:p>-0.154799916618567</text:p>
          </table:table-cell>
          <table:table-cell office:value-type="float" office:value="0.39859074351637" calcext:value-type="float">
            <text:p>0.39859074351637</text:p>
          </table:table-cell>
          <table:table-cell office:value-type="float" office:value="3.55704062436186" calcext:value-type="float">
            <text:p>3.55704062436186</text:p>
          </table:table-cell>
          <table:table-cell office:value-type="float" office:value="0.00891281348233142" calcext:value-type="float">
            <text:p>0.008912813482331</text:p>
          </table:table-cell>
          <table:table-cell office:value-type="float" office:value="0.805943704309191" calcext:value-type="float">
            <text:p>0.805943704309191</text:p>
          </table:table-cell>
          <table:table-cell office:value-type="float" office:value="0.309739625183983" calcext:value-type="float">
            <text:p>0.309739625183983</text:p>
          </table:table-cell>
          <table:table-cell office:value-type="float" office:value="-36" calcext:value-type="float">
            <text:p>-36</text:p>
          </table:table-cell>
          <table:table-cell office:value-type="float" office:value="9" calcext:value-type="float">
            <text:p>9</text:p>
          </table:table-cell>
          <table:table-cell office:value-type="float" office:value="3765" calcext:value-type="float">
            <text:p>3765</text:p>
          </table:table-cell>
          <table:table-cell office:value-type="float" office:value="0.000286249642187947" calcext:value-type="float">
            <text:p>0.000286249642188</text:p>
          </table:table-cell>
          <table:table-cell office:value-type="float" office:value="0.00449999437500703" calcext:value-type="float">
            <text:p>0.004499994375007</text:p>
          </table:table-cell>
          <table:table-cell office:value-type="float" office:value="2.15679605400493" calcext:value-type="float">
            <text:p>2.15679605400493</text:p>
          </table:table-cell>
          <table:table-cell office:value-type="float" office:value="6.57524178094777" calcext:value-type="float">
            <text:p>6.57524178094777</text:p>
          </table:table-cell>
          <table:table-cell office:value-type="float" office:value="14.110831162818" calcext:value-type="float">
            <text:p>14.110831162818</text:p>
          </table:table-cell>
          <table:table-cell office:value-type="float" office:value="14.9028989169727" calcext:value-type="float">
            <text:p>14.9028989169727</text:p>
          </table:table-cell>
          <table:table-cell office:value-type="float" office:value="14.841381578773" calcext:value-type="float">
            <text:p>14.841381578773</text:p>
          </table:table-cell>
          <table:table-cell office:value-type="float" office:value="14.0642040844247" calcext:value-type="float">
            <text:p>14.0642040844247</text:p>
          </table:table-cell>
          <table:table-cell office:value-type="float" office:value="14.7744178251127" calcext:value-type="float">
            <text:p>14.7744178251127</text:p>
          </table:table-cell>
          <table:table-cell office:value-type="float" office:value="14.8156611883952" calcext:value-type="float">
            <text:p>14.8156611883952</text:p>
          </table:table-cell>
          <table:table-cell office:value-type="float" office:value="-1.45481195747562" calcext:value-type="float">
            <text:p>-1.45481195747562</text:p>
          </table:table-cell>
          <table:table-cell office:value-type="float" office:value="-1.46606151764126" calcext:value-type="float">
            <text:p>-1.46606151764126</text:p>
          </table:table-cell>
          <table:table-cell office:value-type="float" office:value="-1.47336477963185" calcext:value-type="float">
            <text:p>-1.47336477963185</text:p>
          </table:table-cell>
          <table:table-cell office:value-type="float" office:value="-0.000500699615144433" calcext:value-type="float">
            <text:p>-0.000500699615144</text:p>
          </table:table-cell>
          <table:table-cell office:value-type="float" office:value="0.00257588496874885" calcext:value-type="float">
            <text:p>0.002575884968749</text:p>
          </table:table-cell>
          <table:table-cell office:value-type="float" office:value="0.00139219939826473" calcext:value-type="float">
            <text:p>0.001392199398265</text:p>
          </table:table-cell>
          <table:table-cell office:value-type="float" office:value="0.992269981986072" calcext:value-type="float">
            <text:p>0.992269981986072</text:p>
          </table:table-cell>
          <table:table-cell office:value-type="float" office:value="0.993481737162832" calcext:value-type="float">
            <text:p>0.993481737162832</text:p>
          </table:table-cell>
          <table:table-cell office:value-type="float" office:value="0.991475022920027" calcext:value-type="float">
            <text:p>0.99147502292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4.csv</text:p>
          </table:table-cell>
          <table:table-cell table:style-name="ce23" office:value-type="float" office:value="-1.44815068981164" calcext:value-type="float">
            <text:p>-1.44815</text:p>
          </table:table-cell>
          <table:table-cell table:style-name="ce23" office:value-type="float" office:value="3.83670520411849" calcext:value-type="float">
            <text:p>3.83671</text:p>
          </table:table-cell>
          <table:table-cell table:style-name="ce23" office:value-type="float" office:value="728.220767224041" calcext:value-type="float">
            <text:p>728.22077</text:p>
          </table:table-cell>
          <table:table-cell table:number-columns-repeated="2" table:style-name="ce23" office:value-type="float" office:value="5.01081441630735" calcext:value-type="float">
            <text:p>5.01081</text:p>
          </table:table-cell>
          <table:table-cell table:style-name="ce23" office:value-type="float" office:value="848.739138920106" calcext:value-type="float">
            <text:p>848.73914</text:p>
          </table:table-cell>
          <table:table-cell table:style-name="ce23" office:value-type="float" office:value="4.79699079572514" calcext:value-type="float">
            <text:p>4.79699</text:p>
          </table:table-cell>
          <table:table-cell table:style-name="ce23" office:value-type="float" office:value="3.22303495037886" calcext:value-type="float">
            <text:p>3.22303</text:p>
          </table:table-cell>
          <table:table-cell office:value-type="float" office:value="435.950272529416" calcext:value-type="float">
            <text:p>435.950272529416</text:p>
          </table:table-cell>
          <table:table-cell office:value-type="float" office:value="24.8449832424849" calcext:value-type="float">
            <text:p>24.8449832424849</text:p>
          </table:table-cell>
          <table:table-cell office:value-type="float" office:value="104.102192803512" calcext:value-type="float">
            <text:p>104.102192803512</text:p>
          </table:table-cell>
          <table:table-cell office:value-type="float" office:value="3974.36301739699" calcext:value-type="float">
            <text:p>3974.36301739699</text:p>
          </table:table-cell>
          <table:table-cell office:value-type="float" office:value="-0.0273109331156883" calcext:value-type="float">
            <text:p>-0.027310933115688</text:p>
          </table:table-cell>
          <table:table-cell office:value-type="float" office:value="4.60105036208659" calcext:value-type="float">
            <text:p>4.60105036208659</text:p>
          </table:table-cell>
          <table:table-cell office:value-type="float" office:value="56.0299781480194" calcext:value-type="float">
            <text:p>56.0299781480194</text:p>
          </table:table-cell>
          <table:table-cell office:value-type="float" office:value="-167" calcext:value-type="float">
            <text:p>-167</text:p>
          </table:table-cell>
          <table:table-cell office:value-type="float" office:value="10" calcext:value-type="float">
            <text:p>10</text:p>
          </table:table-cell>
          <table:table-cell office:value-type="float" office:value="45509" calcext:value-type="float">
            <text:p>45509</text:p>
          </table:table-cell>
          <table:table-cell office:value-type="float" office:value="0.0335137081078649" calcext:value-type="float">
            <text:p>0.033513708107865</text:p>
          </table:table-cell>
          <table:table-cell office:value-type="float" office:value="0.28799964000045" calcext:value-type="float">
            <text:p>0.28799964000045</text:p>
          </table:table-cell>
          <table:table-cell office:value-type="float" office:value="24.6324454594432" calcext:value-type="float">
            <text:p>24.6324454594432</text:p>
          </table:table-cell>
          <table:table-cell office:value-type="float" office:value="25.9953425058219" calcext:value-type="float">
            <text:p>25.9953425058219</text:p>
          </table:table-cell>
          <table:table-cell office:value-type="float" office:value="15.7633599494398" calcext:value-type="float">
            <text:p>15.7633599494398</text:p>
          </table:table-cell>
          <table:table-cell office:value-type="float" office:value="15.1146256382722" calcext:value-type="float">
            <text:p>15.1146256382722</text:p>
          </table:table-cell>
          <table:table-cell office:value-type="float" office:value="15.8519822780409" calcext:value-type="float">
            <text:p>15.8519822780409</text:p>
          </table:table-cell>
          <table:table-cell office:value-type="float" office:value="15.704615505466" calcext:value-type="float">
            <text:p>15.704615505466</text:p>
          </table:table-cell>
          <table:table-cell office:value-type="float" office:value="15.0970582002014" calcext:value-type="float">
            <text:p>15.0970582002014</text:p>
          </table:table-cell>
          <table:table-cell office:value-type="float" office:value="15.8309118836258" calcext:value-type="float">
            <text:p>15.8309118836258</text:p>
          </table:table-cell>
          <table:table-cell office:value-type="float" office:value="-0.723167937426552" calcext:value-type="float">
            <text:p>-0.723167937426552</text:p>
          </table:table-cell>
          <table:table-cell office:value-type="float" office:value="-1.3815445251299" calcext:value-type="float">
            <text:p>-1.3815445251299</text:p>
          </table:table-cell>
          <table:table-cell office:value-type="float" office:value="-0.793371472424349" calcext:value-type="float">
            <text:p>-0.793371472424349</text:p>
          </table:table-cell>
          <table:table-cell office:value-type="float" office:value="0.000311359539016553" calcext:value-type="float">
            <text:p>0.000311359539017</text:p>
          </table:table-cell>
          <table:table-cell office:value-type="float" office:value="0.00377242634468359" calcext:value-type="float">
            <text:p>0.003772426344684</text:p>
          </table:table-cell>
          <table:table-cell office:value-type="float" office:value="-0.0149447222844873" calcext:value-type="float">
            <text:p>-0.014944722284487</text:p>
          </table:table-cell>
          <table:table-cell office:value-type="float" office:value="0.9670543859555" calcext:value-type="float">
            <text:p>0.9670543859555</text:p>
          </table:table-cell>
          <table:table-cell office:value-type="float" office:value="0.973997022188697" calcext:value-type="float">
            <text:p>0.973997022188697</text:p>
          </table:table-cell>
          <table:table-cell office:value-type="float" office:value="0.961911467958791" calcext:value-type="float">
            <text:p>0.961911467958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5.csv</text:p>
          </table:table-cell>
          <table:table-cell table:style-name="ce23" office:value-type="float" office:value="-1.19437850702687" calcext:value-type="float">
            <text:p>-1.19438</text:p>
          </table:table-cell>
          <table:table-cell table:style-name="ce23" office:value-type="float" office:value="1.86429266963416" calcext:value-type="float">
            <text:p>1.86429</text:p>
          </table:table-cell>
          <table:table-cell table:style-name="ce23" office:value-type="float" office:value="541.205795992755" calcext:value-type="float">
            <text:p>541.20580</text:p>
          </table:table-cell>
          <table:table-cell table:number-columns-repeated="2" table:style-name="ce23" office:value-type="float" office:value="2.43479364417704" calcext:value-type="float">
            <text:p>2.43479</text:p>
          </table:table-cell>
          <table:table-cell table:style-name="ce23" office:value-type="float" office:value="550.667118189071" calcext:value-type="float">
            <text:p>550.66712</text:p>
          </table:table-cell>
          <table:table-cell table:style-name="ce23" office:value-type="float" office:value="2.12171630329721" calcext:value-type="float">
            <text:p>2.12172</text:p>
          </table:table-cell>
          <table:table-cell table:style-name="ce23" office:value-type="float" office:value="1.5660884175784" calcext:value-type="float">
            <text:p>1.56609</text:p>
          </table:table-cell>
          <table:table-cell office:value-type="float" office:value="101.63936953024" calcext:value-type="float">
            <text:p>101.63936953024</text:p>
          </table:table-cell>
          <table:table-cell office:value-type="float" office:value="220.272369595273" calcext:value-type="float">
            <text:p>220.272369595273</text:p>
          </table:table-cell>
          <table:table-cell office:value-type="float" office:value="718.699985835697" calcext:value-type="float">
            <text:p>718.699985835697</text:p>
          </table:table-cell>
          <table:table-cell office:value-type="float" office:value="35040.6456547244" calcext:value-type="float">
            <text:p>35040.6456547244</text:p>
          </table:table-cell>
          <table:table-cell office:value-type="float" office:value="-1.3207135972307" calcext:value-type="float">
            <text:p>-1.3207135972307</text:p>
          </table:table-cell>
          <table:table-cell office:value-type="float" office:value="7.71309113288165" calcext:value-type="float">
            <text:p>7.71309113288165</text:p>
          </table:table-cell>
          <table:table-cell office:value-type="float" office:value="123.63744266707" calcext:value-type="float">
            <text:p>123.63744266707</text:p>
          </table:table-cell>
          <table:table-cell office:value-type="float" office:value="-232" calcext:value-type="float">
            <text:p>-232</text:p>
          </table:table-cell>
          <table:table-cell office:value-type="float" office:value="29" calcext:value-type="float">
            <text:p>29</text:p>
          </table:table-cell>
          <table:table-cell office:value-type="float" office:value="37385" calcext:value-type="float">
            <text:p>37385</text:p>
          </table:table-cell>
          <table:table-cell office:value-type="float" office:value="0.00283749645312943" calcext:value-type="float">
            <text:p>0.002837496453129</text:p>
          </table:table-cell>
          <table:table-cell office:value-type="float" office:value="0.0154999806250242" calcext:value-type="float">
            <text:p>0.015499980625024</text:p>
          </table:table-cell>
          <table:table-cell office:value-type="float" office:value="0.392988258764676" calcext:value-type="float">
            <text:p>0.392988258764676</text:p>
          </table:table-cell>
          <table:table-cell office:value-type="float" office:value="0.0381249523438096" calcext:value-type="float">
            <text:p>0.03812495234381</text:p>
          </table:table-cell>
          <table:table-cell office:value-type="float" office:value="13.785824601336" calcext:value-type="float">
            <text:p>13.785824601336</text:p>
          </table:table-cell>
          <table:table-cell office:value-type="float" office:value="12.9560883921312" calcext:value-type="float">
            <text:p>12.9560883921312</text:p>
          </table:table-cell>
          <table:table-cell office:value-type="float" office:value="13.5387078271613" calcext:value-type="float">
            <text:p>13.5387078271613</text:p>
          </table:table-cell>
          <table:table-cell office:value-type="float" office:value="13.7486994052749" calcext:value-type="float">
            <text:p>13.7486994052749</text:p>
          </table:table-cell>
          <table:table-cell office:value-type="float" office:value="12.9551835918027" calcext:value-type="float">
            <text:p>12.9551835918027</text:p>
          </table:table-cell>
          <table:table-cell office:value-type="float" office:value="13.5386741194215" calcext:value-type="float">
            <text:p>13.5386741194215</text:p>
          </table:table-cell>
          <table:table-cell office:value-type="float" office:value="-1.43057458807014" calcext:value-type="float">
            <text:p>-1.43057458807014</text:p>
          </table:table-cell>
          <table:table-cell office:value-type="float" office:value="-1.46440609020366" calcext:value-type="float">
            <text:p>-1.46440609020366</text:p>
          </table:table-cell>
          <table:table-cell office:value-type="float" office:value="-1.44260713419762" calcext:value-type="float">
            <text:p>-1.44260713419762</text:p>
          </table:table-cell>
          <table:table-cell office:value-type="float" office:value="0.00572455972525829" calcext:value-type="float">
            <text:p>0.005724559725258</text:p>
          </table:table-cell>
          <table:table-cell office:value-type="float" office:value="0.00107526719953484" calcext:value-type="float">
            <text:p>0.001075267199535</text:p>
          </table:table-cell>
          <table:table-cell office:value-type="float" office:value="-0.00254674848389951" calcext:value-type="float">
            <text:p>-0.0025467484839</text:p>
          </table:table-cell>
          <table:table-cell office:value-type="float" office:value="0.996282469302903" calcext:value-type="float">
            <text:p>0.996282469302903</text:p>
          </table:table-cell>
          <table:table-cell office:value-type="float" office:value="0.995849026302797" calcext:value-type="float">
            <text:p>0.995849026302797</text:p>
          </table:table-cell>
          <table:table-cell office:value-type="float" office:value="0.995303775610669" calcext:value-type="float">
            <text:p>0.99530377561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6.csv</text:p>
          </table:table-cell>
          <table:table-cell table:style-name="ce23" office:value-type="float" office:value="-1.21628972963784" calcext:value-type="float">
            <text:p>-1.21629</text:p>
          </table:table-cell>
          <table:table-cell table:style-name="ce23" office:value-type="float" office:value="2.20746599066751" calcext:value-type="float">
            <text:p>2.20747</text:p>
          </table:table-cell>
          <table:table-cell table:style-name="ce23" office:value-type="float" office:value="516.63384795769" calcext:value-type="float">
            <text:p>516.63385</text:p>
          </table:table-cell>
          <table:table-cell table:number-columns-repeated="2" table:style-name="ce23" office:value-type="float" office:value="2.79004507482596" calcext:value-type="float">
            <text:p>2.79005</text:p>
          </table:table-cell>
          <table:table-cell table:style-name="ce23" office:value-type="float" office:value="521.735127389197" calcext:value-type="float">
            <text:p>521.73513</text:p>
          </table:table-cell>
          <table:table-cell table:style-name="ce23" office:value-type="float" office:value="2.51097407655637" calcext:value-type="float">
            <text:p>2.51097</text:p>
          </table:table-cell>
          <table:table-cell table:style-name="ce23" office:value-type="float" office:value="1.70629581831724" calcext:value-type="float">
            <text:p>1.70630</text:p>
          </table:table-cell>
          <table:table-cell office:value-type="float" office:value="72.7805626266482" calcext:value-type="float">
            <text:p>72.7805626266482</text:p>
          </table:table-cell>
          <table:table-cell office:value-type="float" office:value="0.313089640720944" calcext:value-type="float">
            <text:p>0.313089640720944</text:p>
          </table:table-cell>
          <table:table-cell office:value-type="float" office:value="1.59495691503871" calcext:value-type="float">
            <text:p>1.59495691503871</text:p>
          </table:table-cell>
          <table:table-cell office:value-type="float" office:value="-0.122043667952332" calcext:value-type="float">
            <text:p>-0.122043667952332</text:p>
          </table:table-cell>
          <table:table-cell office:value-type="float" office:value="0.00418260539994329" calcext:value-type="float">
            <text:p>0.004182605399943</text:p>
          </table:table-cell>
          <table:table-cell office:value-type="float" office:value="0.95105233495267" calcext:value-type="float">
            <text:p>0.95105233495267</text:p>
          </table:table-cell>
          <table:table-cell office:value-type="float" office:value="0.42179572729693" calcext:value-type="float">
            <text:p>0.42179572729693</text:p>
          </table:table-cell>
          <table:table-cell office:value-type="float" office:value="-20" calcext:value-type="float">
            <text:p>-20</text:p>
          </table:table-cell>
          <table:table-cell office:value-type="float" office:value="58" calcext:value-type="float">
            <text:p>58</text:p>
          </table:table-cell>
          <table:table-cell office:value-type="float" office:value="1513" calcext:value-type="float">
            <text:p>1513</text:p>
          </table:table-cell>
          <table:table-cell table:style-name="ce26" office:value-type="float" office:value="0.0000737499078126152" calcext:value-type="float">
            <text:p>7.37E-05</text:p>
          </table:table-cell>
          <table:table-cell office:value-type="float" office:value="0.00124999843750195" calcext:value-type="float">
            <text:p>0.001249998437502</text:p>
          </table:table-cell>
          <table:table-cell office:value-type="float" office:value="0.0141824822718972" calcext:value-type="float">
            <text:p>0.014182482271897</text:p>
          </table:table-cell>
          <table:table-cell office:value-type="float" office:value="0.00612499234375957" calcext:value-type="float">
            <text:p>0.00612499234376</text:p>
          </table:table-cell>
          <table:table-cell office:value-type="float" office:value="13.3651837516298" calcext:value-type="float">
            <text:p>13.3651837516298</text:p>
          </table:table-cell>
          <table:table-cell office:value-type="float" office:value="12.6904328114192" calcext:value-type="float">
            <text:p>12.6904328114192</text:p>
          </table:table-cell>
          <table:table-cell office:value-type="float" office:value="13.3025796859751" calcext:value-type="float">
            <text:p>13.3025796859751</text:p>
          </table:table-cell>
          <table:table-cell office:value-type="float" office:value="13.32696017696" calcext:value-type="float">
            <text:p>13.32696017696</text:p>
          </table:table-cell>
          <table:table-cell office:value-type="float" office:value="12.6892670735969" calcext:value-type="float">
            <text:p>12.6892670735969</text:p>
          </table:table-cell>
          <table:table-cell office:value-type="float" office:value="13.3025357231109" calcext:value-type="float">
            <text:p>13.3025357231109</text:p>
          </table:table-cell>
          <table:table-cell office:value-type="float" office:value="-1.46662687656171" calcext:value-type="float">
            <text:p>-1.46662687656171</text:p>
          </table:table-cell>
          <table:table-cell office:value-type="float" office:value="-1.46163404307407" calcext:value-type="float">
            <text:p>-1.46163404307407</text:p>
          </table:table-cell>
          <table:table-cell office:value-type="float" office:value="-1.46330249787844" calcext:value-type="float">
            <text:p>-1.46330249787844</text:p>
          </table:table-cell>
          <table:table-cell office:value-type="float" office:value="0.00264707054323872" calcext:value-type="float">
            <text:p>0.002647070543239</text:p>
          </table:table-cell>
          <table:table-cell office:value-type="float" office:value="-0.000302427464560597" calcext:value-type="float">
            <text:p>-0.000302427464561</text:p>
          </table:table-cell>
          <table:table-cell office:value-type="float" office:value="0.00324451296777168" calcext:value-type="float">
            <text:p>0.003244512967772</text:p>
          </table:table-cell>
          <table:table-cell office:value-type="float" office:value="0.993741607423486" calcext:value-type="float">
            <text:p>0.993741607423486</text:p>
          </table:table-cell>
          <table:table-cell office:value-type="float" office:value="0.993948048970673" calcext:value-type="float">
            <text:p>0.993948048970673</text:p>
          </table:table-cell>
          <table:table-cell office:value-type="float" office:value="0.992950391612483" calcext:value-type="float">
            <text:p>0.99295039161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7.csv</text:p>
          </table:table-cell>
          <table:table-cell table:style-name="ce23" office:value-type="float" office:value="-2.11229235963455" calcext:value-type="float">
            <text:p>-2.11229</text:p>
          </table:table-cell>
          <table:table-cell table:style-name="ce23" office:value-type="float" office:value="3.06911116361105" calcext:value-type="float">
            <text:p>3.06911</text:p>
          </table:table-cell>
          <table:table-cell table:style-name="ce23" office:value-type="float" office:value="647.845797692753" calcext:value-type="float">
            <text:p>647.84580</text:p>
          </table:table-cell>
          <table:table-cell table:number-columns-repeated="2" table:style-name="ce23" office:value-type="float" office:value="3.84432686259099" calcext:value-type="float">
            <text:p>3.84433</text:p>
          </table:table-cell>
          <table:table-cell table:style-name="ce23" office:value-type="float" office:value="656.642582131367" calcext:value-type="float">
            <text:p>656.64258</text:p>
          </table:table-cell>
          <table:table-cell table:style-name="ce23" office:value-type="float" office:value="3.21201961604661" calcext:value-type="float">
            <text:p>3.21202</text:p>
          </table:table-cell>
          <table:table-cell table:style-name="ce23" office:value-type="float" office:value="2.31503902598569" calcext:value-type="float">
            <text:p>2.31504</text:p>
          </table:table-cell>
          <table:table-cell office:value-type="float" office:value="107.122841075047" calcext:value-type="float">
            <text:p>107.122841075047</text:p>
          </table:table-cell>
          <table:table-cell office:value-type="float" office:value="7.06012421972861" calcext:value-type="float">
            <text:p>7.06012421972861</text:p>
          </table:table-cell>
          <table:table-cell office:value-type="float" office:value="21.9760355272803" calcext:value-type="float">
            <text:p>21.9760355272803</text:p>
          </table:table-cell>
          <table:table-cell office:value-type="float" office:value="2167.35796587237" calcext:value-type="float">
            <text:p>2167.35796587237</text:p>
          </table:table-cell>
          <table:table-cell office:value-type="float" office:value="0.0113557569952294" calcext:value-type="float">
            <text:p>0.011355756995229</text:p>
          </table:table-cell>
          <table:table-cell office:value-type="float" office:value="1.67235688065067" calcext:value-type="float">
            <text:p>1.67235688065067</text:p>
          </table:table-cell>
          <table:table-cell office:value-type="float" office:value="20.5105484462061" calcext:value-type="float">
            <text:p>20.5105484462061</text:p>
          </table:table-cell>
          <table:table-cell office:value-type="float" office:value="-77" calcext:value-type="float">
            <text:p>-77</text:p>
          </table:table-cell>
          <table:table-cell office:value-type="float" office:value="11" calcext:value-type="float">
            <text:p>11</text:p>
          </table:table-cell>
          <table:table-cell office:value-type="float" office:value="16427" calcext:value-type="float">
            <text:p>16427</text:p>
          </table:table-cell>
          <table:table-cell office:value-type="float" office:value="0.00402124497344378" calcext:value-type="float">
            <text:p>0.004021244973444</text:p>
          </table:table-cell>
          <table:table-cell office:value-type="float" office:value="0.0308749614062982" calcext:value-type="float">
            <text:p>0.030874961406298</text:p>
          </table:table-cell>
          <table:table-cell office:value-type="float" office:value="2.85325143343571" calcext:value-type="float">
            <text:p>2.85325143343571</text:p>
          </table:table-cell>
          <table:table-cell office:value-type="float" office:value="5.48236814703982" calcext:value-type="float">
            <text:p>5.48236814703982</text:p>
          </table:table-cell>
          <table:table-cell office:value-type="float" office:value="14.1148032120683" calcext:value-type="float">
            <text:p>14.1148032120683</text:p>
          </table:table-cell>
          <table:table-cell office:value-type="float" office:value="14.9781215718074" calcext:value-type="float">
            <text:p>14.9781215718074</text:p>
          </table:table-cell>
          <table:table-cell office:value-type="float" office:value="14.9757805191415" calcext:value-type="float">
            <text:p>14.9757805191415</text:p>
          </table:table-cell>
          <table:table-cell office:value-type="float" office:value="14.0741028790988" calcext:value-type="float">
            <text:p>14.0741028790988</text:p>
          </table:table-cell>
          <table:table-cell office:value-type="float" office:value="14.8524183377535" calcext:value-type="float">
            <text:p>14.8524183377535</text:p>
          </table:table-cell>
          <table:table-cell office:value-type="float" office:value="14.9489966307006" calcext:value-type="float">
            <text:p>14.9489966307006</text:p>
          </table:table-cell>
          <table:table-cell office:value-type="float" office:value="-1.44242135588899" calcext:value-type="float">
            <text:p>-1.44242135588899</text:p>
          </table:table-cell>
          <table:table-cell office:value-type="float" office:value="-1.46258898310599" calcext:value-type="float">
            <text:p>-1.46258898310599</text:p>
          </table:table-cell>
          <table:table-cell office:value-type="float" office:value="-1.48071452160355" calcext:value-type="float">
            <text:p>-1.48071452160355</text:p>
          </table:table-cell>
          <table:table-cell office:value-type="float" office:value="0.00128103302882587" calcext:value-type="float">
            <text:p>0.001281033028826</text:p>
          </table:table-cell>
          <table:table-cell office:value-type="float" office:value="0.000598392965715637" calcext:value-type="float">
            <text:p>0.000598392965716</text:p>
          </table:table-cell>
          <table:table-cell office:value-type="float" office:value="-0.000801738688064609" calcext:value-type="float">
            <text:p>-0.000801738688065</text:p>
          </table:table-cell>
          <table:table-cell office:value-type="float" office:value="0.994786251367182" calcext:value-type="float">
            <text:p>0.994786251367182</text:p>
          </table:table-cell>
          <table:table-cell office:value-type="float" office:value="0.994612563820131" calcext:value-type="float">
            <text:p>0.994612563820131</text:p>
          </table:table-cell>
          <table:table-cell office:value-type="float" office:value="0.993249910619061" calcext:value-type="float">
            <text:p>0.993249910619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8.csv</text:p>
          </table:table-cell>
          <table:table-cell table:style-name="ce23" office:value-type="float" office:value="-1.45324443344446" calcext:value-type="float">
            <text:p>-1.45324</text:p>
          </table:table-cell>
          <table:table-cell table:style-name="ce23" office:value-type="float" office:value="2.74687281640898" calcext:value-type="float">
            <text:p>2.74687</text:p>
          </table:table-cell>
          <table:table-cell table:style-name="ce23" office:value-type="float" office:value="708.910102612372" calcext:value-type="float">
            <text:p>708.91010</text:p>
          </table:table-cell>
          <table:table-cell table:number-columns-repeated="2" table:style-name="ce23" office:value-type="float" office:value="3.46223970373518" calcext:value-type="float">
            <text:p>3.46224</text:p>
          </table:table-cell>
          <table:table-cell table:style-name="ce23" office:value-type="float" office:value="715.106419840614" calcext:value-type="float">
            <text:p>715.10642</text:p>
          </table:table-cell>
          <table:table-cell table:style-name="ce23" office:value-type="float" office:value="3.14248060977041" calcext:value-type="float">
            <text:p>3.14248</text:p>
          </table:table-cell>
          <table:table-cell table:style-name="ce23" office:value-type="float" office:value="2.10755628551023" calcext:value-type="float">
            <text:p>2.10756</text:p>
          </table:table-cell>
          <table:table-cell office:value-type="float" office:value="93.9343287162737" calcext:value-type="float">
            <text:p>93.9343287162737</text:p>
          </table:table-cell>
          <table:table-cell office:value-type="float" office:value="0.34160373736715" calcext:value-type="float">
            <text:p>0.34160373736715</text:p>
          </table:table-cell>
          <table:table-cell office:value-type="float" office:value="1.74489102615252" calcext:value-type="float">
            <text:p>1.74489102615252</text:p>
          </table:table-cell>
          <table:table-cell office:value-type="float" office:value="1.67900387905237" calcext:value-type="float">
            <text:p>1.67900387905237</text:p>
          </table:table-cell>
          <table:table-cell office:value-type="float" office:value="0.0305732119141715" calcext:value-type="float">
            <text:p>0.030573211914172</text:p>
          </table:table-cell>
          <table:table-cell office:value-type="float" office:value="0.955835921380336" calcext:value-type="float">
            <text:p>0.955835921380336</text:p>
          </table:table-cell>
          <table:table-cell office:value-type="float" office:value="0.113814446123789" calcext:value-type="float">
            <text:p>0.113814446123789</text:p>
          </table:table-cell>
          <table:table-cell office:value-type="float" office:value="-16" calcext:value-type="float">
            <text:p>-16</text:p>
          </table:table-cell>
          <table:table-cell office:value-type="float" office:value="266" calcext:value-type="float">
            <text:p>266</text:p>
          </table:table-cell>
          <table:table-cell office:value-type="float" office:value="1454" calcext:value-type="float">
            <text:p>1454</text:p>
          </table:table-cell>
          <table:table-cell table:style-name="ce26" office:value-type="float" office:value="0.0000674999156251055" calcext:value-type="float">
            <text:p>6.75E-05</text:p>
          </table:table-cell>
          <table:table-cell office:value-type="float" office:value="0.000499999375000781" calcext:value-type="float">
            <text:p>0.000499999375001</text:p>
          </table:table-cell>
          <table:table-cell office:value-type="float" office:value="6.74449156938554" calcext:value-type="float">
            <text:p>6.74449156938554</text:p>
          </table:table-cell>
          <table:table-cell office:value-type="float" office:value="12.8544839318951" calcext:value-type="float">
            <text:p>12.8544839318951</text:p>
          </table:table-cell>
          <table:table-cell office:value-type="float" office:value="15.4243221524597" calcext:value-type="float">
            <text:p>15.4243221524597</text:p>
          </table:table-cell>
          <table:table-cell office:value-type="float" office:value="15.0690567854929" calcext:value-type="float">
            <text:p>15.0690567854929</text:p>
          </table:table-cell>
          <table:table-cell office:value-type="float" office:value="15.6180637834882" calcext:value-type="float">
            <text:p>15.6180637834882</text:p>
          </table:table-cell>
          <table:table-cell office:value-type="float" office:value="15.3633108910629" calcext:value-type="float">
            <text:p>15.3633108910629</text:p>
          </table:table-cell>
          <table:table-cell office:value-type="float" office:value="15.0521224501435" calcext:value-type="float">
            <text:p>15.0521224501435</text:p>
          </table:table-cell>
          <table:table-cell office:value-type="float" office:value="15.597719908066" calcext:value-type="float">
            <text:p>15.597719908066</text:p>
          </table:table-cell>
          <table:table-cell office:value-type="float" office:value="-1.46856775486994" calcext:value-type="float">
            <text:p>-1.46856775486994</text:p>
          </table:table-cell>
          <table:table-cell office:value-type="float" office:value="-1.46273266520948" calcext:value-type="float">
            <text:p>-1.46273266520948</text:p>
          </table:table-cell>
          <table:table-cell office:value-type="float" office:value="-1.48628501367893" calcext:value-type="float">
            <text:p>-1.48628501367893</text:p>
          </table:table-cell>
          <table:table-cell office:value-type="float" office:value="0.000470441480792751" calcext:value-type="float">
            <text:p>0.000470441480793</text:p>
          </table:table-cell>
          <table:table-cell office:value-type="float" office:value="-0.0009532016436935" calcext:value-type="float">
            <text:p>-0.000953201643694</text:p>
          </table:table-cell>
          <table:table-cell office:value-type="float" office:value="0.000105584768662009" calcext:value-type="float">
            <text:p>0.000105584768662</text:p>
          </table:table-cell>
          <table:table-cell office:value-type="float" office:value="0.98869537077502" calcext:value-type="float">
            <text:p>0.98869537077502</text:p>
          </table:table-cell>
          <table:table-cell office:value-type="float" office:value="0.991926867856967" calcext:value-type="float">
            <text:p>0.991926867856967</text:p>
          </table:table-cell>
          <table:table-cell office:value-type="float" office:value="0.991926669185244" calcext:value-type="float">
            <text:p>0.991926669185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9.csv</text:p>
          </table:table-cell>
          <table:table-cell table:style-name="ce23" office:value-type="float" office:value="-1.21442723196596" calcext:value-type="float">
            <text:p>-1.21443</text:p>
          </table:table-cell>
          <table:table-cell table:style-name="ce23" office:value-type="float" office:value="1.81140398574502" calcext:value-type="float">
            <text:p>1.81140</text:p>
          </table:table-cell>
          <table:table-cell table:style-name="ce23" office:value-type="float" office:value="527.338084577394" calcext:value-type="float">
            <text:p>527.33808</text:p>
          </table:table-cell>
          <table:table-cell table:number-columns-repeated="2" table:style-name="ce23" office:value-type="float" office:value="2.33146187087778" calcext:value-type="float">
            <text:p>2.33146</text:p>
          </table:table-cell>
          <table:table-cell table:style-name="ce23" office:value-type="float" office:value="536.451355708212" calcext:value-type="float">
            <text:p>536.45136</text:p>
          </table:table-cell>
          <table:table-cell table:style-name="ce23" office:value-type="float" office:value="1.99019620982868" calcext:value-type="float">
            <text:p>1.99020</text:p>
          </table:table-cell>
          <table:table-cell table:style-name="ce23" office:value-type="float" office:value="1.46783175322787" calcext:value-type="float">
            <text:p>1.46783</text:p>
          </table:table-cell>
          <table:table-cell office:value-type="float" office:value="98.4611679568329" calcext:value-type="float">
            <text:p>98.4611679568329</text:p>
          </table:table-cell>
          <table:table-cell office:value-type="float" office:value="28.5699384883478" calcext:value-type="float">
            <text:p>28.5699384883478</text:p>
          </table:table-cell>
          <table:table-cell office:value-type="float" office:value="88.1279256401267" calcext:value-type="float">
            <text:p>88.1279256401267</text:p>
          </table:table-cell>
          <table:table-cell office:value-type="float" office:value="4841.08871921649" calcext:value-type="float">
            <text:p>4841.08871921649</text:p>
          </table:table-cell>
          <table:table-cell office:value-type="float" office:value="-0.0620926863171146" calcext:value-type="float">
            <text:p>-0.062092686317115</text:p>
          </table:table-cell>
          <table:table-cell office:value-type="float" office:value="2.5613706736917" calcext:value-type="float">
            <text:p>2.5613706736917</text:p>
          </table:table-cell>
          <table:table-cell office:value-type="float" office:value="26.0718460590628" calcext:value-type="float">
            <text:p>26.0718460590628</text:p>
          </table:table-cell>
          <table:table-cell office:value-type="float" office:value="-123" calcext:value-type="float">
            <text:p>-123</text:p>
          </table:table-cell>
          <table:table-cell office:value-type="float" office:value="30" calcext:value-type="float">
            <text:p>30</text:p>
          </table:table-cell>
          <table:table-cell office:value-type="float" office:value="20181" calcext:value-type="float">
            <text:p>20181</text:p>
          </table:table-cell>
          <table:table-cell office:value-type="float" office:value="0.00133374833281458" calcext:value-type="float">
            <text:p>0.001333748332815</text:p>
          </table:table-cell>
          <table:table-cell office:value-type="float" office:value="0.0107499865625168" calcext:value-type="float">
            <text:p>0.010749986562517</text:p>
          </table:table-cell>
          <table:table-cell office:value-type="float" office:value="0.176148529814338" calcext:value-type="float">
            <text:p>0.176148529814338</text:p>
          </table:table-cell>
          <table:table-cell office:value-type="float" office:value="0.0378749526563092" calcext:value-type="float">
            <text:p>0.037874952656309</text:p>
          </table:table-cell>
          <table:table-cell office:value-type="float" office:value="13.6207165962404" calcext:value-type="float">
            <text:p>13.6207165962404</text:p>
          </table:table-cell>
          <table:table-cell office:value-type="float" office:value="12.7669600436405" calcext:value-type="float">
            <text:p>12.7669600436405</text:p>
          </table:table-cell>
          <table:table-cell office:value-type="float" office:value="13.3723182442829" calcext:value-type="float">
            <text:p>13.3723182442829</text:p>
          </table:table-cell>
          <table:table-cell office:value-type="float" office:value="13.5855962883052" calcext:value-type="float">
            <text:p>13.5855962883052</text:p>
          </table:table-cell>
          <table:table-cell office:value-type="float" office:value="12.765546684138" calcext:value-type="float">
            <text:p>12.765546684138</text:p>
          </table:table-cell>
          <table:table-cell office:value-type="float" office:value="13.3722357580331" calcext:value-type="float">
            <text:p>13.3722357580331</text:p>
          </table:table-cell>
          <table:table-cell office:value-type="float" office:value="-1.4477094248664" calcext:value-type="float">
            <text:p>-1.4477094248664</text:p>
          </table:table-cell>
          <table:table-cell office:value-type="float" office:value="-1.45410832529618" calcext:value-type="float">
            <text:p>-1.45410832529618</text:p>
          </table:table-cell>
          <table:table-cell office:value-type="float" office:value="-1.43308400509655" calcext:value-type="float">
            <text:p>-1.43308400509655</text:p>
          </table:table-cell>
          <table:table-cell office:value-type="float" office:value="-0.000250665323140656" calcext:value-type="float">
            <text:p>-0.000250665323141</text:p>
          </table:table-cell>
          <table:table-cell office:value-type="float" office:value="0.00839736541417833" calcext:value-type="float">
            <text:p>0.008397365414178</text:p>
          </table:table-cell>
          <table:table-cell office:value-type="float" office:value="0.00421806635239704" calcext:value-type="float">
            <text:p>0.004218066352397</text:p>
          </table:table-cell>
          <table:table-cell office:value-type="float" office:value="0.996715015675111" calcext:value-type="float">
            <text:p>0.996715015675111</text:p>
          </table:table-cell>
          <table:table-cell office:value-type="float" office:value="0.996641106842895" calcext:value-type="float">
            <text:p>0.996641106842895</text:p>
          </table:table-cell>
          <table:table-cell office:value-type="float" office:value="0.995923603882073" calcext:value-type="float">
            <text:p>0.99592360388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10.csv</text:p>
          </table:table-cell>
          <table:table-cell table:style-name="ce23" office:value-type="float" office:value="-1.21056098679877" calcext:value-type="float">
            <text:p>-1.21056</text:p>
          </table:table-cell>
          <table:table-cell table:style-name="ce23" office:value-type="float" office:value="1.87259265925918" calcext:value-type="float">
            <text:p>1.87259</text:p>
          </table:table-cell>
          <table:table-cell table:style-name="ce23" office:value-type="float" office:value="529.439013201234" calcext:value-type="float">
            <text:p>529.43901</text:p>
          </table:table-cell>
          <table:table-cell table:number-columns-repeated="2" table:style-name="ce23" office:value-type="float" office:value="2.3890119015563" calcext:value-type="float">
            <text:p>2.38901</text:p>
          </table:table-cell>
          <table:table-cell table:style-name="ce23" office:value-type="float" office:value="534.996475150505" calcext:value-type="float">
            <text:p>534.99648</text:p>
          </table:table-cell>
          <table:table-cell table:style-name="ce23" office:value-type="float" office:value="2.05959218366609" calcext:value-type="float">
            <text:p>2.05959</text:p>
          </table:table-cell>
          <table:table-cell table:style-name="ce23" office:value-type="float" office:value="1.4835007914613" calcext:value-type="float">
            <text:p>1.48350</text:p>
          </table:table-cell>
          <table:table-cell office:value-type="float" office:value="76.9126759641645" calcext:value-type="float">
            <text:p>76.9126759641645</text:p>
          </table:table-cell>
          <table:table-cell office:value-type="float" office:value="4.2129466248981" calcext:value-type="float">
            <text:p>4.2129466248981</text:p>
          </table:table-cell>
          <table:table-cell office:value-type="float" office:value="13.0642850313407" calcext:value-type="float">
            <text:p>13.0642850313407</text:p>
          </table:table-cell>
          <table:table-cell office:value-type="float" office:value="0.000427543530847174" calcext:value-type="float">
            <text:p>0.000427543530847</text:p>
          </table:table-cell>
          <table:table-cell office:value-type="float" office:value="0.106665033917661" calcext:value-type="float">
            <text:p>0.106665033917661</text:p>
          </table:table-cell>
          <table:table-cell office:value-type="float" office:value="1.15790710396007" calcext:value-type="float">
            <text:p>1.15790710396007</text:p>
          </table:table-cell>
          <table:table-cell office:value-type="float" office:value="0.354360539065154" calcext:value-type="float">
            <text:p>0.354360539065154</text:p>
          </table:table-cell>
          <table:table-cell office:value-type="float" office:value="-20" calcext:value-type="float">
            <text:p>-20</text:p>
          </table:table-cell>
          <table:table-cell office:value-type="float" office:value="130" calcext:value-type="float">
            <text:p>130</text:p>
          </table:table-cell>
          <table:table-cell office:value-type="float" office:value="2354" calcext:value-type="float">
            <text:p>2354</text:p>
          </table:table-cell>
          <table:table-cell office:value-type="float" office:value="0.000142499821875223" calcext:value-type="float">
            <text:p>0.000142499821875</text:p>
          </table:table-cell>
          <table:table-cell office:value-type="float" office:value="0.00174999781250273" calcext:value-type="float">
            <text:p>0.001749997812503</text:p>
          </table:table-cell>
          <table:table-cell office:value-type="float" office:value="0.01278998401252" calcext:value-type="float">
            <text:p>0.01278998401252</text:p>
          </table:table-cell>
          <table:table-cell office:value-type="float" office:value="0.00824998968751289" calcext:value-type="float">
            <text:p>0.008249989687513</text:p>
          </table:table-cell>
          <table:table-cell office:value-type="float" office:value="13.6359770946259" calcext:value-type="float">
            <text:p>13.6359770946259</text:p>
          </table:table-cell>
          <table:table-cell office:value-type="float" office:value="12.8311536095501" calcext:value-type="float">
            <text:p>12.8311536095501</text:p>
          </table:table-cell>
          <table:table-cell office:value-type="float" office:value="13.3738789782247" calcext:value-type="float">
            <text:p>13.3738789782247</text:p>
          </table:table-cell>
          <table:table-cell office:value-type="float" office:value="13.6015378017827" calcext:value-type="float">
            <text:p>13.6015378017827</text:p>
          </table:table-cell>
          <table:table-cell office:value-type="float" office:value="12.8298801196613" calcext:value-type="float">
            <text:p>12.8298801196613</text:p>
          </table:table-cell>
          <table:table-cell office:value-type="float" office:value="13.3737386635031" calcext:value-type="float">
            <text:p>13.3737386635031</text:p>
          </table:table-cell>
          <table:table-cell office:value-type="float" office:value="-1.46861097635507" calcext:value-type="float">
            <text:p>-1.46861097635507</text:p>
          </table:table-cell>
          <table:table-cell office:value-type="float" office:value="-1.46251496272044" calcext:value-type="float">
            <text:p>-1.46251496272044</text:p>
          </table:table-cell>
          <table:table-cell office:value-type="float" office:value="-1.46651457387328" calcext:value-type="float">
            <text:p>-1.46651457387328</text:p>
          </table:table-cell>
          <table:table-cell office:value-type="float" office:value="0.000748739847982537" calcext:value-type="float">
            <text:p>0.000748739847983</text:p>
          </table:table-cell>
          <table:table-cell office:value-type="float" office:value="0.00113437193131379" calcext:value-type="float">
            <text:p>0.001134371931314</text:p>
          </table:table-cell>
          <table:table-cell office:value-type="float" office:value="0.00489595418441048" calcext:value-type="float">
            <text:p>0.00489595418441</text:p>
          </table:table-cell>
          <table:table-cell office:value-type="float" office:value="0.99733793892202" calcext:value-type="float">
            <text:p>0.99733793892202</text:p>
          </table:table-cell>
          <table:table-cell office:value-type="float" office:value="0.997107356441273" calcext:value-type="float">
            <text:p>0.997107356441273</text:p>
          </table:table-cell>
          <table:table-cell office:value-type="float" office:value="0.996899011315741" calcext:value-type="float">
            <text:p>0.996899011315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11.csv</text:p>
          </table:table-cell>
          <table:table-cell table:style-name="ce23" office:value-type="float" office:value="-2.12738734076582" calcext:value-type="float">
            <text:p>-2.12739</text:p>
          </table:table-cell>
          <table:table-cell table:style-name="ce23" office:value-type="float" office:value="3.33321833347708" calcext:value-type="float">
            <text:p>3.33322</text:p>
          </table:table-cell>
          <table:table-cell table:style-name="ce23" office:value-type="float" office:value="646.114189857263" calcext:value-type="float">
            <text:p>646.11419</text:p>
          </table:table-cell>
          <table:table-cell table:number-columns-repeated="2" table:style-name="ce23" office:value-type="float" office:value="4.16235250111365" calcext:value-type="float">
            <text:p>4.16235</text:p>
          </table:table-cell>
          <table:table-cell table:style-name="ce23" office:value-type="float" office:value="653.020586004104" calcext:value-type="float">
            <text:p>653.02059</text:p>
          </table:table-cell>
          <table:table-cell table:style-name="ce23" office:value-type="float" office:value="3.57762511253993" calcext:value-type="float">
            <text:p>3.57763</text:p>
          </table:table-cell>
          <table:table-cell table:style-name="ce23" office:value-type="float" office:value="2.49295685580383" calcext:value-type="float">
            <text:p>2.49296</text:p>
          </table:table-cell>
          <table:table-cell office:value-type="float" office:value="94.7224335109479" calcext:value-type="float">
            <text:p>94.7224335109479</text:p>
          </table:table-cell>
          <table:table-cell office:value-type="float" office:value="0.671843395600668" calcext:value-type="float">
            <text:p>0.671843395600668</text:p>
          </table:table-cell>
          <table:table-cell office:value-type="float" office:value="2.72732064389466" calcext:value-type="float">
            <text:p>2.72732064389466</text:p>
          </table:table-cell>
          <table:table-cell office:value-type="float" office:value="0.881349103231896" calcext:value-type="float">
            <text:p>0.881349103231896</text:p>
          </table:table-cell>
          <table:table-cell office:value-type="float" office:value="0.052103065850813" calcext:value-type="float">
            <text:p>0.052103065850813</text:p>
          </table:table-cell>
          <table:table-cell office:value-type="float" office:value="0.921407664394303" calcext:value-type="float">
            <text:p>0.921407664394303</text:p>
          </table:table-cell>
          <table:table-cell office:value-type="float" office:value="0.345683199235926" calcext:value-type="float">
            <text:p>0.345683199235926</text:p>
          </table:table-cell>
          <table:table-cell office:value-type="float" office:value="-33" calcext:value-type="float">
            <text:p>-33</text:p>
          </table:table-cell>
          <table:table-cell office:value-type="float" office:value="105" calcext:value-type="float">
            <text:p>105</text:p>
          </table:table-cell>
          <table:table-cell office:value-type="float" office:value="3198" calcext:value-type="float">
            <text:p>3198</text:p>
          </table:table-cell>
          <table:table-cell office:value-type="float" office:value="0.000287499640625449" calcext:value-type="float">
            <text:p>0.000287499640625</text:p>
          </table:table-cell>
          <table:table-cell office:value-type="float" office:value="0.00474999406250742" calcext:value-type="float">
            <text:p>0.004749994062507</text:p>
          </table:table-cell>
          <table:table-cell office:value-type="float" office:value="2.26634466706917" calcext:value-type="float">
            <text:p>2.26634466706917</text:p>
          </table:table-cell>
          <table:table-cell office:value-type="float" office:value="5.88611764235295" calcext:value-type="float">
            <text:p>5.88611764235295</text:p>
          </table:table-cell>
          <table:table-cell office:value-type="float" office:value="14.1433332778258" calcext:value-type="float">
            <text:p>14.1433332778258</text:p>
          </table:table-cell>
          <table:table-cell office:value-type="float" office:value="14.8756516544229" calcext:value-type="float">
            <text:p>14.8756516544229</text:p>
          </table:table-cell>
          <table:table-cell office:value-type="float" office:value="14.9931751642497" calcext:value-type="float">
            <text:p>14.9931751642497</text:p>
          </table:table-cell>
          <table:table-cell office:value-type="float" office:value="14.105104240994" calcext:value-type="float">
            <text:p>14.105104240994</text:p>
          </table:table-cell>
          <table:table-cell office:value-type="float" office:value="14.7484240471212" calcext:value-type="float">
            <text:p>14.7484240471212</text:p>
          </table:table-cell>
          <table:table-cell office:value-type="float" office:value="14.9688799141304" calcext:value-type="float">
            <text:p>14.9688799141304</text:p>
          </table:table-cell>
          <table:table-cell office:value-type="float" office:value="-1.46762909304657" calcext:value-type="float">
            <text:p>-1.46762909304657</text:p>
          </table:table-cell>
          <table:table-cell office:value-type="float" office:value="-1.4654210493191" calcext:value-type="float">
            <text:p>-1.4654210493191</text:p>
          </table:table-cell>
          <table:table-cell office:value-type="float" office:value="-1.48045408616331" calcext:value-type="float">
            <text:p>-1.48045408616331</text:p>
          </table:table-cell>
          <table:table-cell office:value-type="float" office:value="-0.00141028547860691" calcext:value-type="float">
            <text:p>-0.001410285478607</text:p>
          </table:table-cell>
          <table:table-cell office:value-type="float" office:value="0.000281601135437931" calcext:value-type="float">
            <text:p>0.000281601135438</text:p>
          </table:table-cell>
          <table:table-cell office:value-type="float" office:value="0.0033450262816618" calcext:value-type="float">
            <text:p>0.003345026281662</text:p>
          </table:table-cell>
          <table:table-cell office:value-type="float" office:value="0.996051291775714" calcext:value-type="float">
            <text:p>0.996051291775714</text:p>
          </table:table-cell>
          <table:table-cell office:value-type="float" office:value="0.995931434619472" calcext:value-type="float">
            <text:p>0.995931434619472</text:p>
          </table:table-cell>
          <table:table-cell office:value-type="float" office:value="0.995028889108362" calcext:value-type="float">
            <text:p>0.995028889108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12.csv</text:p>
          </table:table-cell>
          <table:table-cell table:style-name="ce23" office:value-type="float" office:value="-2.25919592600509" calcext:value-type="float">
            <text:p>-2.25920</text:p>
          </table:table-cell>
          <table:table-cell table:style-name="ce23" office:value-type="float" office:value="3.29043713695358" calcext:value-type="float">
            <text:p>3.29044</text:p>
          </table:table-cell>
          <table:table-cell table:style-name="ce23" office:value-type="float" office:value="691.797856502679" calcext:value-type="float">
            <text:p>691.79786</text:p>
          </table:table-cell>
          <table:table-cell table:number-columns-repeated="2" table:style-name="ce23" office:value-type="float" office:value="4.12074811463813" calcext:value-type="float">
            <text:p>4.12075</text:p>
          </table:table-cell>
          <table:table-cell table:style-name="ce23" office:value-type="float" office:value="707.170531709678" calcext:value-type="float">
            <text:p>707.17053</text:p>
          </table:table-cell>
          <table:table-cell table:style-name="ce23" office:value-type="float" office:value="3.44624415737128" calcext:value-type="float">
            <text:p>3.44624</text:p>
          </table:table-cell>
          <table:table-cell table:style-name="ce23" office:value-type="float" office:value="2.48064275381411" calcext:value-type="float">
            <text:p>2.48064</text:p>
          </table:table-cell>
          <table:table-cell office:value-type="float" office:value="146.648854945571" calcext:value-type="float">
            <text:p>146.648854945571</text:p>
          </table:table-cell>
          <table:table-cell office:value-type="float" office:value="0.972646483843737" calcext:value-type="float">
            <text:p>0.972646483843737</text:p>
          </table:table-cell>
          <table:table-cell office:value-type="float" office:value="3.77884749535213" calcext:value-type="float">
            <text:p>3.77884749535213</text:p>
          </table:table-cell>
          <table:table-cell office:value-type="float" office:value="0.549012467632016" calcext:value-type="float">
            <text:p>0.549012467632016</text:p>
          </table:table-cell>
          <table:table-cell office:value-type="float" office:value="-0.037341900740527" calcext:value-type="float">
            <text:p>-0.037341900740527</text:p>
          </table:table-cell>
          <table:table-cell office:value-type="float" office:value="0.946984050410957" calcext:value-type="float">
            <text:p>0.946984050410957</text:p>
          </table:table-cell>
          <table:table-cell office:value-type="float" office:value="0.113464568990715" calcext:value-type="float">
            <text:p>0.113464568990715</text:p>
          </table:table-cell>
          <table:table-cell office:value-type="float" office:value="-35" calcext:value-type="float">
            <text:p>-35</text:p>
          </table:table-cell>
          <table:table-cell office:value-type="float" office:value="177" calcext:value-type="float">
            <text:p>177</text:p>
          </table:table-cell>
          <table:table-cell office:value-type="float" office:value="3470" calcext:value-type="float">
            <text:p>3470</text:p>
          </table:table-cell>
          <table:table-cell office:value-type="float" office:value="0.000618749226563467" calcext:value-type="float">
            <text:p>0.000618749226563</text:p>
          </table:table-cell>
          <table:table-cell office:value-type="float" office:value="0.00874998906251367" calcext:value-type="float">
            <text:p>0.008749989062514</text:p>
          </table:table-cell>
          <table:table-cell office:value-type="float" office:value="19.9505763117796" calcext:value-type="float">
            <text:p>19.9505763117796</text:p>
          </table:table-cell>
          <table:table-cell office:value-type="float" office:value="20.3764745294068" calcext:value-type="float">
            <text:p>20.3764745294068</text:p>
          </table:table-cell>
          <table:table-cell office:value-type="float" office:value="14.9898733443489" calcext:value-type="float">
            <text:p>14.9898733443489</text:p>
          </table:table-cell>
          <table:table-cell office:value-type="float" office:value="15.3018098543365" calcext:value-type="float">
            <text:p>15.3018098543365</text:p>
          </table:table-cell>
          <table:table-cell office:value-type="float" office:value="15.2629017164099" calcext:value-type="float">
            <text:p>15.2629017164099</text:p>
          </table:table-cell>
          <table:table-cell office:value-type="float" office:value="14.9470622473086" calcext:value-type="float">
            <text:p>14.9470622473086</text:p>
          </table:table-cell>
          <table:table-cell office:value-type="float" office:value="15.1717346646611" calcext:value-type="float">
            <text:p>15.1717346646611</text:p>
          </table:table-cell>
          <table:table-cell office:value-type="float" office:value="15.2384366365036" calcext:value-type="float">
            <text:p>15.2384366365036</text:p>
          </table:table-cell>
          <table:table-cell office:value-type="float" office:value="-1.45604502164009" calcext:value-type="float">
            <text:p>-1.45604502164009</text:p>
          </table:table-cell>
          <table:table-cell office:value-type="float" office:value="-1.40291394401612" calcext:value-type="float">
            <text:p>-1.40291394401612</text:p>
          </table:table-cell>
          <table:table-cell office:value-type="float" office:value="-1.45791171423277" calcext:value-type="float">
            <text:p>-1.45791171423277</text:p>
          </table:table-cell>
          <table:table-cell office:value-type="float" office:value="-0.00221863125063794" calcext:value-type="float">
            <text:p>-0.002218631250638</text:p>
          </table:table-cell>
          <table:table-cell office:value-type="float" office:value="0.0234584159240928" calcext:value-type="float">
            <text:p>0.023458415924093</text:p>
          </table:table-cell>
          <table:table-cell office:value-type="float" office:value="0.0178270021271688" calcext:value-type="float">
            <text:p>0.017827002127169</text:p>
          </table:table-cell>
          <table:table-cell office:value-type="float" office:value="0.99431902213558" calcext:value-type="float">
            <text:p>0.99431902213558</text:p>
          </table:table-cell>
          <table:table-cell office:value-type="float" office:value="0.994126808206213" calcext:value-type="float">
            <text:p>0.994126808206213</text:p>
          </table:table-cell>
          <table:table-cell office:value-type="float" office:value="0.992647987196384" calcext:value-type="float">
            <text:p>0.992647987196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.csv</text:p>
          </table:table-cell>
          <table:table-cell office:value-type="float" office:value="-1.21948347564566" calcext:value-type="float">
            <text:p>-1.21948</text:p>
          </table:table-cell>
          <table:table-cell office:value-type="float" office:value="1.79790025262468" calcext:value-type="float">
            <text:p>1.79790</text:p>
          </table:table-cell>
          <table:table-cell office:value-type="float" office:value="528.27175216031" calcext:value-type="float">
            <text:p>528.27175</text:p>
          </table:table-cell>
          <table:table-cell table:number-columns-repeated="2" office:value-type="float" office:value="2.31024313189561" calcext:value-type="float">
            <text:p>2.31024</text:p>
          </table:table-cell>
          <table:table-cell office:value-type="float" office:value="534.563756657695" calcext:value-type="float">
            <text:p>534.56376</text:p>
          </table:table-cell>
          <table:table-cell office:value-type="float" office:value="1.96216293439103" calcext:value-type="float">
            <text:p>1.96216</text:p>
          </table:table-cell>
          <table:table-cell office:value-type="float" office:value="1.45078530806006" calcext:value-type="float">
            <text:p>1.45079</text:p>
          </table:table-cell>
          <table:table-cell office:value-type="float" office:value="81.7763156510722" calcext:value-type="float">
            <text:p>81.7763156510722</text:p>
          </table:table-cell>
          <table:table-cell office:value-type="float" office:value="18.7818062809157" calcext:value-type="float">
            <text:p>18.7818062809157</text:p>
          </table:table-cell>
          <table:table-cell office:value-type="float" office:value="54.7508465921423" calcext:value-type="float">
            <text:p>54.7508465921423</text:p>
          </table:table-cell>
          <table:table-cell office:value-type="float" office:value="67.5782147057285" calcext:value-type="float">
            <text:p>67.5782147057285</text:p>
          </table:table-cell>
          <table:table-cell office:value-type="float" office:value="0.257218421503931" calcext:value-type="float">
            <text:p>0.257218421503931</text:p>
          </table:table-cell>
          <table:table-cell office:value-type="float" office:value="1.95125544971627" calcext:value-type="float">
            <text:p>1.95125544971627</text:p>
          </table:table-cell>
          <table:table-cell office:value-type="float" office:value="1.29070102787961" calcext:value-type="float">
            <text:p>1.29070102787961</text:p>
          </table:table-cell>
          <table:table-cell office:value-type="float" office:value="-57" calcext:value-type="float">
            <text:p>-57</text:p>
          </table:table-cell>
          <table:table-cell office:value-type="float" office:value="29" calcext:value-type="float">
            <text:p>29</text:p>
          </table:table-cell>
          <table:table-cell office:value-type="float" office:value="6434" calcext:value-type="float">
            <text:p>6434</text:p>
          </table:table-cell>
          <table:table-cell office:value-type="float" office:value="0.000666249167188541" calcext:value-type="float">
            <text:p>0.000666249167189</text:p>
          </table:table-cell>
          <table:table-cell office:value-type="float" office:value="0.00624999218750977" calcext:value-type="float">
            <text:p>0.00624999218751</text:p>
          </table:table-cell>
          <table:table-cell office:value-type="float" office:value="0.0637411703235371" calcext:value-type="float">
            <text:p>0.063741170323537</text:p>
          </table:table-cell>
          <table:table-cell office:value-type="float" office:value="0.0171249785937768" calcext:value-type="float">
            <text:p>0.017124978593777</text:p>
          </table:table-cell>
          <table:table-cell office:value-type="float" office:value="13.6262077596108" calcext:value-type="float">
            <text:p>13.6262077596108</text:p>
          </table:table-cell>
          <table:table-cell office:value-type="float" office:value="12.6920020048595" calcext:value-type="float">
            <text:p>12.6920020048595</text:p>
          </table:table-cell>
          <table:table-cell office:value-type="float" office:value="13.4726129373955" calcext:value-type="float">
            <text:p>13.4726129373955</text:p>
          </table:table-cell>
          <table:table-cell office:value-type="float" office:value="13.5879088888595" calcext:value-type="float">
            <text:p>13.5879088888595</text:p>
          </table:table-cell>
          <table:table-cell office:value-type="float" office:value="12.6911390866271" calcext:value-type="float">
            <text:p>12.6911390866271</text:p>
          </table:table-cell>
          <table:table-cell office:value-type="float" office:value="13.4725180337156" calcext:value-type="float">
            <text:p>13.4725180337156</text:p>
          </table:table-cell>
          <table:table-cell office:value-type="float" office:value="-1.45937053441151" calcext:value-type="float">
            <text:p>-1.45937053441151</text:p>
          </table:table-cell>
          <table:table-cell office:value-type="float" office:value="-1.47011457115727" calcext:value-type="float">
            <text:p>-1.47011457115727</text:p>
          </table:table-cell>
          <table:table-cell office:value-type="float" office:value="-1.4626258957828" calcext:value-type="float">
            <text:p>-1.4626258957828</text:p>
          </table:table-cell>
          <table:table-cell office:value-type="float" office:value="0.00189834193070375" calcext:value-type="float">
            <text:p>0.001898341930704</text:p>
          </table:table-cell>
          <table:table-cell office:value-type="float" office:value="0.00941269601370121" calcext:value-type="float">
            <text:p>0.009412696013701</text:p>
          </table:table-cell>
          <table:table-cell office:value-type="float" office:value="0.00563545750337608" calcext:value-type="float">
            <text:p>0.005635457503376</text:p>
          </table:table-cell>
          <table:table-cell office:value-type="float" office:value="0.99684153633466" calcext:value-type="float">
            <text:p>0.99684153633466</text:p>
          </table:table-cell>
          <table:table-cell office:value-type="float" office:value="0.996523976563853" calcext:value-type="float">
            <text:p>0.996523976563853</text:p>
          </table:table-cell>
          <table:table-cell office:value-type="float" office:value="0.996407810362129" calcext:value-type="float">
            <text:p>0.99640781036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.csv</text:p>
          </table:table-cell>
          <table:table-cell office:value-type="float" office:value="-1.20757474053157" calcext:value-type="float">
            <text:p>-1.20757</text:p>
          </table:table-cell>
          <table:table-cell office:value-type="float" office:value="1.76370904536369" calcext:value-type="float">
            <text:p>1.76371</text:p>
          </table:table-cell>
          <table:table-cell office:value-type="float" office:value="526.409463238171" calcext:value-type="float">
            <text:p>526.40946</text:p>
          </table:table-cell>
          <table:table-cell table:number-columns-repeated="2" office:value-type="float" office:value="2.28241259158833" calcext:value-type="float">
            <text:p>2.28241</text:p>
          </table:table-cell>
          <table:table-cell office:value-type="float" office:value="529.019331718543" calcext:value-type="float">
            <text:p>529.01933</text:p>
          </table:table-cell>
          <table:table-cell office:value-type="float" office:value="1.9367938672639" calcext:value-type="float">
            <text:p>1.93679</text:p>
          </table:table-cell>
          <table:table-cell office:value-type="float" office:value="1.44870205409644" calcext:value-type="float">
            <text:p>1.44870</text:p>
          </table:table-cell>
          <table:table-cell office:value-type="float" office:value="52.4836197802141" calcext:value-type="float">
            <text:p>52.4836197802141</text:p>
          </table:table-cell>
          <table:table-cell office:value-type="float" office:value="30.5484066427207" calcext:value-type="float">
            <text:p>30.5484066427207</text:p>
          </table:table-cell>
          <table:table-cell office:value-type="float" office:value="85.0999491302646" calcext:value-type="float">
            <text:p>85.0999491302646</text:p>
          </table:table-cell>
          <table:table-cell office:value-type="float" office:value="268.225026934921" calcext:value-type="float">
            <text:p>268.225026934921</text:p>
          </table:table-cell>
          <table:table-cell office:value-type="float" office:value="0.377890343781586" calcext:value-type="float">
            <text:p>0.377890343781586</text:p>
          </table:table-cell>
          <table:table-cell office:value-type="float" office:value="2.65053971877869" calcext:value-type="float">
            <text:p>2.65053971877869</text:p>
          </table:table-cell>
          <table:table-cell office:value-type="float" office:value="4.21035736787056" calcext:value-type="float">
            <text:p>4.21035736787056</text:p>
          </table:table-cell>
          <table:table-cell office:value-type="float" office:value="-65" calcext:value-type="float">
            <text:p>-65</text:p>
          </table:table-cell>
          <table:table-cell office:value-type="float" office:value="89" calcext:value-type="float">
            <text:p>89</text:p>
          </table:table-cell>
          <table:table-cell office:value-type="float" office:value="5681" calcext:value-type="float">
            <text:p>5681</text:p>
          </table:table-cell>
          <table:table-cell office:value-type="float" office:value="0.00151874810156487" calcext:value-type="float">
            <text:p>0.001518748101565</text:p>
          </table:table-cell>
          <table:table-cell office:value-type="float" office:value="0.0154999806250242" calcext:value-type="float">
            <text:p>0.015499980625024</text:p>
          </table:table-cell>
          <table:table-cell office:value-type="float" office:value="0.0997023753720308" calcext:value-type="float">
            <text:p>0.099702375372031</text:p>
          </table:table-cell>
          <table:table-cell office:value-type="float" office:value="0.0284999643750445" calcext:value-type="float">
            <text:p>0.028499964375045</text:p>
          </table:table-cell>
          <table:table-cell office:value-type="float" office:value="13.5719327014727" calcext:value-type="float">
            <text:p>13.5719327014727</text:p>
          </table:table-cell>
          <table:table-cell office:value-type="float" office:value="12.7711498551291" calcext:value-type="float">
            <text:p>12.7711498551291</text:p>
          </table:table-cell>
          <table:table-cell office:value-type="float" office:value="13.3831923457262" calcext:value-type="float">
            <text:p>13.3831923457262</text:p>
          </table:table-cell>
          <table:table-cell office:value-type="float" office:value="13.5354603712833" calcext:value-type="float">
            <text:p>13.5354603712833</text:p>
          </table:table-cell>
          <table:table-cell office:value-type="float" office:value="12.7696414162135" calcext:value-type="float">
            <text:p>12.7696414162135</text:p>
          </table:table-cell>
          <table:table-cell office:value-type="float" office:value="13.3831815819421" calcext:value-type="float">
            <text:p>13.3831815819421</text:p>
          </table:table-cell>
          <table:table-cell office:value-type="float" office:value="-1.48324701554139" calcext:value-type="float">
            <text:p>-1.48324701554139</text:p>
          </table:table-cell>
          <table:table-cell office:value-type="float" office:value="-1.49042930936144" calcext:value-type="float">
            <text:p>-1.49042930936144</text:p>
          </table:table-cell>
          <table:table-cell office:value-type="float" office:value="-1.47934237226655" calcext:value-type="float">
            <text:p>-1.47934237226655</text:p>
          </table:table-cell>
          <table:table-cell office:value-type="float" office:value="-0.00166829324607887" calcext:value-type="float">
            <text:p>-0.001668293246079</text:p>
          </table:table-cell>
          <table:table-cell office:value-type="float" office:value="0.00264692444740425" calcext:value-type="float">
            <text:p>0.002646924447404</text:p>
          </table:table-cell>
          <table:table-cell office:value-type="float" office:value="0.000663377926580297" calcext:value-type="float">
            <text:p>0.00066337792658</text:p>
          </table:table-cell>
          <table:table-cell office:value-type="float" office:value="0.996729803093533" calcext:value-type="float">
            <text:p>0.996729803093533</text:p>
          </table:table-cell>
          <table:table-cell office:value-type="float" office:value="0.996578417378355" calcext:value-type="float">
            <text:p>0.996578417378355</text:p>
          </table:table-cell>
          <table:table-cell office:value-type="float" office:value="0.995866128920119" calcext:value-type="float">
            <text:p>0.99586612892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.csv</text:p>
          </table:table-cell>
          <table:table-cell office:value-type="float" office:value="-1.20440349449563" calcext:value-type="float">
            <text:p>-1.20440</text:p>
          </table:table-cell>
          <table:table-cell office:value-type="float" office:value="2.62791921510098" calcext:value-type="float">
            <text:p>2.62792</text:p>
          </table:table-cell>
          <table:table-cell office:value-type="float" office:value="535.03146371067" calcext:value-type="float">
            <text:p>535.03146</text:p>
          </table:table-cell>
          <table:table-cell table:number-columns-repeated="2" office:value-type="float" office:value="3.33008050025894" calcext:value-type="float">
            <text:p>3.33008</text:p>
          </table:table-cell>
          <table:table-cell office:value-type="float" office:value="541.024907356456" calcext:value-type="float">
            <text:p>541.02491</text:p>
          </table:table-cell>
          <table:table-cell office:value-type="float" office:value="3.10464947468334" calcext:value-type="float">
            <text:p>3.10465</text:p>
          </table:table-cell>
          <table:table-cell office:value-type="float" office:value="2.04535491714956" calcext:value-type="float">
            <text:p>2.04535</text:p>
          </table:table-cell>
          <table:table-cell office:value-type="float" office:value="80.3074294177049" calcext:value-type="float">
            <text:p>80.3074294177049</text:p>
          </table:table-cell>
          <table:table-cell office:value-type="float" office:value="5.34685355793074" calcext:value-type="float">
            <text:p>5.34685355793074</text:p>
          </table:table-cell>
          <table:table-cell office:value-type="float" office:value="24.9866980594663" calcext:value-type="float">
            <text:p>24.9866980594663</text:p>
          </table:table-cell>
          <table:table-cell office:value-type="float" office:value="24.5107197036622" calcext:value-type="float">
            <text:p>24.5107197036622</text:p>
          </table:table-cell>
          <table:table-cell office:value-type="float" office:value="0.0991698778914468" calcext:value-type="float">
            <text:p>0.099169877891447</text:p>
          </table:table-cell>
          <table:table-cell office:value-type="float" office:value="1.5157794788918" calcext:value-type="float">
            <text:p>1.5157794788918</text:p>
          </table:table-cell>
          <table:table-cell office:value-type="float" office:value="1.12635667461244" calcext:value-type="float">
            <text:p>1.12635667461244</text:p>
          </table:table-cell>
          <table:table-cell office:value-type="float" office:value="-62" calcext:value-type="float">
            <text:p>-62</text:p>
          </table:table-cell>
          <table:table-cell office:value-type="float" office:value="114" calcext:value-type="float">
            <text:p>114</text:p>
          </table:table-cell>
          <table:table-cell office:value-type="float" office:value="5549" calcext:value-type="float">
            <text:p>5549</text:p>
          </table:table-cell>
          <table:table-cell office:value-type="float" office:value="0.00154124807343991" calcext:value-type="float">
            <text:p>0.00154124807344</text:p>
          </table:table-cell>
          <table:table-cell office:value-type="float" office:value="0.0138749826562717" calcext:value-type="float">
            <text:p>0.013874982656272</text:p>
          </table:table-cell>
          <table:table-cell office:value-type="float" office:value="0.0802623996720004" calcext:value-type="float">
            <text:p>0.080262399672</text:p>
          </table:table-cell>
          <table:table-cell office:value-type="float" office:value="0.0639999200001" calcext:value-type="float">
            <text:p>0.0639999200001</text:p>
          </table:table-cell>
          <table:table-cell office:value-type="float" office:value="13.6569191020779" calcext:value-type="float">
            <text:p>13.6569191020779</text:p>
          </table:table-cell>
          <table:table-cell office:value-type="float" office:value="12.8917579679119" calcext:value-type="float">
            <text:p>12.8917579679119</text:p>
          </table:table-cell>
          <table:table-cell office:value-type="float" office:value="13.5026886525147" calcext:value-type="float">
            <text:p>13.5026886525147</text:p>
          </table:table-cell>
          <table:table-cell office:value-type="float" office:value="13.6207400140926" calcext:value-type="float">
            <text:p>13.6207400140926</text:p>
          </table:table-cell>
          <table:table-cell office:value-type="float" office:value="12.8904962085342" calcext:value-type="float">
            <text:p>12.8904962085342</text:p>
          </table:table-cell>
          <table:table-cell office:value-type="float" office:value="13.5026539312885" calcext:value-type="float">
            <text:p>13.5026539312885</text:p>
          </table:table-cell>
          <table:table-cell office:value-type="float" office:value="-1.45803330460821" calcext:value-type="float">
            <text:p>-1.45803330460821</text:p>
          </table:table-cell>
          <table:table-cell office:value-type="float" office:value="-1.45693743184756" calcext:value-type="float">
            <text:p>-1.45693743184756</text:p>
          </table:table-cell>
          <table:table-cell office:value-type="float" office:value="-1.44743674599855" calcext:value-type="float">
            <text:p>-1.44743674599855</text:p>
          </table:table-cell>
          <table:table-cell office:value-type="float" office:value="0.000996618707872923" calcext:value-type="float">
            <text:p>0.000996618707873</text:p>
          </table:table-cell>
          <table:table-cell office:value-type="float" office:value="-0.00433294632076855" calcext:value-type="float">
            <text:p>-0.004332946320769</text:p>
          </table:table-cell>
          <table:table-cell office:value-type="float" office:value="-0.00357406502369641" calcext:value-type="float">
            <text:p>-0.003574065023696</text:p>
          </table:table-cell>
          <table:table-cell office:value-type="float" office:value="0.992696521493586" calcext:value-type="float">
            <text:p>0.992696521493586</text:p>
          </table:table-cell>
          <table:table-cell office:value-type="float" office:value="0.993067524513256" calcext:value-type="float">
            <text:p>0.993067524513256</text:p>
          </table:table-cell>
          <table:table-cell office:value-type="float" office:value="0.99183416446749" calcext:value-type="float">
            <text:p>0.99183416446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.csv</text:p>
          </table:table-cell>
          <table:table-cell office:value-type="float" office:value="-2.97904627619215" calcext:value-type="float">
            <text:p>-2.97905</text:p>
          </table:table-cell>
          <table:table-cell office:value-type="float" office:value="3.41740572824284" calcext:value-type="float">
            <text:p>3.41741</text:p>
          </table:table-cell>
          <table:table-cell office:value-type="float" office:value="599.56956803804" calcext:value-type="float">
            <text:p>599.56957</text:p>
          </table:table-cell>
          <table:table-cell table:number-columns-repeated="2" office:value-type="float" office:value="4.14422743484521" calcext:value-type="float">
            <text:p>4.14423</text:p>
          </table:table-cell>
          <table:table-cell office:value-type="float" office:value="611.363575547091" calcext:value-type="float">
            <text:p>611.36358</text:p>
          </table:table-cell>
          <table:table-cell office:value-type="float" office:value="2.8809554519342" calcext:value-type="float">
            <text:p>2.88096</text:p>
          </table:table-cell>
          <table:table-cell office:value-type="float" office:value="2.34434620316555" calcext:value-type="float">
            <text:p>2.34435</text:p>
          </table:table-cell>
          <table:table-cell office:value-type="float" office:value="119.506295183146" calcext:value-type="float">
            <text:p>119.506295183146</text:p>
          </table:table-cell>
          <table:table-cell office:value-type="float" office:value="7.6946082480167" calcext:value-type="float">
            <text:p>7.6946082480167</text:p>
          </table:table-cell>
          <table:table-cell office:value-type="float" office:value="14.0125092436522" calcext:value-type="float">
            <text:p>14.0125092436522</text:p>
          </table:table-cell>
          <table:table-cell office:value-type="float" office:value="6.03636653081734" calcext:value-type="float">
            <text:p>6.03636653081734</text:p>
          </table:table-cell>
          <table:table-cell office:value-type="float" office:value="0.186695742566506" calcext:value-type="float">
            <text:p>0.186695742566506</text:p>
          </table:table-cell>
          <table:table-cell office:value-type="float" office:value="0.958853493945979" calcext:value-type="float">
            <text:p>0.958853493945979</text:p>
          </table:table-cell>
          <table:table-cell office:value-type="float" office:value="0.0644334434976309" calcext:value-type="float">
            <text:p>0.064433443497631</text:p>
          </table:table-cell>
          <table:table-cell office:value-type="float" office:value="-19" calcext:value-type="float">
            <text:p>-19</text:p>
          </table:table-cell>
          <table:table-cell office:value-type="float" office:value="265" calcext:value-type="float">
            <text:p>265</text:p>
          </table:table-cell>
          <table:table-cell office:value-type="float" office:value="6350" calcext:value-type="float">
            <text:p>6350</text:p>
          </table:table-cell>
          <table:table-cell office:value-type="float" office:value="0.000273749657812928" calcext:value-type="float">
            <text:p>0.000273749657813</text:p>
          </table:table-cell>
          <table:table-cell office:value-type="float" office:value="0.00887498890626387" calcext:value-type="float">
            <text:p>0.008874988906264</text:p>
          </table:table-cell>
          <table:table-cell office:value-type="float" office:value="1.58480676899154" calcext:value-type="float">
            <text:p>1.58480676899154</text:p>
          </table:table-cell>
          <table:table-cell office:value-type="float" office:value="3.43662070422412" calcext:value-type="float">
            <text:p>3.43662070422412</text:p>
          </table:table-cell>
          <table:table-cell office:value-type="float" office:value="14.4111138240508" calcext:value-type="float">
            <text:p>14.4111138240508</text:p>
          </table:table-cell>
          <table:table-cell office:value-type="float" office:value="13.2356594007118" calcext:value-type="float">
            <text:p>13.2356594007118</text:p>
          </table:table-cell>
          <table:table-cell office:value-type="float" office:value="14.7209607912202" calcext:value-type="float">
            <text:p>14.7209607912202</text:p>
          </table:table-cell>
          <table:table-cell office:value-type="float" office:value="14.4107290862644" calcext:value-type="float">
            <text:p>14.4107290862644</text:p>
          </table:table-cell>
          <table:table-cell office:value-type="float" office:value="13.1673586601543" calcext:value-type="float">
            <text:p>13.1673586601543</text:p>
          </table:table-cell>
          <table:table-cell office:value-type="float" office:value="14.6411463960353" calcext:value-type="float">
            <text:p>14.6411463960353</text:p>
          </table:table-cell>
          <table:table-cell office:value-type="float" office:value="-1.47038488931786" calcext:value-type="float">
            <text:p>-1.47038488931786</text:p>
          </table:table-cell>
          <table:table-cell office:value-type="float" office:value="-1.38649713242193" calcext:value-type="float">
            <text:p>-1.38649713242193</text:p>
          </table:table-cell>
          <table:table-cell office:value-type="float" office:value="-1.44374254426877" calcext:value-type="float">
            <text:p>-1.44374254426877</text:p>
          </table:table-cell>
          <table:table-cell office:value-type="float" office:value="0.0146380192007325" calcext:value-type="float">
            <text:p>0.014638019200733</text:p>
          </table:table-cell>
          <table:table-cell office:value-type="float" office:value="0.0422897839182503" calcext:value-type="float">
            <text:p>0.04228978391825</text:p>
          </table:table-cell>
          <table:table-cell office:value-type="float" office:value="0.00901254084562558" calcext:value-type="float">
            <text:p>0.009012540845626</text:p>
          </table:table-cell>
          <table:table-cell office:value-type="float" office:value="-0.497271428246009" calcext:value-type="float">
            <text:p>-0.497271428246009</text:p>
          </table:table-cell>
          <table:table-cell office:value-type="float" office:value="-0.507123574359088" calcext:value-type="float">
            <text:p>-0.507123574359088</text:p>
          </table:table-cell>
          <table:table-cell office:value-type="float" office:value="-0.479102512604571" calcext:value-type="float">
            <text:p>-0.479102512604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7.csv</text:p>
          </table:table-cell>
          <table:table-cell office:value-type="float" office:value="-1.21559598050502" calcext:value-type="float">
            <text:p>-1.21560</text:p>
          </table:table-cell>
          <table:table-cell office:value-type="float" office:value="2.02766746541567" calcext:value-type="float">
            <text:p>2.02767</text:p>
          </table:table-cell>
          <table:table-cell office:value-type="float" office:value="534.78398402002" calcext:value-type="float">
            <text:p>534.78398</text:p>
          </table:table-cell>
          <table:table-cell table:number-columns-repeated="2" office:value-type="float" office:value="2.84629010701488" calcext:value-type="float">
            <text:p>2.84629</text:p>
          </table:table-cell>
          <table:table-cell office:value-type="float" office:value="560.275492188188" calcext:value-type="float">
            <text:p>560.27549</text:p>
          </table:table-cell>
          <table:table-cell office:value-type="float" office:value="2.57365378119723" calcext:value-type="float">
            <text:p>2.57365</text:p>
          </table:table-cell>
          <table:table-cell office:value-type="float" office:value="1.99748141993501" calcext:value-type="float">
            <text:p>1.99748</text:p>
          </table:table-cell>
          <table:table-cell office:value-type="float" office:value="167.076981006933" calcext:value-type="float">
            <text:p>167.076981006933</text:p>
          </table:table-cell>
          <table:table-cell office:value-type="float" office:value="1972.94488596982" calcext:value-type="float">
            <text:p>1972.94488596982</text:p>
          </table:table-cell>
          <table:table-cell office:value-type="float" office:value="5274.32541294541" calcext:value-type="float">
            <text:p>5274.32541294541</text:p>
          </table:table-cell>
          <table:table-cell office:value-type="float" office:value="33101.3752264284" calcext:value-type="float">
            <text:p>33101.3752264284</text:p>
          </table:table-cell>
          <table:table-cell office:value-type="float" office:value="2.203498142152" calcext:value-type="float">
            <text:p>2.203498142152</text:p>
          </table:table-cell>
          <table:table-cell office:value-type="float" office:value="37.7705389125796" calcext:value-type="float">
            <text:p>37.7705389125796</text:p>
          </table:table-cell>
          <table:table-cell office:value-type="float" office:value="137.010489484283" calcext:value-type="float">
            <text:p>137.010489484283</text:p>
          </table:table-cell>
          <table:table-cell office:value-type="float" office:value="-383" calcext:value-type="float">
            <text:p>-383</text:p>
          </table:table-cell>
          <table:table-cell office:value-type="float" office:value="12" calcext:value-type="float">
            <text:p>12</text:p>
          </table:table-cell>
          <table:table-cell office:value-type="float" office:value="48897" calcext:value-type="float">
            <text:p>48897</text:p>
          </table:table-cell>
          <table:table-cell office:value-type="float" office:value="0.00962623796720254" calcext:value-type="float">
            <text:p>0.009626237967203</text:p>
          </table:table-cell>
          <table:table-cell office:value-type="float" office:value="0.0393749507813115" calcext:value-type="float">
            <text:p>0.039374950781312</text:p>
          </table:table-cell>
          <table:table-cell office:value-type="float" office:value="0.957218803476496" calcext:value-type="float">
            <text:p>0.957218803476496</text:p>
          </table:table-cell>
          <table:table-cell office:value-type="float" office:value="0.145624817968978" calcext:value-type="float">
            <text:p>0.145624817968978</text:p>
          </table:table-cell>
          <table:table-cell office:value-type="float" office:value="13.7250112305995" calcext:value-type="float">
            <text:p>13.7250112305995</text:p>
          </table:table-cell>
          <table:table-cell office:value-type="float" office:value="12.8171486552538" calcext:value-type="float">
            <text:p>12.8171486552538</text:p>
          </table:table-cell>
          <table:table-cell office:value-type="float" office:value="13.495508552443" calcext:value-type="float">
            <text:p>13.495508552443</text:p>
          </table:table-cell>
          <table:table-cell office:value-type="float" office:value="13.6893188740356" calcext:value-type="float">
            <text:p>13.6893188740356</text:p>
          </table:table-cell>
          <table:table-cell office:value-type="float" office:value="12.8153862363484" calcext:value-type="float">
            <text:p>12.8153862363484</text:p>
          </table:table-cell>
          <table:table-cell office:value-type="float" office:value="13.4955014263019" calcext:value-type="float">
            <text:p>13.4955014263019</text:p>
          </table:table-cell>
          <table:table-cell office:value-type="float" office:value="-1.37548288606678" calcext:value-type="float">
            <text:p>-1.37548288606678</text:p>
          </table:table-cell>
          <table:table-cell office:value-type="float" office:value="-1.34749245195445" calcext:value-type="float">
            <text:p>-1.34749245195445</text:p>
          </table:table-cell>
          <table:table-cell office:value-type="float" office:value="-1.37000870341969" calcext:value-type="float">
            <text:p>-1.37000870341969</text:p>
          </table:table-cell>
          <table:table-cell office:value-type="float" office:value="0.0010633603547066" calcext:value-type="float">
            <text:p>0.001063360354707</text:p>
          </table:table-cell>
          <table:table-cell office:value-type="float" office:value="0.0048176952279936" calcext:value-type="float">
            <text:p>0.004817695227994</text:p>
          </table:table-cell>
          <table:table-cell office:value-type="float" office:value="0.00625185305526536" calcext:value-type="float">
            <text:p>0.006251853055265</text:p>
          </table:table-cell>
          <table:table-cell office:value-type="float" office:value="0.994307485752373" calcext:value-type="float">
            <text:p>0.994307485752373</text:p>
          </table:table-cell>
          <table:table-cell office:value-type="float" office:value="0.994142025083647" calcext:value-type="float">
            <text:p>0.994142025083647</text:p>
          </table:table-cell>
          <table:table-cell office:value-type="float" office:value="0.994280527637379" calcext:value-type="float">
            <text:p>0.994280527637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8.csv</text:p>
          </table:table-cell>
          <table:table-cell office:value-type="float" office:value="-2.11698610376737" calcext:value-type="float">
            <text:p>-2.11699</text:p>
          </table:table-cell>
          <table:table-cell office:value-type="float" office:value="4.28665839167701" calcext:value-type="float">
            <text:p>4.28666</text:p>
          </table:table-cell>
          <table:table-cell office:value-type="float" office:value="698.737185328518" calcext:value-type="float">
            <text:p>698.73719</text:p>
          </table:table-cell>
          <table:table-cell table:number-columns-repeated="2" office:value-type="float" office:value="5.35041825152769" calcext:value-type="float">
            <text:p>5.35042</text:p>
          </table:table-cell>
          <table:table-cell office:value-type="float" office:value="704.731082494505" calcext:value-type="float">
            <text:p>704.73108</text:p>
          </table:table-cell>
          <table:table-cell office:value-type="float" office:value="4.91379133691456" calcext:value-type="float">
            <text:p>4.91379</text:p>
          </table:table-cell>
          <table:table-cell office:value-type="float" office:value="3.20180188321291" calcext:value-type="float">
            <text:p>3.20180</text:p>
          </table:table-cell>
          <table:table-cell office:value-type="float" office:value="91.7182886509366" calcext:value-type="float">
            <text:p>91.7182886509366</text:p>
          </table:table-cell>
          <table:table-cell office:value-type="float" office:value="1.22515308155645" calcext:value-type="float">
            <text:p>1.22515308155645</text:p>
          </table:table-cell>
          <table:table-cell office:value-type="float" office:value="6.69849920992973" calcext:value-type="float">
            <text:p>6.69849920992973</text:p>
          </table:table-cell>
          <table:table-cell office:value-type="float" office:value="52.6760267629484" calcext:value-type="float">
            <text:p>52.6760267629484</text:p>
          </table:table-cell>
          <table:table-cell office:value-type="float" office:value="0.0871563120129528" calcext:value-type="float">
            <text:p>0.087156312012953</text:p>
          </table:table-cell>
          <table:table-cell office:value-type="float" office:value="0.991219539101428" calcext:value-type="float">
            <text:p>0.991219539101428</text:p>
          </table:table-cell>
          <table:table-cell office:value-type="float" office:value="0.925937731864127" calcext:value-type="float">
            <text:p>0.925937731864127</text:p>
          </table:table-cell>
          <table:table-cell office:value-type="float" office:value="-23" calcext:value-type="float">
            <text:p>-23</text:p>
          </table:table-cell>
          <table:table-cell office:value-type="float" office:value="362" calcext:value-type="float">
            <text:p>362</text:p>
          </table:table-cell>
          <table:table-cell office:value-type="float" office:value="8114" calcext:value-type="float">
            <text:p>8114</text:p>
          </table:table-cell>
          <table:table-cell office:value-type="float" office:value="0.00387749515313106" calcext:value-type="float">
            <text:p>0.003877495153131</text:p>
          </table:table-cell>
          <table:table-cell office:value-type="float" office:value="0.213124733594083" calcext:value-type="float">
            <text:p>0.213124733594083</text:p>
          </table:table-cell>
          <table:table-cell office:value-type="float" office:value="6.74128532339335" calcext:value-type="float">
            <text:p>6.74128532339335</text:p>
          </table:table-cell>
          <table:table-cell office:value-type="float" office:value="16.168104789869" calcext:value-type="float">
            <text:p>16.168104789869</text:p>
          </table:table-cell>
          <table:table-cell office:value-type="float" office:value="14.8692999122319" calcext:value-type="float">
            <text:p>14.8692999122319</text:p>
          </table:table-cell>
          <table:table-cell office:value-type="float" office:value="15.1993083305222" calcext:value-type="float">
            <text:p>15.1993083305222</text:p>
          </table:table-cell>
          <table:table-cell office:value-type="float" office:value="15.7042074528559" calcext:value-type="float">
            <text:p>15.7042074528559</text:p>
          </table:table-cell>
          <table:table-cell office:value-type="float" office:value="14.8315637067099" calcext:value-type="float">
            <text:p>14.8315637067099</text:p>
          </table:table-cell>
          <table:table-cell office:value-type="float" office:value="15.0752758960096" calcext:value-type="float">
            <text:p>15.0752758960096</text:p>
          </table:table-cell>
          <table:table-cell office:value-type="float" office:value="15.6795613519081" calcext:value-type="float">
            <text:p>15.6795613519081</text:p>
          </table:table-cell>
          <table:table-cell office:value-type="float" office:value="-1.45066308261233" calcext:value-type="float">
            <text:p>-1.45066308261233</text:p>
          </table:table-cell>
          <table:table-cell office:value-type="float" office:value="-1.46177348853635" calcext:value-type="float">
            <text:p>-1.46177348853635</text:p>
          </table:table-cell>
          <table:table-cell office:value-type="float" office:value="-1.47857395399193" calcext:value-type="float">
            <text:p>-1.47857395399193</text:p>
          </table:table-cell>
          <table:table-cell office:value-type="float" office:value="-0.000232934149787245" calcext:value-type="float">
            <text:p>-0.000232934149787</text:p>
          </table:table-cell>
          <table:table-cell office:value-type="float" office:value="0.000288198060474212" calcext:value-type="float">
            <text:p>0.000288198060474</text:p>
          </table:table-cell>
          <table:table-cell office:value-type="float" office:value="0.000122293674950392" calcext:value-type="float">
            <text:p>0.00012229367495</text:p>
          </table:table-cell>
          <table:table-cell office:value-type="float" office:value="0.993228084008437" calcext:value-type="float">
            <text:p>0.993228084008437</text:p>
          </table:table-cell>
          <table:table-cell office:value-type="float" office:value="0.992696087558685" calcext:value-type="float">
            <text:p>0.992696087558685</text:p>
          </table:table-cell>
          <table:table-cell office:value-type="float" office:value="0.991776576992307" calcext:value-type="float">
            <text:p>0.99177657699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9.csv</text:p>
          </table:table-cell>
          <table:table-cell office:value-type="float" office:value="-1.20081724897844" calcext:value-type="float">
            <text:p>-1.20082</text:p>
          </table:table-cell>
          <table:table-cell office:value-type="float" office:value="1.58222927221341" calcext:value-type="float">
            <text:p>1.58223</text:p>
          </table:table-cell>
          <table:table-cell office:value-type="float" office:value="606.220673474158" calcext:value-type="float">
            <text:p>606.22067</text:p>
          </table:table-cell>
          <table:table-cell table:number-columns-repeated="2" office:value-type="float" office:value="2.03153047998421" calcext:value-type="float">
            <text:p>2.03153</text:p>
          </table:table-cell>
          <table:table-cell office:value-type="float" office:value="615.749949002231" calcext:value-type="float">
            <text:p>615.74995</text:p>
          </table:table-cell>
          <table:table-cell office:value-type="float" office:value="1.6386439593947" calcext:value-type="float">
            <text:p>1.63864</text:p>
          </table:table-cell>
          <table:table-cell office:value-type="float" office:value="1.27423177689772" calcext:value-type="float">
            <text:p>1.27423</text:p>
          </table:table-cell>
          <table:table-cell office:value-type="float" office:value="107.909660127296" calcext:value-type="float">
            <text:p>107.909660127296</text:p>
          </table:table-cell>
          <table:table-cell office:value-type="float" office:value="134.044585173334" calcext:value-type="float">
            <text:p>134.044585173334</text:p>
          </table:table-cell>
          <table:table-cell office:value-type="float" office:value="340.758623436141" calcext:value-type="float">
            <text:p>340.758623436141</text:p>
          </table:table-cell>
          <table:table-cell office:value-type="float" office:value="46.6642879151664" calcext:value-type="float">
            <text:p>46.6642879151664</text:p>
          </table:table-cell>
          <table:table-cell office:value-type="float" office:value="1.32904175998854" calcext:value-type="float">
            <text:p>1.32904175998854</text:p>
          </table:table-cell>
          <table:table-cell office:value-type="float" office:value="3.69756896563917" calcext:value-type="float">
            <text:p>3.69756896563917</text:p>
          </table:table-cell>
          <table:table-cell office:value-type="float" office:value="0.680000501903848" calcext:value-type="float">
            <text:p>0.680000501903848</text:p>
          </table:table-cell>
          <table:table-cell office:value-type="float" office:value="-21" calcext:value-type="float">
            <text:p>-21</text:p>
          </table:table-cell>
          <table:table-cell office:value-type="float" office:value="35" calcext:value-type="float">
            <text:p>35</text:p>
          </table:table-cell>
          <table:table-cell office:value-type="float" office:value="9077" calcext:value-type="float">
            <text:p>9077</text:p>
          </table:table-cell>
          <table:table-cell office:value-type="float" office:value="0.000272499659375426" calcext:value-type="float">
            <text:p>0.000272499659375</text:p>
          </table:table-cell>
          <table:table-cell office:value-type="float" office:value="0.0026249967187541" calcext:value-type="float">
            <text:p>0.002624996718754</text:p>
          </table:table-cell>
          <table:table-cell office:value-type="float" office:value="0.58904426369467" calcext:value-type="float">
            <text:p>0.58904426369467</text:p>
          </table:table-cell>
          <table:table-cell office:value-type="float" office:value="2.64137169828538" calcext:value-type="float">
            <text:p>2.64137169828538</text:p>
          </table:table-cell>
          <table:table-cell office:value-type="float" office:value="14.433868706251" calcext:value-type="float">
            <text:p>14.433868706251</text:p>
          </table:table-cell>
          <table:table-cell office:value-type="float" office:value="13.7028924515382" calcext:value-type="float">
            <text:p>13.7028924515382</text:p>
          </table:table-cell>
          <table:table-cell office:value-type="float" office:value="14.4953387717032" calcext:value-type="float">
            <text:p>14.4953387717032</text:p>
          </table:table-cell>
          <table:table-cell office:value-type="float" office:value="14.3985147935846" calcext:value-type="float">
            <text:p>14.3985147935846</text:p>
          </table:table-cell>
          <table:table-cell office:value-type="float" office:value="13.7016613161021" calcext:value-type="float">
            <text:p>13.7016613161021</text:p>
          </table:table-cell>
          <table:table-cell office:value-type="float" office:value="14.4953368243082" calcext:value-type="float">
            <text:p>14.4953368243082</text:p>
          </table:table-cell>
          <table:table-cell office:value-type="float" office:value="-1.45431454099874" calcext:value-type="float">
            <text:p>-1.45431454099874</text:p>
          </table:table-cell>
          <table:table-cell office:value-type="float" office:value="-1.44469962453262" calcext:value-type="float">
            <text:p>-1.44469962453262</text:p>
          </table:table-cell>
          <table:table-cell office:value-type="float" office:value="-1.45808247940127" calcext:value-type="float">
            <text:p>-1.45808247940127</text:p>
          </table:table-cell>
          <table:table-cell office:value-type="float" office:value="0.00673328330239529" calcext:value-type="float">
            <text:p>0.006733283302395</text:p>
          </table:table-cell>
          <table:table-cell office:value-type="float" office:value="0.00386185095891013" calcext:value-type="float">
            <text:p>0.00386185095891</text:p>
          </table:table-cell>
          <table:table-cell office:value-type="float" office:value="0.00364039422966292" calcext:value-type="float">
            <text:p>0.003640394229663</text:p>
          </table:table-cell>
          <table:table-cell office:value-type="float" office:value="0.99792784080235" calcext:value-type="float">
            <text:p>0.99792784080235</text:p>
          </table:table-cell>
          <table:table-cell office:value-type="float" office:value="0.997516757098252" calcext:value-type="float">
            <text:p>0.997516757098252</text:p>
          </table:table-cell>
          <table:table-cell office:value-type="float" office:value="0.997313428244149" calcext:value-type="float">
            <text:p>0.997313428244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0.csv</text:p>
          </table:table-cell>
          <table:table-cell office:value-type="float" office:value="-2.24584594269257" calcext:value-type="float">
            <text:p>-2.24585</text:p>
          </table:table-cell>
          <table:table-cell office:value-type="float" office:value="3.07199241000949" calcext:value-type="float">
            <text:p>3.07199</text:p>
          </table:table-cell>
          <table:table-cell office:value-type="float" office:value="639.046342442072" calcext:value-type="float">
            <text:p>639.04634</text:p>
          </table:table-cell>
          <table:table-cell table:number-columns-repeated="2" office:value-type="float" office:value="3.82514973044022" calcext:value-type="float">
            <text:p>3.82515</text:p>
          </table:table-cell>
          <table:table-cell office:value-type="float" office:value="649.970848266382" calcext:value-type="float">
            <text:p>649.97085</text:p>
          </table:table-cell>
          <table:table-cell office:value-type="float" office:value="3.09644093468263" calcext:value-type="float">
            <text:p>3.09644</text:p>
          </table:table-cell>
          <table:table-cell office:value-type="float" office:value="2.27917377422851" calcext:value-type="float">
            <text:p>2.27917</text:p>
          </table:table-cell>
          <table:table-cell office:value-type="float" office:value="118.667079712659" calcext:value-type="float">
            <text:p>118.667079712659</text:p>
          </table:table-cell>
          <table:table-cell office:value-type="float" office:value="22.2735263694695" calcext:value-type="float">
            <text:p>22.2735263694695</text:p>
          </table:table-cell>
          <table:table-cell office:value-type="float" office:value="67.5634082770722" calcext:value-type="float">
            <text:p>67.5634082770722</text:p>
          </table:table-cell>
          <table:table-cell office:value-type="float" office:value="15639.710079615" calcext:value-type="float">
            <text:p>15639.710079615</text:p>
          </table:table-cell>
          <table:table-cell office:value-type="float" office:value="0.293017027660978" calcext:value-type="float">
            <text:p>0.293017027660978</text:p>
          </table:table-cell>
          <table:table-cell office:value-type="float" office:value="1.88009174673691" calcext:value-type="float">
            <text:p>1.88009174673691</text:p>
          </table:table-cell>
          <table:table-cell office:value-type="float" office:value="72.4614652878776" calcext:value-type="float">
            <text:p>72.4614652878776</text:p>
          </table:table-cell>
          <table:table-cell office:value-type="float" office:value="-96" calcext:value-type="float">
            <text:p>-96</text:p>
          </table:table-cell>
          <table:table-cell office:value-type="float" office:value="14" calcext:value-type="float">
            <text:p>14</text:p>
          </table:table-cell>
          <table:table-cell office:value-type="float" office:value="32361" calcext:value-type="float">
            <text:p>32361</text:p>
          </table:table-cell>
          <table:table-cell office:value-type="float" office:value="0.00156249804687744" calcext:value-type="float">
            <text:p>0.001562498046877</text:p>
          </table:table-cell>
          <table:table-cell office:value-type="float" office:value="0.00949998812501484" calcext:value-type="float">
            <text:p>0.009499988125015</text:p>
          </table:table-cell>
          <table:table-cell office:value-type="float" office:value="2.13619482975646" calcext:value-type="float">
            <text:p>2.13619482975646</text:p>
          </table:table-cell>
          <table:table-cell office:value-type="float" office:value="5.35436830703962" calcext:value-type="float">
            <text:p>5.35436830703962</text:p>
          </table:table-cell>
          <table:table-cell office:value-type="float" office:value="14.093156423551" calcext:value-type="float">
            <text:p>14.093156423551</text:p>
          </table:table-cell>
          <table:table-cell office:value-type="float" office:value="14.8249370243706" calcext:value-type="float">
            <text:p>14.8249370243706</text:p>
          </table:table-cell>
          <table:table-cell office:value-type="float" office:value="14.8543100373879" calcext:value-type="float">
            <text:p>14.8543100373879</text:p>
          </table:table-cell>
          <table:table-cell office:value-type="float" office:value="14.0448898335078" calcext:value-type="float">
            <text:p>14.0448898335078</text:p>
          </table:table-cell>
          <table:table-cell office:value-type="float" office:value="14.6954331339811" calcext:value-type="float">
            <text:p>14.6954331339811</text:p>
          </table:table-cell>
          <table:table-cell office:value-type="float" office:value="14.8285288104362" calcext:value-type="float">
            <text:p>14.8285288104362</text:p>
          </table:table-cell>
          <table:table-cell office:value-type="float" office:value="-1.41863425245043" calcext:value-type="float">
            <text:p>-1.41863425245043</text:p>
          </table:table-cell>
          <table:table-cell office:value-type="float" office:value="-1.46651259902275" calcext:value-type="float">
            <text:p>-1.46651259902275</text:p>
          </table:table-cell>
          <table:table-cell office:value-type="float" office:value="-1.47108694889323" calcext:value-type="float">
            <text:p>-1.47108694889323</text:p>
          </table:table-cell>
          <table:table-cell office:value-type="float" office:value="-0.00393355887005365" calcext:value-type="float">
            <text:p>-0.003933558870054</text:p>
          </table:table-cell>
          <table:table-cell office:value-type="float" office:value="0.00467652762977196" calcext:value-type="float">
            <text:p>0.004676527629772</text:p>
          </table:table-cell>
          <table:table-cell office:value-type="float" office:value="0.000918101430778452" calcext:value-type="float">
            <text:p>0.000918101430778</text:p>
          </table:table-cell>
          <table:table-cell office:value-type="float" office:value="0.99579483688343" calcext:value-type="float">
            <text:p>0.99579483688343</text:p>
          </table:table-cell>
          <table:table-cell office:value-type="float" office:value="0.995245101160315" calcext:value-type="float">
            <text:p>0.995245101160315</text:p>
          </table:table-cell>
          <table:table-cell office:value-type="float" office:value="0.99292752222731" calcext:value-type="float">
            <text:p>0.9929275222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1.csv</text:p>
          </table:table-cell>
          <table:table-cell office:value-type="float" office:value="-2.10598986751267" calcext:value-type="float">
            <text:p>-2.10599</text:p>
          </table:table-cell>
          <table:table-cell office:value-type="float" office:value="2.86046392442009" calcext:value-type="float">
            <text:p>2.86046</text:p>
          </table:table-cell>
          <table:table-cell office:value-type="float" office:value="642.570651786685" calcext:value-type="float">
            <text:p>642.57065</text:p>
          </table:table-cell>
          <table:table-cell table:number-columns-repeated="2" office:value-type="float" office:value="3.5652947438945" calcext:value-type="float">
            <text:p>3.56529</text:p>
          </table:table-cell>
          <table:table-cell office:value-type="float" office:value="650.020438135823" calcext:value-type="float">
            <text:p>650.02044</text:p>
          </table:table-cell>
          <table:table-cell office:value-type="float" office:value="2.87682694800638" calcext:value-type="float">
            <text:p>2.87683</text:p>
          </table:table-cell>
          <table:table-cell office:value-type="float" office:value="2.12816182371852" calcext:value-type="float">
            <text:p>2.12816</text:p>
          </table:table-cell>
          <table:table-cell office:value-type="float" office:value="98.1301556949849" calcext:value-type="float">
            <text:p>98.1301556949849</text:p>
          </table:table-cell>
          <table:table-cell office:value-type="float" office:value="25.0977410894462" calcext:value-type="float">
            <text:p>25.0977410894462</text:p>
          </table:table-cell>
          <table:table-cell office:value-type="float" office:value="75.5883240764437" calcext:value-type="float">
            <text:p>75.5883240764437</text:p>
          </table:table-cell>
          <table:table-cell office:value-type="float" office:value="245.66314467229" calcext:value-type="float">
            <text:p>245.66314467229</text:p>
          </table:table-cell>
          <table:table-cell office:value-type="float" office:value="0.271540228836684" calcext:value-type="float">
            <text:p>0.271540228836684</text:p>
          </table:table-cell>
          <table:table-cell office:value-type="float" office:value="1.89188552116771" calcext:value-type="float">
            <text:p>1.89188552116771</text:p>
          </table:table-cell>
          <table:table-cell office:value-type="float" office:value="3.46028005700164" calcext:value-type="float">
            <text:p>3.46028005700164</text:p>
          </table:table-cell>
          <table:table-cell office:value-type="float" office:value="-90" calcext:value-type="float">
            <text:p>-90</text:p>
          </table:table-cell>
          <table:table-cell office:value-type="float" office:value="17" calcext:value-type="float">
            <text:p>17</text:p>
          </table:table-cell>
          <table:table-cell office:value-type="float" office:value="11165" calcext:value-type="float">
            <text:p>11165</text:p>
          </table:table-cell>
          <table:table-cell office:value-type="float" office:value="0.00154124807343991" calcext:value-type="float">
            <text:p>0.00154124807344</text:p>
          </table:table-cell>
          <table:table-cell office:value-type="float" office:value="0.0128749839062701" calcext:value-type="float">
            <text:p>0.01287498390627</text:p>
          </table:table-cell>
          <table:table-cell office:value-type="float" office:value="2.34280707149116" calcext:value-type="float">
            <text:p>2.34280707149116</text:p>
          </table:table-cell>
          <table:table-cell office:value-type="float" office:value="5.43911820110225" calcext:value-type="float">
            <text:p>5.43911820110225</text:p>
          </table:table-cell>
          <table:table-cell office:value-type="float" office:value="14.0918692611742" calcext:value-type="float">
            <text:p>14.0918692611742</text:p>
          </table:table-cell>
          <table:table-cell office:value-type="float" office:value="14.8959173144711" calcext:value-type="float">
            <text:p>14.8959173144711</text:p>
          </table:table-cell>
          <table:table-cell office:value-type="float" office:value="14.9030708202404" calcext:value-type="float">
            <text:p>14.9030708202404</text:p>
          </table:table-cell>
          <table:table-cell office:value-type="float" office:value="14.0522163824059" calcext:value-type="float">
            <text:p>14.0522163824059</text:p>
          </table:table-cell>
          <table:table-cell office:value-type="float" office:value="14.7704640136897" calcext:value-type="float">
            <text:p>14.7704640136897</text:p>
          </table:table-cell>
          <table:table-cell office:value-type="float" office:value="14.8770906311462" calcext:value-type="float">
            <text:p>14.8770906311462</text:p>
          </table:table-cell>
          <table:table-cell office:value-type="float" office:value="-1.47831123550727" calcext:value-type="float">
            <text:p>-1.47831123550727</text:p>
          </table:table-cell>
          <table:table-cell office:value-type="float" office:value="-1.46732931764225" calcext:value-type="float">
            <text:p>-1.46732931764225</text:p>
          </table:table-cell>
          <table:table-cell office:value-type="float" office:value="-1.47962985359919" calcext:value-type="float">
            <text:p>-1.47962985359919</text:p>
          </table:table-cell>
          <table:table-cell table:style-name="ce26" office:value-type="float" office:value="0.0000877551432043286" calcext:value-type="float">
            <text:p>8.78E-05</text:p>
          </table:table-cell>
          <table:table-cell office:value-type="float" office:value="0.000157855051835875" calcext:value-type="float">
            <text:p>0.000157855051836</text:p>
          </table:table-cell>
          <table:table-cell office:value-type="float" office:value="0.00336134887450757" calcext:value-type="float">
            <text:p>0.003361348874508</text:p>
          </table:table-cell>
          <table:table-cell office:value-type="float" office:value="0.996140072989908" calcext:value-type="float">
            <text:p>0.996140072989908</text:p>
          </table:table-cell>
          <table:table-cell office:value-type="float" office:value="0.994782991064838" calcext:value-type="float">
            <text:p>0.994782991064838</text:p>
          </table:table-cell>
          <table:table-cell office:value-type="float" office:value="0.994189942866449" calcext:value-type="float">
            <text:p>0.994189942866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2.csv</text:p>
          </table:table-cell>
          <table:table-cell office:value-type="float" office:value="-1.43762445296943" calcext:value-type="float">
            <text:p>-1.43762</text:p>
          </table:table-cell>
          <table:table-cell office:value-type="float" office:value="2.99673500408124" calcext:value-type="float">
            <text:p>2.99674</text:p>
          </table:table-cell>
          <table:table-cell office:value-type="float" office:value="751.312319609601" calcext:value-type="float">
            <text:p>751.31232</text:p>
          </table:table-cell>
          <table:table-cell table:number-columns-repeated="2" office:value-type="float" office:value="3.78183432637674" calcext:value-type="float">
            <text:p>3.78183</text:p>
          </table:table-cell>
          <table:table-cell office:value-type="float" office:value="760.431420845311" calcext:value-type="float">
            <text:p>760.43142</text:p>
          </table:table-cell>
          <table:table-cell office:value-type="float" office:value="3.49792893072254" calcext:value-type="float">
            <text:p>3.49793</text:p>
          </table:table-cell>
          <table:table-cell office:value-type="float" office:value="2.30691356306984" calcext:value-type="float">
            <text:p>2.30691</text:p>
          </table:table-cell>
          <table:table-cell office:value-type="float" office:value="117.412708901802" calcext:value-type="float">
            <text:p>117.412708901802</text:p>
          </table:table-cell>
          <table:table-cell office:value-type="float" office:value="11.7185691104276" calcext:value-type="float">
            <text:p>11.7185691104276</text:p>
          </table:table-cell>
          <table:table-cell office:value-type="float" office:value="57.0248388188769" calcext:value-type="float">
            <text:p>57.0248388188769</text:p>
          </table:table-cell>
          <table:table-cell office:value-type="float" office:value="116.512169728896" calcext:value-type="float">
            <text:p>116.512169728896</text:p>
          </table:table-cell>
          <table:table-cell office:value-type="float" office:value="0.220394711155688" calcext:value-type="float">
            <text:p>0.220394711155688</text:p>
          </table:table-cell>
          <table:table-cell office:value-type="float" office:value="1.6159291425624" calcext:value-type="float">
            <text:p>1.6159291425624</text:p>
          </table:table-cell>
          <table:table-cell office:value-type="float" office:value="0.915886285074927" calcext:value-type="float">
            <text:p>0.915886285074927</text:p>
          </table:table-cell>
          <table:table-cell office:value-type="float" office:value="-18" calcext:value-type="float">
            <text:p>-18</text:p>
          </table:table-cell>
          <table:table-cell office:value-type="float" office:value="248" calcext:value-type="float">
            <text:p>248</text:p>
          </table:table-cell>
          <table:table-cell office:value-type="float" office:value="12290" calcext:value-type="float">
            <text:p>12290</text:p>
          </table:table-cell>
          <table:table-cell office:value-type="float" office:value="0.000242499696875379" calcext:value-type="float">
            <text:p>0.000242499696875</text:p>
          </table:table-cell>
          <table:table-cell office:value-type="float" office:value="0.00162499796875254" calcext:value-type="float">
            <text:p>0.001624997968753</text:p>
          </table:table-cell>
          <table:table-cell office:value-type="float" office:value="26.4055907430116" calcext:value-type="float">
            <text:p>26.4055907430116</text:p>
          </table:table-cell>
          <table:table-cell office:value-type="float" office:value="36.9804537744328" calcext:value-type="float">
            <text:p>36.9804537744328</text:p>
          </table:table-cell>
          <table:table-cell office:value-type="float" office:value="15.9578011231413" calcext:value-type="float">
            <text:p>15.9578011231413</text:p>
          </table:table-cell>
          <table:table-cell office:value-type="float" office:value="15.5539016438056" calcext:value-type="float">
            <text:p>15.5539016438056</text:p>
          </table:table-cell>
          <table:table-cell office:value-type="float" office:value="15.9604839080365" calcext:value-type="float">
            <text:p>15.9604839080365</text:p>
          </table:table-cell>
          <table:table-cell office:value-type="float" office:value="15.8994224595608" calcext:value-type="float">
            <text:p>15.8994224595608</text:p>
          </table:table-cell>
          <table:table-cell office:value-type="float" office:value="15.5369085327468" calcext:value-type="float">
            <text:p>15.5369085327468</text:p>
          </table:table-cell>
          <table:table-cell office:value-type="float" office:value="15.9403841741405" calcext:value-type="float">
            <text:p>15.9403841741405</text:p>
          </table:table-cell>
          <table:table-cell office:value-type="float" office:value="-1.45552520748064" calcext:value-type="float">
            <text:p>-1.45552520748064</text:p>
          </table:table-cell>
          <table:table-cell office:value-type="float" office:value="-1.44982580710266" calcext:value-type="float">
            <text:p>-1.44982580710266</text:p>
          </table:table-cell>
          <table:table-cell office:value-type="float" office:value="-1.47000204884794" calcext:value-type="float">
            <text:p>-1.47000204884794</text:p>
          </table:table-cell>
          <table:table-cell office:value-type="float" office:value="0.00128099284452815" calcext:value-type="float">
            <text:p>0.001280992844528</text:p>
          </table:table-cell>
          <table:table-cell office:value-type="float" office:value="-0.00134261712157667" calcext:value-type="float">
            <text:p>-0.001342617121577</text:p>
          </table:table-cell>
          <table:table-cell office:value-type="float" office:value="0.00241187856615772" calcext:value-type="float">
            <text:p>0.002411878566158</text:p>
          </table:table-cell>
          <table:table-cell office:value-type="float" office:value="0.984428909845354" calcext:value-type="float">
            <text:p>0.984428909845354</text:p>
          </table:table-cell>
          <table:table-cell office:value-type="float" office:value="0.990107856367425" calcext:value-type="float">
            <text:p>0.990107856367425</text:p>
          </table:table-cell>
          <table:table-cell office:value-type="float" office:value="0.987806430928791" calcext:value-type="float">
            <text:p>0.987806430928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3.csv</text:p>
          </table:table-cell>
          <table:table-cell office:value-type="float" office:value="-1.21509973112534" calcext:value-type="float">
            <text:p>-1.21510</text:p>
          </table:table-cell>
          <table:table-cell office:value-type="float" office:value="5.08113739857825" calcext:value-type="float">
            <text:p>5.08114</text:p>
          </table:table-cell>
          <table:table-cell office:value-type="float" office:value="537.476419404476" calcext:value-type="float">
            <text:p>537.47642</text:p>
          </table:table-cell>
          <table:table-cell table:number-columns-repeated="2" office:value-type="float" office:value="6.31015681084086" calcext:value-type="float">
            <text:p>6.31016</text:p>
          </table:table-cell>
          <table:table-cell office:value-type="float" office:value="542.336795508336" calcext:value-type="float">
            <text:p>542.33680</text:p>
          </table:table-cell>
          <table:table-cell office:value-type="float" office:value="6.192060369604" calcext:value-type="float">
            <text:p>6.19206</text:p>
          </table:table-cell>
          <table:table-cell office:value-type="float" office:value="3.7416736514788" calcext:value-type="float">
            <text:p>3.74167</text:p>
          </table:table-cell>
          <table:table-cell office:value-type="float" office:value="72.4451402538113" calcext:value-type="float">
            <text:p>72.4451402538113</text:p>
          </table:table-cell>
          <table:table-cell office:value-type="float" office:value="1.16153610115797" calcext:value-type="float">
            <text:p>1.16153610115797</text:p>
          </table:table-cell>
          <table:table-cell office:value-type="float" office:value="9.74188257495337" calcext:value-type="float">
            <text:p>9.74188257495337</text:p>
          </table:table-cell>
          <table:table-cell office:value-type="float" office:value="1270.45440372334" calcext:value-type="float">
            <text:p>1270.45440372334</text:p>
          </table:table-cell>
          <table:table-cell office:value-type="float" office:value="0.042899648944825" calcext:value-type="float">
            <text:p>0.042899648944825</text:p>
          </table:table-cell>
          <table:table-cell office:value-type="float" office:value="1.01192839950537" calcext:value-type="float">
            <text:p>1.01192839950537</text:p>
          </table:table-cell>
          <table:table-cell office:value-type="float" office:value="7.45607406692686" calcext:value-type="float">
            <text:p>7.45607406692686</text:p>
          </table:table-cell>
          <table:table-cell office:value-type="float" office:value="-36" calcext:value-type="float">
            <text:p>-36</text:p>
          </table:table-cell>
          <table:table-cell office:value-type="float" office:value="101" calcext:value-type="float">
            <text:p>101</text:p>
          </table:table-cell>
          <table:table-cell office:value-type="float" office:value="13469" calcext:value-type="float">
            <text:p>13469</text:p>
          </table:table-cell>
          <table:table-cell office:value-type="float" office:value="0.0224649719187851" calcext:value-type="float">
            <text:p>0.022464971918785</text:p>
          </table:table-cell>
          <table:table-cell office:value-type="float" office:value="1.03274870906411" calcext:value-type="float">
            <text:p>1.03274870906411</text:p>
          </table:table-cell>
          <table:table-cell office:value-type="float" office:value="0.0519374350782062" calcext:value-type="float">
            <text:p>0.051937435078206</text:p>
          </table:table-cell>
          <table:table-cell office:value-type="float" office:value="0.022374972031285" calcext:value-type="float">
            <text:p>0.022374972031285</text:p>
          </table:table-cell>
          <table:table-cell office:value-type="float" office:value="13.7185998647829" calcext:value-type="float">
            <text:p>13.7185998647829</text:p>
          </table:table-cell>
          <table:table-cell office:value-type="float" office:value="12.8292328984815" calcext:value-type="float">
            <text:p>12.8292328984815</text:p>
          </table:table-cell>
          <table:table-cell office:value-type="float" office:value="13.5899676375985" calcext:value-type="float">
            <text:p>13.5899676375985</text:p>
          </table:table-cell>
          <table:table-cell office:value-type="float" office:value="13.6822733634003" calcext:value-type="float">
            <text:p>13.6822733634003</text:p>
          </table:table-cell>
          <table:table-cell office:value-type="float" office:value="12.8277956911899" calcext:value-type="float">
            <text:p>12.8277956911899</text:p>
          </table:table-cell>
          <table:table-cell office:value-type="float" office:value="13.5899439267017" calcext:value-type="float">
            <text:p>13.5899439267017</text:p>
          </table:table-cell>
          <table:table-cell office:value-type="float" office:value="-1.40727479789969" calcext:value-type="float">
            <text:p>-1.40727479789969</text:p>
          </table:table-cell>
          <table:table-cell office:value-type="float" office:value="-1.41067972629097" calcext:value-type="float">
            <text:p>-1.41067972629097</text:p>
          </table:table-cell>
          <table:table-cell office:value-type="float" office:value="-1.41128458375439" calcext:value-type="float">
            <text:p>-1.41128458375439</text:p>
          </table:table-cell>
          <table:table-cell office:value-type="float" office:value="0.00267382582488748" calcext:value-type="float">
            <text:p>0.002673825824887</text:p>
          </table:table-cell>
          <table:table-cell office:value-type="float" office:value="0.000426932113077453" calcext:value-type="float">
            <text:p>0.000426932113077</text:p>
          </table:table-cell>
          <table:table-cell office:value-type="float" office:value="0.00252422343830385" calcext:value-type="float">
            <text:p>0.002524223438304</text:p>
          </table:table-cell>
          <table:table-cell office:value-type="float" office:value="0.984086143690988" calcext:value-type="float">
            <text:p>0.984086143690988</text:p>
          </table:table-cell>
          <table:table-cell office:value-type="float" office:value="0.981943594932158" calcext:value-type="float">
            <text:p>0.981943594932158</text:p>
          </table:table-cell>
          <table:table-cell office:value-type="float" office:value="0.977741318386803" calcext:value-type="float">
            <text:p>0.977741318386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4.csv</text:p>
          </table:table-cell>
          <table:table-cell office:value-type="float" office:value="-1.21272098409877" calcext:value-type="float">
            <text:p>-1.21272</text:p>
          </table:table-cell>
          <table:table-cell office:value-type="float" office:value="2.4943568820539" calcext:value-type="float">
            <text:p>2.49436</text:p>
          </table:table-cell>
          <table:table-cell office:value-type="float" office:value="526.415546980566" calcext:value-type="float">
            <text:p>526.41555</text:p>
          </table:table-cell>
          <table:table-cell table:number-columns-repeated="2" office:value-type="float" office:value="3.37840283758359" calcext:value-type="float">
            <text:p>3.37840</text:p>
          </table:table-cell>
          <table:table-cell office:value-type="float" office:value="551.183926190114" calcext:value-type="float">
            <text:p>551.18393</text:p>
          </table:table-cell>
          <table:table-cell office:value-type="float" office:value="3.15323858084341" calcext:value-type="float">
            <text:p>3.15324</text:p>
          </table:table-cell>
          <table:table-cell office:value-type="float" office:value="2.27854986294862" calcext:value-type="float">
            <text:p>2.27855</text:p>
          </table:table-cell>
          <table:table-cell office:value-type="float" office:value="163.371944921705" calcext:value-type="float">
            <text:p>163.371944921705</text:p>
          </table:table-cell>
          <table:table-cell office:value-type="float" office:value="1014.87128281093" calcext:value-type="float">
            <text:p>1014.87128281093</text:p>
          </table:table-cell>
          <table:table-cell office:value-type="float" office:value="3589.4191748871" calcext:value-type="float">
            <text:p>3589.4191748871</text:p>
          </table:table-cell>
          <table:table-cell office:value-type="float" office:value="41242.6776086227" calcext:value-type="float">
            <text:p>41242.6776086227</text:p>
          </table:table-cell>
          <table:table-cell office:value-type="float" office:value="0.300386448337637" calcext:value-type="float">
            <text:p>0.300386448337637</text:p>
          </table:table-cell>
          <table:table-cell office:value-type="float" office:value="30.5641453251319" calcext:value-type="float">
            <text:p>30.5641453251319</text:p>
          </table:table-cell>
          <table:table-cell office:value-type="float" office:value="175.028504289727" calcext:value-type="float">
            <text:p>175.028504289727</text:p>
          </table:table-cell>
          <table:table-cell office:value-type="float" office:value="-353" calcext:value-type="float">
            <text:p>-353</text:p>
          </table:table-cell>
          <table:table-cell office:value-type="float" office:value="14" calcext:value-type="float">
            <text:p>14</text:p>
          </table:table-cell>
          <table:table-cell office:value-type="float" office:value="48897" calcext:value-type="float">
            <text:p>48897</text:p>
          </table:table-cell>
          <table:table-cell office:value-type="float" office:value="0.0092137384828269" calcext:value-type="float">
            <text:p>0.009213738482827</text:p>
          </table:table-cell>
          <table:table-cell office:value-type="float" office:value="0.0331249585938018" calcext:value-type="float">
            <text:p>0.033124958593802</text:p>
          </table:table-cell>
          <table:table-cell office:value-type="float" office:value="1.03909745112819" calcext:value-type="float">
            <text:p>1.03909745112819</text:p>
          </table:table-cell>
          <table:table-cell office:value-type="float" office:value="0.0622499221875973" calcext:value-type="float">
            <text:p>0.062249922187597</text:p>
          </table:table-cell>
          <table:table-cell office:value-type="float" office:value="13.583405569439" calcext:value-type="float">
            <text:p>13.583405569439</text:p>
          </table:table-cell>
          <table:table-cell office:value-type="float" office:value="12.7002865963096" calcext:value-type="float">
            <text:p>12.7002865963096</text:p>
          </table:table-cell>
          <table:table-cell office:value-type="float" office:value="13.4390982021972" calcext:value-type="float">
            <text:p>13.4390982021972</text:p>
          </table:table-cell>
          <table:table-cell office:value-type="float" office:value="13.5455026652134" calcext:value-type="float">
            <text:p>13.5455026652134</text:p>
          </table:table-cell>
          <table:table-cell office:value-type="float" office:value="12.6987650024871" calcext:value-type="float">
            <text:p>12.6987650024871</text:p>
          </table:table-cell>
          <table:table-cell office:value-type="float" office:value="13.4390980383193" calcext:value-type="float">
            <text:p>13.4390980383193</text:p>
          </table:table-cell>
          <table:table-cell office:value-type="float" office:value="-1.36836471171627" calcext:value-type="float">
            <text:p>-1.36836471171627</text:p>
          </table:table-cell>
          <table:table-cell office:value-type="float" office:value="-1.31573509780534" calcext:value-type="float">
            <text:p>-1.31573509780534</text:p>
          </table:table-cell>
          <table:table-cell office:value-type="float" office:value="-1.40666254969349" calcext:value-type="float">
            <text:p>-1.40666254969349</text:p>
          </table:table-cell>
          <table:table-cell office:value-type="float" office:value="0.00503388276862057" calcext:value-type="float">
            <text:p>0.005033882768621</text:p>
          </table:table-cell>
          <table:table-cell office:value-type="float" office:value="0.00437559829036094" calcext:value-type="float">
            <text:p>0.004375598290361</text:p>
          </table:table-cell>
          <table:table-cell office:value-type="float" office:value="0.00624895299811599" calcext:value-type="float">
            <text:p>0.006248952998116</text:p>
          </table:table-cell>
          <table:table-cell office:value-type="float" office:value="0.990258076707227" calcext:value-type="float">
            <text:p>0.990258076707227</text:p>
          </table:table-cell>
          <table:table-cell office:value-type="float" office:value="0.990412942669516" calcext:value-type="float">
            <text:p>0.990412942669516</text:p>
          </table:table-cell>
          <table:table-cell office:value-type="float" office:value="0.989380933262441" calcext:value-type="float">
            <text:p>0.98938093326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5.csv</text:p>
          </table:table-cell>
          <table:table-cell office:value-type="float" office:value="-2.92517009353738" calcext:value-type="float">
            <text:p>-2.92517</text:p>
          </table:table-cell>
          <table:table-cell office:value-type="float" office:value="4.05063118671102" calcext:value-type="float">
            <text:p>4.05063</text:p>
          </table:table-cell>
          <table:table-cell office:value-type="float" office:value="652.518253102184" calcext:value-type="float">
            <text:p>652.51825</text:p>
          </table:table-cell>
          <table:table-cell table:number-columns-repeated="2" office:value-type="float" office:value="5.04391286093235" calcext:value-type="float">
            <text:p>5.04391</text:p>
          </table:table-cell>
          <table:table-cell office:value-type="float" office:value="664.903254675691" calcext:value-type="float">
            <text:p>664.90325</text:p>
          </table:table-cell>
          <table:table-cell office:value-type="float" office:value="4.10906764029911" calcext:value-type="float">
            <text:p>4.10907</text:p>
          </table:table-cell>
          <table:table-cell office:value-type="float" office:value="3.00556882102588" calcext:value-type="float">
            <text:p>3.00557</text:p>
          </table:table-cell>
          <table:table-cell office:value-type="float" office:value="127.735145699224" calcext:value-type="float">
            <text:p>127.735145699224</text:p>
          </table:table-cell>
          <table:table-cell office:value-type="float" office:value="10.9564244963296" calcext:value-type="float">
            <text:p>10.9564244963296</text:p>
          </table:table-cell>
          <table:table-cell office:value-type="float" office:value="33.5294941470469" calcext:value-type="float">
            <text:p>33.5294941470469</text:p>
          </table:table-cell>
          <table:table-cell office:value-type="float" office:value="259.213650169303" calcext:value-type="float">
            <text:p>259.213650169303</text:p>
          </table:table-cell>
          <table:table-cell office:value-type="float" office:value="0.212829536321608" calcext:value-type="float">
            <text:p>0.212829536321608</text:p>
          </table:table-cell>
          <table:table-cell office:value-type="float" office:value="1.37894206188993" calcext:value-type="float">
            <text:p>1.37894206188993</text:p>
          </table:table-cell>
          <table:table-cell office:value-type="float" office:value="2.61282135808912" calcext:value-type="float">
            <text:p>2.61282135808912</text:p>
          </table:table-cell>
          <table:table-cell office:value-type="float" office:value="-24" calcext:value-type="float">
            <text:p>-24</text:p>
          </table:table-cell>
          <table:table-cell office:value-type="float" office:value="341" calcext:value-type="float">
            <text:p>341</text:p>
          </table:table-cell>
          <table:table-cell office:value-type="float" office:value="15989" calcext:value-type="float">
            <text:p>15989</text:p>
          </table:table-cell>
          <table:table-cell office:value-type="float" office:value="0.00473999407500741" calcext:value-type="float">
            <text:p>0.004739994075007</text:p>
          </table:table-cell>
          <table:table-cell office:value-type="float" office:value="0.214999731250336" calcext:value-type="float">
            <text:p>0.214999731250336</text:p>
          </table:table-cell>
          <table:table-cell office:value-type="float" office:value="9.76117779852775" calcext:value-type="float">
            <text:p>9.76117779852775</text:p>
          </table:table-cell>
          <table:table-cell office:value-type="float" office:value="14.9087313640858" calcext:value-type="float">
            <text:p>14.9087313640858</text:p>
          </table:table-cell>
          <table:table-cell office:value-type="float" office:value="15.3521028817283" calcext:value-type="float">
            <text:p>15.3521028817283</text:p>
          </table:table-cell>
          <table:table-cell office:value-type="float" office:value="13.9176375195005" calcext:value-type="float">
            <text:p>13.9176375195005</text:p>
          </table:table-cell>
          <table:table-cell office:value-type="float" office:value="14.9375552245608" calcext:value-type="float">
            <text:p>14.9375552245608</text:p>
          </table:table-cell>
          <table:table-cell office:value-type="float" office:value="15.3520983256936" calcext:value-type="float">
            <text:p>15.3520983256936</text:p>
          </table:table-cell>
          <table:table-cell office:value-type="float" office:value="13.8365709624424" calcext:value-type="float">
            <text:p>13.8365709624424</text:p>
          </table:table-cell>
          <table:table-cell office:value-type="float" office:value="14.8682727567449" calcext:value-type="float">
            <text:p>14.8682727567449</text:p>
          </table:table-cell>
          <table:table-cell office:value-type="float" office:value="-1.44156071549809" calcext:value-type="float">
            <text:p>-1.44156071549809</text:p>
          </table:table-cell>
          <table:table-cell office:value-type="float" office:value="-1.42520732308175" calcext:value-type="float">
            <text:p>-1.42520732308175</text:p>
          </table:table-cell>
          <table:table-cell office:value-type="float" office:value="-1.42401287433623" calcext:value-type="float">
            <text:p>-1.42401287433623</text:p>
          </table:table-cell>
          <table:table-cell office:value-type="float" office:value="-0.00202217239308993" calcext:value-type="float">
            <text:p>-0.00202217239309</text:p>
          </table:table-cell>
          <table:table-cell office:value-type="float" office:value="-0.00108800179367688" calcext:value-type="float">
            <text:p>-0.001088001793677</text:p>
          </table:table-cell>
          <table:table-cell office:value-type="float" office:value="0.000622992623187576" calcext:value-type="float">
            <text:p>0.000622992623188</text:p>
          </table:table-cell>
          <table:table-cell office:value-type="float" office:value="-0.529130174665264" calcext:value-type="float">
            <text:p>-0.529130174665264</text:p>
          </table:table-cell>
          <table:table-cell office:value-type="float" office:value="-0.486648848396632" calcext:value-type="float">
            <text:p>-0.486648848396632</text:p>
          </table:table-cell>
          <table:table-cell office:value-type="float" office:value="-0.471768146685366" calcext:value-type="float">
            <text:p>-0.471768146685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6.csv</text:p>
          </table:table-cell>
          <table:table-cell office:value-type="float" office:value="-1.44227694715382" calcext:value-type="float">
            <text:p>-1.44228</text:p>
          </table:table-cell>
          <table:table-cell office:value-type="float" office:value="3.48056189929763" calcext:value-type="float">
            <text:p>3.48056</text:p>
          </table:table-cell>
          <table:table-cell office:value-type="float" office:value="723.676214154732" calcext:value-type="float">
            <text:p>723.67621</text:p>
          </table:table-cell>
          <table:table-cell table:number-columns-repeated="2" office:value-type="float" office:value="4.62172906491992" calcext:value-type="float">
            <text:p>4.62173</text:p>
          </table:table-cell>
          <table:table-cell office:value-type="float" office:value="781.923924509265" calcext:value-type="float">
            <text:p>781.92392</text:p>
          </table:table-cell>
          <table:table-cell office:value-type="float" office:value="4.39092436250435" calcext:value-type="float">
            <text:p>4.39092</text:p>
          </table:table-cell>
          <table:table-cell office:value-type="float" office:value="3.04073484780953" calcext:value-type="float">
            <text:p>3.04073</text:p>
          </table:table-cell>
          <table:table-cell office:value-type="float" office:value="296.138077231963" calcext:value-type="float">
            <text:p>296.138077231963</text:p>
          </table:table-cell>
          <table:table-cell office:value-type="float" office:value="69.5913507355598" calcext:value-type="float">
            <text:p>69.5913507355598</text:p>
          </table:table-cell>
          <table:table-cell office:value-type="float" office:value="267.242238803163" calcext:value-type="float">
            <text:p>267.242238803163</text:p>
          </table:table-cell>
          <table:table-cell office:value-type="float" office:value="6037.84681620398" calcext:value-type="float">
            <text:p>6037.84681620398</text:p>
          </table:table-cell>
          <table:table-cell office:value-type="float" office:value="0.463211892366834" calcext:value-type="float">
            <text:p>0.463211892366834</text:p>
          </table:table-cell>
          <table:table-cell office:value-type="float" office:value="7.87159146097974" calcext:value-type="float">
            <text:p>7.87159146097974</text:p>
          </table:table-cell>
          <table:table-cell office:value-type="float" office:value="65.1446299860122" calcext:value-type="float">
            <text:p>65.1446299860122</text:p>
          </table:table-cell>
          <table:table-cell office:value-type="float" office:value="-164" calcext:value-type="float">
            <text:p>-164</text:p>
          </table:table-cell>
          <table:table-cell office:value-type="float" office:value="13" calcext:value-type="float">
            <text:p>13</text:p>
          </table:table-cell>
          <table:table-cell office:value-type="float" office:value="34770" calcext:value-type="float">
            <text:p>34770</text:p>
          </table:table-cell>
          <table:table-cell office:value-type="float" office:value="0.028132464834419" calcext:value-type="float">
            <text:p>0.028132464834419</text:p>
          </table:table-cell>
          <table:table-cell office:value-type="float" office:value="0.173249783437771" calcext:value-type="float">
            <text:p>0.173249783437771</text:p>
          </table:table-cell>
          <table:table-cell office:value-type="float" office:value="24.7703415370731" calcext:value-type="float">
            <text:p>24.7703415370731</text:p>
          </table:table-cell>
          <table:table-cell office:value-type="float" office:value="26.7984665019169" calcext:value-type="float">
            <text:p>26.7984665019169</text:p>
          </table:table-cell>
          <table:table-cell office:value-type="float" office:value="15.6614705455115" calcext:value-type="float">
            <text:p>15.6614705455115</text:p>
          </table:table-cell>
          <table:table-cell office:value-type="float" office:value="15.0781245787631" calcext:value-type="float">
            <text:p>15.0781245787631</text:p>
          </table:table-cell>
          <table:table-cell office:value-type="float" office:value="15.8443906065872" calcext:value-type="float">
            <text:p>15.8443906065872</text:p>
          </table:table-cell>
          <table:table-cell office:value-type="float" office:value="15.6023587111138" calcext:value-type="float">
            <text:p>15.6023587111138</text:p>
          </table:table-cell>
          <table:table-cell office:value-type="float" office:value="15.0617610141474" calcext:value-type="float">
            <text:p>15.0617610141474</text:p>
          </table:table-cell>
          <table:table-cell office:value-type="float" office:value="15.8249264736094" calcext:value-type="float">
            <text:p>15.8249264736094</text:p>
          </table:table-cell>
          <table:table-cell office:value-type="float" office:value="-0.990929279149635" calcext:value-type="float">
            <text:p>-0.990929279149635</text:p>
          </table:table-cell>
          <table:table-cell office:value-type="float" office:value="-1.43300635818057" calcext:value-type="float">
            <text:p>-1.43300635818057</text:p>
          </table:table-cell>
          <table:table-cell office:value-type="float" office:value="-1.21903238317629" calcext:value-type="float">
            <text:p>-1.21903238317629</text:p>
          </table:table-cell>
          <table:table-cell office:value-type="float" office:value="0.0381369756527371" calcext:value-type="float">
            <text:p>0.038136975652737</text:p>
          </table:table-cell>
          <table:table-cell office:value-type="float" office:value="-0.0049774994294102" calcext:value-type="float">
            <text:p>-0.00497749942941</text:p>
          </table:table-cell>
          <table:table-cell office:value-type="float" office:value="0.00114405675823423" calcext:value-type="float">
            <text:p>0.001144056758234</text:p>
          </table:table-cell>
          <table:table-cell office:value-type="float" office:value="0.96644127349452" calcext:value-type="float">
            <text:p>0.96644127349452</text:p>
          </table:table-cell>
          <table:table-cell office:value-type="float" office:value="0.976896119562088" calcext:value-type="float">
            <text:p>0.976896119562088</text:p>
          </table:table-cell>
          <table:table-cell office:value-type="float" office:value="0.974140378997661" calcext:value-type="float">
            <text:p>0.974140378997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7.csv</text:p>
          </table:table-cell>
          <table:table-cell office:value-type="float" office:value="-1.43831820210225" calcext:value-type="float">
            <text:p>-1.43832</text:p>
          </table:table-cell>
          <table:table-cell office:value-type="float" office:value="2.7523865595168" calcext:value-type="float">
            <text:p>2.75239</text:p>
          </table:table-cell>
          <table:table-cell office:value-type="float" office:value="794.237014703732" calcext:value-type="float">
            <text:p>794.23701</text:p>
          </table:table-cell>
          <table:table-cell table:number-columns-repeated="2" office:value-type="float" office:value="3.48474745436007" calcext:value-type="float">
            <text:p>3.48475</text:p>
          </table:table-cell>
          <table:table-cell office:value-type="float" office:value="811.366927758111" calcext:value-type="float">
            <text:p>811.36693</text:p>
          </table:table-cell>
          <table:table-cell office:value-type="float" office:value="3.1740676694378" calcext:value-type="float">
            <text:p>3.17407</text:p>
          </table:table-cell>
          <table:table-cell office:value-type="float" office:value="2.13724894377334" calcext:value-type="float">
            <text:p>2.13725</text:p>
          </table:table-cell>
          <table:table-cell office:value-type="float" office:value="165.84286518913" calcext:value-type="float">
            <text:p>165.84286518913</text:p>
          </table:table-cell>
          <table:table-cell office:value-type="float" office:value="39.8625797297386" calcext:value-type="float">
            <text:p>39.8625797297386</text:p>
          </table:table-cell>
          <table:table-cell office:value-type="float" office:value="181.074863713522" calcext:value-type="float">
            <text:p>181.074863713522</text:p>
          </table:table-cell>
          <table:table-cell office:value-type="float" office:value="169.815149973032" calcext:value-type="float">
            <text:p>169.815149973032</text:p>
          </table:table-cell>
          <table:table-cell office:value-type="float" office:value="0.533697111678644" calcext:value-type="float">
            <text:p>0.533697111678644</text:p>
          </table:table-cell>
          <table:table-cell office:value-type="float" office:value="2.56720349944411" calcext:value-type="float">
            <text:p>2.56720349944411</text:p>
          </table:table-cell>
          <table:table-cell office:value-type="float" office:value="1.51380391054688" calcext:value-type="float">
            <text:p>1.51380391054688</text:p>
          </table:table-cell>
          <table:table-cell office:value-type="float" office:value="-17" calcext:value-type="float">
            <text:p>-17</text:p>
          </table:table-cell>
          <table:table-cell office:value-type="float" office:value="259" calcext:value-type="float">
            <text:p>259</text:p>
          </table:table-cell>
          <table:table-cell office:value-type="float" office:value="18725" calcext:value-type="float">
            <text:p>18725</text:p>
          </table:table-cell>
          <table:table-cell office:value-type="float" office:value="0.000282499646875441" calcext:value-type="float">
            <text:p>0.000282499646875</text:p>
          </table:table-cell>
          <table:table-cell office:value-type="float" office:value="0.000499999375000781" calcext:value-type="float">
            <text:p>0.000499999375001</text:p>
          </table:table-cell>
          <table:table-cell office:value-type="float" office:value="67.465794417757" calcext:value-type="float">
            <text:p>67.465794417757</text:p>
          </table:table-cell>
          <table:table-cell office:value-type="float" office:value="50.696561629298" calcext:value-type="float">
            <text:p>50.696561629298</text:p>
          </table:table-cell>
          <table:table-cell office:value-type="float" office:value="16.4225662313826" calcext:value-type="float">
            <text:p>16.4225662313826</text:p>
          </table:table-cell>
          <table:table-cell office:value-type="float" office:value="16.1346240920693" calcext:value-type="float">
            <text:p>16.1346240920693</text:p>
          </table:table-cell>
          <table:table-cell office:value-type="float" office:value="16.2545451639596" calcext:value-type="float">
            <text:p>16.2545451639596</text:p>
          </table:table-cell>
          <table:table-cell office:value-type="float" office:value="16.3657743531093" calcext:value-type="float">
            <text:p>16.3657743531093</text:p>
          </table:table-cell>
          <table:table-cell office:value-type="float" office:value="16.1189760413431" calcext:value-type="float">
            <text:p>16.1189760413431</text:p>
          </table:table-cell>
          <table:table-cell office:value-type="float" office:value="16.23561957305" calcext:value-type="float">
            <text:p>16.23561957305</text:p>
          </table:table-cell>
          <table:table-cell office:value-type="float" office:value="-1.43484417260593" calcext:value-type="float">
            <text:p>-1.43484417260593</text:p>
          </table:table-cell>
          <table:table-cell office:value-type="float" office:value="-1.42572367510678" calcext:value-type="float">
            <text:p>-1.42572367510678</text:p>
          </table:table-cell>
          <table:table-cell office:value-type="float" office:value="-1.43722171173051" calcext:value-type="float">
            <text:p>-1.43722171173051</text:p>
          </table:table-cell>
          <table:table-cell office:value-type="float" office:value="0.00168425104488985" calcext:value-type="float">
            <text:p>0.00168425104489</text:p>
          </table:table-cell>
          <table:table-cell office:value-type="float" office:value="0.000864298583929876" calcext:value-type="float">
            <text:p>0.00086429858393</text:p>
          </table:table-cell>
          <table:table-cell office:value-type="float" office:value="-0.000369117853756351" calcext:value-type="float">
            <text:p>-0.000369117853756</text:p>
          </table:table-cell>
          <table:table-cell office:value-type="float" office:value="0.990003664004202" calcext:value-type="float">
            <text:p>0.990003664004202</text:p>
          </table:table-cell>
          <table:table-cell office:value-type="float" office:value="0.99325813486042" calcext:value-type="float">
            <text:p>0.99325813486042</text:p>
          </table:table-cell>
          <table:table-cell office:value-type="float" office:value="0.992729330436496" calcext:value-type="float">
            <text:p>0.992729330436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8.csv</text:p>
          </table:table-cell>
          <table:table-cell office:value-type="float" office:value="-1.45567193041009" calcext:value-type="float">
            <text:p>-1.45567</text:p>
          </table:table-cell>
          <table:table-cell office:value-type="float" office:value="3.08225739717825" calcext:value-type="float">
            <text:p>3.08226</text:p>
          </table:table-cell>
          <table:table-cell office:value-type="float" office:value="717.51615185481" calcext:value-type="float">
            <text:p>717.51615</text:p>
          </table:table-cell>
          <table:table-cell table:number-columns-repeated="2" office:value-type="float" office:value="4.60438239610683" calcext:value-type="float">
            <text:p>4.60438</text:p>
          </table:table-cell>
          <table:table-cell office:value-type="float" office:value="946.104511746227" calcext:value-type="float">
            <text:p>946.10451</text:p>
          </table:table-cell>
          <table:table-cell office:value-type="float" office:value="4.36822120325821" calcext:value-type="float">
            <text:p>4.36822</text:p>
          </table:table-cell>
          <table:table-cell office:value-type="float" office:value="3.42053016170277" calcext:value-type="float">
            <text:p>3.42053</text:p>
          </table:table-cell>
          <table:table-cell office:value-type="float" office:value="616.671970316498" calcext:value-type="float">
            <text:p>616.671970316498</text:p>
          </table:table-cell>
          <table:table-cell office:value-type="float" office:value="229.26456074647" calcext:value-type="float">
            <text:p>229.26456074647</text:p>
          </table:table-cell>
          <table:table-cell office:value-type="float" office:value="557.577498057443" calcext:value-type="float">
            <text:p>557.577498057443</text:p>
          </table:table-cell>
          <table:table-cell office:value-type="float" office:value="2084.58975589514" calcext:value-type="float">
            <text:p>2084.58975589514</text:p>
          </table:table-cell>
          <table:table-cell office:value-type="float" office:value="0.420360734096861" calcext:value-type="float">
            <text:p>0.420360734096861</text:p>
          </table:table-cell>
          <table:table-cell office:value-type="float" office:value="14.4204072968569" calcext:value-type="float">
            <text:p>14.4204072968569</text:p>
          </table:table-cell>
          <table:table-cell office:value-type="float" office:value="41.2803523537178" calcext:value-type="float">
            <text:p>41.2803523537178</text:p>
          </table:table-cell>
          <table:table-cell office:value-type="float" office:value="-234" calcext:value-type="float">
            <text:p>-234</text:p>
          </table:table-cell>
          <table:table-cell office:value-type="float" office:value="5" calcext:value-type="float">
            <text:p>5</text:p>
          </table:table-cell>
          <table:table-cell office:value-type="float" office:value="48642" calcext:value-type="float">
            <text:p>48642</text:p>
          </table:table-cell>
          <table:table-cell office:value-type="float" office:value="0.0768874038907451" calcext:value-type="float">
            <text:p>0.076887403890745</text:p>
          </table:table-cell>
          <table:table-cell office:value-type="float" office:value="0.44787444015695" calcext:value-type="float">
            <text:p>0.44787444015695</text:p>
          </table:table-cell>
          <table:table-cell office:value-type="float" office:value="31.9803975245031" calcext:value-type="float">
            <text:p>31.9803975245031</text:p>
          </table:table-cell>
          <table:table-cell office:value-type="float" office:value="17.8631026711217" calcext:value-type="float">
            <text:p>17.8631026711217</text:p>
          </table:table-cell>
          <table:table-cell office:value-type="float" office:value="15.5777951076324" calcext:value-type="float">
            <text:p>15.5777951076324</text:p>
          </table:table-cell>
          <table:table-cell office:value-type="float" office:value="14.9275893971144" calcext:value-type="float">
            <text:p>14.9275893971144</text:p>
          </table:table-cell>
          <table:table-cell office:value-type="float" office:value="15.8749968891522" calcext:value-type="float">
            <text:p>15.8749968891522</text:p>
          </table:table-cell>
          <table:table-cell office:value-type="float" office:value="15.5191929588289" calcext:value-type="float">
            <text:p>15.5191929588289</text:p>
          </table:table-cell>
          <table:table-cell office:value-type="float" office:value="14.9111653193552" calcext:value-type="float">
            <text:p>14.9111653193552</text:p>
          </table:table-cell>
          <table:table-cell office:value-type="float" office:value="15.8545338761802" calcext:value-type="float">
            <text:p>15.8545338761802</text:p>
          </table:table-cell>
          <table:table-cell office:value-type="float" office:value="0.160759570661295" calcext:value-type="float">
            <text:p>0.160759570661295</text:p>
          </table:table-cell>
          <table:table-cell office:value-type="float" office:value="-1.30737310626801" calcext:value-type="float">
            <text:p>-1.30737310626801</text:p>
          </table:table-cell>
          <table:table-cell office:value-type="float" office:value="-0.100531773123299" calcext:value-type="float">
            <text:p>-0.100531773123299</text:p>
          </table:table-cell>
          <table:table-cell office:value-type="float" office:value="0.0266085302434286" calcext:value-type="float">
            <text:p>0.026608530243429</text:p>
          </table:table-cell>
          <table:table-cell office:value-type="float" office:value="-0.00686660446382893" calcext:value-type="float">
            <text:p>-0.006866604463829</text:p>
          </table:table-cell>
          <table:table-cell office:value-type="float" office:value="0.000781812682582029" calcext:value-type="float">
            <text:p>0.000781812682582</text:p>
          </table:table-cell>
          <table:table-cell office:value-type="float" office:value="0.953614958831912" calcext:value-type="float">
            <text:p>0.953614958831912</text:p>
          </table:table-cell>
          <table:table-cell office:value-type="float" office:value="0.963181526955031" calcext:value-type="float">
            <text:p>0.963181526955031</text:p>
          </table:table-cell>
          <table:table-cell office:value-type="float" office:value="0.941200684837158" calcext:value-type="float">
            <text:p>0.941200684837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9.csv</text:p>
          </table:table-cell>
          <table:table-cell office:value-type="float" office:value="-2.2586996766254" calcext:value-type="float">
            <text:p>-2.25870</text:p>
          </table:table-cell>
          <table:table-cell office:value-type="float" office:value="3.51349310813361" calcext:value-type="float">
            <text:p>3.51349</text:p>
          </table:table-cell>
          <table:table-cell office:value-type="float" office:value="769.939132576084" calcext:value-type="float">
            <text:p>769.93913</text:p>
          </table:table-cell>
          <table:table-cell table:number-columns-repeated="2" office:value-type="float" office:value="4.37574034491542" calcext:value-type="float">
            <text:p>4.37574</text:p>
          </table:table-cell>
          <table:table-cell office:value-type="float" office:value="776.873008736248" calcext:value-type="float">
            <text:p>776.87301</text:p>
          </table:table-cell>
          <table:table-cell office:value-type="float" office:value="3.74771654970501" calcext:value-type="float">
            <text:p>3.74772</text:p>
          </table:table-cell>
          <table:table-cell office:value-type="float" office:value="2.60815447111902" calcext:value-type="float">
            <text:p>2.60815</text:p>
          </table:table-cell>
          <table:table-cell office:value-type="float" office:value="103.563525581632" calcext:value-type="float">
            <text:p>103.563525581632</text:p>
          </table:table-cell>
          <table:table-cell office:value-type="float" office:value="27.5742917446951" calcext:value-type="float">
            <text:p>27.5742917446951</text:p>
          </table:table-cell>
          <table:table-cell office:value-type="float" office:value="108.36964452048" calcext:value-type="float">
            <text:p>108.36964452048</text:p>
          </table:table-cell>
          <table:table-cell office:value-type="float" office:value="2075.23233888316" calcext:value-type="float">
            <text:p>2075.23233888316</text:p>
          </table:table-cell>
          <table:table-cell office:value-type="float" office:value="0.410844336364571" calcext:value-type="float">
            <text:p>0.410844336364571</text:p>
          </table:table-cell>
          <table:table-cell office:value-type="float" office:value="1.93443184814693" calcext:value-type="float">
            <text:p>1.93443184814693</text:p>
          </table:table-cell>
          <table:table-cell office:value-type="float" office:value="10.6361466078983" calcext:value-type="float">
            <text:p>10.6361466078983</text:p>
          </table:table-cell>
          <table:table-cell office:value-type="float" office:value="-18" calcext:value-type="float">
            <text:p>-18</text:p>
          </table:table-cell>
          <table:table-cell office:value-type="float" office:value="510" calcext:value-type="float">
            <text:p>510</text:p>
          </table:table-cell>
          <table:table-cell office:value-type="float" office:value="21677" calcext:value-type="float">
            <text:p>21677</text:p>
          </table:table-cell>
          <table:table-cell office:value-type="float" office:value="0.000439999450000687" calcext:value-type="float">
            <text:p>0.000439999450001</text:p>
          </table:table-cell>
          <table:table-cell office:value-type="float" office:value="0.011499985625018" calcext:value-type="float">
            <text:p>0.011499985625018</text:p>
          </table:table-cell>
          <table:table-cell office:value-type="float" office:value="30.2940158824801" calcext:value-type="float">
            <text:p>30.2940158824801</text:p>
          </table:table-cell>
          <table:table-cell office:value-type="float" office:value="36.029579963025" calcext:value-type="float">
            <text:p>36.029579963025</text:p>
          </table:table-cell>
          <table:table-cell office:value-type="float" office:value="15.325970487812" calcext:value-type="float">
            <text:p>15.325970487812</text:p>
          </table:table-cell>
          <table:table-cell office:value-type="float" office:value="16.1986091071526" calcext:value-type="float">
            <text:p>16.1986091071526</text:p>
          </table:table-cell>
          <table:table-cell office:value-type="float" office:value="16.5123839640577" calcext:value-type="float">
            <text:p>16.5123839640577</text:p>
          </table:table-cell>
          <table:table-cell office:value-type="float" office:value="15.2802116585355" calcext:value-type="float">
            <text:p>15.2802116585355</text:p>
          </table:table-cell>
          <table:table-cell office:value-type="float" office:value="16.0820546332525" calcext:value-type="float">
            <text:p>16.0820546332525</text:p>
          </table:table-cell>
          <table:table-cell office:value-type="float" office:value="16.489741604263" calcext:value-type="float">
            <text:p>16.489741604263</text:p>
          </table:table-cell>
          <table:table-cell office:value-type="float" office:value="-1.47655261012773" calcext:value-type="float">
            <text:p>-1.47655261012773</text:p>
          </table:table-cell>
          <table:table-cell office:value-type="float" office:value="-1.47285242423616" calcext:value-type="float">
            <text:p>-1.47285242423616</text:p>
          </table:table-cell>
          <table:table-cell office:value-type="float" office:value="-1.48114335460886" calcext:value-type="float">
            <text:p>-1.48114335460886</text:p>
          </table:table-cell>
          <table:table-cell office:value-type="float" office:value="-0.00268897673752515" calcext:value-type="float">
            <text:p>-0.002688976737525</text:p>
          </table:table-cell>
          <table:table-cell office:value-type="float" office:value="-0.00140504824900026" calcext:value-type="float">
            <text:p>-0.001405048249</text:p>
          </table:table-cell>
          <table:table-cell office:value-type="float" office:value="0.00110649369857191" calcext:value-type="float">
            <text:p>0.001106493698572</text:p>
          </table:table-cell>
          <table:table-cell office:value-type="float" office:value="0.997223415096316" calcext:value-type="float">
            <text:p>0.997223415096316</text:p>
          </table:table-cell>
          <table:table-cell office:value-type="float" office:value="0.997162199720186" calcext:value-type="float">
            <text:p>0.997162199720186</text:p>
          </table:table-cell>
          <table:table-cell office:value-type="float" office:value="0.996155767960826" calcext:value-type="float">
            <text:p>0.99615576796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0.csv</text:p>
          </table:table-cell>
          <table:table-cell office:value-type="float" office:value="-2.94724381594523" calcext:value-type="float">
            <text:p>-2.94724</text:p>
          </table:table-cell>
          <table:table-cell office:value-type="float" office:value="3.2934608831739" calcext:value-type="float">
            <text:p>3.29346</text:p>
          </table:table-cell>
          <table:table-cell office:value-type="float" office:value="526.902946371317" calcext:value-type="float">
            <text:p>526.90295</text:p>
          </table:table-cell>
          <table:table-cell table:number-columns-repeated="2" office:value-type="float" office:value="4.0167162997264" calcext:value-type="float">
            <text:p>4.01672</text:p>
          </table:table-cell>
          <table:table-cell office:value-type="float" office:value="551.869841724113" calcext:value-type="float">
            <text:p>551.86984</text:p>
          </table:table-cell>
          <table:table-cell office:value-type="float" office:value="2.72905912758597" calcext:value-type="float">
            <text:p>2.72906</text:p>
          </table:table-cell>
          <table:table-cell office:value-type="float" office:value="2.29937496800568" calcext:value-type="float">
            <text:p>2.29937</text:p>
          </table:table-cell>
          <table:table-cell office:value-type="float" office:value="164.114616380816" calcext:value-type="float">
            <text:p>164.114616380816</text:p>
          </table:table-cell>
          <table:table-cell office:value-type="float" office:value="290.280782663058" calcext:value-type="float">
            <text:p>290.280782663058</text:p>
          </table:table-cell>
          <table:table-cell office:value-type="float" office:value="540.151342157193" calcext:value-type="float">
            <text:p>540.151342157193</text:p>
          </table:table-cell>
          <table:table-cell office:value-type="float" office:value="15378.8055183037" calcext:value-type="float">
            <text:p>15378.8055183037</text:p>
          </table:table-cell>
          <table:table-cell office:value-type="float" office:value="-0.0858967214562843" calcext:value-type="float">
            <text:p>-0.085896721456284</text:p>
          </table:table-cell>
          <table:table-cell office:value-type="float" office:value="6.91455148617422" calcext:value-type="float">
            <text:p>6.91455148617422</text:p>
          </table:table-cell>
          <table:table-cell office:value-type="float" office:value="67.988323287604" calcext:value-type="float">
            <text:p>67.988323287604</text:p>
          </table:table-cell>
          <table:table-cell office:value-type="float" office:value="-260" calcext:value-type="float">
            <text:p>-260</text:p>
          </table:table-cell>
          <table:table-cell office:value-type="float" office:value="93" calcext:value-type="float">
            <text:p>93</text:p>
          </table:table-cell>
          <table:table-cell office:value-type="float" office:value="48897" calcext:value-type="float">
            <text:p>48897</text:p>
          </table:table-cell>
          <table:table-cell office:value-type="float" office:value="0.00567499290625887" calcext:value-type="float">
            <text:p>0.005674992906259</text:p>
          </table:table-cell>
          <table:table-cell office:value-type="float" office:value="0.0396249504688119" calcext:value-type="float">
            <text:p>0.039624950468812</text:p>
          </table:table-cell>
          <table:table-cell office:value-type="float" office:value="1.34957956302555" calcext:value-type="float">
            <text:p>1.34957956302555</text:p>
          </table:table-cell>
          <table:table-cell office:value-type="float" office:value="2.43824695219131" calcext:value-type="float">
            <text:p>2.43824695219131</text:p>
          </table:table-cell>
          <table:table-cell office:value-type="float" office:value="13.4997200784663" calcext:value-type="float">
            <text:p>13.4997200784663</text:p>
          </table:table-cell>
          <table:table-cell office:value-type="float" office:value="12.5691027930425" calcext:value-type="float">
            <text:p>12.5691027930425</text:p>
          </table:table-cell>
          <table:table-cell office:value-type="float" office:value="13.663021596715" calcext:value-type="float">
            <text:p>13.663021596715</text:p>
          </table:table-cell>
          <table:table-cell office:value-type="float" office:value="13.4997102801276" calcext:value-type="float">
            <text:p>13.4997102801276</text:p>
          </table:table-cell>
          <table:table-cell office:value-type="float" office:value="12.4829854428864" calcext:value-type="float">
            <text:p>12.4829854428864</text:p>
          </table:table-cell>
          <table:table-cell office:value-type="float" office:value="13.5845588080689" calcext:value-type="float">
            <text:p>13.5845588080689</text:p>
          </table:table-cell>
          <table:table-cell office:value-type="float" office:value="-1.3551691030228" calcext:value-type="float">
            <text:p>-1.3551691030228</text:p>
          </table:table-cell>
          <table:table-cell office:value-type="float" office:value="-1.33785204444684" calcext:value-type="float">
            <text:p>-1.33785204444684</text:p>
          </table:table-cell>
          <table:table-cell office:value-type="float" office:value="-1.37274939900107" calcext:value-type="float">
            <text:p>-1.37274939900107</text:p>
          </table:table-cell>
          <table:table-cell office:value-type="float" office:value="-0.00297042220052441" calcext:value-type="float">
            <text:p>-0.002970422200524</text:p>
          </table:table-cell>
          <table:table-cell office:value-type="float" office:value="0.00133588607597665" calcext:value-type="float">
            <text:p>0.001335886075977</text:p>
          </table:table-cell>
          <table:table-cell office:value-type="float" office:value="0.00187840887190868" calcext:value-type="float">
            <text:p>0.001878408871909</text:p>
          </table:table-cell>
          <table:table-cell office:value-type="float" office:value="-0.527083873042007" calcext:value-type="float">
            <text:p>-0.527083873042007</text:p>
          </table:table-cell>
          <table:table-cell office:value-type="float" office:value="-0.493548580545945" calcext:value-type="float">
            <text:p>-0.493548580545945</text:p>
          </table:table-cell>
          <table:table-cell office:value-type="float" office:value="-0.466217448134347" calcext:value-type="float">
            <text:p>-0.466217448134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1.csv</text:p>
          </table:table-cell>
          <table:table-cell office:value-type="float" office:value="-2.14478356902054" calcext:value-type="float">
            <text:p>-2.14478</text:p>
          </table:table-cell>
          <table:table-cell office:value-type="float" office:value="3.66861916422604" calcext:value-type="float">
            <text:p>3.66862</text:p>
          </table:table-cell>
          <table:table-cell office:value-type="float" office:value="658.397475753155" calcext:value-type="float">
            <text:p>658.39748</text:p>
          </table:table-cell>
          <table:table-cell table:number-columns-repeated="2" office:value-type="float" office:value="4.58056192219531" calcext:value-type="float">
            <text:p>4.58056</text:p>
          </table:table-cell>
          <table:table-cell office:value-type="float" office:value="665.937988957676" calcext:value-type="float">
            <text:p>665.93799</text:p>
          </table:table-cell>
          <table:table-cell office:value-type="float" office:value="4.04740051948471" calcext:value-type="float">
            <text:p>4.04740</text:p>
          </table:table-cell>
          <table:table-cell office:value-type="float" office:value="2.74276884752233" calcext:value-type="float">
            <text:p>2.74277</text:p>
          </table:table-cell>
          <table:table-cell office:value-type="float" office:value="99.9308213659172" calcext:value-type="float">
            <text:p>99.9308213659172</text:p>
          </table:table-cell>
          <table:table-cell office:value-type="float" office:value="26.918636951338" calcext:value-type="float">
            <text:p>26.918636951338</text:p>
          </table:table-cell>
          <table:table-cell office:value-type="float" office:value="117.842865964982" calcext:value-type="float">
            <text:p>117.842865964982</text:p>
          </table:table-cell>
          <table:table-cell office:value-type="float" office:value="4304.1317701732" calcext:value-type="float">
            <text:p>4304.1317701732</text:p>
          </table:table-cell>
          <table:table-cell office:value-type="float" office:value="0.416697320791034" calcext:value-type="float">
            <text:p>0.416697320791034</text:p>
          </table:table-cell>
          <table:table-cell office:value-type="float" office:value="2.10583157087321" calcext:value-type="float">
            <text:p>2.10583157087321</text:p>
          </table:table-cell>
          <table:table-cell office:value-type="float" office:value="18.7255664656985" calcext:value-type="float">
            <text:p>18.7255664656985</text:p>
          </table:table-cell>
          <table:table-cell office:value-type="float" office:value="-51" calcext:value-type="float">
            <text:p>-51</text:p>
          </table:table-cell>
          <table:table-cell office:value-type="float" office:value="2" calcext:value-type="float">
            <text:p>2</text:p>
          </table:table-cell>
          <table:table-cell office:value-type="float" office:value="24845" calcext:value-type="float">
            <text:p>24845</text:p>
          </table:table-cell>
          <table:table-cell office:value-type="float" office:value="0.00310749611562986" calcext:value-type="float">
            <text:p>0.00310749611563</text:p>
          </table:table-cell>
          <table:table-cell office:value-type="float" office:value="0.0533749332813334" calcext:value-type="float">
            <text:p>0.053374933281333</text:p>
          </table:table-cell>
          <table:table-cell office:value-type="float" office:value="3.11901860122675" calcext:value-type="float">
            <text:p>3.11901860122675</text:p>
          </table:table-cell>
          <table:table-cell office:value-type="float" office:value="7.24011594985506" calcext:value-type="float">
            <text:p>7.24011594985506</text:p>
          </table:table-cell>
          <table:table-cell office:value-type="float" office:value="14.3453218076374" calcext:value-type="float">
            <text:p>14.3453218076374</text:p>
          </table:table-cell>
          <table:table-cell office:value-type="float" office:value="15.3305748006017" calcext:value-type="float">
            <text:p>15.3305748006017</text:p>
          </table:table-cell>
          <table:table-cell office:value-type="float" office:value="14.7506845356964" calcext:value-type="float">
            <text:p>14.7506845356964</text:p>
          </table:table-cell>
          <table:table-cell office:value-type="float" office:value="14.3038001835063" calcext:value-type="float">
            <text:p>14.3038001835063</text:p>
          </table:table-cell>
          <table:table-cell office:value-type="float" office:value="15.206091628919" calcext:value-type="float">
            <text:p>15.206091628919</text:p>
          </table:table-cell>
          <table:table-cell office:value-type="float" office:value="14.7234722460203" calcext:value-type="float">
            <text:p>14.7234722460203</text:p>
          </table:table-cell>
          <table:table-cell office:value-type="float" office:value="-1.46079915495494" calcext:value-type="float">
            <text:p>-1.46079915495494</text:p>
          </table:table-cell>
          <table:table-cell office:value-type="float" office:value="-1.4669361741938" calcext:value-type="float">
            <text:p>-1.4669361741938</text:p>
          </table:table-cell>
          <table:table-cell office:value-type="float" office:value="-1.47506892659743" calcext:value-type="float">
            <text:p>-1.47506892659743</text:p>
          </table:table-cell>
          <table:table-cell office:value-type="float" office:value="0.00289291679735808" calcext:value-type="float">
            <text:p>0.002892916797358</text:p>
          </table:table-cell>
          <table:table-cell office:value-type="float" office:value="0.00193056993884512" calcext:value-type="float">
            <text:p>0.001930569938845</text:p>
          </table:table-cell>
          <table:table-cell office:value-type="float" office:value="-0.0007427487097015" calcext:value-type="float">
            <text:p>-0.000742748709702</text:p>
          </table:table-cell>
          <table:table-cell office:value-type="float" office:value="0.993594965752259" calcext:value-type="float">
            <text:p>0.993594965752259</text:p>
          </table:table-cell>
          <table:table-cell office:value-type="float" office:value="0.994834856420624" calcext:value-type="float">
            <text:p>0.994834856420624</text:p>
          </table:table-cell>
          <table:table-cell office:value-type="float" office:value="0.99070870131258" calcext:value-type="float">
            <text:p>0.9907087013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2.csv</text:p>
          </table:table-cell>
          <table:table-cell office:value-type="float" office:value="-1.20572724284095" calcext:value-type="float">
            <text:p>-1.20573</text:p>
          </table:table-cell>
          <table:table-cell office:value-type="float" office:value="1.73314908356365" calcext:value-type="float">
            <text:p>1.73315</text:p>
          </table:table-cell>
          <table:table-cell office:value-type="float" office:value="521.834523956845" calcext:value-type="float">
            <text:p>521.83452</text:p>
          </table:table-cell>
          <table:table-cell table:number-columns-repeated="2" office:value-type="float" office:value="2.23853355708808" calcext:value-type="float">
            <text:p>2.23853</text:p>
          </table:table-cell>
          <table:table-cell office:value-type="float" office:value="527.655259249502" calcext:value-type="float">
            <text:p>527.65526</text:p>
          </table:table-cell>
          <table:table-cell office:value-type="float" office:value="1.8860684775693" calcext:value-type="float">
            <text:p>1.88607</text:p>
          </table:table-cell>
          <table:table-cell office:value-type="float" office:value="1.41676629701299" calcext:value-type="float">
            <text:p>1.41677</text:p>
          </table:table-cell>
          <table:table-cell office:value-type="float" office:value="78.1588268872566" calcext:value-type="float">
            <text:p>78.1588268872566</text:p>
          </table:table-cell>
          <table:table-cell office:value-type="float" office:value="637.630883403113" calcext:value-type="float">
            <text:p>637.630883403113</text:p>
          </table:table-cell>
          <table:table-cell office:value-type="float" office:value="1919.62000252556" calcext:value-type="float">
            <text:p>1919.62000252556</text:p>
          </table:table-cell>
          <table:table-cell office:value-type="float" office:value="15279.3330875779" calcext:value-type="float">
            <text:p>15279.3330875779</text:p>
          </table:table-cell>
          <table:table-cell office:value-type="float" office:value="4.19030122663814" calcext:value-type="float">
            <text:p>4.19030122663814</text:p>
          </table:table-cell>
          <table:table-cell office:value-type="float" office:value="10.792784820524" calcext:value-type="float">
            <text:p>10.792784820524</text:p>
          </table:table-cell>
          <table:table-cell office:value-type="float" office:value="46.2790871409512" calcext:value-type="float">
            <text:p>46.2790871409512</text:p>
          </table:table-cell>
          <table:table-cell office:value-type="float" office:value="-51" calcext:value-type="float">
            <text:p>-51</text:p>
          </table:table-cell>
          <table:table-cell office:value-type="float" office:value="115" calcext:value-type="float">
            <text:p>115</text:p>
          </table:table-cell>
          <table:table-cell office:value-type="float" office:value="26510" calcext:value-type="float">
            <text:p>26510</text:p>
          </table:table-cell>
          <table:table-cell office:value-type="float" office:value="0.00059499925625093" calcext:value-type="float">
            <text:p>0.000594999256251</text:p>
          </table:table-cell>
          <table:table-cell office:value-type="float" office:value="0.00399999500000625" calcext:value-type="float">
            <text:p>0.003999995000006</text:p>
          </table:table-cell>
          <table:table-cell office:value-type="float" office:value="0.062406171992285" calcext:value-type="float">
            <text:p>0.062406171992285</text:p>
          </table:table-cell>
          <table:table-cell office:value-type="float" office:value="0.0143749820312725" calcext:value-type="float">
            <text:p>0.014374982031273</text:p>
          </table:table-cell>
          <table:table-cell office:value-type="float" office:value="13.4456802177169" calcext:value-type="float">
            <text:p>13.4456802177169</text:p>
          </table:table-cell>
          <table:table-cell office:value-type="float" office:value="12.7095342886619" calcext:value-type="float">
            <text:p>12.7095342886619</text:p>
          </table:table-cell>
          <table:table-cell office:value-type="float" office:value="13.3983560784549" calcext:value-type="float">
            <text:p>13.3983560784549</text:p>
          </table:table-cell>
          <table:table-cell office:value-type="float" office:value="13.4076868833555" calcext:value-type="float">
            <text:p>13.4076868833555</text:p>
          </table:table-cell>
          <table:table-cell office:value-type="float" office:value="12.7083660695349" calcext:value-type="float">
            <text:p>12.7083660695349</text:p>
          </table:table-cell>
          <table:table-cell office:value-type="float" office:value="13.3983357580038" calcext:value-type="float">
            <text:p>13.3983357580038</text:p>
          </table:table-cell>
          <table:table-cell office:value-type="float" office:value="-1.46421887009757" calcext:value-type="float">
            <text:p>-1.46421887009757</text:p>
          </table:table-cell>
          <table:table-cell office:value-type="float" office:value="-1.46482656591974" calcext:value-type="float">
            <text:p>-1.46482656591974</text:p>
          </table:table-cell>
          <table:table-cell office:value-type="float" office:value="-1.47085116649399" calcext:value-type="float">
            <text:p>-1.47085116649399</text:p>
          </table:table-cell>
          <table:table-cell office:value-type="float" office:value="0.00595325032483141" calcext:value-type="float">
            <text:p>0.005953250324831</text:p>
          </table:table-cell>
          <table:table-cell office:value-type="float" office:value="0.000228970576141175" calcext:value-type="float">
            <text:p>0.000228970576141</text:p>
          </table:table-cell>
          <table:table-cell office:value-type="float" office:value="0.00517066810505529" calcext:value-type="float">
            <text:p>0.005170668105055</text:p>
          </table:table-cell>
          <table:table-cell office:value-type="float" office:value="0.997057408459013" calcext:value-type="float">
            <text:p>0.997057408459013</text:p>
          </table:table-cell>
          <table:table-cell office:value-type="float" office:value="0.996844507310994" calcext:value-type="float">
            <text:p>0.996844507310994</text:p>
          </table:table-cell>
          <table:table-cell office:value-type="float" office:value="0.996453604556821" calcext:value-type="float">
            <text:p>0.996453604556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3.csv</text:p>
          </table:table-cell>
          <table:table-cell office:value-type="float" office:value="-2.16114104857369" calcext:value-type="float">
            <text:p>-2.16114</text:p>
          </table:table-cell>
          <table:table-cell office:value-type="float" office:value="3.11220235974705" calcext:value-type="float">
            <text:p>3.11220</text:p>
          </table:table-cell>
          <table:table-cell office:value-type="float" office:value="645.514291857135" calcext:value-type="float">
            <text:p>645.51429</text:p>
          </table:table-cell>
          <table:table-cell table:number-columns-repeated="2" office:value-type="float" office:value="3.88156153073091" calcext:value-type="float">
            <text:p>3.88156</text:p>
          </table:table-cell>
          <table:table-cell office:value-type="float" office:value="653.164349677143" calcext:value-type="float">
            <text:p>653.16435</text:p>
          </table:table-cell>
          <table:table-cell office:value-type="float" office:value="3.22428120439578" calcext:value-type="float">
            <text:p>3.22428</text:p>
          </table:table-cell>
          <table:table-cell office:value-type="float" office:value="2.31963712438713" calcext:value-type="float">
            <text:p>2.31964</text:p>
          </table:table-cell>
          <table:table-cell office:value-type="float" office:value="99.6743030943618" calcext:value-type="float">
            <text:p>99.6743030943618</text:p>
          </table:table-cell>
          <table:table-cell office:value-type="float" office:value="86.8915820361989" calcext:value-type="float">
            <text:p>86.8915820361989</text:p>
          </table:table-cell>
          <table:table-cell office:value-type="float" office:value="301.389751782669" calcext:value-type="float">
            <text:p>301.389751782669</text:p>
          </table:table-cell>
          <table:table-cell office:value-type="float" office:value="7474.70594963333" calcext:value-type="float">
            <text:p>7474.70594963333</text:p>
          </table:table-cell>
          <table:table-cell office:value-type="float" office:value="0.98305116934738" calcext:value-type="float">
            <text:p>0.98305116934738</text:p>
          </table:table-cell>
          <table:table-cell office:value-type="float" office:value="3.37390021778263" calcext:value-type="float">
            <text:p>3.37390021778263</text:p>
          </table:table-cell>
          <table:table-cell office:value-type="float" office:value="28.661632337113" calcext:value-type="float">
            <text:p>28.661632337113</text:p>
          </table:table-cell>
          <table:table-cell office:value-type="float" office:value="-55" calcext:value-type="float">
            <text:p>-55</text:p>
          </table:table-cell>
          <table:table-cell office:value-type="float" office:value="10" calcext:value-type="float">
            <text:p>10</text:p>
          </table:table-cell>
          <table:table-cell office:value-type="float" office:value="28229" calcext:value-type="float">
            <text:p>28229</text:p>
          </table:table-cell>
          <table:table-cell office:value-type="float" office:value="0.00212999733750333" calcext:value-type="float">
            <text:p>0.002129997337503</text:p>
          </table:table-cell>
          <table:table-cell office:value-type="float" office:value="0.0231249710937861" calcext:value-type="float">
            <text:p>0.023124971093786</text:p>
          </table:table-cell>
          <table:table-cell office:value-type="float" office:value="2.06330242087197" calcext:value-type="float">
            <text:p>2.06330242087197</text:p>
          </table:table-cell>
          <table:table-cell office:value-type="float" office:value="5.55824305219619" calcext:value-type="float">
            <text:p>5.55824305219619</text:p>
          </table:table-cell>
          <table:table-cell office:value-type="float" office:value="14.0427982343183" calcext:value-type="float">
            <text:p>14.0427982343183</text:p>
          </table:table-cell>
          <table:table-cell office:value-type="float" office:value="14.8966596964525" calcext:value-type="float">
            <text:p>14.8966596964525</text:p>
          </table:table-cell>
          <table:table-cell office:value-type="float" office:value="15.0467152393953" calcext:value-type="float">
            <text:p>15.0467152393953</text:p>
          </table:table-cell>
          <table:table-cell office:value-type="float" office:value="14.0011072854356" calcext:value-type="float">
            <text:p>14.0011072854356</text:p>
          </table:table-cell>
          <table:table-cell office:value-type="float" office:value="14.7675453560673" calcext:value-type="float">
            <text:p>14.7675453560673</text:p>
          </table:table-cell>
          <table:table-cell office:value-type="float" office:value="15.0211236994158" calcext:value-type="float">
            <text:p>15.0211236994158</text:p>
          </table:table-cell>
          <table:table-cell office:value-type="float" office:value="-1.4626649364776" calcext:value-type="float">
            <text:p>-1.4626649364776</text:p>
          </table:table-cell>
          <table:table-cell office:value-type="float" office:value="-1.46889793823097" calcext:value-type="float">
            <text:p>-1.46889793823097</text:p>
          </table:table-cell>
          <table:table-cell office:value-type="float" office:value="-1.48391745157908" calcext:value-type="float">
            <text:p>-1.48391745157908</text:p>
          </table:table-cell>
          <table:table-cell office:value-type="float" office:value="-0.000257281794996717" calcext:value-type="float">
            <text:p>-0.000257281794997</text:p>
          </table:table-cell>
          <table:table-cell office:value-type="float" office:value="0.00281677242354706" calcext:value-type="float">
            <text:p>0.002816772423547</text:p>
          </table:table-cell>
          <table:table-cell office:value-type="float" office:value="0.000516582110929798" calcext:value-type="float">
            <text:p>0.00051658211093</text:p>
          </table:table-cell>
          <table:table-cell office:value-type="float" office:value="0.995191277561313" calcext:value-type="float">
            <text:p>0.995191277561313</text:p>
          </table:table-cell>
          <table:table-cell office:value-type="float" office:value="0.995436035413141" calcext:value-type="float">
            <text:p>0.995436035413141</text:p>
          </table:table-cell>
          <table:table-cell office:value-type="float" office:value="0.994210106150006" calcext:value-type="float">
            <text:p>0.99421010615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4.csv</text:p>
          </table:table-cell>
          <table:table-cell office:value-type="float" office:value="-2.21221223473471" calcext:value-type="float">
            <text:p>-2.21221</text:p>
          </table:table-cell>
          <table:table-cell office:value-type="float" office:value="3.42855321430848" calcext:value-type="float">
            <text:p>3.42855</text:p>
          </table:table-cell>
          <table:table-cell office:value-type="float" office:value="714.087662390422" calcext:value-type="float">
            <text:p>714.08766</text:p>
          </table:table-cell>
          <table:table-cell table:number-columns-repeated="2" office:value-type="float" office:value="4.29128500347988" calcext:value-type="float">
            <text:p>4.29129</text:p>
          </table:table-cell>
          <table:table-cell office:value-type="float" office:value="722.044385702764" calcext:value-type="float">
            <text:p>722.04439</text:p>
          </table:table-cell>
          <table:table-cell office:value-type="float" office:value="3.67712442128103" calcext:value-type="float">
            <text:p>3.67712</text:p>
          </table:table-cell>
          <table:table-cell office:value-type="float" office:value="2.58072661042317" calcext:value-type="float">
            <text:p>2.58073</text:p>
          </table:table-cell>
          <table:table-cell office:value-type="float" office:value="106.896704096357" calcext:value-type="float">
            <text:p>106.896704096357</text:p>
          </table:table-cell>
          <table:table-cell office:value-type="float" office:value="56.8719651398358" calcext:value-type="float">
            <text:p>56.8719651398358</text:p>
          </table:table-cell>
          <table:table-cell office:value-type="float" office:value="218.299515658643" calcext:value-type="float">
            <text:p>218.299515658643</text:p>
          </table:table-cell>
          <table:table-cell office:value-type="float" office:value="7043.07319528363" calcext:value-type="float">
            <text:p>7043.07319528363</text:p>
          </table:table-cell>
          <table:table-cell office:value-type="float" office:value="0.683940192612263" calcext:value-type="float">
            <text:p>0.683940192612263</text:p>
          </table:table-cell>
          <table:table-cell office:value-type="float" office:value="2.72303370648939" calcext:value-type="float">
            <text:p>2.72303370648939</text:p>
          </table:table-cell>
          <table:table-cell office:value-type="float" office:value="26.0352653484335" calcext:value-type="float">
            <text:p>26.0352653484335</text:p>
          </table:table-cell>
          <table:table-cell office:value-type="float" office:value="-18" calcext:value-type="float">
            <text:p>-18</text:p>
          </table:table-cell>
          <table:table-cell office:value-type="float" office:value="409" calcext:value-type="float">
            <text:p>409</text:p>
          </table:table-cell>
          <table:table-cell office:value-type="float" office:value="30002" calcext:value-type="float">
            <text:p>30002</text:p>
          </table:table-cell>
          <table:table-cell office:value-type="float" office:value="0.00043499945625068" calcext:value-type="float">
            <text:p>0.000434999456251</text:p>
          </table:table-cell>
          <table:table-cell office:value-type="float" office:value="0.00649999187501016" calcext:value-type="float">
            <text:p>0.00649999187501</text:p>
          </table:table-cell>
          <table:table-cell office:value-type="float" office:value="13.1685547893065" calcext:value-type="float">
            <text:p>13.1685547893065</text:p>
          </table:table-cell>
          <table:table-cell office:value-type="float" office:value="20.8943488820639" calcext:value-type="float">
            <text:p>20.8943488820639</text:p>
          </table:table-cell>
          <table:table-cell office:value-type="float" office:value="14.8599392319672" calcext:value-type="float">
            <text:p>14.8599392319672</text:p>
          </table:table-cell>
          <table:table-cell office:value-type="float" office:value="15.7377479854683" calcext:value-type="float">
            <text:p>15.7377479854683</text:p>
          </table:table-cell>
          <table:table-cell office:value-type="float" office:value="15.6714120856595" calcext:value-type="float">
            <text:p>15.6714120856595</text:p>
          </table:table-cell>
          <table:table-cell office:value-type="float" office:value="14.8154400220872" calcext:value-type="float">
            <text:p>14.8154400220872</text:p>
          </table:table-cell>
          <table:table-cell office:value-type="float" office:value="15.6172271661396" calcext:value-type="float">
            <text:p>15.6172271661396</text:p>
          </table:table-cell>
          <table:table-cell office:value-type="float" office:value="15.6466357830116" calcext:value-type="float">
            <text:p>15.6466357830116</text:p>
          </table:table-cell>
          <table:table-cell office:value-type="float" office:value="-1.46585811327752" calcext:value-type="float">
            <text:p>-1.46585811327752</text:p>
          </table:table-cell>
          <table:table-cell office:value-type="float" office:value="-1.46432356564357" calcext:value-type="float">
            <text:p>-1.46432356564357</text:p>
          </table:table-cell>
          <table:table-cell office:value-type="float" office:value="-1.4791177457332" calcext:value-type="float">
            <text:p>-1.4791177457332</text:p>
          </table:table-cell>
          <table:table-cell office:value-type="float" office:value="-0.000727378052261642" calcext:value-type="float">
            <text:p>-0.000727378052262</text:p>
          </table:table-cell>
          <table:table-cell office:value-type="float" office:value="0.00205982000490722" calcext:value-type="float">
            <text:p>0.002059820004907</text:p>
          </table:table-cell>
          <table:table-cell office:value-type="float" office:value="0.00141322554810718" calcext:value-type="float">
            <text:p>0.001413225548107</text:p>
          </table:table-cell>
          <table:table-cell office:value-type="float" office:value="0.993485353626662" calcext:value-type="float">
            <text:p>0.993485353626662</text:p>
          </table:table-cell>
          <table:table-cell office:value-type="float" office:value="0.995120262397617" calcext:value-type="float">
            <text:p>0.995120262397617</text:p>
          </table:table-cell>
          <table:table-cell office:value-type="float" office:value="0.991534635176243" calcext:value-type="float">
            <text:p>0.991534635176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5.csv</text:p>
          </table:table-cell>
          <table:table-cell office:value-type="float" office:value="-1.42524196844754" calcext:value-type="float">
            <text:p>-1.42524</text:p>
          </table:table-cell>
          <table:table-cell office:value-type="float" office:value="2.98020002474997" calcext:value-type="float">
            <text:p>2.98020</text:p>
          </table:table-cell>
          <table:table-cell office:value-type="float" office:value="713.156419804475" calcext:value-type="float">
            <text:p>713.15642</text:p>
          </table:table-cell>
          <table:table-cell table:number-columns-repeated="2" office:value-type="float" office:value="3.77461798601181" calcext:value-type="float">
            <text:p>3.77462</text:p>
          </table:table-cell>
          <table:table-cell office:value-type="float" office:value="721.839425224582" calcext:value-type="float">
            <text:p>721.83943</text:p>
          </table:table-cell>
          <table:table-cell office:value-type="float" office:value="3.49520046230536" calcext:value-type="float">
            <text:p>3.49520</text:p>
          </table:table-cell>
          <table:table-cell office:value-type="float" office:value="2.31649492829233" calcext:value-type="float">
            <text:p>2.31649</text:p>
          </table:table-cell>
          <table:table-cell office:value-type="float" office:value="111.624713662425" calcext:value-type="float">
            <text:p>111.624713662425</text:p>
          </table:table-cell>
          <table:table-cell office:value-type="float" office:value="77.7852196424324" calcext:value-type="float">
            <text:p>77.7852196424324</text:p>
          </table:table-cell>
          <table:table-cell office:value-type="float" office:value="381.379144090909" calcext:value-type="float">
            <text:p>381.379144090909</text:p>
          </table:table-cell>
          <table:table-cell office:value-type="float" office:value="7547.80799761263" calcext:value-type="float">
            <text:p>7547.80799761263</text:p>
          </table:table-cell>
          <table:table-cell office:value-type="float" office:value="0.873604583853868" calcext:value-type="float">
            <text:p>0.873604583853868</text:p>
          </table:table-cell>
          <table:table-cell office:value-type="float" office:value="3.80327546617797" calcext:value-type="float">
            <text:p>3.80327546617797</text:p>
          </table:table-cell>
          <table:table-cell office:value-type="float" office:value="27.5327167951806" calcext:value-type="float">
            <text:p>27.5327167951806</text:p>
          </table:table-cell>
          <table:table-cell office:value-type="float" office:value="-18" calcext:value-type="float">
            <text:p>-18</text:p>
          </table:table-cell>
          <table:table-cell office:value-type="float" office:value="292" calcext:value-type="float">
            <text:p>292</text:p>
          </table:table-cell>
          <table:table-cell office:value-type="float" office:value="31829" calcext:value-type="float">
            <text:p>31829</text:p>
          </table:table-cell>
          <table:table-cell office:value-type="float" office:value="0.00043499945625068" calcext:value-type="float">
            <text:p>0.000434999456251</text:p>
          </table:table-cell>
          <table:table-cell office:value-type="float" office:value="0.00474999406250742" calcext:value-type="float">
            <text:p>0.004749994062507</text:p>
          </table:table-cell>
          <table:table-cell office:value-type="float" office:value="13.1968622539222" calcext:value-type="float">
            <text:p>13.1968622539222</text:p>
          </table:table-cell>
          <table:table-cell office:value-type="float" office:value="19.7794752756559" calcext:value-type="float">
            <text:p>19.7794752756559</text:p>
          </table:table-cell>
          <table:table-cell office:value-type="float" office:value="15.4193613779598" calcext:value-type="float">
            <text:p>15.4193613779598</text:p>
          </table:table-cell>
          <table:table-cell office:value-type="float" office:value="15.2233961900839" calcext:value-type="float">
            <text:p>15.2233961900839</text:p>
          </table:table-cell>
          <table:table-cell office:value-type="float" office:value="15.60922557144" calcext:value-type="float">
            <text:p>15.60922557144</text:p>
          </table:table-cell>
          <table:table-cell office:value-type="float" office:value="15.3587160828365" calcext:value-type="float">
            <text:p>15.3587160828365</text:p>
          </table:table-cell>
          <table:table-cell office:value-type="float" office:value="15.2062893574628" calcext:value-type="float">
            <text:p>15.2062893574628</text:p>
          </table:table-cell>
          <table:table-cell office:value-type="float" office:value="15.589698813323" calcext:value-type="float">
            <text:p>15.589698813323</text:p>
          </table:table-cell>
          <table:table-cell office:value-type="float" office:value="-1.45432807797589" calcext:value-type="float">
            <text:p>-1.45432807797589</text:p>
          </table:table-cell>
          <table:table-cell office:value-type="float" office:value="-1.44988928792854" calcext:value-type="float">
            <text:p>-1.44988928792854</text:p>
          </table:table-cell>
          <table:table-cell office:value-type="float" office:value="-1.47532523717552" calcext:value-type="float">
            <text:p>-1.47532523717552</text:p>
          </table:table-cell>
          <table:table-cell office:value-type="float" office:value="-0.000448995682136628" calcext:value-type="float">
            <text:p>-0.000448995682137</text:p>
          </table:table-cell>
          <table:table-cell office:value-type="float" office:value="0.000165756429616494" calcext:value-type="float">
            <text:p>0.000165756429616</text:p>
          </table:table-cell>
          <table:table-cell office:value-type="float" office:value="-0.000440881318117471" calcext:value-type="float">
            <text:p>-0.000440881318117</text:p>
          </table:table-cell>
          <table:table-cell office:value-type="float" office:value="0.988112900940797" calcext:value-type="float">
            <text:p>0.988112900940797</text:p>
          </table:table-cell>
          <table:table-cell office:value-type="float" office:value="0.992188711428408" calcext:value-type="float">
            <text:p>0.992188711428408</text:p>
          </table:table-cell>
          <table:table-cell office:value-type="float" office:value="0.991677364797175" calcext:value-type="float">
            <text:p>0.991677364797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6.csv</text:p>
          </table:table-cell>
          <table:table-cell office:value-type="float" office:value="-1.20285599643" calcext:value-type="float">
            <text:p>-1.20286</text:p>
          </table:table-cell>
          <table:table-cell office:value-type="float" office:value="3.6616279229651" calcext:value-type="float">
            <text:p>3.66163</text:p>
          </table:table-cell>
          <table:table-cell office:value-type="float" office:value="570.179624775469" calcext:value-type="float">
            <text:p>570.17962</text:p>
          </table:table-cell>
          <table:table-cell table:number-columns-repeated="2" office:value-type="float" office:value="4.6555316997665" calcext:value-type="float">
            <text:p>4.65553</text:p>
          </table:table-cell>
          <table:table-cell office:value-type="float" office:value="576.815085276856" calcext:value-type="float">
            <text:p>576.81509</text:p>
          </table:table-cell>
          <table:table-cell office:value-type="float" office:value="4.49745626542195" calcext:value-type="float">
            <text:p>4.49746</text:p>
          </table:table-cell>
          <table:table-cell office:value-type="float" office:value="2.87514458093729" calcext:value-type="float">
            <text:p>2.87514</text:p>
          </table:table-cell>
          <table:table-cell office:value-type="float" office:value="87.2401174566615" calcext:value-type="float">
            <text:p>87.2401174566615</text:p>
          </table:table-cell>
          <table:table-cell office:value-type="float" office:value="31.8437243434847" calcext:value-type="float">
            <text:p>31.8437243434847</text:p>
          </table:table-cell>
          <table:table-cell office:value-type="float" office:value="179.495695384851" calcext:value-type="float">
            <text:p>179.495695384851</text:p>
          </table:table-cell>
          <table:table-cell office:value-type="float" office:value="26027.9290542839" calcext:value-type="float">
            <text:p>26027.9290542839</text:p>
          </table:table-cell>
          <table:table-cell office:value-type="float" office:value="0.453390670429983" calcext:value-type="float">
            <text:p>0.453390670429983</text:p>
          </table:table-cell>
          <table:table-cell office:value-type="float" office:value="2.64169136808796" calcext:value-type="float">
            <text:p>2.64169136808796</text:p>
          </table:table-cell>
          <table:table-cell office:value-type="float" office:value="68.9463446840711" calcext:value-type="float">
            <text:p>68.9463446840711</text:p>
          </table:table-cell>
          <table:table-cell office:value-type="float" office:value="-28" calcext:value-type="float">
            <text:p>-28</text:p>
          </table:table-cell>
          <table:table-cell office:value-type="float" office:value="97" calcext:value-type="float">
            <text:p>97</text:p>
          </table:table-cell>
          <table:table-cell office:value-type="float" office:value="33710" calcext:value-type="float">
            <text:p>33710</text:p>
          </table:table-cell>
          <table:table-cell office:value-type="float" office:value="0.00225499718125352" calcext:value-type="float">
            <text:p>0.002254997181254</text:p>
          </table:table-cell>
          <table:table-cell office:value-type="float" office:value="0.105999867500166" calcext:value-type="float">
            <text:p>0.105999867500166</text:p>
          </table:table-cell>
          <table:table-cell office:value-type="float" office:value="0.272923408845739" calcext:value-type="float">
            <text:p>0.272923408845739</text:p>
          </table:table-cell>
          <table:table-cell office:value-type="float" office:value="0.712999108751114" calcext:value-type="float">
            <text:p>0.712999108751114</text:p>
          </table:table-cell>
          <table:table-cell office:value-type="float" office:value="13.9440578546585" calcext:value-type="float">
            <text:p>13.9440578546585</text:p>
          </table:table-cell>
          <table:table-cell office:value-type="float" office:value="13.543687993329" calcext:value-type="float">
            <text:p>13.543687993329</text:p>
          </table:table-cell>
          <table:table-cell office:value-type="float" office:value="13.8676382582169" calcext:value-type="float">
            <text:p>13.8676382582169</text:p>
          </table:table-cell>
          <table:table-cell office:value-type="float" office:value="13.9100019318458" calcext:value-type="float">
            <text:p>13.9100019318458</text:p>
          </table:table-cell>
          <table:table-cell office:value-type="float" office:value="13.5426162765828" calcext:value-type="float">
            <text:p>13.5426162765828</text:p>
          </table:table-cell>
          <table:table-cell office:value-type="float" office:value="13.8675147890753" calcext:value-type="float">
            <text:p>13.8675147890753</text:p>
          </table:table-cell>
          <table:table-cell office:value-type="float" office:value="-1.43818860538366" calcext:value-type="float">
            <text:p>-1.43818860538366</text:p>
          </table:table-cell>
          <table:table-cell office:value-type="float" office:value="-1.44322582600394" calcext:value-type="float">
            <text:p>-1.44322582600394</text:p>
          </table:table-cell>
          <table:table-cell office:value-type="float" office:value="-1.4342611385257" calcext:value-type="float">
            <text:p>-1.4342611385257</text:p>
          </table:table-cell>
          <table:table-cell office:value-type="float" office:value="-0.00708159207461643" calcext:value-type="float">
            <text:p>-0.007081592074616</text:p>
          </table:table-cell>
          <table:table-cell office:value-type="float" office:value="0.00421158182135696" calcext:value-type="float">
            <text:p>0.004211581821357</text:p>
          </table:table-cell>
          <table:table-cell office:value-type="float" office:value="0.0145665233765448" calcext:value-type="float">
            <text:p>0.014566523376545</text:p>
          </table:table-cell>
          <table:table-cell office:value-type="float" office:value="0.991933324295985" calcext:value-type="float">
            <text:p>0.991933324295985</text:p>
          </table:table-cell>
          <table:table-cell office:value-type="float" office:value="0.987016829212249" calcext:value-type="float">
            <text:p>0.987016829212249</text:p>
          </table:table-cell>
          <table:table-cell office:value-type="float" office:value="0.9870774126783" calcext:value-type="float">
            <text:p>0.9870774126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7.csv</text:p>
          </table:table-cell>
          <table:table-cell office:value-type="float" office:value="-2.23544845568943" calcext:value-type="float">
            <text:p>-2.23545</text:p>
          </table:table-cell>
          <table:table-cell office:value-type="float" office:value="3.67841415198231" calcext:value-type="float">
            <text:p>3.67841</text:p>
          </table:table-cell>
          <table:table-cell office:value-type="float" office:value="691.165037293703" calcext:value-type="float">
            <text:p>691.16504</text:p>
          </table:table-cell>
          <table:table-cell table:number-columns-repeated="2" office:value-type="float" office:value="4.59847119351403" calcext:value-type="float">
            <text:p>4.59847</text:p>
          </table:table-cell>
          <table:table-cell office:value-type="float" office:value="702.760202632357" calcext:value-type="float">
            <text:p>702.76020</text:p>
          </table:table-cell>
          <table:table-cell office:value-type="float" office:value="4.01854544823548" calcext:value-type="float">
            <text:p>4.01855</text:p>
          </table:table-cell>
          <table:table-cell office:value-type="float" office:value="2.75956638696637" calcext:value-type="float">
            <text:p>2.75957</text:p>
          </table:table-cell>
          <table:table-cell office:value-type="float" office:value="127.132976157508" calcext:value-type="float">
            <text:p>127.132976157508</text:p>
          </table:table-cell>
          <table:table-cell office:value-type="float" office:value="56.1098610722488" calcext:value-type="float">
            <text:p>56.1098610722488</text:p>
          </table:table-cell>
          <table:table-cell office:value-type="float" office:value="235.828170439127" calcext:value-type="float">
            <text:p>235.828170439127</text:p>
          </table:table-cell>
          <table:table-cell office:value-type="float" office:value="7141.53399572607" calcext:value-type="float">
            <text:p>7141.53399572607</text:p>
          </table:table-cell>
          <table:table-cell office:value-type="float" office:value="0.685081573642922" calcext:value-type="float">
            <text:p>0.685081573642922</text:p>
          </table:table-cell>
          <table:table-cell office:value-type="float" office:value="2.8300409494398" calcext:value-type="float">
            <text:p>2.8300409494398</text:p>
          </table:table-cell>
          <table:table-cell office:value-type="float" office:value="26.1710596973835" calcext:value-type="float">
            <text:p>26.1710596973835</text:p>
          </table:table-cell>
          <table:table-cell office:value-type="float" office:value="-18" calcext:value-type="float">
            <text:p>-18</text:p>
          </table:table-cell>
          <table:table-cell office:value-type="float" office:value="386" calcext:value-type="float">
            <text:p>386</text:p>
          </table:table-cell>
          <table:table-cell office:value-type="float" office:value="35645" calcext:value-type="float">
            <text:p>35645</text:p>
          </table:table-cell>
          <table:table-cell office:value-type="float" office:value="0.000622499221875973" calcext:value-type="float">
            <text:p>0.000622499221876</text:p>
          </table:table-cell>
          <table:table-cell office:value-type="float" office:value="0.0179999775000281" calcext:value-type="float">
            <text:p>0.017999977500028</text:p>
          </table:table-cell>
          <table:table-cell office:value-type="float" office:value="14.3290945886318" calcext:value-type="float">
            <text:p>14.3290945886318</text:p>
          </table:table-cell>
          <table:table-cell office:value-type="float" office:value="21.8822226472217" calcext:value-type="float">
            <text:p>21.8822226472217</text:p>
          </table:table-cell>
          <table:table-cell office:value-type="float" office:value="14.6654577973357" calcext:value-type="float">
            <text:p>14.6654577973357</text:p>
          </table:table-cell>
          <table:table-cell office:value-type="float" office:value="15.3665723596893" calcext:value-type="float">
            <text:p>15.3665723596893</text:p>
          </table:table-cell>
          <table:table-cell office:value-type="float" office:value="15.4905725782716" calcext:value-type="float">
            <text:p>15.4905725782716</text:p>
          </table:table-cell>
          <table:table-cell office:value-type="float" office:value="14.611678728353" calcext:value-type="float">
            <text:p>14.611678728353</text:p>
          </table:table-cell>
          <table:table-cell office:value-type="float" office:value="15.2530472657051" calcext:value-type="float">
            <text:p>15.2530472657051</text:p>
          </table:table-cell>
          <table:table-cell office:value-type="float" office:value="15.4653415459537" calcext:value-type="float">
            <text:p>15.4653415459537</text:p>
          </table:table-cell>
          <table:table-cell office:value-type="float" office:value="-1.45945011939459" calcext:value-type="float">
            <text:p>-1.45945011939459</text:p>
          </table:table-cell>
          <table:table-cell office:value-type="float" office:value="-1.40338933264206" calcext:value-type="float">
            <text:p>-1.40338933264206</text:p>
          </table:table-cell>
          <table:table-cell office:value-type="float" office:value="-1.49432576451825" calcext:value-type="float">
            <text:p>-1.49432576451825</text:p>
          </table:table-cell>
          <table:table-cell office:value-type="float" office:value="-0.0266076865731637" calcext:value-type="float">
            <text:p>-0.026607686573164</text:p>
          </table:table-cell>
          <table:table-cell office:value-type="float" office:value="-0.0206216509608187" calcext:value-type="float">
            <text:p>-0.020621650960819</text:p>
          </table:table-cell>
          <table:table-cell office:value-type="float" office:value="0.00111519250686913" calcext:value-type="float">
            <text:p>0.001115192506869</text:p>
          </table:table-cell>
          <table:table-cell office:value-type="float" office:value="0.9942705901787" calcext:value-type="float">
            <text:p>0.9942705901787</text:p>
          </table:table-cell>
          <table:table-cell office:value-type="float" office:value="0.994433919741777" calcext:value-type="float">
            <text:p>0.994433919741777</text:p>
          </table:table-cell>
          <table:table-cell office:value-type="float" office:value="0.993023057541481" calcext:value-type="float">
            <text:p>0.99302305754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8.csv</text:p>
          </table:table-cell>
          <table:table-cell office:value-type="float" office:value="-2.19989100013625" calcext:value-type="float">
            <text:p>-2.19989</text:p>
          </table:table-cell>
          <table:table-cell office:value-type="float" office:value="4.4527056841179" calcext:value-type="float">
            <text:p>4.45271</text:p>
          </table:table-cell>
          <table:table-cell office:value-type="float" office:value="647.14387232016" calcext:value-type="float">
            <text:p>647.14387</text:p>
          </table:table-cell>
          <table:table-cell table:number-columns-repeated="2" office:value-type="float" office:value="5.54075020869096" calcext:value-type="float">
            <text:p>5.54075</text:p>
          </table:table-cell>
          <table:table-cell office:value-type="float" office:value="656.416486495423" calcext:value-type="float">
            <text:p>656.41649</text:p>
          </table:table-cell>
          <table:table-cell office:value-type="float" office:value="5.08531144204841" calcext:value-type="float">
            <text:p>5.08531</text:p>
          </table:table-cell>
          <table:table-cell office:value-type="float" office:value="3.29747251174791" calcext:value-type="float">
            <text:p>3.29747</text:p>
          </table:table-cell>
          <table:table-cell office:value-type="float" office:value="109.942768118073" calcext:value-type="float">
            <text:p>109.942768118073</text:p>
          </table:table-cell>
          <table:table-cell office:value-type="float" office:value="24.7135093972114" calcext:value-type="float">
            <text:p>24.7135093972114</text:p>
          </table:table-cell>
          <table:table-cell office:value-type="float" office:value="130.165819358035" calcext:value-type="float">
            <text:p>130.165819358035</text:p>
          </table:table-cell>
          <table:table-cell office:value-type="float" office:value="21929.7909406053" calcext:value-type="float">
            <text:p>21929.7909406053</text:p>
          </table:table-cell>
          <table:table-cell office:value-type="float" office:value="0.392320227629935" calcext:value-type="float">
            <text:p>0.392320227629935</text:p>
          </table:table-cell>
          <table:table-cell office:value-type="float" office:value="2.22886793842381" calcext:value-type="float">
            <text:p>2.22886793842381</text:p>
          </table:table-cell>
          <table:table-cell office:value-type="float" office:value="77.3981781633331" calcext:value-type="float">
            <text:p>77.3981781633331</text:p>
          </table:table-cell>
          <table:table-cell office:value-type="float" office:value="-76" calcext:value-type="float">
            <text:p>-76</text:p>
          </table:table-cell>
          <table:table-cell office:value-type="float" office:value="26" calcext:value-type="float">
            <text:p>26</text:p>
          </table:table-cell>
          <table:table-cell office:value-type="float" office:value="37634" calcext:value-type="float">
            <text:p>37634</text:p>
          </table:table-cell>
          <table:table-cell office:value-type="float" office:value="0.0103987370015787" calcext:value-type="float">
            <text:p>0.010398737001579</text:p>
          </table:table-cell>
          <table:table-cell office:value-type="float" office:value="0.437749452813184" calcext:value-type="float">
            <text:p>0.437749452813184</text:p>
          </table:table-cell>
          <table:table-cell office:value-type="float" office:value="1.9224675969155" calcext:value-type="float">
            <text:p>1.9224675969155</text:p>
          </table:table-cell>
          <table:table-cell office:value-type="float" office:value="5.19336850828937" calcext:value-type="float">
            <text:p>5.19336850828937</text:p>
          </table:table-cell>
          <table:table-cell office:value-type="float" office:value="14.1618478420926" calcext:value-type="float">
            <text:p>14.1618478420926</text:p>
          </table:table-cell>
          <table:table-cell office:value-type="float" office:value="14.8980025947071" calcext:value-type="float">
            <text:p>14.8980025947071</text:p>
          </table:table-cell>
          <table:table-cell office:value-type="float" office:value="14.9878436309457" calcext:value-type="float">
            <text:p>14.9878436309457</text:p>
          </table:table-cell>
          <table:table-cell office:value-type="float" office:value="14.1165006557003" calcext:value-type="float">
            <text:p>14.1165006557003</text:p>
          </table:table-cell>
          <table:table-cell office:value-type="float" office:value="14.7710483233921" calcext:value-type="float">
            <text:p>14.7710483233921</text:p>
          </table:table-cell>
          <table:table-cell office:value-type="float" office:value="14.9623801188754" calcext:value-type="float">
            <text:p>14.9623801188754</text:p>
          </table:table-cell>
          <table:table-cell office:value-type="float" office:value="-1.41341644382274" calcext:value-type="float">
            <text:p>-1.41341644382274</text:p>
          </table:table-cell>
          <table:table-cell office:value-type="float" office:value="-1.44484965061772" calcext:value-type="float">
            <text:p>-1.44484965061772</text:p>
          </table:table-cell>
          <table:table-cell office:value-type="float" office:value="-1.46554950971812" calcext:value-type="float">
            <text:p>-1.46554950971812</text:p>
          </table:table-cell>
          <table:table-cell office:value-type="float" office:value="0.00240226087749091" calcext:value-type="float">
            <text:p>0.002402260877491</text:p>
          </table:table-cell>
          <table:table-cell office:value-type="float" office:value="0.000435661277849059" calcext:value-type="float">
            <text:p>0.000435661277849</text:p>
          </table:table-cell>
          <table:table-cell office:value-type="float" office:value="0.000739663133435476" calcext:value-type="float">
            <text:p>0.000739663133435</text:p>
          </table:table-cell>
          <table:table-cell office:value-type="float" office:value="0.995811570341218" calcext:value-type="float">
            <text:p>0.995811570341218</text:p>
          </table:table-cell>
          <table:table-cell office:value-type="float" office:value="0.996316232481425" calcext:value-type="float">
            <text:p>0.996316232481425</text:p>
          </table:table-cell>
          <table:table-cell office:value-type="float" office:value="0.994316034355606" calcext:value-type="float">
            <text:p>0.994316034355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9.csv</text:p>
          </table:table-cell>
          <table:table-cell office:value-type="float" office:value="-1.21889972637534" calcext:value-type="float">
            <text:p>-1.21890</text:p>
          </table:table-cell>
          <table:table-cell office:value-type="float" office:value="1.89566638041702" calcext:value-type="float">
            <text:p>1.89567</text:p>
          </table:table-cell>
          <table:table-cell office:value-type="float" office:value="529.651634185457" calcext:value-type="float">
            <text:p>529.65163</text:p>
          </table:table-cell>
          <table:table-cell table:number-columns-repeated="2" office:value-type="float" office:value="2.44616511510268" calcext:value-type="float">
            <text:p>2.44617</text:p>
          </table:table-cell>
          <table:table-cell office:value-type="float" office:value="536.945854712267" calcext:value-type="float">
            <text:p>536.94585</text:p>
          </table:table-cell>
          <table:table-cell office:value-type="float" office:value="2.12085059053848" calcext:value-type="float">
            <text:p>2.12085</text:p>
          </table:table-cell>
          <table:table-cell office:value-type="float" office:value="1.54601835192921" calcext:value-type="float">
            <text:p>1.54602</text:p>
          </table:table-cell>
          <table:table-cell office:value-type="float" office:value="88.2042929644637" calcext:value-type="float">
            <text:p>88.2042929644637</text:p>
          </table:table-cell>
          <table:table-cell office:value-type="float" office:value="888.290198459117" calcext:value-type="float">
            <text:p>888.290198459117</text:p>
          </table:table-cell>
          <table:table-cell office:value-type="float" office:value="3033.72718279031" calcext:value-type="float">
            <text:p>3033.72718279031</text:p>
          </table:table-cell>
          <table:table-cell office:value-type="float" office:value="48500.507428862" calcext:value-type="float">
            <text:p>48500.507428862</text:p>
          </table:table-cell>
          <table:table-cell office:value-type="float" office:value="5.45605406185927" calcext:value-type="float">
            <text:p>5.45605406185927</text:p>
          </table:table-cell>
          <table:table-cell office:value-type="float" office:value="14.5659219929892" calcext:value-type="float">
            <text:p>14.5659219929892</text:p>
          </table:table-cell>
          <table:table-cell office:value-type="float" office:value="109.401350373677" calcext:value-type="float">
            <text:p>109.401350373677</text:p>
          </table:table-cell>
          <table:table-cell office:value-type="float" office:value="-28" calcext:value-type="float">
            <text:p>-28</text:p>
          </table:table-cell>
          <table:table-cell office:value-type="float" office:value="158" calcext:value-type="float">
            <text:p>158</text:p>
          </table:table-cell>
          <table:table-cell office:value-type="float" office:value="39677" calcext:value-type="float">
            <text:p>39677</text:p>
          </table:table-cell>
          <table:table-cell office:value-type="float" office:value="0.000481249398438252" calcext:value-type="float">
            <text:p>0.000481249398438</text:p>
          </table:table-cell>
          <table:table-cell office:value-type="float" office:value="0.00112499859375176" calcext:value-type="float">
            <text:p>0.001124998593752</text:p>
          </table:table-cell>
          <table:table-cell office:value-type="float" office:value="0.0571774285282143" calcext:value-type="float">
            <text:p>0.057177428528214</text:p>
          </table:table-cell>
          <table:table-cell office:value-type="float" office:value="0.00999998750001562" calcext:value-type="float">
            <text:p>0.009999987500016</text:p>
          </table:table-cell>
          <table:table-cell office:value-type="float" office:value="13.6596243732515" calcext:value-type="float">
            <text:p>13.6596243732515</text:p>
          </table:table-cell>
          <table:table-cell office:value-type="float" office:value="12.7917608918228" calcext:value-type="float">
            <text:p>12.7917608918228</text:p>
          </table:table-cell>
          <table:table-cell office:value-type="float" office:value="13.3954152400574" calcext:value-type="float">
            <text:p>13.3954152400574</text:p>
          </table:table-cell>
          <table:table-cell office:value-type="float" office:value="13.6220480077311" calcext:value-type="float">
            <text:p>13.6220480077311</text:p>
          </table:table-cell>
          <table:table-cell office:value-type="float" office:value="12.7906406778852" calcext:value-type="float">
            <text:p>12.7906406778852</text:p>
          </table:table-cell>
          <table:table-cell office:value-type="float" office:value="13.3953638119838" calcext:value-type="float">
            <text:p>13.3953638119838</text:p>
          </table:table-cell>
          <table:table-cell office:value-type="float" office:value="-1.46092486684431" calcext:value-type="float">
            <text:p>-1.46092486684431</text:p>
          </table:table-cell>
          <table:table-cell office:value-type="float" office:value="-1.4567308229771" calcext:value-type="float">
            <text:p>-1.4567308229771</text:p>
          </table:table-cell>
          <table:table-cell office:value-type="float" office:value="-1.45928675854517" calcext:value-type="float">
            <text:p>-1.45928675854517</text:p>
          </table:table-cell>
          <table:table-cell office:value-type="float" office:value="0.00395970517053491" calcext:value-type="float">
            <text:p>0.003959705170535</text:p>
          </table:table-cell>
          <table:table-cell office:value-type="float" office:value="0.00186867485753084" calcext:value-type="float">
            <text:p>0.001868674857531</text:p>
          </table:table-cell>
          <table:table-cell office:value-type="float" office:value="0.00028644805587688" calcext:value-type="float">
            <text:p>0.000286448055877</text:p>
          </table:table-cell>
          <table:table-cell office:value-type="float" office:value="0.997269272520524" calcext:value-type="float">
            <text:p>0.997269272520524</text:p>
          </table:table-cell>
          <table:table-cell office:value-type="float" office:value="0.996902280171843" calcext:value-type="float">
            <text:p>0.996902280171843</text:p>
          </table:table-cell>
          <table:table-cell office:value-type="float" office:value="0.996688113222175" calcext:value-type="float">
            <text:p>0.99668811322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0.csv</text:p>
          </table:table-cell>
          <table:table-cell office:value-type="float" office:value="-1.21361098298627" calcext:value-type="float">
            <text:p>-1.21361</text:p>
          </table:table-cell>
          <table:table-cell office:value-type="float" office:value="2.03680245399693" calcext:value-type="float">
            <text:p>2.03680</text:p>
          </table:table-cell>
          <table:table-cell office:value-type="float" office:value="531.673192908509" calcext:value-type="float">
            <text:p>531.67319</text:p>
          </table:table-cell>
          <table:table-cell table:number-columns-repeated="2" office:value-type="float" office:value="2.61408329213334" calcext:value-type="float">
            <text:p>2.61408</text:p>
          </table:table-cell>
          <table:table-cell office:value-type="float" office:value="543.253881338206" calcext:value-type="float">
            <text:p>543.25388</text:p>
          </table:table-cell>
          <table:table-cell office:value-type="float" office:value="2.3152926035786" calcext:value-type="float">
            <text:p>2.31529</text:p>
          </table:table-cell>
          <table:table-cell office:value-type="float" office:value="1.638556444436" calcext:value-type="float">
            <text:p>1.63856</text:p>
          </table:table-cell>
          <table:table-cell office:value-type="float" office:value="111.57237799517" calcext:value-type="float">
            <text:p>111.57237799517</text:p>
          </table:table-cell>
          <table:table-cell office:value-type="float" office:value="692.652016187804" calcext:value-type="float">
            <text:p>692.652016187804</text:p>
          </table:table-cell>
          <table:table-cell office:value-type="float" office:value="2661.66448142407" calcext:value-type="float">
            <text:p>2661.66448142407</text:p>
          </table:table-cell>
          <table:table-cell office:value-type="float" office:value="23335.8466366286" calcext:value-type="float">
            <text:p>23335.8466366286</text:p>
          </table:table-cell>
          <table:table-cell office:value-type="float" office:value="4.51613043373937" calcext:value-type="float">
            <text:p>4.51613043373937</text:p>
          </table:table-cell>
          <table:table-cell office:value-type="float" office:value="13.2600133478407" calcext:value-type="float">
            <text:p>13.2600133478407</text:p>
          </table:table-cell>
          <table:table-cell office:value-type="float" office:value="63.0751330608593" calcext:value-type="float">
            <text:p>63.0751330608593</text:p>
          </table:table-cell>
          <table:table-cell office:value-type="float" office:value="-20" calcext:value-type="float">
            <text:p>-20</text:p>
          </table:table-cell>
          <table:table-cell office:value-type="float" office:value="266" calcext:value-type="float">
            <text:p>266</text:p>
          </table:table-cell>
          <table:table-cell office:value-type="float" office:value="41774" calcext:value-type="float">
            <text:p>41774</text:p>
          </table:table-cell>
          <table:table-cell office:value-type="float" office:value="0.000442499446875691" calcext:value-type="float">
            <text:p>0.000442499446876</text:p>
          </table:table-cell>
          <table:table-cell office:value-type="float" office:value="0.000749999062501172" calcext:value-type="float">
            <text:p>0.000749999062501</text:p>
          </table:table-cell>
          <table:table-cell office:value-type="float" office:value="0.0522149347313316" calcext:value-type="float">
            <text:p>0.052214934731332</text:p>
          </table:table-cell>
          <table:table-cell office:value-type="float" office:value="0.00187499765625293" calcext:value-type="float">
            <text:p>0.001874997656253</text:p>
          </table:table-cell>
          <table:table-cell office:value-type="float" office:value="13.4815996012376" calcext:value-type="float">
            <text:p>13.4815996012376</text:p>
          </table:table-cell>
          <table:table-cell office:value-type="float" office:value="12.9469443970687" calcext:value-type="float">
            <text:p>12.9469443970687</text:p>
          </table:table-cell>
          <table:table-cell office:value-type="float" office:value="13.501714553331" calcext:value-type="float">
            <text:p>13.501714553331</text:p>
          </table:table-cell>
          <table:table-cell office:value-type="float" office:value="13.4437282503155" calcext:value-type="float">
            <text:p>13.4437282503155</text:p>
          </table:table-cell>
          <table:table-cell office:value-type="float" office:value="12.9454746754459" calcext:value-type="float">
            <text:p>12.9454746754459</text:p>
          </table:table-cell>
          <table:table-cell office:value-type="float" office:value="13.501711728571" calcext:value-type="float">
            <text:p>13.501711728571</text:p>
          </table:table-cell>
          <table:table-cell office:value-type="float" office:value="-1.43540822895792" calcext:value-type="float">
            <text:p>-1.43540822895792</text:p>
          </table:table-cell>
          <table:table-cell office:value-type="float" office:value="-1.42817856219173" calcext:value-type="float">
            <text:p>-1.42817856219173</text:p>
          </table:table-cell>
          <table:table-cell office:value-type="float" office:value="-1.43607347515915" calcext:value-type="float">
            <text:p>-1.43607347515915</text:p>
          </table:table-cell>
          <table:table-cell office:value-type="float" office:value="0.00323120213009958" calcext:value-type="float">
            <text:p>0.0032312021301</text:p>
          </table:table-cell>
          <table:table-cell office:value-type="float" office:value="0.00366247919840594" calcext:value-type="float">
            <text:p>0.003662479198406</text:p>
          </table:table-cell>
          <table:table-cell office:value-type="float" office:value="0.00390921187460456" calcext:value-type="float">
            <text:p>0.003909211874605</text:p>
          </table:table-cell>
          <table:table-cell office:value-type="float" office:value="0.995555741932864" calcext:value-type="float">
            <text:p>0.995555741932864</text:p>
          </table:table-cell>
          <table:table-cell office:value-type="float" office:value="0.995620075500777" calcext:value-type="float">
            <text:p>0.995620075500777</text:p>
          </table:table-cell>
          <table:table-cell office:value-type="float" office:value="0.995032838950652" calcext:value-type="float">
            <text:p>0.99503283895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1.csv</text:p>
          </table:table-cell>
          <table:table-cell office:value-type="float" office:value="-1.22009722487847" calcext:value-type="float">
            <text:p>-1.22010</text:p>
          </table:table-cell>
          <table:table-cell office:value-type="float" office:value="5.13963232545959" calcext:value-type="float">
            <text:p>5.13963</text:p>
          </table:table-cell>
          <table:table-cell office:value-type="float" office:value="563.656319179601" calcext:value-type="float">
            <text:p>563.65632</text:p>
          </table:table-cell>
          <table:table-cell table:number-columns-repeated="2" office:value-type="float" office:value="6.32224456079719" calcext:value-type="float">
            <text:p>6.32224</text:p>
          </table:table-cell>
          <table:table-cell office:value-type="float" office:value="571.051704538379" calcext:value-type="float">
            <text:p>571.05170</text:p>
          </table:table-cell>
          <table:table-cell office:value-type="float" office:value="6.20339737953112" calcext:value-type="float">
            <text:p>6.20340</text:p>
          </table:table-cell>
          <table:table-cell office:value-type="float" office:value="3.68170556204872" calcext:value-type="float">
            <text:p>3.68171</text:p>
          </table:table-cell>
          <table:table-cell office:value-type="float" office:value="91.6056936281374" calcext:value-type="float">
            <text:p>91.6056936281374</text:p>
          </table:table-cell>
          <table:table-cell office:value-type="float" office:value="14.7606147526412" calcext:value-type="float">
            <text:p>14.7606147526412</text:p>
          </table:table-cell>
          <table:table-cell office:value-type="float" office:value="114.074422569203" calcext:value-type="float">
            <text:p>114.074422569203</text:p>
          </table:table-cell>
          <table:table-cell office:value-type="float" office:value="62887.7384081552" calcext:value-type="float">
            <text:p>62887.7384081552</text:p>
          </table:table-cell>
          <table:table-cell office:value-type="float" office:value="0.244696346291842" calcext:value-type="float">
            <text:p>0.244696346291842</text:p>
          </table:table-cell>
          <table:table-cell office:value-type="float" office:value="1.95425663104698" calcext:value-type="float">
            <text:p>1.95425663104698</text:p>
          </table:table-cell>
          <table:table-cell office:value-type="float" office:value="135.014671073467" calcext:value-type="float">
            <text:p>135.014671073467</text:p>
          </table:table-cell>
          <table:table-cell office:value-type="float" office:value="-136" calcext:value-type="float">
            <text:p>-136</text:p>
          </table:table-cell>
          <table:table-cell office:value-type="float" office:value="9" calcext:value-type="float">
            <text:p>9</text:p>
          </table:table-cell>
          <table:table-cell office:value-type="float" office:value="43925" calcext:value-type="float">
            <text:p>43925</text:p>
          </table:table-cell>
          <table:table-cell office:value-type="float" office:value="0.0161799797750253" calcext:value-type="float">
            <text:p>0.016179979775025</text:p>
          </table:table-cell>
          <table:table-cell office:value-type="float" office:value="0.705874117657353" calcext:value-type="float">
            <text:p>0.705874117657353</text:p>
          </table:table-cell>
          <table:table-cell office:value-type="float" office:value="0.273705907867615" calcext:value-type="float">
            <text:p>0.273705907867615</text:p>
          </table:table-cell>
          <table:table-cell office:value-type="float" office:value="0.112999858750177" calcext:value-type="float">
            <text:p>0.112999858750177</text:p>
          </table:table-cell>
          <table:table-cell office:value-type="float" office:value="13.9041856410948" calcext:value-type="float">
            <text:p>13.9041856410948</text:p>
          </table:table-cell>
          <table:table-cell office:value-type="float" office:value="13.5181714859592" calcext:value-type="float">
            <text:p>13.5181714859592</text:p>
          </table:table-cell>
          <table:table-cell office:value-type="float" office:value="13.6963126612156" calcext:value-type="float">
            <text:p>13.6963126612156</text:p>
          </table:table-cell>
          <table:table-cell office:value-type="float" office:value="13.8683211644971" calcext:value-type="float">
            <text:p>13.8683211644971</text:p>
          </table:table-cell>
          <table:table-cell office:value-type="float" office:value="13.5166674596704" calcext:value-type="float">
            <text:p>13.5166674596704</text:p>
          </table:table-cell>
          <table:table-cell office:value-type="float" office:value="13.6962974241186" calcext:value-type="float">
            <text:p>13.6962974241186</text:p>
          </table:table-cell>
          <table:table-cell office:value-type="float" office:value="-1.38223975018105" calcext:value-type="float">
            <text:p>-1.38223975018105</text:p>
          </table:table-cell>
          <table:table-cell office:value-type="float" office:value="-1.41856626692288" calcext:value-type="float">
            <text:p>-1.41856626692288</text:p>
          </table:table-cell>
          <table:table-cell office:value-type="float" office:value="-1.40690816526618" calcext:value-type="float">
            <text:p>-1.40690816526618</text:p>
          </table:table-cell>
          <table:table-cell office:value-type="float" office:value="0.00334135479168838" calcext:value-type="float">
            <text:p>0.003341354791688</text:p>
          </table:table-cell>
          <table:table-cell office:value-type="float" office:value="-0.00353558044563882" calcext:value-type="float">
            <text:p>-0.003535580445639</text:p>
          </table:table-cell>
          <table:table-cell office:value-type="float" office:value="-0.00338511397592149" calcext:value-type="float">
            <text:p>-0.003385113975921</text:p>
          </table:table-cell>
          <table:table-cell office:value-type="float" office:value="0.963407290746461" calcext:value-type="float">
            <text:p>0.963407290746461</text:p>
          </table:table-cell>
          <table:table-cell office:value-type="float" office:value="0.969145814392926" calcext:value-type="float">
            <text:p>0.969145814392926</text:p>
          </table:table-cell>
          <table:table-cell office:value-type="float" office:value="0.964512767428757" calcext:value-type="float">
            <text:p>0.964512767428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2.csv</text:p>
          </table:table-cell>
          <table:table-cell office:value-type="float" office:value="-1.20837348953314" calcext:value-type="float">
            <text:p>-1.20837</text:p>
          </table:table-cell>
          <table:table-cell office:value-type="float" office:value="1.69804537744328" calcext:value-type="float">
            <text:p>1.69805</text:p>
          </table:table-cell>
          <table:table-cell office:value-type="float" office:value="614.008384989519" calcext:value-type="float">
            <text:p>614.00838</text:p>
          </table:table-cell>
          <table:table-cell table:number-columns-repeated="2" office:value-type="float" office:value="2.25330283212952" calcext:value-type="float">
            <text:p>2.25330</text:p>
          </table:table-cell>
          <table:table-cell office:value-type="float" office:value="632.418926972364" calcext:value-type="float">
            <text:p>632.41893</text:p>
          </table:table-cell>
          <table:table-cell office:value-type="float" office:value="1.90189567618112" calcext:value-type="float">
            <text:p>1.90190</text:p>
          </table:table-cell>
          <table:table-cell office:value-type="float" office:value="1.48122096576657" calcext:value-type="float">
            <text:p>1.48122</text:p>
          </table:table-cell>
          <table:table-cell office:value-type="float" office:value="151.484000328216" calcext:value-type="float">
            <text:p>151.484000328216</text:p>
          </table:table-cell>
          <table:table-cell office:value-type="float" office:value="1880.72236716817" calcext:value-type="float">
            <text:p>1880.72236716817</text:p>
          </table:table-cell>
          <table:table-cell office:value-type="float" office:value="4944.97806667989" calcext:value-type="float">
            <text:p>4944.97806667989</text:p>
          </table:table-cell>
          <table:table-cell office:value-type="float" office:value="10216.5582793714" calcext:value-type="float">
            <text:p>10216.5582793714</text:p>
          </table:table-cell>
          <table:table-cell office:value-type="float" office:value="9.59776044916385" calcext:value-type="float">
            <text:p>9.59776044916385</text:p>
          </table:table-cell>
          <table:table-cell office:value-type="float" office:value="22.5284301460462" calcext:value-type="float">
            <text:p>22.5284301460462</text:p>
          </table:table-cell>
          <table:table-cell office:value-type="float" office:value="34.7756026726816" calcext:value-type="float">
            <text:p>34.7756026726816</text:p>
          </table:table-cell>
          <table:table-cell office:value-type="float" office:value="-58" calcext:value-type="float">
            <text:p>-58</text:p>
          </table:table-cell>
          <table:table-cell office:value-type="float" office:value="26" calcext:value-type="float">
            <text:p>26</text:p>
          </table:table-cell>
          <table:table-cell office:value-type="float" office:value="46130" calcext:value-type="float">
            <text:p>46130</text:p>
          </table:table-cell>
          <table:table-cell office:value-type="float" office:value="0.00355374555781805" calcext:value-type="float">
            <text:p>0.003553745557818</text:p>
          </table:table-cell>
          <table:table-cell office:value-type="float" office:value="0.0323749595313006" calcext:value-type="float">
            <text:p>0.032374959531301</text:p>
          </table:table-cell>
          <table:table-cell office:value-type="float" office:value="4.66195417255728" calcext:value-type="float">
            <text:p>4.66195417255728</text:p>
          </table:table-cell>
          <table:table-cell office:value-type="float" office:value="9.32561334298332" calcext:value-type="float">
            <text:p>9.32561334298332</text:p>
          </table:table-cell>
          <table:table-cell office:value-type="float" office:value="14.8447132691443" calcext:value-type="float">
            <text:p>14.8447132691443</text:p>
          </table:table-cell>
          <table:table-cell office:value-type="float" office:value="13.6498058449013" calcext:value-type="float">
            <text:p>13.6498058449013</text:p>
          </table:table-cell>
          <table:table-cell office:value-type="float" office:value="14.3988080528531" calcext:value-type="float">
            <text:p>14.3988080528531</text:p>
          </table:table-cell>
          <table:table-cell office:value-type="float" office:value="14.8098046987746" calcext:value-type="float">
            <text:p>14.8098046987746</text:p>
          </table:table-cell>
          <table:table-cell office:value-type="float" office:value="13.648841749262" calcext:value-type="float">
            <text:p>13.648841749262</text:p>
          </table:table-cell>
          <table:table-cell office:value-type="float" office:value="14.3987794551643" calcext:value-type="float">
            <text:p>14.3987794551643</text:p>
          </table:table-cell>
          <table:table-cell office:value-type="float" office:value="-1.41794177675497" calcext:value-type="float">
            <text:p>-1.41794177675497</text:p>
          </table:table-cell>
          <table:table-cell office:value-type="float" office:value="-1.40864352875416" calcext:value-type="float">
            <text:p>-1.40864352875416</text:p>
          </table:table-cell>
          <table:table-cell office:value-type="float" office:value="-1.41263061327254" calcext:value-type="float">
            <text:p>-1.41263061327254</text:p>
          </table:table-cell>
          <table:table-cell office:value-type="float" office:value="0.00191969496272693" calcext:value-type="float">
            <text:p>0.001919694962727</text:p>
          </table:table-cell>
          <table:table-cell office:value-type="float" office:value="0.00529976954171915" calcext:value-type="float">
            <text:p>0.005299769541719</text:p>
          </table:table-cell>
          <table:table-cell office:value-type="float" office:value="0.00343319387393429" calcext:value-type="float">
            <text:p>0.003433193873934</text:p>
          </table:table-cell>
          <table:table-cell office:value-type="float" office:value="0.997187006431223" calcext:value-type="float">
            <text:p>0.997187006431223</text:p>
          </table:table-cell>
          <table:table-cell office:value-type="float" office:value="0.996853371526362" calcext:value-type="float">
            <text:p>0.996853371526362</text:p>
          </table:table-cell>
          <table:table-cell office:value-type="float" office:value="0.996565479055128" calcext:value-type="float">
            <text:p>0.996565479055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3.csv</text:p>
          </table:table-cell>
          <table:table-cell office:value-type="float" office:value="-2.14905481368148" calcext:value-type="float">
            <text:p>-2.14905</text:p>
          </table:table-cell>
          <table:table-cell office:value-type="float" office:value="3.29276588404264" calcext:value-type="float">
            <text:p>3.29277</text:p>
          </table:table-cell>
          <table:table-cell office:value-type="float" office:value="643.515283105896" calcext:value-type="float">
            <text:p>643.51528</text:p>
          </table:table-cell>
          <table:table-cell table:number-columns-repeated="2" office:value-type="float" office:value="4.13379863317459" calcext:value-type="float">
            <text:p>4.13380</text:p>
          </table:table-cell>
          <table:table-cell office:value-type="float" office:value="652.31731659151" calcext:value-type="float">
            <text:p>652.31732</text:p>
          </table:table-cell>
          <table:table-cell office:value-type="float" office:value="3.53126812171329" calcext:value-type="float">
            <text:p>3.53127</text:p>
          </table:table-cell>
          <table:table-cell office:value-type="float" office:value="2.4991966654349" calcext:value-type="float">
            <text:p>2.49920</text:p>
          </table:table-cell>
          <table:table-cell office:value-type="float" office:value="106.798698186291" calcext:value-type="float">
            <text:p>106.798698186291</text:p>
          </table:table-cell>
          <table:table-cell office:value-type="float" office:value="173.753564738277" calcext:value-type="float">
            <text:p>173.753564738277</text:p>
          </table:table-cell>
          <table:table-cell office:value-type="float" office:value="654.50422538148" calcext:value-type="float">
            <text:p>654.50422538148</text:p>
          </table:table-cell>
          <table:table-cell office:value-type="float" office:value="50105.9045571831" calcext:value-type="float">
            <text:p>50105.9045571831</text:p>
          </table:table-cell>
          <table:table-cell office:value-type="float" office:value="1.56844377405037" calcext:value-type="float">
            <text:p>1.56844377405037</text:p>
          </table:table-cell>
          <table:table-cell office:value-type="float" office:value="5.26863622058434" calcext:value-type="float">
            <text:p>5.26863622058434</text:p>
          </table:table-cell>
          <table:table-cell office:value-type="float" office:value="114.2869976728" calcext:value-type="float">
            <text:p>114.2869976728</text:p>
          </table:table-cell>
          <table:table-cell office:value-type="float" office:value="-56" calcext:value-type="float">
            <text:p>-56</text:p>
          </table:table-cell>
          <table:table-cell office:value-type="float" office:value="9" calcext:value-type="float">
            <text:p>9</text:p>
          </table:table-cell>
          <table:table-cell office:value-type="float" office:value="48389" calcext:value-type="float">
            <text:p>48389</text:p>
          </table:table-cell>
          <table:table-cell office:value-type="float" office:value="0.00278624651719185" calcext:value-type="float">
            <text:p>0.002786246517192</text:p>
          </table:table-cell>
          <table:table-cell office:value-type="float" office:value="0.0362499546875566" calcext:value-type="float">
            <text:p>0.036249954687557</text:p>
          </table:table-cell>
          <table:table-cell office:value-type="float" office:value="1.69669787912765" calcext:value-type="float">
            <text:p>1.69669787912765</text:p>
          </table:table-cell>
          <table:table-cell office:value-type="float" office:value="3.94399507000616" calcext:value-type="float">
            <text:p>3.94399507000616</text:p>
          </table:table-cell>
          <table:table-cell office:value-type="float" office:value="14.1429122256536" calcext:value-type="float">
            <text:p>14.1429122256536</text:p>
          </table:table-cell>
          <table:table-cell office:value-type="float" office:value="15.1625070526933" calcext:value-type="float">
            <text:p>15.1625070526933</text:p>
          </table:table-cell>
          <table:table-cell office:value-type="float" office:value="14.6147766579028" calcext:value-type="float">
            <text:p>14.6147766579028</text:p>
          </table:table-cell>
          <table:table-cell office:value-type="float" office:value="14.1017876874097" calcext:value-type="float">
            <text:p>14.1017876874097</text:p>
          </table:table-cell>
          <table:table-cell office:value-type="float" office:value="15.0377500086918" calcext:value-type="float">
            <text:p>15.0377500086918</text:p>
          </table:table-cell>
          <table:table-cell office:value-type="float" office:value="14.5888733994752" calcext:value-type="float">
            <text:p>14.5888733994752</text:p>
          </table:table-cell>
          <table:table-cell office:value-type="float" office:value="-1.46114868859588" calcext:value-type="float">
            <text:p>-1.46114868859588</text:p>
          </table:table-cell>
          <table:table-cell office:value-type="float" office:value="-1.46603376845108" calcext:value-type="float">
            <text:p>-1.46603376845108</text:p>
          </table:table-cell>
          <table:table-cell office:value-type="float" office:value="-1.47925872376266" calcext:value-type="float">
            <text:p>-1.47925872376266</text:p>
          </table:table-cell>
          <table:table-cell office:value-type="float" office:value="0.000743050070160831" calcext:value-type="float">
            <text:p>0.000743050070161</text:p>
          </table:table-cell>
          <table:table-cell office:value-type="float" office:value="0.00345125820435968" calcext:value-type="float">
            <text:p>0.00345125820436</text:p>
          </table:table-cell>
          <table:table-cell office:value-type="float" office:value="0.00240769352456905" calcext:value-type="float">
            <text:p>0.002407693524569</text:p>
          </table:table-cell>
          <table:table-cell office:value-type="float" office:value="0.995106979388908" calcext:value-type="float">
            <text:p>0.995106979388908</text:p>
          </table:table-cell>
          <table:table-cell office:value-type="float" office:value="0.996345169860462" calcext:value-type="float">
            <text:p>0.996345169860462</text:p>
          </table:table-cell>
          <table:table-cell office:value-type="float" office:value="0.992481681756608" calcext:value-type="float">
            <text:p>0.992481681756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4.csv</text:p>
          </table:table-cell>
          <table:table-cell office:value-type="float" office:value="-2.11308985863768" calcext:value-type="float">
            <text:p>-2.11309</text:p>
          </table:table-cell>
          <table:table-cell office:value-type="float" office:value="3.34802581496773" calcext:value-type="float">
            <text:p>3.34803</text:p>
          </table:table-cell>
          <table:table-cell office:value-type="float" office:value="627.540225574718" calcext:value-type="float">
            <text:p>627.54023</text:p>
          </table:table-cell>
          <table:table-cell table:number-columns-repeated="2" office:value-type="float" office:value="4.19576071702022" calcext:value-type="float">
            <text:p>4.19576</text:p>
          </table:table-cell>
          <table:table-cell office:value-type="float" office:value="637.367316351906" calcext:value-type="float">
            <text:p>637.36732</text:p>
          </table:table-cell>
          <table:table-cell office:value-type="float" office:value="3.6248116149412" calcext:value-type="float">
            <text:p>3.62481</text:p>
          </table:table-cell>
          <table:table-cell office:value-type="float" office:value="2.52885965146341" calcext:value-type="float">
            <text:p>2.52886</text:p>
          </table:table-cell>
          <table:table-cell office:value-type="float" office:value="111.49152989919" calcext:value-type="float">
            <text:p>111.49152989919</text:p>
          </table:table-cell>
          <table:table-cell office:value-type="float" office:value="171.29070597916" calcext:value-type="float">
            <text:p>171.29070597916</text:p>
          </table:table-cell>
          <table:table-cell office:value-type="float" office:value="684.155809941557" calcext:value-type="float">
            <text:p>684.155809941557</text:p>
          </table:table-cell>
          <table:table-cell office:value-type="float" office:value="50869.7938774792" calcext:value-type="float">
            <text:p>50869.7938774792</text:p>
          </table:table-cell>
          <table:table-cell office:value-type="float" office:value="1.6148513640653" calcext:value-type="float">
            <text:p>1.6148513640653</text:p>
          </table:table-cell>
          <table:table-cell office:value-type="float" office:value="5.32171987709427" calcext:value-type="float">
            <text:p>5.32171987709427</text:p>
          </table:table-cell>
          <table:table-cell office:value-type="float" office:value="113.632590887714" calcext:value-type="float">
            <text:p>113.632590887714</text:p>
          </table:table-cell>
          <table:table-cell office:value-type="float" office:value="-44" calcext:value-type="float">
            <text:p>-44</text:p>
          </table:table-cell>
          <table:table-cell office:value-type="float" office:value="62" calcext:value-type="float">
            <text:p>62</text:p>
          </table:table-cell>
          <table:table-cell office:value-type="float" office:value="50702" calcext:value-type="float">
            <text:p>50702</text:p>
          </table:table-cell>
          <table:table-cell office:value-type="float" office:value="0.00105874867656415" calcext:value-type="float">
            <text:p>0.001058748676564</text:p>
          </table:table-cell>
          <table:table-cell office:value-type="float" office:value="0.00962498796876504" calcext:value-type="float">
            <text:p>0.009624987968765</text:p>
          </table:table-cell>
          <table:table-cell office:value-type="float" office:value="1.59851675185406" calcext:value-type="float">
            <text:p>1.59851675185406</text:p>
          </table:table-cell>
          <table:table-cell office:value-type="float" office:value="4.30349462063172" calcext:value-type="float">
            <text:p>4.30349462063172</text:p>
          </table:table-cell>
          <table:table-cell office:value-type="float" office:value="13.9357561597272" calcext:value-type="float">
            <text:p>13.9357561597272</text:p>
          </table:table-cell>
          <table:table-cell office:value-type="float" office:value="14.732519470243" calcext:value-type="float">
            <text:p>14.732519470243</text:p>
          </table:table-cell>
          <table:table-cell office:value-type="float" office:value="14.7067262125279" calcext:value-type="float">
            <text:p>14.7067262125279</text:p>
          </table:table-cell>
          <table:table-cell office:value-type="float" office:value="13.8955282652464" calcext:value-type="float">
            <text:p>13.8955282652464</text:p>
          </table:table-cell>
          <table:table-cell office:value-type="float" office:value="14.6034447307188" calcext:value-type="float">
            <text:p>14.6034447307188</text:p>
          </table:table-cell>
          <table:table-cell office:value-type="float" office:value="14.6797158419672" calcext:value-type="float">
            <text:p>14.6797158419672</text:p>
          </table:table-cell>
          <table:table-cell office:value-type="float" office:value="-1.45869832111681" calcext:value-type="float">
            <text:p>-1.45869832111681</text:p>
          </table:table-cell>
          <table:table-cell office:value-type="float" office:value="-1.44634900556713" calcext:value-type="float">
            <text:p>-1.44634900556713</text:p>
          </table:table-cell>
          <table:table-cell office:value-type="float" office:value="-1.47201150418538" calcext:value-type="float">
            <text:p>-1.47201150418538</text:p>
          </table:table-cell>
          <table:table-cell office:value-type="float" office:value="0.00492769401993972" calcext:value-type="float">
            <text:p>0.00492769401994</text:p>
          </table:table-cell>
          <table:table-cell office:value-type="float" office:value="0.00624995016136515" calcext:value-type="float">
            <text:p>0.006249950161365</text:p>
          </table:table-cell>
          <table:table-cell office:value-type="float" office:value="0.00477886522734514" calcext:value-type="float">
            <text:p>0.004778865227345</text:p>
          </table:table-cell>
          <table:table-cell office:value-type="float" office:value="0.99553756317056" calcext:value-type="float">
            <text:p>0.99553756317056</text:p>
          </table:table-cell>
          <table:table-cell office:value-type="float" office:value="0.994922525088337" calcext:value-type="float">
            <text:p>0.994922525088337</text:p>
          </table:table-cell>
          <table:table-cell office:value-type="float" office:value="0.994856646769644" calcext:value-type="float">
            <text:p>0.994856646769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5.csv</text:p>
          </table:table-cell>
          <table:table-cell office:value-type="float" office:value="-1.44387944515069" calcext:value-type="float">
            <text:p>-1.44388</text:p>
          </table:table-cell>
          <table:table-cell office:value-type="float" office:value="3.23293220883474" calcext:value-type="float">
            <text:p>3.23293</text:p>
          </table:table-cell>
          <table:table-cell office:value-type="float" office:value="747.973753782808" calcext:value-type="float">
            <text:p>747.97375</text:p>
          </table:table-cell>
          <table:table-cell table:number-columns-repeated="2" office:value-type="float" office:value="4.48082538744312" calcext:value-type="float">
            <text:p>4.48083</text:p>
          </table:table-cell>
          <table:table-cell office:value-type="float" office:value="900.150604292061" calcext:value-type="float">
            <text:p>900.15060</text:p>
          </table:table-cell>
          <table:table-cell office:value-type="float" office:value="4.24181662741639" calcext:value-type="float">
            <text:p>4.24182</text:p>
          </table:table-cell>
          <table:table-cell office:value-type="float" office:value="3.10257078659517" calcext:value-type="float">
            <text:p>3.10257</text:p>
          </table:table-cell>
          <table:table-cell office:value-type="float" office:value="500.805724866857" calcext:value-type="float">
            <text:p>500.805724866857</text:p>
          </table:table-cell>
          <table:table-cell office:value-type="float" office:value="209.179849318483" calcext:value-type="float">
            <text:p>209.179849318483</text:p>
          </table:table-cell>
          <table:table-cell office:value-type="float" office:value="678.941952085987" calcext:value-type="float">
            <text:p>678.941952085987</text:p>
          </table:table-cell>
          <table:table-cell office:value-type="float" office:value="3071.01197221674" calcext:value-type="float">
            <text:p>3071.01197221674</text:p>
          </table:table-cell>
          <table:table-cell office:value-type="float" office:value="0.60715699714064" calcext:value-type="float">
            <text:p>0.60715699714064</text:p>
          </table:table-cell>
          <table:table-cell office:value-type="float" office:value="12.308945544209" calcext:value-type="float">
            <text:p>12.308945544209</text:p>
          </table:table-cell>
          <table:table-cell office:value-type="float" office:value="50.2364807026663" calcext:value-type="float">
            <text:p>50.2364807026663</text:p>
          </table:table-cell>
          <table:table-cell office:value-type="float" office:value="-219" calcext:value-type="float">
            <text:p>-219</text:p>
          </table:table-cell>
          <table:table-cell office:value-type="float" office:value="5" calcext:value-type="float">
            <text:p>5</text:p>
          </table:table-cell>
          <table:table-cell office:value-type="float" office:value="53069" calcext:value-type="float">
            <text:p>53069</text:p>
          </table:table-cell>
          <table:table-cell office:value-type="float" office:value="0.0450411936985079" calcext:value-type="float">
            <text:p>0.045041193698508</text:p>
          </table:table-cell>
          <table:table-cell office:value-type="float" office:value="0.263999670000412" calcext:value-type="float">
            <text:p>0.263999670000412</text:p>
          </table:table-cell>
          <table:table-cell office:value-type="float" office:value="31.40259199676" calcext:value-type="float">
            <text:p>31.40259199676</text:p>
          </table:table-cell>
          <table:table-cell office:value-type="float" office:value="30.3210870986411" calcext:value-type="float">
            <text:p>30.3210870986411</text:p>
          </table:table-cell>
          <table:table-cell office:value-type="float" office:value="15.9921259238691" calcext:value-type="float">
            <text:p>15.9921259238691</text:p>
          </table:table-cell>
          <table:table-cell office:value-type="float" office:value="15.253822730749" calcext:value-type="float">
            <text:p>15.253822730749</text:p>
          </table:table-cell>
          <table:table-cell office:value-type="float" office:value="16.1104486069385" calcext:value-type="float">
            <text:p>16.1104486069385</text:p>
          </table:table-cell>
          <table:table-cell office:value-type="float" office:value="15.9347632124443" calcext:value-type="float">
            <text:p>15.9347632124443</text:p>
          </table:table-cell>
          <table:table-cell office:value-type="float" office:value="15.2366613953852" calcext:value-type="float">
            <text:p>15.2366613953852</text:p>
          </table:table-cell>
          <table:table-cell office:value-type="float" office:value="16.0898739400114" calcext:value-type="float">
            <text:p>16.0898739400114</text:p>
          </table:table-cell>
          <table:table-cell office:value-type="float" office:value="-0.581567648229388" calcext:value-type="float">
            <text:p>-0.581567648229388</text:p>
          </table:table-cell>
          <table:table-cell office:value-type="float" office:value="-1.40024362766882" calcext:value-type="float">
            <text:p>-1.40024362766882</text:p>
          </table:table-cell>
          <table:table-cell office:value-type="float" office:value="-0.567092211345237" calcext:value-type="float">
            <text:p>-0.567092211345237</text:p>
          </table:table-cell>
          <table:table-cell office:value-type="float" office:value="-0.00137437745195706" calcext:value-type="float">
            <text:p>-0.001374377451957</text:p>
          </table:table-cell>
          <table:table-cell office:value-type="float" office:value="-0.00101903492085099" calcext:value-type="float">
            <text:p>-0.001019034920851</text:p>
          </table:table-cell>
          <table:table-cell office:value-type="float" office:value="0.000476943084828333" calcext:value-type="float">
            <text:p>0.000476943084828</text:p>
          </table:table-cell>
          <table:table-cell office:value-type="float" office:value="0.967800121140438" calcext:value-type="float">
            <text:p>0.967800121140438</text:p>
          </table:table-cell>
          <table:table-cell office:value-type="float" office:value="0.973459559859487" calcext:value-type="float">
            <text:p>0.973459559859487</text:p>
          </table:table-cell>
          <table:table-cell office:value-type="float" office:value="0.960910238363552" calcext:value-type="float">
            <text:p>0.960910238363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6.csv</text:p>
          </table:table-cell>
          <table:table-cell office:value-type="float" office:value="-1.41995072506159" calcext:value-type="float">
            <text:p>-1.41995</text:p>
          </table:table-cell>
          <table:table-cell office:value-type="float" office:value="3.28154339807075" calcext:value-type="float">
            <text:p>3.28154</text:p>
          </table:table-cell>
          <table:table-cell office:value-type="float" office:value="767.216648479189" calcext:value-type="float">
            <text:p>767.21665</text:p>
          </table:table-cell>
          <table:table-cell table:number-columns-repeated="2" office:value-type="float" office:value="4.1259745782563" calcext:value-type="float">
            <text:p>4.12597</text:p>
          </table:table-cell>
          <table:table-cell office:value-type="float" office:value="776.833802713974" calcext:value-type="float">
            <text:p>776.83380</text:p>
          </table:table-cell>
          <table:table-cell office:value-type="float" office:value="3.87393935920715" calcext:value-type="float">
            <text:p>3.87394</text:p>
          </table:table-cell>
          <table:table-cell office:value-type="float" office:value="2.50102761819926" calcext:value-type="float">
            <text:p>2.50103</text:p>
          </table:table-cell>
          <table:table-cell office:value-type="float" office:value="121.857996600197" calcext:value-type="float">
            <text:p>121.857996600197</text:p>
          </table:table-cell>
          <table:table-cell office:value-type="float" office:value="155.708041152546" calcext:value-type="float">
            <text:p>155.708041152546</text:p>
          </table:table-cell>
          <table:table-cell office:value-type="float" office:value="857.415363638886" calcext:value-type="float">
            <text:p>857.415363638886</text:p>
          </table:table-cell>
          <table:table-cell office:value-type="float" office:value="50834.1689626534" calcext:value-type="float">
            <text:p>50834.1689626534</text:p>
          </table:table-cell>
          <table:table-cell office:value-type="float" office:value="1.47895216586563" calcext:value-type="float">
            <text:p>1.47895216586563</text:p>
          </table:table-cell>
          <table:table-cell office:value-type="float" office:value="6.11858835888582" calcext:value-type="float">
            <text:p>6.11858835888582</text:p>
          </table:table-cell>
          <table:table-cell office:value-type="float" office:value="113.107410889355" calcext:value-type="float">
            <text:p>113.107410889355</text:p>
          </table:table-cell>
          <table:table-cell office:value-type="float" office:value="-18" calcext:value-type="float">
            <text:p>-18</text:p>
          </table:table-cell>
          <table:table-cell office:value-type="float" office:value="309" calcext:value-type="float">
            <text:p>309</text:p>
          </table:table-cell>
          <table:table-cell office:value-type="float" office:value="55490" calcext:value-type="float">
            <text:p>55490</text:p>
          </table:table-cell>
          <table:table-cell office:value-type="float" office:value="0.000562499296875879" calcext:value-type="float">
            <text:p>0.000562499296876</text:p>
          </table:table-cell>
          <table:table-cell office:value-type="float" office:value="0.00587499265625918" calcext:value-type="float">
            <text:p>0.005874992656259</text:p>
          </table:table-cell>
          <table:table-cell office:value-type="float" office:value="27.4597919252601" calcext:value-type="float">
            <text:p>27.4597919252601</text:p>
          </table:table-cell>
          <table:table-cell office:value-type="float" office:value="39.2129509838113" calcext:value-type="float">
            <text:p>39.2129509838113</text:p>
          </table:table-cell>
          <table:table-cell office:value-type="float" office:value="16.1582191125738" calcext:value-type="float">
            <text:p>16.1582191125738</text:p>
          </table:table-cell>
          <table:table-cell office:value-type="float" office:value="15.6674034436338" calcext:value-type="float">
            <text:p>15.6674034436338</text:p>
          </table:table-cell>
          <table:table-cell office:value-type="float" office:value="16.145001484164" calcext:value-type="float">
            <text:p>16.145001484164</text:p>
          </table:table-cell>
          <table:table-cell office:value-type="float" office:value="16.1009038769286" calcext:value-type="float">
            <text:p>16.1009038769286</text:p>
          </table:table-cell>
          <table:table-cell office:value-type="float" office:value="15.650729626895" calcext:value-type="float">
            <text:p>15.650729626895</text:p>
          </table:table-cell>
          <table:table-cell office:value-type="float" office:value="16.1260119506381" calcext:value-type="float">
            <text:p>16.1260119506381</text:p>
          </table:table-cell>
          <table:table-cell office:value-type="float" office:value="-1.45291081036549" calcext:value-type="float">
            <text:p>-1.45291081036549</text:p>
          </table:table-cell>
          <table:table-cell office:value-type="float" office:value="-1.45384226999614" calcext:value-type="float">
            <text:p>-1.45384226999614</text:p>
          </table:table-cell>
          <table:table-cell office:value-type="float" office:value="-1.46703153083719" calcext:value-type="float">
            <text:p>-1.46703153083719</text:p>
          </table:table-cell>
          <table:table-cell office:value-type="float" office:value="0.000172009149109636" calcext:value-type="float">
            <text:p>0.00017200914911</text:p>
          </table:table-cell>
          <table:table-cell office:value-type="float" office:value="0.000783678274009965" calcext:value-type="float">
            <text:p>0.00078367827401</text:p>
          </table:table-cell>
          <table:table-cell office:value-type="float" office:value="-0.000129671212565409" calcext:value-type="float">
            <text:p>-0.000129671212565</text:p>
          </table:table-cell>
          <table:table-cell office:value-type="float" office:value="0.986329108063628" calcext:value-type="float">
            <text:p>0.986329108063628</text:p>
          </table:table-cell>
          <table:table-cell office:value-type="float" office:value="0.989466936353417" calcext:value-type="float">
            <text:p>0.989466936353417</text:p>
          </table:table-cell>
          <table:table-cell office:value-type="float" office:value="0.989436507306147" calcext:value-type="float">
            <text:p>0.989436507306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7.csv</text:p>
          </table:table-cell>
          <table:table-cell office:value-type="float" office:value="-2.12138234827206" calcext:value-type="float">
            <text:p>-2.12138</text:p>
          </table:table-cell>
          <table:table-cell office:value-type="float" office:value="3.38275827155216" calcext:value-type="float">
            <text:p>3.38276</text:p>
          </table:table-cell>
          <table:table-cell office:value-type="float" office:value="813.132818583977" calcext:value-type="float">
            <text:p>813.13282</text:p>
          </table:table-cell>
          <table:table-cell table:number-columns-repeated="2" office:value-type="float" office:value="4.27384951393506" calcext:value-type="float">
            <text:p>4.27385</text:p>
          </table:table-cell>
          <table:table-cell office:value-type="float" office:value="825.854419161209" calcext:value-type="float">
            <text:p>825.85442</text:p>
          </table:table-cell>
          <table:table-cell office:value-type="float" office:value="3.71019225919663" calcext:value-type="float">
            <text:p>3.71019</text:p>
          </table:table-cell>
          <table:table-cell office:value-type="float" office:value="2.61203678075336" calcext:value-type="float">
            <text:p>2.61204</text:p>
          </table:table-cell>
          <table:table-cell office:value-type="float" office:value="144.397164064172" calcext:value-type="float">
            <text:p>144.397164064172</text:p>
          </table:table-cell>
          <table:table-cell office:value-type="float" office:value="214.426610075278" calcext:value-type="float">
            <text:p>214.426610075278</text:p>
          </table:table-cell>
          <table:table-cell office:value-type="float" office:value="823.209651874312" calcext:value-type="float">
            <text:p>823.209651874312</text:p>
          </table:table-cell>
          <table:table-cell office:value-type="float" office:value="31254.5493376229" calcext:value-type="float">
            <text:p>31254.5493376229</text:p>
          </table:table-cell>
          <table:table-cell office:value-type="float" office:value="1.84048768815804" calcext:value-type="float">
            <text:p>1.84048768815804</text:p>
          </table:table-cell>
          <table:table-cell office:value-type="float" office:value="7.19585186523938" calcext:value-type="float">
            <text:p>7.19585186523938</text:p>
          </table:table-cell>
          <table:table-cell office:value-type="float" office:value="88.7608136721235" calcext:value-type="float">
            <text:p>88.7608136721235</text:p>
          </table:table-cell>
          <table:table-cell office:value-type="float" office:value="-95" calcext:value-type="float">
            <text:p>-95</text:p>
          </table:table-cell>
          <table:table-cell office:value-type="float" office:value="17" calcext:value-type="float">
            <text:p>17</text:p>
          </table:table-cell>
          <table:table-cell office:value-type="float" office:value="57965" calcext:value-type="float">
            <text:p>57965</text:p>
          </table:table-cell>
          <table:table-cell office:value-type="float" office:value="0.00941998822501472" calcext:value-type="float">
            <text:p>0.009419988225015</text:p>
          </table:table-cell>
          <table:table-cell office:value-type="float" office:value="0.0804998993751258" calcext:value-type="float">
            <text:p>0.080499899375126</text:p>
          </table:table-cell>
          <table:table-cell office:value-type="float" office:value="51.3030333712083" calcext:value-type="float">
            <text:p>51.3030333712083</text:p>
          </table:table-cell>
          <table:table-cell office:value-type="float" office:value="50.4980618774226" calcext:value-type="float">
            <text:p>50.4980618774226</text:p>
          </table:table-cell>
          <table:table-cell office:value-type="float" office:value="15.8578496543748" calcext:value-type="float">
            <text:p>15.8578496543748</text:p>
          </table:table-cell>
          <table:table-cell office:value-type="float" office:value="16.8591089166379" calcext:value-type="float">
            <text:p>16.8591089166379</text:p>
          </table:table-cell>
          <table:table-cell office:value-type="float" office:value="16.6562861845059" calcext:value-type="float">
            <text:p>16.6562861845059</text:p>
          </table:table-cell>
          <table:table-cell office:value-type="float" office:value="15.8217631285099" calcext:value-type="float">
            <text:p>15.8217631285099</text:p>
          </table:table-cell>
          <table:table-cell office:value-type="float" office:value="16.7519709180777" calcext:value-type="float">
            <text:p>16.7519709180777</text:p>
          </table:table-cell>
          <table:table-cell office:value-type="float" office:value="16.6348147658643" calcext:value-type="float">
            <text:p>16.6348147658643</text:p>
          </table:table-cell>
          <table:table-cell office:value-type="float" office:value="-1.44992335274826" calcext:value-type="float">
            <text:p>-1.44992335274826</text:p>
          </table:table-cell>
          <table:table-cell office:value-type="float" office:value="-1.44117376178738" calcext:value-type="float">
            <text:p>-1.44117376178738</text:p>
          </table:table-cell>
          <table:table-cell office:value-type="float" office:value="-1.48074630044697" calcext:value-type="float">
            <text:p>-1.48074630044697</text:p>
          </table:table-cell>
          <table:table-cell office:value-type="float" office:value="0.0035078129851395" calcext:value-type="float">
            <text:p>0.00350781298514</text:p>
          </table:table-cell>
          <table:table-cell office:value-type="float" office:value="0.000968327718528851" calcext:value-type="float">
            <text:p>0.000968327718529</text:p>
          </table:table-cell>
          <table:table-cell office:value-type="float" office:value="0.0046055419018783" calcext:value-type="float">
            <text:p>0.004605541901878</text:p>
          </table:table-cell>
          <table:table-cell office:value-type="float" office:value="0.994350759361764" calcext:value-type="float">
            <text:p>0.994350759361764</text:p>
          </table:table-cell>
          <table:table-cell office:value-type="float" office:value="0.995196880324895" calcext:value-type="float">
            <text:p>0.995196880324895</text:p>
          </table:table-cell>
          <table:table-cell office:value-type="float" office:value="0.993174368653304" calcext:value-type="float">
            <text:p>0.99317436865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8.csv</text:p>
          </table:table-cell>
          <table:table-cell office:value-type="float" office:value="-1.20386224517219" calcext:value-type="float">
            <text:p>-1.20386</text:p>
          </table:table-cell>
          <table:table-cell office:value-type="float" office:value="2.76466029417463" calcext:value-type="float">
            <text:p>2.76466</text:p>
          </table:table-cell>
          <table:table-cell office:value-type="float" office:value="526.925035093706" calcext:value-type="float">
            <text:p>526.92504</text:p>
          </table:table-cell>
          <table:table-cell table:number-columns-repeated="2" office:value-type="float" office:value="3.48221461037753" calcext:value-type="float">
            <text:p>3.48221</text:p>
          </table:table-cell>
          <table:table-cell office:value-type="float" office:value="534.473328316368" calcext:value-type="float">
            <text:p>534.47333</text:p>
          </table:table-cell>
          <table:table-cell office:value-type="float" office:value="3.26749663922945" calcext:value-type="float">
            <text:p>3.26750</text:p>
          </table:table-cell>
          <table:table-cell office:value-type="float" office:value="2.11718493536606" calcext:value-type="float">
            <text:p>2.11718</text:p>
          </table:table-cell>
          <table:table-cell office:value-type="float" office:value="89.5083575599129" calcext:value-type="float">
            <text:p>89.5083575599129</text:p>
          </table:table-cell>
          <table:table-cell office:value-type="float" office:value="365.183913228891" calcext:value-type="float">
            <text:p>365.183913228891</text:p>
          </table:table-cell>
          <table:table-cell office:value-type="float" office:value="1997.47396716807" calcext:value-type="float">
            <text:p>1997.47396716807</text:p>
          </table:table-cell>
          <table:table-cell office:value-type="float" office:value="251829.53332907" calcext:value-type="float">
            <text:p>251829.53332907</text:p>
          </table:table-cell>
          <table:table-cell office:value-type="float" office:value="2.79429093896627" calcext:value-type="float">
            <text:p>2.79429093896627</text:p>
          </table:table-cell>
          <table:table-cell office:value-type="float" office:value="10.8204629015827" calcext:value-type="float">
            <text:p>10.8204629015827</text:p>
          </table:table-cell>
          <table:table-cell office:value-type="float" office:value="376.0846796489" calcext:value-type="float">
            <text:p>376.0846796489</text:p>
          </table:table-cell>
          <table:table-cell office:value-type="float" office:value="-50" calcext:value-type="float">
            <text:p>-50</text:p>
          </table:table-cell>
          <table:table-cell office:value-type="float" office:value="85" calcext:value-type="float">
            <text:p>85</text:p>
          </table:table-cell>
          <table:table-cell office:value-type="float" office:value="60494" calcext:value-type="float">
            <text:p>60494</text:p>
          </table:table-cell>
          <table:table-cell office:value-type="float" office:value="0.00107499865625168" calcext:value-type="float">
            <text:p>0.001074998656252</text:p>
          </table:table-cell>
          <table:table-cell office:value-type="float" office:value="0.00774999031251211" calcext:value-type="float">
            <text:p>0.007749990312512</text:p>
          </table:table-cell>
          <table:table-cell office:value-type="float" office:value="0.113707357865803" calcext:value-type="float">
            <text:p>0.113707357865803</text:p>
          </table:table-cell>
          <table:table-cell office:value-type="float" office:value="0.014749981562523" calcext:value-type="float">
            <text:p>0.014749981562523</text:p>
          </table:table-cell>
          <table:table-cell office:value-type="float" office:value="13.5931516409104" calcext:value-type="float">
            <text:p>13.5931516409104</text:p>
          </table:table-cell>
          <table:table-cell office:value-type="float" office:value="12.7102255315438" calcext:value-type="float">
            <text:p>12.7102255315438</text:p>
          </table:table-cell>
          <table:table-cell office:value-type="float" office:value="13.4388031646502" calcext:value-type="float">
            <text:p>13.4388031646502</text:p>
          </table:table-cell>
          <table:table-cell office:value-type="float" office:value="13.5565151091239" calcext:value-type="float">
            <text:p>13.5565151091239</text:p>
          </table:table-cell>
          <table:table-cell office:value-type="float" office:value="12.7092005066621" calcext:value-type="float">
            <text:p>12.7092005066621</text:p>
          </table:table-cell>
          <table:table-cell office:value-type="float" office:value="13.4387274417208" calcext:value-type="float">
            <text:p>13.4387274417208</text:p>
          </table:table-cell>
          <table:table-cell office:value-type="float" office:value="-1.45093754215627" calcext:value-type="float">
            <text:p>-1.45093754215627</text:p>
          </table:table-cell>
          <table:table-cell office:value-type="float" office:value="-1.44729178476737" calcext:value-type="float">
            <text:p>-1.44729178476737</text:p>
          </table:table-cell>
          <table:table-cell office:value-type="float" office:value="-1.45409337161677" calcext:value-type="float">
            <text:p>-1.45409337161677</text:p>
          </table:table-cell>
          <table:table-cell office:value-type="float" office:value="0.000608790383219818" calcext:value-type="float">
            <text:p>0.00060879038322</text:p>
          </table:table-cell>
          <table:table-cell office:value-type="float" office:value="0.000913354576111207" calcext:value-type="float">
            <text:p>0.000913354576111</text:p>
          </table:table-cell>
          <table:table-cell office:value-type="float" office:value="0.00394743867657281" calcext:value-type="float">
            <text:p>0.003947438676573</text:p>
          </table:table-cell>
          <table:table-cell office:value-type="float" office:value="0.990843019335148" calcext:value-type="float">
            <text:p>0.990843019335148</text:p>
          </table:table-cell>
          <table:table-cell office:value-type="float" office:value="0.990922796711913" calcext:value-type="float">
            <text:p>0.990922796711913</text:p>
          </table:table-cell>
          <table:table-cell office:value-type="float" office:value="0.988058624060795" calcext:value-type="float">
            <text:p>0.988058624060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9.csv</text:p>
          </table:table-cell>
          <table:table-cell office:value-type="float" office:value="-2.93596883003896" calcext:value-type="float">
            <text:p>-2.93597</text:p>
          </table:table-cell>
          <table:table-cell office:value-type="float" office:value="3.99352500809374" calcext:value-type="float">
            <text:p>3.99353</text:p>
          </table:table-cell>
          <table:table-cell office:value-type="float" office:value="11.3193158508552" calcext:value-type="float">
            <text:p>11.31932</text:p>
          </table:table-cell>
          <table:table-cell table:number-columns-repeated="2" office:value-type="float" office:value="4.96321007093013" calcext:value-type="float">
            <text:p>4.96321</text:p>
          </table:table-cell>
          <table:table-cell office:value-type="float" office:value="72.3189229556603" calcext:value-type="float">
            <text:p>72.31892</text:p>
          </table:table-cell>
          <table:table-cell office:value-type="float" office:value="4.00169229666923" calcext:value-type="float">
            <text:p>4.00169</text:p>
          </table:table-cell>
          <table:table-cell office:value-type="float" office:value="2.94706841079608" calcext:value-type="float">
            <text:p>2.94707</text:p>
          </table:table-cell>
          <table:table-cell office:value-type="float" office:value="71.4275836504029" calcext:value-type="float">
            <text:p>71.4275836504029</text:p>
          </table:table-cell>
          <table:table-cell office:value-type="float" office:value="179.031068017464" calcext:value-type="float">
            <text:p>179.031068017464</text:p>
          </table:table-cell>
          <table:table-cell office:value-type="float" office:value="571.834897964653" calcext:value-type="float">
            <text:p>571.834897964653</text:p>
          </table:table-cell>
          <table:table-cell office:value-type="float" office:value="759654.779325106" calcext:value-type="float">
            <text:p>759654.779325106</text:p>
          </table:table-cell>
          <table:table-cell office:value-type="float" office:value="1.64077194394699" calcext:value-type="float">
            <text:p>1.64077194394699</text:p>
          </table:table-cell>
          <table:table-cell office:value-type="float" office:value="4.64619242442969" calcext:value-type="float">
            <text:p>4.64619242442969</text:p>
          </table:table-cell>
          <table:table-cell office:value-type="float" office:value="860.389343545712" calcext:value-type="float">
            <text:p>860.389343545712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63077" calcext:value-type="float">
            <text:p>63077</text:p>
          </table:table-cell>
          <table:table-cell office:value-type="float" office:value="0.000912498859376426" calcext:value-type="float">
            <text:p>0.000912498859376</text:p>
          </table:table-cell>
          <table:table-cell office:value-type="float" office:value="0.0302499621875473" calcext:value-type="float">
            <text:p>0.030249962187547</text:p>
          </table:table-cell>
          <table:table-cell office:value-type="float" office:value="0.0778461526923091" calcext:value-type="float">
            <text:p>0.077846152692309</text:p>
          </table:table-cell>
          <table:table-cell office:value-type="float" office:value="0.000124999843750195" calcext:value-type="float">
            <text:p>0.00012499984375</text:p>
          </table:table-cell>
          <table:table-cell office:value-type="float" office:value="1.33473743601316" calcext:value-type="float">
            <text:p>1.33473743601316</text:p>
          </table:table-cell>
          <table:table-cell office:value-type="float" office:value="2.10963520230374" calcext:value-type="float">
            <text:p>2.10963520230374</text:p>
          </table:table-cell>
          <table:table-cell office:value-type="float" office:value="2.25548911346543" calcext:value-type="float">
            <text:p>2.25548911346543</text:p>
          </table:table-cell>
          <table:table-cell office:value-type="float" office:value="1.33469523550792" calcext:value-type="float">
            <text:p>1.33469523550792</text:p>
          </table:table-cell>
          <table:table-cell office:value-type="float" office:value="1.49764929883691" calcext:value-type="float">
            <text:p>1.49764929883691</text:p>
          </table:table-cell>
          <table:table-cell office:value-type="float" office:value="1.73635184329757" calcext:value-type="float">
            <text:p>1.73635184329757</text:p>
          </table:table-cell>
          <table:table-cell office:value-type="float" office:value="169.149617318064" calcext:value-type="float">
            <text:p>169.149617318064</text:p>
          </table:table-cell>
          <table:table-cell office:value-type="float" office:value="114.130997802465" calcext:value-type="float">
            <text:p>114.130997802465</text:p>
          </table:table-cell>
          <table:table-cell office:value-type="float" office:value="64.7788679009759" calcext:value-type="float">
            <text:p>64.7788679009759</text:p>
          </table:table-cell>
          <table:table-cell office:value-type="float" office:value="1.57043461087567" calcext:value-type="float">
            <text:p>1.57043461087567</text:p>
          </table:table-cell>
          <table:table-cell office:value-type="float" office:value="1.16854394971489" calcext:value-type="float">
            <text:p>1.16854394971489</text:p>
          </table:table-cell>
          <table:table-cell office:value-type="float" office:value="0.769067545700866" calcext:value-type="float">
            <text:p>0.769067545700866</text:p>
          </table:table-cell>
          <table:table-cell office:value-type="float" office:value="0.0548381049142706" calcext:value-type="float">
            <text:p>0.054838104914271</text:p>
          </table:table-cell>
          <table:table-cell office:value-type="float" office:value="-0.194864798878677" calcext:value-type="float">
            <text:p>-0.194864798878677</text:p>
          </table:table-cell>
          <table:table-cell office:value-type="float" office:value="-0.182787888219933" calcext:value-type="float">
            <text:p>-0.18278788821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0.csv</text:p>
          </table:table-cell>
          <table:table-cell office:value-type="float" office:value="-2.26020092474884" calcext:value-type="float">
            <text:p>-2.26020</text:p>
          </table:table-cell>
          <table:table-cell office:value-type="float" office:value="3.5749192813509" calcext:value-type="float">
            <text:p>3.57492</text:p>
          </table:table-cell>
          <table:table-cell office:value-type="float" office:value="652.326863341421" calcext:value-type="float">
            <text:p>652.32686</text:p>
          </table:table-cell>
          <table:table-cell table:number-columns-repeated="2" office:value-type="float" office:value="4.51070929199357" calcext:value-type="float">
            <text:p>4.51071</text:p>
          </table:table-cell>
          <table:table-cell office:value-type="float" office:value="666.102413224287" calcext:value-type="float">
            <text:p>666.10241</text:p>
          </table:table-cell>
          <table:table-cell office:value-type="float" office:value="3.90358682452966" calcext:value-type="float">
            <text:p>3.90359</text:p>
          </table:table-cell>
          <table:table-cell office:value-type="float" office:value="2.75071816962456" calcext:value-type="float">
            <text:p>2.75072</text:p>
          </table:table-cell>
          <table:table-cell office:value-type="float" office:value="134.766792149855" calcext:value-type="float">
            <text:p>134.766792149855</text:p>
          </table:table-cell>
          <table:table-cell office:value-type="float" office:value="214.064978399763" calcext:value-type="float">
            <text:p>214.064978399763</text:p>
          </table:table-cell>
          <table:table-cell office:value-type="float" office:value="824.002524567413" calcext:value-type="float">
            <text:p>824.002524567413</text:p>
          </table:table-cell>
          <table:table-cell office:value-type="float" office:value="67907.9509986234" calcext:value-type="float">
            <text:p>67907.9509986234</text:p>
          </table:table-cell>
          <table:table-cell office:value-type="float" office:value="1.83210532640153" calcext:value-type="float">
            <text:p>1.83210532640153</text:p>
          </table:table-cell>
          <table:table-cell office:value-type="float" office:value="6.11247235084439" calcext:value-type="float">
            <text:p>6.11247235084439</text:p>
          </table:table-cell>
          <table:table-cell office:value-type="float" office:value="141.116346921332" calcext:value-type="float">
            <text:p>141.116346921332</text:p>
          </table:table-cell>
          <table:table-cell office:value-type="float" office:value="-58" calcext:value-type="float">
            <text:p>-58</text:p>
          </table:table-cell>
          <table:table-cell office:value-type="float" office:value="30" calcext:value-type="float">
            <text:p>30</text:p>
          </table:table-cell>
          <table:table-cell office:value-type="float" office:value="65714" calcext:value-type="float">
            <text:p>65714</text:p>
          </table:table-cell>
          <table:table-cell office:value-type="float" office:value="0.00198749751562811" calcext:value-type="float">
            <text:p>0.001987497515628</text:p>
          </table:table-cell>
          <table:table-cell office:value-type="float" office:value="0.0392499509375613" calcext:value-type="float">
            <text:p>0.039249950937561</text:p>
          </table:table-cell>
          <table:table-cell office:value-type="float" office:value="6.0903586370517" calcext:value-type="float">
            <text:p>6.0903586370517</text:p>
          </table:table-cell>
          <table:table-cell office:value-type="float" office:value="10.6451116936104" calcext:value-type="float">
            <text:p>10.6451116936104</text:p>
          </table:table-cell>
          <table:table-cell office:value-type="float" office:value="14.1820771516679" calcext:value-type="float">
            <text:p>14.1820771516679</text:p>
          </table:table-cell>
          <table:table-cell office:value-type="float" office:value="15.0204180778632" calcext:value-type="float">
            <text:p>15.0204180778632</text:p>
          </table:table-cell>
          <table:table-cell office:value-type="float" office:value="15.0194071711157" calcext:value-type="float">
            <text:p>15.0194071711157</text:p>
          </table:table-cell>
          <table:table-cell office:value-type="float" office:value="14.1303501546128" calcext:value-type="float">
            <text:p>14.1303501546128</text:p>
          </table:table-cell>
          <table:table-cell office:value-type="float" office:value="14.8944065810444" calcext:value-type="float">
            <text:p>14.8944065810444</text:p>
          </table:table-cell>
          <table:table-cell office:value-type="float" office:value="14.9929244518733" calcext:value-type="float">
            <text:p>14.9929244518733</text:p>
          </table:table-cell>
          <table:table-cell office:value-type="float" office:value="-1.44132140600288" calcext:value-type="float">
            <text:p>-1.44132140600288</text:p>
          </table:table-cell>
          <table:table-cell office:value-type="float" office:value="-1.43890386171119" calcext:value-type="float">
            <text:p>-1.43890386171119</text:p>
          </table:table-cell>
          <table:table-cell office:value-type="float" office:value="-1.44896958638128" calcext:value-type="float">
            <text:p>-1.44896958638128</text:p>
          </table:table-cell>
          <table:table-cell office:value-type="float" office:value="0.00301417815718041" calcext:value-type="float">
            <text:p>0.00301417815718</text:p>
          </table:table-cell>
          <table:table-cell office:value-type="float" office:value="0.00256454631347784" calcext:value-type="float">
            <text:p>0.002564546313478</text:p>
          </table:table-cell>
          <table:table-cell office:value-type="float" office:value="0.00352063471191786" calcext:value-type="float">
            <text:p>0.003520634711918</text:p>
          </table:table-cell>
          <table:table-cell office:value-type="float" office:value="0.994424745146797" calcext:value-type="float">
            <text:p>0.994424745146797</text:p>
          </table:table-cell>
          <table:table-cell office:value-type="float" office:value="0.994700306865982" calcext:value-type="float">
            <text:p>0.994700306865982</text:p>
          </table:table-cell>
          <table:table-cell office:value-type="float" office:value="0.993745399965734" calcext:value-type="float">
            <text:p>0.993745399965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1.csv</text:p>
          </table:table-cell>
          <table:table-cell office:value-type="float" office:value="-1.43173946032567" calcext:value-type="float">
            <text:p>-1.43174</text:p>
          </table:table-cell>
          <table:table-cell office:value-type="float" office:value="3.61979672525409" calcext:value-type="float">
            <text:p>3.61980</text:p>
          </table:table-cell>
          <table:table-cell office:value-type="float" office:value="718.245765942793" calcext:value-type="float">
            <text:p>718.24577</text:p>
          </table:table-cell>
          <table:table-cell table:number-columns-repeated="2" office:value-type="float" office:value="4.60405362190351" calcext:value-type="float">
            <text:p>4.60405</text:p>
          </table:table-cell>
          <table:table-cell office:value-type="float" office:value="734.051423870892" calcext:value-type="float">
            <text:p>734.05142</text:p>
          </table:table-cell>
          <table:table-cell office:value-type="float" office:value="4.37577785897652" calcext:value-type="float">
            <text:p>4.37578</text:p>
          </table:table-cell>
          <table:table-cell office:value-type="float" office:value="2.84506263924058" calcext:value-type="float">
            <text:p>2.84506</text:p>
          </table:table-cell>
          <table:table-cell office:value-type="float" office:value="151.507467116757" calcext:value-type="float">
            <text:p>151.507467116757</text:p>
          </table:table-cell>
          <table:table-cell office:value-type="float" office:value="151.889972783202" calcext:value-type="float">
            <text:p>151.889972783202</text:p>
          </table:table-cell>
          <table:table-cell office:value-type="float" office:value="809.339156222063" calcext:value-type="float">
            <text:p>809.339156222063</text:p>
          </table:table-cell>
          <table:table-cell office:value-type="float" office:value="49822.304371352" calcext:value-type="float">
            <text:p>49822.304371352</text:p>
          </table:table-cell>
          <table:table-cell office:value-type="float" office:value="1.60211966936172" calcext:value-type="float">
            <text:p>1.60211966936172</text:p>
          </table:table-cell>
          <table:table-cell office:value-type="float" office:value="6.6747871734814" calcext:value-type="float">
            <text:p>6.6747871734814</text:p>
          </table:table-cell>
          <table:table-cell office:value-type="float" office:value="112.09926013358" calcext:value-type="float">
            <text:p>112.09926013358</text:p>
          </table:table-cell>
          <table:table-cell office:value-type="float" office:value="-89" calcext:value-type="float">
            <text:p>-89</text:p>
          </table:table-cell>
          <table:table-cell office:value-type="float" office:value="206" calcext:value-type="float">
            <text:p>206</text:p>
          </table:table-cell>
          <table:table-cell office:value-type="float" office:value="68405" calcext:value-type="float">
            <text:p>68405</text:p>
          </table:table-cell>
          <table:table-cell office:value-type="float" office:value="0.00426874466406917" calcext:value-type="float">
            <text:p>0.004268744664069</text:p>
          </table:table-cell>
          <table:table-cell office:value-type="float" office:value="0.0726249092188635" calcext:value-type="float">
            <text:p>0.072624909218864</text:p>
          </table:table-cell>
          <table:table-cell office:value-type="float" office:value="20.5133406083242" calcext:value-type="float">
            <text:p>20.5133406083242</text:p>
          </table:table-cell>
          <table:table-cell office:value-type="float" office:value="27.0343412070735" calcext:value-type="float">
            <text:p>27.0343412070735</text:p>
          </table:table-cell>
          <table:table-cell office:value-type="float" office:value="15.6773178597977" calcext:value-type="float">
            <text:p>15.6773178597977</text:p>
          </table:table-cell>
          <table:table-cell office:value-type="float" office:value="14.4614336628036" calcext:value-type="float">
            <text:p>14.4614336628036</text:p>
          </table:table-cell>
          <table:table-cell office:value-type="float" office:value="16.2275816769472" calcext:value-type="float">
            <text:p>16.2275816769472</text:p>
          </table:table-cell>
          <table:table-cell office:value-type="float" office:value="15.6176132405383" calcext:value-type="float">
            <text:p>15.6176132405383</text:p>
          </table:table-cell>
          <table:table-cell office:value-type="float" office:value="14.4438926681017" calcext:value-type="float">
            <text:p>14.4438926681017</text:p>
          </table:table-cell>
          <table:table-cell office:value-type="float" office:value="16.2089745618108" calcext:value-type="float">
            <text:p>16.2089745618108</text:p>
          </table:table-cell>
          <table:table-cell office:value-type="float" office:value="-1.42952028657643" calcext:value-type="float">
            <text:p>-1.42952028657643</text:p>
          </table:table-cell>
          <table:table-cell office:value-type="float" office:value="-1.42265485942158" calcext:value-type="float">
            <text:p>-1.42265485942158</text:p>
          </table:table-cell>
          <table:table-cell office:value-type="float" office:value="-1.43446263739676" calcext:value-type="float">
            <text:p>-1.43446263739676</text:p>
          </table:table-cell>
          <table:table-cell office:value-type="float" office:value="0.00128452215019316" calcext:value-type="float">
            <text:p>0.001284522150193</text:p>
          </table:table-cell>
          <table:table-cell office:value-type="float" office:value="0.00540732209309024" calcext:value-type="float">
            <text:p>0.00540732209309</text:p>
          </table:table-cell>
          <table:table-cell office:value-type="float" office:value="-0.00164173417826966" calcext:value-type="float">
            <text:p>-0.00164173417827</text:p>
          </table:table-cell>
          <table:table-cell office:value-type="float" office:value="0.979730576711241" calcext:value-type="float">
            <text:p>0.979730576711241</text:p>
          </table:table-cell>
          <table:table-cell office:value-type="float" office:value="0.982889471184483" calcext:value-type="float">
            <text:p>0.982889471184483</text:p>
          </table:table-cell>
          <table:table-cell office:value-type="float" office:value="0.983021150860799" calcext:value-type="float">
            <text:p>0.98302115086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2.csv</text:p>
          </table:table-cell>
          <table:table-cell office:value-type="float" office:value="-2.20310474611907" calcext:value-type="float">
            <text:p>-2.20310</text:p>
          </table:table-cell>
          <table:table-cell office:value-type="float" office:value="4.34219707225366" calcext:value-type="float">
            <text:p>4.34220</text:p>
          </table:table-cell>
          <table:table-cell office:value-type="float" office:value="647.169343538321" calcext:value-type="float">
            <text:p>647.16934</text:p>
          </table:table-cell>
          <table:table-cell table:number-columns-repeated="2" office:value-type="float" office:value="5.43000949757421" calcext:value-type="float">
            <text:p>5.43001</text:p>
          </table:table-cell>
          <table:table-cell office:value-type="float" office:value="662.116084087877" calcext:value-type="float">
            <text:p>662.11608</text:p>
          </table:table-cell>
          <table:table-cell office:value-type="float" office:value="4.96299633501514" calcext:value-type="float">
            <text:p>4.96300</text:p>
          </table:table-cell>
          <table:table-cell office:value-type="float" office:value="3.26041833657244" calcext:value-type="float">
            <text:p>3.26042</text:p>
          </table:table-cell>
          <table:table-cell office:value-type="float" office:value="139.891206271314" calcext:value-type="float">
            <text:p>139.891206271314</text:p>
          </table:table-cell>
          <table:table-cell office:value-type="float" office:value="95.9866244580853" calcext:value-type="float">
            <text:p>95.9866244580853</text:p>
          </table:table-cell>
          <table:table-cell office:value-type="float" office:value="487.884512746588" calcext:value-type="float">
            <text:p>487.884512746588</text:p>
          </table:table-cell>
          <table:table-cell office:value-type="float" office:value="82494.4510852593" calcext:value-type="float">
            <text:p>82494.4510852593</text:p>
          </table:table-cell>
          <table:table-cell office:value-type="float" office:value="1.04599358376947" calcext:value-type="float">
            <text:p>1.04599358376947</text:p>
          </table:table-cell>
          <table:table-cell office:value-type="float" office:value="4.38470530655158" calcext:value-type="float">
            <text:p>4.38470530655158</text:p>
          </table:table-cell>
          <table:table-cell office:value-type="float" office:value="174.091851787243" calcext:value-type="float">
            <text:p>174.091851787243</text:p>
          </table:table-cell>
          <table:table-cell office:value-type="float" office:value="-90" calcext:value-type="float">
            <text:p>-90</text:p>
          </table:table-cell>
          <table:table-cell office:value-type="float" office:value="53" calcext:value-type="float">
            <text:p>53</text:p>
          </table:table-cell>
          <table:table-cell office:value-type="float" office:value="71150" calcext:value-type="float">
            <text:p>71150</text:p>
          </table:table-cell>
          <table:table-cell office:value-type="float" office:value="0.005759992800009" calcext:value-type="float">
            <text:p>0.005759992800009</text:p>
          </table:table-cell>
          <table:table-cell office:value-type="float" office:value="0.231124711094111" calcext:value-type="float">
            <text:p>0.231124711094111</text:p>
          </table:table-cell>
          <table:table-cell office:value-type="float" office:value="4.89610262987171" calcext:value-type="float">
            <text:p>4.89610262987171</text:p>
          </table:table-cell>
          <table:table-cell office:value-type="float" office:value="8.86673891657635" calcext:value-type="float">
            <text:p>8.86673891657635</text:p>
          </table:table-cell>
          <table:table-cell office:value-type="float" office:value="14.1258804796153" calcext:value-type="float">
            <text:p>14.1258804796153</text:p>
          </table:table-cell>
          <table:table-cell office:value-type="float" office:value="14.9769705168616" calcext:value-type="float">
            <text:p>14.9769705168616</text:p>
          </table:table-cell>
          <table:table-cell office:value-type="float" office:value="14.9438682525979" calcext:value-type="float">
            <text:p>14.9438682525979</text:p>
          </table:table-cell>
          <table:table-cell office:value-type="float" office:value="14.0806823677782" calcext:value-type="float">
            <text:p>14.0806823677782</text:p>
          </table:table-cell>
          <table:table-cell office:value-type="float" office:value="14.8499023822725" calcext:value-type="float">
            <text:p>14.8499023822725</text:p>
          </table:table-cell>
          <table:table-cell office:value-type="float" office:value="14.9183580639233" calcext:value-type="float">
            <text:p>14.9183580639233</text:p>
          </table:table-cell>
          <table:table-cell office:value-type="float" office:value="-1.39561176258211" calcext:value-type="float">
            <text:p>-1.39561176258211</text:p>
          </table:table-cell>
          <table:table-cell office:value-type="float" office:value="-1.42627659819125" calcext:value-type="float">
            <text:p>-1.42627659819125</text:p>
          </table:table-cell>
          <table:table-cell office:value-type="float" office:value="-1.43658617416717" calcext:value-type="float">
            <text:p>-1.43658617416717</text:p>
          </table:table-cell>
          <table:table-cell office:value-type="float" office:value="0.00382523990276663" calcext:value-type="float">
            <text:p>0.003825239902767</text:p>
          </table:table-cell>
          <table:table-cell office:value-type="float" office:value="0.00235164258708653" calcext:value-type="float">
            <text:p>0.002351642587087</text:p>
          </table:table-cell>
          <table:table-cell office:value-type="float" office:value="0.00258074211744487" calcext:value-type="float">
            <text:p>0.002580742117445</text:p>
          </table:table-cell>
          <table:table-cell office:value-type="float" office:value="0.989497880065954" calcext:value-type="float">
            <text:p>0.989497880065954</text:p>
          </table:table-cell>
          <table:table-cell office:value-type="float" office:value="0.984491008864423" calcext:value-type="float">
            <text:p>0.984491008864423</text:p>
          </table:table-cell>
          <table:table-cell office:value-type="float" office:value="0.984798074246121" calcext:value-type="float">
            <text:p>0.984798074246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3.csv</text:p>
          </table:table-cell>
          <table:table-cell office:value-type="float" office:value="-1.22560221799723" calcext:value-type="float">
            <text:p>-1.22560</text:p>
          </table:table-cell>
          <table:table-cell office:value-type="float" office:value="2.16682854146432" calcext:value-type="float">
            <text:p>2.16683</text:p>
          </table:table-cell>
          <table:table-cell office:value-type="float" office:value="572.884525144344" calcext:value-type="float">
            <text:p>572.88453</text:p>
          </table:table-cell>
          <table:table-cell table:number-columns-repeated="2" office:value-type="float" office:value="2.82231399620589" calcext:value-type="float">
            <text:p>2.82231</text:p>
          </table:table-cell>
          <table:table-cell office:value-type="float" office:value="585.173455597811" calcext:value-type="float">
            <text:p>585.17346</text:p>
          </table:table-cell>
          <table:table-cell office:value-type="float" office:value="2.54231302093584" calcext:value-type="float">
            <text:p>2.54231</text:p>
          </table:table-cell>
          <table:table-cell office:value-type="float" office:value="1.80839994610574" calcext:value-type="float">
            <text:p>1.80840</text:p>
          </table:table-cell>
          <table:table-cell office:value-type="float" office:value="119.294987264443" calcext:value-type="float">
            <text:p>119.294987264443</text:p>
          </table:table-cell>
          <table:table-cell office:value-type="float" office:value="1518.9145542808" calcext:value-type="float">
            <text:p>1518.9145542808</text:p>
          </table:table-cell>
          <table:table-cell office:value-type="float" office:value="5761.18002998374" calcext:value-type="float">
            <text:p>5761.18002998374</text:p>
          </table:table-cell>
          <table:table-cell office:value-type="float" office:value="181948.711072928" calcext:value-type="float">
            <text:p>181948.711072928</text:p>
          </table:table-cell>
          <table:table-cell office:value-type="float" office:value="7.7922567644" calcext:value-type="float">
            <text:p>7.7922567644</text:p>
          </table:table-cell>
          <table:table-cell office:value-type="float" office:value="24.3675437607487" calcext:value-type="float">
            <text:p>24.3675437607487</text:p>
          </table:table-cell>
          <table:table-cell office:value-type="float" office:value="309.523308167649" calcext:value-type="float">
            <text:p>309.523308167649</text:p>
          </table:table-cell>
          <table:table-cell office:value-type="float" office:value="-167" calcext:value-type="float">
            <text:p>-167</text:p>
          </table:table-cell>
          <table:table-cell office:value-type="float" office:value="10" calcext:value-type="float">
            <text:p>10</text:p>
          </table:table-cell>
          <table:table-cell office:value-type="float" office:value="73949" calcext:value-type="float">
            <text:p>73949</text:p>
          </table:table-cell>
          <table:table-cell office:value-type="float" office:value="0.00235374705781618" calcext:value-type="float">
            <text:p>0.002353747057816</text:p>
          </table:table-cell>
          <table:table-cell office:value-type="float" office:value="0.0134999831250211" calcext:value-type="float">
            <text:p>0.013499983125021</text:p>
          </table:table-cell>
          <table:table-cell office:value-type="float" office:value="0.35687330390837" calcext:value-type="float">
            <text:p>0.35687330390837</text:p>
          </table:table-cell>
          <table:table-cell office:value-type="float" office:value="0.241999697500378" calcext:value-type="float">
            <text:p>0.241999697500378</text:p>
          </table:table-cell>
          <table:table-cell office:value-type="float" office:value="14.0823814874532" calcext:value-type="float">
            <text:p>14.0823814874532</text:p>
          </table:table-cell>
          <table:table-cell office:value-type="float" office:value="13.3307925162934" calcext:value-type="float">
            <text:p>13.3307925162934</text:p>
          </table:table-cell>
          <table:table-cell office:value-type="float" office:value="14.0307172900645" calcext:value-type="float">
            <text:p>14.0307172900645</text:p>
          </table:table-cell>
          <table:table-cell office:value-type="float" office:value="14.0471347645444" calcext:value-type="float">
            <text:p>14.0471347645444</text:p>
          </table:table-cell>
          <table:table-cell office:value-type="float" office:value="13.3296320496299" calcext:value-type="float">
            <text:p>13.3296320496299</text:p>
          </table:table-cell>
          <table:table-cell office:value-type="float" office:value="14.0306134472321" calcext:value-type="float">
            <text:p>14.0306134472321</text:p>
          </table:table-cell>
          <table:table-cell office:value-type="float" office:value="-1.44188137981786" calcext:value-type="float">
            <text:p>-1.44188137981786</text:p>
          </table:table-cell>
          <table:table-cell office:value-type="float" office:value="-1.43899069410041" calcext:value-type="float">
            <text:p>-1.43899069410041</text:p>
          </table:table-cell>
          <table:table-cell office:value-type="float" office:value="-1.43141176151748" calcext:value-type="float">
            <text:p>-1.43141176151748</text:p>
          </table:table-cell>
          <table:table-cell office:value-type="float" office:value="0.00296507208592158" calcext:value-type="float">
            <text:p>0.002965072085922</text:p>
          </table:table-cell>
          <table:table-cell office:value-type="float" office:value="0.00242536758894307" calcext:value-type="float">
            <text:p>0.002425367588943</text:p>
          </table:table-cell>
          <table:table-cell office:value-type="float" office:value="0.00513245336104283" calcext:value-type="float">
            <text:p>0.005132453361043</text:p>
          </table:table-cell>
          <table:table-cell office:value-type="float" office:value="0.995238220968229" calcext:value-type="float">
            <text:p>0.995238220968229</text:p>
          </table:table-cell>
          <table:table-cell office:value-type="float" office:value="0.994048038049729" calcext:value-type="float">
            <text:p>0.994048038049729</text:p>
          </table:table-cell>
          <table:table-cell office:value-type="float" office:value="0.994584522245615" calcext:value-type="float">
            <text:p>0.994584522245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4.csv</text:p>
          </table:table-cell>
          <table:table-cell office:value-type="float" office:value="-2.9288438389452" calcext:value-type="float">
            <text:p>-2.92884</text:p>
          </table:table-cell>
          <table:table-cell office:value-type="float" office:value="3.86651016686229" calcext:value-type="float">
            <text:p>3.86651</text:p>
          </table:table-cell>
          <table:table-cell office:value-type="float" office:value="537.202053497433" calcext:value-type="float">
            <text:p>537.20205</text:p>
          </table:table-cell>
          <table:table-cell table:number-columns-repeated="2" office:value-type="float" office:value="4.83082998343474" calcext:value-type="float">
            <text:p>4.83083</text:p>
          </table:table-cell>
          <table:table-cell office:value-type="float" office:value="556.647125374301" calcext:value-type="float">
            <text:p>556.64713</text:p>
          </table:table-cell>
          <table:table-cell office:value-type="float" office:value="3.84171733680718" calcext:value-type="float">
            <text:p>3.84172</text:p>
          </table:table-cell>
          <table:table-cell office:value-type="float" office:value="2.8960347819739" calcext:value-type="float">
            <text:p>2.89603</text:p>
          </table:table-cell>
          <table:table-cell office:value-type="float" office:value="145.842298067513" calcext:value-type="float">
            <text:p>145.842298067513</text:p>
          </table:table-cell>
          <table:table-cell office:value-type="float" office:value="312.354995807732" calcext:value-type="float">
            <text:p>312.354995807732</text:p>
          </table:table-cell>
          <table:table-cell office:value-type="float" office:value="913.817577049879" calcext:value-type="float">
            <text:p>913.817577049879</text:p>
          </table:table-cell>
          <table:table-cell office:value-type="float" office:value="93468.1322080908" calcext:value-type="float">
            <text:p>93468.1322080908</text:p>
          </table:table-cell>
          <table:table-cell office:value-type="float" office:value="2.48946376660426" calcext:value-type="float">
            <text:p>2.48946376660426</text:p>
          </table:table-cell>
          <table:table-cell office:value-type="float" office:value="6.39989809960695" calcext:value-type="float">
            <text:p>6.39989809960695</text:p>
          </table:table-cell>
          <table:table-cell office:value-type="float" office:value="179.043764608214" calcext:value-type="float">
            <text:p>179.043764608214</text:p>
          </table:table-cell>
          <table:table-cell office:value-type="float" office:value="-25" calcext:value-type="float">
            <text:p>-25</text:p>
          </table:table-cell>
          <table:table-cell office:value-type="float" office:value="254" calcext:value-type="float">
            <text:p>254</text:p>
          </table:table-cell>
          <table:table-cell office:value-type="float" office:value="76802" calcext:value-type="float">
            <text:p>76802</text:p>
          </table:table-cell>
          <table:table-cell office:value-type="float" office:value="0.00311624610469237" calcext:value-type="float">
            <text:p>0.003116246104692</text:p>
          </table:table-cell>
          <table:table-cell office:value-type="float" office:value="0.130624836718954" calcext:value-type="float">
            <text:p>0.130624836718954</text:p>
          </table:table-cell>
          <table:table-cell office:value-type="float" office:value="1.12064984918769" calcext:value-type="float">
            <text:p>1.12064984918769</text:p>
          </table:table-cell>
          <table:table-cell office:value-type="float" office:value="2.10137237328453" calcext:value-type="float">
            <text:p>2.10137237328453</text:p>
          </table:table-cell>
          <table:table-cell office:value-type="float" office:value="13.462787311389" calcext:value-type="float">
            <text:p>13.462787311389</text:p>
          </table:table-cell>
          <table:table-cell office:value-type="float" office:value="12.5970928349189" calcext:value-type="float">
            <text:p>12.5970928349189</text:p>
          </table:table-cell>
          <table:table-cell office:value-type="float" office:value="14.0452363246109" calcext:value-type="float">
            <text:p>14.0452363246109</text:p>
          </table:table-cell>
          <table:table-cell office:value-type="float" office:value="13.462785378726" calcext:value-type="float">
            <text:p>13.462785378726</text:p>
          </table:table-cell>
          <table:table-cell office:value-type="float" office:value="12.5100038357787" calcext:value-type="float">
            <text:p>12.5100038357787</text:p>
          </table:table-cell>
          <table:table-cell office:value-type="float" office:value="13.9709203139858" calcext:value-type="float">
            <text:p>13.9709203139858</text:p>
          </table:table-cell>
          <table:table-cell office:value-type="float" office:value="-1.40053262022021" calcext:value-type="float">
            <text:p>-1.40053262022021</text:p>
          </table:table-cell>
          <table:table-cell office:value-type="float" office:value="-1.3699524785776" calcext:value-type="float">
            <text:p>-1.3699524785776</text:p>
          </table:table-cell>
          <table:table-cell office:value-type="float" office:value="-1.39295200295588" calcext:value-type="float">
            <text:p>-1.39295200295588</text:p>
          </table:table-cell>
          <table:table-cell office:value-type="float" office:value="0.00236206922490778" calcext:value-type="float">
            <text:p>0.002362069224908</text:p>
          </table:table-cell>
          <table:table-cell office:value-type="float" office:value="0.00220114894762879" calcext:value-type="float">
            <text:p>0.002201148947629</text:p>
          </table:table-cell>
          <table:table-cell office:value-type="float" office:value="0.00247207660705204" calcext:value-type="float">
            <text:p>0.002472076607052</text:p>
          </table:table-cell>
          <table:table-cell office:value-type="float" office:value="-0.492541346978134" calcext:value-type="float">
            <text:p>-0.492541346978134</text:p>
          </table:table-cell>
          <table:table-cell office:value-type="float" office:value="-0.510493986525363" calcext:value-type="float">
            <text:p>-0.510493986525363</text:p>
          </table:table-cell>
          <table:table-cell office:value-type="float" office:value="-0.47920644219381" calcext:value-type="float">
            <text:p>-0.47920644219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5.csv</text:p>
          </table:table-cell>
          <table:table-cell office:value-type="float" office:value="-2.92619134226082" calcext:value-type="float">
            <text:p>-2.92619</text:p>
          </table:table-cell>
          <table:table-cell office:value-type="float" office:value="3.92629259213426" calcext:value-type="float">
            <text:p>3.92629</text:p>
          </table:table-cell>
          <table:table-cell office:value-type="float" office:value="551.801032748709" calcext:value-type="float">
            <text:p>551.80103</text:p>
          </table:table-cell>
          <table:table-cell table:number-columns-repeated="2" office:value-type="float" office:value="4.92897855863291" calcext:value-type="float">
            <text:p>4.92898</text:p>
          </table:table-cell>
          <table:table-cell office:value-type="float" office:value="568.133074856597" calcext:value-type="float">
            <text:p>568.13307</text:p>
          </table:table-cell>
          <table:table-cell office:value-type="float" office:value="3.96638801177353" calcext:value-type="float">
            <text:p>3.96639</text:p>
          </table:table-cell>
          <table:table-cell office:value-type="float" office:value="2.97977450697441" calcext:value-type="float">
            <text:p>2.97977</text:p>
          </table:table-cell>
          <table:table-cell office:value-type="float" office:value="135.243524811614" calcext:value-type="float">
            <text:p>135.243524811614</text:p>
          </table:table-cell>
          <table:table-cell office:value-type="float" office:value="301.63498519315" calcext:value-type="float">
            <text:p>301.63498519315</text:p>
          </table:table-cell>
          <table:table-cell office:value-type="float" office:value="893.505059129228" calcext:value-type="float">
            <text:p>893.505059129228</text:p>
          </table:table-cell>
          <table:table-cell office:value-type="float" office:value="146713.137991637" calcext:value-type="float">
            <text:p>146713.137991637</text:p>
          </table:table-cell>
          <table:table-cell office:value-type="float" office:value="2.40116633943504" calcext:value-type="float">
            <text:p>2.40116633943504</text:p>
          </table:table-cell>
          <table:table-cell office:value-type="float" office:value="6.71129998191434" calcext:value-type="float">
            <text:p>6.71129998191434</text:p>
          </table:table-cell>
          <table:table-cell office:value-type="float" office:value="251.444839982429" calcext:value-type="float">
            <text:p>251.444839982429</text:p>
          </table:table-cell>
          <table:table-cell office:value-type="float" office:value="-135" calcext:value-type="float">
            <text:p>-135</text:p>
          </table:table-cell>
          <table:table-cell office:value-type="float" office:value="19" calcext:value-type="float">
            <text:p>19</text:p>
          </table:table-cell>
          <table:table-cell office:value-type="float" office:value="79709" calcext:value-type="float">
            <text:p>79709</text:p>
          </table:table-cell>
          <table:table-cell office:value-type="float" office:value="0.00668499164376045" calcext:value-type="float">
            <text:p>0.00668499164376</text:p>
          </table:table-cell>
          <table:table-cell office:value-type="float" office:value="0.203749745312818" calcext:value-type="float">
            <text:p>0.203749745312818</text:p>
          </table:table-cell>
          <table:table-cell office:value-type="float" office:value="0.713967857540178" calcext:value-type="float">
            <text:p>0.713967857540178</text:p>
          </table:table-cell>
          <table:table-cell office:value-type="float" office:value="1.19287350890811" calcext:value-type="float">
            <text:p>1.19287350890811</text:p>
          </table:table-cell>
          <table:table-cell office:value-type="float" office:value="13.6272939948132" calcext:value-type="float">
            <text:p>13.6272939948132</text:p>
          </table:table-cell>
          <table:table-cell office:value-type="float" office:value="12.7033712860188" calcext:value-type="float">
            <text:p>12.7033712860188</text:p>
          </table:table-cell>
          <table:table-cell office:value-type="float" office:value="14.3081182933742" calcext:value-type="float">
            <text:p>14.3081182933742</text:p>
          </table:table-cell>
          <table:table-cell office:value-type="float" office:value="13.6272924464075" calcext:value-type="float">
            <text:p>13.6272924464075</text:p>
          </table:table-cell>
          <table:table-cell office:value-type="float" office:value="12.6150939931294" calcext:value-type="float">
            <text:p>12.6150939931294</text:p>
          </table:table-cell>
          <table:table-cell office:value-type="float" office:value="14.2357059288853" calcext:value-type="float">
            <text:p>14.2357059288853</text:p>
          </table:table-cell>
          <table:table-cell office:value-type="float" office:value="-1.42277552217998" calcext:value-type="float">
            <text:p>-1.42277552217998</text:p>
          </table:table-cell>
          <table:table-cell office:value-type="float" office:value="-1.39014381054692" calcext:value-type="float">
            <text:p>-1.39014381054692</text:p>
          </table:table-cell>
          <table:table-cell office:value-type="float" office:value="-1.41683593536663" calcext:value-type="float">
            <text:p>-1.41683593536663</text:p>
          </table:table-cell>
          <table:table-cell office:value-type="float" office:value="0.00103329347618771" calcext:value-type="float">
            <text:p>0.001033293476188</text:p>
          </table:table-cell>
          <table:table-cell office:value-type="float" office:value="0.00133053312177991" calcext:value-type="float">
            <text:p>0.00133053312178</text:p>
          </table:table-cell>
          <table:table-cell office:value-type="float" office:value="0.00112368982168299" calcext:value-type="float">
            <text:p>0.001123689821683</text:p>
          </table:table-cell>
          <table:table-cell office:value-type="float" office:value="-0.488309649648629" calcext:value-type="float">
            <text:p>-0.488309649648629</text:p>
          </table:table-cell>
          <table:table-cell office:value-type="float" office:value="-0.509639934479143" calcext:value-type="float">
            <text:p>-0.509639934479143</text:p>
          </table:table-cell>
          <table:table-cell office:value-type="float" office:value="-0.47733224959944" calcext:value-type="float">
            <text:p>-0.47733224959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6.csv</text:p>
          </table:table-cell>
          <table:table-cell office:value-type="float" office:value="-2.25794717756603" calcext:value-type="float">
            <text:p>-2.25795</text:p>
          </table:table-cell>
          <table:table-cell office:value-type="float" office:value="2.98321377098279" calcext:value-type="float">
            <text:p>2.98321</text:p>
          </table:table-cell>
          <table:table-cell office:value-type="float" office:value="646.347744565319" calcext:value-type="float">
            <text:p>646.34774</text:p>
          </table:table-cell>
          <table:table-cell table:number-columns-repeated="2" office:value-type="float" office:value="3.72303507554821" calcext:value-type="float">
            <text:p>3.72304</text:p>
          </table:table-cell>
          <table:table-cell office:value-type="float" office:value="665.496588473873" calcext:value-type="float">
            <text:p>665.49659</text:p>
          </table:table-cell>
          <table:table-cell office:value-type="float" office:value="2.96017984539519" calcext:value-type="float">
            <text:p>2.96018</text:p>
          </table:table-cell>
          <table:table-cell office:value-type="float" office:value="2.22742581703206" calcext:value-type="float">
            <text:p>2.22743</text:p>
          </table:table-cell>
          <table:table-cell office:value-type="float" office:value="158.493855924096" calcext:value-type="float">
            <text:p>158.493855924096</text:p>
          </table:table-cell>
          <table:table-cell office:value-type="float" office:value="1019.04377178203" calcext:value-type="float">
            <text:p>1019.04377178203</text:p>
          </table:table-cell>
          <table:table-cell office:value-type="float" office:value="3048.72414928789" calcext:value-type="float">
            <text:p>3048.72414928789</text:p>
          </table:table-cell>
          <table:table-cell office:value-type="float" office:value="89661.7607497748" calcext:value-type="float">
            <text:p>89661.7607497748</text:p>
          </table:table-cell>
          <table:table-cell office:value-type="float" office:value="6.03741851274481" calcext:value-type="float">
            <text:p>6.03741851274481</text:p>
          </table:table-cell>
          <table:table-cell office:value-type="float" office:value="14.346685551786" calcext:value-type="float">
            <text:p>14.346685551786</text:p>
          </table:table-cell>
          <table:table-cell office:value-type="float" office:value="173.245521911243" calcext:value-type="float">
            <text:p>173.245521911243</text:p>
          </table:table-cell>
          <table:table-cell office:value-type="float" office:value="-13" calcext:value-type="float">
            <text:p>-13</text:p>
          </table:table-cell>
          <table:table-cell office:value-type="float" office:value="269" calcext:value-type="float">
            <text:p>269</text:p>
          </table:table-cell>
          <table:table-cell office:value-type="float" office:value="82670" calcext:value-type="float">
            <text:p>82670</text:p>
          </table:table-cell>
          <table:table-cell office:value-type="float" office:value="0.000603749245313443" calcext:value-type="float">
            <text:p>0.000603749245313</text:p>
          </table:table-cell>
          <table:table-cell office:value-type="float" office:value="0.000124999843750195" calcext:value-type="float">
            <text:p>0.00012499984375</text:p>
          </table:table-cell>
          <table:table-cell office:value-type="float" office:value="7.13153358558302" calcext:value-type="float">
            <text:p>7.13153358558302</text:p>
          </table:table-cell>
          <table:table-cell office:value-type="float" office:value="13.4272332159585" calcext:value-type="float">
            <text:p>13.4272332159585</text:p>
          </table:table-cell>
          <table:table-cell office:value-type="float" office:value="14.1162288135006" calcext:value-type="float">
            <text:p>14.1162288135006</text:p>
          </table:table-cell>
          <table:table-cell office:value-type="float" office:value="14.9988040788206" calcext:value-type="float">
            <text:p>14.9988040788206</text:p>
          </table:table-cell>
          <table:table-cell office:value-type="float" office:value="14.9035467206759" calcext:value-type="float">
            <text:p>14.9035467206759</text:p>
          </table:table-cell>
          <table:table-cell office:value-type="float" office:value="14.0663204453428" calcext:value-type="float">
            <text:p>14.0663204453428</text:p>
          </table:table-cell>
          <table:table-cell office:value-type="float" office:value="14.8725792633228" calcext:value-type="float">
            <text:p>14.8725792633228</text:p>
          </table:table-cell>
          <table:table-cell office:value-type="float" office:value="14.8781427927562" calcext:value-type="float">
            <text:p>14.8781427927562</text:p>
          </table:table-cell>
          <table:table-cell office:value-type="float" office:value="-1.427391835714" calcext:value-type="float">
            <text:p>-1.427391835714</text:p>
          </table:table-cell>
          <table:table-cell office:value-type="float" office:value="-1.43031958948217" calcext:value-type="float">
            <text:p>-1.43031958948217</text:p>
          </table:table-cell>
          <table:table-cell office:value-type="float" office:value="-1.4313912304397" calcext:value-type="float">
            <text:p>-1.4313912304397</text:p>
          </table:table-cell>
          <table:table-cell office:value-type="float" office:value="0.000692639986205368" calcext:value-type="float">
            <text:p>0.000692639986205</text:p>
          </table:table-cell>
          <table:table-cell office:value-type="float" office:value="0.00315767055124363" calcext:value-type="float">
            <text:p>0.003157670551244</text:p>
          </table:table-cell>
          <table:table-cell office:value-type="float" office:value="0.00397542420773502" calcext:value-type="float">
            <text:p>0.003975424207735</text:p>
          </table:table-cell>
          <table:table-cell office:value-type="float" office:value="0.997170306486074" calcext:value-type="float">
            <text:p>0.997170306486074</text:p>
          </table:table-cell>
          <table:table-cell office:value-type="float" office:value="0.996781370551946" calcext:value-type="float">
            <text:p>0.996781370551946</text:p>
          </table:table-cell>
          <table:table-cell office:value-type="float" office:value="0.994987704868077" calcext:value-type="float">
            <text:p>0.994987704868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7.csv</text:p>
          </table:table-cell>
          <table:table-cell office:value-type="float" office:value="-2.27254715931605" calcext:value-type="float">
            <text:p>-2.27255</text:p>
          </table:table-cell>
          <table:table-cell office:value-type="float" office:value="4.23869970162537" calcext:value-type="float">
            <text:p>4.23870</text:p>
          </table:table-cell>
          <table:table-cell office:value-type="float" office:value="659.23404845744" calcext:value-type="float">
            <text:p>659.23405</text:p>
          </table:table-cell>
          <table:table-cell table:number-columns-repeated="2" office:value-type="float" office:value="5.29985753481994" calcext:value-type="float">
            <text:p>5.29986</text:p>
          </table:table-cell>
          <table:table-cell office:value-type="float" office:value="673.87885169303" calcext:value-type="float">
            <text:p>673.87885</text:p>
          </table:table-cell>
          <table:table-cell office:value-type="float" office:value="4.78790343449742" calcext:value-type="float">
            <text:p>4.78790</text:p>
          </table:table-cell>
          <table:table-cell office:value-type="float" office:value="3.18149567480904" calcext:value-type="float">
            <text:p>3.18150</text:p>
          </table:table-cell>
          <table:table-cell office:value-type="float" office:value="139.725359593493" calcext:value-type="float">
            <text:p>139.725359593493</text:p>
          </table:table-cell>
          <table:table-cell office:value-type="float" office:value="159.771625296682" calcext:value-type="float">
            <text:p>159.771625296682</text:p>
          </table:table-cell>
          <table:table-cell office:value-type="float" office:value="780.015191046031" calcext:value-type="float">
            <text:p>780.015191046031</text:p>
          </table:table-cell>
          <table:table-cell office:value-type="float" office:value="171461.723432145" calcext:value-type="float">
            <text:p>171461.723432145</text:p>
          </table:table-cell>
          <table:table-cell office:value-type="float" office:value="1.50668409194682" calcext:value-type="float">
            <text:p>1.50668409194682</text:p>
          </table:table-cell>
          <table:table-cell office:value-type="float" office:value="5.74307365309348" calcext:value-type="float">
            <text:p>5.74307365309348</text:p>
          </table:table-cell>
          <table:table-cell office:value-type="float" office:value="282.833336436929" calcext:value-type="float">
            <text:p>282.833336436929</text:p>
          </table:table-cell>
          <table:table-cell office:value-type="float" office:value="-58" calcext:value-type="float">
            <text:p>-58</text:p>
          </table:table-cell>
          <table:table-cell office:value-type="float" office:value="26" calcext:value-type="float">
            <text:p>26</text:p>
          </table:table-cell>
          <table:table-cell office:value-type="float" office:value="85685" calcext:value-type="float">
            <text:p>85685</text:p>
          </table:table-cell>
          <table:table-cell office:value-type="float" office:value="0.00311499610625487" calcext:value-type="float">
            <text:p>0.003114996106255</text:p>
          </table:table-cell>
          <table:table-cell office:value-type="float" office:value="0.119124851093936" calcext:value-type="float">
            <text:p>0.119124851093936</text:p>
          </table:table-cell>
          <table:table-cell office:value-type="float" office:value="4.64207669740413" calcext:value-type="float">
            <text:p>4.64207669740413</text:p>
          </table:table-cell>
          <table:table-cell office:value-type="float" office:value="9.73623782970271" calcext:value-type="float">
            <text:p>9.73623782970271</text:p>
          </table:table-cell>
          <table:table-cell office:value-type="float" office:value="14.3176715985998" calcext:value-type="float">
            <text:p>14.3176715985998</text:p>
          </table:table-cell>
          <table:table-cell office:value-type="float" office:value="15.0509425979375" calcext:value-type="float">
            <text:p>15.0509425979375</text:p>
          </table:table-cell>
          <table:table-cell office:value-type="float" office:value="15.0899786403322" calcext:value-type="float">
            <text:p>15.0899786403322</text:p>
          </table:table-cell>
          <table:table-cell office:value-type="float" office:value="14.2680349976453" calcext:value-type="float">
            <text:p>14.2680349976453</text:p>
          </table:table-cell>
          <table:table-cell office:value-type="float" office:value="14.9257615068559" calcext:value-type="float">
            <text:p>14.9257615068559</text:p>
          </table:table-cell>
          <table:table-cell office:value-type="float" office:value="15.0656933097562" calcext:value-type="float">
            <text:p>15.0656933097562</text:p>
          </table:table-cell>
          <table:table-cell office:value-type="float" office:value="-1.42245498540359" calcext:value-type="float">
            <text:p>-1.42245498540359</text:p>
          </table:table-cell>
          <table:table-cell office:value-type="float" office:value="-1.43107765152947" calcext:value-type="float">
            <text:p>-1.43107765152947</text:p>
          </table:table-cell>
          <table:table-cell office:value-type="float" office:value="-1.43626814347068" calcext:value-type="float">
            <text:p>-1.43626814347068</text:p>
          </table:table-cell>
          <table:table-cell office:value-type="float" office:value="0.00119998207187131" calcext:value-type="float">
            <text:p>0.001199982071871</text:p>
          </table:table-cell>
          <table:table-cell office:value-type="float" office:value="0.00186710390328123" calcext:value-type="float">
            <text:p>0.001867103903281</text:p>
          </table:table-cell>
          <table:table-cell office:value-type="float" office:value="0.00293990058044958" calcext:value-type="float">
            <text:p>0.00293990058045</text:p>
          </table:table-cell>
          <table:table-cell office:value-type="float" office:value="0.991125449837468" calcext:value-type="float">
            <text:p>0.991125449837468</text:p>
          </table:table-cell>
          <table:table-cell office:value-type="float" office:value="0.988284319069424" calcext:value-type="float">
            <text:p>0.988284319069424</text:p>
          </table:table-cell>
          <table:table-cell office:value-type="float" office:value="0.987131933501681" calcext:value-type="float">
            <text:p>0.98713193350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8.csv</text:p>
          </table:table-cell>
          <table:table-cell office:value-type="float" office:value="-1.44049444938194" calcext:value-type="float">
            <text:p>-1.44049</text:p>
          </table:table-cell>
          <table:table-cell office:value-type="float" office:value="2.96473254408432" calcext:value-type="float">
            <text:p>2.96473</text:p>
          </table:table-cell>
          <table:table-cell office:value-type="float" office:value="776.965367543291" calcext:value-type="float">
            <text:p>776.96537</text:p>
          </table:table-cell>
          <table:table-cell table:number-columns-repeated="2" office:value-type="float" office:value="3.77676262426964" calcext:value-type="float">
            <text:p>3.77676</text:p>
          </table:table-cell>
          <table:table-cell office:value-type="float" office:value="789.439175764026" calcext:value-type="float">
            <text:p>789.43918</text:p>
          </table:table-cell>
          <table:table-cell office:value-type="float" office:value="3.4912621874302" calcext:value-type="float">
            <text:p>3.49126</text:p>
          </table:table-cell>
          <table:table-cell office:value-type="float" office:value="2.33972153516768" calcext:value-type="float">
            <text:p>2.33972</text:p>
          </table:table-cell>
          <table:table-cell office:value-type="float" office:value="139.782079929096" calcext:value-type="float">
            <text:p>139.782079929096</text:p>
          </table:table-cell>
          <table:table-cell office:value-type="float" office:value="603.029553984316" calcext:value-type="float">
            <text:p>603.029553984316</text:p>
          </table:table-cell>
          <table:table-cell office:value-type="float" office:value="2889.95418910399" calcext:value-type="float">
            <text:p>2889.95418910399</text:p>
          </table:table-cell>
          <table:table-cell office:value-type="float" office:value="196144.693349424" calcext:value-type="float">
            <text:p>196144.693349424</text:p>
          </table:table-cell>
          <table:table-cell office:value-type="float" office:value="4.08182642488757" calcext:value-type="float">
            <text:p>4.08182642488757</text:p>
          </table:table-cell>
          <table:table-cell office:value-type="float" office:value="14.0292750828648" calcext:value-type="float">
            <text:p>14.0292750828648</text:p>
          </table:table-cell>
          <table:table-cell office:value-type="float" office:value="311.54857733366" calcext:value-type="float">
            <text:p>311.54857733366</text:p>
          </table:table-cell>
          <table:table-cell office:value-type="float" office:value="-17" calcext:value-type="float">
            <text:p>-17</text:p>
          </table:table-cell>
          <table:table-cell office:value-type="float" office:value="286" calcext:value-type="float">
            <text:p>286</text:p>
          </table:table-cell>
          <table:table-cell office:value-type="float" office:value="88754" calcext:value-type="float">
            <text:p>88754</text:p>
          </table:table-cell>
          <table:table-cell office:value-type="float" office:value="0.000651249185938518" calcext:value-type="float">
            <text:p>0.000651249185939</text:p>
          </table:table-cell>
          <table:table-cell office:value-type="float" office:value="0.00224999718750352" calcext:value-type="float">
            <text:p>0.002249997187504</text:p>
          </table:table-cell>
          <table:table-cell office:value-type="float" office:value="27.8132914833856" calcext:value-type="float">
            <text:p>27.8132914833856</text:p>
          </table:table-cell>
          <table:table-cell office:value-type="float" office:value="46.7615665480418" calcext:value-type="float">
            <text:p>46.7615665480418</text:p>
          </table:table-cell>
          <table:table-cell office:value-type="float" office:value="16.2739261995733" calcext:value-type="float">
            <text:p>16.2739261995733</text:p>
          </table:table-cell>
          <table:table-cell office:value-type="float" office:value="15.8372844176496" calcext:value-type="float">
            <text:p>15.8372844176496</text:p>
          </table:table-cell>
          <table:table-cell office:value-type="float" office:value="16.164934762275" calcext:value-type="float">
            <text:p>16.164934762275</text:p>
          </table:table-cell>
          <table:table-cell office:value-type="float" office:value="16.2169218694301" calcext:value-type="float">
            <text:p>16.2169218694301</text:p>
          </table:table-cell>
          <table:table-cell office:value-type="float" office:value="15.8222003411038" calcext:value-type="float">
            <text:p>15.8222003411038</text:p>
          </table:table-cell>
          <table:table-cell office:value-type="float" office:value="16.1465556177082" calcext:value-type="float">
            <text:p>16.1465556177082</text:p>
          </table:table-cell>
          <table:table-cell office:value-type="float" office:value="-1.45560539609068" calcext:value-type="float">
            <text:p>-1.45560539609068</text:p>
          </table:table-cell>
          <table:table-cell office:value-type="float" office:value="-1.44266075209217" calcext:value-type="float">
            <text:p>-1.44266075209217</text:p>
          </table:table-cell>
          <table:table-cell office:value-type="float" office:value="-1.46768827942536" calcext:value-type="float">
            <text:p>-1.46768827942536</text:p>
          </table:table-cell>
          <table:table-cell office:value-type="float" office:value="0.00499019748632346" calcext:value-type="float">
            <text:p>0.004990197486323</text:p>
          </table:table-cell>
          <table:table-cell office:value-type="float" office:value="0.00518902457909007" calcext:value-type="float">
            <text:p>0.00518902457909</text:p>
          </table:table-cell>
          <table:table-cell office:value-type="float" office:value="0.00122555342877141" calcext:value-type="float">
            <text:p>0.001225553428771</text:p>
          </table:table-cell>
          <table:table-cell office:value-type="float" office:value="0.986507748653361" calcext:value-type="float">
            <text:p>0.986507748653361</text:p>
          </table:table-cell>
          <table:table-cell office:value-type="float" office:value="0.989536205230955" calcext:value-type="float">
            <text:p>0.989536205230955</text:p>
          </table:table-cell>
          <table:table-cell office:value-type="float" office:value="0.990286838692994" calcext:value-type="float">
            <text:p>0.99028683869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9.csv</text:p>
          </table:table-cell>
          <table:table-cell office:value-type="float" office:value="-2.26922341347073" calcext:value-type="float">
            <text:p>-2.26922</text:p>
          </table:table-cell>
          <table:table-cell office:value-type="float" office:value="3.71944660069175" calcext:value-type="float">
            <text:p>3.71945</text:p>
          </table:table-cell>
          <table:table-cell office:value-type="float" office:value="711.063772420285" calcext:value-type="float">
            <text:p>711.06377</text:p>
          </table:table-cell>
          <table:table-cell table:number-columns-repeated="2" office:value-type="float" office:value="4.65706282325108" calcext:value-type="float">
            <text:p>4.65706</text:p>
          </table:table-cell>
          <table:table-cell office:value-type="float" office:value="728.977854801063" calcext:value-type="float">
            <text:p>728.97785</text:p>
          </table:table-cell>
          <table:table-cell office:value-type="float" office:value="4.06679963109366" calcext:value-type="float">
            <text:p>4.06680</text:p>
          </table:table-cell>
          <table:table-cell office:value-type="float" office:value="2.80249016489084" calcext:value-type="float">
            <text:p>2.80249</text:p>
          </table:table-cell>
          <table:table-cell office:value-type="float" office:value="160.614520955588" calcext:value-type="float">
            <text:p>160.614520955588</text:p>
          </table:table-cell>
          <table:table-cell office:value-type="float" office:value="352.999878482962" calcext:value-type="float">
            <text:p>352.999878482962</text:p>
          </table:table-cell>
          <table:table-cell office:value-type="float" office:value="1496.848877157" calcext:value-type="float">
            <text:p>1496.848877157</text:p>
          </table:table-cell>
          <table:table-cell office:value-type="float" office:value="129747.479434855" calcext:value-type="float">
            <text:p>129747.479434855</text:p>
          </table:table-cell>
          <table:table-cell office:value-type="float" office:value="2.7220751592425" calcext:value-type="float">
            <text:p>2.7220751592425</text:p>
          </table:table-cell>
          <table:table-cell office:value-type="float" office:value="8.83396401650709" calcext:value-type="float">
            <text:p>8.83396401650709</text:p>
          </table:table-cell>
          <table:table-cell office:value-type="float" office:value="228.707986211493" calcext:value-type="float">
            <text:p>228.707986211493</text:p>
          </table:table-cell>
          <table:table-cell office:value-type="float" office:value="-54" calcext:value-type="float">
            <text:p>-54</text:p>
          </table:table-cell>
          <table:table-cell office:value-type="float" office:value="93" calcext:value-type="float">
            <text:p>93</text:p>
          </table:table-cell>
          <table:table-cell office:value-type="float" office:value="91877" calcext:value-type="float">
            <text:p>91877</text:p>
          </table:table-cell>
          <table:table-cell office:value-type="float" office:value="0.00166749791562761" calcext:value-type="float">
            <text:p>0.001667497915628</text:p>
          </table:table-cell>
          <table:table-cell office:value-type="float" office:value="0.0199999750000313" calcext:value-type="float">
            <text:p>0.019999975000031</text:p>
          </table:table-cell>
          <table:table-cell office:value-type="float" office:value="17.7927852590184" calcext:value-type="float">
            <text:p>17.7927852590184</text:p>
          </table:table-cell>
          <table:table-cell office:value-type="float" office:value="25.752092809884" calcext:value-type="float">
            <text:p>25.752092809884</text:p>
          </table:table-cell>
          <table:table-cell office:value-type="float" office:value="15.1237155765881" calcext:value-type="float">
            <text:p>15.1237155765881</text:p>
          </table:table-cell>
          <table:table-cell office:value-type="float" office:value="15.7945340043912" calcext:value-type="float">
            <text:p>15.7945340043912</text:p>
          </table:table-cell>
          <table:table-cell office:value-type="float" office:value="15.2600686486949" calcext:value-type="float">
            <text:p>15.2600686486949</text:p>
          </table:table-cell>
          <table:table-cell office:value-type="float" office:value="15.0759970561937" calcext:value-type="float">
            <text:p>15.0759970561937</text:p>
          </table:table-cell>
          <table:table-cell office:value-type="float" office:value="15.6741311841088" calcext:value-type="float">
            <text:p>15.6741311841088</text:p>
          </table:table-cell>
          <table:table-cell office:value-type="float" office:value="15.2348043308176" calcext:value-type="float">
            <text:p>15.2348043308176</text:p>
          </table:table-cell>
          <table:table-cell office:value-type="float" office:value="-1.4269875270662" calcext:value-type="float">
            <text:p>-1.4269875270662</text:p>
          </table:table-cell>
          <table:table-cell office:value-type="float" office:value="-1.42784843164638" calcext:value-type="float">
            <text:p>-1.42784843164638</text:p>
          </table:table-cell>
          <table:table-cell office:value-type="float" office:value="-1.444436169975" calcext:value-type="float">
            <text:p>-1.444436169975</text:p>
          </table:table-cell>
          <table:table-cell office:value-type="float" office:value="0.000746680372972461" calcext:value-type="float">
            <text:p>0.000746680372972</text:p>
          </table:table-cell>
          <table:table-cell office:value-type="float" office:value="0.0024516180759901" calcext:value-type="float">
            <text:p>0.00245161807599</text:p>
          </table:table-cell>
          <table:table-cell office:value-type="float" office:value="0.0011129104953246" calcext:value-type="float">
            <text:p>0.001112910495325</text:p>
          </table:table-cell>
          <table:table-cell office:value-type="float" office:value="0.994933534508587" calcext:value-type="float">
            <text:p>0.994933534508587</text:p>
          </table:table-cell>
          <table:table-cell office:value-type="float" office:value="0.994580769296414" calcext:value-type="float">
            <text:p>0.994580769296414</text:p>
          </table:table-cell>
          <table:table-cell office:value-type="float" office:value="0.993589730680718" calcext:value-type="float">
            <text:p>0.99358973068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0.csv</text:p>
          </table:table-cell>
          <table:table-cell office:value-type="float" office:value="-1.21828722714097" calcext:value-type="float">
            <text:p>-1.21829</text:p>
          </table:table-cell>
          <table:table-cell office:value-type="float" office:value="4.73319033351208" calcext:value-type="float">
            <text:p>4.73319</text:p>
          </table:table-cell>
          <table:table-cell office:value-type="float" office:value="531.922881346398" calcext:value-type="float">
            <text:p>531.92288</text:p>
          </table:table-cell>
          <table:table-cell table:number-columns-repeated="2" office:value-type="float" office:value="5.92118251910013" calcext:value-type="float">
            <text:p>5.92118</text:p>
          </table:table-cell>
          <table:table-cell office:value-type="float" office:value="547.742092137806" calcext:value-type="float">
            <text:p>547.74209</text:p>
          </table:table-cell>
          <table:table-cell office:value-type="float" office:value="5.79449554807682" calcext:value-type="float">
            <text:p>5.79450</text:p>
          </table:table-cell>
          <table:table-cell office:value-type="float" office:value="3.55771158067159" calcext:value-type="float">
            <text:p>3.55771</text:p>
          </table:table-cell>
          <table:table-cell office:value-type="float" office:value="130.688361377921" calcext:value-type="float">
            <text:p>130.688361377921</text:p>
          </table:table-cell>
          <table:table-cell office:value-type="float" office:value="90.7311735759072" calcext:value-type="float">
            <text:p>90.7311735759072</text:p>
          </table:table-cell>
          <table:table-cell office:value-type="float" office:value="612.569987198622" calcext:value-type="float">
            <text:p>612.569987198622</text:p>
          </table:table-cell>
          <table:table-cell office:value-type="float" office:value="342052.098276103" calcext:value-type="float">
            <text:p>342052.098276103</text:p>
          </table:table-cell>
          <table:table-cell office:value-type="float" office:value="0.983187896031783" calcext:value-type="float">
            <text:p>0.983187896031783</text:p>
          </table:table-cell>
          <table:table-cell office:value-type="float" office:value="4.94458875727048" calcext:value-type="float">
            <text:p>4.94458875727048</text:p>
          </table:table-cell>
          <table:table-cell office:value-type="float" office:value="473.040581596751" calcext:value-type="float">
            <text:p>473.040581596751</text:p>
          </table:table-cell>
          <table:table-cell office:value-type="float" office:value="-42" calcext:value-type="float">
            <text:p>-42</text:p>
          </table:table-cell>
          <table:table-cell office:value-type="float" office:value="30" calcext:value-type="float">
            <text:p>30</text:p>
          </table:table-cell>
          <table:table-cell office:value-type="float" office:value="95054" calcext:value-type="float">
            <text:p>95054</text:p>
          </table:table-cell>
          <table:table-cell office:value-type="float" office:value="0.0128762339047076" calcext:value-type="float">
            <text:p>0.012876233904708</text:p>
          </table:table-cell>
          <table:table-cell office:value-type="float" office:value="0.590749261563423" calcext:value-type="float">
            <text:p>0.590749261563423</text:p>
          </table:table-cell>
          <table:table-cell office:value-type="float" office:value="0.165559793050259" calcext:value-type="float">
            <text:p>0.165559793050259</text:p>
          </table:table-cell>
          <table:table-cell office:value-type="float" office:value="0.0777499028126215" calcext:value-type="float">
            <text:p>0.077749902812622</text:p>
          </table:table-cell>
          <table:table-cell office:value-type="float" office:value="13.65070459071" calcext:value-type="float">
            <text:p>13.65070459071</text:p>
          </table:table-cell>
          <table:table-cell office:value-type="float" office:value="12.7990375704893" calcext:value-type="float">
            <text:p>12.7990375704893</text:p>
          </table:table-cell>
          <table:table-cell office:value-type="float" office:value="13.4820541013887" calcext:value-type="float">
            <text:p>13.4820541013887</text:p>
          </table:table-cell>
          <table:table-cell office:value-type="float" office:value="13.6133632835725" calcext:value-type="float">
            <text:p>13.6133632835725</text:p>
          </table:table-cell>
          <table:table-cell office:value-type="float" office:value="12.7977712985739" calcext:value-type="float">
            <text:p>12.7977712985739</text:p>
          </table:table-cell>
          <table:table-cell office:value-type="float" office:value="13.4820223609029" calcext:value-type="float">
            <text:p>13.4820223609029</text:p>
          </table:table-cell>
          <table:table-cell office:value-type="float" office:value="-1.36849213832133" calcext:value-type="float">
            <text:p>-1.36849213832133</text:p>
          </table:table-cell>
          <table:table-cell office:value-type="float" office:value="-1.35672853009981" calcext:value-type="float">
            <text:p>-1.35672853009981</text:p>
          </table:table-cell>
          <table:table-cell office:value-type="float" office:value="-1.39037168294918" calcext:value-type="float">
            <text:p>-1.39037168294918</text:p>
          </table:table-cell>
          <table:table-cell office:value-type="float" office:value="0.00380227520290036" calcext:value-type="float">
            <text:p>0.0038022752029</text:p>
          </table:table-cell>
          <table:table-cell office:value-type="float" office:value="0.00422891325644686" calcext:value-type="float">
            <text:p>0.004228913256447</text:p>
          </table:table-cell>
          <table:table-cell office:value-type="float" office:value="0.00460103924605468" calcext:value-type="float">
            <text:p>0.004601039246055</text:p>
          </table:table-cell>
          <table:table-cell office:value-type="float" office:value="0.978367150855793" calcext:value-type="float">
            <text:p>0.978367150855793</text:p>
          </table:table-cell>
          <table:table-cell office:value-type="float" office:value="0.982746628497354" calcext:value-type="float">
            <text:p>0.982746628497354</text:p>
          </table:table-cell>
          <table:table-cell office:value-type="float" office:value="0.982947568415802" calcext:value-type="float">
            <text:p>0.982947568415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1.csv</text:p>
          </table:table-cell>
          <table:table-cell office:value-type="float" office:value="-1.43007446240692" calcext:value-type="float">
            <text:p>-1.43007</text:p>
          </table:table-cell>
          <table:table-cell office:value-type="float" office:value="4.01751622810472" calcext:value-type="float">
            <text:p>4.01752</text:p>
          </table:table-cell>
          <table:table-cell office:value-type="float" office:value="763.488649389188" calcext:value-type="float">
            <text:p>763.48865</text:p>
          </table:table-cell>
          <table:table-cell table:number-columns-repeated="2" office:value-type="float" office:value="5.40573234840315" calcext:value-type="float">
            <text:p>5.40573</text:p>
          </table:table-cell>
          <table:table-cell office:value-type="float" office:value="956.915086847128" calcext:value-type="float">
            <text:p>956.91509</text:p>
          </table:table-cell>
          <table:table-cell office:value-type="float" office:value="5.21314005706194" calcext:value-type="float">
            <text:p>5.21314</text:p>
          </table:table-cell>
          <table:table-cell office:value-type="float" office:value="3.61683640485542" calcext:value-type="float">
            <text:p>3.61684</text:p>
          </table:table-cell>
          <table:table-cell office:value-type="float" office:value="576.863558989055" calcext:value-type="float">
            <text:p>576.863558989055</text:p>
          </table:table-cell>
          <table:table-cell office:value-type="float" office:value="188.58632527431" calcext:value-type="float">
            <text:p>188.58632527431</text:p>
          </table:table-cell>
          <table:table-cell office:value-type="float" office:value="764.700835007219" calcext:value-type="float">
            <text:p>764.700835007219</text:p>
          </table:table-cell>
          <table:table-cell office:value-type="float" office:value="3289.81486431092" calcext:value-type="float">
            <text:p>3289.81486431092</text:p>
          </table:table-cell>
          <table:table-cell office:value-type="float" office:value="1.4805473187228" calcext:value-type="float">
            <text:p>1.4805473187228</text:p>
          </table:table-cell>
          <table:table-cell office:value-type="float" office:value="10.1782193038194" calcext:value-type="float">
            <text:p>10.1782193038194</text:p>
          </table:table-cell>
          <table:table-cell office:value-type="float" office:value="48.350621793919" calcext:value-type="float">
            <text:p>48.350621793919</text:p>
          </table:table-cell>
          <table:table-cell office:value-type="float" office:value="-178" calcext:value-type="float">
            <text:p>-178</text:p>
          </table:table-cell>
          <table:table-cell office:value-type="float" office:value="2" calcext:value-type="float">
            <text:p>2</text:p>
          </table:table-cell>
          <table:table-cell office:value-type="float" office:value="98285" calcext:value-type="float">
            <text:p>98285</text:p>
          </table:table-cell>
          <table:table-cell office:value-type="float" office:value="0.0605524243094696" calcext:value-type="float">
            <text:p>0.06055242430947</text:p>
          </table:table-cell>
          <table:table-cell office:value-type="float" office:value="0.495499380625774" calcext:value-type="float">
            <text:p>0.495499380625774</text:p>
          </table:table-cell>
          <table:table-cell office:value-type="float" office:value="42.0755674055407" calcext:value-type="float">
            <text:p>42.0755674055407</text:p>
          </table:table-cell>
          <table:table-cell office:value-type="float" office:value="31.5998355002056" calcext:value-type="float">
            <text:p>31.5998355002056</text:p>
          </table:table-cell>
          <table:table-cell office:value-type="float" office:value="16.1453450074563" calcext:value-type="float">
            <text:p>16.1453450074563</text:p>
          </table:table-cell>
          <table:table-cell office:value-type="float" office:value="15.5421018303136" calcext:value-type="float">
            <text:p>15.5421018303136</text:p>
          </table:table-cell>
          <table:table-cell office:value-type="float" office:value="16.1635254408052" calcext:value-type="float">
            <text:p>16.1635254408052</text:p>
          </table:table-cell>
          <table:table-cell office:value-type="float" office:value="16.0884446626241" calcext:value-type="float">
            <text:p>16.0884446626241</text:p>
          </table:table-cell>
          <table:table-cell office:value-type="float" office:value="15.5257593969514" calcext:value-type="float">
            <text:p>15.5257593969514</text:p>
          </table:table-cell>
          <table:table-cell office:value-type="float" office:value="16.1442898267819" calcext:value-type="float">
            <text:p>16.1442898267819</text:p>
          </table:table-cell>
          <table:table-cell office:value-type="float" office:value="-0.310910804581096" calcext:value-type="float">
            <text:p>-0.310910804581096</text:p>
          </table:table-cell>
          <table:table-cell office:value-type="float" office:value="-1.35386116604872" calcext:value-type="float">
            <text:p>-1.35386116604872</text:p>
          </table:table-cell>
          <table:table-cell office:value-type="float" office:value="-0.343355235298447" calcext:value-type="float">
            <text:p>-0.343355235298447</text:p>
          </table:table-cell>
          <table:table-cell office:value-type="float" office:value="0.00493497739295722" calcext:value-type="float">
            <text:p>0.004934977392957</text:p>
          </table:table-cell>
          <table:table-cell office:value-type="float" office:value="0.00353243194196163" calcext:value-type="float">
            <text:p>0.003532431941962</text:p>
          </table:table-cell>
          <table:table-cell office:value-type="float" office:value="0.00671189010612902" calcext:value-type="float">
            <text:p>0.006711890106129</text:p>
          </table:table-cell>
          <table:table-cell office:value-type="float" office:value="0.963328621522589" calcext:value-type="float">
            <text:p>0.963328621522589</text:p>
          </table:table-cell>
          <table:table-cell office:value-type="float" office:value="0.969933211749722" calcext:value-type="float">
            <text:p>0.969933211749722</text:p>
          </table:table-cell>
          <table:table-cell office:value-type="float" office:value="0.950855594486851" calcext:value-type="float">
            <text:p>0.950855594486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2.csv</text:p>
          </table:table-cell>
          <table:table-cell office:value-type="float" office:value="-2.21231473460658" calcext:value-type="float">
            <text:p>-2.21231</text:p>
          </table:table-cell>
          <table:table-cell office:value-type="float" office:value="5.51903810120237" calcext:value-type="float">
            <text:p>5.51904</text:p>
          </table:table-cell>
          <table:table-cell office:value-type="float" office:value="736.612189234763" calcext:value-type="float">
            <text:p>736.61219</text:p>
          </table:table-cell>
          <table:table-cell table:number-columns-repeated="2" office:value-type="float" office:value="6.91072845670341" calcext:value-type="float">
            <text:p>6.91073</text:p>
          </table:table-cell>
          <table:table-cell office:value-type="float" office:value="751.783674765642" calcext:value-type="float">
            <text:p>751.78367</text:p>
          </table:table-cell>
          <table:table-cell office:value-type="float" office:value="6.54704752673546" calcext:value-type="float">
            <text:p>6.54705</text:p>
          </table:table-cell>
          <table:table-cell office:value-type="float" office:value="4.15913287113633" calcext:value-type="float">
            <text:p>4.15913</text:p>
          </table:table-cell>
          <table:table-cell office:value-type="float" office:value="150.270344096571" calcext:value-type="float">
            <text:p>150.270344096571</text:p>
          </table:table-cell>
          <table:table-cell office:value-type="float" office:value="64.0036182129266" calcext:value-type="float">
            <text:p>64.0036182129266</text:p>
          </table:table-cell>
          <table:table-cell office:value-type="float" office:value="373.036833724992" calcext:value-type="float">
            <text:p>373.036833724992</text:p>
          </table:table-cell>
          <table:table-cell office:value-type="float" office:value="253413.361863873" calcext:value-type="float">
            <text:p>253413.361863873</text:p>
          </table:table-cell>
          <table:table-cell office:value-type="float" office:value="0.750036266285241" calcext:value-type="float">
            <text:p>0.750036266285241</text:p>
          </table:table-cell>
          <table:table-cell office:value-type="float" office:value="3.72352077582567" calcext:value-type="float">
            <text:p>3.72352077582567</text:p>
          </table:table-cell>
          <table:table-cell office:value-type="float" office:value="377.791465234824" calcext:value-type="float">
            <text:p>377.791465234824</text:p>
          </table:table-cell>
          <table:table-cell office:value-type="float" office:value="-30" calcext:value-type="float">
            <text:p>-30</text:p>
          </table:table-cell>
          <table:table-cell office:value-type="float" office:value="485" calcext:value-type="float">
            <text:p>485</text:p>
          </table:table-cell>
          <table:table-cell office:value-type="float" office:value="101570" calcext:value-type="float">
            <text:p>101570</text:p>
          </table:table-cell>
          <table:table-cell office:value-type="float" office:value="0.0631324210844736" calcext:value-type="float">
            <text:p>0.063132421084474</text:p>
          </table:table-cell>
          <table:table-cell office:value-type="float" office:value="2.28074714906606" calcext:value-type="float">
            <text:p>2.28074714906606</text:p>
          </table:table-cell>
          <table:table-cell office:value-type="float" office:value="18.0842961446298" calcext:value-type="float">
            <text:p>18.0842961446298</text:p>
          </table:table-cell>
          <table:table-cell office:value-type="float" office:value="28.2683396645754" calcext:value-type="float">
            <text:p>28.2683396645754</text:p>
          </table:table-cell>
          <table:table-cell office:value-type="float" office:value="15.199858632743" calcext:value-type="float">
            <text:p>15.199858632743</text:p>
          </table:table-cell>
          <table:table-cell office:value-type="float" office:value="15.7730278962059" calcext:value-type="float">
            <text:p>15.7730278962059</text:p>
          </table:table-cell>
          <table:table-cell office:value-type="float" office:value="16.0246085058232" calcext:value-type="float">
            <text:p>16.0246085058232</text:p>
          </table:table-cell>
          <table:table-cell office:value-type="float" office:value="15.1564376986541" calcext:value-type="float">
            <text:p>15.1564376986541</text:p>
          </table:table-cell>
          <table:table-cell office:value-type="float" office:value="15.6534919061847" calcext:value-type="float">
            <text:p>15.6534919061847</text:p>
          </table:table-cell>
          <table:table-cell office:value-type="float" office:value="16.0007581904203" calcext:value-type="float">
            <text:p>16.0007581904203</text:p>
          </table:table-cell>
          <table:table-cell office:value-type="float" office:value="-1.38983200280603" calcext:value-type="float">
            <text:p>-1.38983200280603</text:p>
          </table:table-cell>
          <table:table-cell office:value-type="float" office:value="-1.40751603599853" calcext:value-type="float">
            <text:p>-1.40751603599853</text:p>
          </table:table-cell>
          <table:table-cell office:value-type="float" office:value="-1.43777921695692" calcext:value-type="float">
            <text:p>-1.43777921695692</text:p>
          </table:table-cell>
          <table:table-cell office:value-type="float" office:value="0.00811728369092211" calcext:value-type="float">
            <text:p>0.008117283690922</text:p>
          </table:table-cell>
          <table:table-cell office:value-type="float" office:value="-0.00225149921587281" calcext:value-type="float">
            <text:p>-0.002251499215873</text:p>
          </table:table-cell>
          <table:table-cell office:value-type="float" office:value="0.0022038516228528" calcext:value-type="float">
            <text:p>0.002203851622853</text:p>
          </table:table-cell>
          <table:table-cell office:value-type="float" office:value="0.991252244876906" calcext:value-type="float">
            <text:p>0.991252244876906</text:p>
          </table:table-cell>
          <table:table-cell office:value-type="float" office:value="0.992374826596748" calcext:value-type="float">
            <text:p>0.992374826596748</text:p>
          </table:table-cell>
          <table:table-cell office:value-type="float" office:value="0.9897994764457" calcext:value-type="float">
            <text:p>0.9897994764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3.csv</text:p>
          </table:table-cell>
          <table:table-cell office:value-type="float" office:value="-2.92116259854675" calcext:value-type="float">
            <text:p>-2.92116</text:p>
          </table:table-cell>
          <table:table-cell office:value-type="float" office:value="3.91174636031705" calcext:value-type="float">
            <text:p>3.91175</text:p>
          </table:table-cell>
          <table:table-cell office:value-type="float" office:value="552.997312503359" calcext:value-type="float">
            <text:p>552.99731</text:p>
          </table:table-cell>
          <table:table-cell table:number-columns-repeated="2" office:value-type="float" office:value="4.91378429201007" calcext:value-type="float">
            <text:p>4.91378</text:p>
          </table:table-cell>
          <table:table-cell office:value-type="float" office:value="578.974009233248" calcext:value-type="float">
            <text:p>578.97401</text:p>
          </table:table-cell>
          <table:table-cell office:value-type="float" office:value="3.95121312273288" calcext:value-type="float">
            <text:p>3.95121</text:p>
          </table:table-cell>
          <table:table-cell office:value-type="float" office:value="2.97380505093243" calcext:value-type="float">
            <text:p>2.97381</text:p>
          </table:table-cell>
          <table:table-cell office:value-type="float" office:value="171.478499327708" calcext:value-type="float">
            <text:p>171.478499327708</text:p>
          </table:table-cell>
          <table:table-cell office:value-type="float" office:value="519.2241606675" calcext:value-type="float">
            <text:p>519.2241606675</text:p>
          </table:table-cell>
          <table:table-cell office:value-type="float" office:value="1541.14456030893" calcext:value-type="float">
            <text:p>1541.14456030893</text:p>
          </table:table-cell>
          <table:table-cell office:value-type="float" office:value="171449.364426671" calcext:value-type="float">
            <text:p>171449.364426671</text:p>
          </table:table-cell>
          <table:table-cell office:value-type="float" office:value="3.61271406138064" calcext:value-type="float">
            <text:p>3.61271406138064</text:p>
          </table:table-cell>
          <table:table-cell office:value-type="float" office:value="9.09700395573289" calcext:value-type="float">
            <text:p>9.09700395573289</text:p>
          </table:table-cell>
          <table:table-cell office:value-type="float" office:value="281.938474294098" calcext:value-type="float">
            <text:p>281.938474294098</text:p>
          </table:table-cell>
          <table:table-cell office:value-type="float" office:value="-75" calcext:value-type="float">
            <text:p>-75</text:p>
          </table:table-cell>
          <table:table-cell office:value-type="float" office:value="171" calcext:value-type="float">
            <text:p>171</text:p>
          </table:table-cell>
          <table:table-cell office:value-type="float" office:value="104909" calcext:value-type="float">
            <text:p>104909</text:p>
          </table:table-cell>
          <table:table-cell office:value-type="float" office:value="0.00419499475625655" calcext:value-type="float">
            <text:p>0.004194994756257</text:p>
          </table:table-cell>
          <table:table-cell office:value-type="float" office:value="0.155499805625243" calcext:value-type="float">
            <text:p>0.155499805625243</text:p>
          </table:table-cell>
          <table:table-cell office:value-type="float" office:value="1.45163068546164" calcext:value-type="float">
            <text:p>1.45163068546164</text:p>
          </table:table-cell>
          <table:table-cell office:value-type="float" office:value="2.96324629594213" calcext:value-type="float">
            <text:p>2.96324629594213</text:p>
          </table:table-cell>
          <table:table-cell office:value-type="float" office:value="13.8873467652032" calcext:value-type="float">
            <text:p>13.8873467652032</text:p>
          </table:table-cell>
          <table:table-cell office:value-type="float" office:value="12.8962200706015" calcext:value-type="float">
            <text:p>12.8962200706015</text:p>
          </table:table-cell>
          <table:table-cell office:value-type="float" office:value="13.9221557316737" calcext:value-type="float">
            <text:p>13.9221557316737</text:p>
          </table:table-cell>
          <table:table-cell office:value-type="float" office:value="13.8873467516409" calcext:value-type="float">
            <text:p>13.8873467516409</text:p>
          </table:table-cell>
          <table:table-cell office:value-type="float" office:value="12.8123812705846" calcext:value-type="float">
            <text:p>12.8123812705846</text:p>
          </table:table-cell>
          <table:table-cell office:value-type="float" office:value="13.8460573945242" calcext:value-type="float">
            <text:p>13.8460573945242</text:p>
          </table:table-cell>
          <table:table-cell office:value-type="float" office:value="-1.38111796516812" calcext:value-type="float">
            <text:p>-1.38111796516812</text:p>
          </table:table-cell>
          <table:table-cell office:value-type="float" office:value="-1.34857341540823" calcext:value-type="float">
            <text:p>-1.34857341540823</text:p>
          </table:table-cell>
          <table:table-cell office:value-type="float" office:value="-1.35256080787934" calcext:value-type="float">
            <text:p>-1.35256080787934</text:p>
          </table:table-cell>
          <table:table-cell office:value-type="float" office:value="0.00374136022921801" calcext:value-type="float">
            <text:p>0.003741360229218</text:p>
          </table:table-cell>
          <table:table-cell office:value-type="float" office:value="0.00111434121148263" calcext:value-type="float">
            <text:p>0.001114341211483</text:p>
          </table:table-cell>
          <table:table-cell office:value-type="float" office:value="0.00257815419243915" calcext:value-type="float">
            <text:p>0.002578154192439</text:p>
          </table:table-cell>
          <table:table-cell office:value-type="float" office:value="-0.537172199451614" calcext:value-type="float">
            <text:p>-0.537172199451614</text:p>
          </table:table-cell>
          <table:table-cell office:value-type="float" office:value="-0.488720110912202" calcext:value-type="float">
            <text:p>-0.488720110912202</text:p>
          </table:table-cell>
          <table:table-cell office:value-type="float" office:value="-0.454120185329375" calcext:value-type="float">
            <text:p>-0.45412018532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4.csv</text:p>
          </table:table-cell>
          <table:table-cell office:value-type="float" office:value="-2.2087422390722" calcext:value-type="float">
            <text:p>-2.20874</text:p>
          </table:table-cell>
          <table:table-cell office:value-type="float" office:value="3.1821235223456" calcext:value-type="float">
            <text:p>3.18212</text:p>
          </table:table-cell>
          <table:table-cell office:value-type="float" office:value="642.131634835457" calcext:value-type="float">
            <text:p>642.13163</text:p>
          </table:table-cell>
          <table:table-cell table:number-columns-repeated="2" office:value-type="float" office:value="4.015646254743" calcext:value-type="float">
            <text:p>4.01565</text:p>
          </table:table-cell>
          <table:table-cell office:value-type="float" office:value="662.956674274843" calcext:value-type="float">
            <text:p>662.95667</text:p>
          </table:table-cell>
          <table:table-cell office:value-type="float" office:value="3.3536357232964" calcext:value-type="float">
            <text:p>3.35364</text:p>
          </table:table-cell>
          <table:table-cell office:value-type="float" office:value="2.44938864449199" calcext:value-type="float">
            <text:p>2.44939</text:p>
          </table:table-cell>
          <table:table-cell office:value-type="float" office:value="164.859077727325" calcext:value-type="float">
            <text:p>164.859077727325</text:p>
          </table:table-cell>
          <table:table-cell office:value-type="float" office:value="1071.95627125879" calcext:value-type="float">
            <text:p>1071.95627125879</text:p>
          </table:table-cell>
          <table:table-cell office:value-type="float" office:value="3627.0340338016" calcext:value-type="float">
            <text:p>3627.0340338016</text:p>
          </table:table-cell>
          <table:table-cell office:value-type="float" office:value="231181.034490263" calcext:value-type="float">
            <text:p>231181.034490263</text:p>
          </table:table-cell>
          <table:table-cell office:value-type="float" office:value="6.07377120622863" calcext:value-type="float">
            <text:p>6.07377120622863</text:p>
          </table:table-cell>
          <table:table-cell office:value-type="float" office:value="16.9788610177428" calcext:value-type="float">
            <text:p>16.9788610177428</text:p>
          </table:table-cell>
          <table:table-cell office:value-type="float" office:value="372.555254755336" calcext:value-type="float">
            <text:p>372.555254755336</text:p>
          </table:table-cell>
          <table:table-cell office:value-type="float" office:value="-175" calcext:value-type="float">
            <text:p>-175</text:p>
          </table:table-cell>
          <table:table-cell office:value-type="float" office:value="21" calcext:value-type="float">
            <text:p>21</text:p>
          </table:table-cell>
          <table:table-cell office:value-type="float" office:value="108302" calcext:value-type="float">
            <text:p>108302</text:p>
          </table:table-cell>
          <table:table-cell office:value-type="float" office:value="0.0023674970406287" calcext:value-type="float">
            <text:p>0.002367497040629</text:p>
          </table:table-cell>
          <table:table-cell office:value-type="float" office:value="0.0123749845312693" calcext:value-type="float">
            <text:p>0.012374984531269</text:p>
          </table:table-cell>
          <table:table-cell office:value-type="float" office:value="1.52167934790082" calcext:value-type="float">
            <text:p>1.52167934790082</text:p>
          </table:table-cell>
          <table:table-cell office:value-type="float" office:value="3.96312004609994" calcext:value-type="float">
            <text:p>3.96312004609994</text:p>
          </table:table-cell>
          <table:table-cell office:value-type="float" office:value="14.0859283323208" calcext:value-type="float">
            <text:p>14.0859283323208</text:p>
          </table:table-cell>
          <table:table-cell office:value-type="float" office:value="14.9043043640802" calcext:value-type="float">
            <text:p>14.9043043640802</text:p>
          </table:table-cell>
          <table:table-cell office:value-type="float" office:value="14.8855624440274" calcext:value-type="float">
            <text:p>14.8855624440274</text:p>
          </table:table-cell>
          <table:table-cell office:value-type="float" office:value="14.0390604374375" calcext:value-type="float">
            <text:p>14.0390604374375</text:p>
          </table:table-cell>
          <table:table-cell office:value-type="float" office:value="14.7770566131181" calcext:value-type="float">
            <text:p>14.7770566131181</text:p>
          </table:table-cell>
          <table:table-cell office:value-type="float" office:value="14.8593623965586" calcext:value-type="float">
            <text:p>14.8593623965586</text:p>
          </table:table-cell>
          <table:table-cell office:value-type="float" office:value="-1.38444401239931" calcext:value-type="float">
            <text:p>-1.38444401239931</text:p>
          </table:table-cell>
          <table:table-cell office:value-type="float" office:value="-1.43566791939695" calcext:value-type="float">
            <text:p>-1.43566791939695</text:p>
          </table:table-cell>
          <table:table-cell office:value-type="float" office:value="-1.43899511374551" calcext:value-type="float">
            <text:p>-1.43899511374551</text:p>
          </table:table-cell>
          <table:table-cell office:value-type="float" office:value="0.00643169738824288" calcext:value-type="float">
            <text:p>0.006431697388243</text:p>
          </table:table-cell>
          <table:table-cell office:value-type="float" office:value="0.00394946242674193" calcext:value-type="float">
            <text:p>0.003949462426742</text:p>
          </table:table-cell>
          <table:table-cell office:value-type="float" office:value="0.0029634368199938" calcext:value-type="float">
            <text:p>0.002963436819994</text:p>
          </table:table-cell>
          <table:table-cell office:value-type="float" office:value="0.996287155680588" calcext:value-type="float">
            <text:p>0.996287155680588</text:p>
          </table:table-cell>
          <table:table-cell office:value-type="float" office:value="0.996160048662967" calcext:value-type="float">
            <text:p>0.996160048662967</text:p>
          </table:table-cell>
          <table:table-cell office:value-type="float" office:value="0.994542031439143" calcext:value-type="float">
            <text:p>0.994542031439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5.csv</text:p>
          </table:table-cell>
          <table:table-cell office:value-type="float" office:value="-2.94277757152804" calcext:value-type="float">
            <text:p>-2.94278</text:p>
          </table:table-cell>
          <table:table-cell office:value-type="float" office:value="3.66770666536667" calcext:value-type="float">
            <text:p>3.66771</text:p>
          </table:table-cell>
          <table:table-cell office:value-type="float" office:value="589.981581273023" calcext:value-type="float">
            <text:p>589.98158</text:p>
          </table:table-cell>
          <table:table-cell table:number-columns-repeated="2" office:value-type="float" office:value="4.59225515286235" calcext:value-type="float">
            <text:p>4.59226</text:p>
          </table:table-cell>
          <table:table-cell office:value-type="float" office:value="611.490038589073" calcext:value-type="float">
            <text:p>611.49004</text:p>
          </table:table-cell>
          <table:table-cell office:value-type="float" office:value="3.52545990666499" calcext:value-type="float">
            <text:p>3.52546</text:p>
          </table:table-cell>
          <table:table-cell office:value-type="float" office:value="2.76346434856969" calcext:value-type="float">
            <text:p>2.76346</text:p>
          </table:table-cell>
          <table:table-cell office:value-type="float" office:value="160.753852371409" calcext:value-type="float">
            <text:p>160.753852371409</text:p>
          </table:table-cell>
          <table:table-cell office:value-type="float" office:value="928.474775500475" calcext:value-type="float">
            <text:p>928.474775500475</text:p>
          </table:table-cell>
          <table:table-cell office:value-type="float" office:value="2348.96223371869" calcext:value-type="float">
            <text:p>2348.96223371869</text:p>
          </table:table-cell>
          <table:table-cell office:value-type="float" office:value="285784.611383732" calcext:value-type="float">
            <text:p>285784.611383732</text:p>
          </table:table-cell>
          <table:table-cell office:value-type="float" office:value="5.61693739996736" calcext:value-type="float">
            <text:p>5.61693739996736</text:p>
          </table:table-cell>
          <table:table-cell office:value-type="float" office:value="12.1176484853061" calcext:value-type="float">
            <text:p>12.1176484853061</text:p>
          </table:table-cell>
          <table:table-cell office:value-type="float" office:value="413.42191519698" calcext:value-type="float">
            <text:p>413.42191519698</text:p>
          </table:table-cell>
          <table:table-cell office:value-type="float" office:value="-21" calcext:value-type="float">
            <text:p>-21</text:p>
          </table:table-cell>
          <table:table-cell office:value-type="float" office:value="349" calcext:value-type="float">
            <text:p>349</text:p>
          </table:table-cell>
          <table:table-cell office:value-type="float" office:value="111749" calcext:value-type="float">
            <text:p>111749</text:p>
          </table:table-cell>
          <table:table-cell office:value-type="float" office:value="0.00231124711094111" calcext:value-type="float">
            <text:p>0.002311247110941</text:p>
          </table:table-cell>
          <table:table-cell office:value-type="float" office:value="0.0963748795314006" calcext:value-type="float">
            <text:p>0.096374879531401</text:p>
          </table:table-cell>
          <table:table-cell office:value-type="float" office:value="1.49758187802265" calcext:value-type="float">
            <text:p>1.49758187802265</text:p>
          </table:table-cell>
          <table:table-cell office:value-type="float" office:value="3.34474581906773" calcext:value-type="float">
            <text:p>3.34474581906773</text:p>
          </table:table-cell>
          <table:table-cell office:value-type="float" office:value="14.127158305167" calcext:value-type="float">
            <text:p>14.127158305167</text:p>
          </table:table-cell>
          <table:table-cell office:value-type="float" office:value="12.8483089802198" calcext:value-type="float">
            <text:p>12.8483089802198</text:p>
          </table:table-cell>
          <table:table-cell office:value-type="float" office:value="15.0108605963342" calcext:value-type="float">
            <text:p>15.0108605963342</text:p>
          </table:table-cell>
          <table:table-cell office:value-type="float" office:value="14.1271579076755" calcext:value-type="float">
            <text:p>14.1271579076755</text:p>
          </table:table-cell>
          <table:table-cell office:value-type="float" office:value="12.763576517569" calcext:value-type="float">
            <text:p>12.763576517569</text:p>
          </table:table-cell>
          <table:table-cell office:value-type="float" office:value="14.9390748323892" calcext:value-type="float">
            <text:p>14.9390748323892</text:p>
          </table:table-cell>
          <table:table-cell office:value-type="float" office:value="-1.41555658211882" calcext:value-type="float">
            <text:p>-1.41555658211882</text:p>
          </table:table-cell>
          <table:table-cell office:value-type="float" office:value="-1.3729314930277" calcext:value-type="float">
            <text:p>-1.3729314930277</text:p>
          </table:table-cell>
          <table:table-cell office:value-type="float" office:value="-1.42873975307204" calcext:value-type="float">
            <text:p>-1.42873975307204</text:p>
          </table:table-cell>
          <table:table-cell office:value-type="float" office:value="0.00299364817830196" calcext:value-type="float">
            <text:p>0.002993648178302</text:p>
          </table:table-cell>
          <table:table-cell office:value-type="float" office:value="0.00421712800004541" calcext:value-type="float">
            <text:p>0.004217128000045</text:p>
          </table:table-cell>
          <table:table-cell office:value-type="float" office:value="0.000371822624496446" calcext:value-type="float">
            <text:p>0.000371822624496</text:p>
          </table:table-cell>
          <table:table-cell office:value-type="float" office:value="-0.471575714768301" calcext:value-type="float">
            <text:p>-0.471575714768301</text:p>
          </table:table-cell>
          <table:table-cell office:value-type="float" office:value="-0.534130132714857" calcext:value-type="float">
            <text:p>-0.534130132714857</text:p>
          </table:table-cell>
          <table:table-cell office:value-type="float" office:value="-0.481302233102337" calcext:value-type="float">
            <text:p>-0.48130223310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6.csv</text:p>
          </table:table-cell>
          <table:table-cell office:value-type="float" office:value="-2.93355133306083" calcext:value-type="float">
            <text:p>-2.93355</text:p>
          </table:table-cell>
          <table:table-cell office:value-type="float" office:value="3.21535098081127" calcext:value-type="float">
            <text:p>3.21535</text:p>
          </table:table-cell>
          <table:table-cell office:value-type="float" office:value="507.960212549734" calcext:value-type="float">
            <text:p>507.96021</text:p>
          </table:table-cell>
          <table:table-cell table:number-columns-repeated="2" office:value-type="float" office:value="3.90321386246666" calcext:value-type="float">
            <text:p>3.90321</text:p>
          </table:table-cell>
          <table:table-cell office:value-type="float" office:value="530.104818345959" calcext:value-type="float">
            <text:p>530.10482</text:p>
          </table:table-cell>
          <table:table-cell office:value-type="float" office:value="2.57475339255023" calcext:value-type="float">
            <text:p>2.57475</text:p>
          </table:table-cell>
          <table:table-cell office:value-type="float" office:value="2.21282546224231" calcext:value-type="float">
            <text:p>2.21283</text:p>
          </table:table-cell>
          <table:table-cell office:value-type="float" office:value="151.616426880568" calcext:value-type="float">
            <text:p>151.616426880568</text:p>
          </table:table-cell>
          <table:table-cell office:value-type="float" office:value="3470.02515095415" calcext:value-type="float">
            <text:p>3470.02515095415</text:p>
          </table:table-cell>
          <table:table-cell office:value-type="float" office:value="6099.34533993062" calcext:value-type="float">
            <text:p>6099.34533993062</text:p>
          </table:table-cell>
          <table:table-cell office:value-type="float" office:value="410026.794188019" calcext:value-type="float">
            <text:p>410026.794188019</text:p>
          </table:table-cell>
          <table:table-cell office:value-type="float" office:value="15.0847280097194" calcext:value-type="float">
            <text:p>15.0847280097194</text:p>
          </table:table-cell>
          <table:table-cell office:value-type="float" office:value="23.7108493988197" calcext:value-type="float">
            <text:p>23.7108493988197</text:p>
          </table:table-cell>
          <table:table-cell office:value-type="float" office:value="541.918224009515" calcext:value-type="float">
            <text:p>541.918224009515</text:p>
          </table:table-cell>
          <table:table-cell office:value-type="float" office:value="-80" calcext:value-type="float">
            <text:p>-80</text:p>
          </table:table-cell>
          <table:table-cell office:value-type="float" office:value="38" calcext:value-type="float">
            <text:p>38</text:p>
          </table:table-cell>
          <table:table-cell office:value-type="float" office:value="115250" calcext:value-type="float">
            <text:p>115250</text:p>
          </table:table-cell>
          <table:table-cell office:value-type="float" office:value="0.00119374850781437" calcext:value-type="float">
            <text:p>0.001193748507814</text:p>
          </table:table-cell>
          <table:table-cell office:value-type="float" office:value="0.00724999093751133" calcext:value-type="float">
            <text:p>0.007249990937511</text:p>
          </table:table-cell>
          <table:table-cell office:value-type="float" office:value="0.204602244247195" calcext:value-type="float">
            <text:p>0.204602244247195</text:p>
          </table:table-cell>
          <table:table-cell office:value-type="float" office:value="0.17912477609403" calcext:value-type="float">
            <text:p>0.17912477609403</text:p>
          </table:table-cell>
          <table:table-cell office:value-type="float" office:value="13.3490183535958" calcext:value-type="float">
            <text:p>13.3490183535958</text:p>
          </table:table-cell>
          <table:table-cell office:value-type="float" office:value="12.3028944581543" calcext:value-type="float">
            <text:p>12.3028944581543</text:p>
          </table:table-cell>
          <table:table-cell office:value-type="float" office:value="13.3567477140438" calcext:value-type="float">
            <text:p>13.3567477140438</text:p>
          </table:table-cell>
          <table:table-cell office:value-type="float" office:value="13.3490183261345" calcext:value-type="float">
            <text:p>13.3490183261345</text:p>
          </table:table-cell>
          <table:table-cell office:value-type="float" office:value="12.2118341793942" calcext:value-type="float">
            <text:p>12.2118341793942</text:p>
          </table:table-cell>
          <table:table-cell office:value-type="float" office:value="13.2790488182528" calcext:value-type="float">
            <text:p>13.2790488182528</text:p>
          </table:table-cell>
          <table:table-cell office:value-type="float" office:value="-1.41254933852295" calcext:value-type="float">
            <text:p>-1.41254933852295</text:p>
          </table:table-cell>
          <table:table-cell office:value-type="float" office:value="-1.38132077237829" calcext:value-type="float">
            <text:p>-1.38132077237829</text:p>
          </table:table-cell>
          <table:table-cell office:value-type="float" office:value="-1.39381917457016" calcext:value-type="float">
            <text:p>-1.39381917457016</text:p>
          </table:table-cell>
          <table:table-cell office:value-type="float" office:value="0.00267043065856799" calcext:value-type="float">
            <text:p>0.002670430658568</text:p>
          </table:table-cell>
          <table:table-cell office:value-type="float" office:value="0.00583731648938218" calcext:value-type="float">
            <text:p>0.005837316489382</text:p>
          </table:table-cell>
          <table:table-cell office:value-type="float" office:value="0.00446495557914962" calcext:value-type="float">
            <text:p>0.00446495557915</text:p>
          </table:table-cell>
          <table:table-cell office:value-type="float" office:value="-0.529616194556594" calcext:value-type="float">
            <text:p>-0.529616194556594</text:p>
          </table:table-cell>
          <table:table-cell office:value-type="float" office:value="-0.489148345053402" calcext:value-type="float">
            <text:p>-0.489148345053402</text:p>
          </table:table-cell>
          <table:table-cell office:value-type="float" office:value="-0.472055081601294" calcext:value-type="float">
            <text:p>-0.47205508160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7.csv</text:p>
          </table:table-cell>
          <table:table-cell office:value-type="float" office:value="-1.1924997593753" calcext:value-type="float">
            <text:p>-1.19250</text:p>
          </table:table-cell>
          <table:table-cell office:value-type="float" office:value="2.49833312708359" calcext:value-type="float">
            <text:p>2.49833</text:p>
          </table:table-cell>
          <table:table-cell office:value-type="float" office:value="555.866901416373" calcext:value-type="float">
            <text:p>555.86690</text:p>
          </table:table-cell>
          <table:table-cell table:number-columns-repeated="2" office:value-type="float" office:value="3.43706255154765" calcext:value-type="float">
            <text:p>3.43706</text:p>
          </table:table-cell>
          <table:table-cell office:value-type="float" office:value="597.875594730807" calcext:value-type="float">
            <text:p>597.87559</text:p>
          </table:table-cell>
          <table:table-cell office:value-type="float" office:value="3.2235606566561" calcext:value-type="float">
            <text:p>3.22356</text:p>
          </table:table-cell>
          <table:table-cell office:value-type="float" office:value="2.36045134865517" calcext:value-type="float">
            <text:p>2.36045</text:p>
          </table:table-cell>
          <table:table-cell office:value-type="float" office:value="220.152707647389" calcext:value-type="float">
            <text:p>220.152707647389</text:p>
          </table:table-cell>
          <table:table-cell office:value-type="float" office:value="2303.64890688961" calcext:value-type="float">
            <text:p>2303.64890688961</text:p>
          </table:table-cell>
          <table:table-cell office:value-type="float" office:value="7795.17072126187" calcext:value-type="float">
            <text:p>7795.17072126187</text:p>
          </table:table-cell>
          <table:table-cell office:value-type="float" office:value="116213.947172912" calcext:value-type="float">
            <text:p>116213.947172912</text:p>
          </table:table-cell>
          <table:table-cell office:value-type="float" office:value="6.96825911569542" calcext:value-type="float">
            <text:p>6.96825911569542</text:p>
          </table:table-cell>
          <table:table-cell office:value-type="float" office:value="43.47418657049" calcext:value-type="float">
            <text:p>43.47418657049</text:p>
          </table:table-cell>
          <table:table-cell office:value-type="float" office:value="261.206214228589" calcext:value-type="float">
            <text:p>261.206214228589</text:p>
          </table:table-cell>
          <table:table-cell office:value-type="float" office:value="-353" calcext:value-type="float">
            <text:p>-353</text:p>
          </table:table-cell>
          <table:table-cell office:value-type="float" office:value="12" calcext:value-type="float">
            <text:p>12</text:p>
          </table:table-cell>
          <table:table-cell office:value-type="float" office:value="118805" calcext:value-type="float">
            <text:p>118805</text:p>
          </table:table-cell>
          <table:table-cell office:value-type="float" office:value="0.00992248759689051" calcext:value-type="float">
            <text:p>0.009922487596891</text:p>
          </table:table-cell>
          <table:table-cell office:value-type="float" office:value="0.0366249542188072" calcext:value-type="float">
            <text:p>0.036624954218807</text:p>
          </table:table-cell>
          <table:table-cell office:value-type="float" office:value="1.15668105414868" calcext:value-type="float">
            <text:p>1.15668105414868</text:p>
          </table:table-cell>
          <table:table-cell office:value-type="float" office:value="0.134999831250211" calcext:value-type="float">
            <text:p>0.134999831250211</text:p>
          </table:table-cell>
          <table:table-cell office:value-type="float" office:value="13.8824427010246" calcext:value-type="float">
            <text:p>13.8824427010246</text:p>
          </table:table-cell>
          <table:table-cell office:value-type="float" office:value="13.2235348024898" calcext:value-type="float">
            <text:p>13.2235348024898</text:p>
          </table:table-cell>
          <table:table-cell office:value-type="float" office:value="13.7216184685511" calcext:value-type="float">
            <text:p>13.7216184685511</text:p>
          </table:table-cell>
          <table:table-cell office:value-type="float" office:value="13.8466990876014" calcext:value-type="float">
            <text:p>13.8466990876014</text:p>
          </table:table-cell>
          <table:table-cell office:value-type="float" office:value="13.2224291328507" calcext:value-type="float">
            <text:p>13.2224291328507</text:p>
          </table:table-cell>
          <table:table-cell office:value-type="float" office:value="13.7215939471227" calcext:value-type="float">
            <text:p>13.7215939471227</text:p>
          </table:table-cell>
          <table:table-cell office:value-type="float" office:value="-1.31458048589868" calcext:value-type="float">
            <text:p>-1.31458048589868</text:p>
          </table:table-cell>
          <table:table-cell office:value-type="float" office:value="-1.27767163706914" calcext:value-type="float">
            <text:p>-1.27767163706914</text:p>
          </table:table-cell>
          <table:table-cell office:value-type="float" office:value="-1.30727033927761" calcext:value-type="float">
            <text:p>-1.30727033927761</text:p>
          </table:table-cell>
          <table:table-cell office:value-type="float" office:value="0.00713485102684901" calcext:value-type="float">
            <text:p>0.007134851026849</text:p>
          </table:table-cell>
          <table:table-cell office:value-type="float" office:value="0.00464244775866591" calcext:value-type="float">
            <text:p>0.004642447758666</text:p>
          </table:table-cell>
          <table:table-cell office:value-type="float" office:value="0.00636835202185609" calcext:value-type="float">
            <text:p>0.006368352021856</text:p>
          </table:table-cell>
          <table:table-cell office:value-type="float" office:value="0.992878192206314" calcext:value-type="float">
            <text:p>0.992878192206314</text:p>
          </table:table-cell>
          <table:table-cell office:value-type="float" office:value="0.992782922382633" calcext:value-type="float">
            <text:p>0.992782922382633</text:p>
          </table:table-cell>
          <table:table-cell office:value-type="float" office:value="0.992944675670785" calcext:value-type="float">
            <text:p>0.992944675670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8.csv</text:p>
          </table:table-cell>
          <table:table-cell office:value-type="float" office:value="-1.19282600896749" calcext:value-type="float">
            <text:p>-1.19283</text:p>
          </table:table-cell>
          <table:table-cell office:value-type="float" office:value="3.26140092324885" calcext:value-type="float">
            <text:p>3.26140</text:p>
          </table:table-cell>
          <table:table-cell office:value-type="float" office:value="693.80284774644" calcext:value-type="float">
            <text:p>693.80285</text:p>
          </table:table-cell>
          <table:table-cell table:number-columns-repeated="2" office:value-type="float" office:value="4.07581730879116" calcext:value-type="float">
            <text:p>4.07582</text:p>
          </table:table-cell>
          <table:table-cell office:value-type="float" office:value="710.475436136478" calcext:value-type="float">
            <text:p>710.47544</text:p>
          </table:table-cell>
          <table:table-cell office:value-type="float" office:value="3.89736485935975" calcext:value-type="float">
            <text:p>3.89736</text:p>
          </table:table-cell>
          <table:table-cell office:value-type="float" office:value="2.44449396654464" calcext:value-type="float">
            <text:p>2.44449</text:p>
          </table:table-cell>
          <table:table-cell office:value-type="float" office:value="153.012920409513" calcext:value-type="float">
            <text:p>153.012920409513</text:p>
          </table:table-cell>
          <table:table-cell office:value-type="float" office:value="737.026167448949" calcext:value-type="float">
            <text:p>737.026167448949</text:p>
          </table:table-cell>
          <table:table-cell office:value-type="float" office:value="4625.73040400314" calcext:value-type="float">
            <text:p>4625.73040400314</text:p>
          </table:table-cell>
          <table:table-cell office:value-type="float" office:value="500562.559483066" calcext:value-type="float">
            <text:p>500562.559483066</text:p>
          </table:table-cell>
          <table:table-cell office:value-type="float" office:value="4.75379485408523" calcext:value-type="float">
            <text:p>4.75379485408523</text:p>
          </table:table-cell>
          <table:table-cell office:value-type="float" office:value="19.6992082461545" calcext:value-type="float">
            <text:p>19.6992082461545</text:p>
          </table:table-cell>
          <table:table-cell office:value-type="float" office:value="629.734682499952" calcext:value-type="float">
            <text:p>629.734682499952</text:p>
          </table:table-cell>
          <table:table-cell office:value-type="float" office:value="-71" calcext:value-type="float">
            <text:p>-71</text:p>
          </table:table-cell>
          <table:table-cell office:value-type="float" office:value="57" calcext:value-type="float">
            <text:p>57</text:p>
          </table:table-cell>
          <table:table-cell office:value-type="float" office:value="122414" calcext:value-type="float">
            <text:p>122414</text:p>
          </table:table-cell>
          <table:table-cell office:value-type="float" office:value="0.00369124538594327" calcext:value-type="float">
            <text:p>0.003691245385943</text:p>
          </table:table-cell>
          <table:table-cell office:value-type="float" office:value="0.0324999593750508" calcext:value-type="float">
            <text:p>0.032499959375051</text:p>
          </table:table-cell>
          <table:table-cell office:value-type="float" office:value="2.68790289012139" calcext:value-type="float">
            <text:p>2.68790289012139</text:p>
          </table:table-cell>
          <table:table-cell office:value-type="float" office:value="6.53336683329146" calcext:value-type="float">
            <text:p>6.53336683329146</text:p>
          </table:table-cell>
          <table:table-cell office:value-type="float" office:value="15.355731307948" calcext:value-type="float">
            <text:p>15.355731307948</text:p>
          </table:table-cell>
          <table:table-cell office:value-type="float" office:value="14.6569888693362" calcext:value-type="float">
            <text:p>14.6569888693362</text:p>
          </table:table-cell>
          <table:table-cell office:value-type="float" office:value="15.5941348278351" calcext:value-type="float">
            <text:p>15.5941348278351</text:p>
          </table:table-cell>
          <table:table-cell office:value-type="float" office:value="15.3234631746" calcext:value-type="float">
            <text:p>15.3234631746</text:p>
          </table:table-cell>
          <table:table-cell office:value-type="float" office:value="14.6559405708881" calcext:value-type="float">
            <text:p>14.6559405708881</text:p>
          </table:table-cell>
          <table:table-cell office:value-type="float" office:value="15.5941185054996" calcext:value-type="float">
            <text:p>15.5941185054996</text:p>
          </table:table-cell>
          <table:table-cell office:value-type="float" office:value="-1.42457936405969" calcext:value-type="float">
            <text:p>-1.42457936405969</text:p>
          </table:table-cell>
          <table:table-cell office:value-type="float" office:value="-1.42880954221046" calcext:value-type="float">
            <text:p>-1.42880954221046</text:p>
          </table:table-cell>
          <table:table-cell office:value-type="float" office:value="-1.43402855176103" calcext:value-type="float">
            <text:p>-1.43402855176103</text:p>
          </table:table-cell>
          <table:table-cell office:value-type="float" office:value="0.00245278946832993" calcext:value-type="float">
            <text:p>0.00245278946833</text:p>
          </table:table-cell>
          <table:table-cell office:value-type="float" office:value="0.00484949332330915" calcext:value-type="float">
            <text:p>0.004849493323309</text:p>
          </table:table-cell>
          <table:table-cell office:value-type="float" office:value="0.00807320250929588" calcext:value-type="float">
            <text:p>0.008073202509296</text:p>
          </table:table-cell>
          <table:table-cell office:value-type="float" office:value="0.990210955023503" calcext:value-type="float">
            <text:p>0.990210955023503</text:p>
          </table:table-cell>
          <table:table-cell office:value-type="float" office:value="0.989696534642179" calcext:value-type="float">
            <text:p>0.989696534642179</text:p>
          </table:table-cell>
          <table:table-cell office:value-type="float" office:value="0.990583438242285" calcext:value-type="float">
            <text:p>0.990583438242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69.csv</text:p>
          </table:table-cell>
          <table:table-cell office:value-type="float" office:value="-2.26035092456134" calcext:value-type="float">
            <text:p>-2.26035</text:p>
          </table:table-cell>
          <table:table-cell office:value-type="float" office:value="3.42181697272878" calcext:value-type="float">
            <text:p>3.42182</text:p>
          </table:table-cell>
          <table:table-cell office:value-type="float" office:value="636.614265482168" calcext:value-type="float">
            <text:p>636.61427</text:p>
          </table:table-cell>
          <table:table-cell table:number-columns-repeated="2" office:value-type="float" office:value="4.33075285668954" calcext:value-type="float">
            <text:p>4.33075</text:p>
          </table:table-cell>
          <table:table-cell office:value-type="float" office:value="659.26314134334" calcext:value-type="float">
            <text:p>659.26314</text:p>
          </table:table-cell>
          <table:table-cell office:value-type="float" office:value="3.6940809416632" calcext:value-type="float">
            <text:p>3.69408</text:p>
          </table:table-cell>
          <table:table-cell office:value-type="float" office:value="2.65454118650848" calcext:value-type="float">
            <text:p>2.65454</text:p>
          </table:table-cell>
          <table:table-cell office:value-type="float" office:value="171.318902980633" calcext:value-type="float">
            <text:p>171.318902980633</text:p>
          </table:table-cell>
          <table:table-cell office:value-type="float" office:value="974.695043175153" calcext:value-type="float">
            <text:p>974.695043175153</text:p>
          </table:table-cell>
          <table:table-cell office:value-type="float" office:value="3523.21602260307" calcext:value-type="float">
            <text:p>3523.21602260307</text:p>
          </table:table-cell>
          <table:table-cell office:value-type="float" office:value="359415.880985227" calcext:value-type="float">
            <text:p>359415.880985227</text:p>
          </table:table-cell>
          <table:table-cell office:value-type="float" office:value="5.82184930308734" calcext:value-type="float">
            <text:p>5.82184930308734</text:p>
          </table:table-cell>
          <table:table-cell office:value-type="float" office:value="16.1416555562611" calcext:value-type="float">
            <text:p>16.1416555562611</text:p>
          </table:table-cell>
          <table:table-cell office:value-type="float" office:value="492.643864672132" calcext:value-type="float">
            <text:p>492.643864672132</text:p>
          </table:table-cell>
          <table:table-cell office:value-type="float" office:value="-64" calcext:value-type="float">
            <text:p>-64</text:p>
          </table:table-cell>
          <table:table-cell office:value-type="float" office:value="22" calcext:value-type="float">
            <text:p>22</text:p>
          </table:table-cell>
          <table:table-cell office:value-type="float" office:value="126077" calcext:value-type="float">
            <text:p>126077</text:p>
          </table:table-cell>
          <table:table-cell office:value-type="float" office:value="0.00177124778594027" calcext:value-type="float">
            <text:p>0.00177124778594</text:p>
          </table:table-cell>
          <table:table-cell office:value-type="float" office:value="0.0113749857812678" calcext:value-type="float">
            <text:p>0.011374985781268</text:p>
          </table:table-cell>
          <table:table-cell office:value-type="float" office:value="1.49266938416327" calcext:value-type="float">
            <text:p>1.49266938416327</text:p>
          </table:table-cell>
          <table:table-cell office:value-type="float" office:value="4.42536946828816" calcext:value-type="float">
            <text:p>4.42536946828816</text:p>
          </table:table-cell>
          <table:table-cell office:value-type="float" office:value="14.0312905288005" calcext:value-type="float">
            <text:p>14.0312905288005</text:p>
          </table:table-cell>
          <table:table-cell office:value-type="float" office:value="14.8144173667511" calcext:value-type="float">
            <text:p>14.8144173667511</text:p>
          </table:table-cell>
          <table:table-cell office:value-type="float" office:value="14.8415022710729" calcext:value-type="float">
            <text:p>14.8415022710729</text:p>
          </table:table-cell>
          <table:table-cell office:value-type="float" office:value="13.9816096211173" calcext:value-type="float">
            <text:p>13.9816096211173</text:p>
          </table:table-cell>
          <table:table-cell office:value-type="float" office:value="14.6864394515582" calcext:value-type="float">
            <text:p>14.6864394515582</text:p>
          </table:table-cell>
          <table:table-cell office:value-type="float" office:value="14.8164246872698" calcext:value-type="float">
            <text:p>14.8164246872698</text:p>
          </table:table-cell>
          <table:table-cell office:value-type="float" office:value="-1.39732684479192" calcext:value-type="float">
            <text:p>-1.39732684479192</text:p>
          </table:table-cell>
          <table:table-cell office:value-type="float" office:value="-1.4215442115467" calcext:value-type="float">
            <text:p>-1.4215442115467</text:p>
          </table:table-cell>
          <table:table-cell office:value-type="float" office:value="-1.43011303757642" calcext:value-type="float">
            <text:p>-1.43011303757642</text:p>
          </table:table-cell>
          <table:table-cell office:value-type="float" office:value="0.00667469308367772" calcext:value-type="float">
            <text:p>0.006674693083678</text:p>
          </table:table-cell>
          <table:table-cell office:value-type="float" office:value="0.00541322902744498" calcext:value-type="float">
            <text:p>0.005413229027445</text:p>
          </table:table-cell>
          <table:table-cell office:value-type="float" office:value="0.00370677281479448" calcext:value-type="float">
            <text:p>0.003706772814794</text:p>
          </table:table-cell>
          <table:table-cell office:value-type="float" office:value="0.996272839998507" calcext:value-type="float">
            <text:p>0.996272839998507</text:p>
          </table:table-cell>
          <table:table-cell office:value-type="float" office:value="0.996154945073531" calcext:value-type="float">
            <text:p>0.996154945073531</text:p>
          </table:table-cell>
          <table:table-cell office:value-type="float" office:value="0.994869189010096" calcext:value-type="float">
            <text:p>0.99486918901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0.csv</text:p>
          </table:table-cell>
          <table:table-cell office:value-type="float" office:value="-2.94031007461241" calcext:value-type="float">
            <text:p>-2.94031</text:p>
          </table:table-cell>
          <table:table-cell office:value-type="float" office:value="5.19016226229717" calcext:value-type="float">
            <text:p>5.19016</text:p>
          </table:table-cell>
          <table:table-cell office:value-type="float" office:value="525.11275235906" calcext:value-type="float">
            <text:p>525.11275</text:p>
          </table:table-cell>
          <table:table-cell table:number-columns-repeated="2" office:value-type="float" office:value="6.41717537354444" calcext:value-type="float">
            <text:p>6.41718</text:p>
          </table:table-cell>
          <table:table-cell office:value-type="float" office:value="553.911951747015" calcext:value-type="float">
            <text:p>553.91195</text:p>
          </table:table-cell>
          <table:table-cell office:value-type="float" office:value="5.70392114601509" calcext:value-type="float">
            <text:p>5.70392</text:p>
          </table:table-cell>
          <table:table-cell office:value-type="float" office:value="3.77390453851864" calcext:value-type="float">
            <text:p>3.77390</text:p>
          </table:table-cell>
          <table:table-cell office:value-type="float" office:value="176.281160644239" calcext:value-type="float">
            <text:p>176.281160644239</text:p>
          </table:table-cell>
          <table:table-cell office:value-type="float" office:value="181.830443377294" calcext:value-type="float">
            <text:p>181.830443377294</text:p>
          </table:table-cell>
          <table:table-cell office:value-type="float" office:value="903.31589486723" calcext:value-type="float">
            <text:p>903.31589486723</text:p>
          </table:table-cell>
          <table:table-cell office:value-type="float" office:value="361459.329900429" calcext:value-type="float">
            <text:p>361459.329900429</text:p>
          </table:table-cell>
          <table:table-cell office:value-type="float" office:value="1.65918902003413" calcext:value-type="float">
            <text:p>1.65918902003413</text:p>
          </table:table-cell>
          <table:table-cell office:value-type="float" office:value="6.19836078980005" calcext:value-type="float">
            <text:p>6.19836078980005</text:p>
          </table:table-cell>
          <table:table-cell office:value-type="float" office:value="492.962587334082" calcext:value-type="float">
            <text:p>492.962587334082</text:p>
          </table:table-cell>
          <table:table-cell office:value-type="float" office:value="-31" calcext:value-type="float">
            <text:p>-31</text:p>
          </table:table-cell>
          <table:table-cell office:value-type="float" office:value="117" calcext:value-type="float">
            <text:p>117</text:p>
          </table:table-cell>
          <table:table-cell office:value-type="float" office:value="129794" calcext:value-type="float">
            <text:p>129794</text:p>
          </table:table-cell>
          <table:table-cell office:value-type="float" office:value="0.0110662361672048" calcext:value-type="float">
            <text:p>0.011066236167205</text:p>
          </table:table-cell>
          <table:table-cell office:value-type="float" office:value="0.597999252500934" calcext:value-type="float">
            <text:p>0.597999252500934</text:p>
          </table:table-cell>
          <table:table-cell office:value-type="float" office:value="0.238754701556623" calcext:value-type="float">
            <text:p>0.238754701556623</text:p>
          </table:table-cell>
          <table:table-cell office:value-type="float" office:value="0.292374634531707" calcext:value-type="float">
            <text:p>0.292374634531707</text:p>
          </table:table-cell>
          <table:table-cell office:value-type="float" office:value="13.6554006957885" calcext:value-type="float">
            <text:p>13.6554006957885</text:p>
          </table:table-cell>
          <table:table-cell office:value-type="float" office:value="12.4912792063075" calcext:value-type="float">
            <text:p>12.4912792063075</text:p>
          </table:table-cell>
          <table:table-cell office:value-type="float" office:value="13.5133536913155" calcext:value-type="float">
            <text:p>13.5133536913155</text:p>
          </table:table-cell>
          <table:table-cell office:value-type="float" office:value="13.6552808272646" calcext:value-type="float">
            <text:p>13.6552808272646</text:p>
          </table:table-cell>
          <table:table-cell office:value-type="float" office:value="12.4031038899606" calcext:value-type="float">
            <text:p>12.4031038899606</text:p>
          </table:table-cell>
          <table:table-cell office:value-type="float" office:value="13.4404790870942" calcext:value-type="float">
            <text:p>13.4404790870942</text:p>
          </table:table-cell>
          <table:table-cell office:value-type="float" office:value="-1.32918912803439" calcext:value-type="float">
            <text:p>-1.32918912803439</text:p>
          </table:table-cell>
          <table:table-cell office:value-type="float" office:value="-1.29923018591439" calcext:value-type="float">
            <text:p>-1.29923018591439</text:p>
          </table:table-cell>
          <table:table-cell office:value-type="float" office:value="-1.31972058319155" calcext:value-type="float">
            <text:p>-1.31972058319155</text:p>
          </table:table-cell>
          <table:table-cell office:value-type="float" office:value="0.00676452339750322" calcext:value-type="float">
            <text:p>0.006764523397503</text:p>
          </table:table-cell>
          <table:table-cell office:value-type="float" office:value="0.00616592555639792" calcext:value-type="float">
            <text:p>0.006165925556398</text:p>
          </table:table-cell>
          <table:table-cell office:value-type="float" office:value="0.0305385748123535" calcext:value-type="float">
            <text:p>0.030538574812354</text:p>
          </table:table-cell>
          <table:table-cell office:value-type="float" office:value="-0.522474983659137" calcext:value-type="float">
            <text:p>-0.522474983659137</text:p>
          </table:table-cell>
          <table:table-cell office:value-type="float" office:value="-0.487777454413971" calcext:value-type="float">
            <text:p>-0.487777454413971</text:p>
          </table:table-cell>
          <table:table-cell office:value-type="float" office:value="-0.475239317242626" calcext:value-type="float">
            <text:p>-0.47523931724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1.csv</text:p>
          </table:table-cell>
          <table:table-cell office:value-type="float" office:value="-1.42713446608192" calcext:value-type="float">
            <text:p>-1.42713</text:p>
          </table:table-cell>
          <table:table-cell office:value-type="float" office:value="3.64638419201976" calcext:value-type="float">
            <text:p>3.64638</text:p>
          </table:table-cell>
          <table:table-cell office:value-type="float" office:value="719.874628906714" calcext:value-type="float">
            <text:p>719.87463</text:p>
          </table:table-cell>
          <table:table-cell table:number-columns-repeated="2" office:value-type="float" office:value="4.86114073151956" calcext:value-type="float">
            <text:p>4.86114</text:p>
          </table:table-cell>
          <table:table-cell office:value-type="float" office:value="886.346179422472" calcext:value-type="float">
            <text:p>886.34618</text:p>
          </table:table-cell>
          <table:table-cell office:value-type="float" office:value="4.64693193702679" calcext:value-type="float">
            <text:p>4.64693</text:p>
          </table:table-cell>
          <table:table-cell office:value-type="float" office:value="3.21474284132135" calcext:value-type="float">
            <text:p>3.21474</text:p>
          </table:table-cell>
          <table:table-cell office:value-type="float" office:value="517.097735861639" calcext:value-type="float">
            <text:p>517.097735861639</text:p>
          </table:table-cell>
          <table:table-cell office:value-type="float" office:value="469.120969533216" calcext:value-type="float">
            <text:p>469.120969533216</text:p>
          </table:table-cell>
          <table:table-cell office:value-type="float" office:value="1968.90104207155" calcext:value-type="float">
            <text:p>1968.90104207155</text:p>
          </table:table-cell>
          <table:table-cell office:value-type="float" office:value="8050.68500203349" calcext:value-type="float">
            <text:p>8050.68500203349</text:p>
          </table:table-cell>
          <table:table-cell office:value-type="float" office:value="3.10581143717344" calcext:value-type="float">
            <text:p>3.10581143717344</text:p>
          </table:table-cell>
          <table:table-cell office:value-type="float" office:value="14.5115606851679" calcext:value-type="float">
            <text:p>14.5115606851679</text:p>
          </table:table-cell>
          <table:table-cell office:value-type="float" office:value="65.6330593286891" calcext:value-type="float">
            <text:p>65.6330593286891</text:p>
          </table:table-cell>
          <table:table-cell office:value-type="float" office:value="-179" calcext:value-type="float">
            <text:p>-179</text:p>
          </table:table-cell>
          <table:table-cell office:value-type="float" office:value="4" calcext:value-type="float">
            <text:p>4</text:p>
          </table:table-cell>
          <table:table-cell office:value-type="float" office:value="133565" calcext:value-type="float">
            <text:p>133565</text:p>
          </table:table-cell>
          <table:table-cell office:value-type="float" office:value="0.0382549521813098" calcext:value-type="float">
            <text:p>0.03825495218131</text:p>
          </table:table-cell>
          <table:table-cell office:value-type="float" office:value="0.292999633750458" calcext:value-type="float">
            <text:p>0.292999633750458</text:p>
          </table:table-cell>
          <table:table-cell office:value-type="float" office:value="24.071051161186" calcext:value-type="float">
            <text:p>24.071051161186</text:p>
          </table:table-cell>
          <table:table-cell office:value-type="float" office:value="20.2328497089379" calcext:value-type="float">
            <text:p>20.2328497089379</text:p>
          </table:table-cell>
          <table:table-cell office:value-type="float" office:value="15.5324585442361" calcext:value-type="float">
            <text:p>15.5324585442361</text:p>
          </table:table-cell>
          <table:table-cell office:value-type="float" office:value="15.1304150253116" calcext:value-type="float">
            <text:p>15.1304150253116</text:p>
          </table:table-cell>
          <table:table-cell office:value-type="float" office:value="15.8015158019768" calcext:value-type="float">
            <text:p>15.8015158019768</text:p>
          </table:table-cell>
          <table:table-cell office:value-type="float" office:value="15.4726233209854" calcext:value-type="float">
            <text:p>15.4726233209854</text:p>
          </table:table-cell>
          <table:table-cell office:value-type="float" office:value="15.1124352025269" calcext:value-type="float">
            <text:p>15.1124352025269</text:p>
          </table:table-cell>
          <table:table-cell office:value-type="float" office:value="15.781125659897" calcext:value-type="float">
            <text:p>15.781125659897</text:p>
          </table:table-cell>
          <table:table-cell office:value-type="float" office:value="-0.422258833405731" calcext:value-type="float">
            <text:p>-0.422258833405731</text:p>
          </table:table-cell>
          <table:table-cell office:value-type="float" office:value="-1.34684367762391" calcext:value-type="float">
            <text:p>-1.34684367762391</text:p>
          </table:table-cell>
          <table:table-cell office:value-type="float" office:value="-0.487471784025766" calcext:value-type="float">
            <text:p>-0.487471784025766</text:p>
          </table:table-cell>
          <table:table-cell office:value-type="float" office:value="0.00616345565782326" calcext:value-type="float">
            <text:p>0.006163455657823</text:p>
          </table:table-cell>
          <table:table-cell office:value-type="float" office:value="0.000116738939642783" calcext:value-type="float">
            <text:p>0.000116738939643</text:p>
          </table:table-cell>
          <table:table-cell office:value-type="float" office:value="0.00900684665595824" calcext:value-type="float">
            <text:p>0.009006846655958</text:p>
          </table:table-cell>
          <table:table-cell office:value-type="float" office:value="0.963846213074396" calcext:value-type="float">
            <text:p>0.963846213074396</text:p>
          </table:table-cell>
          <table:table-cell office:value-type="float" office:value="0.971098718149375" calcext:value-type="float">
            <text:p>0.971098718149375</text:p>
          </table:table-cell>
          <table:table-cell office:value-type="float" office:value="0.955531338423939" calcext:value-type="float">
            <text:p>0.955531338423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2.csv</text:p>
          </table:table-cell>
          <table:table-cell office:value-type="float" office:value="-2.98201502248122" calcext:value-type="float">
            <text:p>-2.98202</text:p>
          </table:table-cell>
          <table:table-cell office:value-type="float" office:value="3.42073947407566" calcext:value-type="float">
            <text:p>3.42074</text:p>
          </table:table-cell>
          <table:table-cell office:value-type="float" office:value="511.807998990001" calcext:value-type="float">
            <text:p>511.80800</text:p>
          </table:table-cell>
          <table:table-cell table:number-columns-repeated="2" office:value-type="float" office:value="4.22144364812168" calcext:value-type="float">
            <text:p>4.22144</text:p>
          </table:table-cell>
          <table:table-cell office:value-type="float" office:value="548.340588573378" calcext:value-type="float">
            <text:p>548.34059</text:p>
          </table:table-cell>
          <table:table-cell office:value-type="float" office:value="2.98800483265393" calcext:value-type="float">
            <text:p>2.98800</text:p>
          </table:table-cell>
          <table:table-cell office:value-type="float" office:value="2.47368711133148" calcext:value-type="float">
            <text:p>2.47369</text:p>
          </table:table-cell>
          <table:table-cell office:value-type="float" office:value="196.799322272333" calcext:value-type="float">
            <text:p>196.799322272333</text:p>
          </table:table-cell>
          <table:table-cell office:value-type="float" office:value="2746.66371347955" calcext:value-type="float">
            <text:p>2746.66371347955</text:p>
          </table:table-cell>
          <table:table-cell office:value-type="float" office:value="5615.29501178585" calcext:value-type="float">
            <text:p>5615.29501178585</text:p>
          </table:table-cell>
          <table:table-cell office:value-type="float" office:value="292623.628105424" calcext:value-type="float">
            <text:p>292623.628105424</text:p>
          </table:table-cell>
          <table:table-cell office:value-type="float" office:value="12.4596475361661" calcext:value-type="float">
            <text:p>12.4596475361661</text:p>
          </table:table-cell>
          <table:table-cell office:value-type="float" office:value="23.349905259736" calcext:value-type="float">
            <text:p>23.349905259736</text:p>
          </table:table-cell>
          <table:table-cell office:value-type="float" office:value="422.188386568139" calcext:value-type="float">
            <text:p>422.188386568139</text:p>
          </table:table-cell>
          <table:table-cell office:value-type="float" office:value="-180" calcext:value-type="float">
            <text:p>-180</text:p>
          </table:table-cell>
          <table:table-cell office:value-type="float" office:value="129" calcext:value-type="float">
            <text:p>129</text:p>
          </table:table-cell>
          <table:table-cell office:value-type="float" office:value="137390" calcext:value-type="float">
            <text:p>137390</text:p>
          </table:table-cell>
          <table:table-cell office:value-type="float" office:value="0.00311624610469237" calcext:value-type="float">
            <text:p>0.003116246104692</text:p>
          </table:table-cell>
          <table:table-cell office:value-type="float" office:value="0.0246249692187885" calcext:value-type="float">
            <text:p>0.024624969218789</text:p>
          </table:table-cell>
          <table:table-cell office:value-type="float" office:value="0.915160106049867" calcext:value-type="float">
            <text:p>0.915160106049867</text:p>
          </table:table-cell>
          <table:table-cell office:value-type="float" office:value="1.67124791094011" calcext:value-type="float">
            <text:p>1.67124791094011</text:p>
          </table:table-cell>
          <table:table-cell office:value-type="float" office:value="13.3382673673637" calcext:value-type="float">
            <text:p>13.3382673673637</text:p>
          </table:table-cell>
          <table:table-cell office:value-type="float" office:value="12.4020693932845" calcext:value-type="float">
            <text:p>12.4020693932845</text:p>
          </table:table-cell>
          <table:table-cell office:value-type="float" office:value="13.4196608523047" calcext:value-type="float">
            <text:p>13.4196608523047</text:p>
          </table:table-cell>
          <table:table-cell office:value-type="float" office:value="13.338188102711" calcext:value-type="float">
            <text:p>13.338188102711</text:p>
          </table:table-cell>
          <table:table-cell office:value-type="float" office:value="12.3142868481942" calcext:value-type="float">
            <text:p>12.3142868481942</text:p>
          </table:table-cell>
          <table:table-cell office:value-type="float" office:value="13.3396691416679" calcext:value-type="float">
            <text:p>13.3396691416679</text:p>
          </table:table-cell>
          <table:table-cell office:value-type="float" office:value="-1.33950751085847" calcext:value-type="float">
            <text:p>-1.33950751085847</text:p>
          </table:table-cell>
          <table:table-cell office:value-type="float" office:value="-1.26432270493907" calcext:value-type="float">
            <text:p>-1.26432270493907</text:p>
          </table:table-cell>
          <table:table-cell office:value-type="float" office:value="-1.31830418765574" calcext:value-type="float">
            <text:p>-1.31830418765574</text:p>
          </table:table-cell>
          <table:table-cell office:value-type="float" office:value="0.00243535674512832" calcext:value-type="float">
            <text:p>0.002435356745128</text:p>
          </table:table-cell>
          <table:table-cell office:value-type="float" office:value="0.00281404161788831" calcext:value-type="float">
            <text:p>0.002814041617888</text:p>
          </table:table-cell>
          <table:table-cell office:value-type="float" office:value="0.00809392293162728" calcext:value-type="float">
            <text:p>0.008093922931627</text:p>
          </table:table-cell>
          <table:table-cell office:value-type="float" office:value="-0.52462104369957" calcext:value-type="float">
            <text:p>-0.52462104369957</text:p>
          </table:table-cell>
          <table:table-cell office:value-type="float" office:value="-0.493542184973247" calcext:value-type="float">
            <text:p>-0.493542184973247</text:p>
          </table:table-cell>
          <table:table-cell office:value-type="float" office:value="-0.469159211121569" calcext:value-type="float">
            <text:p>-0.46915921112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3.csv</text:p>
          </table:table-cell>
          <table:table-cell office:value-type="float" office:value="-2.2327009591238" calcext:value-type="float">
            <text:p>-2.23270</text:p>
          </table:table-cell>
          <table:table-cell office:value-type="float" office:value="4.21307348365815" calcext:value-type="float">
            <text:p>4.21307</text:p>
          </table:table-cell>
          <table:table-cell office:value-type="float" office:value="638.308473364408" calcext:value-type="float">
            <text:p>638.30847</text:p>
          </table:table-cell>
          <table:table-cell table:number-columns-repeated="2" office:value-type="float" office:value="5.37149143011974" calcext:value-type="float">
            <text:p>5.37149</text:p>
          </table:table-cell>
          <table:table-cell office:value-type="float" office:value="675.403748437533" calcext:value-type="float">
            <text:p>675.40375</text:p>
          </table:table-cell>
          <table:table-cell office:value-type="float" office:value="4.88548529943315" calcext:value-type="float">
            <text:p>4.88549</text:p>
          </table:table-cell>
          <table:table-cell office:value-type="float" office:value="3.3321062415755" calcext:value-type="float">
            <text:p>3.33211</text:p>
          </table:table-cell>
          <table:table-cell office:value-type="float" office:value="220.754425175735" calcext:value-type="float">
            <text:p>220.754425175735</text:p>
          </table:table-cell>
          <table:table-cell office:value-type="float" office:value="418.59740707579" calcext:value-type="float">
            <text:p>418.59740707579</text:p>
          </table:table-cell>
          <table:table-cell office:value-type="float" office:value="1854.49416240403" calcext:value-type="float">
            <text:p>1854.49416240403</text:p>
          </table:table-cell>
          <table:table-cell office:value-type="float" office:value="210071.559123468" calcext:value-type="float">
            <text:p>210071.559123468</text:p>
          </table:table-cell>
          <table:table-cell office:value-type="float" office:value="3.00731054761141" calcext:value-type="float">
            <text:p>3.00731054761141</text:p>
          </table:table-cell>
          <table:table-cell office:value-type="float" office:value="11.7121719352313" calcext:value-type="float">
            <text:p>11.7121719352313</text:p>
          </table:table-cell>
          <table:table-cell office:value-type="float" office:value="354.727824377447" calcext:value-type="float">
            <text:p>354.727824377447</text:p>
          </table:table-cell>
          <table:table-cell office:value-type="float" office:value="-226" calcext:value-type="float">
            <text:p>-226</text:p>
          </table:table-cell>
          <table:table-cell office:value-type="float" office:value="5" calcext:value-type="float">
            <text:p>5</text:p>
          </table:table-cell>
          <table:table-cell office:value-type="float" office:value="141269" calcext:value-type="float">
            <text:p>141269</text:p>
          </table:table-cell>
          <table:table-cell office:value-type="float" office:value="0.0145562318047102" calcext:value-type="float">
            <text:p>0.01455623180471</text:p>
          </table:table-cell>
          <table:table-cell office:value-type="float" office:value="0.322124597344253" calcext:value-type="float">
            <text:p>0.322124597344253</text:p>
          </table:table-cell>
          <table:table-cell office:value-type="float" office:value="3.46107692365385" calcext:value-type="float">
            <text:p>3.46107692365385</text:p>
          </table:table-cell>
          <table:table-cell office:value-type="float" office:value="5.76161779797775" calcext:value-type="float">
            <text:p>5.76161779797775</text:p>
          </table:table-cell>
          <table:table-cell office:value-type="float" office:value="14.0624065885218" calcext:value-type="float">
            <text:p>14.0624065885218</text:p>
          </table:table-cell>
          <table:table-cell office:value-type="float" office:value="15.041092661669" calcext:value-type="float">
            <text:p>15.041092661669</text:p>
          </table:table-cell>
          <table:table-cell office:value-type="float" office:value="14.6397652251186" calcext:value-type="float">
            <text:p>14.6397652251186</text:p>
          </table:table-cell>
          <table:table-cell office:value-type="float" office:value="14.0145710365554" calcext:value-type="float">
            <text:p>14.0145710365554</text:p>
          </table:table-cell>
          <table:table-cell office:value-type="float" office:value="14.9155319712047" calcext:value-type="float">
            <text:p>14.9155319712047</text:p>
          </table:table-cell>
          <table:table-cell office:value-type="float" office:value="14.6141505834042" calcext:value-type="float">
            <text:p>14.6141505834042</text:p>
          </table:table-cell>
          <table:table-cell office:value-type="float" office:value="-1.32456471414681" calcext:value-type="float">
            <text:p>-1.32456471414681</text:p>
          </table:table-cell>
          <table:table-cell office:value-type="float" office:value="-1.36821690346154" calcext:value-type="float">
            <text:p>-1.36821690346154</text:p>
          </table:table-cell>
          <table:table-cell office:value-type="float" office:value="-1.3342941853699" calcext:value-type="float">
            <text:p>-1.3342941853699</text:p>
          </table:table-cell>
          <table:table-cell office:value-type="float" office:value="0.00258262251593076" calcext:value-type="float">
            <text:p>0.002582622515931</text:p>
          </table:table-cell>
          <table:table-cell office:value-type="float" office:value="0.002837340082821" calcext:value-type="float">
            <text:p>0.002837340082821</text:p>
          </table:table-cell>
          <table:table-cell office:value-type="float" office:value="0.00841300762109211" calcext:value-type="float">
            <text:p>0.008413007621092</text:p>
          </table:table-cell>
          <table:table-cell office:value-type="float" office:value="0.992943765733455" calcext:value-type="float">
            <text:p>0.992943765733455</text:p>
          </table:table-cell>
          <table:table-cell office:value-type="float" office:value="0.992974362417344" calcext:value-type="float">
            <text:p>0.992974362417344</text:p>
          </table:table-cell>
          <table:table-cell office:value-type="float" office:value="0.989127184260075" calcext:value-type="float">
            <text:p>0.98912718426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4.csv</text:p>
          </table:table-cell>
          <table:table-cell office:value-type="float" office:value="-1.43904695119131" calcext:value-type="float">
            <text:p>-1.43905</text:p>
          </table:table-cell>
          <table:table-cell office:value-type="float" office:value="2.9366400791999" calcext:value-type="float">
            <text:p>2.93664</text:p>
          </table:table-cell>
          <table:table-cell office:value-type="float" office:value="722.652905433868" calcext:value-type="float">
            <text:p>722.65291</text:p>
          </table:table-cell>
          <table:table-cell table:number-columns-repeated="2" office:value-type="float" office:value="3.77341601889646" calcext:value-type="float">
            <text:p>3.77342</text:p>
          </table:table-cell>
          <table:table-cell office:value-type="float" office:value="749.106943376401" calcext:value-type="float">
            <text:p>749.10694</text:p>
          </table:table-cell>
          <table:table-cell office:value-type="float" office:value="3.48823914374164" calcext:value-type="float">
            <text:p>3.48824</text:p>
          </table:table-cell>
          <table:table-cell office:value-type="float" office:value="2.36955976858598" calcext:value-type="float">
            <text:p>2.36956</text:p>
          </table:table-cell>
          <table:table-cell office:value-type="float" office:value="197.316980725742" calcext:value-type="float">
            <text:p>197.316980725742</text:p>
          </table:table-cell>
          <table:table-cell office:value-type="float" office:value="1615.8069646425" calcext:value-type="float">
            <text:p>1615.8069646425</text:p>
          </table:table-cell>
          <table:table-cell office:value-type="float" office:value="7390.51111827317" calcext:value-type="float">
            <text:p>7390.51111827317</text:p>
          </table:table-cell>
          <table:table-cell office:value-type="float" office:value="359311.795057377" calcext:value-type="float">
            <text:p>359311.795057377</text:p>
          </table:table-cell>
          <table:table-cell office:value-type="float" office:value="8.52642145572304" calcext:value-type="float">
            <text:p>8.52642145572304</text:p>
          </table:table-cell>
          <table:table-cell office:value-type="float" office:value="27.4638833923494" calcext:value-type="float">
            <text:p>27.4638833923494</text:p>
          </table:table-cell>
          <table:table-cell office:value-type="float" office:value="490.684470721152" calcext:value-type="float">
            <text:p>490.684470721152</text:p>
          </table:table-cell>
          <table:table-cell office:value-type="float" office:value="-17" calcext:value-type="float">
            <text:p>-17</text:p>
          </table:table-cell>
          <table:table-cell office:value-type="float" office:value="243" calcext:value-type="float">
            <text:p>243</text:p>
          </table:table-cell>
          <table:table-cell office:value-type="float" office:value="145202" calcext:value-type="float">
            <text:p>145202</text:p>
          </table:table-cell>
          <table:table-cell office:value-type="float" office:value="0.000834998956251305" calcext:value-type="float">
            <text:p>0.000834998956251</text:p>
          </table:table-cell>
          <table:table-cell office:value-type="float" office:value="0.0026249967187541" calcext:value-type="float">
            <text:p>0.002624996718754</text:p>
          </table:table-cell>
          <table:table-cell office:value-type="float" office:value="16.5947980065025" calcext:value-type="float">
            <text:p>16.5947980065025</text:p>
          </table:table-cell>
          <table:table-cell office:value-type="float" office:value="28.485714392857" calcext:value-type="float">
            <text:p>28.485714392857</text:p>
          </table:table-cell>
          <table:table-cell office:value-type="float" office:value="15.55694551404" calcext:value-type="float">
            <text:p>15.55694551404</text:p>
          </table:table-cell>
          <table:table-cell office:value-type="float" office:value="15.2107071102229" calcext:value-type="float">
            <text:p>15.2107071102229</text:p>
          </table:table-cell>
          <table:table-cell office:value-type="float" office:value="15.7882469233944" calcext:value-type="float">
            <text:p>15.7882469233944</text:p>
          </table:table-cell>
          <table:table-cell office:value-type="float" office:value="15.4953270587339" calcext:value-type="float">
            <text:p>15.4953270587339</text:p>
          </table:table-cell>
          <table:table-cell office:value-type="float" office:value="15.1933084405489" calcext:value-type="float">
            <text:p>15.1933084405489</text:p>
          </table:table-cell>
          <table:table-cell office:value-type="float" office:value="15.7688135626979" calcext:value-type="float">
            <text:p>15.7688135626979</text:p>
          </table:table-cell>
          <table:table-cell office:value-type="float" office:value="-1.406221959756" calcext:value-type="float">
            <text:p>-1.406221959756</text:p>
          </table:table-cell>
          <table:table-cell office:value-type="float" office:value="-1.39948031082204" calcext:value-type="float">
            <text:p>-1.39948031082204</text:p>
          </table:table-cell>
          <table:table-cell office:value-type="float" office:value="-1.41965615561089" calcext:value-type="float">
            <text:p>-1.41965615561089</text:p>
          </table:table-cell>
          <table:table-cell office:value-type="float" office:value="0.00458419798970209" calcext:value-type="float">
            <text:p>0.004584197989702</text:p>
          </table:table-cell>
          <table:table-cell office:value-type="float" office:value="0.00269876679773151" calcext:value-type="float">
            <text:p>0.002698766797732</text:p>
          </table:table-cell>
          <table:table-cell office:value-type="float" office:value="0.00185074312459745" calcext:value-type="float">
            <text:p>0.001850743124597</text:p>
          </table:table-cell>
          <table:table-cell office:value-type="float" office:value="0.984017385709281" calcext:value-type="float">
            <text:p>0.984017385709281</text:p>
          </table:table-cell>
          <table:table-cell office:value-type="float" office:value="0.99008091717412" calcext:value-type="float">
            <text:p>0.99008091717412</text:p>
          </table:table-cell>
          <table:table-cell office:value-type="float" office:value="0.989039856472878" calcext:value-type="float">
            <text:p>0.98903985647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5.csv</text:p>
          </table:table-cell>
          <table:table-cell office:value-type="float" office:value="-2.96210629736713" calcext:value-type="float">
            <text:p>-2.96211</text:p>
          </table:table-cell>
          <table:table-cell office:value-type="float" office:value="3.28393339508326" calcext:value-type="float">
            <text:p>3.28393</text:p>
          </table:table-cell>
          <table:table-cell office:value-type="float" office:value="518.299117126104" calcext:value-type="float">
            <text:p>518.29912</text:p>
          </table:table-cell>
          <table:table-cell table:number-columns-repeated="2" office:value-type="float" office:value="4.02918908802306" calcext:value-type="float">
            <text:p>4.02919</text:p>
          </table:table-cell>
          <table:table-cell office:value-type="float" office:value="561.277777040096" calcext:value-type="float">
            <text:p>561.27778</text:p>
          </table:table-cell>
          <table:table-cell office:value-type="float" office:value="2.73135332576035" calcext:value-type="float">
            <text:p>2.73135</text:p>
          </table:table-cell>
          <table:table-cell office:value-type="float" office:value="2.33455481060117" calcext:value-type="float">
            <text:p>2.33455</text:p>
          </table:table-cell>
          <table:table-cell office:value-type="float" office:value="215.403732988481" calcext:value-type="float">
            <text:p>215.403732988481</text:p>
          </table:table-cell>
          <table:table-cell office:value-type="float" office:value="4628.55394718124" calcext:value-type="float">
            <text:p>4628.55394718124</text:p>
          </table:table-cell>
          <table:table-cell office:value-type="float" office:value="8346.73932522895" calcext:value-type="float">
            <text:p>8346.73932522895</text:p>
          </table:table-cell>
          <table:table-cell office:value-type="float" office:value="283710.198108829" calcext:value-type="float">
            <text:p>283710.198108829</text:p>
          </table:table-cell>
          <table:table-cell office:value-type="float" office:value="18.7817644495992" calcext:value-type="float">
            <text:p>18.7817644495992</text:p>
          </table:table-cell>
          <table:table-cell office:value-type="float" office:value="31.222260831043" calcext:value-type="float">
            <text:p>31.222260831043</text:p>
          </table:table-cell>
          <table:table-cell office:value-type="float" office:value="412.047956190512" calcext:value-type="float">
            <text:p>412.047956190512</text:p>
          </table:table-cell>
          <table:table-cell office:value-type="float" office:value="-172" calcext:value-type="float">
            <text:p>-172</text:p>
          </table:table-cell>
          <table:table-cell office:value-type="float" office:value="89" calcext:value-type="float">
            <text:p>89</text:p>
          </table:table-cell>
          <table:table-cell office:value-type="float" office:value="149189" calcext:value-type="float">
            <text:p>149189</text:p>
          </table:table-cell>
          <table:table-cell office:value-type="float" office:value="0.00393874507656865" calcext:value-type="float">
            <text:p>0.003938745076569</text:p>
          </table:table-cell>
          <table:table-cell office:value-type="float" office:value="0.0266249667187916" calcext:value-type="float">
            <text:p>0.026624966718792</text:p>
          </table:table-cell>
          <table:table-cell office:value-type="float" office:value="1.33787582765522" calcext:value-type="float">
            <text:p>1.33787582765522</text:p>
          </table:table-cell>
          <table:table-cell office:value-type="float" office:value="2.38374702031622" calcext:value-type="float">
            <text:p>2.38374702031622</text:p>
          </table:table-cell>
          <table:table-cell office:value-type="float" office:value="13.4018836544306" calcext:value-type="float">
            <text:p>13.4018836544306</text:p>
          </table:table-cell>
          <table:table-cell office:value-type="float" office:value="12.4928810192007" calcext:value-type="float">
            <text:p>12.4928810192007</text:p>
          </table:table-cell>
          <table:table-cell office:value-type="float" office:value="13.5135693093759" calcext:value-type="float">
            <text:p>13.5135693093759</text:p>
          </table:table-cell>
          <table:table-cell office:value-type="float" office:value="13.4018828922112" calcext:value-type="float">
            <text:p>13.4018828922112</text:p>
          </table:table-cell>
          <table:table-cell office:value-type="float" office:value="12.4048161929474" calcext:value-type="float">
            <text:p>12.4048161929474</text:p>
          </table:table-cell>
          <table:table-cell office:value-type="float" office:value="13.4316312453031" calcext:value-type="float">
            <text:p>13.4316312453031</text:p>
          </table:table-cell>
          <table:table-cell office:value-type="float" office:value="-1.31785228441105" calcext:value-type="float">
            <text:p>-1.31785228441105</text:p>
          </table:table-cell>
          <table:table-cell office:value-type="float" office:value="-1.23250425733234" calcext:value-type="float">
            <text:p>-1.23250425733234</text:p>
          </table:table-cell>
          <table:table-cell office:value-type="float" office:value="-1.29357436107892" calcext:value-type="float">
            <text:p>-1.29357436107892</text:p>
          </table:table-cell>
          <table:table-cell office:value-type="float" office:value="0.00476529740835073" calcext:value-type="float">
            <text:p>0.004765297408351</text:p>
          </table:table-cell>
          <table:table-cell office:value-type="float" office:value="0.00609848606240182" calcext:value-type="float">
            <text:p>0.006098486062402</text:p>
          </table:table-cell>
          <table:table-cell office:value-type="float" office:value="0.0102335532336978" calcext:value-type="float">
            <text:p>0.010233553233698</text:p>
          </table:table-cell>
          <table:table-cell office:value-type="float" office:value="-0.526815944748385" calcext:value-type="float">
            <text:p>-0.526815944748385</text:p>
          </table:table-cell>
          <table:table-cell office:value-type="float" office:value="-0.496682913194927" calcext:value-type="float">
            <text:p>-0.496682913194927</text:p>
          </table:table-cell>
          <table:table-cell office:value-type="float" office:value="-0.465174997327633" calcext:value-type="float">
            <text:p>-0.465174997327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6.csv</text:p>
          </table:table-cell>
          <table:table-cell office:value-type="float" office:value="-1.20968723789095" calcext:value-type="float">
            <text:p>-1.20969</text:p>
          </table:table-cell>
          <table:table-cell office:value-type="float" office:value="3.91553635557956" calcext:value-type="float">
            <text:p>3.91554</text:p>
          </table:table-cell>
          <table:table-cell office:value-type="float" office:value="536.203040996199" calcext:value-type="float">
            <text:p>536.20304</text:p>
          </table:table-cell>
          <table:table-cell table:number-columns-repeated="2" office:value-type="float" office:value="4.94945129571601" calcext:value-type="float">
            <text:p>4.94945</text:p>
          </table:table-cell>
          <table:table-cell office:value-type="float" office:value="577.96809154992" calcext:value-type="float">
            <text:p>577.96809</text:p>
          </table:table-cell>
          <table:table-cell office:value-type="float" office:value="4.7993463008152" calcext:value-type="float">
            <text:p>4.79935</text:p>
          </table:table-cell>
          <table:table-cell office:value-type="float" office:value="3.02748132559057" calcext:value-type="float">
            <text:p>3.02748</text:p>
          </table:table-cell>
          <table:table-cell office:value-type="float" office:value="215.716048722123" calcext:value-type="float">
            <text:p>215.716048722123</text:p>
          </table:table-cell>
          <table:table-cell office:value-type="float" office:value="501.115176796614" calcext:value-type="float">
            <text:p>501.115176796614</text:p>
          </table:table-cell>
          <table:table-cell office:value-type="float" office:value="3072.23347598321" calcext:value-type="float">
            <text:p>3072.23347598321</text:p>
          </table:table-cell>
          <table:table-cell office:value-type="float" office:value="313806.396813175" calcext:value-type="float">
            <text:p>313806.396813175</text:p>
          </table:table-cell>
          <table:table-cell office:value-type="float" office:value="3.544934546127" calcext:value-type="float">
            <text:p>3.544934546127</text:p>
          </table:table-cell>
          <table:table-cell office:value-type="float" office:value="14.5929922601117" calcext:value-type="float">
            <text:p>14.5929922601117</text:p>
          </table:table-cell>
          <table:table-cell office:value-type="float" office:value="443.426050938542" calcext:value-type="float">
            <text:p>443.426050938542</text:p>
          </table:table-cell>
          <table:table-cell office:value-type="float" office:value="-35" calcext:value-type="float">
            <text:p>-35</text:p>
          </table:table-cell>
          <table:table-cell office:value-type="float" office:value="83" calcext:value-type="float">
            <text:p>83</text:p>
          </table:table-cell>
          <table:table-cell office:value-type="float" office:value="153230" calcext:value-type="float">
            <text:p>153230</text:p>
          </table:table-cell>
          <table:table-cell office:value-type="float" office:value="0.00222124722344097" calcext:value-type="float">
            <text:p>0.002221247223441</text:p>
          </table:table-cell>
          <table:table-cell office:value-type="float" office:value="0.0751249060938674" calcext:value-type="float">
            <text:p>0.075124906093867</text:p>
          </table:table-cell>
          <table:table-cell office:value-type="float" office:value="3.14215482230647" calcext:value-type="float">
            <text:p>3.14215482230647</text:p>
          </table:table-cell>
          <table:table-cell office:value-type="float" office:value="4.52499434375707" calcext:value-type="float">
            <text:p>4.52499434375707</text:p>
          </table:table-cell>
          <table:table-cell office:value-type="float" office:value="13.7033900557992" calcext:value-type="float">
            <text:p>13.7033900557992</text:p>
          </table:table-cell>
          <table:table-cell office:value-type="float" office:value="12.9108198960566" calcext:value-type="float">
            <text:p>12.9108198960566</text:p>
          </table:table-cell>
          <table:table-cell office:value-type="float" office:value="13.4807593104547" calcext:value-type="float">
            <text:p>13.4807593104547</text:p>
          </table:table-cell>
          <table:table-cell office:value-type="float" office:value="13.6664988414639" calcext:value-type="float">
            <text:p>13.6664988414639</text:p>
          </table:table-cell>
          <table:table-cell office:value-type="float" office:value="12.90941759234" calcext:value-type="float">
            <text:p>12.90941759234</text:p>
          </table:table-cell>
          <table:table-cell office:value-type="float" office:value="13.4807514463007" calcext:value-type="float">
            <text:p>13.4807514463007</text:p>
          </table:table-cell>
          <table:table-cell office:value-type="float" office:value="-1.3033659620957" calcext:value-type="float">
            <text:p>-1.3033659620957</text:p>
          </table:table-cell>
          <table:table-cell office:value-type="float" office:value="-1.22880396477759" calcext:value-type="float">
            <text:p>-1.22880396477759</text:p>
          </table:table-cell>
          <table:table-cell office:value-type="float" office:value="-1.28021774723975" calcext:value-type="float">
            <text:p>-1.28021774723975</text:p>
          </table:table-cell>
          <table:table-cell office:value-type="float" office:value="-0.00940017641114613" calcext:value-type="float">
            <text:p>-0.009400176411146</text:p>
          </table:table-cell>
          <table:table-cell office:value-type="float" office:value="0.0354573885716543" calcext:value-type="float">
            <text:p>0.035457388571654</text:p>
          </table:table-cell>
          <table:table-cell office:value-type="float" office:value="0.0361533613210843" calcext:value-type="float">
            <text:p>0.036153361321084</text:p>
          </table:table-cell>
          <table:table-cell office:value-type="float" office:value="0.973159953052638" calcext:value-type="float">
            <text:p>0.973159953052638</text:p>
          </table:table-cell>
          <table:table-cell office:value-type="float" office:value="0.977101445928817" calcext:value-type="float">
            <text:p>0.977101445928817</text:p>
          </table:table-cell>
          <table:table-cell office:value-type="float" office:value="0.971570663558695" calcext:value-type="float">
            <text:p>0.971570663558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7.csv</text:p>
          </table:table-cell>
          <table:table-cell office:value-type="float" office:value="-2.20382599521751" calcext:value-type="float">
            <text:p>-2.20383</text:p>
          </table:table-cell>
          <table:table-cell office:value-type="float" office:value="5.29677712902859" calcext:value-type="float">
            <text:p>5.29678</text:p>
          </table:table-cell>
          <table:table-cell office:value-type="float" office:value="728.356900803874" calcext:value-type="float">
            <text:p>728.35690</text:p>
          </table:table-cell>
          <table:table-cell table:number-columns-repeated="2" office:value-type="float" office:value="6.70608213009489" calcext:value-type="float">
            <text:p>6.70608</text:p>
          </table:table-cell>
          <table:table-cell office:value-type="float" office:value="757.830856965616" calcext:value-type="float">
            <text:p>757.83086</text:p>
          </table:table-cell>
          <table:table-cell office:value-type="float" office:value="6.33361575392616" calcext:value-type="float">
            <text:p>6.33362</text:p>
          </table:table-cell>
          <table:table-cell office:value-type="float" office:value="4.11286877750528" calcext:value-type="float">
            <text:p>4.11287</text:p>
          </table:table-cell>
          <table:table-cell office:value-type="float" office:value="209.2936521269" calcext:value-type="float">
            <text:p>209.2936521269</text:p>
          </table:table-cell>
          <table:table-cell office:value-type="float" office:value="175.625827467648" calcext:value-type="float">
            <text:p>175.625827467648</text:p>
          </table:table-cell>
          <table:table-cell office:value-type="float" office:value="946.332089484588" calcext:value-type="float">
            <text:p>946.332089484588</text:p>
          </table:table-cell>
          <table:table-cell office:value-type="float" office:value="392691.353556554" calcext:value-type="float">
            <text:p>392691.353556554</text:p>
          </table:table-cell>
          <table:table-cell office:value-type="float" office:value="1.55563755298013" calcext:value-type="float">
            <text:p>1.55563755298013</text:p>
          </table:table-cell>
          <table:table-cell office:value-type="float" office:value="6.69859480641573" calcext:value-type="float">
            <text:p>6.69859480641573</text:p>
          </table:table-cell>
          <table:table-cell office:value-type="float" office:value="531.222697211027" calcext:value-type="float">
            <text:p>531.222697211027</text:p>
          </table:table-cell>
          <table:table-cell office:value-type="float" office:value="-130" calcext:value-type="float">
            <text:p>-130</text:p>
          </table:table-cell>
          <table:table-cell office:value-type="float" office:value="17" calcext:value-type="float">
            <text:p>17</text:p>
          </table:table-cell>
          <table:table-cell office:value-type="float" office:value="157325" calcext:value-type="float">
            <text:p>157325</text:p>
          </table:table-cell>
          <table:table-cell office:value-type="float" office:value="0.0550561811797735" calcext:value-type="float">
            <text:p>0.055056181179774</text:p>
          </table:table-cell>
          <table:table-cell office:value-type="float" office:value="1.99224750969061" calcext:value-type="float">
            <text:p>1.99224750969061</text:p>
          </table:table-cell>
          <table:table-cell office:value-type="float" office:value="16.5739517825603" calcext:value-type="float">
            <text:p>16.5739517825603</text:p>
          </table:table-cell>
          <table:table-cell office:value-type="float" office:value="24.5224693469133" calcext:value-type="float">
            <text:p>24.5224693469133</text:p>
          </table:table-cell>
          <table:table-cell office:value-type="float" office:value="15.1763681293422" calcext:value-type="float">
            <text:p>15.1763681293422</text:p>
          </table:table-cell>
          <table:table-cell office:value-type="float" office:value="15.4704582860738" calcext:value-type="float">
            <text:p>15.4704582860738</text:p>
          </table:table-cell>
          <table:table-cell office:value-type="float" office:value="16.0841434843578" calcext:value-type="float">
            <text:p>16.0841434843578</text:p>
          </table:table-cell>
          <table:table-cell office:value-type="float" office:value="15.1342843653039" calcext:value-type="float">
            <text:p>15.1342843653039</text:p>
          </table:table-cell>
          <table:table-cell office:value-type="float" office:value="15.348584189865" calcext:value-type="float">
            <text:p>15.348584189865</text:p>
          </table:table-cell>
          <table:table-cell office:value-type="float" office:value="16.0609399103567" calcext:value-type="float">
            <text:p>16.0609399103567</text:p>
          </table:table-cell>
          <table:table-cell office:value-type="float" office:value="-1.3326547334449" calcext:value-type="float">
            <text:p>-1.3326547334449</text:p>
          </table:table-cell>
          <table:table-cell office:value-type="float" office:value="-1.37724182918014" calcext:value-type="float">
            <text:p>-1.37724182918014</text:p>
          </table:table-cell>
          <table:table-cell office:value-type="float" office:value="-1.41103527477675" calcext:value-type="float">
            <text:p>-1.41103527477675</text:p>
          </table:table-cell>
          <table:table-cell office:value-type="float" office:value="-0.00284949802711676" calcext:value-type="float">
            <text:p>-0.002849498027117</text:p>
          </table:table-cell>
          <table:table-cell office:value-type="float" office:value="0.00350571816319747" calcext:value-type="float">
            <text:p>0.003505718163197</text:p>
          </table:table-cell>
          <table:table-cell office:value-type="float" office:value="0.00697274675329368" calcext:value-type="float">
            <text:p>0.006972746753294</text:p>
          </table:table-cell>
          <table:table-cell office:value-type="float" office:value="0.98983922801156" calcext:value-type="float">
            <text:p>0.98983922801156</text:p>
          </table:table-cell>
          <table:table-cell office:value-type="float" office:value="0.990416465995833" calcext:value-type="float">
            <text:p>0.990416465995833</text:p>
          </table:table-cell>
          <table:table-cell office:value-type="float" office:value="0.989557943015837" calcext:value-type="float">
            <text:p>0.989557943015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78.csv</text:p>
          </table:table-cell>
          <table:table-cell office:value-type="float" office:value="-1.20111849860188" calcext:value-type="float">
            <text:p>-1.20112</text:p>
          </table:table-cell>
          <table:table-cell office:value-type="float" office:value="2.36670204162245" calcext:value-type="float">
            <text:p>2.36670</text:p>
          </table:table-cell>
          <table:table-cell office:value-type="float" office:value="574.010299987125" calcext:value-type="float">
            <text:p>574.01030</text:p>
          </table:table-cell>
          <table:table-cell table:number-columns-repeated="2" office:value-type="float" office:value="3.11006517767204" calcext:value-type="float">
            <text:p>3.11007</text:p>
          </table:table-cell>
          <table:table-cell office:value-type="float" office:value="609.701051908461" calcext:value-type="float">
            <text:p>609.70105</text:p>
          </table:table-cell>
          <table:table-cell office:value-type="float" office:value="2.86876624382061" calcext:value-type="float">
            <text:p>2.86877</text:p>
          </table:table-cell>
          <table:table-cell office:value-type="float" office:value="2.01772814213124" calcext:value-type="float">
            <text:p>2.01773</text:p>
          </table:table-cell>
          <table:table-cell office:value-type="float" office:value="205.542083785717" calcext:value-type="float">
            <text:p>205.542083785717</text:p>
          </table:table-cell>
          <table:table-cell office:value-type="float" office:value="4409.20474034876" calcext:value-type="float">
            <text:p>4409.20474034876</text:p>
          </table:table-cell>
          <table:table-cell office:value-type="float" office:value="17643.999795268" calcext:value-type="float">
            <text:p>17643.999795268</text:p>
          </table:table-cell>
          <table:table-cell office:value-type="float" office:value="471590.281809961" calcext:value-type="float">
            <text:p>471590.281809961</text:p>
          </table:table-cell>
          <table:table-cell office:value-type="float" office:value="17.9793272031804" calcext:value-type="float">
            <text:p>17.9793272031804</text:p>
          </table:table-cell>
          <table:table-cell office:value-type="float" office:value="54.0979138208442" calcext:value-type="float">
            <text:p>54.0979138208442</text:p>
          </table:table-cell>
          <table:table-cell office:value-type="float" office:value="614.689767163804" calcext:value-type="float">
            <text:p>614.689767163804</text:p>
          </table:table-cell>
          <table:table-cell office:value-type="float" office:value="-158" calcext:value-type="float">
            <text:p>-158</text:p>
          </table:table-cell>
          <table:table-cell office:value-type="float" office:value="104" calcext:value-type="float">
            <text:p>104</text:p>
          </table:table-cell>
          <table:table-cell office:value-type="float" office:value="161474" calcext:value-type="float">
            <text:p>161474</text:p>
          </table:table-cell>
          <table:table-cell office:value-type="float" office:value="0.00311124611094236" calcext:value-type="float">
            <text:p>0.003111246110942</text:p>
          </table:table-cell>
          <table:table-cell office:value-type="float" office:value="0.0133749832812709" calcext:value-type="float">
            <text:p>0.013374983281271</text:p>
          </table:table-cell>
          <table:table-cell office:value-type="float" office:value="0.562325547093066" calcext:value-type="float">
            <text:p>0.562325547093066</text:p>
          </table:table-cell>
          <table:table-cell office:value-type="float" office:value="0.143999820000225" calcext:value-type="float">
            <text:p>0.143999820000225</text:p>
          </table:table-cell>
          <table:table-cell office:value-type="float" office:value="14.2972889732428" calcext:value-type="float">
            <text:p>14.2972889732428</text:p>
          </table:table-cell>
          <table:table-cell office:value-type="float" office:value="13.2740246722814" calcext:value-type="float">
            <text:p>13.2740246722814</text:p>
          </table:table-cell>
          <table:table-cell office:value-type="float" office:value="13.906764433267" calcext:value-type="float">
            <text:p>13.906764433267</text:p>
          </table:table-cell>
          <table:table-cell office:value-type="float" office:value="14.2621329198755" calcext:value-type="float">
            <text:p>14.2621329198755</text:p>
          </table:table-cell>
          <table:table-cell office:value-type="float" office:value="13.2728412833108" calcext:value-type="float">
            <text:p>13.2728412833108</text:p>
          </table:table-cell>
          <table:table-cell office:value-type="float" office:value="13.9067472544309" calcext:value-type="float">
            <text:p>13.9067472544309</text:p>
          </table:table-cell>
          <table:table-cell office:value-type="float" office:value="-1.35977836528963" calcext:value-type="float">
            <text:p>-1.35977836528963</text:p>
          </table:table-cell>
          <table:table-cell office:value-type="float" office:value="-1.35038551081319" calcext:value-type="float">
            <text:p>-1.35038551081319</text:p>
          </table:table-cell>
          <table:table-cell office:value-type="float" office:value="-1.33847767829795" calcext:value-type="float">
            <text:p>-1.33847767829795</text:p>
          </table:table-cell>
          <table:table-cell office:value-type="float" office:value="0.00730306979922528" calcext:value-type="float">
            <text:p>0.007303069799225</text:p>
          </table:table-cell>
          <table:table-cell office:value-type="float" office:value="0.00641981101199158" calcext:value-type="float">
            <text:p>0.006419811011992</text:p>
          </table:table-cell>
          <table:table-cell office:value-type="float" office:value="0.00594605714337933" calcext:value-type="float">
            <text:p>0.005946057143379</text:p>
          </table:table-cell>
          <table:table-cell office:value-type="float" office:value="0.992782853061759" calcext:value-type="float">
            <text:p>0.992782853061759</text:p>
          </table:table-cell>
          <table:table-cell office:value-type="float" office:value="0.992654208864647" calcext:value-type="float">
            <text:p>0.992654208864647</text:p>
          </table:table-cell>
          <table:table-cell office:value-type="float" office:value="0.991519518216805" calcext:value-type="float">
            <text:p>0.991519518216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9.csv</text:p>
          </table:table-cell>
          <table:table-cell office:value-type="float" office:value="-2.93032508709364" calcext:value-type="float">
            <text:p>-2.93033</text:p>
          </table:table-cell>
          <table:table-cell office:value-type="float" office:value="3.52255684680394" calcext:value-type="float">
            <text:p>3.52256</text:p>
          </table:table-cell>
          <table:table-cell office:value-type="float" office:value="552.914857606428" calcext:value-type="float">
            <text:p>552.91486</text:p>
          </table:table-cell>
          <table:table-cell table:number-columns-repeated="2" office:value-type="float" office:value="4.40895219427765" calcext:value-type="float">
            <text:p>4.40895</text:p>
          </table:table-cell>
          <table:table-cell office:value-type="float" office:value="596.5982655413" calcext:value-type="float">
            <text:p>596.59827</text:p>
          </table:table-cell>
          <table:table-cell office:value-type="float" office:value="3.29424563980516" calcext:value-type="float">
            <text:p>3.29425</text:p>
          </table:table-cell>
          <table:table-cell office:value-type="float" office:value="2.65150008720731" calcext:value-type="float">
            <text:p>2.65150</text:p>
          </table:table-cell>
          <table:table-cell office:value-type="float" office:value="224.086257242497" calcext:value-type="float">
            <text:p>224.086257242497</text:p>
          </table:table-cell>
          <table:table-cell office:value-type="float" office:value="2666.66056180005" calcext:value-type="float">
            <text:p>2666.66056180005</text:p>
          </table:table-cell>
          <table:table-cell office:value-type="float" office:value="6124.24742502221" calcext:value-type="float">
            <text:p>6124.24742502221</text:p>
          </table:table-cell>
          <table:table-cell office:value-type="float" office:value="368542.031673037" calcext:value-type="float">
            <text:p>368542.031673037</text:p>
          </table:table-cell>
          <table:table-cell office:value-type="float" office:value="12.3816065128358" calcext:value-type="float">
            <text:p>12.3816065128358</text:p>
          </table:table-cell>
          <table:table-cell office:value-type="float" office:value="24.0320992010445" calcext:value-type="float">
            <text:p>24.0320992010445</text:p>
          </table:table-cell>
          <table:table-cell office:value-type="float" office:value="500.234816777953" calcext:value-type="float">
            <text:p>500.234816777953</text:p>
          </table:table-cell>
          <table:table-cell office:value-type="float" office:value="-28" calcext:value-type="float">
            <text:p>-28</text:p>
          </table:table-cell>
          <table:table-cell office:value-type="float" office:value="82" calcext:value-type="float">
            <text:p>82</text:p>
          </table:table-cell>
          <table:table-cell office:value-type="float" office:value="165677" calcext:value-type="float">
            <text:p>165677</text:p>
          </table:table-cell>
          <table:table-cell office:value-type="float" office:value="0.00200124749844063" calcext:value-type="float">
            <text:p>0.002001247498441</text:p>
          </table:table-cell>
          <table:table-cell office:value-type="float" office:value="0.0672499159376051" calcext:value-type="float">
            <text:p>0.067249915937605</text:p>
          </table:table-cell>
          <table:table-cell office:value-type="float" office:value="1.83884145144819" calcext:value-type="float">
            <text:p>1.83884145144819</text:p>
          </table:table-cell>
          <table:table-cell office:value-type="float" office:value="3.09037113703608" calcext:value-type="float">
            <text:p>3.09037113703608</text:p>
          </table:table-cell>
          <table:table-cell office:value-type="float" office:value="13.6680746259182" calcext:value-type="float">
            <text:p>13.6680746259182</text:p>
          </table:table-cell>
          <table:table-cell office:value-type="float" office:value="12.8357691259148" calcext:value-type="float">
            <text:p>12.8357691259148</text:p>
          </table:table-cell>
          <table:table-cell office:value-type="float" office:value="14.1894899335025" calcext:value-type="float">
            <text:p>14.1894899335025</text:p>
          </table:table-cell>
          <table:table-cell office:value-type="float" office:value="13.668072844929" calcext:value-type="float">
            <text:p>13.668072844929</text:p>
          </table:table-cell>
          <table:table-cell office:value-type="float" office:value="12.7507226892669" calcext:value-type="float">
            <text:p>12.7507226892669</text:p>
          </table:table-cell>
          <table:table-cell office:value-type="float" office:value="14.1153930598002" calcext:value-type="float">
            <text:p>14.1153930598002</text:p>
          </table:table-cell>
          <table:table-cell office:value-type="float" office:value="-1.32088465358748" calcext:value-type="float">
            <text:p>-1.32088465358748</text:p>
          </table:table-cell>
          <table:table-cell office:value-type="float" office:value="-1.25682160408435" calcext:value-type="float">
            <text:p>-1.25682160408435</text:p>
          </table:table-cell>
          <table:table-cell office:value-type="float" office:value="-1.32051230922947" calcext:value-type="float">
            <text:p>-1.32051230922947</text:p>
          </table:table-cell>
          <table:table-cell office:value-type="float" office:value="0.012115622654293" calcext:value-type="float">
            <text:p>0.012115622654293</text:p>
          </table:table-cell>
          <table:table-cell office:value-type="float" office:value="0.00488435580259054" calcext:value-type="float">
            <text:p>0.004884355802591</text:p>
          </table:table-cell>
          <table:table-cell office:value-type="float" office:value="0.00732013478850019" calcext:value-type="float">
            <text:p>0.0073201347885</text:p>
          </table:table-cell>
          <table:table-cell office:value-type="float" office:value="-0.493775057671814" calcext:value-type="float">
            <text:p>-0.493775057671814</text:p>
          </table:table-cell>
          <table:table-cell office:value-type="float" office:value="-0.51177288711139" calcext:value-type="float">
            <text:p>-0.51177288711139</text:p>
          </table:table-cell>
          <table:table-cell office:value-type="float" office:value="-0.481295956465261" calcext:value-type="float">
            <text:p>-0.481295956465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0.csv</text:p>
          </table:table-cell>
          <table:table-cell office:value-type="float" office:value="-2.92733884082645" calcext:value-type="float">
            <text:p>-2.92734</text:p>
          </table:table-cell>
          <table:table-cell office:value-type="float" office:value="3.49420563224296" calcext:value-type="float">
            <text:p>3.49421</text:p>
          </table:table-cell>
          <table:table-cell office:value-type="float" office:value="554.977966277542" calcext:value-type="float">
            <text:p>554.97797</text:p>
          </table:table-cell>
          <table:table-cell table:number-columns-repeated="2" office:value-type="float" office:value="4.37691255947564" calcext:value-type="float">
            <text:p>4.37691</text:p>
          </table:table-cell>
          <table:table-cell office:value-type="float" office:value="592.214787319227" calcext:value-type="float">
            <text:p>592.21479</text:p>
          </table:table-cell>
          <table:table-cell office:value-type="float" office:value="3.25392852783899" calcext:value-type="float">
            <text:p>3.25393</text:p>
          </table:table-cell>
          <table:table-cell office:value-type="float" office:value="2.63588515548328" calcext:value-type="float">
            <text:p>2.63589</text:p>
          </table:table-cell>
          <table:table-cell office:value-type="float" office:value="206.682876083144" calcext:value-type="float">
            <text:p>206.682876083144</text:p>
          </table:table-cell>
          <table:table-cell office:value-type="float" office:value="2946.49287695203" calcext:value-type="float">
            <text:p>2946.49287695203</text:p>
          </table:table-cell>
          <table:table-cell office:value-type="float" office:value="6599.85793053997" calcext:value-type="float">
            <text:p>6599.85793053997</text:p>
          </table:table-cell>
          <table:table-cell office:value-type="float" office:value="563803.424021535" calcext:value-type="float">
            <text:p>563803.424021535</text:p>
          </table:table-cell>
          <table:table-cell office:value-type="float" office:value="13.3260900735745" calcext:value-type="float">
            <text:p>13.3260900735745</text:p>
          </table:table-cell>
          <table:table-cell office:value-type="float" office:value="25.3978465249913" calcext:value-type="float">
            <text:p>25.3978465249913</text:p>
          </table:table-cell>
          <table:table-cell office:value-type="float" office:value="688.004549333672" calcext:value-type="float">
            <text:p>688.004549333672</text:p>
          </table:table-cell>
          <table:table-cell office:value-type="float" office:value="-22" calcext:value-type="float">
            <text:p>-22</text:p>
          </table:table-cell>
          <table:table-cell office:value-type="float" office:value="158" calcext:value-type="float">
            <text:p>158</text:p>
          </table:table-cell>
          <table:table-cell office:value-type="float" office:value="169934" calcext:value-type="float">
            <text:p>169934</text:p>
          </table:table-cell>
          <table:table-cell office:value-type="float" office:value="0.00209374738281577" calcext:value-type="float">
            <text:p>0.002093747382816</text:p>
          </table:table-cell>
          <table:table-cell office:value-type="float" office:value="0.0766249042188697" calcext:value-type="float">
            <text:p>0.07662490421887</text:p>
          </table:table-cell>
          <table:table-cell office:value-type="float" office:value="0.250173437283203" calcext:value-type="float">
            <text:p>0.250173437283203</text:p>
          </table:table-cell>
          <table:table-cell office:value-type="float" office:value="0.245499693125384" calcext:value-type="float">
            <text:p>0.245499693125384</text:p>
          </table:table-cell>
          <table:table-cell office:value-type="float" office:value="13.7165375941141" calcext:value-type="float">
            <text:p>13.7165375941141</text:p>
          </table:table-cell>
          <table:table-cell office:value-type="float" office:value="12.8711798863162" calcext:value-type="float">
            <text:p>12.8711798863162</text:p>
          </table:table-cell>
          <table:table-cell office:value-type="float" office:value="14.183345551769" calcext:value-type="float">
            <text:p>14.183345551769</text:p>
          </table:table-cell>
          <table:table-cell office:value-type="float" office:value="13.7165356747873" calcext:value-type="float">
            <text:p>13.7165356747873</text:p>
          </table:table-cell>
          <table:table-cell office:value-type="float" office:value="12.7827876158017" calcext:value-type="float">
            <text:p>12.7827876158017</text:p>
          </table:table-cell>
          <table:table-cell office:value-type="float" office:value="14.1112014123602" calcext:value-type="float">
            <text:p>14.1112014123602</text:p>
          </table:table-cell>
          <table:table-cell office:value-type="float" office:value="-1.36002446343435" calcext:value-type="float">
            <text:p>-1.36002446343435</text:p>
          </table:table-cell>
          <table:table-cell office:value-type="float" office:value="-1.30063905179872" calcext:value-type="float">
            <text:p>-1.30063905179872</text:p>
          </table:table-cell>
          <table:table-cell office:value-type="float" office:value="-1.35863462164319" calcext:value-type="float">
            <text:p>-1.35863462164319</text:p>
          </table:table-cell>
          <table:table-cell office:value-type="float" office:value="0.00448666759370667" calcext:value-type="float">
            <text:p>0.004486667593707</text:p>
          </table:table-cell>
          <table:table-cell office:value-type="float" office:value="0.00939703269832636" calcext:value-type="float">
            <text:p>0.009397032698326</text:p>
          </table:table-cell>
          <table:table-cell office:value-type="float" office:value="0.00499550735920169" calcext:value-type="float">
            <text:p>0.004995507359202</text:p>
          </table:table-cell>
          <table:table-cell office:value-type="float" office:value="-0.492031481581801" calcext:value-type="float">
            <text:p>-0.492031481581801</text:p>
          </table:table-cell>
          <table:table-cell office:value-type="float" office:value="-0.511182318846228" calcext:value-type="float">
            <text:p>-0.511182318846228</text:p>
          </table:table-cell>
          <table:table-cell office:value-type="float" office:value="-0.484144876428643" calcext:value-type="float">
            <text:p>-0.484144876428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1.csv</text:p>
          </table:table-cell>
          <table:table-cell office:value-type="float" office:value="-2.27048091189886" calcext:value-type="float">
            <text:p>-2.27048</text:p>
          </table:table-cell>
          <table:table-cell office:value-type="float" office:value="3.7489565638043" calcext:value-type="float">
            <text:p>3.74896</text:p>
          </table:table-cell>
          <table:table-cell office:value-type="float" office:value="719.714394107007" calcext:value-type="float">
            <text:p>719.71439</text:p>
          </table:table-cell>
          <table:table-cell table:number-columns-repeated="2" office:value-type="float" office:value="4.76187861097279" calcext:value-type="float">
            <text:p>4.76188</text:p>
          </table:table-cell>
          <table:table-cell office:value-type="float" office:value="757.540814782374" calcext:value-type="float">
            <text:p>757.54081</text:p>
          </table:table-cell>
          <table:table-cell office:value-type="float" office:value="4.18573820661816" calcext:value-type="float">
            <text:p>4.18574</text:p>
          </table:table-cell>
          <table:table-cell office:value-type="float" office:value="2.93612203226446" calcext:value-type="float">
            <text:p>2.93612</text:p>
          </table:table-cell>
          <table:table-cell office:value-type="float" office:value="236.387979762774" calcext:value-type="float">
            <text:p>236.387979762774</text:p>
          </table:table-cell>
          <table:table-cell office:value-type="float" office:value="1127.7497173986" calcext:value-type="float">
            <text:p>1127.7497173986</text:p>
          </table:table-cell>
          <table:table-cell office:value-type="float" office:value="4505.46318686464" calcext:value-type="float">
            <text:p>4505.46318686464</text:p>
          </table:table-cell>
          <table:table-cell office:value-type="float" office:value="363246.017472558" calcext:value-type="float">
            <text:p>363246.017472558</text:p>
          </table:table-cell>
          <table:table-cell office:value-type="float" office:value="6.48806963945976" calcext:value-type="float">
            <text:p>6.48806963945976</text:p>
          </table:table-cell>
          <table:table-cell office:value-type="float" office:value="19.392993439451" calcext:value-type="float">
            <text:p>19.392993439451</text:p>
          </table:table-cell>
          <table:table-cell office:value-type="float" office:value="498.842500713351" calcext:value-type="float">
            <text:p>498.842500713351</text:p>
          </table:table-cell>
          <table:table-cell office:value-type="float" office:value="-76" calcext:value-type="float">
            <text:p>-76</text:p>
          </table:table-cell>
          <table:table-cell office:value-type="float" office:value="120" calcext:value-type="float">
            <text:p>120</text:p>
          </table:table-cell>
          <table:table-cell office:value-type="float" office:value="174245" calcext:value-type="float">
            <text:p>174245</text:p>
          </table:table-cell>
          <table:table-cell office:value-type="float" office:value="0.00474624406719492" calcext:value-type="float">
            <text:p>0.004746244067195</text:p>
          </table:table-cell>
          <table:table-cell office:value-type="float" office:value="0.0773749032813709" calcext:value-type="float">
            <text:p>0.077374903281371</text:p>
          </table:table-cell>
          <table:table-cell office:value-type="float" office:value="19.2843396445754" calcext:value-type="float">
            <text:p>19.2843396445754</text:p>
          </table:table-cell>
          <table:table-cell office:value-type="float" office:value="26.4722169097289" calcext:value-type="float">
            <text:p>26.4722169097289</text:p>
          </table:table-cell>
          <table:table-cell office:value-type="float" office:value="15.1677997719614" calcext:value-type="float">
            <text:p>15.1677997719614</text:p>
          </table:table-cell>
          <table:table-cell office:value-type="float" office:value="15.874193838191" calcext:value-type="float">
            <text:p>15.874193838191</text:p>
          </table:table-cell>
          <table:table-cell office:value-type="float" office:value="15.4162970317853" calcext:value-type="float">
            <text:p>15.4162970317853</text:p>
          </table:table-cell>
          <table:table-cell office:value-type="float" office:value="15.1205990222206" calcext:value-type="float">
            <text:p>15.1205990222206</text:p>
          </table:table-cell>
          <table:table-cell office:value-type="float" office:value="15.7549044697913" calcext:value-type="float">
            <text:p>15.7549044697913</text:p>
          </table:table-cell>
          <table:table-cell office:value-type="float" office:value="15.3918632322011" calcext:value-type="float">
            <text:p>15.3918632322011</text:p>
          </table:table-cell>
          <table:table-cell office:value-type="float" office:value="-1.33870938857637" calcext:value-type="float">
            <text:p>-1.33870938857637</text:p>
          </table:table-cell>
          <table:table-cell office:value-type="float" office:value="-1.3781421676172" calcext:value-type="float">
            <text:p>-1.3781421676172</text:p>
          </table:table-cell>
          <table:table-cell office:value-type="float" office:value="-1.38477349941889" calcext:value-type="float">
            <text:p>-1.38477349941889</text:p>
          </table:table-cell>
          <table:table-cell office:value-type="float" office:value="0.00567678534125003" calcext:value-type="float">
            <text:p>0.00567678534125</text:p>
          </table:table-cell>
          <table:table-cell office:value-type="float" office:value="0.00475618801277553" calcext:value-type="float">
            <text:p>0.004756188012776</text:p>
          </table:table-cell>
          <table:table-cell office:value-type="float" office:value="0.00494946567150129" calcext:value-type="float">
            <text:p>0.004949465671501</text:p>
          </table:table-cell>
          <table:table-cell office:value-type="float" office:value="0.993652956079239" calcext:value-type="float">
            <text:p>0.993652956079239</text:p>
          </table:table-cell>
          <table:table-cell office:value-type="float" office:value="0.99458320581905" calcext:value-type="float">
            <text:p>0.99458320581905</text:p>
          </table:table-cell>
          <table:table-cell office:value-type="float" office:value="0.993014811199475" calcext:value-type="float">
            <text:p>0.993014811199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2.csv</text:p>
          </table:table-cell>
          <table:table-cell office:value-type="float" office:value="-1.21342723321596" calcext:value-type="float">
            <text:p>-1.21343</text:p>
          </table:table-cell>
          <table:table-cell office:value-type="float" office:value="3.96342379572026" calcext:value-type="float">
            <text:p>3.96342</text:p>
          </table:table-cell>
          <table:table-cell office:value-type="float" office:value="534.024598719252" calcext:value-type="float">
            <text:p>534.02460</text:p>
          </table:table-cell>
          <table:table-cell table:number-columns-repeated="2" office:value-type="float" office:value="4.9526445550978" calcext:value-type="float">
            <text:p>4.95264</text:p>
          </table:table-cell>
          <table:table-cell office:value-type="float" office:value="580.127014600733" calcext:value-type="float">
            <text:p>580.12701</text:p>
          </table:table-cell>
          <table:table-cell office:value-type="float" office:value="4.8016957878264" calcext:value-type="float">
            <text:p>4.80170</text:p>
          </table:table-cell>
          <table:table-cell office:value-type="float" office:value="2.96984173057393" calcext:value-type="float">
            <text:p>2.96984</text:p>
          </table:table-cell>
          <table:table-cell office:value-type="float" office:value="226.638657409324" calcext:value-type="float">
            <text:p>226.638657409324</text:p>
          </table:table-cell>
          <table:table-cell office:value-type="float" office:value="679.087854334483" calcext:value-type="float">
            <text:p>679.087854334483</text:p>
          </table:table-cell>
          <table:table-cell office:value-type="float" office:value="4514.05834602017" calcext:value-type="float">
            <text:p>4514.05834602017</text:p>
          </table:table-cell>
          <table:table-cell office:value-type="float" office:value="476422.46919858" calcext:value-type="float">
            <text:p>476422.46919858</text:p>
          </table:table-cell>
          <table:table-cell office:value-type="float" office:value="4.47098501907432" calcext:value-type="float">
            <text:p>4.47098501907432</text:p>
          </table:table-cell>
          <table:table-cell office:value-type="float" office:value="19.0917915955853" calcext:value-type="float">
            <text:p>19.0917915955853</text:p>
          </table:table-cell>
          <table:table-cell office:value-type="float" office:value="606.382403514651" calcext:value-type="float">
            <text:p>606.382403514651</text:p>
          </table:table-cell>
          <table:table-cell office:value-type="float" office:value="-32" calcext:value-type="float">
            <text:p>-32</text:p>
          </table:table-cell>
          <table:table-cell office:value-type="float" office:value="91" calcext:value-type="float">
            <text:p>91</text:p>
          </table:table-cell>
          <table:table-cell office:value-type="float" office:value="178610" calcext:value-type="float">
            <text:p>178610</text:p>
          </table:table-cell>
          <table:table-cell office:value-type="float" office:value="0.00160374799531501" calcext:value-type="float">
            <text:p>0.001603747995315</text:p>
          </table:table-cell>
          <table:table-cell office:value-type="float" office:value="0.0346249567188041" calcext:value-type="float">
            <text:p>0.034624956718804</text:p>
          </table:table-cell>
          <table:table-cell office:value-type="float" office:value="0.295947130066087" calcext:value-type="float">
            <text:p>0.295947130066087</text:p>
          </table:table-cell>
          <table:table-cell office:value-type="float" office:value="0.239124701094124" calcext:value-type="float">
            <text:p>0.239124701094124</text:p>
          </table:table-cell>
          <table:table-cell office:value-type="float" office:value="13.7330818374129" calcext:value-type="float">
            <text:p>13.7330818374129</text:p>
          </table:table-cell>
          <table:table-cell office:value-type="float" office:value="12.8405735911441" calcext:value-type="float">
            <text:p>12.8405735911441</text:p>
          </table:table-cell>
          <table:table-cell office:value-type="float" office:value="13.4367679081163" calcext:value-type="float">
            <text:p>13.4367679081163</text:p>
          </table:table-cell>
          <table:table-cell office:value-type="float" office:value="13.6968696416481" calcext:value-type="float">
            <text:p>13.6968696416481</text:p>
          </table:table-cell>
          <table:table-cell office:value-type="float" office:value="12.8391768851265" calcext:value-type="float">
            <text:p>12.8391768851265</text:p>
          </table:table-cell>
          <table:table-cell office:value-type="float" office:value="13.436739976477" calcext:value-type="float">
            <text:p>13.436739976477</text:p>
          </table:table-cell>
          <table:table-cell office:value-type="float" office:value="-1.27274392986025" calcext:value-type="float">
            <text:p>-1.27274392986025</text:p>
          </table:table-cell>
          <table:table-cell office:value-type="float" office:value="-1.23243050672903" calcext:value-type="float">
            <text:p>-1.23243050672903</text:p>
          </table:table-cell>
          <table:table-cell office:value-type="float" office:value="-1.27672049174179" calcext:value-type="float">
            <text:p>-1.27672049174179</text:p>
          </table:table-cell>
          <table:table-cell office:value-type="float" office:value="0.00467899054213663" calcext:value-type="float">
            <text:p>0.004678990542137</text:p>
          </table:table-cell>
          <table:table-cell office:value-type="float" office:value="0.0141062641875921" calcext:value-type="float">
            <text:p>0.014106264187592</text:p>
          </table:table-cell>
          <table:table-cell office:value-type="float" office:value="0.00921427118558028" calcext:value-type="float">
            <text:p>0.00921427118558</text:p>
          </table:table-cell>
          <table:table-cell office:value-type="float" office:value="0.982158049030247" calcext:value-type="float">
            <text:p>0.982158049030247</text:p>
          </table:table-cell>
          <table:table-cell office:value-type="float" office:value="0.983779961755372" calcext:value-type="float">
            <text:p>0.983779961755372</text:p>
          </table:table-cell>
          <table:table-cell office:value-type="float" office:value="0.978476762914879" calcext:value-type="float">
            <text:p>0.978476762914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3.csv</text:p>
          </table:table-cell>
          <table:table-cell office:value-type="float" office:value="-1.2157784802769" calcext:value-type="float">
            <text:p>-1.21578</text:p>
          </table:table-cell>
          <table:table-cell office:value-type="float" office:value="4.42507946865066" calcext:value-type="float">
            <text:p>4.42508</text:p>
          </table:table-cell>
          <table:table-cell office:value-type="float" office:value="528.558061802423" calcext:value-type="float">
            <text:p>528.55806</text:p>
          </table:table-cell>
          <table:table-cell table:number-columns-repeated="2" office:value-type="float" office:value="5.55214678904318" calcext:value-type="float">
            <text:p>5.55215</text:p>
          </table:table-cell>
          <table:table-cell office:value-type="float" office:value="570.632228270604" calcext:value-type="float">
            <text:p>570.63223</text:p>
          </table:table-cell>
          <table:table-cell office:value-type="float" office:value="5.41739943644348" calcext:value-type="float">
            <text:p>5.41740</text:p>
          </table:table-cell>
          <table:table-cell office:value-type="float" office:value="3.35335737183034" calcext:value-type="float">
            <text:p>3.35336</text:p>
          </table:table-cell>
          <table:table-cell office:value-type="float" office:value="215.052354659839" calcext:value-type="float">
            <text:p>215.052354659839</text:p>
          </table:table-cell>
          <table:table-cell office:value-type="float" office:value="440.035783272743" calcext:value-type="float">
            <text:p>440.035783272743</text:p>
          </table:table-cell>
          <table:table-cell office:value-type="float" office:value="2909.74257342687" calcext:value-type="float">
            <text:p>2909.74257342687</text:p>
          </table:table-cell>
          <table:table-cell office:value-type="float" office:value="648315.439646035" calcext:value-type="float">
            <text:p>648315.439646035</text:p>
          </table:table-cell>
          <table:table-cell office:value-type="float" office:value="3.21831476693218" calcext:value-type="float">
            <text:p>3.21831476693218</text:p>
          </table:table-cell>
          <table:table-cell office:value-type="float" office:value="14.004561055242" calcext:value-type="float">
            <text:p>14.004561055242</text:p>
          </table:table-cell>
          <table:table-cell office:value-type="float" office:value="763.969247279434" calcext:value-type="float">
            <text:p>763.969247279434</text:p>
          </table:table-cell>
          <table:table-cell office:value-type="float" office:value="-30" calcext:value-type="float">
            <text:p>-30</text:p>
          </table:table-cell>
          <table:table-cell office:value-type="float" office:value="37" calcext:value-type="float">
            <text:p>37</text:p>
          </table:table-cell>
          <table:table-cell office:value-type="float" office:value="183029" calcext:value-type="float">
            <text:p>183029</text:p>
          </table:table-cell>
          <table:table-cell office:value-type="float" office:value="0.00542874321407098" calcext:value-type="float">
            <text:p>0.005428743214071</text:p>
          </table:table-cell>
          <table:table-cell office:value-type="float" office:value="0.253374683281646" calcext:value-type="float">
            <text:p>0.253374683281646</text:p>
          </table:table-cell>
          <table:table-cell office:value-type="float" office:value="0.24301969622538" calcext:value-type="float">
            <text:p>0.24301969622538</text:p>
          </table:table-cell>
          <table:table-cell office:value-type="float" office:value="0.00874998906251367" calcext:value-type="float">
            <text:p>0.008749989062514</text:p>
          </table:table-cell>
          <table:table-cell office:value-type="float" office:value="13.6137972597896" calcext:value-type="float">
            <text:p>13.6137972597896</text:p>
          </table:table-cell>
          <table:table-cell office:value-type="float" office:value="12.7606335641217" calcext:value-type="float">
            <text:p>12.7606335641217</text:p>
          </table:table-cell>
          <table:table-cell office:value-type="float" office:value="13.4308904028727" calcext:value-type="float">
            <text:p>13.4308904028727</text:p>
          </table:table-cell>
          <table:table-cell office:value-type="float" office:value="13.5764405093678" calcext:value-type="float">
            <text:p>13.5764405093678</text:p>
          </table:table-cell>
          <table:table-cell office:value-type="float" office:value="12.7595695109796" calcext:value-type="float">
            <text:p>12.7595695109796</text:p>
          </table:table-cell>
          <table:table-cell office:value-type="float" office:value="13.4308210799034" calcext:value-type="float">
            <text:p>13.4308210799034</text:p>
          </table:table-cell>
          <table:table-cell office:value-type="float" office:value="-1.28900879514461" calcext:value-type="float">
            <text:p>-1.28900879514461</text:p>
          </table:table-cell>
          <table:table-cell office:value-type="float" office:value="-1.25729039153455" calcext:value-type="float">
            <text:p>-1.25729039153455</text:p>
          </table:table-cell>
          <table:table-cell office:value-type="float" office:value="-1.28583200869883" calcext:value-type="float">
            <text:p>-1.28583200869883</text:p>
          </table:table-cell>
          <table:table-cell office:value-type="float" office:value="0.00261751698436872" calcext:value-type="float">
            <text:p>0.002617516984369</text:p>
          </table:table-cell>
          <table:table-cell office:value-type="float" office:value="0.0124949542410765" calcext:value-type="float">
            <text:p>0.012494954241077</text:p>
          </table:table-cell>
          <table:table-cell office:value-type="float" office:value="0.0109011513666745" calcext:value-type="float">
            <text:p>0.010901151366675</text:p>
          </table:table-cell>
          <table:table-cell office:value-type="float" office:value="0.974510464688374" calcext:value-type="float">
            <text:p>0.974510464688374</text:p>
          </table:table-cell>
          <table:table-cell office:value-type="float" office:value="0.977156342660314" calcext:value-type="float">
            <text:p>0.977156342660314</text:p>
          </table:table-cell>
          <table:table-cell office:value-type="float" office:value="0.97321979543379" calcext:value-type="float">
            <text:p>0.97321979543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4.csv</text:p>
          </table:table-cell>
          <table:table-cell office:value-type="float" office:value="-1.43414570731787" calcext:value-type="float">
            <text:p>-1.43415</text:p>
          </table:table-cell>
          <table:table-cell office:value-type="float" office:value="3.25219343475821" calcext:value-type="float">
            <text:p>3.25219</text:p>
          </table:table-cell>
          <table:table-cell office:value-type="float" office:value="751.234865956418" calcext:value-type="float">
            <text:p>751.23487</text:p>
          </table:table-cell>
          <table:table-cell table:number-columns-repeated="2" office:value-type="float" office:value="4.13818934973209" calcext:value-type="float">
            <text:p>4.13819</text:p>
          </table:table-cell>
          <table:table-cell office:value-type="float" office:value="787.910149724888" calcext:value-type="float">
            <text:p>787.91015</text:p>
          </table:table-cell>
          <table:table-cell office:value-type="float" office:value="3.88173120970758" calcext:value-type="float">
            <text:p>3.88173</text:p>
          </table:table-cell>
          <table:table-cell office:value-type="float" office:value="2.55887650291134" calcext:value-type="float">
            <text:p>2.55888</text:p>
          </table:table-cell>
          <table:table-cell office:value-type="float" office:value="237.58909952045" calcext:value-type="float">
            <text:p>237.58909952045</text:p>
          </table:table-cell>
          <table:table-cell office:value-type="float" office:value="1754.92058749483" calcext:value-type="float">
            <text:p>1754.92058749483</text:p>
          </table:table-cell>
          <table:table-cell office:value-type="float" office:value="9065.58292143468" calcext:value-type="float">
            <text:p>9065.58292143468</text:p>
          </table:table-cell>
          <table:table-cell office:value-type="float" office:value="477145.033828714" calcext:value-type="float">
            <text:p>477145.033828714</text:p>
          </table:table-cell>
          <table:table-cell office:value-type="float" office:value="9.07890203342066" calcext:value-type="float">
            <text:p>9.07890203342066</text:p>
          </table:table-cell>
          <table:table-cell office:value-type="float" office:value="31.7711504674764" calcext:value-type="float">
            <text:p>31.7711504674764</text:p>
          </table:table-cell>
          <table:table-cell office:value-type="float" office:value="607.02985686261" calcext:value-type="float">
            <text:p>607.02985686261</text:p>
          </table:table-cell>
          <table:table-cell office:value-type="float" office:value="-17" calcext:value-type="float">
            <text:p>-17</text:p>
          </table:table-cell>
          <table:table-cell office:value-type="float" office:value="278" calcext:value-type="float">
            <text:p>278</text:p>
          </table:table-cell>
          <table:table-cell office:value-type="float" office:value="187502" calcext:value-type="float">
            <text:p>187502</text:p>
          </table:table-cell>
          <table:table-cell office:value-type="float" office:value="0.0009599988000015" calcext:value-type="float">
            <text:p>0.000959998800002</text:p>
          </table:table-cell>
          <table:table-cell office:value-type="float" office:value="0.00349999562500547" calcext:value-type="float">
            <text:p>0.003499995625005</text:p>
          </table:table-cell>
          <table:table-cell office:value-type="float" office:value="25.3785632767959" calcext:value-type="float">
            <text:p>25.3785632767959</text:p>
          </table:table-cell>
          <table:table-cell office:value-type="float" office:value="33.7134578581777" calcext:value-type="float">
            <text:p>33.7134578581777</text:p>
          </table:table-cell>
          <table:table-cell office:value-type="float" office:value="15.9667004287234" calcext:value-type="float">
            <text:p>15.9667004287234</text:p>
          </table:table-cell>
          <table:table-cell office:value-type="float" office:value="15.678258680104" calcext:value-type="float">
            <text:p>15.678258680104</text:p>
          </table:table-cell>
          <table:table-cell office:value-type="float" office:value="15.8269247845425" calcext:value-type="float">
            <text:p>15.8269247845425</text:p>
          </table:table-cell>
          <table:table-cell office:value-type="float" office:value="15.9083658879253" calcext:value-type="float">
            <text:p>15.9083658879253</text:p>
          </table:table-cell>
          <table:table-cell office:value-type="float" office:value="15.6619974690685" calcext:value-type="float">
            <text:p>15.6619974690685</text:p>
          </table:table-cell>
          <table:table-cell office:value-type="float" office:value="15.8074737112603" calcext:value-type="float">
            <text:p>15.8074737112603</text:p>
          </table:table-cell>
          <table:table-cell office:value-type="float" office:value="-1.37636556137985" calcext:value-type="float">
            <text:p>-1.37636556137985</text:p>
          </table:table-cell>
          <table:table-cell office:value-type="float" office:value="-1.37017783932374" calcext:value-type="float">
            <text:p>-1.37017783932374</text:p>
          </table:table-cell>
          <table:table-cell office:value-type="float" office:value="-1.39269756409489" calcext:value-type="float">
            <text:p>-1.39269756409489</text:p>
          </table:table-cell>
          <table:table-cell office:value-type="float" office:value="0.00536545018339746" calcext:value-type="float">
            <text:p>0.005365450183397</text:p>
          </table:table-cell>
          <table:table-cell office:value-type="float" office:value="0.00350110618706876" calcext:value-type="float">
            <text:p>0.003501106187069</text:p>
          </table:table-cell>
          <table:table-cell office:value-type="float" office:value="0.00384748927129361" calcext:value-type="float">
            <text:p>0.003847489271294</text:p>
          </table:table-cell>
          <table:table-cell office:value-type="float" office:value="0.981553095694288" calcext:value-type="float">
            <text:p>0.981553095694288</text:p>
          </table:table-cell>
          <table:table-cell office:value-type="float" office:value="0.986743869302425" calcext:value-type="float">
            <text:p>0.986743869302425</text:p>
          </table:table-cell>
          <table:table-cell office:value-type="float" office:value="0.987102033345778" calcext:value-type="float">
            <text:p>0.987102033345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5.csv</text:p>
          </table:table-cell>
          <table:table-cell office:value-type="float" office:value="-2.18112102359872" calcext:value-type="float">
            <text:p>-2.18112</text:p>
          </table:table-cell>
          <table:table-cell office:value-type="float" office:value="3.10230237212203" calcext:value-type="float">
            <text:p>3.10230</text:p>
          </table:table-cell>
          <table:table-cell office:value-type="float" office:value="631.754921556348" calcext:value-type="float">
            <text:p>631.75492</text:p>
          </table:table-cell>
          <table:table-cell table:number-columns-repeated="2" office:value-type="float" office:value="3.94488679144728" calcext:value-type="float">
            <text:p>3.94489</text:p>
          </table:table-cell>
          <table:table-cell office:value-type="float" office:value="674.52284754848" calcext:value-type="float">
            <text:p>674.52285</text:p>
          </table:table-cell>
          <table:table-cell office:value-type="float" office:value="3.28707208283465" calcext:value-type="float">
            <text:p>3.28707</text:p>
          </table:table-cell>
          <table:table-cell office:value-type="float" office:value="2.43677077076635" calcext:value-type="float">
            <text:p>2.43677</text:p>
          </table:table-cell>
          <table:table-cell office:value-type="float" office:value="236.361568268284" calcext:value-type="float">
            <text:p>236.361568268284</text:p>
          </table:table-cell>
          <table:table-cell office:value-type="float" office:value="3593.89711554202" calcext:value-type="float">
            <text:p>3593.89711554202</text:p>
          </table:table-cell>
          <table:table-cell office:value-type="float" office:value="11574.0589492448" calcext:value-type="float">
            <text:p>11574.0589492448</text:p>
          </table:table-cell>
          <table:table-cell office:value-type="float" office:value="537455.342967818" calcext:value-type="float">
            <text:p>537455.342967818</text:p>
          </table:table-cell>
          <table:table-cell office:value-type="float" office:value="15.5353644328084" calcext:value-type="float">
            <text:p>15.5353644328084</text:p>
          </table:table-cell>
          <table:table-cell office:value-type="float" office:value="37.9570265447014" calcext:value-type="float">
            <text:p>37.9570265447014</text:p>
          </table:table-cell>
          <table:table-cell office:value-type="float" office:value="663.732496585587" calcext:value-type="float">
            <text:p>663.732496585587</text:p>
          </table:table-cell>
          <table:table-cell office:value-type="float" office:value="-26" calcext:value-type="float">
            <text:p>-26</text:p>
          </table:table-cell>
          <table:table-cell office:value-type="float" office:value="329" calcext:value-type="float">
            <text:p>329</text:p>
          </table:table-cell>
          <table:table-cell office:value-type="float" office:value="192029" calcext:value-type="float">
            <text:p>192029</text:p>
          </table:table-cell>
          <table:table-cell office:value-type="float" office:value="0.000944998818751476" calcext:value-type="float">
            <text:p>0.000944998818751</text:p>
          </table:table-cell>
          <table:table-cell office:value-type="float" office:value="0.000374999531250586" calcext:value-type="float">
            <text:p>0.000374999531251</text:p>
          </table:table-cell>
          <table:table-cell office:value-type="float" office:value="1.57881052648684" calcext:value-type="float">
            <text:p>1.57881052648684</text:p>
          </table:table-cell>
          <table:table-cell office:value-type="float" office:value="5.20699349125814" calcext:value-type="float">
            <text:p>5.20699349125814</text:p>
          </table:table-cell>
          <table:table-cell office:value-type="float" office:value="13.9995753958776" calcext:value-type="float">
            <text:p>13.9995753958776</text:p>
          </table:table-cell>
          <table:table-cell office:value-type="float" office:value="14.753791390929" calcext:value-type="float">
            <text:p>14.753791390929</text:p>
          </table:table-cell>
          <table:table-cell office:value-type="float" office:value="14.7679534765125" calcext:value-type="float">
            <text:p>14.7679534765125</text:p>
          </table:table-cell>
          <table:table-cell office:value-type="float" office:value="13.9523049411704" calcext:value-type="float">
            <text:p>13.9523049411704</text:p>
          </table:table-cell>
          <table:table-cell office:value-type="float" office:value="14.6290654886826" calcext:value-type="float">
            <text:p>14.6290654886826</text:p>
          </table:table-cell>
          <table:table-cell office:value-type="float" office:value="14.741548372095" calcext:value-type="float">
            <text:p>14.741548372095</text:p>
          </table:table-cell>
          <table:table-cell office:value-type="float" office:value="-1.33263094489018" calcext:value-type="float">
            <text:p>-1.33263094489018</text:p>
          </table:table-cell>
          <table:table-cell office:value-type="float" office:value="-1.34638879796204" calcext:value-type="float">
            <text:p>-1.34638879796204</text:p>
          </table:table-cell>
          <table:table-cell office:value-type="float" office:value="-1.37292650962272" calcext:value-type="float">
            <text:p>-1.37292650962272</text:p>
          </table:table-cell>
          <table:table-cell office:value-type="float" office:value="0.00935966821188489" calcext:value-type="float">
            <text:p>0.009359668211885</text:p>
          </table:table-cell>
          <table:table-cell office:value-type="float" office:value="0.00409214825669199" calcext:value-type="float">
            <text:p>0.004092148256692</text:p>
          </table:table-cell>
          <table:table-cell office:value-type="float" office:value="0.00608946317805609" calcext:value-type="float">
            <text:p>0.006089463178056</text:p>
          </table:table-cell>
          <table:table-cell office:value-type="float" office:value="0.997050233299915" calcext:value-type="float">
            <text:p>0.997050233299915</text:p>
          </table:table-cell>
          <table:table-cell office:value-type="float" office:value="0.996587623603314" calcext:value-type="float">
            <text:p>0.996587623603314</text:p>
          </table:table-cell>
          <table:table-cell office:value-type="float" office:value="0.995865913095777" calcext:value-type="float">
            <text:p>0.995865913095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6.csv</text:p>
          </table:table-cell>
          <table:table-cell office:value-type="float" office:value="-2.27003716245355" calcext:value-type="float">
            <text:p>-2.27004</text:p>
          </table:table-cell>
          <table:table-cell office:value-type="float" office:value="4.45908192614759" calcext:value-type="float">
            <text:p>4.45908</text:p>
          </table:table-cell>
          <table:table-cell office:value-type="float" office:value="665.541840572699" calcext:value-type="float">
            <text:p>665.54184</text:p>
          </table:table-cell>
          <table:table-cell table:number-columns-repeated="2" office:value-type="float" office:value="5.8677476055061" calcext:value-type="float">
            <text:p>5.86775</text:p>
          </table:table-cell>
          <table:table-cell office:value-type="float" office:value="732.262545924926" calcext:value-type="float">
            <text:p>732.26255</text:p>
          </table:table-cell>
          <table:table-cell office:value-type="float" office:value="5.41085882674852" calcext:value-type="float">
            <text:p>5.41086</text:p>
          </table:table-cell>
          <table:table-cell office:value-type="float" office:value="3.81405956138947" calcext:value-type="float">
            <text:p>3.81406</text:p>
          </table:table-cell>
          <table:table-cell office:value-type="float" office:value="305.389087250279" calcext:value-type="float">
            <text:p>305.389087250279</text:p>
          </table:table-cell>
          <table:table-cell office:value-type="float" office:value="780.318047464413" calcext:value-type="float">
            <text:p>780.318047464413</text:p>
          </table:table-cell>
          <table:table-cell office:value-type="float" office:value="3040.7804505286" calcext:value-type="float">
            <text:p>3040.7804505286</text:p>
          </table:table-cell>
          <table:table-cell office:value-type="float" office:value="218508.550877756" calcext:value-type="float">
            <text:p>218508.550877756</text:p>
          </table:table-cell>
          <table:table-cell office:value-type="float" office:value="2.51049413435623" calcext:value-type="float">
            <text:p>2.51049413435623</text:p>
          </table:table-cell>
          <table:table-cell office:value-type="float" office:value="22.7445830214215" calcext:value-type="float">
            <text:p>22.7445830214215</text:p>
          </table:table-cell>
          <table:table-cell office:value-type="float" office:value="378.049413426929" calcext:value-type="float">
            <text:p>378.049413426929</text:p>
          </table:table-cell>
          <table:table-cell office:value-type="float" office:value="-384" calcext:value-type="float">
            <text:p>-384</text:p>
          </table:table-cell>
          <table:table-cell office:value-type="float" office:value="14" calcext:value-type="float">
            <text:p>14</text:p>
          </table:table-cell>
          <table:table-cell office:value-type="float" office:value="196610" calcext:value-type="float">
            <text:p>196610</text:p>
          </table:table-cell>
          <table:table-cell office:value-type="float" office:value="0.0241837197703503" calcext:value-type="float">
            <text:p>0.02418371977035</text:p>
          </table:table-cell>
          <table:table-cell office:value-type="float" office:value="0.40974948781314" calcext:value-type="float">
            <text:p>0.40974948781314</text:p>
          </table:table-cell>
          <table:table-cell office:value-type="float" office:value="4.83196771004036" calcext:value-type="float">
            <text:p>4.83196771004036</text:p>
          </table:table-cell>
          <table:table-cell office:value-type="float" office:value="8.23011471235661" calcext:value-type="float">
            <text:p>8.23011471235661</text:p>
          </table:table-cell>
          <table:table-cell office:value-type="float" office:value="14.3978457026581" calcext:value-type="float">
            <text:p>14.3978457026581</text:p>
          </table:table-cell>
          <table:table-cell office:value-type="float" office:value="15.1004973003781" calcext:value-type="float">
            <text:p>15.1004973003781</text:p>
          </table:table-cell>
          <table:table-cell office:value-type="float" office:value="15.1729648050875" calcext:value-type="float">
            <text:p>15.1729648050875</text:p>
          </table:table-cell>
          <table:table-cell office:value-type="float" office:value="14.3477982337975" calcext:value-type="float">
            <text:p>14.3477982337975</text:p>
          </table:table-cell>
          <table:table-cell office:value-type="float" office:value="14.9759350536853" calcext:value-type="float">
            <text:p>14.9759350536853</text:p>
          </table:table-cell>
          <table:table-cell office:value-type="float" office:value="15.1482906364911" calcext:value-type="float">
            <text:p>15.1482906364911</text:p>
          </table:table-cell>
          <table:table-cell office:value-type="float" office:value="-1.21426186939338" calcext:value-type="float">
            <text:p>-1.21426186939338</text:p>
          </table:table-cell>
          <table:table-cell office:value-type="float" office:value="-1.24658580465667" calcext:value-type="float">
            <text:p>-1.24658580465667</text:p>
          </table:table-cell>
          <table:table-cell office:value-type="float" office:value="-1.2554456583981" calcext:value-type="float">
            <text:p>-1.2554456583981</text:p>
          </table:table-cell>
          <table:table-cell office:value-type="float" office:value="0.0109215881028153" calcext:value-type="float">
            <text:p>0.010921588102815</text:p>
          </table:table-cell>
          <table:table-cell office:value-type="float" office:value="0.0110201999270331" calcext:value-type="float">
            <text:p>0.011020199927033</text:p>
          </table:table-cell>
          <table:table-cell office:value-type="float" office:value="-0.0056670213170933" calcext:value-type="float">
            <text:p>-0.005667021317093</text:p>
          </table:table-cell>
          <table:table-cell office:value-type="float" office:value="0.991495592673954" calcext:value-type="float">
            <text:p>0.991495592673954</text:p>
          </table:table-cell>
          <table:table-cell office:value-type="float" office:value="0.991817184811446" calcext:value-type="float">
            <text:p>0.991817184811446</text:p>
          </table:table-cell>
          <table:table-cell office:value-type="float" office:value="0.990089010544793" calcext:value-type="float">
            <text:p>0.990089010544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7.csv</text:p>
          </table:table-cell>
          <table:table-cell office:value-type="float" office:value="-1.4549956812554" calcext:value-type="float">
            <text:p>-1.45500</text:p>
          </table:table-cell>
          <table:table-cell office:value-type="float" office:value="3.37594828006465" calcext:value-type="float">
            <text:p>3.37595</text:p>
          </table:table-cell>
          <table:table-cell office:value-type="float" office:value="711.599690500387" calcext:value-type="float">
            <text:p>711.59969</text:p>
          </table:table-cell>
          <table:table-cell table:number-columns-repeated="2" office:value-type="float" office:value="4.62976005929597" calcext:value-type="float">
            <text:p>4.62976</text:p>
          </table:table-cell>
          <table:table-cell office:value-type="float" office:value="902.811666256517" calcext:value-type="float">
            <text:p>902.81167</text:p>
          </table:table-cell>
          <table:table-cell office:value-type="float" office:value="4.39518665976547" calcext:value-type="float">
            <text:p>4.39519</text:p>
          </table:table-cell>
          <table:table-cell office:value-type="float" office:value="3.16822527876109" calcext:value-type="float">
            <text:p>3.16823</text:p>
          </table:table-cell>
          <table:table-cell office:value-type="float" office:value="555.603082432615" calcext:value-type="float">
            <text:p>555.603082432615</text:p>
          </table:table-cell>
          <table:table-cell office:value-type="float" office:value="1297.46094538216" calcext:value-type="float">
            <text:p>1297.46094538216</text:p>
          </table:table-cell>
          <table:table-cell office:value-type="float" office:value="4666.54968909671" calcext:value-type="float">
            <text:p>4666.54968909671</text:p>
          </table:table-cell>
          <table:table-cell office:value-type="float" office:value="22978.3625597883" calcext:value-type="float">
            <text:p>22978.3625597883</text:p>
          </table:table-cell>
          <table:table-cell office:value-type="float" office:value="7.15663139109858" calcext:value-type="float">
            <text:p>7.15663139109858</text:p>
          </table:table-cell>
          <table:table-cell office:value-type="float" office:value="24.9513757021073" calcext:value-type="float">
            <text:p>24.9513757021073</text:p>
          </table:table-cell>
          <table:table-cell office:value-type="float" office:value="93.5294676040524" calcext:value-type="float">
            <text:p>93.5294676040524</text:p>
          </table:table-cell>
          <table:table-cell office:value-type="float" office:value="-180" calcext:value-type="float">
            <text:p>-180</text:p>
          </table:table-cell>
          <table:table-cell office:value-type="float" office:value="5" calcext:value-type="float">
            <text:p>5</text:p>
          </table:table-cell>
          <table:table-cell office:value-type="float" office:value="201245" calcext:value-type="float">
            <text:p>201245</text:p>
          </table:table-cell>
          <table:table-cell office:value-type="float" office:value="0.0446786941516323" calcext:value-type="float">
            <text:p>0.044678694151632</text:p>
          </table:table-cell>
          <table:table-cell office:value-type="float" office:value="0.33299958375052" calcext:value-type="float">
            <text:p>0.33299958375052</text:p>
          </table:table-cell>
          <table:table-cell office:value-type="float" office:value="26.8821476473154" calcext:value-type="float">
            <text:p>26.8821476473154</text:p>
          </table:table-cell>
          <table:table-cell office:value-type="float" office:value="18.7093516133105" calcext:value-type="float">
            <text:p>18.7093516133105</text:p>
          </table:table-cell>
          <table:table-cell office:value-type="float" office:value="15.4578568232575" calcext:value-type="float">
            <text:p>15.4578568232575</text:p>
          </table:table-cell>
          <table:table-cell office:value-type="float" office:value="14.9188517247417" calcext:value-type="float">
            <text:p>14.9188517247417</text:p>
          </table:table-cell>
          <table:table-cell office:value-type="float" office:value="15.8139879899799" calcext:value-type="float">
            <text:p>15.8139879899799</text:p>
          </table:table-cell>
          <table:table-cell office:value-type="float" office:value="15.3992403348795" calcext:value-type="float">
            <text:p>15.3992403348795</text:p>
          </table:table-cell>
          <table:table-cell office:value-type="float" office:value="14.9023177473593" calcext:value-type="float">
            <text:p>14.9023177473593</text:p>
          </table:table-cell>
          <table:table-cell office:value-type="float" office:value="15.7931125742642" calcext:value-type="float">
            <text:p>15.7931125742642</text:p>
          </table:table-cell>
          <table:table-cell office:value-type="float" office:value="-0.292564035506384" calcext:value-type="float">
            <text:p>-0.292564035506384</text:p>
          </table:table-cell>
          <table:table-cell office:value-type="float" office:value="-1.29675750973713" calcext:value-type="float">
            <text:p>-1.29675750973713</text:p>
          </table:table-cell>
          <table:table-cell office:value-type="float" office:value="-0.345646960465659" calcext:value-type="float">
            <text:p>-0.345646960465659</text:p>
          </table:table-cell>
          <table:table-cell office:value-type="float" office:value="0.00907378757023166" calcext:value-type="float">
            <text:p>0.009073787570232</text:p>
          </table:table-cell>
          <table:table-cell office:value-type="float" office:value="0.00773139517102131" calcext:value-type="float">
            <text:p>0.007731395171021</text:p>
          </table:table-cell>
          <table:table-cell office:value-type="float" office:value="0.00557317308905162" calcext:value-type="float">
            <text:p>0.005573173089052</text:p>
          </table:table-cell>
          <table:table-cell office:value-type="float" office:value="0.965546318532631" calcext:value-type="float">
            <text:p>0.965546318532631</text:p>
          </table:table-cell>
          <table:table-cell office:value-type="float" office:value="0.970660768954088" calcext:value-type="float">
            <text:p>0.970660768954088</text:p>
          </table:table-cell>
          <table:table-cell office:value-type="float" office:value="0.956292098257645" calcext:value-type="float">
            <text:p>0.95629209825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8.csv</text:p>
          </table:table-cell>
          <table:table-cell office:value-type="float" office:value="-2.93571258035927" calcext:value-type="float">
            <text:p>-2.93571</text:p>
          </table:table-cell>
          <table:table-cell office:value-type="float" office:value="3.25574718031602" calcext:value-type="float">
            <text:p>3.25575</text:p>
          </table:table-cell>
          <table:table-cell office:value-type="float" office:value="633.830073962408" calcext:value-type="float">
            <text:p>633.83007</text:p>
          </table:table-cell>
          <table:table-cell table:number-columns-repeated="2" office:value-type="float" office:value="4.03246524151543" calcext:value-type="float">
            <text:p>4.03247</text:p>
          </table:table-cell>
          <table:table-cell office:value-type="float" office:value="683.828049695425" calcext:value-type="float">
            <text:p>683.82805</text:p>
          </table:table-cell>
          <table:table-cell office:value-type="float" office:value="2.76448323734299" calcext:value-type="float">
            <text:p>2.76448</text:p>
          </table:table-cell>
          <table:table-cell office:value-type="float" office:value="2.3792616968073" calcext:value-type="float">
            <text:p>2.37926</text:p>
          </table:table-cell>
          <table:table-cell office:value-type="float" office:value="256.671460998407" calcext:value-type="float">
            <text:p>256.671460998407</text:p>
          </table:table-cell>
          <table:table-cell office:value-type="float" office:value="8341.49468644097" calcext:value-type="float">
            <text:p>8341.49468644097</text:p>
          </table:table-cell>
          <table:table-cell office:value-type="float" office:value="14726.7239004768" calcext:value-type="float">
            <text:p>14726.7239004768</text:p>
          </table:table-cell>
          <table:table-cell office:value-type="float" office:value="511653.710977404" calcext:value-type="float">
            <text:p>511653.710977404</text:p>
          </table:table-cell>
          <table:table-cell office:value-type="float" office:value="28.8750228905298" calcext:value-type="float">
            <text:p>28.8750228905298</text:p>
          </table:table-cell>
          <table:table-cell office:value-type="float" office:value="46.6171286286822" calcext:value-type="float">
            <text:p>46.6171286286822</text:p>
          </table:table-cell>
          <table:table-cell office:value-type="float" office:value="640.185674261841" calcext:value-type="float">
            <text:p>640.185674261841</text:p>
          </table:table-cell>
          <table:table-cell office:value-type="float" office:value="-174" calcext:value-type="float">
            <text:p>-174</text:p>
          </table:table-cell>
          <table:table-cell office:value-type="float" office:value="153" calcext:value-type="float">
            <text:p>153</text:p>
          </table:table-cell>
          <table:table-cell office:value-type="float" office:value="205934" calcext:value-type="float">
            <text:p>205934</text:p>
          </table:table-cell>
          <table:table-cell office:value-type="float" office:value="0.00376249529688088" calcext:value-type="float">
            <text:p>0.003762495296881</text:p>
          </table:table-cell>
          <table:table-cell office:value-type="float" office:value="0.0194999756250305" calcext:value-type="float">
            <text:p>0.019499975625031</text:p>
          </table:table-cell>
          <table:table-cell office:value-type="float" office:value="4.27340715824105" calcext:value-type="float">
            <text:p>4.27340715824105</text:p>
          </table:table-cell>
          <table:table-cell office:value-type="float" office:value="8.8344889568888" calcext:value-type="float">
            <text:p>8.8344889568888</text:p>
          </table:table-cell>
          <table:table-cell office:value-type="float" office:value="14.4903205636819" calcext:value-type="float">
            <text:p>14.4903205636819</text:p>
          </table:table-cell>
          <table:table-cell office:value-type="float" office:value="13.9298217397095" calcext:value-type="float">
            <text:p>13.9298217397095</text:p>
          </table:table-cell>
          <table:table-cell office:value-type="float" office:value="15.1598400461239" calcext:value-type="float">
            <text:p>15.1598400461239</text:p>
          </table:table-cell>
          <table:table-cell office:value-type="float" office:value="14.4903063196914" calcext:value-type="float">
            <text:p>14.4903063196914</text:p>
          </table:table-cell>
          <table:table-cell office:value-type="float" office:value="13.8496623734168" calcext:value-type="float">
            <text:p>13.8496623734168</text:p>
          </table:table-cell>
          <table:table-cell office:value-type="float" office:value="15.0890050837242" calcext:value-type="float">
            <text:p>15.0890050837242</text:p>
          </table:table-cell>
          <table:table-cell office:value-type="float" office:value="-1.3284078854893" calcext:value-type="float">
            <text:p>-1.3284078854893</text:p>
          </table:table-cell>
          <table:table-cell office:value-type="float" office:value="-1.28670383155942" calcext:value-type="float">
            <text:p>-1.28670383155942</text:p>
          </table:table-cell>
          <table:table-cell office:value-type="float" office:value="-1.32886410181582" calcext:value-type="float">
            <text:p>-1.32886410181582</text:p>
          </table:table-cell>
          <table:table-cell office:value-type="float" office:value="0.00583595036105939" calcext:value-type="float">
            <text:p>0.005835950361059</text:p>
          </table:table-cell>
          <table:table-cell office:value-type="float" office:value="0.00890252614464204" calcext:value-type="float">
            <text:p>0.008902526144642</text:p>
          </table:table-cell>
          <table:table-cell office:value-type="float" office:value="0.0109415130182728" calcext:value-type="float">
            <text:p>0.010941513018273</text:p>
          </table:table-cell>
          <table:table-cell office:value-type="float" office:value="-0.520945133055216" calcext:value-type="float">
            <text:p>-0.520945133055216</text:p>
          </table:table-cell>
          <table:table-cell office:value-type="float" office:value="-0.512912287963056" calcext:value-type="float">
            <text:p>-0.512912287963056</text:p>
          </table:table-cell>
          <table:table-cell office:value-type="float" office:value="-0.456690482232796" calcext:value-type="float">
            <text:p>-0.45669048223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9.csv</text:p>
          </table:table-cell>
          <table:table-cell office:value-type="float" office:value="-1.20819473975658" calcext:value-type="float">
            <text:p>-1.20819</text:p>
          </table:table-cell>
          <table:table-cell office:value-type="float" office:value="1.69283413395733" calcext:value-type="float">
            <text:p>1.69283</text:p>
          </table:table-cell>
          <table:table-cell office:value-type="float" office:value="606.034393707008" calcext:value-type="float">
            <text:p>606.03439</text:p>
          </table:table-cell>
          <table:table-cell table:number-columns-repeated="2" office:value-type="float" office:value="2.38949453083594" calcext:value-type="float">
            <text:p>2.38949</text:p>
          </table:table-cell>
          <table:table-cell office:value-type="float" office:value="656.839524471959" calcext:value-type="float">
            <text:p>656.83952</text:p>
          </table:table-cell>
          <table:table-cell office:value-type="float" office:value="2.06154058502844" calcext:value-type="float">
            <text:p>2.06154</text:p>
          </table:table-cell>
          <table:table-cell office:value-type="float" office:value="1.68641534261397" calcext:value-type="float">
            <text:p>1.68642</text:p>
          </table:table-cell>
          <table:table-cell office:value-type="float" office:value="253.299179929048" calcext:value-type="float">
            <text:p>253.299179929048</text:p>
          </table:table-cell>
          <table:table-cell office:value-type="float" office:value="27985.1677280358" calcext:value-type="float">
            <text:p>27985.1677280358</text:p>
          </table:table-cell>
          <table:table-cell office:value-type="float" office:value="61575.8736848604" calcext:value-type="float">
            <text:p>61575.8736848604</text:p>
          </table:table-cell>
          <table:table-cell office:value-type="float" office:value="591853.879538615" calcext:value-type="float">
            <text:p>591853.879538615</text:p>
          </table:table-cell>
          <table:table-cell office:value-type="float" office:value="71.7338840566425" calcext:value-type="float">
            <text:p>71.7338840566425</text:p>
          </table:table-cell>
          <table:table-cell office:value-type="float" office:value="135.473546108046" calcext:value-type="float">
            <text:p>135.473546108046</text:p>
          </table:table-cell>
          <table:table-cell office:value-type="float" office:value="718.412266434918" calcext:value-type="float">
            <text:p>718.412266434918</text:p>
          </table:table-cell>
          <table:table-cell office:value-type="float" office:value="-165" calcext:value-type="float">
            <text:p>-165</text:p>
          </table:table-cell>
          <table:table-cell office:value-type="float" office:value="21" calcext:value-type="float">
            <text:p>21</text:p>
          </table:table-cell>
          <table:table-cell office:value-type="float" office:value="210677" calcext:value-type="float">
            <text:p>210677</text:p>
          </table:table-cell>
          <table:table-cell office:value-type="float" office:value="0.00397999502500622" calcext:value-type="float">
            <text:p>0.003979995025006</text:p>
          </table:table-cell>
          <table:table-cell office:value-type="float" office:value="0.0213749732812834" calcext:value-type="float">
            <text:p>0.021374973281283</text:p>
          </table:table-cell>
          <table:table-cell office:value-type="float" office:value="0.712314109607363" calcext:value-type="float">
            <text:p>0.712314109607363</text:p>
          </table:table-cell>
          <table:table-cell office:value-type="float" office:value="0.0824998968751289" calcext:value-type="float">
            <text:p>0.082499896875129</text:p>
          </table:table-cell>
          <table:table-cell office:value-type="float" office:value="14.5639165788402" calcext:value-type="float">
            <text:p>14.5639165788402</text:p>
          </table:table-cell>
          <table:table-cell office:value-type="float" office:value="13.7447435899157" calcext:value-type="float">
            <text:p>13.7447435899157</text:p>
          </table:table-cell>
          <table:table-cell office:value-type="float" office:value="14.3181266665392" calcext:value-type="float">
            <text:p>14.3181266665392</text:p>
          </table:table-cell>
          <table:table-cell office:value-type="float" office:value="14.5292580286064" calcext:value-type="float">
            <text:p>14.5292580286064</text:p>
          </table:table-cell>
          <table:table-cell office:value-type="float" office:value="13.7434520191537" calcext:value-type="float">
            <text:p>13.7434520191537</text:p>
          </table:table-cell>
          <table:table-cell office:value-type="float" office:value="14.3181181491621" calcext:value-type="float">
            <text:p>14.3181181491621</text:p>
          </table:table-cell>
          <table:table-cell office:value-type="float" office:value="-1.324719721466" calcext:value-type="float">
            <text:p>-1.324719721466</text:p>
          </table:table-cell>
          <table:table-cell office:value-type="float" office:value="-1.30467549327431" calcext:value-type="float">
            <text:p>-1.30467549327431</text:p>
          </table:table-cell>
          <table:table-cell office:value-type="float" office:value="-1.29567148898879" calcext:value-type="float">
            <text:p>-1.29567148898879</text:p>
          </table:table-cell>
          <table:table-cell office:value-type="float" office:value="0.0121578536417271" calcext:value-type="float">
            <text:p>0.012157853641727</text:p>
          </table:table-cell>
          <table:table-cell office:value-type="float" office:value="0.0105207859694914" calcext:value-type="float">
            <text:p>0.010520785969491</text:p>
          </table:table-cell>
          <table:table-cell office:value-type="float" office:value="0.00921500837212453" calcext:value-type="float">
            <text:p>0.009215008372125</text:p>
          </table:table-cell>
          <table:table-cell office:value-type="float" office:value="0.996700582757245" calcext:value-type="float">
            <text:p>0.996700582757245</text:p>
          </table:table-cell>
          <table:table-cell office:value-type="float" office:value="0.996208901497394" calcext:value-type="float">
            <text:p>0.996208901497394</text:p>
          </table:table-cell>
          <table:table-cell office:value-type="float" office:value="0.995863931051398" calcext:value-type="float">
            <text:p>0.99586393105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0.csv</text:p>
          </table:table-cell>
          <table:table-cell office:value-type="float" office:value="-1.2070022412472" calcext:value-type="float">
            <text:p>-1.20700</text:p>
          </table:table-cell>
          <table:table-cell office:value-type="float" office:value="1.64231169711038" calcext:value-type="float">
            <text:p>1.64231</text:p>
          </table:table-cell>
          <table:table-cell office:value-type="float" office:value="612.364395794505" calcext:value-type="float">
            <text:p>612.36440</text:p>
          </table:table-cell>
          <table:table-cell table:number-columns-repeated="2" office:value-type="float" office:value="2.37324918826708" calcext:value-type="float">
            <text:p>2.37325</text:p>
          </table:table-cell>
          <table:table-cell office:value-type="float" office:value="671.562967507683" calcext:value-type="float">
            <text:p>671.56297</text:p>
          </table:table-cell>
          <table:table-cell office:value-type="float" office:value="2.04339357423738" calcext:value-type="float">
            <text:p>2.04339</text:p>
          </table:table-cell>
          <table:table-cell office:value-type="float" office:value="1.71322035919049" calcext:value-type="float">
            <text:p>1.71322</text:p>
          </table:table-cell>
          <table:table-cell office:value-type="float" office:value="275.693065003377" calcext:value-type="float">
            <text:p>275.693065003377</text:p>
          </table:table-cell>
          <table:table-cell office:value-type="float" office:value="31227.8623520544" calcext:value-type="float">
            <text:p>31227.8623520544</text:p>
          </table:table-cell>
          <table:table-cell office:value-type="float" office:value="62307.0122774479" calcext:value-type="float">
            <text:p>62307.0122774479</text:p>
          </table:table-cell>
          <table:table-cell office:value-type="float" office:value="461713.03763988" calcext:value-type="float">
            <text:p>461713.03763988</text:p>
          </table:table-cell>
          <table:table-cell office:value-type="float" office:value="71.2749488774976" calcext:value-type="float">
            <text:p>71.2749488774976</text:p>
          </table:table-cell>
          <table:table-cell office:value-type="float" office:value="143.572280351531" calcext:value-type="float">
            <text:p>143.572280351531</text:p>
          </table:table-cell>
          <table:table-cell office:value-type="float" office:value="596.705489548721" calcext:value-type="float">
            <text:p>596.705489548721</text:p>
          </table:table-cell>
          <table:table-cell office:value-type="float" office:value="-331" calcext:value-type="float">
            <text:p>-331</text:p>
          </table:table-cell>
          <table:table-cell office:value-type="float" office:value="98" calcext:value-type="float">
            <text:p>98</text:p>
          </table:table-cell>
          <table:table-cell office:value-type="float" office:value="215474" calcext:value-type="float">
            <text:p>215474</text:p>
          </table:table-cell>
          <table:table-cell office:value-type="float" office:value="0.00429124463594421" calcext:value-type="float">
            <text:p>0.004291244635944</text:p>
          </table:table-cell>
          <table:table-cell office:value-type="float" office:value="0.0186249767187791" calcext:value-type="float">
            <text:p>0.018624976718779</text:p>
          </table:table-cell>
          <table:table-cell office:value-type="float" office:value="1.62349172063535" calcext:value-type="float">
            <text:p>1.62349172063535</text:p>
          </table:table-cell>
          <table:table-cell office:value-type="float" office:value="4.91961885047644" calcext:value-type="float">
            <text:p>4.91961885047644</text:p>
          </table:table-cell>
          <table:table-cell office:value-type="float" office:value="14.4298263494451" calcext:value-type="float">
            <text:p>14.4298263494451</text:p>
          </table:table-cell>
          <table:table-cell office:value-type="float" office:value="14.0251802258616" calcext:value-type="float">
            <text:p>14.0251802258616</text:p>
          </table:table-cell>
          <table:table-cell office:value-type="float" office:value="14.4027367868564" calcext:value-type="float">
            <text:p>14.4027367868564</text:p>
          </table:table-cell>
          <table:table-cell office:value-type="float" office:value="14.3948526259656" calcext:value-type="float">
            <text:p>14.3948526259656</text:p>
          </table:table-cell>
          <table:table-cell office:value-type="float" office:value="14.0239943500668" calcext:value-type="float">
            <text:p>14.0239943500668</text:p>
          </table:table-cell>
          <table:table-cell office:value-type="float" office:value="14.4027220889129" calcext:value-type="float">
            <text:p>14.4027220889129</text:p>
          </table:table-cell>
          <table:table-cell office:value-type="float" office:value="-1.28038655025394" calcext:value-type="float">
            <text:p>-1.28038655025394</text:p>
          </table:table-cell>
          <table:table-cell office:value-type="float" office:value="-1.2588975552009" calcext:value-type="float">
            <text:p>-1.2588975552009</text:p>
          </table:table-cell>
          <table:table-cell office:value-type="float" office:value="-1.27445231589036" calcext:value-type="float">
            <text:p>-1.27445231589036</text:p>
          </table:table-cell>
          <table:table-cell office:value-type="float" office:value="0.0109586738155225" calcext:value-type="float">
            <text:p>0.010958673815523</text:p>
          </table:table-cell>
          <table:table-cell office:value-type="float" office:value="0.0116795085813423" calcext:value-type="float">
            <text:p>0.011679508581342</text:p>
          </table:table-cell>
          <table:table-cell office:value-type="float" office:value="0.0121694537685686" calcext:value-type="float">
            <text:p>0.012169453768569</text:p>
          </table:table-cell>
          <table:table-cell office:value-type="float" office:value="0.997150156016436" calcext:value-type="float">
            <text:p>0.997150156016436</text:p>
          </table:table-cell>
          <table:table-cell office:value-type="float" office:value="0.996805645144502" calcext:value-type="float">
            <text:p>0.996805645144502</text:p>
          </table:table-cell>
          <table:table-cell office:value-type="float" office:value="0.996955500820478" calcext:value-type="float">
            <text:p>0.996955500820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1.csv</text:p>
          </table:table-cell>
          <table:table-cell office:value-type="float" office:value="-1.21593348008315" calcext:value-type="float">
            <text:p>-1.21593</text:p>
          </table:table-cell>
          <table:table-cell office:value-type="float" office:value="2.42719196601004" calcext:value-type="float">
            <text:p>2.42719</text:p>
          </table:table-cell>
          <table:table-cell office:value-type="float" office:value="537.120673599158" calcext:value-type="float">
            <text:p>537.12067</text:p>
          </table:table-cell>
          <table:table-cell table:number-columns-repeated="2" office:value-type="float" office:value="3.21221373854599" calcext:value-type="float">
            <text:p>3.21221</text:p>
          </table:table-cell>
          <table:table-cell office:value-type="float" office:value="596.655244444519" calcext:value-type="float">
            <text:p>596.65524</text:p>
          </table:table-cell>
          <table:table-cell office:value-type="float" office:value="2.97318396237375" calcext:value-type="float">
            <text:p>2.97318</text:p>
          </table:table-cell>
          <table:table-cell office:value-type="float" office:value="2.10405709576521" calcext:value-type="float">
            <text:p>2.10406</text:p>
          </table:table-cell>
          <table:table-cell office:value-type="float" office:value="259.805432421141" calcext:value-type="float">
            <text:p>259.805432421141</text:p>
          </table:table-cell>
          <table:table-cell office:value-type="float" office:value="7031.24710289754" calcext:value-type="float">
            <text:p>7031.24710289754</text:p>
          </table:table-cell>
          <table:table-cell office:value-type="float" office:value="27536.2124578523" calcext:value-type="float">
            <text:p>27536.2124578523</text:p>
          </table:table-cell>
          <table:table-cell office:value-type="float" office:value="640220.414921096" calcext:value-type="float">
            <text:p>640220.414921096</text:p>
          </table:table-cell>
          <table:table-cell office:value-type="float" office:value="25.6590420614428" calcext:value-type="float">
            <text:p>25.6590420614428</text:p>
          </table:table-cell>
          <table:table-cell office:value-type="float" office:value="72.3897090345817" calcext:value-type="float">
            <text:p>72.3897090345817</text:p>
          </table:table-cell>
          <table:table-cell office:value-type="float" office:value="756.802339385402" calcext:value-type="float">
            <text:p>756.802339385402</text:p>
          </table:table-cell>
          <table:table-cell office:value-type="float" office:value="-56" calcext:value-type="float">
            <text:p>-56</text:p>
          </table:table-cell>
          <table:table-cell office:value-type="float" office:value="62" calcext:value-type="float">
            <text:p>62</text:p>
          </table:table-cell>
          <table:table-cell office:value-type="float" office:value="220325" calcext:value-type="float">
            <text:p>220325</text:p>
          </table:table-cell>
          <table:table-cell office:value-type="float" office:value="0.00227249715937855" calcext:value-type="float">
            <text:p>0.002272497159379</text:p>
          </table:table-cell>
          <table:table-cell office:value-type="float" office:value="0.0132499834375207" calcext:value-type="float">
            <text:p>0.013249983437521</text:p>
          </table:table-cell>
          <table:table-cell office:value-type="float" office:value="0.344565819292726" calcext:value-type="float">
            <text:p>0.344565819292726</text:p>
          </table:table-cell>
          <table:table-cell office:value-type="float" office:value="0.0489999387500766" calcext:value-type="float">
            <text:p>0.048999938750077</text:p>
          </table:table-cell>
          <table:table-cell office:value-type="float" office:value="13.695351421073" calcext:value-type="float">
            <text:p>13.695351421073</text:p>
          </table:table-cell>
          <table:table-cell office:value-type="float" office:value="12.8711732824216" calcext:value-type="float">
            <text:p>12.8711732824216</text:p>
          </table:table-cell>
          <table:table-cell office:value-type="float" office:value="13.5606386791459" calcext:value-type="float">
            <text:p>13.5606386791459</text:p>
          </table:table-cell>
          <table:table-cell office:value-type="float" office:value="13.6583997685199" calcext:value-type="float">
            <text:p>13.6583997685199</text:p>
          </table:table-cell>
          <table:table-cell office:value-type="float" office:value="12.8699939526939" calcext:value-type="float">
            <text:p>12.8699939526939</text:p>
          </table:table-cell>
          <table:table-cell office:value-type="float" office:value="13.5605900103912" calcext:value-type="float">
            <text:p>13.5605900103912</text:p>
          </table:table-cell>
          <table:table-cell office:value-type="float" office:value="-1.25952066947631" calcext:value-type="float">
            <text:p>-1.25952066947631</text:p>
          </table:table-cell>
          <table:table-cell office:value-type="float" office:value="-1.2067448762862" calcext:value-type="float">
            <text:p>-1.2067448762862</text:p>
          </table:table-cell>
          <table:table-cell office:value-type="float" office:value="-1.25597273837845" calcext:value-type="float">
            <text:p>-1.25597273837845</text:p>
          </table:table-cell>
          <table:table-cell office:value-type="float" office:value="0.0124752336365496" calcext:value-type="float">
            <text:p>0.01247523363655</text:p>
          </table:table-cell>
          <table:table-cell office:value-type="float" office:value="0.0144819226516304" calcext:value-type="float">
            <text:p>0.01448192265163</text:p>
          </table:table-cell>
          <table:table-cell office:value-type="float" office:value="0.01101092302434" calcext:value-type="float">
            <text:p>0.01101092302434</text:p>
          </table:table-cell>
          <table:table-cell office:value-type="float" office:value="0.992941994778327" calcext:value-type="float">
            <text:p>0.992941994778327</text:p>
          </table:table-cell>
          <table:table-cell office:value-type="float" office:value="0.993201689240465" calcext:value-type="float">
            <text:p>0.993201689240465</text:p>
          </table:table-cell>
          <table:table-cell office:value-type="float" office:value="0.993010209986593" calcext:value-type="float">
            <text:p>0.993010209986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92.csv</text:p>
          </table:table-cell>
          <table:table-cell office:value-type="float" office:value="-2.23761595298006" calcext:value-type="float">
            <text:p>-2.23762</text:p>
          </table:table-cell>
          <table:table-cell office:value-type="float" office:value="3.93869882662647" calcext:value-type="float">
            <text:p>3.93870</text:p>
          </table:table-cell>
          <table:table-cell office:value-type="float" office:value="638.842865196419" calcext:value-type="float">
            <text:p>638.84287</text:p>
          </table:table-cell>
          <table:table-cell table:number-columns-repeated="2" office:value-type="float" office:value="4.99859255366854" calcext:value-type="float">
            <text:p>4.99859</text:p>
          </table:table-cell>
          <table:table-cell office:value-type="float" office:value="692.59531151562" calcext:value-type="float">
            <text:p>692.59531</text:p>
          </table:table-cell>
          <table:table-cell office:value-type="float" office:value="4.4697877314879" calcext:value-type="float">
            <text:p>4.46979</text:p>
          </table:table-cell>
          <table:table-cell office:value-type="float" office:value="3.0777555248463" calcext:value-type="float">
            <text:p>3.07776</text:p>
          </table:table-cell>
          <table:table-cell office:value-type="float" office:value="267.522072212834" calcext:value-type="float">
            <text:p>267.522072212834</text:p>
          </table:table-cell>
          <table:table-cell office:value-type="float" office:value="1445.06094010242" calcext:value-type="float">
            <text:p>1445.06094010242</text:p>
          </table:table-cell>
          <table:table-cell office:value-type="float" office:value="6239.23212104819" calcext:value-type="float">
            <text:p>6239.23212104819</text:p>
          </table:table-cell>
          <table:table-cell office:value-type="float" office:value="620925.679491535" calcext:value-type="float">
            <text:p>620925.679491535</text:p>
          </table:table-cell>
          <table:table-cell office:value-type="float" office:value="7.83131353022988" calcext:value-type="float">
            <text:p>7.83131353022988</text:p>
          </table:table-cell>
          <table:table-cell office:value-type="float" office:value="24.2493504692961" calcext:value-type="float">
            <text:p>24.2493504692961</text:p>
          </table:table-cell>
          <table:table-cell office:value-type="float" office:value="739.642990879309" calcext:value-type="float">
            <text:p>739.642990879309</text:p>
          </table:table-cell>
          <table:table-cell office:value-type="float" office:value="-49" calcext:value-type="float">
            <text:p>-49</text:p>
          </table:table-cell>
          <table:table-cell office:value-type="float" office:value="9" calcext:value-type="float">
            <text:p>9</text:p>
          </table:table-cell>
          <table:table-cell office:value-type="float" office:value="225230" calcext:value-type="float">
            <text:p>225230</text:p>
          </table:table-cell>
          <table:table-cell office:value-type="float" office:value="0.0028174964781294" calcext:value-type="float">
            <text:p>0.002817496478129</text:p>
          </table:table-cell>
          <table:table-cell office:value-type="float" office:value="0.0828748964063795" calcext:value-type="float">
            <text:p>0.08287489640638</text:p>
          </table:table-cell>
          <table:table-cell office:value-type="float" office:value="1.64463544420569" calcext:value-type="float">
            <text:p>1.64463544420569</text:p>
          </table:table-cell>
          <table:table-cell office:value-type="float" office:value="4.49386938266327" calcext:value-type="float">
            <text:p>4.49386938266327</text:p>
          </table:table-cell>
          <table:table-cell office:value-type="float" office:value="14.0751725073584" calcext:value-type="float">
            <text:p>14.0751725073584</text:p>
          </table:table-cell>
          <table:table-cell office:value-type="float" office:value="14.8449641135909" calcext:value-type="float">
            <text:p>14.8449641135909</text:p>
          </table:table-cell>
          <table:table-cell office:value-type="float" office:value="14.8445082286588" calcext:value-type="float">
            <text:p>14.8445082286588</text:p>
          </table:table-cell>
          <table:table-cell office:value-type="float" office:value="14.0258970529128" calcext:value-type="float">
            <text:p>14.0258970529128</text:p>
          </table:table-cell>
          <table:table-cell office:value-type="float" office:value="14.7185103400391" calcext:value-type="float">
            <text:p>14.7185103400391</text:p>
          </table:table-cell>
          <table:table-cell office:value-type="float" office:value="14.8188384794218" calcext:value-type="float">
            <text:p>14.8188384794218</text:p>
          </table:table-cell>
          <table:table-cell office:value-type="float" office:value="-1.2799141623355" calcext:value-type="float">
            <text:p>-1.2799141623355</text:p>
          </table:table-cell>
          <table:table-cell office:value-type="float" office:value="-1.29359416163638" calcext:value-type="float">
            <text:p>-1.29359416163638</text:p>
          </table:table-cell>
          <table:table-cell office:value-type="float" office:value="-1.33145321919461" calcext:value-type="float">
            <text:p>-1.33145321919461</text:p>
          </table:table-cell>
          <table:table-cell office:value-type="float" office:value="0.0107578400239031" calcext:value-type="float">
            <text:p>0.010757840023903</text:p>
          </table:table-cell>
          <table:table-cell office:value-type="float" office:value="0.00619552849350147" calcext:value-type="float">
            <text:p>0.006195528493501</text:p>
          </table:table-cell>
          <table:table-cell office:value-type="float" office:value="0.0101414861494486" calcext:value-type="float">
            <text:p>0.010141486149449</text:p>
          </table:table-cell>
          <table:table-cell office:value-type="float" office:value="0.992116098405823" calcext:value-type="float">
            <text:p>0.992116098405823</text:p>
          </table:table-cell>
          <table:table-cell office:value-type="float" office:value="0.992133973376864" calcext:value-type="float">
            <text:p>0.992133973376864</text:p>
          </table:table-cell>
          <table:table-cell office:value-type="float" office:value="0.991800188857176" calcext:value-type="float">
            <text:p>0.991800188857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3.csv</text:p>
          </table:table-cell>
          <table:table-cell office:value-type="float" office:value="-1.44192444759444" calcext:value-type="float">
            <text:p>-1.44192</text:p>
          </table:table-cell>
          <table:table-cell office:value-type="float" office:value="5.98039377450778" calcext:value-type="float">
            <text:p>5.98039</text:p>
          </table:table-cell>
          <table:table-cell office:value-type="float" office:value="760.624240469699" calcext:value-type="float">
            <text:p>760.62424</text:p>
          </table:table-cell>
          <table:table-cell table:number-columns-repeated="2" office:value-type="float" office:value="7.22616623654285" calcext:value-type="float">
            <text:p>7.22617</text:p>
          </table:table-cell>
          <table:table-cell office:value-type="float" office:value="810.895454309279" calcext:value-type="float">
            <text:p>810.89545</text:p>
          </table:table-cell>
          <table:table-cell office:value-type="float" office:value="7.08084263104197" calcext:value-type="float">
            <text:p>7.08084</text:p>
          </table:table-cell>
          <table:table-cell office:value-type="float" office:value="4.0561519670718" calcext:value-type="float">
            <text:p>4.05615</text:p>
          </table:table-cell>
          <table:table-cell office:value-type="float" office:value="281.073304725557" calcext:value-type="float">
            <text:p>281.073304725557</text:p>
          </table:table-cell>
          <table:table-cell office:value-type="float" office:value="237.984103446942" calcext:value-type="float">
            <text:p>237.984103446942</text:p>
          </table:table-cell>
          <table:table-cell office:value-type="float" office:value="2139.03698348895" calcext:value-type="float">
            <text:p>2139.03698348895</text:p>
          </table:table-cell>
          <table:table-cell office:value-type="float" office:value="554903.319881139" calcext:value-type="float">
            <text:p>554903.319881139</text:p>
          </table:table-cell>
          <table:table-cell office:value-type="float" office:value="2.03902622489517" calcext:value-type="float">
            <text:p>2.03902622489517</text:p>
          </table:table-cell>
          <table:table-cell office:value-type="float" office:value="11.047497414924" calcext:value-type="float">
            <text:p>11.047497414924</text:p>
          </table:table-cell>
          <table:table-cell office:value-type="float" office:value="679.809451768811" calcext:value-type="float">
            <text:p>679.809451768811</text:p>
          </table:table-cell>
          <table:table-cell office:value-type="float" office:value="-28" calcext:value-type="float">
            <text:p>-28</text:p>
          </table:table-cell>
          <table:table-cell office:value-type="float" office:value="250" calcext:value-type="float">
            <text:p>250</text:p>
          </table:table-cell>
          <table:table-cell office:value-type="float" office:value="230189" calcext:value-type="float">
            <text:p>230189</text:p>
          </table:table-cell>
          <table:table-cell office:value-type="float" office:value="0.0334787081516148" calcext:value-type="float">
            <text:p>0.033478708151615</text:p>
          </table:table-cell>
          <table:table-cell office:value-type="float" office:value="1.51362310797112" calcext:value-type="float">
            <text:p>1.51362310797112</text:p>
          </table:table-cell>
          <table:table-cell office:value-type="float" office:value="28.1433973207533" calcext:value-type="float">
            <text:p>28.1433973207533</text:p>
          </table:table-cell>
          <table:table-cell office:value-type="float" office:value="37.4978281277148" calcext:value-type="float">
            <text:p>37.4978281277148</text:p>
          </table:table-cell>
          <table:table-cell office:value-type="float" office:value="16.1758457407184" calcext:value-type="float">
            <text:p>16.1758457407184</text:p>
          </table:table-cell>
          <table:table-cell office:value-type="float" office:value="15.5171592204312" calcext:value-type="float">
            <text:p>15.5171592204312</text:p>
          </table:table-cell>
          <table:table-cell office:value-type="float" office:value="16.0681058239597" calcext:value-type="float">
            <text:p>16.0681058239597</text:p>
          </table:table-cell>
          <table:table-cell office:value-type="float" office:value="16.1188197783432" calcext:value-type="float">
            <text:p>16.1188197783432</text:p>
          </table:table-cell>
          <table:table-cell office:value-type="float" office:value="15.5013368918353" calcext:value-type="float">
            <text:p>15.5013368918353</text:p>
          </table:table-cell>
          <table:table-cell office:value-type="float" office:value="16.0488985809887" calcext:value-type="float">
            <text:p>16.0488985809887</text:p>
          </table:table-cell>
          <table:table-cell office:value-type="float" office:value="-1.29364500248284" calcext:value-type="float">
            <text:p>-1.29364500248284</text:p>
          </table:table-cell>
          <table:table-cell office:value-type="float" office:value="-1.29230530212764" calcext:value-type="float">
            <text:p>-1.29230530212764</text:p>
          </table:table-cell>
          <table:table-cell office:value-type="float" office:value="-1.31951996798659" calcext:value-type="float">
            <text:p>-1.31951996798659</text:p>
          </table:table-cell>
          <table:table-cell office:value-type="float" office:value="0.00800450530309021" calcext:value-type="float">
            <text:p>0.00800450530309</text:p>
          </table:table-cell>
          <table:table-cell office:value-type="float" office:value="0.00800980480057653" calcext:value-type="float">
            <text:p>0.008009804800577</text:p>
          </table:table-cell>
          <table:table-cell office:value-type="float" office:value="0.00309547282136946" calcext:value-type="float">
            <text:p>0.003095472821369</text:p>
          </table:table-cell>
          <table:table-cell office:value-type="float" office:value="0.960308405007967" calcext:value-type="float">
            <text:p>0.960308405007967</text:p>
          </table:table-cell>
          <table:table-cell office:value-type="float" office:value="0.966227037716843" calcext:value-type="float">
            <text:p>0.966227037716843</text:p>
          </table:table-cell>
          <table:table-cell office:value-type="float" office:value="0.966075176581771" calcext:value-type="float">
            <text:p>0.96607517658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4.csv</text:p>
          </table:table-cell>
          <table:table-cell office:value-type="float" office:value="-1.43247070941161" calcext:value-type="float">
            <text:p>-1.43247</text:p>
          </table:table-cell>
          <table:table-cell office:value-type="float" office:value="4.61738672826659" calcext:value-type="float">
            <text:p>4.61739</text:p>
          </table:table-cell>
          <table:table-cell office:value-type="float" office:value="816.681261648423" calcext:value-type="float">
            <text:p>816.68126</text:p>
          </table:table-cell>
          <table:table-cell table:number-columns-repeated="2" office:value-type="float" office:value="6.70308558320753" calcext:value-type="float">
            <text:p>6.70309</text:p>
          </table:table-cell>
          <table:table-cell office:value-type="float" office:value="960.983146775603" calcext:value-type="float">
            <text:p>960.98315</text:p>
          </table:table-cell>
          <table:table-cell office:value-type="float" office:value="6.5482351822825" calcext:value-type="float">
            <text:p>6.54824</text:p>
          </table:table-cell>
          <table:table-cell office:value-type="float" office:value="4.85912503825865" calcext:value-type="float">
            <text:p>4.85913</text:p>
          </table:table-cell>
          <table:table-cell office:value-type="float" office:value="506.478356160537" calcext:value-type="float">
            <text:p>506.478356160537</text:p>
          </table:table-cell>
          <table:table-cell office:value-type="float" office:value="393.103163481" calcext:value-type="float">
            <text:p>393.103163481</text:p>
          </table:table-cell>
          <table:table-cell office:value-type="float" office:value="1237.25663083919" calcext:value-type="float">
            <text:p>1237.25663083919</text:p>
          </table:table-cell>
          <table:table-cell office:value-type="float" office:value="58565.8876763648" calcext:value-type="float">
            <text:p>58565.8876763648</text:p>
          </table:table-cell>
          <table:table-cell office:value-type="float" office:value="3.08781272106917" calcext:value-type="float">
            <text:p>3.08781272106917</text:p>
          </table:table-cell>
          <table:table-cell office:value-type="float" office:value="13.6659141342863" calcext:value-type="float">
            <text:p>13.6659141342863</text:p>
          </table:table-cell>
          <table:table-cell office:value-type="float" office:value="148.31760797986" calcext:value-type="float">
            <text:p>148.31760797986</text:p>
          </table:table-cell>
          <table:table-cell office:value-type="float" office:value="-175" calcext:value-type="float">
            <text:p>-175</text:p>
          </table:table-cell>
          <table:table-cell office:value-type="float" office:value="1" calcext:value-type="float">
            <text:p>1</text:p>
          </table:table-cell>
          <table:table-cell office:value-type="float" office:value="235202" calcext:value-type="float">
            <text:p>235202</text:p>
          </table:table-cell>
          <table:table-cell office:value-type="float" office:value="0.185323518345602" calcext:value-type="float">
            <text:p>0.185323518345602</text:p>
          </table:table-cell>
          <table:table-cell office:value-type="float" office:value="1.48899813875233" calcext:value-type="float">
            <text:p>1.48899813875233</text:p>
          </table:table-cell>
          <table:table-cell office:value-type="float" office:value="81.0305699617875" calcext:value-type="float">
            <text:p>81.0305699617875</text:p>
          </table:table-cell>
          <table:table-cell office:value-type="float" office:value="49.6566879291401" calcext:value-type="float">
            <text:p>49.6566879291401</text:p>
          </table:table-cell>
          <table:table-cell office:value-type="float" office:value="15.7352834181997" calcext:value-type="float">
            <text:p>15.7352834181997</text:p>
          </table:table-cell>
          <table:table-cell office:value-type="float" office:value="17.0207240700474" calcext:value-type="float">
            <text:p>17.0207240700474</text:p>
          </table:table-cell>
          <table:table-cell office:value-type="float" office:value="16.7145765584613" calcext:value-type="float">
            <text:p>16.7145765584613</text:p>
          </table:table-cell>
          <table:table-cell office:value-type="float" office:value="15.6700913842197" calcext:value-type="float">
            <text:p>15.6700913842197</text:p>
          </table:table-cell>
          <table:table-cell office:value-type="float" office:value="17.0080312573336" calcext:value-type="float">
            <text:p>17.0080312573336</text:p>
          </table:table-cell>
          <table:table-cell office:value-type="float" office:value="16.7015878990776" calcext:value-type="float">
            <text:p>16.7015878990776</text:p>
          </table:table-cell>
          <table:table-cell office:value-type="float" office:value="-0.802283959462123" calcext:value-type="float">
            <text:p>-0.802283959462123</text:p>
          </table:table-cell>
          <table:table-cell office:value-type="float" office:value="-0.973642244053312" calcext:value-type="float">
            <text:p>-0.973642244053312</text:p>
          </table:table-cell>
          <table:table-cell office:value-type="float" office:value="-0.885948940769406" calcext:value-type="float">
            <text:p>-0.885948940769406</text:p>
          </table:table-cell>
          <table:table-cell office:value-type="float" office:value="-0.0184007846301735" calcext:value-type="float">
            <text:p>-0.018400784630174</text:p>
          </table:table-cell>
          <table:table-cell office:value-type="float" office:value="-0.00139050477339623" calcext:value-type="float">
            <text:p>-0.001390504773396</text:p>
          </table:table-cell>
          <table:table-cell office:value-type="float" office:value="0.0866414592879971" calcext:value-type="float">
            <text:p>0.086641459287997</text:p>
          </table:table-cell>
          <table:table-cell office:value-type="float" office:value="0.9550764628598" calcext:value-type="float">
            <text:p>0.9550764628598</text:p>
          </table:table-cell>
          <table:table-cell office:value-type="float" office:value="0.961248630759955" calcext:value-type="float">
            <text:p>0.961248630759955</text:p>
          </table:table-cell>
          <table:table-cell office:value-type="float" office:value="0.958805034196717" calcext:value-type="float">
            <text:p>0.958805034196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95.csv</text:p>
          </table:table-cell>
          <table:table-cell office:value-type="float" office:value="-1.44331694585382" calcext:value-type="float">
            <text:p>-1.44332</text:p>
          </table:table-cell>
          <table:table-cell office:value-type="float" office:value="3.79764150294812" calcext:value-type="float">
            <text:p>3.79764</text:p>
          </table:table-cell>
          <table:table-cell office:value-type="float" office:value="725.856433929458" calcext:value-type="float">
            <text:p>725.85643</text:p>
          </table:table-cell>
          <table:table-cell table:number-columns-repeated="2" office:value-type="float" office:value="5.20589880551592" calcext:value-type="float">
            <text:p>5.20590</text:p>
          </table:table-cell>
          <table:table-cell office:value-type="float" office:value="972.28360437014" calcext:value-type="float">
            <text:p>972.28360</text:p>
          </table:table-cell>
          <table:table-cell office:value-type="float" office:value="5.00182152491302" calcext:value-type="float">
            <text:p>5.00182</text:p>
          </table:table-cell>
          <table:table-cell office:value-type="float" office:value="3.56080066675431" calcext:value-type="float">
            <text:p>3.56080</text:p>
          </table:table-cell>
          <table:table-cell office:value-type="float" office:value="646.890906297346" calcext:value-type="float">
            <text:p>646.890906297346</text:p>
          </table:table-cell>
          <table:table-cell office:value-type="float" office:value="1090.91723005316" calcext:value-type="float">
            <text:p>1090.91723005316</text:p>
          </table:table-cell>
          <table:table-cell office:value-type="float" office:value="4125.47775135227" calcext:value-type="float">
            <text:p>4125.47775135227</text:p>
          </table:table-cell>
          <table:table-cell office:value-type="float" office:value="25044.0769711469" calcext:value-type="float">
            <text:p>25044.0769711469</text:p>
          </table:table-cell>
          <table:table-cell office:value-type="float" office:value="5.96389868794581" calcext:value-type="float">
            <text:p>5.96389868794581</text:p>
          </table:table-cell>
          <table:table-cell office:value-type="float" office:value="22.8700200748864" calcext:value-type="float">
            <text:p>22.8700200748864</text:p>
          </table:table-cell>
          <table:table-cell office:value-type="float" office:value="94.8845642909103" calcext:value-type="float">
            <text:p>94.8845642909103</text:p>
          </table:table-cell>
          <table:table-cell office:value-type="float" office:value="-218" calcext:value-type="float">
            <text:p>-218</text:p>
          </table:table-cell>
          <table:table-cell office:value-type="float" office:value="16" calcext:value-type="float">
            <text:p>16</text:p>
          </table:table-cell>
          <table:table-cell office:value-type="float" office:value="240269" calcext:value-type="float">
            <text:p>240269</text:p>
          </table:table-cell>
          <table:table-cell office:value-type="float" office:value="0.0569736787829015" calcext:value-type="float">
            <text:p>0.056973678782902</text:p>
          </table:table-cell>
          <table:table-cell office:value-type="float" office:value="0.391124511094361" calcext:value-type="float">
            <text:p>0.391124511094361</text:p>
          </table:table-cell>
          <table:table-cell office:value-type="float" office:value="54.9210363487046" calcext:value-type="float">
            <text:p>54.9210363487046</text:p>
          </table:table-cell>
          <table:table-cell office:value-type="float" office:value="28.3279645900443" calcext:value-type="float">
            <text:p>28.3279645900443</text:p>
          </table:table-cell>
          <table:table-cell office:value-type="float" office:value="15.7817504944933" calcext:value-type="float">
            <text:p>15.7817504944933</text:p>
          </table:table-cell>
          <table:table-cell office:value-type="float" office:value="14.9073548026961" calcext:value-type="float">
            <text:p>14.9073548026961</text:p>
          </table:table-cell>
          <table:table-cell office:value-type="float" office:value="15.9550480427215" calcext:value-type="float">
            <text:p>15.9550480427215</text:p>
          </table:table-cell>
          <table:table-cell office:value-type="float" office:value="15.7241478819513" calcext:value-type="float">
            <text:p>15.7241478819513</text:p>
          </table:table-cell>
          <table:table-cell office:value-type="float" office:value="14.8907394953985" calcext:value-type="float">
            <text:p>14.8907394953985</text:p>
          </table:table-cell>
          <table:table-cell office:value-type="float" office:value="15.9349890996277" calcext:value-type="float">
            <text:p>15.9349890996277</text:p>
          </table:table-cell>
          <table:table-cell office:value-type="float" office:value="0.0340277300733245" calcext:value-type="float">
            <text:p>0.034027730073325</text:p>
          </table:table-cell>
          <table:table-cell office:value-type="float" office:value="-1.15153445809969" calcext:value-type="float">
            <text:p>-1.15153445809969</text:p>
          </table:table-cell>
          <table:table-cell office:value-type="float" office:value="-0.123741253336148" calcext:value-type="float">
            <text:p>-0.123741253336148</text:p>
          </table:table-cell>
          <table:table-cell office:value-type="float" office:value="0.00258929274516944" calcext:value-type="float">
            <text:p>0.002589292745169</text:p>
          </table:table-cell>
          <table:table-cell office:value-type="float" office:value="0.0109755469067743" calcext:value-type="float">
            <text:p>0.010975546906774</text:p>
          </table:table-cell>
          <table:table-cell office:value-type="float" office:value="0.00825767212229965" calcext:value-type="float">
            <text:p>0.0082576721223</text:p>
          </table:table-cell>
          <table:table-cell office:value-type="float" office:value="0.945236927665711" calcext:value-type="float">
            <text:p>0.945236927665711</text:p>
          </table:table-cell>
          <table:table-cell office:value-type="float" office:value="0.943341155158205" calcext:value-type="float">
            <text:p>0.943341155158205</text:p>
          </table:table-cell>
          <table:table-cell office:value-type="float" office:value="0.936337670983891" calcext:value-type="float">
            <text:p>0.936337670983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6.csv</text:p>
          </table:table-cell>
          <table:table-cell office:value-type="float" office:value="-1.20000224999719" calcext:value-type="float">
            <text:p>-1.20000</text:p>
          </table:table-cell>
          <table:table-cell office:value-type="float" office:value="2.05893867632665" calcext:value-type="float">
            <text:p>2.05894</text:p>
          </table:table-cell>
          <table:table-cell office:value-type="float" office:value="570.195768505289" calcext:value-type="float">
            <text:p>570.19577</text:p>
          </table:table-cell>
          <table:table-cell table:number-columns-repeated="2" office:value-type="float" office:value="2.79152628668015" calcext:value-type="float">
            <text:p>2.79153</text:p>
          </table:table-cell>
          <table:table-cell office:value-type="float" office:value="641.335271659907" calcext:value-type="float">
            <text:p>641.33527</text:p>
          </table:table-cell>
          <table:table-cell office:value-type="float" office:value="2.52043916991225" calcext:value-type="float">
            <text:p>2.52044</text:p>
          </table:table-cell>
          <table:table-cell office:value-type="float" office:value="1.88504390833542" calcext:value-type="float">
            <text:p>1.88504</text:p>
          </table:table-cell>
          <table:table-cell office:value-type="float" office:value="293.577445069864" calcext:value-type="float">
            <text:p>293.577445069864</text:p>
          </table:table-cell>
          <table:table-cell office:value-type="float" office:value="16880.7067113692" calcext:value-type="float">
            <text:p>16880.7067113692</text:p>
          </table:table-cell>
          <table:table-cell office:value-type="float" office:value="53138.4099649966" calcext:value-type="float">
            <text:p>53138.4099649966</text:p>
          </table:table-cell>
          <table:table-cell office:value-type="float" office:value="604509.054271556" calcext:value-type="float">
            <text:p>604509.054271556</text:p>
          </table:table-cell>
          <table:table-cell office:value-type="float" office:value="49.5587301919537" calcext:value-type="float">
            <text:p>49.5587301919537</text:p>
          </table:table-cell>
          <table:table-cell office:value-type="float" office:value="117.810665706947" calcext:value-type="float">
            <text:p>117.810665706947</text:p>
          </table:table-cell>
          <table:table-cell office:value-type="float" office:value="724.923361155492" calcext:value-type="float">
            <text:p>724.923361155492</text:p>
          </table:table-cell>
          <table:table-cell office:value-type="float" office:value="-35" calcext:value-type="float">
            <text:p>-35</text:p>
          </table:table-cell>
          <table:table-cell office:value-type="float" office:value="34" calcext:value-type="float">
            <text:p>34</text:p>
          </table:table-cell>
          <table:table-cell office:value-type="float" office:value="245390" calcext:value-type="float">
            <text:p>245390</text:p>
          </table:table-cell>
          <table:table-cell office:value-type="float" office:value="0.00188499764375295" calcext:value-type="float">
            <text:p>0.001884997643753</text:p>
          </table:table-cell>
          <table:table-cell office:value-type="float" office:value="0.0148749814062732" calcext:value-type="float">
            <text:p>0.014874981406273</text:p>
          </table:table-cell>
          <table:table-cell office:value-type="float" office:value="0.679697900377625" calcext:value-type="float">
            <text:p>0.679697900377625</text:p>
          </table:table-cell>
          <table:table-cell office:value-type="float" office:value="1.71862285172144" calcext:value-type="float">
            <text:p>1.71862285172144</text:p>
          </table:table-cell>
          <table:table-cell office:value-type="float" office:value="14.2200702701148" calcext:value-type="float">
            <text:p>14.2200702701148</text:p>
          </table:table-cell>
          <table:table-cell office:value-type="float" office:value="13.1851342973931" calcext:value-type="float">
            <text:p>13.1851342973931</text:p>
          </table:table-cell>
          <table:table-cell office:value-type="float" office:value="13.9333270821436" calcext:value-type="float">
            <text:p>13.9333270821436</text:p>
          </table:table-cell>
          <table:table-cell office:value-type="float" office:value="14.1856788228908" calcext:value-type="float">
            <text:p>14.1856788228908</text:p>
          </table:table-cell>
          <table:table-cell office:value-type="float" office:value="13.1838325294153" calcext:value-type="float">
            <text:p>13.1838325294153</text:p>
          </table:table-cell>
          <table:table-cell office:value-type="float" office:value="13.9333021875641" calcext:value-type="float">
            <text:p>13.9333021875641</text:p>
          </table:table-cell>
          <table:table-cell office:value-type="float" office:value="-1.23159737877731" calcext:value-type="float">
            <text:p>-1.23159737877731</text:p>
          </table:table-cell>
          <table:table-cell office:value-type="float" office:value="-1.17366714859137" calcext:value-type="float">
            <text:p>-1.17366714859137</text:p>
          </table:table-cell>
          <table:table-cell office:value-type="float" office:value="-1.22974559128292" calcext:value-type="float">
            <text:p>-1.22974559128292</text:p>
          </table:table-cell>
          <table:table-cell office:value-type="float" office:value="0.0126536340621161" calcext:value-type="float">
            <text:p>0.012653634062116</text:p>
          </table:table-cell>
          <table:table-cell office:value-type="float" office:value="0.0166803498403654" calcext:value-type="float">
            <text:p>0.016680349840365</text:p>
          </table:table-cell>
          <table:table-cell office:value-type="float" office:value="0.013559773589995" calcext:value-type="float">
            <text:p>0.013559773589995</text:p>
          </table:table-cell>
          <table:table-cell office:value-type="float" office:value="0.996146236777041" calcext:value-type="float">
            <text:p>0.996146236777041</text:p>
          </table:table-cell>
          <table:table-cell office:value-type="float" office:value="0.995892592599157" calcext:value-type="float">
            <text:p>0.995892592599157</text:p>
          </table:table-cell>
          <table:table-cell office:value-type="float" office:value="0.995348403398976" calcext:value-type="float">
            <text:p>0.995348403398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97.csv</text:p>
          </table:table-cell>
          <table:table-cell office:value-type="float" office:value="-1.19583350520812" calcext:value-type="float">
            <text:p>-1.19583</text:p>
          </table:table-cell>
          <table:table-cell office:value-type="float" office:value="1.87466515666855" calcext:value-type="float">
            <text:p>1.87467</text:p>
          </table:table-cell>
          <table:table-cell office:value-type="float" office:value="572.430999461251" calcext:value-type="float">
            <text:p>572.43100</text:p>
          </table:table-cell>
          <table:table-cell table:number-columns-repeated="2" office:value-type="float" office:value="2.64013234272953" calcext:value-type="float">
            <text:p>2.64013</text:p>
          </table:table-cell>
          <table:table-cell office:value-type="float" office:value="643.626664646048" calcext:value-type="float">
            <text:p>643.62666</text:p>
          </table:table-cell>
          <table:table-cell office:value-type="float" office:value="2.35378015433646" calcext:value-type="float">
            <text:p>2.35378</text:p>
          </table:table-cell>
          <table:table-cell office:value-type="float" office:value="1.85901300089574" calcext:value-type="float">
            <text:p>1.85901</text:p>
          </table:table-cell>
          <table:table-cell office:value-type="float" office:value="294.241455779415" calcext:value-type="float">
            <text:p>294.241455779415</text:p>
          </table:table-cell>
          <table:table-cell office:value-type="float" office:value="23158.8305846538" calcext:value-type="float">
            <text:p>23158.8305846538</text:p>
          </table:table-cell>
          <table:table-cell office:value-type="float" office:value="58674.0877446474" calcext:value-type="float">
            <text:p>58674.0877446474</text:p>
          </table:table-cell>
          <table:table-cell office:value-type="float" office:value="651329.612176845" calcext:value-type="float">
            <text:p>651329.612176845</text:p>
          </table:table-cell>
          <table:table-cell office:value-type="float" office:value="62.9520997494712" calcext:value-type="float">
            <text:p>62.9520997494712</text:p>
          </table:table-cell>
          <table:table-cell office:value-type="float" office:value="128.208923280741" calcext:value-type="float">
            <text:p>128.208923280741</text:p>
          </table:table-cell>
          <table:table-cell office:value-type="float" office:value="766.668263189344" calcext:value-type="float">
            <text:p>766.668263189344</text:p>
          </table:table-cell>
          <table:table-cell office:value-type="float" office:value="-87" calcext:value-type="float">
            <text:p>-87</text:p>
          </table:table-cell>
          <table:table-cell office:value-type="float" office:value="29" calcext:value-type="float">
            <text:p>29</text:p>
          </table:table-cell>
          <table:table-cell office:value-type="float" office:value="250565" calcext:value-type="float">
            <text:p>250565</text:p>
          </table:table-cell>
          <table:table-cell office:value-type="float" office:value="0.00477999402500747" calcext:value-type="float">
            <text:p>0.004779994025007</text:p>
          </table:table-cell>
          <table:table-cell office:value-type="float" office:value="0.036499954375057" calcext:value-type="float">
            <text:p>0.036499954375057</text:p>
          </table:table-cell>
          <table:table-cell office:value-type="float" office:value="0.609967987540016" calcext:value-type="float">
            <text:p>0.609967987540016</text:p>
          </table:table-cell>
          <table:table-cell office:value-type="float" office:value="0.212374734531582" calcext:value-type="float">
            <text:p>0.212374734531582</text:p>
          </table:table-cell>
          <table:table-cell office:value-type="float" office:value="13.9080516053697" calcext:value-type="float">
            <text:p>13.9080516053697</text:p>
          </table:table-cell>
          <table:table-cell office:value-type="float" office:value="13.2175252646357" calcext:value-type="float">
            <text:p>13.2175252646357</text:p>
          </table:table-cell>
          <table:table-cell office:value-type="float" office:value="14.2931496137955" calcext:value-type="float">
            <text:p>14.2931496137955</text:p>
          </table:table-cell>
          <table:table-cell office:value-type="float" office:value="13.8731641589722" calcext:value-type="float">
            <text:p>13.8731641589722</text:p>
          </table:table-cell>
          <table:table-cell office:value-type="float" office:value="13.2166155832913" calcext:value-type="float">
            <text:p>13.2166155832913</text:p>
          </table:table-cell>
          <table:table-cell office:value-type="float" office:value="14.2930388257342" calcext:value-type="float">
            <text:p>14.2930388257342</text:p>
          </table:table-cell>
          <table:table-cell office:value-type="float" office:value="-1.21449713245272" calcext:value-type="float">
            <text:p>-1.21449713245272</text:p>
          </table:table-cell>
          <table:table-cell office:value-type="float" office:value="-1.17849203791813" calcext:value-type="float">
            <text:p>-1.17849203791813</text:p>
          </table:table-cell>
          <table:table-cell office:value-type="float" office:value="-1.25630422088103" calcext:value-type="float">
            <text:p>-1.25630422088103</text:p>
          </table:table-cell>
          <table:table-cell office:value-type="float" office:value="0.0158651523758633" calcext:value-type="float">
            <text:p>0.015865152375863</text:p>
          </table:table-cell>
          <table:table-cell office:value-type="float" office:value="0.0147446041302476" calcext:value-type="float">
            <text:p>0.014744604130248</text:p>
          </table:table-cell>
          <table:table-cell office:value-type="float" office:value="0.0101145199467597" calcext:value-type="float">
            <text:p>0.01011451994676</text:p>
          </table:table-cell>
          <table:table-cell office:value-type="float" office:value="0.995959176464984" calcext:value-type="float">
            <text:p>0.995959176464984</text:p>
          </table:table-cell>
          <table:table-cell office:value-type="float" office:value="0.995761915969733" calcext:value-type="float">
            <text:p>0.995761915969733</text:p>
          </table:table-cell>
          <table:table-cell office:value-type="float" office:value="0.995666975507714" calcext:value-type="float">
            <text:p>0.995666975507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8.csv</text:p>
          </table:table-cell>
          <table:table-cell office:value-type="float" office:value="-2.2551996810004" calcext:value-type="float">
            <text:p>-2.25520</text:p>
          </table:table-cell>
          <table:table-cell office:value-type="float" office:value="4.30413211983485" calcext:value-type="float">
            <text:p>4.30413</text:p>
          </table:table-cell>
          <table:table-cell office:value-type="float" office:value="641.678812901484" calcext:value-type="float">
            <text:p>641.67881</text:p>
          </table:table-cell>
          <table:table-cell table:number-columns-repeated="2" office:value-type="float" office:value="5.46792192037225" calcext:value-type="float">
            <text:p>5.46792</text:p>
          </table:table-cell>
          <table:table-cell office:value-type="float" office:value="709.598174568212" calcext:value-type="float">
            <text:p>709.59817</text:p>
          </table:table-cell>
          <table:table-cell office:value-type="float" office:value="4.98118906749212" calcext:value-type="float">
            <text:p>4.98119</text:p>
          </table:table-cell>
          <table:table-cell office:value-type="float" office:value="3.37233106653147" calcext:value-type="float">
            <text:p>3.37233</text:p>
          </table:table-cell>
          <table:table-cell office:value-type="float" office:value="302.948626707369" calcext:value-type="float">
            <text:p>302.948626707369</text:p>
          </table:table-cell>
          <table:table-cell office:value-type="float" office:value="1207.93337395753" calcext:value-type="float">
            <text:p>1207.93337395753</text:p>
          </table:table-cell>
          <table:table-cell office:value-type="float" office:value="5580.89317413203" calcext:value-type="float">
            <text:p>5580.89317413203</text:p>
          </table:table-cell>
          <table:table-cell office:value-type="float" office:value="628969.895280638" calcext:value-type="float">
            <text:p>628969.895280638</text:p>
          </table:table-cell>
          <table:table-cell office:value-type="float" office:value="6.8849653967556" calcext:value-type="float">
            <text:p>6.8849653967556</text:p>
          </table:table-cell>
          <table:table-cell office:value-type="float" office:value="22.4247614461774" calcext:value-type="float">
            <text:p>22.4247614461774</text:p>
          </table:table-cell>
          <table:table-cell office:value-type="float" office:value="746.841618005482" calcext:value-type="float">
            <text:p>746.841618005482</text:p>
          </table:table-cell>
          <table:table-cell office:value-type="float" office:value="-59" calcext:value-type="float">
            <text:p>-59</text:p>
          </table:table-cell>
          <table:table-cell office:value-type="float" office:value="13" calcext:value-type="float">
            <text:p>13</text:p>
          </table:table-cell>
          <table:table-cell office:value-type="float" office:value="255794" calcext:value-type="float">
            <text:p>255794</text:p>
          </table:table-cell>
          <table:table-cell office:value-type="float" office:value="0.00756249054688682" calcext:value-type="float">
            <text:p>0.007562490546887</text:p>
          </table:table-cell>
          <table:table-cell office:value-type="float" office:value="0.273249658437927" calcext:value-type="float">
            <text:p>0.273249658437927</text:p>
          </table:table-cell>
          <table:table-cell office:value-type="float" office:value="3.36717829102714" calcext:value-type="float">
            <text:p>3.36717829102714</text:p>
          </table:table-cell>
          <table:table-cell office:value-type="float" office:value="6.81449148188565" calcext:value-type="float">
            <text:p>6.81449148188565</text:p>
          </table:table-cell>
          <table:table-cell office:value-type="float" office:value="14.0844413551138" calcext:value-type="float">
            <text:p>14.0844413551138</text:p>
          </table:table-cell>
          <table:table-cell office:value-type="float" office:value="14.8315908630831" calcext:value-type="float">
            <text:p>14.8315908630831</text:p>
          </table:table-cell>
          <table:table-cell office:value-type="float" office:value="14.9442710456534" calcext:value-type="float">
            <text:p>14.9442710456534</text:p>
          </table:table-cell>
          <table:table-cell office:value-type="float" office:value="14.0349234774056" calcext:value-type="float">
            <text:p>14.0349234774056</text:p>
          </table:table-cell>
          <table:table-cell office:value-type="float" office:value="14.7009946282336" calcext:value-type="float">
            <text:p>14.7009946282336</text:p>
          </table:table-cell>
          <table:table-cell office:value-type="float" office:value="14.9178237998226" calcext:value-type="float">
            <text:p>14.9178237998226</text:p>
          </table:table-cell>
          <table:table-cell office:value-type="float" office:value="-1.20837400632488" calcext:value-type="float">
            <text:p>-1.20837400632488</text:p>
          </table:table-cell>
          <table:table-cell office:value-type="float" office:value="-1.25171672436859" calcext:value-type="float">
            <text:p>-1.25171672436859</text:p>
          </table:table-cell>
          <table:table-cell office:value-type="float" office:value="-1.26921890610139" calcext:value-type="float">
            <text:p>-1.26921890610139</text:p>
          </table:table-cell>
          <table:table-cell office:value-type="float" office:value="0.0104332926695013" calcext:value-type="float">
            <text:p>0.010433292669501</text:p>
          </table:table-cell>
          <table:table-cell office:value-type="float" office:value="0.018240627074824" calcext:value-type="float">
            <text:p>0.018240627074824</text:p>
          </table:table-cell>
          <table:table-cell office:value-type="float" office:value="0.00954778320431917" calcext:value-type="float">
            <text:p>0.009547783204319</text:p>
          </table:table-cell>
          <table:table-cell office:value-type="float" office:value="0.988885639786247" calcext:value-type="float">
            <text:p>0.988885639786247</text:p>
          </table:table-cell>
          <table:table-cell office:value-type="float" office:value="0.985704246856878" calcext:value-type="float">
            <text:p>0.985704246856878</text:p>
          </table:table-cell>
          <table:table-cell office:value-type="float" office:value="0.983775805200136" calcext:value-type="float">
            <text:p>0.98377580520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9.csv</text:p>
          </table:table-cell>
          <table:table-cell office:value-type="float" office:value="-1.23736220329725" calcext:value-type="float">
            <text:p>-1.23736</text:p>
          </table:table-cell>
          <table:table-cell office:value-type="float" office:value="1.70330162087297" calcext:value-type="float">
            <text:p>1.70330</text:p>
          </table:table-cell>
          <table:table-cell office:value-type="float" office:value="570.837335203331" calcext:value-type="float">
            <text:p>570.83734</text:p>
          </table:table-cell>
          <table:table-cell table:number-columns-repeated="2" office:value-type="float" office:value="2.49466901026632" calcext:value-type="float">
            <text:p>2.49467</text:p>
          </table:table-cell>
          <table:table-cell office:value-type="float" office:value="651.619702561206" calcext:value-type="float">
            <text:p>651.61970</text:p>
          </table:table-cell>
          <table:table-cell office:value-type="float" office:value="2.16617364230907" calcext:value-type="float">
            <text:p>2.16617</text:p>
          </table:table-cell>
          <table:table-cell office:value-type="float" office:value="1.82267305326947" calcext:value-type="float">
            <text:p>1.82267</text:p>
          </table:table-cell>
          <table:table-cell office:value-type="float" office:value="314.249858399195" calcext:value-type="float">
            <text:p>314.249858399195</text:p>
          </table:table-cell>
          <table:table-cell office:value-type="float" office:value="35366.668472864" calcext:value-type="float">
            <text:p>35366.668472864</text:p>
          </table:table-cell>
          <table:table-cell office:value-type="float" office:value="69598.462501964" calcext:value-type="float">
            <text:p>69598.462501964</text:p>
          </table:table-cell>
          <table:table-cell office:value-type="float" office:value="590444.355457358" calcext:value-type="float">
            <text:p>590444.355457358</text:p>
          </table:table-cell>
          <table:table-cell office:value-type="float" office:value="87.5730017081578" calcext:value-type="float">
            <text:p>87.5730017081578</text:p>
          </table:table-cell>
          <table:table-cell office:value-type="float" office:value="149.586548268719" calcext:value-type="float">
            <text:p>149.586548268719</text:p>
          </table:table-cell>
          <table:table-cell office:value-type="float" office:value="713.99209736278" calcext:value-type="float">
            <text:p>713.99209736278</text:p>
          </table:table-cell>
          <table:table-cell office:value-type="float" office:value="-140" calcext:value-type="float">
            <text:p>-140</text:p>
          </table:table-cell>
          <table:table-cell office:value-type="float" office:value="42" calcext:value-type="float">
            <text:p>42</text:p>
          </table:table-cell>
          <table:table-cell office:value-type="float" office:value="261077" calcext:value-type="float">
            <text:p>261077</text:p>
          </table:table-cell>
          <table:table-cell office:value-type="float" office:value="0.00677249153438558" calcext:value-type="float">
            <text:p>0.006772491534386</text:p>
          </table:table-cell>
          <table:table-cell office:value-type="float" office:value="0.0469999412500734" calcext:value-type="float">
            <text:p>0.046999941250073</text:p>
          </table:table-cell>
          <table:table-cell office:value-type="float" office:value="0.969890037637453" calcext:value-type="float">
            <text:p>0.969890037637453</text:p>
          </table:table-cell>
          <table:table-cell office:value-type="float" office:value="0.955123806095242" calcext:value-type="float">
            <text:p>0.955123806095242</text:p>
          </table:table-cell>
          <table:table-cell office:value-type="float" office:value="14.3727131844128" calcext:value-type="float">
            <text:p>14.3727131844128</text:p>
          </table:table-cell>
          <table:table-cell office:value-type="float" office:value="13.1689313622654" calcext:value-type="float">
            <text:p>13.1689313622654</text:p>
          </table:table-cell>
          <table:table-cell office:value-type="float" office:value="13.8145465976223" calcext:value-type="float">
            <text:p>13.8145465976223</text:p>
          </table:table-cell>
          <table:table-cell office:value-type="float" office:value="14.337609861215" calcext:value-type="float">
            <text:p>14.337609861215</text:p>
          </table:table-cell>
          <table:table-cell office:value-type="float" office:value="13.1680019410019" calcext:value-type="float">
            <text:p>13.1680019410019</text:p>
          </table:table-cell>
          <table:table-cell office:value-type="float" office:value="13.8143319968864" calcext:value-type="float">
            <text:p>13.8143319968864</text:p>
          </table:table-cell>
          <table:table-cell office:value-type="float" office:value="-1.2267783141994" calcext:value-type="float">
            <text:p>-1.2267783141994</text:p>
          </table:table-cell>
          <table:table-cell office:value-type="float" office:value="-1.1234738756916" calcext:value-type="float">
            <text:p>-1.1234738756916</text:p>
          </table:table-cell>
          <table:table-cell office:value-type="float" office:value="-1.15915824144074" calcext:value-type="float">
            <text:p>-1.15915824144074</text:p>
          </table:table-cell>
          <table:table-cell office:value-type="float" office:value="0.0111891158320446" calcext:value-type="float">
            <text:p>0.011189115832045</text:p>
          </table:table-cell>
          <table:table-cell office:value-type="float" office:value="0.0148597316232838" calcext:value-type="float">
            <text:p>0.014859731623284</text:p>
          </table:table-cell>
          <table:table-cell office:value-type="float" office:value="0.0146358642328925" calcext:value-type="float">
            <text:p>0.014635864232893</text:p>
          </table:table-cell>
          <table:table-cell office:value-type="float" office:value="0.995815841507589" calcext:value-type="float">
            <text:p>0.995815841507589</text:p>
          </table:table-cell>
          <table:table-cell office:value-type="float" office:value="0.995474076381901" calcext:value-type="float">
            <text:p>0.995474076381901</text:p>
          </table:table-cell>
          <table:table-cell office:value-type="float" office:value="0.995003831929636" calcext:value-type="float">
            <text:p>0.995003831929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00.csv</text:p>
          </table:table-cell>
          <table:table-cell office:value-type="float" office:value="-1.44104444869444" calcext:value-type="float">
            <text:p>-1.44104</text:p>
          </table:table-cell>
          <table:table-cell office:value-type="float" office:value="3.29230213462233" calcext:value-type="float">
            <text:p>3.29230</text:p>
          </table:table-cell>
          <table:table-cell office:value-type="float" office:value="714.566363042046" calcext:value-type="float">
            <text:p>714.56636</text:p>
          </table:table-cell>
          <table:table-cell table:number-columns-repeated="2" office:value-type="float" office:value="4.25127494504021" calcext:value-type="float">
            <text:p>4.25127</text:p>
          </table:table-cell>
          <table:table-cell office:value-type="float" office:value="781.57103233785" calcext:value-type="float">
            <text:p>781.57103</text:p>
          </table:table-cell>
          <table:table-cell office:value-type="float" office:value="3.99959117350931" calcext:value-type="float">
            <text:p>3.99959</text:p>
          </table:table-cell>
          <table:table-cell office:value-type="float" office:value="2.68962549673517" calcext:value-type="float">
            <text:p>2.68963</text:p>
          </table:table-cell>
          <table:table-cell office:value-type="float" office:value="316.619947884707" calcext:value-type="float">
            <text:p>316.619947884707</text:p>
          </table:table-cell>
          <table:table-cell office:value-type="float" office:value="3140.06669332789" calcext:value-type="float">
            <text:p>3140.06669332789</text:p>
          </table:table-cell>
          <table:table-cell office:value-type="float" office:value="15034.01853983" calcext:value-type="float">
            <text:p>15034.01853983</text:p>
          </table:table-cell>
          <table:table-cell office:value-type="float" office:value="619893.131251096" calcext:value-type="float">
            <text:p>619893.131251096</text:p>
          </table:table-cell>
          <table:table-cell office:value-type="float" office:value="14.0304030502793" calcext:value-type="float">
            <text:p>14.0304030502793</text:p>
          </table:table-cell>
          <table:table-cell office:value-type="float" office:value="46.1314260188564" calcext:value-type="float">
            <text:p>46.1314260188564</text:p>
          </table:table-cell>
          <table:table-cell office:value-type="float" office:value="738.688906299788" calcext:value-type="float">
            <text:p>738.688906299788</text:p>
          </table:table-cell>
          <table:table-cell office:value-type="float" office:value="-19" calcext:value-type="float">
            <text:p>-19</text:p>
          </table:table-cell>
          <table:table-cell office:value-type="float" office:value="225" calcext:value-type="float">
            <text:p>225</text:p>
          </table:table-cell>
          <table:table-cell office:value-type="float" office:value="266414" calcext:value-type="float">
            <text:p>266414</text:p>
          </table:table-cell>
          <table:table-cell office:value-type="float" office:value="0.00120624849218938" calcext:value-type="float">
            <text:p>0.001206248492189</text:p>
          </table:table-cell>
          <table:table-cell office:value-type="float" office:value="0.00774999031251211" calcext:value-type="float">
            <text:p>0.007749990312512</text:p>
          </table:table-cell>
          <table:table-cell office:value-type="float" office:value="12.6185954767557" calcext:value-type="float">
            <text:p>12.6185954767557</text:p>
          </table:table-cell>
          <table:table-cell office:value-type="float" office:value="23.6838453951933" calcext:value-type="float">
            <text:p>23.6838453951933</text:p>
          </table:table-cell>
          <table:table-cell office:value-type="float" office:value="15.4817350980066" calcext:value-type="float">
            <text:p>15.4817350980066</text:p>
          </table:table-cell>
          <table:table-cell office:value-type="float" office:value="15.0437234705368" calcext:value-type="float">
            <text:p>15.0437234705368</text:p>
          </table:table-cell>
          <table:table-cell office:value-type="float" office:value="15.7660592901086" calcext:value-type="float">
            <text:p>15.7660592901086</text:p>
          </table:table-cell>
          <table:table-cell office:value-type="float" office:value="15.4226056927076" calcext:value-type="float">
            <text:p>15.4226056927076</text:p>
          </table:table-cell>
          <table:table-cell office:value-type="float" office:value="15.0278776990128" calcext:value-type="float">
            <text:p>15.0278776990128</text:p>
          </table:table-cell>
          <table:table-cell office:value-type="float" office:value="15.7467754985036" calcext:value-type="float">
            <text:p>15.7467754985036</text:p>
          </table:table-cell>
          <table:table-cell office:value-type="float" office:value="-1.2783427190111" calcext:value-type="float">
            <text:p>-1.2783427190111</text:p>
          </table:table-cell>
          <table:table-cell office:value-type="float" office:value="-1.25947179270857" calcext:value-type="float">
            <text:p>-1.25947179270857</text:p>
          </table:table-cell>
          <table:table-cell office:value-type="float" office:value="-1.30512350199127" calcext:value-type="float">
            <text:p>-1.30512350199127</text:p>
          </table:table-cell>
          <table:table-cell office:value-type="float" office:value="0.00874531093322906" calcext:value-type="float">
            <text:p>0.008745310933229</text:p>
          </table:table-cell>
          <table:table-cell office:value-type="float" office:value="0.00687648311706362" calcext:value-type="float">
            <text:p>0.006876483117064</text:p>
          </table:table-cell>
          <table:table-cell office:value-type="float" office:value="0.00582843689989588" calcext:value-type="float">
            <text:p>0.005828436899896</text:p>
          </table:table-cell>
          <table:table-cell office:value-type="float" office:value="0.9827154263223" calcext:value-type="float">
            <text:p>0.9827154263223</text:p>
          </table:table-cell>
          <table:table-cell office:value-type="float" office:value="0.984918233668752" calcext:value-type="float">
            <text:p>0.984918233668752</text:p>
          </table:table-cell>
          <table:table-cell office:value-type="float" office:value="0.986287956405066" calcext:value-type="float">
            <text:p>0.986287956405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1.csv</text:p>
          </table:table-cell>
          <table:table-cell office:value-type="float" office:value="-1.44299069626163" calcext:value-type="float">
            <text:p>-1.44299</text:p>
          </table:table-cell>
          <table:table-cell office:value-type="float" office:value="3.55660805423993" calcext:value-type="float">
            <text:p>3.55661</text:p>
          </table:table-cell>
          <table:table-cell office:value-type="float" office:value="726.076899903875" calcext:value-type="float">
            <text:p>726.07690</text:p>
          </table:table-cell>
          <table:table-cell table:number-columns-repeated="2" office:value-type="float" office:value="5.00905566316663" calcext:value-type="float">
            <text:p>5.00906</text:p>
          </table:table-cell>
          <table:table-cell office:value-type="float" office:value="986.495654981766" calcext:value-type="float">
            <text:p>986.49565</text:p>
          </table:table-cell>
          <table:table-cell office:value-type="float" office:value="4.79670892250135" calcext:value-type="float">
            <text:p>4.79671</text:p>
          </table:table-cell>
          <table:table-cell office:value-type="float" office:value="3.52720537893916" calcext:value-type="float">
            <text:p>3.52721</text:p>
          </table:table-cell>
          <table:table-cell office:value-type="float" office:value="667.821842053613" calcext:value-type="float">
            <text:p>667.821842053613</text:p>
          </table:table-cell>
          <table:table-cell office:value-type="float" office:value="1636.07531968235" calcext:value-type="float">
            <text:p>1636.07531968235</text:p>
          </table:table-cell>
          <table:table-cell office:value-type="float" office:value="5451.01655019669" calcext:value-type="float">
            <text:p>5451.01655019669</text:p>
          </table:table-cell>
          <table:table-cell office:value-type="float" office:value="35363.173019508" calcext:value-type="float">
            <text:p>35363.173019508</text:p>
          </table:table-cell>
          <table:table-cell office:value-type="float" office:value="8.55448952677917" calcext:value-type="float">
            <text:p>8.55448952677917</text:p>
          </table:table-cell>
          <table:table-cell office:value-type="float" office:value="27.6395420715446" calcext:value-type="float">
            <text:p>27.6395420715446</text:p>
          </table:table-cell>
          <table:table-cell office:value-type="float" office:value="113.996332641843" calcext:value-type="float">
            <text:p>113.996332641843</text:p>
          </table:table-cell>
          <table:table-cell office:value-type="float" office:value="-158" calcext:value-type="float">
            <text:p>-158</text:p>
          </table:table-cell>
          <table:table-cell office:value-type="float" office:value="10" calcext:value-type="float">
            <text:p>10</text:p>
          </table:table-cell>
          <table:table-cell office:value-type="float" office:value="271805" calcext:value-type="float">
            <text:p>271805</text:p>
          </table:table-cell>
          <table:table-cell office:value-type="float" office:value="0.0638236702204122" calcext:value-type="float">
            <text:p>0.063823670220412</text:p>
          </table:table-cell>
          <table:table-cell office:value-type="float" office:value="0.395499505625618" calcext:value-type="float">
            <text:p>0.395499505625618</text:p>
          </table:table-cell>
          <table:table-cell office:value-type="float" office:value="33.6884353894558" calcext:value-type="float">
            <text:p>33.6884353894558</text:p>
          </table:table-cell>
          <table:table-cell office:value-type="float" office:value="21.8747226565967" calcext:value-type="float">
            <text:p>21.8747226565967</text:p>
          </table:table-cell>
          <table:table-cell office:value-type="float" office:value="15.7996531754244" calcext:value-type="float">
            <text:p>15.7996531754244</text:p>
          </table:table-cell>
          <table:table-cell office:value-type="float" office:value="14.9606671048804" calcext:value-type="float">
            <text:p>14.9606671048804</text:p>
          </table:table-cell>
          <table:table-cell office:value-type="float" office:value="15.8942221960411" calcext:value-type="float">
            <text:p>15.8942221960411</text:p>
          </table:table-cell>
          <table:table-cell office:value-type="float" office:value="15.7426796941035" calcext:value-type="float">
            <text:p>15.7426796941035</text:p>
          </table:table-cell>
          <table:table-cell office:value-type="float" office:value="14.9441687000766" calcext:value-type="float">
            <text:p>14.9441687000766</text:p>
          </table:table-cell>
          <table:table-cell office:value-type="float" office:value="15.8738310842038" calcext:value-type="float">
            <text:p>15.8738310842038</text:p>
          </table:table-cell>
          <table:table-cell office:value-type="float" office:value="0.0535806999490531" calcext:value-type="float">
            <text:p>0.053580699949053</text:p>
          </table:table-cell>
          <table:table-cell office:value-type="float" office:value="-1.11858236817795" calcext:value-type="float">
            <text:p>-1.11858236817795</text:p>
          </table:table-cell>
          <table:table-cell office:value-type="float" office:value="-0.0072165955363297" calcext:value-type="float">
            <text:p>-0.00721659553633</text:p>
          </table:table-cell>
          <table:table-cell office:value-type="float" office:value="0.00890214708721365" calcext:value-type="float">
            <text:p>0.008902147087214</text:p>
          </table:table-cell>
          <table:table-cell office:value-type="float" office:value="0.0146672327879347" calcext:value-type="float">
            <text:p>0.014667232787935</text:p>
          </table:table-cell>
          <table:table-cell office:value-type="float" office:value="0.0104455783428245" calcext:value-type="float">
            <text:p>0.010445578342825</text:p>
          </table:table-cell>
          <table:table-cell office:value-type="float" office:value="0.956229241104991" calcext:value-type="float">
            <text:p>0.956229241104991</text:p>
          </table:table-cell>
          <table:table-cell office:value-type="float" office:value="0.965914574752959" calcext:value-type="float">
            <text:p>0.965914574752959</text:p>
          </table:table-cell>
          <table:table-cell office:value-type="float" office:value="0.943797758261384" calcext:value-type="float">
            <text:p>0.94379775826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2.csv</text:p>
          </table:table-cell>
          <table:table-cell office:value-type="float" office:value="-2.92533759332801" calcext:value-type="float">
            <text:p>-2.92534</text:p>
          </table:table-cell>
          <table:table-cell office:value-type="float" office:value="3.22903971370036" calcext:value-type="float">
            <text:p>3.22904</text:p>
          </table:table-cell>
          <table:table-cell office:value-type="float" office:value="523.455681930398" calcext:value-type="float">
            <text:p>523.45568</text:p>
          </table:table-cell>
          <table:table-cell table:number-columns-repeated="2" office:value-type="float" office:value="4.0128183514347" calcext:value-type="float">
            <text:p>4.01282</text:p>
          </table:table-cell>
          <table:table-cell office:value-type="float" office:value="617.264819349385" calcext:value-type="float">
            <text:p>617.26482</text:p>
          </table:table-cell>
          <table:table-cell office:value-type="float" office:value="2.74683655987629" calcext:value-type="float">
            <text:p>2.74684</text:p>
          </table:table-cell>
          <table:table-cell office:value-type="float" office:value="2.38243859290371" calcext:value-type="float">
            <text:p>2.38244</text:p>
          </table:table-cell>
          <table:table-cell office:value-type="float" office:value="327.123839334908" calcext:value-type="float">
            <text:p>327.123839334908</text:p>
          </table:table-cell>
          <table:table-cell office:value-type="float" office:value="15399.6233305679" calcext:value-type="float">
            <text:p>15399.6233305679</text:p>
          </table:table-cell>
          <table:table-cell office:value-type="float" office:value="26483.4805949134" calcext:value-type="float">
            <text:p>26483.4805949134</text:p>
          </table:table-cell>
          <table:table-cell office:value-type="float" office:value="640121.686710496" calcext:value-type="float">
            <text:p>640121.686710496</text:p>
          </table:table-cell>
          <table:table-cell office:value-type="float" office:value="46.2742575154006" calcext:value-type="float">
            <text:p>46.2742575154006</text:p>
          </table:table-cell>
          <table:table-cell office:value-type="float" office:value="70.4656139697508" calcext:value-type="float">
            <text:p>70.4656139697508</text:p>
          </table:table-cell>
          <table:table-cell office:value-type="float" office:value="756.767774648536" calcext:value-type="float">
            <text:p>756.767774648536</text:p>
          </table:table-cell>
          <table:table-cell office:value-type="float" office:value="-114" calcext:value-type="float">
            <text:p>-114</text:p>
          </table:table-cell>
          <table:table-cell office:value-type="float" office:value="90" calcext:value-type="float">
            <text:p>90</text:p>
          </table:table-cell>
          <table:table-cell office:value-type="float" office:value="277250" calcext:value-type="float">
            <text:p>277250</text:p>
          </table:table-cell>
          <table:table-cell office:value-type="float" office:value="0.0028137464828169" calcext:value-type="float">
            <text:p>0.002813746482817</text:p>
          </table:table-cell>
          <table:table-cell office:value-type="float" office:value="0.0177499778125277" calcext:value-type="float">
            <text:p>0.017749977812528</text:p>
          </table:table-cell>
          <table:table-cell office:value-type="float" office:value="0.787849015188731" calcext:value-type="float">
            <text:p>0.787849015188731</text:p>
          </table:table-cell>
          <table:table-cell office:value-type="float" office:value="1.17362353297058" calcext:value-type="float">
            <text:p>1.17362353297058</text:p>
          </table:table-cell>
          <table:table-cell office:value-type="float" office:value="13.5477671341999" calcext:value-type="float">
            <text:p>13.5477671341999</text:p>
          </table:table-cell>
          <table:table-cell office:value-type="float" office:value="12.4924250517722" calcext:value-type="float">
            <text:p>12.4924250517722</text:p>
          </table:table-cell>
          <table:table-cell office:value-type="float" office:value="13.5592405367611" calcext:value-type="float">
            <text:p>13.5592405367611</text:p>
          </table:table-cell>
          <table:table-cell office:value-type="float" office:value="13.5477671337833" calcext:value-type="float">
            <text:p>13.5477671337833</text:p>
          </table:table-cell>
          <table:table-cell office:value-type="float" office:value="12.4047117611609" calcext:value-type="float">
            <text:p>12.4047117611609</text:p>
          </table:table-cell>
          <table:table-cell office:value-type="float" office:value="13.4817604600195" calcext:value-type="float">
            <text:p>13.4817604600195</text:p>
          </table:table-cell>
          <table:table-cell office:value-type="float" office:value="-1.13698678671525" calcext:value-type="float">
            <text:p>-1.13698678671525</text:p>
          </table:table-cell>
          <table:table-cell office:value-type="float" office:value="-0.97661024748699" calcext:value-type="float">
            <text:p>-0.97661024748699</text:p>
          </table:table-cell>
          <table:table-cell office:value-type="float" office:value="-1.09906147585886" calcext:value-type="float">
            <text:p>-1.09906147585886</text:p>
          </table:table-cell>
          <table:table-cell office:value-type="float" office:value="0.0135711614361747" calcext:value-type="float">
            <text:p>0.013571161436175</text:p>
          </table:table-cell>
          <table:table-cell office:value-type="float" office:value="0.0191616632814095" calcext:value-type="float">
            <text:p>0.01916166328141</text:p>
          </table:table-cell>
          <table:table-cell office:value-type="float" office:value="0.0139085346265853" calcext:value-type="float">
            <text:p>0.013908534626585</text:p>
          </table:table-cell>
          <table:table-cell office:value-type="float" office:value="-0.531025842698108" calcext:value-type="float">
            <text:p>-0.531025842698108</text:p>
          </table:table-cell>
          <table:table-cell office:value-type="float" office:value="-0.489488825292413" calcext:value-type="float">
            <text:p>-0.489488825292413</text:p>
          </table:table-cell>
          <table:table-cell office:value-type="float" office:value="-0.469581412791493" calcext:value-type="float">
            <text:p>-0.46958141279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3.csv</text:p>
          </table:table-cell>
          <table:table-cell office:value-type="float" office:value="-1.43512945608818" calcext:value-type="float">
            <text:p>-1.43513</text:p>
          </table:table-cell>
          <table:table-cell office:value-type="float" office:value="3.50586186767267" calcext:value-type="float">
            <text:p>3.50586</text:p>
          </table:table-cell>
          <table:table-cell office:value-type="float" office:value="746.12273609658" calcext:value-type="float">
            <text:p>746.12274</text:p>
          </table:table-cell>
          <table:table-cell table:number-columns-repeated="2" office:value-type="float" office:value="4.83712073477898" calcext:value-type="float">
            <text:p>4.83712</text:p>
          </table:table-cell>
          <table:table-cell office:value-type="float" office:value="959.958405891148" calcext:value-type="float">
            <text:p>959.95841</text:p>
          </table:table-cell>
          <table:table-cell office:value-type="float" office:value="4.61932250953501" calcext:value-type="float">
            <text:p>4.61932</text:p>
          </table:table-cell>
          <table:table-cell office:value-type="float" office:value="3.33266703521781" calcext:value-type="float">
            <text:p>3.33267</text:p>
          </table:table-cell>
          <table:table-cell office:value-type="float" office:value="604.0041421388" calcext:value-type="float">
            <text:p>604.0041421388</text:p>
          </table:table-cell>
          <table:table-cell office:value-type="float" office:value="2037.10524393378" calcext:value-type="float">
            <text:p>2037.10524393378</text:p>
          </table:table-cell>
          <table:table-cell office:value-type="float" office:value="7340.60784710581" calcext:value-type="float">
            <text:p>7340.60784710581</text:p>
          </table:table-cell>
          <table:table-cell office:value-type="float" office:value="60946.2246966095" calcext:value-type="float">
            <text:p>60946.2246966095</text:p>
          </table:table-cell>
          <table:table-cell office:value-type="float" office:value="9.87490262265849" calcext:value-type="float">
            <text:p>9.87490262265849</text:p>
          </table:table-cell>
          <table:table-cell office:value-type="float" office:value="32.1913348595668" calcext:value-type="float">
            <text:p>32.1913348595668</text:p>
          </table:table-cell>
          <table:table-cell office:value-type="float" office:value="157.476937104435" calcext:value-type="float">
            <text:p>157.476937104435</text:p>
          </table:table-cell>
          <table:table-cell office:value-type="float" office:value="-179" calcext:value-type="float">
            <text:p>-179</text:p>
          </table:table-cell>
          <table:table-cell office:value-type="float" office:value="9" calcext:value-type="float">
            <text:p>9</text:p>
          </table:table-cell>
          <table:table-cell office:value-type="float" office:value="282749" calcext:value-type="float">
            <text:p>282749</text:p>
          </table:table-cell>
          <table:table-cell office:value-type="float" office:value="0.0453774432781959" calcext:value-type="float">
            <text:p>0.045377443278196</text:p>
          </table:table-cell>
          <table:table-cell office:value-type="float" office:value="0.298124627344216" calcext:value-type="float">
            <text:p>0.298124627344216</text:p>
          </table:table-cell>
          <table:table-cell office:value-type="float" office:value="34.0324437094454" calcext:value-type="float">
            <text:p>34.0324437094454</text:p>
          </table:table-cell>
          <table:table-cell office:value-type="float" office:value="29.7460878173902" calcext:value-type="float">
            <text:p>29.7460878173902</text:p>
          </table:table-cell>
          <table:table-cell office:value-type="float" office:value="15.9451753185479" calcext:value-type="float">
            <text:p>15.9451753185479</text:p>
          </table:table-cell>
          <table:table-cell office:value-type="float" office:value="15.2325169854832" calcext:value-type="float">
            <text:p>15.2325169854832</text:p>
          </table:table-cell>
          <table:table-cell office:value-type="float" office:value="16.1196943657229" calcext:value-type="float">
            <text:p>16.1196943657229</text:p>
          </table:table-cell>
          <table:table-cell office:value-type="float" office:value="15.88640132931" calcext:value-type="float">
            <text:p>15.88640132931</text:p>
          </table:table-cell>
          <table:table-cell office:value-type="float" office:value="15.2154059417099" calcext:value-type="float">
            <text:p>15.2154059417099</text:p>
          </table:table-cell>
          <table:table-cell office:value-type="float" office:value="16.1003669500343" calcext:value-type="float">
            <text:p>16.1003669500343</text:p>
          </table:table-cell>
          <table:table-cell office:value-type="float" office:value="-0.364170099205455" calcext:value-type="float">
            <text:p>-0.364170099205455</text:p>
          </table:table-cell>
          <table:table-cell office:value-type="float" office:value="-1.17205408189138" calcext:value-type="float">
            <text:p>-1.17205408189138</text:p>
          </table:table-cell>
          <table:table-cell office:value-type="float" office:value="-0.338977941003187" calcext:value-type="float">
            <text:p>-0.338977941003187</text:p>
          </table:table-cell>
          <table:table-cell office:value-type="float" office:value="0.00697089082358594" calcext:value-type="float">
            <text:p>0.006970890823586</text:p>
          </table:table-cell>
          <table:table-cell office:value-type="float" office:value="0.00934411069772956" calcext:value-type="float">
            <text:p>0.00934411069773</text:p>
          </table:table-cell>
          <table:table-cell office:value-type="float" office:value="0.0112556204265687" calcext:value-type="float">
            <text:p>0.011255620426569</text:p>
          </table:table-cell>
          <table:table-cell office:value-type="float" office:value="0.964921571712165" calcext:value-type="float">
            <text:p>0.964921571712165</text:p>
          </table:table-cell>
          <table:table-cell office:value-type="float" office:value="0.971164362075894" calcext:value-type="float">
            <text:p>0.971164362075894</text:p>
          </table:table-cell>
          <table:table-cell office:value-type="float" office:value="0.958665559297727" calcext:value-type="float">
            <text:p>0.958665559297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4.csv</text:p>
          </table:table-cell>
          <table:table-cell office:value-type="float" office:value="-1.44895693880383" calcext:value-type="float">
            <text:p>-1.44896</text:p>
          </table:table-cell>
          <table:table-cell office:value-type="float" office:value="3.92273884657644" calcext:value-type="float">
            <text:p>3.92274</text:p>
          </table:table-cell>
          <table:table-cell office:value-type="float" office:value="699.606794241507" calcext:value-type="float">
            <text:p>699.60679</text:p>
          </table:table-cell>
          <table:table-cell table:number-columns-repeated="2" office:value-type="float" office:value="5.47008398909253" calcext:value-type="float">
            <text:p>5.47008</text:p>
          </table:table-cell>
          <table:table-cell office:value-type="float" office:value="933.859546524093" calcext:value-type="float">
            <text:p>933.85955</text:p>
          </table:table-cell>
          <table:table-cell office:value-type="float" office:value="5.27468886639001" calcext:value-type="float">
            <text:p>5.27469</text:p>
          </table:table-cell>
          <table:table-cell office:value-type="float" office:value="3.81234032967763" calcext:value-type="float">
            <text:p>3.81234</text:p>
          </table:table-cell>
          <table:table-cell office:value-type="float" office:value="618.582238740578" calcext:value-type="float">
            <text:p>618.582238740578</text:p>
          </table:table-cell>
          <table:table-cell office:value-type="float" office:value="1324.2164619429" calcext:value-type="float">
            <text:p>1324.2164619429</text:p>
          </table:table-cell>
          <table:table-cell office:value-type="float" office:value="4719.74019937602" calcext:value-type="float">
            <text:p>4719.74019937602</text:p>
          </table:table-cell>
          <table:table-cell office:value-type="float" office:value="59744.9061798435" calcext:value-type="float">
            <text:p>59744.9061798435</text:p>
          </table:table-cell>
          <table:table-cell office:value-type="float" office:value="5.45466980044253" calcext:value-type="float">
            <text:p>5.45466980044253</text:p>
          </table:table-cell>
          <table:table-cell office:value-type="float" office:value="27.4925040457768" calcext:value-type="float">
            <text:p>27.4925040457768</text:p>
          </table:table-cell>
          <table:table-cell office:value-type="float" office:value="154.087454321891" calcext:value-type="float">
            <text:p>154.087454321891</text:p>
          </table:table-cell>
          <table:table-cell office:value-type="float" office:value="-267" calcext:value-type="float">
            <text:p>-267</text:p>
          </table:table-cell>
          <table:table-cell office:value-type="float" office:value="14" calcext:value-type="float">
            <text:p>14</text:p>
          </table:table-cell>
          <table:table-cell office:value-type="float" office:value="288302" calcext:value-type="float">
            <text:p>288302</text:p>
          </table:table-cell>
          <table:table-cell office:value-type="float" office:value="0.0622124222344722" calcext:value-type="float">
            <text:p>0.062212422234472</text:p>
          </table:table-cell>
          <table:table-cell office:value-type="float" office:value="0.42874946406317" calcext:value-type="float">
            <text:p>0.42874946406317</text:p>
          </table:table-cell>
          <table:table-cell office:value-type="float" office:value="25.7935177581028" calcext:value-type="float">
            <text:p>25.7935177581028</text:p>
          </table:table-cell>
          <table:table-cell office:value-type="float" office:value="14.4403569495538" calcext:value-type="float">
            <text:p>14.4403569495538</text:p>
          </table:table-cell>
          <table:table-cell office:value-type="float" office:value="15.42922089491" calcext:value-type="float">
            <text:p>15.42922089491</text:p>
          </table:table-cell>
          <table:table-cell office:value-type="float" office:value="14.5489023782483" calcext:value-type="float">
            <text:p>14.5489023782483</text:p>
          </table:table-cell>
          <table:table-cell office:value-type="float" office:value="15.8074468655055" calcext:value-type="float">
            <text:p>15.8074468655055</text:p>
          </table:table-cell>
          <table:table-cell office:value-type="float" office:value="15.3701834024508" calcext:value-type="float">
            <text:p>15.3701834024508</text:p>
          </table:table-cell>
          <table:table-cell office:value-type="float" office:value="14.5320461607334" calcext:value-type="float">
            <text:p>14.5320461607334</text:p>
          </table:table-cell>
          <table:table-cell office:value-type="float" office:value="15.7871575526034" calcext:value-type="float">
            <text:p>15.7871575526034</text:p>
          </table:table-cell>
          <table:table-cell office:value-type="float" office:value="0.0307971174291941" calcext:value-type="float">
            <text:p>0.030797117429194</text:p>
          </table:table-cell>
          <table:table-cell office:value-type="float" office:value="-1.11192727472408" calcext:value-type="float">
            <text:p>-1.11192727472408</text:p>
          </table:table-cell>
          <table:table-cell office:value-type="float" office:value="-0.243704428446363" calcext:value-type="float">
            <text:p>-0.243704428446363</text:p>
          </table:table-cell>
          <table:table-cell office:value-type="float" office:value="0.0439787316867404" calcext:value-type="float">
            <text:p>0.04397873168674</text:p>
          </table:table-cell>
          <table:table-cell office:value-type="float" office:value="0.00507563432754324" calcext:value-type="float">
            <text:p>0.005075634327543</text:p>
          </table:table-cell>
          <table:table-cell office:value-type="float" office:value="0.00697024799732949" calcext:value-type="float">
            <text:p>0.006970247997329</text:p>
          </table:table-cell>
          <table:table-cell office:value-type="float" office:value="0.956724248180729" calcext:value-type="float">
            <text:p>0.956724248180729</text:p>
          </table:table-cell>
          <table:table-cell office:value-type="float" office:value="0.962559783497235" calcext:value-type="float">
            <text:p>0.962559783497235</text:p>
          </table:table-cell>
          <table:table-cell office:value-type="float" office:value="0.945308326269259" calcext:value-type="float">
            <text:p>0.94530832626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5.csv</text:p>
          </table:table-cell>
          <table:table-cell office:value-type="float" office:value="-1.42765571543036" calcext:value-type="float">
            <text:p>-1.42766</text:p>
          </table:table-cell>
          <table:table-cell office:value-type="float" office:value="3.27962090047387" calcext:value-type="float">
            <text:p>3.27962</text:p>
          </table:table-cell>
          <table:table-cell office:value-type="float" office:value="702.380027024966" calcext:value-type="float">
            <text:p>702.38003</text:p>
          </table:table-cell>
          <table:table-cell table:number-columns-repeated="2" office:value-type="float" office:value="4.51185766108878" calcext:value-type="float">
            <text:p>4.51186</text:p>
          </table:table-cell>
          <table:table-cell office:value-type="float" office:value="909.266704920825" calcext:value-type="float">
            <text:p>909.26670</text:p>
          </table:table-cell>
          <table:table-cell office:value-type="float" office:value="4.28003022327233" calcext:value-type="float">
            <text:p>4.28003</text:p>
          </table:table-cell>
          <table:table-cell office:value-type="float" office:value="3.09853938220906" calcext:value-type="float">
            <text:p>3.09854</text:p>
          </table:table-cell>
          <table:table-cell office:value-type="float" office:value="577.432453464457" calcext:value-type="float">
            <text:p>577.432453464457</text:p>
          </table:table-cell>
          <table:table-cell office:value-type="float" office:value="2974.41586280987" calcext:value-type="float">
            <text:p>2974.41586280987</text:p>
          </table:table-cell>
          <table:table-cell office:value-type="float" office:value="10592.3054480638" calcext:value-type="float">
            <text:p>10592.3054480638</text:p>
          </table:table-cell>
          <table:table-cell office:value-type="float" office:value="84703.9786153033" calcext:value-type="float">
            <text:p>84703.9786153033</text:p>
          </table:table-cell>
          <table:table-cell office:value-type="float" office:value="13.7754046766694" calcext:value-type="float">
            <text:p>13.7754046766694</text:p>
          </table:table-cell>
          <table:table-cell office:value-type="float" office:value="40.5123806810569" calcext:value-type="float">
            <text:p>40.5123806810569</text:p>
          </table:table-cell>
          <table:table-cell office:value-type="float" office:value="193.161203124904" calcext:value-type="float">
            <text:p>193.161203124904</text:p>
          </table:table-cell>
          <table:table-cell office:value-type="float" office:value="-154" calcext:value-type="float">
            <text:p>-154</text:p>
          </table:table-cell>
          <table:table-cell office:value-type="float" office:value="2" calcext:value-type="float">
            <text:p>2</text:p>
          </table:table-cell>
          <table:table-cell office:value-type="float" office:value="293909" calcext:value-type="float">
            <text:p>293909</text:p>
          </table:table-cell>
          <table:table-cell office:value-type="float" office:value="0.0342862071422411" calcext:value-type="float">
            <text:p>0.034286207142241</text:p>
          </table:table-cell>
          <table:table-cell office:value-type="float" office:value="0.223499720625349" calcext:value-type="float">
            <text:p>0.223499720625349</text:p>
          </table:table-cell>
          <table:table-cell office:value-type="float" office:value="28.0154237307203" calcext:value-type="float">
            <text:p>28.0154237307203</text:p>
          </table:table-cell>
          <table:table-cell office:value-type="float" office:value="22.0285974642532" calcext:value-type="float">
            <text:p>22.0285974642532</text:p>
          </table:table-cell>
          <table:table-cell office:value-type="float" office:value="15.3747116484441" calcext:value-type="float">
            <text:p>15.3747116484441</text:p>
          </table:table-cell>
          <table:table-cell office:value-type="float" office:value="14.8601446904169" calcext:value-type="float">
            <text:p>14.8601446904169</text:p>
          </table:table-cell>
          <table:table-cell office:value-type="float" office:value="15.6580448502372" calcext:value-type="float">
            <text:p>15.6580448502372</text:p>
          </table:table-cell>
          <table:table-cell office:value-type="float" office:value="15.315656148421" calcext:value-type="float">
            <text:p>15.315656148421</text:p>
          </table:table-cell>
          <table:table-cell office:value-type="float" office:value="14.8418362780832" calcext:value-type="float">
            <text:p>14.8418362780832</text:p>
          </table:table-cell>
          <table:table-cell office:value-type="float" office:value="15.6366208690994" calcext:value-type="float">
            <text:p>15.6366208690994</text:p>
          </table:table-cell>
          <table:table-cell office:value-type="float" office:value="-0.3426993599861" calcext:value-type="float">
            <text:p>-0.3426993599861</text:p>
          </table:table-cell>
          <table:table-cell office:value-type="float" office:value="-1.12621982217983" calcext:value-type="float">
            <text:p>-1.12621982217983</text:p>
          </table:table-cell>
          <table:table-cell office:value-type="float" office:value="-0.373722979830619" calcext:value-type="float">
            <text:p>-0.373722979830619</text:p>
          </table:table-cell>
          <table:table-cell office:value-type="float" office:value="0.0100108769272844" calcext:value-type="float">
            <text:p>0.010010876927284</text:p>
          </table:table-cell>
          <table:table-cell office:value-type="float" office:value="0.00753968611443389" calcext:value-type="float">
            <text:p>0.007539686114434</text:p>
          </table:table-cell>
          <table:table-cell office:value-type="float" office:value="0.010799240550158" calcext:value-type="float">
            <text:p>0.010799240550158</text:p>
          </table:table-cell>
          <table:table-cell office:value-type="float" office:value="0.973407798770576" calcext:value-type="float">
            <text:p>0.973407798770576</text:p>
          </table:table-cell>
          <table:table-cell office:value-type="float" office:value="0.979345984210736" calcext:value-type="float">
            <text:p>0.979345984210736</text:p>
          </table:table-cell>
          <table:table-cell office:value-type="float" office:value="0.963964374052572" calcext:value-type="float">
            <text:p>0.96396437405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6.csv</text:p>
          </table:table-cell>
          <table:table-cell office:value-type="float" office:value="-2.22740221574723" calcext:value-type="float">
            <text:p>-2.22740</text:p>
          </table:table-cell>
          <table:table-cell office:value-type="float" office:value="3.3771732785334" calcext:value-type="float">
            <text:p>3.37717</text:p>
          </table:table-cell>
          <table:table-cell office:value-type="float" office:value="640.597479253151" calcext:value-type="float">
            <text:p>640.59748</text:p>
          </table:table-cell>
          <table:table-cell table:number-columns-repeated="2" office:value-type="float" office:value="4.32788332638282" calcext:value-type="float">
            <text:p>4.32788</text:p>
          </table:table-cell>
          <table:table-cell office:value-type="float" office:value="728.384115630774" calcext:value-type="float">
            <text:p>728.38412</text:p>
          </table:table-cell>
          <table:table-cell office:value-type="float" office:value="3.71069447085943" calcext:value-type="float">
            <text:p>3.71069</text:p>
          </table:table-cell>
          <table:table-cell office:value-type="float" office:value="2.7065244749572" calcext:value-type="float">
            <text:p>2.70652</text:p>
          </table:table-cell>
          <table:table-cell office:value-type="float" office:value="346.667404694664" calcext:value-type="float">
            <text:p>346.667404694664</text:p>
          </table:table-cell>
          <table:table-cell office:value-type="float" office:value="5375.34292034085" calcext:value-type="float">
            <text:p>5375.34292034085</text:p>
          </table:table-cell>
          <table:table-cell office:value-type="float" office:value="18549.3648376075" calcext:value-type="float">
            <text:p>18549.3648376075</text:p>
          </table:table-cell>
          <table:table-cell office:value-type="float" office:value="691085.074019103" calcext:value-type="float">
            <text:p>691085.074019103</text:p>
          </table:table-cell>
          <table:table-cell office:value-type="float" office:value="21.0024669968914" calcext:value-type="float">
            <text:p>21.0024669968914</text:p>
          </table:table-cell>
          <table:table-cell office:value-type="float" office:value="53.8471455426842" calcext:value-type="float">
            <text:p>53.8471455426842</text:p>
          </table:table-cell>
          <table:table-cell office:value-type="float" office:value="801.545748707849" calcext:value-type="float">
            <text:p>801.545748707849</text:p>
          </table:table-cell>
          <table:table-cell office:value-type="float" office:value="-73" calcext:value-type="float">
            <text:p>-73</text:p>
          </table:table-cell>
          <table:table-cell office:value-type="float" office:value="62" calcext:value-type="float">
            <text:p>62</text:p>
          </table:table-cell>
          <table:table-cell office:value-type="float" office:value="299570" calcext:value-type="float">
            <text:p>299570</text:p>
          </table:table-cell>
          <table:table-cell office:value-type="float" office:value="0.00215999730000337" calcext:value-type="float">
            <text:p>0.002159997300003</text:p>
          </table:table-cell>
          <table:table-cell office:value-type="float" office:value="0.00924998843751445" calcext:value-type="float">
            <text:p>0.009249988437514</text:p>
          </table:table-cell>
          <table:table-cell office:value-type="float" office:value="1.72659284175895" calcext:value-type="float">
            <text:p>1.72659284175895</text:p>
          </table:table-cell>
          <table:table-cell office:value-type="float" office:value="4.22961971297536" calcext:value-type="float">
            <text:p>4.22961971297536</text:p>
          </table:table-cell>
          <table:table-cell office:value-type="float" office:value="13.9221127246719" calcext:value-type="float">
            <text:p>13.9221127246719</text:p>
          </table:table-cell>
          <table:table-cell office:value-type="float" office:value="15.0759577521421" calcext:value-type="float">
            <text:p>15.0759577521421</text:p>
          </table:table-cell>
          <table:table-cell office:value-type="float" office:value="14.8151191149551" calcext:value-type="float">
            <text:p>14.8151191149551</text:p>
          </table:table-cell>
          <table:table-cell office:value-type="float" office:value="13.8735943436788" calcext:value-type="float">
            <text:p>13.8735943436788</text:p>
          </table:table-cell>
          <table:table-cell office:value-type="float" office:value="14.9508629901783" calcext:value-type="float">
            <text:p>14.9508629901783</text:p>
          </table:table-cell>
          <table:table-cell office:value-type="float" office:value="14.7894354398986" calcext:value-type="float">
            <text:p>14.7894354398986</text:p>
          </table:table-cell>
          <table:table-cell office:value-type="float" office:value="-1.13711228453009" calcext:value-type="float">
            <text:p>-1.13711228453009</text:p>
          </table:table-cell>
          <table:table-cell office:value-type="float" office:value="-1.21205719999368" calcext:value-type="float">
            <text:p>-1.21205719999368</text:p>
          </table:table-cell>
          <table:table-cell office:value-type="float" office:value="-1.22820198101896" calcext:value-type="float">
            <text:p>-1.22820198101896</text:p>
          </table:table-cell>
          <table:table-cell office:value-type="float" office:value="0.0156522953199841" calcext:value-type="float">
            <text:p>0.015652295319984</text:p>
          </table:table-cell>
          <table:table-cell office:value-type="float" office:value="0.0113731031451292" calcext:value-type="float">
            <text:p>0.011373103145129</text:p>
          </table:table-cell>
          <table:table-cell office:value-type="float" office:value="0.0154258913309525" calcext:value-type="float">
            <text:p>0.015425891330953</text:p>
          </table:table-cell>
          <table:table-cell office:value-type="float" office:value="0.995342243918245" calcext:value-type="float">
            <text:p>0.995342243918245</text:p>
          </table:table-cell>
          <table:table-cell office:value-type="float" office:value="0.994724675214705" calcext:value-type="float">
            <text:p>0.994724675214705</text:p>
          </table:table-cell>
          <table:table-cell office:value-type="float" office:value="0.992910323661014" calcext:value-type="float">
            <text:p>0.99291032366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7.csv</text:p>
          </table:table-cell>
          <table:table-cell office:value-type="float" office:value="-2.93944507569366" calcext:value-type="float">
            <text:p>-2.93945</text:p>
          </table:table-cell>
          <table:table-cell office:value-type="float" office:value="3.26262717171604" calcext:value-type="float">
            <text:p>3.26263</text:p>
          </table:table-cell>
          <table:table-cell office:value-type="float" office:value="539.820038974951" calcext:value-type="float">
            <text:p>539.82004</text:p>
          </table:table-cell>
          <table:table-cell table:number-columns-repeated="2" office:value-type="float" office:value="4.05788931181198" calcext:value-type="float">
            <text:p>4.05789</text:p>
          </table:table-cell>
          <table:table-cell office:value-type="float" office:value="645.958031697127" calcext:value-type="float">
            <text:p>645.95803</text:p>
          </table:table-cell>
          <table:table-cell office:value-type="float" office:value="2.79752181651873" calcext:value-type="float">
            <text:p>2.79752</text:p>
          </table:table-cell>
          <table:table-cell office:value-type="float" office:value="2.41282606196513" calcext:value-type="float">
            <text:p>2.41283</text:p>
          </table:table-cell>
          <table:table-cell office:value-type="float" office:value="354.762038886785" calcext:value-type="float">
            <text:p>354.762038886785</text:p>
          </table:table-cell>
          <table:table-cell office:value-type="float" office:value="17329.4845318296" calcext:value-type="float">
            <text:p>17329.4845318296</text:p>
          </table:table-cell>
          <table:table-cell office:value-type="float" office:value="30515.1463574517" calcext:value-type="float">
            <text:p>30515.1463574517</text:p>
          </table:table-cell>
          <table:table-cell office:value-type="float" office:value="680622.673953776" calcext:value-type="float">
            <text:p>680622.673953776</text:p>
          </table:table-cell>
          <table:table-cell office:value-type="float" office:value="50.5280141104079" calcext:value-type="float">
            <text:p>50.5280141104079</text:p>
          </table:table-cell>
          <table:table-cell office:value-type="float" office:value="77.6562262590772" calcext:value-type="float">
            <text:p>77.6562262590772</text:p>
          </table:table-cell>
          <table:table-cell office:value-type="float" office:value="792.350934039531" calcext:value-type="float">
            <text:p>792.350934039531</text:p>
          </table:table-cell>
          <table:table-cell office:value-type="float" office:value="-54" calcext:value-type="float">
            <text:p>-54</text:p>
          </table:table-cell>
          <table:table-cell office:value-type="float" office:value="16" calcext:value-type="float">
            <text:p>16</text:p>
          </table:table-cell>
          <table:table-cell office:value-type="float" office:value="305285" calcext:value-type="float">
            <text:p>305285</text:p>
          </table:table-cell>
          <table:table-cell office:value-type="float" office:value="0.00155749805312743" calcext:value-type="float">
            <text:p>0.001557498053127</text:p>
          </table:table-cell>
          <table:table-cell office:value-type="float" office:value="0.00362499546875566" calcext:value-type="float">
            <text:p>0.003624995468756</text:p>
          </table:table-cell>
          <table:table-cell office:value-type="float" office:value="0.589219263475921" calcext:value-type="float">
            <text:p>0.589219263475921</text:p>
          </table:table-cell>
          <table:table-cell office:value-type="float" office:value="0.824373969532538" calcext:value-type="float">
            <text:p>0.824373969532538</text:p>
          </table:table-cell>
          <table:table-cell office:value-type="float" office:value="13.401320149738" calcext:value-type="float">
            <text:p>13.401320149738</text:p>
          </table:table-cell>
          <table:table-cell office:value-type="float" office:value="12.9825514370904" calcext:value-type="float">
            <text:p>12.9825514370904</text:p>
          </table:table-cell>
          <table:table-cell office:value-type="float" office:value="13.8447829669692" calcext:value-type="float">
            <text:p>13.8447829669692</text:p>
          </table:table-cell>
          <table:table-cell office:value-type="float" office:value="13.4013091264766" calcext:value-type="float">
            <text:p>13.4013091264766</text:p>
          </table:table-cell>
          <table:table-cell office:value-type="float" office:value="12.8997159023978" calcext:value-type="float">
            <text:p>12.8997159023978</text:p>
          </table:table-cell>
          <table:table-cell office:value-type="float" office:value="13.7677949042802" calcext:value-type="float">
            <text:p>13.7677949042802</text:p>
          </table:table-cell>
          <table:table-cell office:value-type="float" office:value="-1.05896938370575" calcext:value-type="float">
            <text:p>-1.05896938370575</text:p>
          </table:table-cell>
          <table:table-cell office:value-type="float" office:value="-0.971683523337735" calcext:value-type="float">
            <text:p>-0.971683523337735</text:p>
          </table:table-cell>
          <table:table-cell office:value-type="float" office:value="-1.07969179609284" calcext:value-type="float">
            <text:p>-1.07969179609284</text:p>
          </table:table-cell>
          <table:table-cell office:value-type="float" office:value="0.0162873032564341" calcext:value-type="float">
            <text:p>0.016287303256434</text:p>
          </table:table-cell>
          <table:table-cell office:value-type="float" office:value="0.0181525724471479" calcext:value-type="float">
            <text:p>0.018152572447148</text:p>
          </table:table-cell>
          <table:table-cell office:value-type="float" office:value="0.0182938093164726" calcext:value-type="float">
            <text:p>0.018293809316473</text:p>
          </table:table-cell>
          <table:table-cell office:value-type="float" office:value="-0.515481128820272" calcext:value-type="float">
            <text:p>-0.515481128820272</text:p>
          </table:table-cell>
          <table:table-cell office:value-type="float" office:value="-0.522568956246366" calcext:value-type="float">
            <text:p>-0.522568956246366</text:p>
          </table:table-cell>
          <table:table-cell office:value-type="float" office:value="-0.448031738901956" calcext:value-type="float">
            <text:p>-0.44803173890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8.csv</text:p>
          </table:table-cell>
          <table:table-cell office:value-type="float" office:value="-1.42890071387411" calcext:value-type="float">
            <text:p>-1.42890</text:p>
          </table:table-cell>
          <table:table-cell office:value-type="float" office:value="3.68297539628075" calcext:value-type="float">
            <text:p>3.68298</text:p>
          </table:table-cell>
          <table:table-cell office:value-type="float" office:value="726.803751495311" calcext:value-type="float">
            <text:p>726.80375</text:p>
          </table:table-cell>
          <table:table-cell table:number-columns-repeated="2" office:value-type="float" office:value="4.70645405922683" calcext:value-type="float">
            <text:p>4.70645</text:p>
          </table:table-cell>
          <table:table-cell office:value-type="float" office:value="813.646975721503" calcext:value-type="float">
            <text:p>813.64698</text:p>
          </table:table-cell>
          <table:table-cell office:value-type="float" office:value="4.48430067697326" calcext:value-type="float">
            <text:p>4.48430</text:p>
          </table:table-cell>
          <table:table-cell office:value-type="float" office:value="2.93025630995027" calcext:value-type="float">
            <text:p>2.93026</text:p>
          </table:table-cell>
          <table:table-cell office:value-type="float" office:value="365.756350475411" calcext:value-type="float">
            <text:p>365.756350475411</text:p>
          </table:table-cell>
          <table:table-cell office:value-type="float" office:value="2707.20452470539" calcext:value-type="float">
            <text:p>2707.20452470539</text:p>
          </table:table-cell>
          <table:table-cell office:value-type="float" office:value="14539.4255649092" calcext:value-type="float">
            <text:p>14539.4255649092</text:p>
          </table:table-cell>
          <table:table-cell office:value-type="float" office:value="647767.760100469" calcext:value-type="float">
            <text:p>647767.760100469</text:p>
          </table:table-cell>
          <table:table-cell office:value-type="float" office:value="12.5540484569347" calcext:value-type="float">
            <text:p>12.5540484569347</text:p>
          </table:table-cell>
          <table:table-cell office:value-type="float" office:value="44.9561121739828" calcext:value-type="float">
            <text:p>44.9561121739828</text:p>
          </table:table-cell>
          <table:table-cell office:value-type="float" office:value="763.47219693119" calcext:value-type="float">
            <text:p>763.47219693119</text:p>
          </table:table-cell>
          <table:table-cell office:value-type="float" office:value="-19" calcext:value-type="float">
            <text:p>-19</text:p>
          </table:table-cell>
          <table:table-cell office:value-type="float" office:value="244" calcext:value-type="float">
            <text:p>244</text:p>
          </table:table-cell>
          <table:table-cell office:value-type="float" office:value="311054" calcext:value-type="float">
            <text:p>311054</text:p>
          </table:table-cell>
          <table:table-cell office:value-type="float" office:value="0.00160874798906501" calcext:value-type="float">
            <text:p>0.001608747989065</text:p>
          </table:table-cell>
          <table:table-cell office:value-type="float" office:value="0.0294999631250461" calcext:value-type="float">
            <text:p>0.029499963125046</text:p>
          </table:table-cell>
          <table:table-cell office:value-type="float" office:value="18.8332964583794" calcext:value-type="float">
            <text:p>18.8332964583794</text:p>
          </table:table-cell>
          <table:table-cell office:value-type="float" office:value="27.7870902661372" calcext:value-type="float">
            <text:p>27.7870902661372</text:p>
          </table:table-cell>
          <table:table-cell office:value-type="float" office:value="15.6032128318076" calcext:value-type="float">
            <text:p>15.6032128318076</text:p>
          </table:table-cell>
          <table:table-cell office:value-type="float" office:value="15.2671986179786" calcext:value-type="float">
            <text:p>15.2671986179786</text:p>
          </table:table-cell>
          <table:table-cell office:value-type="float" office:value="15.8194863121347" calcext:value-type="float">
            <text:p>15.8194863121347</text:p>
          </table:table-cell>
          <table:table-cell office:value-type="float" office:value="15.5434978476997" calcext:value-type="float">
            <text:p>15.5434978476997</text:p>
          </table:table-cell>
          <table:table-cell office:value-type="float" office:value="15.2502441966751" calcext:value-type="float">
            <text:p>15.2502441966751</text:p>
          </table:table-cell>
          <table:table-cell office:value-type="float" office:value="15.8000263918039" calcext:value-type="float">
            <text:p>15.8000263918039</text:p>
          </table:table-cell>
          <table:table-cell office:value-type="float" office:value="-1.21252733203866" calcext:value-type="float">
            <text:p>-1.21252733203866</text:p>
          </table:table-cell>
          <table:table-cell office:value-type="float" office:value="-1.19127509794252" calcext:value-type="float">
            <text:p>-1.19127509794252</text:p>
          </table:table-cell>
          <table:table-cell office:value-type="float" office:value="-1.24780155987396" calcext:value-type="float">
            <text:p>-1.24780155987396</text:p>
          </table:table-cell>
          <table:table-cell office:value-type="float" office:value="0.011238419216311" calcext:value-type="float">
            <text:p>0.011238419216311</text:p>
          </table:table-cell>
          <table:table-cell office:value-type="float" office:value="0.0130552967283157" calcext:value-type="float">
            <text:p>0.013055296728316</text:p>
          </table:table-cell>
          <table:table-cell office:value-type="float" office:value="0.00926076252404106" calcext:value-type="float">
            <text:p>0.009260762524041</text:p>
          </table:table-cell>
          <table:table-cell office:value-type="float" office:value="0.97863182888837" calcext:value-type="float">
            <text:p>0.97863182888837</text:p>
          </table:table-cell>
          <table:table-cell office:value-type="float" office:value="0.985240960961272" calcext:value-type="float">
            <text:p>0.985240960961272</text:p>
          </table:table-cell>
          <table:table-cell office:value-type="float" office:value="0.984242198358384" calcext:value-type="float">
            <text:p>0.984242198358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9.csv</text:p>
          </table:table-cell>
          <table:table-cell office:value-type="float" office:value="-2.93737757827803" calcext:value-type="float">
            <text:p>-2.93738</text:p>
          </table:table-cell>
          <table:table-cell office:value-type="float" office:value="3.80887398890751" calcext:value-type="float">
            <text:p>3.80887</text:p>
          </table:table-cell>
          <table:table-cell office:value-type="float" office:value="609.427246965941" calcext:value-type="float">
            <text:p>609.42725</text:p>
          </table:table-cell>
          <table:table-cell table:number-columns-repeated="2" office:value-type="float" office:value="4.92833956717031" calcext:value-type="float">
            <text:p>4.92834</text:p>
          </table:table-cell>
          <table:table-cell office:value-type="float" office:value="715.777178785436" calcext:value-type="float">
            <text:p>715.77718</text:p>
          </table:table-cell>
          <table:table-cell office:value-type="float" office:value="3.95731523282716" calcext:value-type="float">
            <text:p>3.95732</text:p>
          </table:table-cell>
          <table:table-cell office:value-type="float" office:value="3.12746060342255" calcext:value-type="float">
            <text:p>3.12746</text:p>
          </table:table-cell>
          <table:table-cell office:value-type="float" office:value="375.413638971137" calcext:value-type="float">
            <text:p>375.413638971137</text:p>
          </table:table-cell>
          <table:table-cell office:value-type="float" office:value="4803.04801097428" calcext:value-type="float">
            <text:p>4803.04801097428</text:p>
          </table:table-cell>
          <table:table-cell office:value-type="float" office:value="11959.545838843" calcext:value-type="float">
            <text:p>11959.545838843</text:p>
          </table:table-cell>
          <table:table-cell office:value-type="float" office:value="629894.023125629" calcext:value-type="float">
            <text:p>629894.023125629</text:p>
          </table:table-cell>
          <table:table-cell office:value-type="float" office:value="19.6645887427244" calcext:value-type="float">
            <text:p>19.6645887427244</text:p>
          </table:table-cell>
          <table:table-cell office:value-type="float" office:value="42.3467170316341" calcext:value-type="float">
            <text:p>42.3467170316341</text:p>
          </table:table-cell>
          <table:table-cell office:value-type="float" office:value="750.427682739994" calcext:value-type="float">
            <text:p>750.427682739994</text:p>
          </table:table-cell>
          <table:table-cell office:value-type="float" office:value="-232" calcext:value-type="float">
            <text:p>-232</text:p>
          </table:table-cell>
          <table:table-cell office:value-type="float" office:value="73" calcext:value-type="float">
            <text:p>73</text:p>
          </table:table-cell>
          <table:table-cell office:value-type="float" office:value="316877" calcext:value-type="float">
            <text:p>316877</text:p>
          </table:table-cell>
          <table:table-cell office:value-type="float" office:value="0.00988873763907795" calcext:value-type="float">
            <text:p>0.009888737639078</text:p>
          </table:table-cell>
          <table:table-cell office:value-type="float" office:value="0.170874786406517" calcext:value-type="float">
            <text:p>0.170874786406517</text:p>
          </table:table-cell>
          <table:table-cell office:value-type="float" office:value="2.54156057304928" calcext:value-type="float">
            <text:p>2.54156057304928</text:p>
          </table:table-cell>
          <table:table-cell office:value-type="float" office:value="3.99724500344375" calcext:value-type="float">
            <text:p>3.99724500344375</text:p>
          </table:table-cell>
          <table:table-cell office:value-type="float" office:value="14.4034608488861" calcext:value-type="float">
            <text:p>14.4034608488861</text:p>
          </table:table-cell>
          <table:table-cell office:value-type="float" office:value="13.0239175355177" calcext:value-type="float">
            <text:p>13.0239175355177</text:p>
          </table:table-cell>
          <table:table-cell office:value-type="float" office:value="15.2428715985073" calcext:value-type="float">
            <text:p>15.2428715985073</text:p>
          </table:table-cell>
          <table:table-cell office:value-type="float" office:value="14.4034553715693" calcext:value-type="float">
            <text:p>14.4034553715693</text:p>
          </table:table-cell>
          <table:table-cell office:value-type="float" office:value="12.9387898574413" calcext:value-type="float">
            <text:p>12.9387898574413</text:p>
          </table:table-cell>
          <table:table-cell office:value-type="float" office:value="15.174874904359" calcext:value-type="float">
            <text:p>15.174874904359</text:p>
          </table:table-cell>
          <table:table-cell office:value-type="float" office:value="-1.12663777657095" calcext:value-type="float">
            <text:p>-1.12663777657095</text:p>
          </table:table-cell>
          <table:table-cell office:value-type="float" office:value="-0.903633032518797" calcext:value-type="float">
            <text:p>-0.903633032518797</text:p>
          </table:table-cell>
          <table:table-cell office:value-type="float" office:value="-1.17487130709029" calcext:value-type="float">
            <text:p>-1.17487130709029</text:p>
          </table:table-cell>
          <table:table-cell office:value-type="float" office:value="0.0142460721246295" calcext:value-type="float">
            <text:p>0.01424607212463</text:p>
          </table:table-cell>
          <table:table-cell office:value-type="float" office:value="0.0191680454553601" calcext:value-type="float">
            <text:p>0.01916804545536</text:p>
          </table:table-cell>
          <table:table-cell office:value-type="float" office:value="0.0134616807230069" calcext:value-type="float">
            <text:p>0.013461680723007</text:p>
          </table:table-cell>
          <table:table-cell office:value-type="float" office:value="-0.466643982846344" calcext:value-type="float">
            <text:p>-0.466643982846344</text:p>
          </table:table-cell>
          <table:table-cell office:value-type="float" office:value="-0.538785263813719" calcext:value-type="float">
            <text:p>-0.538785263813719</text:p>
          </table:table-cell>
          <table:table-cell office:value-type="float" office:value="-0.477266870448013" calcext:value-type="float">
            <text:p>-0.477266870448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0.csv</text:p>
          </table:table-cell>
          <table:table-cell office:value-type="float" office:value="-1.18951226310967" calcext:value-type="float">
            <text:p>-1.18951</text:p>
          </table:table-cell>
          <table:table-cell office:value-type="float" office:value="2.92580509274363" calcext:value-type="float">
            <text:p>2.92581</text:p>
          </table:table-cell>
          <table:table-cell office:value-type="float" office:value="536.345458318177" calcext:value-type="float">
            <text:p>536.34546</text:p>
          </table:table-cell>
          <table:table-cell table:number-columns-repeated="2" office:value-type="float" office:value="3.80560089167957" calcext:value-type="float">
            <text:p>3.80560</text:p>
          </table:table-cell>
          <table:table-cell office:value-type="float" office:value="649.765795827053" calcext:value-type="float">
            <text:p>649.76580</text:p>
          </table:table-cell>
          <table:table-cell office:value-type="float" office:value="3.61492167586851" calcext:value-type="float">
            <text:p>3.61492</text:p>
          </table:table-cell>
          <table:table-cell office:value-type="float" office:value="2.43356995092143" calcext:value-type="float">
            <text:p>2.43357</text:p>
          </table:table-cell>
          <table:table-cell office:value-type="float" office:value="366.782140743286" calcext:value-type="float">
            <text:p>366.782140743286</text:p>
          </table:table-cell>
          <table:table-cell office:value-type="float" office:value="6897.23775160217" calcext:value-type="float">
            <text:p>6897.23775160217</text:p>
          </table:table-cell>
          <table:table-cell office:value-type="float" office:value="33024.6847216293" calcext:value-type="float">
            <text:p>33024.6847216293</text:p>
          </table:table-cell>
          <table:table-cell office:value-type="float" office:value="744513.847175652" calcext:value-type="float">
            <text:p>744513.847175652</text:p>
          </table:table-cell>
          <table:table-cell office:value-type="float" office:value="25.3236367153512" calcext:value-type="float">
            <text:p>25.3236367153512</text:p>
          </table:table-cell>
          <table:table-cell office:value-type="float" office:value="82.8090501088071" calcext:value-type="float">
            <text:p>82.8090501088071</text:p>
          </table:table-cell>
          <table:table-cell office:value-type="float" office:value="847.530815438985" calcext:value-type="float">
            <text:p>847.530815438985</text:p>
          </table:table-cell>
          <table:table-cell office:value-type="float" office:value="-67" calcext:value-type="float">
            <text:p>-67</text:p>
          </table:table-cell>
          <table:table-cell office:value-type="float" office:value="89" calcext:value-type="float">
            <text:p>89</text:p>
          </table:table-cell>
          <table:table-cell office:value-type="float" office:value="322754" calcext:value-type="float">
            <text:p>322754</text:p>
          </table:table-cell>
          <table:table-cell office:value-type="float" office:value="0.0032624959218801" calcext:value-type="float">
            <text:p>0.00326249592188</text:p>
          </table:table-cell>
          <table:table-cell office:value-type="float" office:value="0.017249978437527" calcext:value-type="float">
            <text:p>0.017249978437527</text:p>
          </table:table-cell>
          <table:table-cell office:value-type="float" office:value="0.529336838328952" calcext:value-type="float">
            <text:p>0.529336838328952</text:p>
          </table:table-cell>
          <table:table-cell office:value-type="float" office:value="0.0366249542188072" calcext:value-type="float">
            <text:p>0.036624954218807</text:p>
          </table:table-cell>
          <table:table-cell office:value-type="float" office:value="13.6860500004583" calcext:value-type="float">
            <text:p>13.6860500004583</text:p>
          </table:table-cell>
          <table:table-cell office:value-type="float" office:value="12.9096164419108" calcext:value-type="float">
            <text:p>12.9096164419108</text:p>
          </table:table-cell>
          <table:table-cell office:value-type="float" office:value="13.5047879296892" calcext:value-type="float">
            <text:p>13.5047879296892</text:p>
          </table:table-cell>
          <table:table-cell office:value-type="float" office:value="13.6495642007116" calcext:value-type="float">
            <text:p>13.6495642007116</text:p>
          </table:table-cell>
          <table:table-cell office:value-type="float" office:value="12.9087522765034" calcext:value-type="float">
            <text:p>12.9087522765034</text:p>
          </table:table-cell>
          <table:table-cell office:value-type="float" office:value="13.5047242804609" calcext:value-type="float">
            <text:p>13.5047242804609</text:p>
          </table:table-cell>
          <table:table-cell office:value-type="float" office:value="-1.03518145489324" calcext:value-type="float">
            <text:p>-1.03518145489324</text:p>
          </table:table-cell>
          <table:table-cell office:value-type="float" office:value="-0.942496478124574" calcext:value-type="float">
            <text:p>-0.942496478124574</text:p>
          </table:table-cell>
          <table:table-cell office:value-type="float" office:value="-1.02663024721114" calcext:value-type="float">
            <text:p>-1.02663024721114</text:p>
          </table:table-cell>
          <table:table-cell office:value-type="float" office:value="0.0185313631012605" calcext:value-type="float">
            <text:p>0.018531363101261</text:p>
          </table:table-cell>
          <table:table-cell office:value-type="float" office:value="0.0192766792160554" calcext:value-type="float">
            <text:p>0.019276679216055</text:p>
          </table:table-cell>
          <table:table-cell office:value-type="float" office:value="0.0223404584106657" calcext:value-type="float">
            <text:p>0.022340458410666</text:p>
          </table:table-cell>
          <table:table-cell office:value-type="float" office:value="0.983625176676578" calcext:value-type="float">
            <text:p>0.983625176676578</text:p>
          </table:table-cell>
          <table:table-cell office:value-type="float" office:value="0.991202083102902" calcext:value-type="float">
            <text:p>0.991202083102902</text:p>
          </table:table-cell>
          <table:table-cell office:value-type="float" office:value="0.986286141859507" calcext:value-type="float">
            <text:p>0.986286141859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1.csv</text:p>
          </table:table-cell>
          <table:table-cell office:value-type="float" office:value="-1.43266445916943" calcext:value-type="float">
            <text:p>-1.43266</text:p>
          </table:table-cell>
          <table:table-cell office:value-type="float" office:value="3.24694469131914" calcext:value-type="float">
            <text:p>3.24694</text:p>
          </table:table-cell>
          <table:table-cell office:value-type="float" office:value="735.487611890485" calcext:value-type="float">
            <text:p>735.48761</text:p>
          </table:table-cell>
          <table:table-cell table:number-columns-repeated="2" office:value-type="float" office:value="4.59423305528554" calcext:value-type="float">
            <text:p>4.59423</text:p>
          </table:table-cell>
          <table:table-cell office:value-type="float" office:value="986.021773251016" calcext:value-type="float">
            <text:p>986.02177</text:p>
          </table:table-cell>
          <table:table-cell office:value-type="float" office:value="4.36514030859388" calcext:value-type="float">
            <text:p>4.36514</text:p>
          </table:table-cell>
          <table:table-cell office:value-type="float" office:value="3.25028114749982" calcext:value-type="float">
            <text:p>3.25028</text:p>
          </table:table-cell>
          <table:table-cell office:value-type="float" office:value="656.731992581989" calcext:value-type="float">
            <text:p>656.731992581989</text:p>
          </table:table-cell>
          <table:table-cell office:value-type="float" office:value="3435.18433098199" calcext:value-type="float">
            <text:p>3435.18433098199</text:p>
          </table:table-cell>
          <table:table-cell office:value-type="float" office:value="10945.1040432904" calcext:value-type="float">
            <text:p>10945.1040432904</text:p>
          </table:table-cell>
          <table:table-cell office:value-type="float" office:value="78931.5503846627" calcext:value-type="float">
            <text:p>78931.5503846627</text:p>
          </table:table-cell>
          <table:table-cell office:value-type="float" office:value="14.8439716586493" calcext:value-type="float">
            <text:p>14.8439716586493</text:p>
          </table:table-cell>
          <table:table-cell office:value-type="float" office:value="42.2220895920163" calcext:value-type="float">
            <text:p>42.2220895920163</text:p>
          </table:table-cell>
          <table:table-cell office:value-type="float" office:value="182.033569234637" calcext:value-type="float">
            <text:p>182.033569234637</text:p>
          </table:table-cell>
          <table:table-cell office:value-type="float" office:value="-203" calcext:value-type="float">
            <text:p>-203</text:p>
          </table:table-cell>
          <table:table-cell office:value-type="float" office:value="5" calcext:value-type="float">
            <text:p>5</text:p>
          </table:table-cell>
          <table:table-cell office:value-type="float" office:value="328685" calcext:value-type="float">
            <text:p>328685</text:p>
          </table:table-cell>
          <table:table-cell office:value-type="float" office:value="0.0483961895047631" calcext:value-type="float">
            <text:p>0.048396189504763</text:p>
          </table:table-cell>
          <table:table-cell office:value-type="float" office:value="0.308999613750483" calcext:value-type="float">
            <text:p>0.308999613750483</text:p>
          </table:table-cell>
          <table:table-cell office:value-type="float" office:value="27.1228873463908" calcext:value-type="float">
            <text:p>27.1228873463908</text:p>
          </table:table-cell>
          <table:table-cell office:value-type="float" office:value="18.2643521695598" calcext:value-type="float">
            <text:p>18.2643521695598</text:p>
          </table:table-cell>
          <table:table-cell office:value-type="float" office:value="15.868667563212" calcext:value-type="float">
            <text:p>15.868667563212</text:p>
          </table:table-cell>
          <table:table-cell office:value-type="float" office:value="15.1706708755227" calcext:value-type="float">
            <text:p>15.1706708755227</text:p>
          </table:table-cell>
          <table:table-cell office:value-type="float" office:value="15.9224290497812" calcext:value-type="float">
            <text:p>15.9224290497812</text:p>
          </table:table-cell>
          <table:table-cell office:value-type="float" office:value="15.8107579347441" calcext:value-type="float">
            <text:p>15.8107579347441</text:p>
          </table:table-cell>
          <table:table-cell office:value-type="float" office:value="15.1542512773424" calcext:value-type="float">
            <text:p>15.1542512773424</text:p>
          </table:table-cell>
          <table:table-cell office:value-type="float" office:value="15.9031232630098" calcext:value-type="float">
            <text:p>15.9031232630098</text:p>
          </table:table-cell>
          <table:table-cell office:value-type="float" office:value="-0.068010349209827" calcext:value-type="float">
            <text:p>-0.068010349209827</text:p>
          </table:table-cell>
          <table:table-cell office:value-type="float" office:value="-1.11744833411296" calcext:value-type="float">
            <text:p>-1.11744833411296</text:p>
          </table:table-cell>
          <table:table-cell office:value-type="float" office:value="-0.135775718337831" calcext:value-type="float">
            <text:p>-0.135775718337831</text:p>
          </table:table-cell>
          <table:table-cell office:value-type="float" office:value="0.0102258682953577" calcext:value-type="float">
            <text:p>0.010225868295358</text:p>
          </table:table-cell>
          <table:table-cell office:value-type="float" office:value="0.0140732372681558" calcext:value-type="float">
            <text:p>0.014073237268156</text:p>
          </table:table-cell>
          <table:table-cell office:value-type="float" office:value="0.00797347083091689" calcext:value-type="float">
            <text:p>0.007973470830917</text:p>
          </table:table-cell>
          <table:table-cell office:value-type="float" office:value="0.962877643608023" calcext:value-type="float">
            <text:p>0.962877643608023</text:p>
          </table:table-cell>
          <table:table-cell office:value-type="float" office:value="0.968303842582922" calcext:value-type="float">
            <text:p>0.968303842582922</text:p>
          </table:table-cell>
          <table:table-cell office:value-type="float" office:value="0.953751253301799" calcext:value-type="float">
            <text:p>0.95375125330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2.csv</text:p>
          </table:table-cell>
          <table:table-cell office:value-type="float" office:value="-1.22876846403942" calcext:value-type="float">
            <text:p>-1.22877</text:p>
          </table:table-cell>
          <table:table-cell office:value-type="float" office:value="2.47941190073512" calcext:value-type="float">
            <text:p>2.47941</text:p>
          </table:table-cell>
          <table:table-cell office:value-type="float" office:value="522.162259797175" calcext:value-type="float">
            <text:p>522.16226</text:p>
          </table:table-cell>
          <table:table-cell table:number-columns-repeated="2" office:value-type="float" office:value="3.46772042827039" calcext:value-type="float">
            <text:p>3.46772</text:p>
          </table:table-cell>
          <table:table-cell office:value-type="float" office:value="660.500211320434" calcext:value-type="float">
            <text:p>660.50021</text:p>
          </table:table-cell>
          <table:table-cell office:value-type="float" office:value="3.24271692110582" calcext:value-type="float">
            <text:p>3.24272</text:p>
          </table:table-cell>
          <table:table-cell office:value-type="float" office:value="2.4243765374085" calcext:value-type="float">
            <text:p>2.42438</text:p>
          </table:table-cell>
          <table:table-cell office:value-type="float" office:value="404.483749485496" calcext:value-type="float">
            <text:p>404.483749485496</text:p>
          </table:table-cell>
          <table:table-cell office:value-type="float" office:value="12021.6233875202" calcext:value-type="float">
            <text:p>12021.6233875202</text:p>
          </table:table-cell>
          <table:table-cell office:value-type="float" office:value="37875.0638658186" calcext:value-type="float">
            <text:p>37875.0638658186</text:p>
          </table:table-cell>
          <table:table-cell office:value-type="float" office:value="582886.204962504" calcext:value-type="float">
            <text:p>582886.204962504</text:p>
          </table:table-cell>
          <table:table-cell office:value-type="float" office:value="37.7704918219794" calcext:value-type="float">
            <text:p>37.7704918219794</text:p>
          </table:table-cell>
          <table:table-cell office:value-type="float" office:value="102.806118696466" calcext:value-type="float">
            <text:p>102.806118696466</text:p>
          </table:table-cell>
          <table:table-cell office:value-type="float" office:value="711.558064799742" calcext:value-type="float">
            <text:p>711.558064799742</text:p>
          </table:table-cell>
          <table:table-cell office:value-type="float" office:value="-351" calcext:value-type="float">
            <text:p>-351</text:p>
          </table:table-cell>
          <table:table-cell office:value-type="float" office:value="1" calcext:value-type="float">
            <text:p>1</text:p>
          </table:table-cell>
          <table:table-cell office:value-type="float" office:value="334670" calcext:value-type="float">
            <text:p>334670</text:p>
          </table:table-cell>
          <table:table-cell office:value-type="float" office:value="0.00726374092032385" calcext:value-type="float">
            <text:p>0.007263740920324</text:p>
          </table:table-cell>
          <table:table-cell office:value-type="float" office:value="0.0238749701562873" calcext:value-type="float">
            <text:p>0.023874970156287</text:p>
          </table:table-cell>
          <table:table-cell office:value-type="float" office:value="1.14614731731585" calcext:value-type="float">
            <text:p>1.14614731731585</text:p>
          </table:table-cell>
          <table:table-cell office:value-type="float" office:value="0.63374920781349" calcext:value-type="float">
            <text:p>0.63374920781349</text:p>
          </table:table-cell>
          <table:table-cell office:value-type="float" office:value="13.6037861888245" calcext:value-type="float">
            <text:p>13.6037861888245</text:p>
          </table:table-cell>
          <table:table-cell office:value-type="float" office:value="12.5942283102922" calcext:value-type="float">
            <text:p>12.5942283102922</text:p>
          </table:table-cell>
          <table:table-cell office:value-type="float" office:value="13.3598156571922" calcext:value-type="float">
            <text:p>13.3598156571922</text:p>
          </table:table-cell>
          <table:table-cell office:value-type="float" office:value="13.5670520108091" calcext:value-type="float">
            <text:p>13.5670520108091</text:p>
          </table:table-cell>
          <table:table-cell office:value-type="float" office:value="12.5928684177649" calcext:value-type="float">
            <text:p>12.5928684177649</text:p>
          </table:table-cell>
          <table:table-cell office:value-type="float" office:value="13.3597410528754" calcext:value-type="float">
            <text:p>13.3597410528754</text:p>
          </table:table-cell>
          <table:table-cell office:value-type="float" office:value="-0.894450706881865" calcext:value-type="float">
            <text:p>-0.894450706881865</text:p>
          </table:table-cell>
          <table:table-cell office:value-type="float" office:value="-0.734137843316722" calcext:value-type="float">
            <text:p>-0.734137843316722</text:p>
          </table:table-cell>
          <table:table-cell office:value-type="float" office:value="-0.904699631181707" calcext:value-type="float">
            <text:p>-0.904699631181707</text:p>
          </table:table-cell>
          <table:table-cell office:value-type="float" office:value="0.0552084818190749" calcext:value-type="float">
            <text:p>0.055208481819075</text:p>
          </table:table-cell>
          <table:table-cell office:value-type="float" office:value="0.0220782769763161" calcext:value-type="float">
            <text:p>0.022078276976316</text:p>
          </table:table-cell>
          <table:table-cell office:value-type="float" office:value="0.00501323601906919" calcext:value-type="float">
            <text:p>0.005013236019069</text:p>
          </table:table-cell>
          <table:table-cell office:value-type="float" office:value="0.987563846870166" calcext:value-type="float">
            <text:p>0.987563846870166</text:p>
          </table:table-cell>
          <table:table-cell office:value-type="float" office:value="0.98926125183845" calcext:value-type="float">
            <text:p>0.98926125183845</text:p>
          </table:table-cell>
          <table:table-cell office:value-type="float" office:value="0.986715242911981" calcext:value-type="float">
            <text:p>0.98671524291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3.csv</text:p>
          </table:table-cell>
          <table:table-cell office:value-type="float" office:value="-1.4537156828554" calcext:value-type="float">
            <text:p>-1.45372</text:p>
          </table:table-cell>
          <table:table-cell office:value-type="float" office:value="2.99595875505156" calcext:value-type="float">
            <text:p>2.99596</text:p>
          </table:table-cell>
          <table:table-cell office:value-type="float" office:value="693.177308528364" calcext:value-type="float">
            <text:p>693.17731</text:p>
          </table:table-cell>
          <table:table-cell table:number-columns-repeated="2" office:value-type="float" office:value="3.95889288930111" calcext:value-type="float">
            <text:p>3.95889</text:p>
          </table:table-cell>
          <table:table-cell office:value-type="float" office:value="807.199878464402" calcext:value-type="float">
            <text:p>807.19988</text:p>
          </table:table-cell>
          <table:table-cell office:value-type="float" office:value="3.6823285598082" calcext:value-type="float">
            <text:p>3.68233</text:p>
          </table:table-cell>
          <table:table-cell office:value-type="float" office:value="2.58786863016437" calcext:value-type="float">
            <text:p>2.58787</text:p>
          </table:table-cell>
          <table:table-cell office:value-type="float" office:value="413.614388935296" calcext:value-type="float">
            <text:p>413.614388935296</text:p>
          </table:table-cell>
          <table:table-cell office:value-type="float" office:value="7144.19770126691" calcext:value-type="float">
            <text:p>7144.19770126691</text:p>
          </table:table-cell>
          <table:table-cell office:value-type="float" office:value="28775.9752250727" calcext:value-type="float">
            <text:p>28775.9752250727</text:p>
          </table:table-cell>
          <table:table-cell office:value-type="float" office:value="571023.768412367" calcext:value-type="float">
            <text:p>571023.768412367</text:p>
          </table:table-cell>
          <table:table-cell office:value-type="float" office:value="25.9786663506179" calcext:value-type="float">
            <text:p>25.9786663506179</text:p>
          </table:table-cell>
          <table:table-cell office:value-type="float" office:value="74.7679259004083" calcext:value-type="float">
            <text:p>74.7679259004083</text:p>
          </table:table-cell>
          <table:table-cell office:value-type="float" office:value="697.50991551324" calcext:value-type="float">
            <text:p>697.50991551324</text:p>
          </table:table-cell>
          <table:table-cell office:value-type="float" office:value="-66" calcext:value-type="float">
            <text:p>-66</text:p>
          </table:table-cell>
          <table:table-cell office:value-type="float" office:value="54" calcext:value-type="float">
            <text:p>54</text:p>
          </table:table-cell>
          <table:table-cell office:value-type="float" office:value="340709" calcext:value-type="float">
            <text:p>340709</text:p>
          </table:table-cell>
          <table:table-cell office:value-type="float" office:value="0.00325749592813009" calcext:value-type="float">
            <text:p>0.00325749592813</text:p>
          </table:table-cell>
          <table:table-cell office:value-type="float" office:value="0.0226249717187854" calcext:value-type="float">
            <text:p>0.022624971718785</text:p>
          </table:table-cell>
          <table:table-cell office:value-type="float" office:value="12.8887626390467" calcext:value-type="float">
            <text:p>12.8887626390467</text:p>
          </table:table-cell>
          <table:table-cell office:value-type="float" office:value="18.3437270703412" calcext:value-type="float">
            <text:p>18.3437270703412</text:p>
          </table:table-cell>
          <table:table-cell office:value-type="float" office:value="15.1975859527665" calcext:value-type="float">
            <text:p>15.1975859527665</text:p>
          </table:table-cell>
          <table:table-cell office:value-type="float" office:value="14.8773792493666" calcext:value-type="float">
            <text:p>14.8773792493666</text:p>
          </table:table-cell>
          <table:table-cell office:value-type="float" office:value="15.5201248837487" calcext:value-type="float">
            <text:p>15.5201248837487</text:p>
          </table:table-cell>
          <table:table-cell office:value-type="float" office:value="15.1376275061966" calcext:value-type="float">
            <text:p>15.1376275061966</text:p>
          </table:table-cell>
          <table:table-cell office:value-type="float" office:value="14.8579984329962" calcext:value-type="float">
            <text:p>14.8579984329962</text:p>
          </table:table-cell>
          <table:table-cell office:value-type="float" office:value="15.4960452809805" calcext:value-type="float">
            <text:p>15.4960452809805</text:p>
          </table:table-cell>
          <table:table-cell office:value-type="float" office:value="-1.10650987591408" calcext:value-type="float">
            <text:p>-1.10650987591408</text:p>
          </table:table-cell>
          <table:table-cell office:value-type="float" office:value="-1.07320840542932" calcext:value-type="float">
            <text:p>-1.07320840542932</text:p>
          </table:table-cell>
          <table:table-cell office:value-type="float" office:value="-1.13089870898062" calcext:value-type="float">
            <text:p>-1.13089870898062</text:p>
          </table:table-cell>
          <table:table-cell office:value-type="float" office:value="0.0447771830460555" calcext:value-type="float">
            <text:p>0.044777183046056</text:p>
          </table:table-cell>
          <table:table-cell office:value-type="float" office:value="0.0157009559144136" calcext:value-type="float">
            <text:p>0.015700955914414</text:p>
          </table:table-cell>
          <table:table-cell office:value-type="float" office:value="0.0152247576189183" calcext:value-type="float">
            <text:p>0.015224757618918</text:p>
          </table:table-cell>
          <table:table-cell office:value-type="float" office:value="0.979121476969697" calcext:value-type="float">
            <text:p>0.979121476969697</text:p>
          </table:table-cell>
          <table:table-cell office:value-type="float" office:value="0.984374386714626" calcext:value-type="float">
            <text:p>0.984374386714626</text:p>
          </table:table-cell>
          <table:table-cell office:value-type="float" office:value="0.980840639932312" calcext:value-type="float">
            <text:p>0.98084063993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4.csv</text:p>
          </table:table-cell>
          <table:table-cell office:value-type="float" office:value="-1.20125474843156" calcext:value-type="float">
            <text:p>-1.20125</text:p>
          </table:table-cell>
          <table:table-cell office:value-type="float" office:value="1.64953668807914" calcext:value-type="float">
            <text:p>1.64954</text:p>
          </table:table-cell>
          <table:table-cell office:value-type="float" office:value="630.816022729972" calcext:value-type="float">
            <text:p>630.81602</text:p>
          </table:table-cell>
          <table:table-cell table:number-columns-repeated="2" office:value-type="float" office:value="2.40082049413866" calcext:value-type="float">
            <text:p>2.40082</text:p>
          </table:table-cell>
          <table:table-cell office:value-type="float" office:value="754.284884383309" calcext:value-type="float">
            <text:p>754.28488</text:p>
          </table:table-cell>
          <table:table-cell office:value-type="float" office:value="2.07868373603269" calcext:value-type="float">
            <text:p>2.07868</text:p>
          </table:table-cell>
          <table:table-cell office:value-type="float" office:value="1.74441043328601" calcext:value-type="float">
            <text:p>1.74441</text:p>
          </table:table-cell>
          <table:table-cell office:value-type="float" office:value="413.541814423018" calcext:value-type="float">
            <text:p>413.541814423018</text:p>
          </table:table-cell>
          <table:table-cell office:value-type="float" office:value="72810.7368990875" calcext:value-type="float">
            <text:p>72810.7368990875</text:p>
          </table:table-cell>
          <table:table-cell office:value-type="float" office:value="145177.602961239" calcext:value-type="float">
            <text:p>145177.602961239</text:p>
          </table:table-cell>
          <table:table-cell office:value-type="float" office:value="613752.543915114" calcext:value-type="float">
            <text:p>613752.543915114</text:p>
          </table:table-cell>
          <table:table-cell office:value-type="float" office:value="148.207920472912" calcext:value-type="float">
            <text:p>148.207920472912</text:p>
          </table:table-cell>
          <table:table-cell office:value-type="float" office:value="249.137627751764" calcext:value-type="float">
            <text:p>249.137627751764</text:p>
          </table:table-cell>
          <table:table-cell office:value-type="float" office:value="733.202981119582" calcext:value-type="float">
            <text:p>733.202981119582</text:p>
          </table:table-cell>
          <table:table-cell office:value-type="float" office:value="-22" calcext:value-type="float">
            <text:p>-22</text:p>
          </table:table-cell>
          <table:table-cell office:value-type="float" office:value="222" calcext:value-type="float">
            <text:p>222</text:p>
          </table:table-cell>
          <table:table-cell office:value-type="float" office:value="346802" calcext:value-type="float">
            <text:p>346802</text:p>
          </table:table-cell>
          <table:table-cell office:value-type="float" office:value="0.00129249838437702" calcext:value-type="float">
            <text:p>0.001292498384377</text:p>
          </table:table-cell>
          <table:table-cell office:value-type="float" office:value="0.00112499859375176" calcext:value-type="float">
            <text:p>0.001124998593752</text:p>
          </table:table-cell>
          <table:table-cell office:value-type="float" office:value="6.52219184726019" calcext:value-type="float">
            <text:p>6.52219184726019</text:p>
          </table:table-cell>
          <table:table-cell office:value-type="float" office:value="15.2626059217426" calcext:value-type="float">
            <text:p>15.2626059217426</text:p>
          </table:table-cell>
          <table:table-cell office:value-type="float" office:value="14.7107652160496" calcext:value-type="float">
            <text:p>14.7107652160496</text:p>
          </table:table-cell>
          <table:table-cell office:value-type="float" office:value="14.0072827841461" calcext:value-type="float">
            <text:p>14.0072827841461</text:p>
          </table:table-cell>
          <table:table-cell office:value-type="float" office:value="14.7717784472013" calcext:value-type="float">
            <text:p>14.7717784472013</text:p>
          </table:table-cell>
          <table:table-cell office:value-type="float" office:value="14.6766283833073" calcext:value-type="float">
            <text:p>14.6766283833073</text:p>
          </table:table-cell>
          <table:table-cell office:value-type="float" office:value="14.0062203141227" calcext:value-type="float">
            <text:p>14.0062203141227</text:p>
          </table:table-cell>
          <table:table-cell office:value-type="float" office:value="14.7717535175514" calcext:value-type="float">
            <text:p>14.7717535175514</text:p>
          </table:table-cell>
          <table:table-cell office:value-type="float" office:value="-1.06319753959287" calcext:value-type="float">
            <text:p>-1.06319753959287</text:p>
          </table:table-cell>
          <table:table-cell office:value-type="float" office:value="-0.9781360577267" calcext:value-type="float">
            <text:p>-0.9781360577267</text:p>
          </table:table-cell>
          <table:table-cell office:value-type="float" office:value="-1.07008825265888" calcext:value-type="float">
            <text:p>-1.07008825265888</text:p>
          </table:table-cell>
          <table:table-cell office:value-type="float" office:value="0.0184481873646864" calcext:value-type="float">
            <text:p>0.018448187364686</text:p>
          </table:table-cell>
          <table:table-cell office:value-type="float" office:value="0.0195637055212706" calcext:value-type="float">
            <text:p>0.019563705521271</text:p>
          </table:table-cell>
          <table:table-cell office:value-type="float" office:value="0.0165524934611144" calcext:value-type="float">
            <text:p>0.016552493461114</text:p>
          </table:table-cell>
          <table:table-cell office:value-type="float" office:value="0.997483487592032" calcext:value-type="float">
            <text:p>0.997483487592032</text:p>
          </table:table-cell>
          <table:table-cell office:value-type="float" office:value="0.996937343174082" calcext:value-type="float">
            <text:p>0.996937343174082</text:p>
          </table:table-cell>
          <table:table-cell office:value-type="float" office:value="0.997162918461908" calcext:value-type="float">
            <text:p>0.99716291846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5.csv</text:p>
          </table:table-cell>
          <table:table-cell office:value-type="float" office:value="-2.11797110253612" calcext:value-type="float">
            <text:p>-2.11797</text:p>
          </table:table-cell>
          <table:table-cell office:value-type="float" office:value="3.26354967056291" calcext:value-type="float">
            <text:p>3.26355</text:p>
          </table:table-cell>
          <table:table-cell office:value-type="float" office:value="641.131259835925" calcext:value-type="float">
            <text:p>641.13126</text:p>
          </table:table-cell>
          <table:table-cell table:number-columns-repeated="2" office:value-type="float" office:value="4.23324891182937" calcext:value-type="float">
            <text:p>4.23325</text:p>
          </table:table-cell>
          <table:table-cell office:value-type="float" office:value="761.860605189212" calcext:value-type="float">
            <text:p>761.86061</text:p>
          </table:table-cell>
          <table:table-cell office:value-type="float" office:value="3.66532328155737" calcext:value-type="float">
            <text:p>3.66532</text:p>
          </table:table-cell>
          <table:table-cell office:value-type="float" office:value="2.69622697436126" calcext:value-type="float">
            <text:p>2.69623</text:p>
          </table:table-cell>
          <table:table-cell office:value-type="float" office:value="411.56079672446" calcext:value-type="float">
            <text:p>411.56079672446</text:p>
          </table:table-cell>
          <table:table-cell office:value-type="float" office:value="7829.64845044333" calcext:value-type="float">
            <text:p>7829.64845044333</text:p>
          </table:table-cell>
          <table:table-cell office:value-type="float" office:value="26186.8698096765" calcext:value-type="float">
            <text:p>26186.8698096765</text:p>
          </table:table-cell>
          <table:table-cell office:value-type="float" office:value="671303.744170158" calcext:value-type="float">
            <text:p>671303.744170158</text:p>
          </table:table-cell>
          <table:table-cell office:value-type="float" office:value="27.8454789606405" calcext:value-type="float">
            <text:p>27.8454789606405</text:p>
          </table:table-cell>
          <table:table-cell office:value-type="float" office:value="69.6273251470083" calcext:value-type="float">
            <text:p>69.6273251470083</text:p>
          </table:table-cell>
          <table:table-cell office:value-type="float" office:value="785.635809045757" calcext:value-type="float">
            <text:p>785.635809045757</text:p>
          </table:table-cell>
          <table:table-cell office:value-type="float" office:value="-95" calcext:value-type="float">
            <text:p>-95</text:p>
          </table:table-cell>
          <table:table-cell office:value-type="float" office:value="25" calcext:value-type="float">
            <text:p>25</text:p>
          </table:table-cell>
          <table:table-cell office:value-type="float" office:value="352949" calcext:value-type="float">
            <text:p>352949</text:p>
          </table:table-cell>
          <table:table-cell office:value-type="float" office:value="0.00285499643125446" calcext:value-type="float">
            <text:p>0.002854996431254</text:p>
          </table:table-cell>
          <table:table-cell office:value-type="float" office:value="0.0152499809375238" calcext:value-type="float">
            <text:p>0.015249980937524</text:p>
          </table:table-cell>
          <table:table-cell office:value-type="float" office:value="3.24480094399882" calcext:value-type="float">
            <text:p>3.24480094399882</text:p>
          </table:table-cell>
          <table:table-cell office:value-type="float" office:value="6.35886705141619" calcext:value-type="float">
            <text:p>6.35886705141619</text:p>
          </table:table-cell>
          <table:table-cell office:value-type="float" office:value="14.0557420400043" calcext:value-type="float">
            <text:p>14.0557420400043</text:p>
          </table:table-cell>
          <table:table-cell office:value-type="float" office:value="14.879875738279" calcext:value-type="float">
            <text:p>14.879875738279</text:p>
          </table:table-cell>
          <table:table-cell office:value-type="float" office:value="14.9049211186829" calcext:value-type="float">
            <text:p>14.9049211186829</text:p>
          </table:table-cell>
          <table:table-cell office:value-type="float" office:value="14.0162539759726" calcext:value-type="float">
            <text:p>14.0162539759726</text:p>
          </table:table-cell>
          <table:table-cell office:value-type="float" office:value="14.7507157974309" calcext:value-type="float">
            <text:p>14.7507157974309</text:p>
          </table:table-cell>
          <table:table-cell office:value-type="float" office:value="14.8782549890541" calcext:value-type="float">
            <text:p>14.8782549890541</text:p>
          </table:table-cell>
          <table:table-cell office:value-type="float" office:value="-0.967418048888292" calcext:value-type="float">
            <text:p>-0.967418048888292</text:p>
          </table:table-cell>
          <table:table-cell office:value-type="float" office:value="-1.091146001608" calcext:value-type="float">
            <text:p>-1.091146001608</text:p>
          </table:table-cell>
          <table:table-cell office:value-type="float" office:value="-1.11678431153833" calcext:value-type="float">
            <text:p>-1.11678431153833</text:p>
          </table:table-cell>
          <table:table-cell office:value-type="float" office:value="0.0173705952830888" calcext:value-type="float">
            <text:p>0.017370595283089</text:p>
          </table:table-cell>
          <table:table-cell office:value-type="float" office:value="0.0213137856758209" calcext:value-type="float">
            <text:p>0.021313785675821</text:p>
          </table:table-cell>
          <table:table-cell office:value-type="float" office:value="0.0173978686704258" calcext:value-type="float">
            <text:p>0.017397868670426</text:p>
          </table:table-cell>
          <table:table-cell office:value-type="float" office:value="0.994153581801029" calcext:value-type="float">
            <text:p>0.994153581801029</text:p>
          </table:table-cell>
          <table:table-cell office:value-type="float" office:value="0.993384945650306" calcext:value-type="float">
            <text:p>0.993384945650306</text:p>
          </table:table-cell>
          <table:table-cell office:value-type="float" office:value="0.991429931637856" calcext:value-type="float">
            <text:p>0.991429931637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6.csv</text:p>
          </table:table-cell>
          <table:table-cell office:value-type="float" office:value="-2.92721259098426" calcext:value-type="float">
            <text:p>-2.92721</text:p>
          </table:table-cell>
          <table:table-cell office:value-type="float" office:value="3.29498713126609" calcext:value-type="float">
            <text:p>3.29499</text:p>
          </table:table-cell>
          <table:table-cell office:value-type="float" office:value="579.879436400705" calcext:value-type="float">
            <text:p>579.87944</text:p>
          </table:table-cell>
          <table:table-cell table:number-columns-repeated="2" office:value-type="float" office:value="4.14010142683126" calcext:value-type="float">
            <text:p>4.14010</text:p>
          </table:table-cell>
          <table:table-cell office:value-type="float" office:value="708.670965535543" calcext:value-type="float">
            <text:p>708.67097</text:p>
          </table:table-cell>
          <table:table-cell office:value-type="float" office:value="2.92777496943215" calcext:value-type="float">
            <text:p>2.92777</text:p>
          </table:table-cell>
          <table:table-cell office:value-type="float" office:value="2.50669097202689" calcext:value-type="float">
            <text:p>2.50669</text:p>
          </table:table-cell>
          <table:table-cell office:value-type="float" office:value="407.37498282624" calcext:value-type="float">
            <text:p>407.37498282624</text:p>
          </table:table-cell>
          <table:table-cell office:value-type="float" office:value="19972.3444179332" calcext:value-type="float">
            <text:p>19972.3444179332</text:p>
          </table:table-cell>
          <table:table-cell office:value-type="float" office:value="36287.907780196" calcext:value-type="float">
            <text:p>36287.907780196</text:p>
          </table:table-cell>
          <table:table-cell office:value-type="float" office:value="750285.759196992" calcext:value-type="float">
            <text:p>750285.759196992</text:p>
          </table:table-cell>
          <table:table-cell office:value-type="float" office:value="56.1871771879483" calcext:value-type="float">
            <text:p>56.1871771879483</text:p>
          </table:table-cell>
          <table:table-cell office:value-type="float" office:value="88.4006908797648" calcext:value-type="float">
            <text:p>88.4006908797648</text:p>
          </table:table-cell>
          <table:table-cell office:value-type="float" office:value="852.411725870748" calcext:value-type="float">
            <text:p>852.411725870748</text:p>
          </table:table-cell>
          <table:table-cell office:value-type="float" office:value="-19" calcext:value-type="float">
            <text:p>-19</text:p>
          </table:table-cell>
          <table:table-cell office:value-type="float" office:value="389" calcext:value-type="float">
            <text:p>389</text:p>
          </table:table-cell>
          <table:table-cell office:value-type="float" office:value="359150" calcext:value-type="float">
            <text:p>359150</text:p>
          </table:table-cell>
          <table:table-cell office:value-type="float" office:value="0.00132249834687707" calcext:value-type="float">
            <text:p>0.001322498346877</text:p>
          </table:table-cell>
          <table:table-cell office:value-type="float" office:value="0.00387499515625605" calcext:value-type="float">
            <text:p>0.003874995156256</text:p>
          </table:table-cell>
          <table:table-cell office:value-type="float" office:value="0.460145674817906" calcext:value-type="float">
            <text:p>0.460145674817906</text:p>
          </table:table-cell>
          <table:table-cell office:value-type="float" office:value="0.0979998775001531" calcext:value-type="float">
            <text:p>0.097999877500153</text:p>
          </table:table-cell>
          <table:table-cell office:value-type="float" office:value="13.8044424207105" calcext:value-type="float">
            <text:p>13.8044424207105</text:p>
          </table:table-cell>
          <table:table-cell office:value-type="float" office:value="13.4491214453367" calcext:value-type="float">
            <text:p>13.4491214453367</text:p>
          </table:table-cell>
          <table:table-cell office:value-type="float" office:value="14.437379893962" calcext:value-type="float">
            <text:p>14.437379893962</text:p>
          </table:table-cell>
          <table:table-cell office:value-type="float" office:value="13.8044419378372" calcext:value-type="float">
            <text:p>13.8044419378372</text:p>
          </table:table-cell>
          <table:table-cell office:value-type="float" office:value="13.368327534406" calcext:value-type="float">
            <text:p>13.368327534406</text:p>
          </table:table-cell>
          <table:table-cell office:value-type="float" office:value="14.3642198464582" calcext:value-type="float">
            <text:p>14.3642198464582</text:p>
          </table:table-cell>
          <table:table-cell office:value-type="float" office:value="-0.998281445284746" calcext:value-type="float">
            <text:p>-0.998281445284746</text:p>
          </table:table-cell>
          <table:table-cell office:value-type="float" office:value="-0.902819817264987" calcext:value-type="float">
            <text:p>-0.902819817264987</text:p>
          </table:table-cell>
          <table:table-cell office:value-type="float" office:value="-1.0458657398085" calcext:value-type="float">
            <text:p>-1.0458657398085</text:p>
          </table:table-cell>
          <table:table-cell office:value-type="float" office:value="0.0180877910486928" calcext:value-type="float">
            <text:p>0.018087791048693</text:p>
          </table:table-cell>
          <table:table-cell office:value-type="float" office:value="0.0211452620050846" calcext:value-type="float">
            <text:p>0.021145262005085</text:p>
          </table:table-cell>
          <table:table-cell office:value-type="float" office:value="0.0191557152331925" calcext:value-type="float">
            <text:p>0.019155715233193</text:p>
          </table:table-cell>
          <table:table-cell office:value-type="float" office:value="-0.514815208311394" calcext:value-type="float">
            <text:p>-0.514815208311394</text:p>
          </table:table-cell>
          <table:table-cell office:value-type="float" office:value="-0.521467306852459" calcext:value-type="float">
            <text:p>-0.521467306852459</text:p>
          </table:table-cell>
          <table:table-cell office:value-type="float" office:value="-0.450735701000332" calcext:value-type="float">
            <text:p>-0.45073570100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7.csv</text:p>
          </table:table-cell>
          <table:table-cell office:value-type="float" office:value="-1.42527196841004" calcext:value-type="float">
            <text:p>-1.42527</text:p>
          </table:table-cell>
          <table:table-cell office:value-type="float" office:value="3.3649770437787" calcext:value-type="float">
            <text:p>3.36498</text:p>
          </table:table-cell>
          <table:table-cell office:value-type="float" office:value="776.851980185025" calcext:value-type="float">
            <text:p>776.85198</text:p>
          </table:table-cell>
          <table:table-cell table:number-columns-repeated="2" office:value-type="float" office:value="4.34782446983868" calcext:value-type="float">
            <text:p>4.34782</text:p>
          </table:table-cell>
          <table:table-cell office:value-type="float" office:value="884.437818986406" calcext:value-type="float">
            <text:p>884.43782</text:p>
          </table:table-cell>
          <table:table-cell office:value-type="float" office:value="4.10757561544429" calcext:value-type="float">
            <text:p>4.10758</text:p>
          </table:table-cell>
          <table:table-cell office:value-type="float" office:value="2.75327207434543" calcext:value-type="float">
            <text:p>2.75327</text:p>
          </table:table-cell>
          <table:table-cell office:value-type="float" office:value="422.766196065906" calcext:value-type="float">
            <text:p>422.766196065906</text:p>
          </table:table-cell>
          <table:table-cell office:value-type="float" office:value="5304.76149863225" calcext:value-type="float">
            <text:p>5304.76149863225</text:p>
          </table:table-cell>
          <table:table-cell office:value-type="float" office:value="25804.5802964005" calcext:value-type="float">
            <text:p>25804.5802964005</text:p>
          </table:table-cell>
          <table:table-cell office:value-type="float" office:value="691683.389270248" calcext:value-type="float">
            <text:p>691683.389270248</text:p>
          </table:table-cell>
          <table:table-cell office:value-type="float" office:value="20.7975462391678" calcext:value-type="float">
            <text:p>20.7975462391678</text:p>
          </table:table-cell>
          <table:table-cell office:value-type="float" office:value="68.711258236055" calcext:value-type="float">
            <text:p>68.711258236055</text:p>
          </table:table-cell>
          <table:table-cell office:value-type="float" office:value="801.96770299655" calcext:value-type="float">
            <text:p>801.96770299655</text:p>
          </table:table-cell>
          <table:table-cell office:value-type="float" office:value="-19" calcext:value-type="float">
            <text:p>-19</text:p>
          </table:table-cell>
          <table:table-cell office:value-type="float" office:value="269" calcext:value-type="float">
            <text:p>269</text:p>
          </table:table-cell>
          <table:table-cell office:value-type="float" office:value="365405" calcext:value-type="float">
            <text:p>365405</text:p>
          </table:table-cell>
          <table:table-cell office:value-type="float" office:value="0.00138749826562717" calcext:value-type="float">
            <text:p>0.001387498265627</text:p>
          </table:table-cell>
          <table:table-cell office:value-type="float" office:value="0.00699999125001094" calcext:value-type="float">
            <text:p>0.006999991250011</text:p>
          </table:table-cell>
          <table:table-cell office:value-type="float" office:value="34.3124483594395" calcext:value-type="float">
            <text:p>34.3124483594395</text:p>
          </table:table-cell>
          <table:table-cell office:value-type="float" office:value="42.4586969266288" calcext:value-type="float">
            <text:p>42.4586969266288</text:p>
          </table:table-cell>
          <table:table-cell office:value-type="float" office:value="16.2640962121775" calcext:value-type="float">
            <text:p>16.2640962121775</text:p>
          </table:table-cell>
          <table:table-cell office:value-type="float" office:value="15.8456869492224" calcext:value-type="float">
            <text:p>15.8456869492224</text:p>
          </table:table-cell>
          <table:table-cell office:value-type="float" office:value="16.1630863294514" calcext:value-type="float">
            <text:p>16.1630863294514</text:p>
          </table:table-cell>
          <table:table-cell office:value-type="float" office:value="16.2073222411761" calcext:value-type="float">
            <text:p>16.2073222411761</text:p>
          </table:table-cell>
          <table:table-cell office:value-type="float" office:value="15.8295878658243" calcext:value-type="float">
            <text:p>15.8295878658243</text:p>
          </table:table-cell>
          <table:table-cell office:value-type="float" office:value="16.1441769372892" calcext:value-type="float">
            <text:p>16.1441769372892</text:p>
          </table:table-cell>
          <table:table-cell office:value-type="float" office:value="-1.18644907962865" calcext:value-type="float">
            <text:p>-1.18644907962865</text:p>
          </table:table-cell>
          <table:table-cell office:value-type="float" office:value="-1.15829248711267" calcext:value-type="float">
            <text:p>-1.15829248711267</text:p>
          </table:table-cell>
          <table:table-cell office:value-type="float" office:value="-1.19730232868222" calcext:value-type="float">
            <text:p>-1.19730232868222</text:p>
          </table:table-cell>
          <table:table-cell office:value-type="float" office:value="0.0123198092864989" calcext:value-type="float">
            <text:p>0.012319809286499</text:p>
          </table:table-cell>
          <table:table-cell office:value-type="float" office:value="0.0143245740071816" calcext:value-type="float">
            <text:p>0.014324574007182</text:p>
          </table:table-cell>
          <table:table-cell office:value-type="float" office:value="0.0126796027386749" calcext:value-type="float">
            <text:p>0.012679602738675</text:p>
          </table:table-cell>
          <table:table-cell office:value-type="float" office:value="0.981482107496553" calcext:value-type="float">
            <text:p>0.981482107496553</text:p>
          </table:table-cell>
          <table:table-cell office:value-type="float" office:value="0.987309981293069" calcext:value-type="float">
            <text:p>0.987309981293069</text:p>
          </table:table-cell>
          <table:table-cell office:value-type="float" office:value="0.987611253496286" calcext:value-type="float">
            <text:p>0.987611253496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8.csv</text:p>
          </table:table-cell>
          <table:table-cell office:value-type="float" office:value="-2.25983342520822" calcext:value-type="float">
            <text:p>-2.25983</text:p>
          </table:table-cell>
          <table:table-cell office:value-type="float" office:value="3.02170747286566" calcext:value-type="float">
            <text:p>3.02171</text:p>
          </table:table-cell>
          <table:table-cell office:value-type="float" office:value="671.91818385227" calcext:value-type="float">
            <text:p>671.91818</text:p>
          </table:table-cell>
          <table:table-cell table:number-columns-repeated="2" office:value-type="float" office:value="3.95364252441827" calcext:value-type="float">
            <text:p>3.95364</text:p>
          </table:table-cell>
          <table:table-cell office:value-type="float" office:value="796.435919481933" calcext:value-type="float">
            <text:p>796.43592</text:p>
          </table:table-cell>
          <table:table-cell office:value-type="float" office:value="3.24413965500873" calcext:value-type="float">
            <text:p>3.24414</text:p>
          </table:table-cell>
          <table:table-cell office:value-type="float" office:value="2.5496221601085" calcext:value-type="float">
            <text:p>2.54962</text:p>
          </table:table-cell>
          <table:table-cell office:value-type="float" office:value="427.593414413388" calcext:value-type="float">
            <text:p>427.593414413388</text:p>
          </table:table-cell>
          <table:table-cell office:value-type="float" office:value="14155.1503866004" calcext:value-type="float">
            <text:p>14155.1503866004</text:p>
          </table:table-cell>
          <table:table-cell office:value-type="float" office:value="36368.1265189474" calcext:value-type="float">
            <text:p>36368.1265189474</text:p>
          </table:table-cell>
          <table:table-cell office:value-type="float" office:value="708722.726955544" calcext:value-type="float">
            <text:p>708722.726955544</text:p>
          </table:table-cell>
          <table:table-cell office:value-type="float" office:value="43.3387821772093" calcext:value-type="float">
            <text:p>43.3387821772093</text:p>
          </table:table-cell>
          <table:table-cell office:value-type="float" office:value="88.8251338268096" calcext:value-type="float">
            <text:p>88.8251338268096</text:p>
          </table:table-cell>
          <table:table-cell office:value-type="float" office:value="816.756451426499" calcext:value-type="float">
            <text:p>816.756451426499</text:p>
          </table:table-cell>
          <table:table-cell office:value-type="float" office:value="-89" calcext:value-type="float">
            <text:p>-89</text:p>
          </table:table-cell>
          <table:table-cell office:value-type="float" office:value="86" calcext:value-type="float">
            <text:p>86</text:p>
          </table:table-cell>
          <table:table-cell office:value-type="float" office:value="371714" calcext:value-type="float">
            <text:p>371714</text:p>
          </table:table-cell>
          <table:table-cell office:value-type="float" office:value="0.00288874638906701" calcext:value-type="float">
            <text:p>0.002888746389067</text:p>
          </table:table-cell>
          <table:table-cell office:value-type="float" office:value="0.0182499771875285" calcext:value-type="float">
            <text:p>0.018249977187529</text:p>
          </table:table-cell>
          <table:table-cell office:value-type="float" office:value="5.7136753579058" calcext:value-type="float">
            <text:p>5.7136753579058</text:p>
          </table:table-cell>
          <table:table-cell office:value-type="float" office:value="14.3402320747099" calcext:value-type="float">
            <text:p>14.3402320747099</text:p>
          </table:table-cell>
          <table:table-cell office:value-type="float" office:value="14.4338276136573" calcext:value-type="float">
            <text:p>14.4338276136573</text:p>
          </table:table-cell>
          <table:table-cell office:value-type="float" office:value="15.3211438567161" calcext:value-type="float">
            <text:p>15.3211438567161</text:p>
          </table:table-cell>
          <table:table-cell office:value-type="float" office:value="15.127635479258" calcext:value-type="float">
            <text:p>15.127635479258</text:p>
          </table:table-cell>
          <table:table-cell office:value-type="float" office:value="14.3853452722562" calcext:value-type="float">
            <text:p>14.3853452722562</text:p>
          </table:table-cell>
          <table:table-cell office:value-type="float" office:value="15.1974878674953" calcext:value-type="float">
            <text:p>15.1974878674953</text:p>
          </table:table-cell>
          <table:table-cell office:value-type="float" office:value="15.1028941266125" calcext:value-type="float">
            <text:p>15.1028941266125</text:p>
          </table:table-cell>
          <table:table-cell office:value-type="float" office:value="-1.029616969871" calcext:value-type="float">
            <text:p>-1.029616969871</text:p>
          </table:table-cell>
          <table:table-cell office:value-type="float" office:value="-1.10267734478629" calcext:value-type="float">
            <text:p>-1.10267734478629</text:p>
          </table:table-cell>
          <table:table-cell office:value-type="float" office:value="-1.11788043363154" calcext:value-type="float">
            <text:p>-1.11788043363154</text:p>
          </table:table-cell>
          <table:table-cell office:value-type="float" office:value="0.0165687153812004" calcext:value-type="float">
            <text:p>0.0165687153812</text:p>
          </table:table-cell>
          <table:table-cell office:value-type="float" office:value="0.0167478419168709" calcext:value-type="float">
            <text:p>0.016747841916871</text:p>
          </table:table-cell>
          <table:table-cell office:value-type="float" office:value="0.0170406508850597" calcext:value-type="float">
            <text:p>0.01704065088506</text:p>
          </table:table-cell>
          <table:table-cell office:value-type="float" office:value="0.996231282070836" calcext:value-type="float">
            <text:p>0.996231282070836</text:p>
          </table:table-cell>
          <table:table-cell office:value-type="float" office:value="0.996310770222004" calcext:value-type="float">
            <text:p>0.996310770222004</text:p>
          </table:table-cell>
          <table:table-cell office:value-type="float" office:value="0.995028961871945" calcext:value-type="float">
            <text:p>0.99502896187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9.csv</text:p>
          </table:table-cell>
          <table:table-cell office:value-type="float" office:value="-2.92512134359832" calcext:value-type="float">
            <text:p>-2.92512</text:p>
          </table:table-cell>
          <table:table-cell office:value-type="float" office:value="3.17984102519872" calcext:value-type="float">
            <text:p>3.17984</text:p>
          </table:table-cell>
          <table:table-cell office:value-type="float" office:value="568.774349032064" calcext:value-type="float">
            <text:p>568.77435</text:p>
          </table:table-cell>
          <table:table-cell table:number-columns-repeated="2" office:value-type="float" office:value="3.97192620522496" calcext:value-type="float">
            <text:p>3.97193</text:p>
          </table:table-cell>
          <table:table-cell office:value-type="float" office:value="715.440365906798" calcext:value-type="float">
            <text:p>715.44037</text:p>
          </table:table-cell>
          <table:table-cell office:value-type="float" office:value="2.68698025764581" calcext:value-type="float">
            <text:p>2.68698</text:p>
          </table:table-cell>
          <table:table-cell office:value-type="float" office:value="2.38008588799143" calcext:value-type="float">
            <text:p>2.38009</text:p>
          </table:table-cell>
          <table:table-cell office:value-type="float" office:value="433.993844486308" calcext:value-type="float">
            <text:p>433.993844486308</text:p>
          </table:table-cell>
          <table:table-cell office:value-type="float" office:value="31191.6787063893" calcext:value-type="float">
            <text:p>31191.6787063893</text:p>
          </table:table-cell>
          <table:table-cell office:value-type="float" office:value="49517.6441156049" calcext:value-type="float">
            <text:p>49517.6441156049</text:p>
          </table:table-cell>
          <table:table-cell office:value-type="float" office:value="715616.784698241" calcext:value-type="float">
            <text:p>715616.784698241</text:p>
          </table:table-cell>
          <table:table-cell office:value-type="float" office:value="78.5093323290154" calcext:value-type="float">
            <text:p>78.5093323290154</text:p>
          </table:table-cell>
          <table:table-cell office:value-type="float" office:value="111.515790339893" calcext:value-type="float">
            <text:p>111.515790339893</text:p>
          </table:table-cell>
          <table:table-cell office:value-type="float" office:value="822.778460648609" calcext:value-type="float">
            <text:p>822.778460648609</text:p>
          </table:table-cell>
          <table:table-cell office:value-type="float" office:value="-73" calcext:value-type="float">
            <text:p>-73</text:p>
          </table:table-cell>
          <table:table-cell office:value-type="float" office:value="73" calcext:value-type="float">
            <text:p>73</text:p>
          </table:table-cell>
          <table:table-cell office:value-type="float" office:value="378077" calcext:value-type="float">
            <text:p>378077</text:p>
          </table:table-cell>
          <table:table-cell office:value-type="float" office:value="0.00200749749062814" calcext:value-type="float">
            <text:p>0.002007497490628</text:p>
          </table:table-cell>
          <table:table-cell office:value-type="float" office:value="0.00762499046876191" calcext:value-type="float">
            <text:p>0.007624990468762</text:p>
          </table:table-cell>
          <table:table-cell office:value-type="float" office:value="0.975081281148399" calcext:value-type="float">
            <text:p>0.975081281148399</text:p>
          </table:table-cell>
          <table:table-cell office:value-type="float" office:value="1.83087271140911" calcext:value-type="float">
            <text:p>1.83087271140911</text:p>
          </table:table-cell>
          <table:table-cell office:value-type="float" office:value="13.9657463977909" calcext:value-type="float">
            <text:p>13.9657463977909</text:p>
          </table:table-cell>
          <table:table-cell office:value-type="float" office:value="13.1598549012812" calcext:value-type="float">
            <text:p>13.1598549012812</text:p>
          </table:table-cell>
          <table:table-cell office:value-type="float" office:value="14.1615852065325" calcext:value-type="float">
            <text:p>14.1615852065325</text:p>
          </table:table-cell>
          <table:table-cell office:value-type="float" office:value="13.9657455174534" calcext:value-type="float">
            <text:p>13.9657455174534</text:p>
          </table:table-cell>
          <table:table-cell office:value-type="float" office:value="13.0746421837974" calcext:value-type="float">
            <text:p>13.0746421837974</text:p>
          </table:table-cell>
          <table:table-cell office:value-type="float" office:value="14.0887014621735" calcext:value-type="float">
            <text:p>14.0887014621735</text:p>
          </table:table-cell>
          <table:table-cell office:value-type="float" office:value="-0.941957852848452" calcext:value-type="float">
            <text:p>-0.941957852848452</text:p>
          </table:table-cell>
          <table:table-cell office:value-type="float" office:value="-0.766128128551021" calcext:value-type="float">
            <text:p>-0.766128128551021</text:p>
          </table:table-cell>
          <table:table-cell office:value-type="float" office:value="-0.937279576685197" calcext:value-type="float">
            <text:p>-0.937279576685197</text:p>
          </table:table-cell>
          <table:table-cell office:value-type="float" office:value="0.0191128937999038" calcext:value-type="float">
            <text:p>0.019112893799904</text:p>
          </table:table-cell>
          <table:table-cell office:value-type="float" office:value="0.0270549588956084" calcext:value-type="float">
            <text:p>0.027054958895608</text:p>
          </table:table-cell>
          <table:table-cell office:value-type="float" office:value="0.0194361464835584" calcext:value-type="float">
            <text:p>0.019436146483558</text:p>
          </table:table-cell>
          <table:table-cell office:value-type="float" office:value="-0.549976553961578" calcext:value-type="float">
            <text:p>-0.549976553961578</text:p>
          </table:table-cell>
          <table:table-cell office:value-type="float" office:value="-0.469112170100268" calcext:value-type="float">
            <text:p>-0.469112170100268</text:p>
          </table:table-cell>
          <table:table-cell office:value-type="float" office:value="-0.469316143151664" calcext:value-type="float">
            <text:p>-0.46931614315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0.csv</text:p>
          </table:table-cell>
          <table:table-cell office:value-type="float" office:value="-2.92322884596394" calcext:value-type="float">
            <text:p>-2.92323</text:p>
          </table:table-cell>
          <table:table-cell office:value-type="float" office:value="3.39877075153656" calcext:value-type="float">
            <text:p>3.39877</text:p>
          </table:table-cell>
          <table:table-cell office:value-type="float" office:value="623.160158549802" calcext:value-type="float">
            <text:p>623.16016</text:p>
          </table:table-cell>
          <table:table-cell table:number-columns-repeated="2" office:value-type="float" office:value="4.30813408565424" calcext:value-type="float">
            <text:p>4.30813</text:p>
          </table:table-cell>
          <table:table-cell office:value-type="float" office:value="769.963808676854" calcext:value-type="float">
            <text:p>769.96381</text:p>
          </table:table-cell>
          <table:table-cell office:value-type="float" office:value="3.16460936200666" calcext:value-type="float">
            <text:p>3.16461</text:p>
          </table:table-cell>
          <table:table-cell office:value-type="float" office:value="2.64733388118603" calcext:value-type="float">
            <text:p>2.64733</text:p>
          </table:table-cell>
          <table:table-cell office:value-type="float" office:value="452.234102504834" calcext:value-type="float">
            <text:p>452.234102504834</text:p>
          </table:table-cell>
          <table:table-cell office:value-type="float" office:value="16763.7280737435" calcext:value-type="float">
            <text:p>16763.7280737435</text:p>
          </table:table-cell>
          <table:table-cell office:value-type="float" office:value="33433.5509338245" calcext:value-type="float">
            <text:p>33433.5509338245</text:p>
          </table:table-cell>
          <table:table-cell office:value-type="float" office:value="648925.340431765" calcext:value-type="float">
            <text:p>648925.340431765</text:p>
          </table:table-cell>
          <table:table-cell office:value-type="float" office:value="49.2556145857182" calcext:value-type="float">
            <text:p>49.2556145857182</text:p>
          </table:table-cell>
          <table:table-cell office:value-type="float" office:value="83.3463555553816" calcext:value-type="float">
            <text:p>83.3463555553816</text:p>
          </table:table-cell>
          <table:table-cell office:value-type="float" office:value="764.508335321577" calcext:value-type="float">
            <text:p>764.508335321577</text:p>
          </table:table-cell>
          <table:table-cell office:value-type="float" office:value="-20" calcext:value-type="float">
            <text:p>-20</text:p>
          </table:table-cell>
          <table:table-cell office:value-type="float" office:value="305" calcext:value-type="float">
            <text:p>305</text:p>
          </table:table-cell>
          <table:table-cell office:value-type="float" office:value="384494" calcext:value-type="float">
            <text:p>384494</text:p>
          </table:table-cell>
          <table:table-cell office:value-type="float" office:value="0.00165874792656509" calcext:value-type="float">
            <text:p>0.001658747926565</text:p>
          </table:table-cell>
          <table:table-cell office:value-type="float" office:value="0.0243749695312881" calcext:value-type="float">
            <text:p>0.024374969531288</text:p>
          </table:table-cell>
          <table:table-cell office:value-type="float" office:value="9.6682641646698" calcext:value-type="float">
            <text:p>9.6682641646698</text:p>
          </table:table-cell>
          <table:table-cell office:value-type="float" office:value="13.7228578464277" calcext:value-type="float">
            <text:p>13.7228578464277</text:p>
          </table:table-cell>
          <table:table-cell office:value-type="float" office:value="14.4140622412113" calcext:value-type="float">
            <text:p>14.4140622412113</text:p>
          </table:table-cell>
          <table:table-cell office:value-type="float" office:value="14.1043596569925" calcext:value-type="float">
            <text:p>14.1043596569925</text:p>
          </table:table-cell>
          <table:table-cell office:value-type="float" office:value="14.7126478555864" calcext:value-type="float">
            <text:p>14.7126478555864</text:p>
          </table:table-cell>
          <table:table-cell office:value-type="float" office:value="14.4140526623464" calcext:value-type="float">
            <text:p>14.4140526623464</text:p>
          </table:table-cell>
          <table:table-cell office:value-type="float" office:value="14.0269255965937" calcext:value-type="float">
            <text:p>14.0269255965937</text:p>
          </table:table-cell>
          <table:table-cell office:value-type="float" office:value="14.642920116894" calcext:value-type="float">
            <text:p>14.642920116894</text:p>
          </table:table-cell>
          <table:table-cell office:value-type="float" office:value="-0.956669550634486" calcext:value-type="float">
            <text:p>-0.956669550634486</text:p>
          </table:table-cell>
          <table:table-cell office:value-type="float" office:value="-0.886621090618175" calcext:value-type="float">
            <text:p>-0.886621090618175</text:p>
          </table:table-cell>
          <table:table-cell office:value-type="float" office:value="-0.950205564944221" calcext:value-type="float">
            <text:p>-0.950205564944221</text:p>
          </table:table-cell>
          <table:table-cell office:value-type="float" office:value="0.0180031799569013" calcext:value-type="float">
            <text:p>0.018003179956901</text:p>
          </table:table-cell>
          <table:table-cell office:value-type="float" office:value="0.0196285760917915" calcext:value-type="float">
            <text:p>0.019628576091792</text:p>
          </table:table-cell>
          <table:table-cell office:value-type="float" office:value="0.0197154834981151" calcext:value-type="float">
            <text:p>0.019715483498115</text:p>
          </table:table-cell>
          <table:table-cell office:value-type="float" office:value="-0.548364407900269" calcext:value-type="float">
            <text:p>-0.548364407900269</text:p>
          </table:table-cell>
          <table:table-cell office:value-type="float" office:value="-0.463146133584504" calcext:value-type="float">
            <text:p>-0.463146133584504</text:p>
          </table:table-cell>
          <table:table-cell office:value-type="float" office:value="-0.47250739333204" calcext:value-type="float">
            <text:p>-0.47250739333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1.csv</text:p>
          </table:table-cell>
          <table:table-cell office:value-type="float" office:value="-1.21913472608159" calcext:value-type="float">
            <text:p>-1.21913</text:p>
          </table:table-cell>
          <table:table-cell office:value-type="float" office:value="2.91660260424674" calcext:value-type="float">
            <text:p>2.91660</text:p>
          </table:table-cell>
          <table:table-cell office:value-type="float" office:value="547.593051758685" calcext:value-type="float">
            <text:p>547.59305</text:p>
          </table:table-cell>
          <table:table-cell table:number-columns-repeated="2" office:value-type="float" office:value="3.85444031982755" calcext:value-type="float">
            <text:p>3.85444</text:p>
          </table:table-cell>
          <table:table-cell office:value-type="float" office:value="703.502978698881" calcext:value-type="float">
            <text:p>703.50298</text:p>
          </table:table-cell>
          <table:table-cell office:value-type="float" office:value="3.65655858681004" calcext:value-type="float">
            <text:p>3.65656</text:p>
          </table:table-cell>
          <table:table-cell office:value-type="float" office:value="2.51994829867864" calcext:value-type="float">
            <text:p>2.51995</text:p>
          </table:table-cell>
          <table:table-cell office:value-type="float" office:value="441.654039609974" calcext:value-type="float">
            <text:p>441.654039609974</text:p>
          </table:table-cell>
          <table:table-cell office:value-type="float" office:value="9662.27491665871" calcext:value-type="float">
            <text:p>9662.27491665871</text:p>
          </table:table-cell>
          <table:table-cell office:value-type="float" office:value="42187.2463074573" calcext:value-type="float">
            <text:p>42187.2463074573</text:p>
          </table:table-cell>
          <table:table-cell office:value-type="float" office:value="763300.641041713" calcext:value-type="float">
            <text:p>763300.641041713</text:p>
          </table:table-cell>
          <table:table-cell office:value-type="float" office:value="32.5968895727309" calcext:value-type="float">
            <text:p>32.5968895727309</text:p>
          </table:table-cell>
          <table:table-cell office:value-type="float" office:value="99.1281809948048" calcext:value-type="float">
            <text:p>99.1281809948048</text:p>
          </table:table-cell>
          <table:table-cell office:value-type="float" office:value="863.47835155399" calcext:value-type="float">
            <text:p>863.47835155399</text:p>
          </table:table-cell>
          <table:table-cell office:value-type="float" office:value="-64" calcext:value-type="float">
            <text:p>-64</text:p>
          </table:table-cell>
          <table:table-cell office:value-type="float" office:value="158" calcext:value-type="float">
            <text:p>158</text:p>
          </table:table-cell>
          <table:table-cell office:value-type="float" office:value="390965" calcext:value-type="float">
            <text:p>390965</text:p>
          </table:table-cell>
          <table:table-cell office:value-type="float" office:value="0.00240499699375376" calcext:value-type="float">
            <text:p>0.002404996993754</text:p>
          </table:table-cell>
          <table:table-cell office:value-type="float" office:value="0.0127499840625199" calcext:value-type="float">
            <text:p>0.01274998406252</text:p>
          </table:table-cell>
          <table:table-cell office:value-type="float" office:value="0.546673066658667" calcext:value-type="float">
            <text:p>0.546673066658667</text:p>
          </table:table-cell>
          <table:table-cell office:value-type="float" office:value="0.0359999550000562" calcext:value-type="float">
            <text:p>0.035999955000056</text:p>
          </table:table-cell>
          <table:table-cell office:value-type="float" office:value="13.8415552057631" calcext:value-type="float">
            <text:p>13.8415552057631</text:p>
          </table:table-cell>
          <table:table-cell office:value-type="float" office:value="13.0181001652059" calcext:value-type="float">
            <text:p>13.0181001652059</text:p>
          </table:table-cell>
          <table:table-cell office:value-type="float" office:value="13.6577256281258" calcext:value-type="float">
            <text:p>13.6577256281258</text:p>
          </table:table-cell>
          <table:table-cell office:value-type="float" office:value="13.8055544081061" calcext:value-type="float">
            <text:p>13.8055544081061</text:p>
          </table:table-cell>
          <table:table-cell office:value-type="float" office:value="13.0168945307178" calcext:value-type="float">
            <text:p>13.0168945307178</text:p>
          </table:table-cell>
          <table:table-cell office:value-type="float" office:value="13.6576537502593" calcext:value-type="float">
            <text:p>13.6576537502593</text:p>
          </table:table-cell>
          <table:table-cell office:value-type="float" office:value="-0.880825818408576" calcext:value-type="float">
            <text:p>-0.880825818408576</text:p>
          </table:table-cell>
          <table:table-cell office:value-type="float" office:value="-0.725360176529451" calcext:value-type="float">
            <text:p>-0.725360176529451</text:p>
          </table:table-cell>
          <table:table-cell office:value-type="float" office:value="-0.845214822705959" calcext:value-type="float">
            <text:p>-0.845214822705959</text:p>
          </table:table-cell>
          <table:table-cell office:value-type="float" office:value="0.0236864851222414" calcext:value-type="float">
            <text:p>0.023686485122241</text:p>
          </table:table-cell>
          <table:table-cell office:value-type="float" office:value="0.0262379787953292" calcext:value-type="float">
            <text:p>0.026237978795329</text:p>
          </table:table-cell>
          <table:table-cell office:value-type="float" office:value="0.0257726284789868" calcext:value-type="float">
            <text:p>0.025772628478987</text:p>
          </table:table-cell>
          <table:table-cell office:value-type="float" office:value="0.992608559266647" calcext:value-type="float">
            <text:p>0.992608559266647</text:p>
          </table:table-cell>
          <table:table-cell office:value-type="float" office:value="0.991625733437112" calcext:value-type="float">
            <text:p>0.991625733437112</text:p>
          </table:table-cell>
          <table:table-cell office:value-type="float" office:value="0.992623224059087" calcext:value-type="float">
            <text:p>0.992623224059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2.csv</text:p>
          </table:table-cell>
          <table:table-cell office:value-type="float" office:value="-2.91820635224206" calcext:value-type="float">
            <text:p>-2.91821</text:p>
          </table:table-cell>
          <table:table-cell office:value-type="float" office:value="3.91075761155299" calcext:value-type="float">
            <text:p>3.91076</text:p>
          </table:table-cell>
          <table:table-cell office:value-type="float" office:value="526.281524648094" calcext:value-type="float">
            <text:p>526.28152</text:p>
          </table:table-cell>
          <table:table-cell table:number-columns-repeated="2" office:value-type="float" office:value="5.01504671579768" calcext:value-type="float">
            <text:p>5.01505</text:p>
          </table:table-cell>
          <table:table-cell office:value-type="float" office:value="694.067014429244" calcext:value-type="float">
            <text:p>694.06701</text:p>
          </table:table-cell>
          <table:table-cell office:value-type="float" office:value="4.07857392324415" calcext:value-type="float">
            <text:p>4.07857</text:p>
          </table:table-cell>
          <table:table-cell office:value-type="float" office:value="3.13953316040991" calcext:value-type="float">
            <text:p>3.13953</text:p>
          </table:table-cell>
          <table:table-cell office:value-type="float" office:value="452.500582687804" calcext:value-type="float">
            <text:p>452.500582687804</text:p>
          </table:table-cell>
          <table:table-cell office:value-type="float" office:value="6492.14451603535" calcext:value-type="float">
            <text:p>6492.14451603535</text:p>
          </table:table-cell>
          <table:table-cell office:value-type="float" office:value="18034.4187856822" calcext:value-type="float">
            <text:p>18034.4187856822</text:p>
          </table:table-cell>
          <table:table-cell office:value-type="float" office:value="740345.43377454" calcext:value-type="float">
            <text:p>740345.43377454</text:p>
          </table:table-cell>
          <table:table-cell office:value-type="float" office:value="24.1752376947746" calcext:value-type="float">
            <text:p>24.1752376947746</text:p>
          </table:table-cell>
          <table:table-cell office:value-type="float" office:value="52.758253283847" calcext:value-type="float">
            <text:p>52.758253283847</text:p>
          </table:table-cell>
          <table:table-cell office:value-type="float" office:value="843.930681063469" calcext:value-type="float">
            <text:p>843.930681063469</text:p>
          </table:table-cell>
          <table:table-cell office:value-type="float" office:value="-35" calcext:value-type="float">
            <text:p>-35</text:p>
          </table:table-cell>
          <table:table-cell office:value-type="float" office:value="97" calcext:value-type="float">
            <text:p>97</text:p>
          </table:table-cell>
          <table:table-cell office:value-type="float" office:value="397490" calcext:value-type="float">
            <text:p>397490</text:p>
          </table:table-cell>
          <table:table-cell office:value-type="float" office:value="0.00413499483125646" calcext:value-type="float">
            <text:p>0.004134994831256</text:p>
          </table:table-cell>
          <table:table-cell office:value-type="float" office:value="0.143874820156475" calcext:value-type="float">
            <text:p>0.143874820156475</text:p>
          </table:table-cell>
          <table:table-cell office:value-type="float" office:value="0.578124277344653" calcext:value-type="float">
            <text:p>0.578124277344653</text:p>
          </table:table-cell>
          <table:table-cell office:value-type="float" office:value="0.370624536719329" calcext:value-type="float">
            <text:p>0.370624536719329</text:p>
          </table:table-cell>
          <table:table-cell office:value-type="float" office:value="13.8074996538545" calcext:value-type="float">
            <text:p>13.8074996538545</text:p>
          </table:table-cell>
          <table:table-cell office:value-type="float" office:value="12.5384439718124" calcext:value-type="float">
            <text:p>12.5384439718124</text:p>
          </table:table-cell>
          <table:table-cell office:value-type="float" office:value="13.3574661041166" calcext:value-type="float">
            <text:p>13.3574661041166</text:p>
          </table:table-cell>
          <table:table-cell office:value-type="float" office:value="13.8074937763519" calcext:value-type="float">
            <text:p>13.8074937763519</text:p>
          </table:table-cell>
          <table:table-cell office:value-type="float" office:value="12.4492555208194" calcext:value-type="float">
            <text:p>12.4492555208194</text:p>
          </table:table-cell>
          <table:table-cell office:value-type="float" office:value="13.2798265146465" calcext:value-type="float">
            <text:p>13.2798265146465</text:p>
          </table:table-cell>
          <table:table-cell office:value-type="float" office:value="-0.862648657551358" calcext:value-type="float">
            <text:p>-0.862648657551358</text:p>
          </table:table-cell>
          <table:table-cell office:value-type="float" office:value="-0.498595383655968" calcext:value-type="float">
            <text:p>-0.498595383655968</text:p>
          </table:table-cell>
          <table:table-cell office:value-type="float" office:value="-0.725580377466963" calcext:value-type="float">
            <text:p>-0.725580377466963</text:p>
          </table:table-cell>
          <table:table-cell office:value-type="float" office:value="0.0207874039374378" calcext:value-type="float">
            <text:p>0.020787403937438</text:p>
          </table:table-cell>
          <table:table-cell office:value-type="float" office:value="0.0323518588625924" calcext:value-type="float">
            <text:p>0.032351858862592</text:p>
          </table:table-cell>
          <table:table-cell office:value-type="float" office:value="0.027197282412147" calcext:value-type="float">
            <text:p>0.027197282412147</text:p>
          </table:table-cell>
          <table:table-cell office:value-type="float" office:value="-0.547858098582144" calcext:value-type="float">
            <text:p>-0.547858098582144</text:p>
          </table:table-cell>
          <table:table-cell office:value-type="float" office:value="-0.460291682192632" calcext:value-type="float">
            <text:p>-0.460291682192632</text:p>
          </table:table-cell>
          <table:table-cell office:value-type="float" office:value="-0.466651099974352" calcext:value-type="float">
            <text:p>-0.466651099974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3.csv</text:p>
          </table:table-cell>
          <table:table-cell office:value-type="float" office:value="-2.21742472821909" calcext:value-type="float">
            <text:p>-2.21742</text:p>
          </table:table-cell>
          <table:table-cell office:value-type="float" office:value="3.66235042206197" calcext:value-type="float">
            <text:p>3.66235</text:p>
          </table:table-cell>
          <table:table-cell office:value-type="float" office:value="644.565669292913" calcext:value-type="float">
            <text:p>644.56567</text:p>
          </table:table-cell>
          <table:table-cell table:number-columns-repeated="2" office:value-type="float" office:value="4.74017715000196" calcext:value-type="float">
            <text:p>4.74018</text:p>
          </table:table-cell>
          <table:table-cell office:value-type="float" office:value="793.551859818757" calcext:value-type="float">
            <text:p>793.55186</text:p>
          </table:table-cell>
          <table:table-cell office:value-type="float" office:value="4.18954734882937" calcext:value-type="float">
            <text:p>4.18955</text:p>
          </table:table-cell>
          <table:table-cell office:value-type="float" office:value="3.00939675008518" calcext:value-type="float">
            <text:p>3.00940</text:p>
          </table:table-cell>
          <table:table-cell office:value-type="float" office:value="462.881898750411" calcext:value-type="float">
            <text:p>462.881898750411</text:p>
          </table:table-cell>
          <table:table-cell office:value-type="float" office:value="6009.96798609818" calcext:value-type="float">
            <text:p>6009.96798609818</text:p>
          </table:table-cell>
          <table:table-cell office:value-type="float" office:value="22099.0960498644" calcext:value-type="float">
            <text:p>22099.0960498644</text:p>
          </table:table-cell>
          <table:table-cell office:value-type="float" office:value="721234.678983554" calcext:value-type="float">
            <text:p>721234.678983554</text:p>
          </table:table-cell>
          <table:table-cell office:value-type="float" office:value="22.7477792376057" calcext:value-type="float">
            <text:p>22.7477792376057</text:p>
          </table:table-cell>
          <table:table-cell office:value-type="float" office:value="61.329582218052" calcext:value-type="float">
            <text:p>61.329582218052</text:p>
          </table:table-cell>
          <table:table-cell office:value-type="float" office:value="827.597324215789" calcext:value-type="float">
            <text:p>827.597324215789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  <table:table-cell office:value-type="float" office:value="404069" calcext:value-type="float">
            <text:p>404069</text:p>
          </table:table-cell>
          <table:table-cell office:value-type="float" office:value="0.00241624697969128" calcext:value-type="float">
            <text:p>0.002416246979691</text:p>
          </table:table-cell>
          <table:table-cell office:value-type="float" office:value="0.0253749682812896" calcext:value-type="float">
            <text:p>0.02537496828129</text:p>
          </table:table-cell>
          <table:table-cell office:value-type="float" office:value="3.43866195167256" calcext:value-type="float">
            <text:p>3.43866195167256</text:p>
          </table:table-cell>
          <table:table-cell office:value-type="float" office:value="7.20536599329251" calcext:value-type="float">
            <text:p>7.20536599329251</text:p>
          </table:table-cell>
          <table:table-cell office:value-type="float" office:value="14.1420313694209" calcext:value-type="float">
            <text:p>14.1420313694209</text:p>
          </table:table-cell>
          <table:table-cell office:value-type="float" office:value="14.9146217498994" calcext:value-type="float">
            <text:p>14.9146217498994</text:p>
          </table:table-cell>
          <table:table-cell office:value-type="float" office:value="14.9037805974409" calcext:value-type="float">
            <text:p>14.9037805974409</text:p>
          </table:table-cell>
          <table:table-cell office:value-type="float" office:value="14.0953044987229" calcext:value-type="float">
            <text:p>14.0953044987229</text:p>
          </table:table-cell>
          <table:table-cell office:value-type="float" office:value="14.7879848100051" calcext:value-type="float">
            <text:p>14.7879848100051</text:p>
          </table:table-cell>
          <table:table-cell office:value-type="float" office:value="14.8783256698824" calcext:value-type="float">
            <text:p>14.8783256698824</text:p>
          </table:table-cell>
          <table:table-cell office:value-type="float" office:value="-0.875895482802847" calcext:value-type="float">
            <text:p>-0.875895482802847</text:p>
          </table:table-cell>
          <table:table-cell office:value-type="float" office:value="-0.983605362089583" calcext:value-type="float">
            <text:p>-0.983605362089583</text:p>
          </table:table-cell>
          <table:table-cell office:value-type="float" office:value="-0.996523614400727" calcext:value-type="float">
            <text:p>-0.996523614400727</text:p>
          </table:table-cell>
          <table:table-cell office:value-type="float" office:value="0.025734724749905" calcext:value-type="float">
            <text:p>0.025734724749905</text:p>
          </table:table-cell>
          <table:table-cell office:value-type="float" office:value="0.0186593410622505" calcext:value-type="float">
            <text:p>0.018659341062251</text:p>
          </table:table-cell>
          <table:table-cell office:value-type="float" office:value="0.0190762190893551" calcext:value-type="float">
            <text:p>0.019076219089355</text:p>
          </table:table-cell>
          <table:table-cell office:value-type="float" office:value="0.99279108971253" calcext:value-type="float">
            <text:p>0.99279108971253</text:p>
          </table:table-cell>
          <table:table-cell office:value-type="float" office:value="0.990994297757445" calcext:value-type="float">
            <text:p>0.990994297757445</text:p>
          </table:table-cell>
          <table:table-cell office:value-type="float" office:value="0.989358333505127" calcext:value-type="float">
            <text:p>0.989358333505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4.csv</text:p>
          </table:table-cell>
          <table:table-cell office:value-type="float" office:value="-1.44334944581319" calcext:value-type="float">
            <text:p>-1.44335</text:p>
          </table:table-cell>
          <table:table-cell office:value-type="float" office:value="4.120813598983" calcext:value-type="float">
            <text:p>4.12081</text:p>
          </table:table-cell>
          <table:table-cell office:value-type="float" office:value="716.823132721084" calcext:value-type="float">
            <text:p>716.82313</text:p>
          </table:table-cell>
          <table:table-cell table:number-columns-repeated="2" office:value-type="float" office:value="5.26277271303153" calcext:value-type="float">
            <text:p>5.26277</text:p>
          </table:table-cell>
          <table:table-cell office:value-type="float" office:value="857.627359644263" calcext:value-type="float">
            <text:p>857.62736</text:p>
          </table:table-cell>
          <table:table-cell office:value-type="float" office:value="5.06098004405273" calcext:value-type="float">
            <text:p>5.06098</text:p>
          </table:table-cell>
          <table:table-cell office:value-type="float" office:value="3.27348009180841" calcext:value-type="float">
            <text:p>3.27348</text:p>
          </table:table-cell>
          <table:table-cell office:value-type="float" office:value="470.838915560642" calcext:value-type="float">
            <text:p>470.838915560642</text:p>
          </table:table-cell>
          <table:table-cell office:value-type="float" office:value="2906.90066864672" calcext:value-type="float">
            <text:p>2906.90066864672</text:p>
          </table:table-cell>
          <table:table-cell office:value-type="float" office:value="16281.2019335479" calcext:value-type="float">
            <text:p>16281.2019335479</text:p>
          </table:table-cell>
          <table:table-cell office:value-type="float" office:value="718606.067573742" calcext:value-type="float">
            <text:p>718606.067573742</text:p>
          </table:table-cell>
          <table:table-cell office:value-type="float" office:value="13.2362639279636" calcext:value-type="float">
            <text:p>13.2362639279636</text:p>
          </table:table-cell>
          <table:table-cell office:value-type="float" office:value="48.8450764926256" calcext:value-type="float">
            <text:p>48.8450764926256</text:p>
          </table:table-cell>
          <table:table-cell office:value-type="float" office:value="825.270952771568" calcext:value-type="float">
            <text:p>825.270952771568</text:p>
          </table:table-cell>
          <table:table-cell office:value-type="float" office:value="-20" calcext:value-type="float">
            <text:p>-20</text:p>
          </table:table-cell>
          <table:table-cell office:value-type="float" office:value="237" calcext:value-type="float">
            <text:p>237</text:p>
          </table:table-cell>
          <table:table-cell office:value-type="float" office:value="410702" calcext:value-type="float">
            <text:p>410702</text:p>
          </table:table-cell>
          <table:table-cell office:value-type="float" office:value="0.00304999618750477" calcext:value-type="float">
            <text:p>0.003049996187505</text:p>
          </table:table-cell>
          <table:table-cell office:value-type="float" office:value="0.108249864687669" calcext:value-type="float">
            <text:p>0.108249864687669</text:p>
          </table:table-cell>
          <table:table-cell office:value-type="float" office:value="12.4414856981429" calcext:value-type="float">
            <text:p>12.4414856981429</text:p>
          </table:table-cell>
          <table:table-cell office:value-type="float" office:value="22.3897220128475" calcext:value-type="float">
            <text:p>22.3897220128475</text:p>
          </table:table-cell>
          <table:table-cell office:value-type="float" office:value="15.5024364486064" calcext:value-type="float">
            <text:p>15.5024364486064</text:p>
          </table:table-cell>
          <table:table-cell office:value-type="float" office:value="15.1194775621298" calcext:value-type="float">
            <text:p>15.1194775621298</text:p>
          </table:table-cell>
          <table:table-cell office:value-type="float" office:value="15.7448085134833" calcext:value-type="float">
            <text:p>15.7448085134833</text:p>
          </table:table-cell>
          <table:table-cell office:value-type="float" office:value="15.4433983396075" calcext:value-type="float">
            <text:p>15.4433983396075</text:p>
          </table:table-cell>
          <table:table-cell office:value-type="float" office:value="15.1033846946191" calcext:value-type="float">
            <text:p>15.1033846946191</text:p>
          </table:table-cell>
          <table:table-cell office:value-type="float" office:value="15.7250222818254" calcext:value-type="float">
            <text:p>15.7250222818254</text:p>
          </table:table-cell>
          <table:table-cell office:value-type="float" office:value="-1.0357603010929" calcext:value-type="float">
            <text:p>-1.0357603010929</text:p>
          </table:table-cell>
          <table:table-cell office:value-type="float" office:value="-0.995509146049856" calcext:value-type="float">
            <text:p>-0.995509146049856</text:p>
          </table:table-cell>
          <table:table-cell office:value-type="float" office:value="-1.06150928376737" calcext:value-type="float">
            <text:p>-1.06150928376737</text:p>
          </table:table-cell>
          <table:table-cell office:value-type="float" office:value="0.0161500384451978" calcext:value-type="float">
            <text:p>0.016150038445198</text:p>
          </table:table-cell>
          <table:table-cell office:value-type="float" office:value="0.0193366552476235" calcext:value-type="float">
            <text:p>0.019336655247624</text:p>
          </table:table-cell>
          <table:table-cell office:value-type="float" office:value="0.0167225363967132" calcext:value-type="float">
            <text:p>0.016722536396713</text:p>
          </table:table-cell>
          <table:table-cell office:value-type="float" office:value="0.979615667518717" calcext:value-type="float">
            <text:p>0.979615667518717</text:p>
          </table:table-cell>
          <table:table-cell office:value-type="float" office:value="0.978633476380459" calcext:value-type="float">
            <text:p>0.978633476380459</text:p>
          </table:table-cell>
          <table:table-cell office:value-type="float" office:value="0.975444090614268" calcext:value-type="float">
            <text:p>0.975444090614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5.csv</text:p>
          </table:table-cell>
          <table:table-cell office:value-type="float" office:value="-1.44303944620069" calcext:value-type="float">
            <text:p>-1.44304</text:p>
          </table:table-cell>
          <table:table-cell office:value-type="float" office:value="5.01638747951565" calcext:value-type="float">
            <text:p>5.01639</text:p>
          </table:table-cell>
          <table:table-cell office:value-type="float" office:value="790.797067753665" calcext:value-type="float">
            <text:p>790.79707</text:p>
          </table:table-cell>
          <table:table-cell table:number-columns-repeated="2" office:value-type="float" office:value="8.24386279594753" calcext:value-type="float">
            <text:p>8.24386</text:p>
          </table:table-cell>
          <table:table-cell office:value-type="float" office:value="1118.36029789892" calcext:value-type="float">
            <text:p>1118.36030</text:p>
          </table:table-cell>
          <table:table-cell office:value-type="float" office:value="8.11658246770872" calcext:value-type="float">
            <text:p>8.11658</text:p>
          </table:table-cell>
          <table:table-cell office:value-type="float" office:value="6.54195157837219" calcext:value-type="float">
            <text:p>6.54195</text:p>
          </table:table-cell>
          <table:table-cell office:value-type="float" office:value="790.803233142581" calcext:value-type="float">
            <text:p>790.803233142581</text:p>
          </table:table-cell>
          <table:table-cell office:value-type="float" office:value="496.595424778085" calcext:value-type="float">
            <text:p>496.595424778085</text:p>
          </table:table-cell>
          <table:table-cell office:value-type="float" office:value="1134.19374445955" calcext:value-type="float">
            <text:p>1134.19374445955</text:p>
          </table:table-cell>
          <table:table-cell office:value-type="float" office:value="96891.5381387022" calcext:value-type="float">
            <text:p>96891.5381387022</text:p>
          </table:table-cell>
          <table:table-cell office:value-type="float" office:value="3.15376069320492" calcext:value-type="float">
            <text:p>3.15376069320492</text:p>
          </table:table-cell>
          <table:table-cell office:value-type="float" office:value="12.3499291416261" calcext:value-type="float">
            <text:p>12.3499291416261</text:p>
          </table:table-cell>
          <table:table-cell office:value-type="float" office:value="199.629129955389" calcext:value-type="float">
            <text:p>199.629129955389</text:p>
          </table:table-cell>
          <table:table-cell office:value-type="float" office:value="-261" calcext:value-type="float">
            <text:p>-261</text:p>
          </table:table-cell>
          <table:table-cell office:value-type="float" office:value="1" calcext:value-type="float">
            <text:p>1</text:p>
          </table:table-cell>
          <table:table-cell office:value-type="float" office:value="417389" calcext:value-type="float">
            <text:p>417389</text:p>
          </table:table-cell>
          <table:table-cell office:value-type="float" office:value="0.497620627974215" calcext:value-type="float">
            <text:p>0.497620627974215</text:p>
          </table:table-cell>
          <table:table-cell office:value-type="float" office:value="4.07249490938136" calcext:value-type="float">
            <text:p>4.07249490938136</text:p>
          </table:table-cell>
          <table:table-cell office:value-type="float" office:value="88.1129648587939" calcext:value-type="float">
            <text:p>88.1129648587939</text:p>
          </table:table-cell>
          <table:table-cell office:value-type="float" office:value="35.7383303270871" calcext:value-type="float">
            <text:p>35.7383303270871</text:p>
          </table:table-cell>
          <table:table-cell office:value-type="float" office:value="16.315700444584" calcext:value-type="float">
            <text:p>16.315700444584</text:p>
          </table:table-cell>
          <table:table-cell office:value-type="float" office:value="15.7538355574391" calcext:value-type="float">
            <text:p>15.7538355574391</text:p>
          </table:table-cell>
          <table:table-cell office:value-type="float" office:value="16.6256323785123" calcext:value-type="float">
            <text:p>16.6256323785123</text:p>
          </table:table-cell>
          <table:table-cell office:value-type="float" office:value="16.2584567807644" calcext:value-type="float">
            <text:p>16.2584567807644</text:p>
          </table:table-cell>
          <table:table-cell office:value-type="float" office:value="15.7378875691943" calcext:value-type="float">
            <text:p>15.7378875691943</text:p>
          </table:table-cell>
          <table:table-cell office:value-type="float" office:value="16.6070331773217" calcext:value-type="float">
            <text:p>16.6070331773217</text:p>
          </table:table-cell>
          <table:table-cell office:value-type="float" office:value="0.0892352632424975" calcext:value-type="float">
            <text:p>0.089235263242498</text:p>
          </table:table-cell>
          <table:table-cell office:value-type="float" office:value="0.00567378871482482" calcext:value-type="float">
            <text:p>0.005673788714825</text:p>
          </table:table-cell>
          <table:table-cell office:value-type="float" office:value="-0.156691600018585" calcext:value-type="float">
            <text:p>-0.156691600018585</text:p>
          </table:table-cell>
          <table:table-cell office:value-type="float" office:value="0.0131602915166122" calcext:value-type="float">
            <text:p>0.013160291516612</text:p>
          </table:table-cell>
          <table:table-cell office:value-type="float" office:value="0.0257562734047248" calcext:value-type="float">
            <text:p>0.025756273404725</text:p>
          </table:table-cell>
          <table:table-cell office:value-type="float" office:value="0.0123530476008694" calcext:value-type="float">
            <text:p>0.012353047600869</text:p>
          </table:table-cell>
          <table:table-cell office:value-type="float" office:value="0.882091558344509" calcext:value-type="float">
            <text:p>0.882091558344509</text:p>
          </table:table-cell>
          <table:table-cell office:value-type="float" office:value="0.902261895959757" calcext:value-type="float">
            <text:p>0.902261895959757</text:p>
          </table:table-cell>
          <table:table-cell office:value-type="float" office:value="0.920220801537612" calcext:value-type="float">
            <text:p>0.92022080153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6.csv</text:p>
          </table:table-cell>
          <table:table-cell office:value-type="float" office:value="-2.2574096782379" calcext:value-type="float">
            <text:p>-2.25741</text:p>
          </table:table-cell>
          <table:table-cell office:value-type="float" office:value="3.9663850420187" calcext:value-type="float">
            <text:p>3.96639</text:p>
          </table:table-cell>
          <table:table-cell office:value-type="float" office:value="677.039746200317" calcext:value-type="float">
            <text:p>677.03975</text:p>
          </table:table-cell>
          <table:table-cell table:number-columns-repeated="2" office:value-type="float" office:value="5.11744074364817" calcext:value-type="float">
            <text:p>5.11744</text:p>
          </table:table-cell>
          <table:table-cell office:value-type="float" office:value="831.631224879383" calcext:value-type="float">
            <text:p>831.63122</text:p>
          </table:table-cell>
          <table:table-cell office:value-type="float" office:value="4.5926355515486" calcext:value-type="float">
            <text:p>4.59264</text:p>
          </table:table-cell>
          <table:table-cell office:value-type="float" office:value="3.23357224493294" calcext:value-type="float">
            <text:p>3.23357</text:p>
          </table:table-cell>
          <table:table-cell office:value-type="float" office:value="482.936513694494" calcext:value-type="float">
            <text:p>482.936513694494</text:p>
          </table:table-cell>
          <table:table-cell office:value-type="float" office:value="4585.44489462783" calcext:value-type="float">
            <text:p>4585.44489462783</text:p>
          </table:table-cell>
          <table:table-cell office:value-type="float" office:value="18252.665473152" calcext:value-type="float">
            <text:p>18252.665473152</text:p>
          </table:table-cell>
          <table:table-cell office:value-type="float" office:value="738870.459382381" calcext:value-type="float">
            <text:p>738870.459382381</text:p>
          </table:table-cell>
          <table:table-cell office:value-type="float" office:value="18.6682516117899" calcext:value-type="float">
            <text:p>18.6682516117899</text:p>
          </table:table-cell>
          <table:table-cell office:value-type="float" office:value="53.2948868271221" calcext:value-type="float">
            <text:p>53.2948868271221</text:p>
          </table:table-cell>
          <table:table-cell office:value-type="float" office:value="842.680064358326" calcext:value-type="float">
            <text:p>842.680064358326</text:p>
          </table:table-cell>
          <table:table-cell office:value-type="float" office:value="-57" calcext:value-type="float">
            <text:p>-57</text:p>
          </table:table-cell>
          <table:table-cell office:value-type="float" office:value="21" calcext:value-type="float">
            <text:p>21</text:p>
          </table:table-cell>
          <table:table-cell office:value-type="float" office:value="424130" calcext:value-type="float">
            <text:p>424130</text:p>
          </table:table-cell>
          <table:table-cell office:value-type="float" office:value="0.00410874486406892" calcext:value-type="float">
            <text:p>0.004108744864069</text:p>
          </table:table-cell>
          <table:table-cell office:value-type="float" office:value="0.109374863281421" calcext:value-type="float">
            <text:p>0.109374863281421</text:p>
          </table:table-cell>
          <table:table-cell office:value-type="float" office:value="5.35848330189587" calcext:value-type="float">
            <text:p>5.35848330189587</text:p>
          </table:table-cell>
          <table:table-cell office:value-type="float" office:value="11.688610389237" calcext:value-type="float">
            <text:p>11.688610389237</text:p>
          </table:table-cell>
          <table:table-cell office:value-type="float" office:value="14.5026784022952" calcext:value-type="float">
            <text:p>14.5026784022952</text:p>
          </table:table-cell>
          <table:table-cell office:value-type="float" office:value="15.2727991352931" calcext:value-type="float">
            <text:p>15.2727991352931</text:p>
          </table:table-cell>
          <table:table-cell office:value-type="float" office:value="15.2791908140749" calcext:value-type="float">
            <text:p>15.2791908140749</text:p>
          </table:table-cell>
          <table:table-cell office:value-type="float" office:value="14.4540140607789" calcext:value-type="float">
            <text:p>14.4540140607789</text:p>
          </table:table-cell>
          <table:table-cell office:value-type="float" office:value="15.1490557785971" calcext:value-type="float">
            <text:p>15.1490557785971</text:p>
          </table:table-cell>
          <table:table-cell office:value-type="float" office:value="15.2544072743084" calcext:value-type="float">
            <text:p>15.2544072743084</text:p>
          </table:table-cell>
          <table:table-cell office:value-type="float" office:value="-0.888942984241547" calcext:value-type="float">
            <text:p>-0.888942984241547</text:p>
          </table:table-cell>
          <table:table-cell office:value-type="float" office:value="-0.976649190499774" calcext:value-type="float">
            <text:p>-0.976649190499774</text:p>
          </table:table-cell>
          <table:table-cell office:value-type="float" office:value="-1.02145968016784" calcext:value-type="float">
            <text:p>-1.02145968016784</text:p>
          </table:table-cell>
          <table:table-cell office:value-type="float" office:value="0.020801878947262" calcext:value-type="float">
            <text:p>0.020801878947262</text:p>
          </table:table-cell>
          <table:table-cell office:value-type="float" office:value="0.0206129922250518" calcext:value-type="float">
            <text:p>0.020612992225052</text:p>
          </table:table-cell>
          <table:table-cell office:value-type="float" office:value="0.017683009657089" calcext:value-type="float">
            <text:p>0.017683009657089</text:p>
          </table:table-cell>
          <table:table-cell office:value-type="float" office:value="0.993782006133569" calcext:value-type="float">
            <text:p>0.993782006133569</text:p>
          </table:table-cell>
          <table:table-cell office:value-type="float" office:value="0.994534849679082" calcext:value-type="float">
            <text:p>0.994534849679082</text:p>
          </table:table-cell>
          <table:table-cell office:value-type="float" office:value="0.99302954767657" calcext:value-type="float">
            <text:p>0.99302954767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7.csv</text:p>
          </table:table-cell>
          <table:table-cell office:value-type="float" office:value="-2.1856135179831" calcext:value-type="float">
            <text:p>-2.18561</text:p>
          </table:table-cell>
          <table:table-cell office:value-type="float" office:value="3.65633417958228" calcext:value-type="float">
            <text:p>3.65633</text:p>
          </table:table-cell>
          <table:table-cell office:value-type="float" office:value="678.550158062302" calcext:value-type="float">
            <text:p>678.55016</text:p>
          </table:table-cell>
          <table:table-cell table:number-columns-repeated="2" office:value-type="float" office:value="4.73652147748803" calcext:value-type="float">
            <text:p>4.73652</text:p>
          </table:table-cell>
          <table:table-cell office:value-type="float" office:value="836.915205827282" calcext:value-type="float">
            <text:p>836.91521</text:p>
          </table:table-cell>
          <table:table-cell office:value-type="float" office:value="4.20211009573939" calcext:value-type="float">
            <text:p>4.20211</text:p>
          </table:table-cell>
          <table:table-cell office:value-type="float" office:value="3.01095600664038" calcext:value-type="float">
            <text:p>3.01096</text:p>
          </table:table-cell>
          <table:table-cell office:value-type="float" office:value="489.894626158062" calcext:value-type="float">
            <text:p>489.894626158062</text:p>
          </table:table-cell>
          <table:table-cell office:value-type="float" office:value="6751.26581912111" calcext:value-type="float">
            <text:p>6751.26581912111</text:p>
          </table:table-cell>
          <table:table-cell office:value-type="float" office:value="25091.7079173123" calcext:value-type="float">
            <text:p>25091.7079173123</text:p>
          </table:table-cell>
          <table:table-cell office:value-type="float" office:value="743645.920901128" calcext:value-type="float">
            <text:p>743645.920901128</text:p>
          </table:table-cell>
          <table:table-cell office:value-type="float" office:value="24.9129220531" calcext:value-type="float">
            <text:p>24.9129220531</text:p>
          </table:table-cell>
          <table:table-cell office:value-type="float" office:value="67.3393569005293" calcext:value-type="float">
            <text:p>67.3393569005293</text:p>
          </table:table-cell>
          <table:table-cell office:value-type="float" office:value="846.749554836184" calcext:value-type="float">
            <text:p>846.749554836184</text:p>
          </table:table-cell>
          <table:table-cell office:value-type="float" office:value="-38" calcext:value-type="float">
            <text:p>-38</text:p>
          </table:table-cell>
          <table:table-cell office:value-type="float" office:value="50" calcext:value-type="float">
            <text:p>50</text:p>
          </table:table-cell>
          <table:table-cell office:value-type="float" office:value="430925" calcext:value-type="float">
            <text:p>430925</text:p>
          </table:table-cell>
          <table:table-cell office:value-type="float" office:value="0.00240499699375376" calcext:value-type="float">
            <text:p>0.002404996993754</text:p>
          </table:table-cell>
          <table:table-cell office:value-type="float" office:value="0.0574999281250898" calcext:value-type="float">
            <text:p>0.05749992812509</text:p>
          </table:table-cell>
          <table:table-cell office:value-type="float" office:value="5.93901132623584" calcext:value-type="float">
            <text:p>5.93901132623584</text:p>
          </table:table-cell>
          <table:table-cell office:value-type="float" office:value="13.3367333290833" calcext:value-type="float">
            <text:p>13.3367333290833</text:p>
          </table:table-cell>
          <table:table-cell office:value-type="float" office:value="14.3632849522683" calcext:value-type="float">
            <text:p>14.3632849522683</text:p>
          </table:table-cell>
          <table:table-cell office:value-type="float" office:value="15.0646180277365" calcext:value-type="float">
            <text:p>15.0646180277365</text:p>
          </table:table-cell>
          <table:table-cell office:value-type="float" office:value="15.662167382602" calcext:value-type="float">
            <text:p>15.662167382602</text:p>
          </table:table-cell>
          <table:table-cell office:value-type="float" office:value="14.3199984120042" calcext:value-type="float">
            <text:p>14.3199984120042</text:p>
          </table:table-cell>
          <table:table-cell office:value-type="float" office:value="14.9361777583735" calcext:value-type="float">
            <text:p>14.9361777583735</text:p>
          </table:table-cell>
          <table:table-cell office:value-type="float" office:value="15.6367663067303" calcext:value-type="float">
            <text:p>15.6367663067303</text:p>
          </table:table-cell>
          <table:table-cell office:value-type="float" office:value="-0.857422028364625" calcext:value-type="float">
            <text:p>-0.857422028364625</text:p>
          </table:table-cell>
          <table:table-cell office:value-type="float" office:value="-0.945694562641015" calcext:value-type="float">
            <text:p>-0.945694562641015</text:p>
          </table:table-cell>
          <table:table-cell office:value-type="float" office:value="-1.05901553348163" calcext:value-type="float">
            <text:p>-1.05901553348163</text:p>
          </table:table-cell>
          <table:table-cell office:value-type="float" office:value="0.0218372449384836" calcext:value-type="float">
            <text:p>0.021837244938484</text:p>
          </table:table-cell>
          <table:table-cell office:value-type="float" office:value="0.0214682052894999" calcext:value-type="float">
            <text:p>0.0214682052895</text:p>
          </table:table-cell>
          <table:table-cell office:value-type="float" office:value="0.0176456130326567" calcext:value-type="float">
            <text:p>0.017645613032657</text:p>
          </table:table-cell>
          <table:table-cell office:value-type="float" office:value="0.993747919634385" calcext:value-type="float">
            <text:p>0.993747919634385</text:p>
          </table:table-cell>
          <table:table-cell office:value-type="float" office:value="0.994311017876002" calcext:value-type="float">
            <text:p>0.994311017876002</text:p>
          </table:table-cell>
          <table:table-cell office:value-type="float" office:value="0.992356917535059" calcext:value-type="float">
            <text:p>0.992356917535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8.csv</text:p>
          </table:table-cell>
          <table:table-cell office:value-type="float" office:value="-1.45080068649914" calcext:value-type="float">
            <text:p>-1.45080</text:p>
          </table:table-cell>
          <table:table-cell office:value-type="float" office:value="3.76426279467151" calcext:value-type="float">
            <text:p>3.76426</text:p>
          </table:table-cell>
          <table:table-cell office:value-type="float" office:value="787.04273619658" calcext:value-type="float">
            <text:p>787.04274</text:p>
          </table:table-cell>
          <table:table-cell table:number-columns-repeated="2" office:value-type="float" office:value="5.00771391490186" calcext:value-type="float">
            <text:p>5.00771</text:p>
          </table:table-cell>
          <table:table-cell office:value-type="float" office:value="991.657882247353" calcext:value-type="float">
            <text:p>991.65788</text:p>
          </table:table-cell>
          <table:table-cell office:value-type="float" office:value="4.79295065920309" calcext:value-type="float">
            <text:p>4.79295</text:p>
          </table:table-cell>
          <table:table-cell office:value-type="float" office:value="3.30265412451161" calcext:value-type="float">
            <text:p>3.30265</text:p>
          </table:table-cell>
          <table:table-cell office:value-type="float" office:value="603.281929800244" calcext:value-type="float">
            <text:p>603.281929800244</text:p>
          </table:table-cell>
          <table:table-cell office:value-type="float" office:value="4121.44099882662" calcext:value-type="float">
            <text:p>4121.44099882662</text:p>
          </table:table-cell>
          <table:table-cell office:value-type="float" office:value="17944.4513736838" calcext:value-type="float">
            <text:p>17944.4513736838</text:p>
          </table:table-cell>
          <table:table-cell office:value-type="float" office:value="344774.978145874" calcext:value-type="float">
            <text:p>344774.978145874</text:p>
          </table:table-cell>
          <table:table-cell office:value-type="float" office:value="17.1247473747926" calcext:value-type="float">
            <text:p>17.1247473747926</text:p>
          </table:table-cell>
          <table:table-cell office:value-type="float" office:value="54.4497785418662" calcext:value-type="float">
            <text:p>54.4497785418662</text:p>
          </table:table-cell>
          <table:table-cell office:value-type="float" office:value="488.199603775693" calcext:value-type="float">
            <text:p>488.199603775693</text:p>
          </table:table-cell>
          <table:table-cell office:value-type="float" office:value="-195" calcext:value-type="float">
            <text:p>-195</text:p>
          </table:table-cell>
          <table:table-cell office:value-type="float" office:value="6" calcext:value-type="float">
            <text:p>6</text:p>
          </table:table-cell>
          <table:table-cell office:value-type="float" office:value="437774" calcext:value-type="float">
            <text:p>437774</text:p>
          </table:table-cell>
          <table:table-cell office:value-type="float" office:value="0.020778724026595" calcext:value-type="float">
            <text:p>0.020778724026595</text:p>
          </table:table-cell>
          <table:table-cell office:value-type="float" office:value="0.199249750937811" calcext:value-type="float">
            <text:p>0.199249750937811</text:p>
          </table:table-cell>
          <table:table-cell office:value-type="float" office:value="46.6759941550073" calcext:value-type="float">
            <text:p>46.6759941550073</text:p>
          </table:table-cell>
          <table:table-cell office:value-type="float" office:value="44.149444813194" calcext:value-type="float">
            <text:p>44.149444813194</text:p>
          </table:table-cell>
          <table:table-cell office:value-type="float" office:value="16.2163790282021" calcext:value-type="float">
            <text:p>16.2163790282021</text:p>
          </table:table-cell>
          <table:table-cell office:value-type="float" office:value="16.0517463746721" calcext:value-type="float">
            <text:p>16.0517463746721</text:p>
          </table:table-cell>
          <table:table-cell office:value-type="float" office:value="16.3221697618138" calcext:value-type="float">
            <text:p>16.3221697618138</text:p>
          </table:table-cell>
          <table:table-cell office:value-type="float" office:value="16.1589151639719" calcext:value-type="float">
            <text:p>16.1589151639719</text:p>
          </table:table-cell>
          <table:table-cell office:value-type="float" office:value="16.0360830051456" calcext:value-type="float">
            <text:p>16.0360830051456</text:p>
          </table:table-cell>
          <table:table-cell office:value-type="float" office:value="16.3027593829288" calcext:value-type="float">
            <text:p>16.3027593829288</text:p>
          </table:table-cell>
          <table:table-cell office:value-type="float" office:value="-0.667819046340931" calcext:value-type="float">
            <text:p>-0.667819046340931</text:p>
          </table:table-cell>
          <table:table-cell office:value-type="float" office:value="-1.0213424674984" calcext:value-type="float">
            <text:p>-1.0213424674984</text:p>
          </table:table-cell>
          <table:table-cell office:value-type="float" office:value="-0.69575025233126" calcext:value-type="float">
            <text:p>-0.69575025233126</text:p>
          </table:table-cell>
          <table:table-cell office:value-type="float" office:value="0.0305982695421185" calcext:value-type="float">
            <text:p>0.030598269542119</text:p>
          </table:table-cell>
          <table:table-cell office:value-type="float" office:value="0.0160950262176491" calcext:value-type="float">
            <text:p>0.016095026217649</text:p>
          </table:table-cell>
          <table:table-cell office:value-type="float" office:value="0.00288223101874757" calcext:value-type="float">
            <text:p>0.002882231018748</text:p>
          </table:table-cell>
          <table:table-cell office:value-type="float" office:value="0.971040154368083" calcext:value-type="float">
            <text:p>0.971040154368083</text:p>
          </table:table-cell>
          <table:table-cell office:value-type="float" office:value="0.979985158808258" calcext:value-type="float">
            <text:p>0.979985158808258</text:p>
          </table:table-cell>
          <table:table-cell office:value-type="float" office:value="0.970876785586601" calcext:value-type="float">
            <text:p>0.970876785586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9.csv</text:p>
          </table:table-cell>
          <table:table-cell office:value-type="float" office:value="-1.42515571855535" calcext:value-type="float">
            <text:p>-1.42516</text:p>
          </table:table-cell>
          <table:table-cell office:value-type="float" office:value="2.83634395457006" calcext:value-type="float">
            <text:p>2.83634</text:p>
          </table:table-cell>
          <table:table-cell office:value-type="float" office:value="750.532576834279" calcext:value-type="float">
            <text:p>750.53258</text:p>
          </table:table-cell>
          <table:table-cell table:number-columns-repeated="2" office:value-type="float" office:value="4.08804282143453" calcext:value-type="float">
            <text:p>4.08804</text:p>
          </table:table-cell>
          <table:table-cell office:value-type="float" office:value="974.66036324787" calcext:value-type="float">
            <text:p>974.66036</text:p>
          </table:table-cell>
          <table:table-cell office:value-type="float" office:value="3.8315826087599" calcext:value-type="float">
            <text:p>3.83158</text:p>
          </table:table-cell>
          <table:table-cell office:value-type="float" office:value="2.94401886564204" calcext:value-type="float">
            <text:p>2.94402</text:p>
          </table:table-cell>
          <table:table-cell office:value-type="float" office:value="621.822864485512" calcext:value-type="float">
            <text:p>621.822864485512</text:p>
          </table:table-cell>
          <table:table-cell office:value-type="float" office:value="10447.2448561649" calcext:value-type="float">
            <text:p>10447.2448561649</text:p>
          </table:table-cell>
          <table:table-cell office:value-type="float" office:value="29514.598876547" calcext:value-type="float">
            <text:p>29514.598876547</text:p>
          </table:table-cell>
          <table:table-cell office:value-type="float" office:value="325328.359258498" calcext:value-type="float">
            <text:p>325328.359258498</text:p>
          </table:table-cell>
          <table:table-cell office:value-type="float" office:value="34.4606835687077" calcext:value-type="float">
            <text:p>34.4606835687077</text:p>
          </table:table-cell>
          <table:table-cell office:value-type="float" office:value="81.5914651885216" calcext:value-type="float">
            <text:p>81.5914651885216</text:p>
          </table:table-cell>
          <table:table-cell office:value-type="float" office:value="468.212385289492" calcext:value-type="float">
            <text:p>468.212385289492</text:p>
          </table:table-cell>
          <table:table-cell office:value-type="float" office:value="-162" calcext:value-type="float">
            <text:p>-162</text:p>
          </table:table-cell>
          <table:table-cell office:value-type="float" office:value="11" calcext:value-type="float">
            <text:p>11</text:p>
          </table:table-cell>
          <table:table-cell office:value-type="float" office:value="444677" calcext:value-type="float">
            <text:p>444677</text:p>
          </table:table-cell>
          <table:table-cell office:value-type="float" office:value="0.0314187107266116" calcext:value-type="float">
            <text:p>0.031418710726612</text:p>
          </table:table-cell>
          <table:table-cell office:value-type="float" office:value="0.175874780156525" calcext:value-type="float">
            <text:p>0.175874780156525</text:p>
          </table:table-cell>
          <table:table-cell office:value-type="float" office:value="25.1364523294346" calcext:value-type="float">
            <text:p>25.1364523294346</text:p>
          </table:table-cell>
          <table:table-cell office:value-type="float" office:value="34.0353324558344" calcext:value-type="float">
            <text:p>34.0353324558344</text:p>
          </table:table-cell>
          <table:table-cell office:value-type="float" office:value="16.1042338242794" calcext:value-type="float">
            <text:p>16.1042338242794</text:p>
          </table:table-cell>
          <table:table-cell office:value-type="float" office:value="15.0619009482178" calcext:value-type="float">
            <text:p>15.0619009482178</text:p>
          </table:table-cell>
          <table:table-cell office:value-type="float" office:value="16.2580862832404" calcext:value-type="float">
            <text:p>16.2580862832404</text:p>
          </table:table-cell>
          <table:table-cell office:value-type="float" office:value="16.0462736509502" calcext:value-type="float">
            <text:p>16.0462736509502</text:p>
          </table:table-cell>
          <table:table-cell office:value-type="float" office:value="15.0447386507816" calcext:value-type="float">
            <text:p>15.0447386507816</text:p>
          </table:table-cell>
          <table:table-cell office:value-type="float" office:value="16.2394180186179" calcext:value-type="float">
            <text:p>16.2394180186179</text:p>
          </table:table-cell>
          <table:table-cell office:value-type="float" office:value="-0.585993787890781" calcext:value-type="float">
            <text:p>-0.585993787890781</text:p>
          </table:table-cell>
          <table:table-cell office:value-type="float" office:value="-0.893154799144895" calcext:value-type="float">
            <text:p>-0.893154799144895</text:p>
          </table:table-cell>
          <table:table-cell office:value-type="float" office:value="-0.583356318168366" calcext:value-type="float">
            <text:p>-0.583356318168366</text:p>
          </table:table-cell>
          <table:table-cell office:value-type="float" office:value="0.0177881640167875" calcext:value-type="float">
            <text:p>0.017788164016788</text:p>
          </table:table-cell>
          <table:table-cell office:value-type="float" office:value="0.0235360297443998" calcext:value-type="float">
            <text:p>0.0235360297444</text:p>
          </table:table-cell>
          <table:table-cell office:value-type="float" office:value="0.0149129647173964" calcext:value-type="float">
            <text:p>0.014912964717396</text:p>
          </table:table-cell>
          <table:table-cell office:value-type="float" office:value="0.973810686237245" calcext:value-type="float">
            <text:p>0.973810686237245</text:p>
          </table:table-cell>
          <table:table-cell office:value-type="float" office:value="0.980478663305109" calcext:value-type="float">
            <text:p>0.980478663305109</text:p>
          </table:table-cell>
          <table:table-cell office:value-type="float" office:value="0.973037136495468" calcext:value-type="float">
            <text:p>0.973037136495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0.csv</text:p>
          </table:table-cell>
          <table:table-cell office:value-type="float" office:value="-2.19197851002686" calcext:value-type="float">
            <text:p>-2.19198</text:p>
          </table:table-cell>
          <table:table-cell office:value-type="float" office:value="2.7441203198496" calcext:value-type="float">
            <text:p>2.74412</text:p>
          </table:table-cell>
          <table:table-cell office:value-type="float" office:value="631.814431481961" calcext:value-type="float">
            <text:p>631.81443</text:p>
          </table:table-cell>
          <table:table-cell table:number-columns-repeated="2" office:value-type="float" office:value="3.61916217888635" calcext:value-type="float">
            <text:p>3.61916</text:p>
          </table:table-cell>
          <table:table-cell office:value-type="float" office:value="814.176854759647" calcext:value-type="float">
            <text:p>814.17685</text:p>
          </table:table-cell>
          <table:table-cell office:value-type="float" office:value="2.87985504646706" calcext:value-type="float">
            <text:p>2.87986</text:p>
          </table:table-cell>
          <table:table-cell office:value-type="float" office:value="2.35969034987007" calcext:value-type="float">
            <text:p>2.35969</text:p>
          </table:table-cell>
          <table:table-cell office:value-type="float" office:value="513.511903462265" calcext:value-type="float">
            <text:p>513.511903462265</text:p>
          </table:table-cell>
          <table:table-cell office:value-type="float" office:value="33611.8730328047" calcext:value-type="float">
            <text:p>33611.8730328047</text:p>
          </table:table-cell>
          <table:table-cell office:value-type="float" office:value="73314.9083890795" calcext:value-type="float">
            <text:p>73314.9083890795</text:p>
          </table:table-cell>
          <table:table-cell office:value-type="float" office:value="743738.468459519" calcext:value-type="float">
            <text:p>743738.468459519</text:p>
          </table:table-cell>
          <table:table-cell office:value-type="float" office:value="83.0390864928186" calcext:value-type="float">
            <text:p>83.0390864928186</text:p>
          </table:table-cell>
          <table:table-cell office:value-type="float" office:value="149.374029681703" calcext:value-type="float">
            <text:p>149.374029681703</text:p>
          </table:table-cell>
          <table:table-cell office:value-type="float" office:value="846.82667873724" calcext:value-type="float">
            <text:p>846.82667873724</text:p>
          </table:table-cell>
          <table:table-cell office:value-type="float" office:value="-18" calcext:value-type="float">
            <text:p>-18</text:p>
          </table:table-cell>
          <table:table-cell office:value-type="float" office:value="229" calcext:value-type="float">
            <text:p>229</text:p>
          </table:table-cell>
          <table:table-cell office:value-type="float" office:value="451634" calcext:value-type="float">
            <text:p>451634</text:p>
          </table:table-cell>
          <table:table-cell office:value-type="float" office:value="0.00145749817812728" calcext:value-type="float">
            <text:p>0.001457498178127</text:p>
          </table:table-cell>
          <table:table-cell office:value-type="float" office:value="0.00162499796875254" calcext:value-type="float">
            <text:p>0.001624997968753</text:p>
          </table:table-cell>
          <table:table-cell office:value-type="float" office:value="1.68646289192139" calcext:value-type="float">
            <text:p>1.68646289192139</text:p>
          </table:table-cell>
          <table:table-cell office:value-type="float" office:value="4.61199423500721" calcext:value-type="float">
            <text:p>4.61199423500721</text:p>
          </table:table-cell>
          <table:table-cell office:value-type="float" office:value="13.9878541662015" calcext:value-type="float">
            <text:p>13.9878541662015</text:p>
          </table:table-cell>
          <table:table-cell office:value-type="float" office:value="14.7437540004962" calcext:value-type="float">
            <text:p>14.7437540004962</text:p>
          </table:table-cell>
          <table:table-cell office:value-type="float" office:value="14.7910812748728" calcext:value-type="float">
            <text:p>14.7910812748728</text:p>
          </table:table-cell>
          <table:table-cell office:value-type="float" office:value="13.9426486983894" calcext:value-type="float">
            <text:p>13.9426486983894</text:p>
          </table:table-cell>
          <table:table-cell office:value-type="float" office:value="14.6160160474514" calcext:value-type="float">
            <text:p>14.6160160474514</text:p>
          </table:table-cell>
          <table:table-cell office:value-type="float" office:value="14.765574857882" calcext:value-type="float">
            <text:p>14.765574857882</text:p>
          </table:table-cell>
          <table:table-cell office:value-type="float" office:value="-0.728591466582188" calcext:value-type="float">
            <text:p>-0.728591466582188</text:p>
          </table:table-cell>
          <table:table-cell office:value-type="float" office:value="-0.843132911728427" calcext:value-type="float">
            <text:p>-0.843132911728427</text:p>
          </table:table-cell>
          <table:table-cell office:value-type="float" office:value="-0.889995383824961" calcext:value-type="float">
            <text:p>-0.889995383824961</text:p>
          </table:table-cell>
          <table:table-cell office:value-type="float" office:value="0.0299018388271769" calcext:value-type="float">
            <text:p>0.029901838827177</text:p>
          </table:table-cell>
          <table:table-cell office:value-type="float" office:value="0.0232285096841672" calcext:value-type="float">
            <text:p>0.023228509684167</text:p>
          </table:table-cell>
          <table:table-cell office:value-type="float" office:value="0.0231318229579653" calcext:value-type="float">
            <text:p>0.023131822957965</text:p>
          </table:table-cell>
          <table:table-cell office:value-type="float" office:value="0.996616099614939" calcext:value-type="float">
            <text:p>0.996616099614939</text:p>
          </table:table-cell>
          <table:table-cell office:value-type="float" office:value="0.996598573519421" calcext:value-type="float">
            <text:p>0.996598573519421</text:p>
          </table:table-cell>
          <table:table-cell office:value-type="float" office:value="0.995543277824845" calcext:value-type="float">
            <text:p>0.99554327782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1.csv</text:p>
          </table:table-cell>
          <table:table-cell office:value-type="float" office:value="-2.26002967496291" calcext:value-type="float">
            <text:p>-2.26003</text:p>
          </table:table-cell>
          <table:table-cell office:value-type="float" office:value="3.85286018392477" calcext:value-type="float">
            <text:p>3.85286</text:p>
          </table:table-cell>
          <table:table-cell office:value-type="float" office:value="662.998043752445" calcext:value-type="float">
            <text:p>662.99804</text:p>
          </table:table-cell>
          <table:table-cell table:number-columns-repeated="2" office:value-type="float" office:value="4.95320318907096" calcext:value-type="float">
            <text:p>4.95320</text:p>
          </table:table-cell>
          <table:table-cell office:value-type="float" office:value="847.272585906659" calcext:value-type="float">
            <text:p>847.27259</text:p>
          </table:table-cell>
          <table:table-cell office:value-type="float" office:value="4.40754894476622" calcext:value-type="float">
            <text:p>4.40755</text:p>
          </table:table-cell>
          <table:table-cell office:value-type="float" office:value="3.11282672748579" calcext:value-type="float">
            <text:p>3.11283</text:p>
          </table:table-cell>
          <table:table-cell office:value-type="float" office:value="527.54566514131" calcext:value-type="float">
            <text:p>527.54566514131</text:p>
          </table:table-cell>
          <table:table-cell office:value-type="float" office:value="6318.70974683834" calcext:value-type="float">
            <text:p>6318.70974683834</text:p>
          </table:table-cell>
          <table:table-cell office:value-type="float" office:value="24875.1049561793" calcext:value-type="float">
            <text:p>24875.1049561793</text:p>
          </table:table-cell>
          <table:table-cell office:value-type="float" office:value="710004.435693066" calcext:value-type="float">
            <text:p>710004.435693066</text:p>
          </table:table-cell>
          <table:table-cell office:value-type="float" office:value="23.7561018900409" calcext:value-type="float">
            <text:p>23.7561018900409</text:p>
          </table:table-cell>
          <table:table-cell office:value-type="float" office:value="66.8656982977073" calcext:value-type="float">
            <text:p>66.8656982977073</text:p>
          </table:table-cell>
          <table:table-cell office:value-type="float" office:value="817.856412122657" calcext:value-type="float">
            <text:p>817.856412122657</text:p>
          </table:table-cell>
          <table:table-cell office:value-type="float" office:value="-64" calcext:value-type="float">
            <text:p>-64</text:p>
          </table:table-cell>
          <table:table-cell office:value-type="float" office:value="5" calcext:value-type="float">
            <text:p>5</text:p>
          </table:table-cell>
          <table:table-cell office:value-type="float" office:value="458645" calcext:value-type="float">
            <text:p>458645</text:p>
          </table:table-cell>
          <table:table-cell office:value-type="float" office:value="0.00331124586094267" calcext:value-type="float">
            <text:p>0.003311245860943</text:p>
          </table:table-cell>
          <table:table-cell office:value-type="float" office:value="0.0466249417188229" calcext:value-type="float">
            <text:p>0.046624941718823</text:p>
          </table:table-cell>
          <table:table-cell office:value-type="float" office:value="9.87113641107949" calcext:value-type="float">
            <text:p>9.87113641107949</text:p>
          </table:table-cell>
          <table:table-cell office:value-type="float" office:value="14.9932312584609" calcext:value-type="float">
            <text:p>14.9932312584609</text:p>
          </table:table-cell>
          <table:table-cell office:value-type="float" office:value="14.3665655517331" calcext:value-type="float">
            <text:p>14.3665655517331</text:p>
          </table:table-cell>
          <table:table-cell office:value-type="float" office:value="15.2935107606351" calcext:value-type="float">
            <text:p>15.2935107606351</text:p>
          </table:table-cell>
          <table:table-cell office:value-type="float" office:value="14.9234167205282" calcext:value-type="float">
            <text:p>14.9234167205282</text:p>
          </table:table-cell>
          <table:table-cell office:value-type="float" office:value="14.3172553779479" calcext:value-type="float">
            <text:p>14.3172553779479</text:p>
          </table:table-cell>
          <table:table-cell office:value-type="float" office:value="15.1695874170785" calcext:value-type="float">
            <text:p>15.1695874170785</text:p>
          </table:table-cell>
          <table:table-cell office:value-type="float" office:value="14.8979060659255" calcext:value-type="float">
            <text:p>14.8979060659255</text:p>
          </table:table-cell>
          <table:table-cell office:value-type="float" office:value="-0.741301266805289" calcext:value-type="float">
            <text:p>-0.741301266805289</text:p>
          </table:table-cell>
          <table:table-cell office:value-type="float" office:value="-0.885498884442441" calcext:value-type="float">
            <text:p>-0.885498884442441</text:p>
          </table:table-cell>
          <table:table-cell office:value-type="float" office:value="-0.858754700893268" calcext:value-type="float">
            <text:p>-0.858754700893268</text:p>
          </table:table-cell>
          <table:table-cell office:value-type="float" office:value="0.0248558793916286" calcext:value-type="float">
            <text:p>0.024855879391629</text:p>
          </table:table-cell>
          <table:table-cell office:value-type="float" office:value="0.0225295840202387" calcext:value-type="float">
            <text:p>0.022529584020239</text:p>
          </table:table-cell>
          <table:table-cell office:value-type="float" office:value="0.0225125958033229" calcext:value-type="float">
            <text:p>0.022512595803323</text:p>
          </table:table-cell>
          <table:table-cell office:value-type="float" office:value="0.994538925543134" calcext:value-type="float">
            <text:p>0.994538925543134</text:p>
          </table:table-cell>
          <table:table-cell office:value-type="float" office:value="0.994346285936835" calcext:value-type="float">
            <text:p>0.994346285936835</text:p>
          </table:table-cell>
          <table:table-cell office:value-type="float" office:value="0.990237877841781" calcext:value-type="float">
            <text:p>0.99023787784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2.csv</text:p>
          </table:table-cell>
          <table:table-cell office:value-type="float" office:value="-2.93211883485146" calcext:value-type="float">
            <text:p>-2.93212</text:p>
          </table:table-cell>
          <table:table-cell office:value-type="float" office:value="3.89674262907171" calcext:value-type="float">
            <text:p>3.89674</text:p>
          </table:table-cell>
          <table:table-cell office:value-type="float" office:value="611.898517626853" calcext:value-type="float">
            <text:p>611.89852</text:p>
          </table:table-cell>
          <table:table-cell table:number-columns-repeated="2" office:value-type="float" office:value="5.02283545061005" calcext:value-type="float">
            <text:p>5.02284</text:p>
          </table:table-cell>
          <table:table-cell office:value-type="float" office:value="816.889635208854" calcext:value-type="float">
            <text:p>816.88964</text:p>
          </table:table-cell>
          <table:table-cell office:value-type="float" office:value="4.07818036656232" calcext:value-type="float">
            <text:p>4.07818</text:p>
          </table:table-cell>
          <table:table-cell office:value-type="float" office:value="3.16927008105657" calcext:value-type="float">
            <text:p>3.16927</text:p>
          </table:table-cell>
          <table:table-cell office:value-type="float" office:value="541.192091810029" calcext:value-type="float">
            <text:p>541.192091810029</text:p>
          </table:table-cell>
          <table:table-cell office:value-type="float" office:value="8908.52137458556" calcext:value-type="float">
            <text:p>8908.52137458556</text:p>
          </table:table-cell>
          <table:table-cell office:value-type="float" office:value="23867.1132070491" calcext:value-type="float">
            <text:p>23867.1132070491</text:p>
          </table:table-cell>
          <table:table-cell office:value-type="float" office:value="681836.219285081" calcext:value-type="float">
            <text:p>681836.219285081</text:p>
          </table:table-cell>
          <table:table-cell office:value-type="float" office:value="30.6594122802512" calcext:value-type="float">
            <text:p>30.6594122802512</text:p>
          </table:table-cell>
          <table:table-cell office:value-type="float" office:value="64.9081929655201" calcext:value-type="float">
            <text:p>64.9081929655201</text:p>
          </table:table-cell>
          <table:table-cell office:value-type="float" office:value="793.400386044824" calcext:value-type="float">
            <text:p>793.400386044824</text:p>
          </table:table-cell>
          <table:table-cell office:value-type="float" office:value="-24" calcext:value-type="float">
            <text:p>-24</text:p>
          </table:table-cell>
          <table:table-cell office:value-type="float" office:value="291" calcext:value-type="float">
            <text:p>291</text:p>
          </table:table-cell>
          <table:table-cell office:value-type="float" office:value="465710" calcext:value-type="float">
            <text:p>465710</text:p>
          </table:table-cell>
          <table:table-cell office:value-type="float" office:value="0.00439624450469437" calcext:value-type="float">
            <text:p>0.004396244504694</text:p>
          </table:table-cell>
          <table:table-cell office:value-type="float" office:value="0.156874803906495" calcext:value-type="float">
            <text:p>0.156874803906495</text:p>
          </table:table-cell>
          <table:table-cell office:value-type="float" office:value="8.40856073929908" calcext:value-type="float">
            <text:p>8.40856073929908</text:p>
          </table:table-cell>
          <table:table-cell office:value-type="float" office:value="13.1692335384581" calcext:value-type="float">
            <text:p>13.1692335384581</text:p>
          </table:table-cell>
          <table:table-cell office:value-type="float" office:value="14.3000603367728" calcext:value-type="float">
            <text:p>14.3000603367728</text:p>
          </table:table-cell>
          <table:table-cell office:value-type="float" office:value="13.4530601544394" calcext:value-type="float">
            <text:p>13.4530601544394</text:p>
          </table:table-cell>
          <table:table-cell office:value-type="float" office:value="15.047324163204" calcext:value-type="float">
            <text:p>15.047324163204</text:p>
          </table:table-cell>
          <table:table-cell office:value-type="float" office:value="14.3000308425555" calcext:value-type="float">
            <text:p>14.3000308425555</text:p>
          </table:table-cell>
          <table:table-cell office:value-type="float" office:value="13.3701509221571" calcext:value-type="float">
            <text:p>13.3701509221571</text:p>
          </table:table-cell>
          <table:table-cell office:value-type="float" office:value="14.9809471028201" calcext:value-type="float">
            <text:p>14.9809471028201</text:p>
          </table:table-cell>
          <table:table-cell office:value-type="float" office:value="-0.689658380114418" calcext:value-type="float">
            <text:p>-0.689658380114418</text:p>
          </table:table-cell>
          <table:table-cell office:value-type="float" office:value="-0.435674075507638" calcext:value-type="float">
            <text:p>-0.435674075507638</text:p>
          </table:table-cell>
          <table:table-cell office:value-type="float" office:value="-0.793078961329023" calcext:value-type="float">
            <text:p>-0.793078961329023</text:p>
          </table:table-cell>
          <table:table-cell office:value-type="float" office:value="0.0275939413492399" calcext:value-type="float">
            <text:p>0.02759394134924</text:p>
          </table:table-cell>
          <table:table-cell office:value-type="float" office:value="0.0344309071327666" calcext:value-type="float">
            <text:p>0.034430907132767</text:p>
          </table:table-cell>
          <table:table-cell office:value-type="float" office:value="0.021920562777561" calcext:value-type="float">
            <text:p>0.021920562777561</text:p>
          </table:table-cell>
          <table:table-cell office:value-type="float" office:value="-0.49632216049233" calcext:value-type="float">
            <text:p>-0.49632216049233</text:p>
          </table:table-cell>
          <table:table-cell office:value-type="float" office:value="-0.509107399302925" calcext:value-type="float">
            <text:p>-0.509107399302925</text:p>
          </table:table-cell>
          <table:table-cell office:value-type="float" office:value="-0.477913378016955" calcext:value-type="float">
            <text:p>-0.477913378016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3.csv</text:p>
          </table:table-cell>
          <table:table-cell office:value-type="float" office:value="-2.92381759522801" calcext:value-type="float">
            <text:p>-2.92382</text:p>
          </table:table-cell>
          <table:table-cell office:value-type="float" office:value="3.82505396868254" calcext:value-type="float">
            <text:p>3.82505</text:p>
          </table:table-cell>
          <table:table-cell office:value-type="float" office:value="572.631307960865" calcext:value-type="float">
            <text:p>572.63131</text:p>
          </table:table-cell>
          <table:table-cell table:number-columns-repeated="2" office:value-type="float" office:value="4.91210632916413" calcext:value-type="float">
            <text:p>4.91211</text:p>
          </table:table-cell>
          <table:table-cell office:value-type="float" office:value="784.982728594327" calcext:value-type="float">
            <text:p>784.98273</text:p>
          </table:table-cell>
          <table:table-cell office:value-type="float" office:value="3.94716091119293" calcext:value-type="float">
            <text:p>3.94716</text:p>
          </table:table-cell>
          <table:table-cell office:value-type="float" office:value="3.08184209940747" calcext:value-type="float">
            <text:p>3.08184</text:p>
          </table:table-cell>
          <table:table-cell office:value-type="float" office:value="536.927620200734" calcext:value-type="float">
            <text:p>536.927620200734</text:p>
          </table:table-cell>
          <table:table-cell office:value-type="float" office:value="10462.8900235748" calcext:value-type="float">
            <text:p>10462.8900235748</text:p>
          </table:table-cell>
          <table:table-cell office:value-type="float" office:value="27524.2209458041" calcext:value-type="float">
            <text:p>27524.2209458041</text:p>
          </table:table-cell>
          <table:table-cell office:value-type="float" office:value="748093.779408447" calcext:value-type="float">
            <text:p>748093.779408447</text:p>
          </table:table-cell>
          <table:table-cell office:value-type="float" office:value="34.594941105074" calcext:value-type="float">
            <text:p>34.594941105074</text:p>
          </table:table-cell>
          <table:table-cell office:value-type="float" office:value="72.0464776987756" calcext:value-type="float">
            <text:p>72.0464776987756</text:p>
          </table:table-cell>
          <table:table-cell office:value-type="float" office:value="850.545467188365" calcext:value-type="float">
            <text:p>850.545467188365</text:p>
          </table:table-cell>
          <table:table-cell office:value-type="float" office:value="-22" calcext:value-type="float">
            <text:p>-22</text:p>
          </table:table-cell>
          <table:table-cell office:value-type="float" office:value="298" calcext:value-type="float">
            <text:p>298</text:p>
          </table:table-cell>
          <table:table-cell office:value-type="float" office:value="472829" calcext:value-type="float">
            <text:p>472829</text:p>
          </table:table-cell>
          <table:table-cell office:value-type="float" office:value="0.00231874710156612" calcext:value-type="float">
            <text:p>0.002318747101566</text:p>
          </table:table-cell>
          <table:table-cell office:value-type="float" office:value="0.049249938437577" calcext:value-type="float">
            <text:p>0.049249938437577</text:p>
          </table:table-cell>
          <table:table-cell office:value-type="float" office:value="1.66148167314791" calcext:value-type="float">
            <text:p>1.66148167314791</text:p>
          </table:table-cell>
          <table:table-cell office:value-type="float" office:value="2.18749726562842" calcext:value-type="float">
            <text:p>2.18749726562842</text:p>
          </table:table-cell>
          <table:table-cell office:value-type="float" office:value="13.8986311299015" calcext:value-type="float">
            <text:p>13.8986311299015</text:p>
          </table:table-cell>
          <table:table-cell office:value-type="float" office:value="13.1882091786157" calcext:value-type="float">
            <text:p>13.1882091786157</text:p>
          </table:table-cell>
          <table:table-cell office:value-type="float" office:value="14.336334933897" calcext:value-type="float">
            <text:p>14.336334933897</text:p>
          </table:table-cell>
          <table:table-cell office:value-type="float" office:value="13.8986301900675" calcext:value-type="float">
            <text:p>13.8986301900675</text:p>
          </table:table-cell>
          <table:table-cell office:value-type="float" office:value="13.1053702684102" calcext:value-type="float">
            <text:p>13.1053702684102</text:p>
          </table:table-cell>
          <table:table-cell office:value-type="float" office:value="14.2635431491975" calcext:value-type="float">
            <text:p>14.2635431491975</text:p>
          </table:table-cell>
          <table:table-cell office:value-type="float" office:value="-0.622808570147377" calcext:value-type="float">
            <text:p>-0.622808570147377</text:p>
          </table:table-cell>
          <table:table-cell office:value-type="float" office:value="-0.389800187173223" calcext:value-type="float">
            <text:p>-0.389800187173223</text:p>
          </table:table-cell>
          <table:table-cell office:value-type="float" office:value="-0.670712616293959" calcext:value-type="float">
            <text:p>-0.670712616293959</text:p>
          </table:table-cell>
          <table:table-cell office:value-type="float" office:value="0.0297603246455706" calcext:value-type="float">
            <text:p>0.029760324645571</text:p>
          </table:table-cell>
          <table:table-cell office:value-type="float" office:value="0.034261084393909" calcext:value-type="float">
            <text:p>0.034261084393909</text:p>
          </table:table-cell>
          <table:table-cell office:value-type="float" office:value="0.0302654675329871" calcext:value-type="float">
            <text:p>0.030265467532987</text:p>
          </table:table-cell>
          <table:table-cell office:value-type="float" office:value="-0.511216012506506" calcext:value-type="float">
            <text:p>-0.511216012506506</text:p>
          </table:table-cell>
          <table:table-cell office:value-type="float" office:value="-0.511560701527142" calcext:value-type="float">
            <text:p>-0.511560701527142</text:p>
          </table:table-cell>
          <table:table-cell office:value-type="float" office:value="-0.456768305333538" calcext:value-type="float">
            <text:p>-0.456768305333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4.csv</text:p>
          </table:table-cell>
          <table:table-cell office:value-type="float" office:value="-2.92958758801552" calcext:value-type="float">
            <text:p>-2.92959</text:p>
          </table:table-cell>
          <table:table-cell office:value-type="float" office:value="3.34084707394116" calcext:value-type="float">
            <text:p>3.34085</text:p>
          </table:table-cell>
          <table:table-cell office:value-type="float" office:value="585.88874388907" calcext:value-type="float">
            <text:p>585.88874</text:p>
          </table:table-cell>
          <table:table-cell table:number-columns-repeated="2" office:value-type="float" office:value="4.26649282154544" calcext:value-type="float">
            <text:p>4.26649</text:p>
          </table:table-cell>
          <table:table-cell office:value-type="float" office:value="800.892511553661" calcext:value-type="float">
            <text:p>800.89251</text:p>
          </table:table-cell>
          <table:table-cell office:value-type="float" office:value="3.10168946873219" calcext:value-type="float">
            <text:p>3.10169</text:p>
          </table:table-cell>
          <table:table-cell office:value-type="float" office:value="2.65362051258984" calcext:value-type="float">
            <text:p>2.65362</text:p>
          </table:table-cell>
          <table:table-cell office:value-type="float" office:value="546.043217013836" calcext:value-type="float">
            <text:p>546.043217013836</text:p>
          </table:table-cell>
          <table:table-cell office:value-type="float" office:value="28278.9188243503" calcext:value-type="float">
            <text:p>28278.9188243503</text:p>
          </table:table-cell>
          <table:table-cell office:value-type="float" office:value="51692.2650656463" calcext:value-type="float">
            <text:p>51692.2650656463</text:p>
          </table:table-cell>
          <table:table-cell office:value-type="float" office:value="742762.810770729" calcext:value-type="float">
            <text:p>742762.810770729</text:p>
          </table:table-cell>
          <table:table-cell office:value-type="float" office:value="72.9175843299076" calcext:value-type="float">
            <text:p>72.9175843299076</text:p>
          </table:table-cell>
          <table:table-cell office:value-type="float" office:value="115.053534078087" calcext:value-type="float">
            <text:p>115.053534078087</text:p>
          </table:table-cell>
          <table:table-cell office:value-type="float" office:value="845.995855590239" calcext:value-type="float">
            <text:p>845.995855590239</text:p>
          </table:table-cell>
          <table:table-cell office:value-type="float" office:value="-17" calcext:value-type="float">
            <text:p>-17</text:p>
          </table:table-cell>
          <table:table-cell office:value-type="float" office:value="300" calcext:value-type="float">
            <text:p>300</text:p>
          </table:table-cell>
          <table:table-cell office:value-type="float" office:value="480002" calcext:value-type="float">
            <text:p>480002</text:p>
          </table:table-cell>
          <table:table-cell office:value-type="float" office:value="0.00152374809531488" calcext:value-type="float">
            <text:p>0.001523748095315</text:p>
          </table:table-cell>
          <table:table-cell office:value-type="float" office:value="0.00349999562500547" calcext:value-type="float">
            <text:p>0.003499995625005</text:p>
          </table:table-cell>
          <table:table-cell office:value-type="float" office:value="2.03653495433131" calcext:value-type="float">
            <text:p>2.03653495433131</text:p>
          </table:table-cell>
          <table:table-cell office:value-type="float" office:value="2.96437129453588" calcext:value-type="float">
            <text:p>2.96437129453588</text:p>
          </table:table-cell>
          <table:table-cell office:value-type="float" office:value="14.4526049607938" calcext:value-type="float">
            <text:p>14.4526049607938</text:p>
          </table:table-cell>
          <table:table-cell office:value-type="float" office:value="13.1322191834063" calcext:value-type="float">
            <text:p>13.1322191834063</text:p>
          </table:table-cell>
          <table:table-cell office:value-type="float" office:value="14.3022995722815" calcext:value-type="float">
            <text:p>14.3022995722815</text:p>
          </table:table-cell>
          <table:table-cell office:value-type="float" office:value="14.4525982199239" calcext:value-type="float">
            <text:p>14.4525982199239</text:p>
          </table:table-cell>
          <table:table-cell office:value-type="float" office:value="13.0511351751899" calcext:value-type="float">
            <text:p>13.0511351751899</text:p>
          </table:table-cell>
          <table:table-cell office:value-type="float" office:value="14.2248430397358" calcext:value-type="float">
            <text:p>14.2248430397358</text:p>
          </table:table-cell>
          <table:table-cell office:value-type="float" office:value="-0.738516485028564" calcext:value-type="float">
            <text:p>-0.738516485028564</text:p>
          </table:table-cell>
          <table:table-cell office:value-type="float" office:value="-0.335104943710716" calcext:value-type="float">
            <text:p>-0.335104943710716</text:p>
          </table:table-cell>
          <table:table-cell office:value-type="float" office:value="-0.644156767337202" calcext:value-type="float">
            <text:p>-0.644156767337202</text:p>
          </table:table-cell>
          <table:table-cell office:value-type="float" office:value="0.0235977941996246" calcext:value-type="float">
            <text:p>0.023597794199625</text:p>
          </table:table-cell>
          <table:table-cell office:value-type="float" office:value="0.0305491721997283" calcext:value-type="float">
            <text:p>0.030549172199728</text:p>
          </table:table-cell>
          <table:table-cell office:value-type="float" office:value="0.0313410088447388" calcext:value-type="float">
            <text:p>0.031341008844739</text:p>
          </table:table-cell>
          <table:table-cell office:value-type="float" office:value="-0.515464748403034" calcext:value-type="float">
            <text:p>-0.515464748403034</text:p>
          </table:table-cell>
          <table:table-cell office:value-type="float" office:value="-0.484158019087744" calcext:value-type="float">
            <text:p>-0.484158019087744</text:p>
          </table:table-cell>
          <table:table-cell office:value-type="float" office:value="-0.490845465480633" calcext:value-type="float">
            <text:p>-0.49084546548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5.csv</text:p>
          </table:table-cell>
          <table:table-cell office:value-type="float" office:value="-2.21690347887065" calcext:value-type="float">
            <text:p>-2.21690</text:p>
          </table:table-cell>
          <table:table-cell office:value-type="float" office:value="5.29492213134734" calcext:value-type="float">
            <text:p>5.29492</text:p>
          </table:table-cell>
          <table:table-cell office:value-type="float" office:value="658.444108194865" calcext:value-type="float">
            <text:p>658.44411</text:p>
          </table:table-cell>
          <table:table-cell table:number-columns-repeated="2" office:value-type="float" office:value="6.72923618598169" calcext:value-type="float">
            <text:p>6.72924</text:p>
          </table:table-cell>
          <table:table-cell office:value-type="float" office:value="859.101713647201" calcext:value-type="float">
            <text:p>859.10171</text:p>
          </table:table-cell>
          <table:table-cell office:value-type="float" office:value="6.35357841000618" calcext:value-type="float">
            <text:p>6.35358</text:p>
          </table:table-cell>
          <table:table-cell office:value-type="float" office:value="4.15288083981393" calcext:value-type="float">
            <text:p>4.15288</text:p>
          </table:table-cell>
          <table:table-cell office:value-type="float" office:value="551.821629491837" calcext:value-type="float">
            <text:p>551.821629491837</text:p>
          </table:table-cell>
          <table:table-cell office:value-type="float" office:value="1650.51609570471" calcext:value-type="float">
            <text:p>1650.51609570471</text:p>
          </table:table-cell>
          <table:table-cell office:value-type="float" office:value="8822.33985114421" calcext:value-type="float">
            <text:p>8822.33985114421</text:p>
          </table:table-cell>
          <table:table-cell office:value-type="float" office:value="755607.340856052" calcext:value-type="float">
            <text:p>755607.340856052</text:p>
          </table:table-cell>
          <table:table-cell office:value-type="float" office:value="8.67846624179785" calcext:value-type="float">
            <text:p>8.67846624179785</text:p>
          </table:table-cell>
          <table:table-cell office:value-type="float" office:value="31.1897107307499" calcext:value-type="float">
            <text:p>31.1897107307499</text:p>
          </table:table-cell>
          <table:table-cell office:value-type="float" office:value="856.942401940699" calcext:value-type="float">
            <text:p>856.942401940699</text:p>
          </table:table-cell>
          <table:table-cell office:value-type="float" office:value="-29" calcext:value-type="float">
            <text:p>-29</text:p>
          </table:table-cell>
          <table:table-cell office:value-type="float" office:value="365" calcext:value-type="float">
            <text:p>365</text:p>
          </table:table-cell>
          <table:table-cell office:value-type="float" office:value="487229" calcext:value-type="float">
            <text:p>487229</text:p>
          </table:table-cell>
          <table:table-cell office:value-type="float" office:value="0.0420474474406907" calcext:value-type="float">
            <text:p>0.042047447440691</text:p>
          </table:table-cell>
          <table:table-cell office:value-type="float" office:value="1.61924797594003" calcext:value-type="float">
            <text:p>1.61924797594003</text:p>
          </table:table-cell>
          <table:table-cell office:value-type="float" office:value="3.54561056798679" calcext:value-type="float">
            <text:p>3.54561056798679</text:p>
          </table:table-cell>
          <table:table-cell office:value-type="float" office:value="7.74336532079335" calcext:value-type="float">
            <text:p>7.74336532079335</text:p>
          </table:table-cell>
          <table:table-cell office:value-type="float" office:value="14.260641668334" calcext:value-type="float">
            <text:p>14.260641668334</text:p>
          </table:table-cell>
          <table:table-cell office:value-type="float" office:value="15.069729298467" calcext:value-type="float">
            <text:p>15.069729298467</text:p>
          </table:table-cell>
          <table:table-cell office:value-type="float" office:value="15.0990551450469" calcext:value-type="float">
            <text:p>15.0990551450469</text:p>
          </table:table-cell>
          <table:table-cell office:value-type="float" office:value="14.2130517270227" calcext:value-type="float">
            <text:p>14.2130517270227</text:p>
          </table:table-cell>
          <table:table-cell office:value-type="float" office:value="14.9431489768206" calcext:value-type="float">
            <text:p>14.9431489768206</text:p>
          </table:table-cell>
          <table:table-cell office:value-type="float" office:value="15.0724300695794" calcext:value-type="float">
            <text:p>15.0724300695794</text:p>
          </table:table-cell>
          <table:table-cell office:value-type="float" office:value="-0.609968648728414" calcext:value-type="float">
            <text:p>-0.609968648728414</text:p>
          </table:table-cell>
          <table:table-cell office:value-type="float" office:value="-0.759460554589186" calcext:value-type="float">
            <text:p>-0.759460554589186</text:p>
          </table:table-cell>
          <table:table-cell office:value-type="float" office:value="-0.823371099374426" calcext:value-type="float">
            <text:p>-0.823371099374426</text:p>
          </table:table-cell>
          <table:table-cell office:value-type="float" office:value="0.0316292177090893" calcext:value-type="float">
            <text:p>0.031629217709089</text:p>
          </table:table-cell>
          <table:table-cell office:value-type="float" office:value="0.0265376338541965" calcext:value-type="float">
            <text:p>0.026537633854197</text:p>
          </table:table-cell>
          <table:table-cell office:value-type="float" office:value="0.0233464016538356" calcext:value-type="float">
            <text:p>0.023346401653836</text:p>
          </table:table-cell>
          <table:table-cell office:value-type="float" office:value="0.991180025187348" calcext:value-type="float">
            <text:p>0.991180025187348</text:p>
          </table:table-cell>
          <table:table-cell office:value-type="float" office:value="0.991918493625699" calcext:value-type="float">
            <text:p>0.991918493625699</text:p>
          </table:table-cell>
          <table:table-cell office:value-type="float" office:value="0.989183927663566" calcext:value-type="float">
            <text:p>0.989183927663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6.csv</text:p>
          </table:table-cell>
          <table:table-cell office:value-type="float" office:value="-1.44439694450382" calcext:value-type="float">
            <text:p>-1.44440</text:p>
          </table:table-cell>
          <table:table-cell office:value-type="float" office:value="3.23509220613474" calcext:value-type="float">
            <text:p>3.23509</text:p>
          </table:table-cell>
          <table:table-cell office:value-type="float" office:value="737.450239437201" calcext:value-type="float">
            <text:p>737.45024</text:p>
          </table:table-cell>
          <table:table-cell table:number-columns-repeated="2" office:value-type="float" office:value="4.58372746646255" calcext:value-type="float">
            <text:p>4.58373</text:p>
          </table:table-cell>
          <table:table-cell office:value-type="float" office:value="1069.9310965469" calcext:value-type="float">
            <text:p>1069.93110</text:p>
          </table:table-cell>
          <table:table-cell office:value-type="float" office:value="4.35020401286091" calcext:value-type="float">
            <text:p>4.35020</text:p>
          </table:table-cell>
          <table:table-cell office:value-type="float" office:value="3.24726591221128" calcext:value-type="float">
            <text:p>3.24727</text:p>
          </table:table-cell>
          <table:table-cell office:value-type="float" office:value="775.190102950287" calcext:value-type="float">
            <text:p>775.190102950287</text:p>
          </table:table-cell>
          <table:table-cell office:value-type="float" office:value="7761.74724530127" calcext:value-type="float">
            <text:p>7761.74724530127</text:p>
          </table:table-cell>
          <table:table-cell office:value-type="float" office:value="24603.2651342768" calcext:value-type="float">
            <text:p>24603.2651342768</text:p>
          </table:table-cell>
          <table:table-cell office:value-type="float" office:value="206362.961183662" calcext:value-type="float">
            <text:p>206362.961183662</text:p>
          </table:table-cell>
          <table:table-cell office:value-type="float" office:value="27.4760684636181" calcext:value-type="float">
            <text:p>27.4760684636181</text:p>
          </table:table-cell>
          <table:table-cell office:value-type="float" office:value="70.343989980215" calcext:value-type="float">
            <text:p>70.343989980215</text:p>
          </table:table-cell>
          <table:table-cell office:value-type="float" office:value="338.733898354403" calcext:value-type="float">
            <text:p>338.733898354403</text:p>
          </table:table-cell>
          <table:table-cell office:value-type="float" office:value="-175" calcext:value-type="float">
            <text:p>-175</text:p>
          </table:table-cell>
          <table:table-cell office:value-type="float" office:value="2" calcext:value-type="float">
            <text:p>2</text:p>
          </table:table-cell>
          <table:table-cell office:value-type="float" office:value="494510" calcext:value-type="float">
            <text:p>494510</text:p>
          </table:table-cell>
          <table:table-cell office:value-type="float" office:value="0.0416686979141276" calcext:value-type="float">
            <text:p>0.041668697914128</text:p>
          </table:table-cell>
          <table:table-cell office:value-type="float" office:value="0.312374609531738" calcext:value-type="float">
            <text:p>0.312374609531738</text:p>
          </table:table-cell>
          <table:table-cell office:value-type="float" office:value="33.3951870060162" calcext:value-type="float">
            <text:p>33.3951870060162</text:p>
          </table:table-cell>
          <table:table-cell office:value-type="float" office:value="25.8202177247278" calcext:value-type="float">
            <text:p>25.8202177247278</text:p>
          </table:table-cell>
          <table:table-cell office:value-type="float" office:value="15.8533525110312" calcext:value-type="float">
            <text:p>15.8533525110312</text:p>
          </table:table-cell>
          <table:table-cell office:value-type="float" office:value="15.1827487829172" calcext:value-type="float">
            <text:p>15.1827487829172</text:p>
          </table:table-cell>
          <table:table-cell office:value-type="float" office:value="15.9876700301516" calcext:value-type="float">
            <text:p>15.9876700301516</text:p>
          </table:table-cell>
          <table:table-cell office:value-type="float" office:value="15.7965251747911" calcext:value-type="float">
            <text:p>15.7965251747911</text:p>
          </table:table-cell>
          <table:table-cell office:value-type="float" office:value="15.166342551485" calcext:value-type="float">
            <text:p>15.166342551485</text:p>
          </table:table-cell>
          <table:table-cell office:value-type="float" office:value="15.967192837411" calcext:value-type="float">
            <text:p>15.967192837411</text:p>
          </table:table-cell>
          <table:table-cell office:value-type="float" office:value="0.212584663407531" calcext:value-type="float">
            <text:p>0.212584663407531</text:p>
          </table:table-cell>
          <table:table-cell office:value-type="float" office:value="-0.772337569554292" calcext:value-type="float">
            <text:p>-0.772337569554292</text:p>
          </table:table-cell>
          <table:table-cell office:value-type="float" office:value="0.135100947741996" calcext:value-type="float">
            <text:p>0.135100947741996</text:p>
          </table:table-cell>
          <table:table-cell office:value-type="float" office:value="0.0225588866432115" calcext:value-type="float">
            <text:p>0.022558886643212</text:p>
          </table:table-cell>
          <table:table-cell office:value-type="float" office:value="0.0258862827274587" calcext:value-type="float">
            <text:p>0.025886282727459</text:p>
          </table:table-cell>
          <table:table-cell office:value-type="float" office:value="0.0226071572597746" calcext:value-type="float">
            <text:p>0.022607157259775</text:p>
          </table:table-cell>
          <table:table-cell office:value-type="float" office:value="0.961100917774745" calcext:value-type="float">
            <text:p>0.961100917774745</text:p>
          </table:table-cell>
          <table:table-cell office:value-type="float" office:value="0.970114697813324" calcext:value-type="float">
            <text:p>0.970114697813324</text:p>
          </table:table-cell>
          <table:table-cell office:value-type="float" office:value="0.951046314694443" calcext:value-type="float">
            <text:p>0.951046314694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7.csv</text:p>
          </table:table-cell>
          <table:table-cell office:value-type="float" office:value="-1.21431723210346" calcext:value-type="float">
            <text:p>-1.21432</text:p>
          </table:table-cell>
          <table:table-cell office:value-type="float" office:value="2.07242115947355" calcext:value-type="float">
            <text:p>2.07242</text:p>
          </table:table-cell>
          <table:table-cell office:value-type="float" office:value="543.360042049947" calcext:value-type="float">
            <text:p>543.36004</text:p>
          </table:table-cell>
          <table:table-cell table:number-columns-repeated="2" office:value-type="float" office:value="3.00768306879285" calcext:value-type="float">
            <text:p>3.00768</text:p>
          </table:table-cell>
          <table:table-cell office:value-type="float" office:value="782.784796878237" calcext:value-type="float">
            <text:p>782.78480</text:p>
          </table:table-cell>
          <table:table-cell office:value-type="float" office:value="2.75165243119835" calcext:value-type="float">
            <text:p>2.75165</text:p>
          </table:table-cell>
          <table:table-cell office:value-type="float" office:value="2.17973117151393" calcext:value-type="float">
            <text:p>2.17973</text:p>
          </table:table-cell>
          <table:table-cell office:value-type="float" office:value="563.481945520157" calcext:value-type="float">
            <text:p>563.481945520157</text:p>
          </table:table-cell>
          <table:table-cell office:value-type="float" office:value="49619.7687602667" calcext:value-type="float">
            <text:p>49619.7687602667</text:p>
          </table:table-cell>
          <table:table-cell office:value-type="float" office:value="124669.105636834" calcext:value-type="float">
            <text:p>124669.105636834</text:p>
          </table:table-cell>
          <table:table-cell office:value-type="float" office:value="783040.62626665" calcext:value-type="float">
            <text:p>783040.62626665</text:p>
          </table:table-cell>
          <table:table-cell office:value-type="float" office:value="111.276910129755" calcext:value-type="float">
            <text:p>111.276910129755</text:p>
          </table:table-cell>
          <table:table-cell office:value-type="float" office:value="222.729168760454" calcext:value-type="float">
            <text:p>222.729168760454</text:p>
          </table:table-cell>
          <table:table-cell office:value-type="float" office:value="880.174832396442" calcext:value-type="float">
            <text:p>880.174832396442</text:p>
          </table:table-cell>
          <table:table-cell office:value-type="float" office:value="-71" calcext:value-type="float">
            <text:p>-71</text:p>
          </table:table-cell>
          <table:table-cell office:value-type="float" office:value="73" calcext:value-type="float">
            <text:p>73</text:p>
          </table:table-cell>
          <table:table-cell office:value-type="float" office:value="501845" calcext:value-type="float">
            <text:p>501845</text:p>
          </table:table-cell>
          <table:table-cell office:value-type="float" office:value="0.00407249490938136" calcext:value-type="float">
            <text:p>0.004072494909381</text:p>
          </table:table-cell>
          <table:table-cell office:value-type="float" office:value="0.0331249585938018" calcext:value-type="float">
            <text:p>0.033124958593802</text:p>
          </table:table-cell>
          <table:table-cell office:value-type="float" office:value="0.890796386504517" calcext:value-type="float">
            <text:p>0.890796386504517</text:p>
          </table:table-cell>
          <table:table-cell office:value-type="float" office:value="0.078749901562623" calcext:value-type="float">
            <text:p>0.078749901562623</text:p>
          </table:table-cell>
          <table:table-cell office:value-type="float" office:value="13.7495063525511" calcext:value-type="float">
            <text:p>13.7495063525511</text:p>
          </table:table-cell>
          <table:table-cell office:value-type="float" office:value="13.0307890781092" calcext:value-type="float">
            <text:p>13.0307890781092</text:p>
          </table:table-cell>
          <table:table-cell office:value-type="float" office:value="13.583433038556" calcext:value-type="float">
            <text:p>13.583433038556</text:p>
          </table:table-cell>
          <table:table-cell office:value-type="float" office:value="13.7130662071934" calcext:value-type="float">
            <text:p>13.7130662071934</text:p>
          </table:table-cell>
          <table:table-cell office:value-type="float" office:value="13.0296256993155" calcext:value-type="float">
            <text:p>13.0296256993155</text:p>
          </table:table-cell>
          <table:table-cell office:value-type="float" office:value="13.5833746538447" calcext:value-type="float">
            <text:p>13.5833746538447</text:p>
          </table:table-cell>
          <table:table-cell office:value-type="float" office:value="-0.496221577021757" calcext:value-type="float">
            <text:p>-0.496221577021757</text:p>
          </table:table-cell>
          <table:table-cell office:value-type="float" office:value="-0.272069205333772" calcext:value-type="float">
            <text:p>-0.272069205333772</text:p>
          </table:table-cell>
          <table:table-cell office:value-type="float" office:value="-0.437508162146142" calcext:value-type="float">
            <text:p>-0.437508162146142</text:p>
          </table:table-cell>
          <table:table-cell office:value-type="float" office:value="0.0340490577824713" calcext:value-type="float">
            <text:p>0.034049057782471</text:p>
          </table:table-cell>
          <table:table-cell office:value-type="float" office:value="0.0398917603366354" calcext:value-type="float">
            <text:p>0.039891760336635</text:p>
          </table:table-cell>
          <table:table-cell office:value-type="float" office:value="0.0372194429200744" calcext:value-type="float">
            <text:p>0.037219442920074</text:p>
          </table:table-cell>
          <table:table-cell office:value-type="float" office:value="0.995337420586279" calcext:value-type="float">
            <text:p>0.995337420586279</text:p>
          </table:table-cell>
          <table:table-cell office:value-type="float" office:value="0.99550431386209" calcext:value-type="float">
            <text:p>0.99550431386209</text:p>
          </table:table-cell>
          <table:table-cell office:value-type="float" office:value="0.99492310206609" calcext:value-type="float">
            <text:p>0.99492310206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38.csv</text:p>
          </table:table-cell>
          <table:table-cell office:value-type="float" office:value="-2.92435509455613" calcext:value-type="float">
            <text:p>-2.92436</text:p>
          </table:table-cell>
          <table:table-cell office:value-type="float" office:value="3.20200474749407" calcext:value-type="float">
            <text:p>3.20200</text:p>
          </table:table-cell>
          <table:table-cell office:value-type="float" office:value="539.689989137514" calcext:value-type="float">
            <text:p>539.68999</text:p>
          </table:table-cell>
          <table:table-cell table:number-columns-repeated="2" office:value-type="float" office:value="4.07487981346605" calcext:value-type="float">
            <text:p>4.07488</text:p>
          </table:table-cell>
          <table:table-cell office:value-type="float" office:value="790.542383129884" calcext:value-type="float">
            <text:p>790.54238</text:p>
          </table:table-cell>
          <table:table-cell office:value-type="float" office:value="2.8377443110923" calcext:value-type="float">
            <text:p>2.83774</text:p>
          </table:table-cell>
          <table:table-cell office:value-type="float" office:value="2.52027996286496" calcext:value-type="float">
            <text:p>2.52028</text:p>
          </table:table-cell>
          <table:table-cell office:value-type="float" office:value="577.660778614427" calcext:value-type="float">
            <text:p>577.660778614427</text:p>
          </table:table-cell>
          <table:table-cell office:value-type="float" office:value="45413.5451906799" calcext:value-type="float">
            <text:p>45413.5451906799</text:p>
          </table:table-cell>
          <table:table-cell office:value-type="float" office:value="71560.4923397457" calcext:value-type="float">
            <text:p>71560.4923397457</text:p>
          </table:table-cell>
          <table:table-cell office:value-type="float" office:value="751698.584575458" calcext:value-type="float">
            <text:p>751698.584575458</text:p>
          </table:table-cell>
          <table:table-cell office:value-type="float" office:value="104.020613576801" calcext:value-type="float">
            <text:p>104.020613576801</text:p>
          </table:table-cell>
          <table:table-cell office:value-type="float" office:value="146.648025747341" calcext:value-type="float">
            <text:p>146.648025747341</text:p>
          </table:table-cell>
          <table:table-cell office:value-type="float" office:value="853.616193222225" calcext:value-type="float">
            <text:p>853.616193222225</text:p>
          </table:table-cell>
          <table:table-cell office:value-type="float" office:value="-18" calcext:value-type="float">
            <text:p>-18</text:p>
          </table:table-cell>
          <table:table-cell office:value-type="float" office:value="161" calcext:value-type="float">
            <text:p>161</text:p>
          </table:table-cell>
          <table:table-cell office:value-type="float" office:value="509234" calcext:value-type="float">
            <text:p>509234</text:p>
          </table:table-cell>
          <table:table-cell office:value-type="float" office:value="0.00154999806250242" calcext:value-type="float">
            <text:p>0.001549998062502</text:p>
          </table:table-cell>
          <table:table-cell office:value-type="float" office:value="0.00199999750000313" calcext:value-type="float">
            <text:p>0.001999997500003</text:p>
          </table:table-cell>
          <table:table-cell office:value-type="float" office:value="0.715986605016744" calcext:value-type="float">
            <text:p>0.715986605016744</text:p>
          </table:table-cell>
          <table:table-cell office:value-type="float" office:value="0.416499479375651" calcext:value-type="float">
            <text:p>0.416499479375651</text:p>
          </table:table-cell>
          <table:table-cell office:value-type="float" office:value="13.7617530503091" calcext:value-type="float">
            <text:p>13.7617530503091</text:p>
          </table:table-cell>
          <table:table-cell office:value-type="float" office:value="12.7077199230357" calcext:value-type="float">
            <text:p>12.7077199230357</text:p>
          </table:table-cell>
          <table:table-cell office:value-type="float" office:value="13.7411060863929" calcext:value-type="float">
            <text:p>13.7411060863929</text:p>
          </table:table-cell>
          <table:table-cell office:value-type="float" office:value="13.7617525170035" calcext:value-type="float">
            <text:p>13.7617525170035</text:p>
          </table:table-cell>
          <table:table-cell office:value-type="float" office:value="12.6210628473342" calcext:value-type="float">
            <text:p>12.6210628473342</text:p>
          </table:table-cell>
          <table:table-cell office:value-type="float" office:value="13.665550872698" calcext:value-type="float">
            <text:p>13.665550872698</text:p>
          </table:table-cell>
          <table:table-cell office:value-type="float" office:value="-0.460749999468022" calcext:value-type="float">
            <text:p>-0.460749999468022</text:p>
          </table:table-cell>
          <table:table-cell office:value-type="float" office:value="-0.0105946309593605" calcext:value-type="float">
            <text:p>-0.010594630959361</text:p>
          </table:table-cell>
          <table:table-cell office:value-type="float" office:value="-0.393854405915325" calcext:value-type="float">
            <text:p>-0.393854405915325</text:p>
          </table:table-cell>
          <table:table-cell office:value-type="float" office:value="0.034875852860825" calcext:value-type="float">
            <text:p>0.034875852860825</text:p>
          </table:table-cell>
          <table:table-cell office:value-type="float" office:value="0.0445151198007364" calcext:value-type="float">
            <text:p>0.044515119800736</text:p>
          </table:table-cell>
          <table:table-cell office:value-type="float" office:value="0.0372377627867195" calcext:value-type="float">
            <text:p>0.03723776278672</text:p>
          </table:table-cell>
          <table:table-cell office:value-type="float" office:value="-0.526034299479292" calcext:value-type="float">
            <text:p>-0.526034299479292</text:p>
          </table:table-cell>
          <table:table-cell office:value-type="float" office:value="-0.486403062483838" calcext:value-type="float">
            <text:p>-0.486403062483838</text:p>
          </table:table-cell>
          <table:table-cell office:value-type="float" office:value="-0.474991213909242" calcext:value-type="float">
            <text:p>-0.474991213909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9.csv</text:p>
          </table:table-cell>
          <table:table-cell office:value-type="float" office:value="-2.98570001787498" calcext:value-type="float">
            <text:p>-2.98570</text:p>
          </table:table-cell>
          <table:table-cell office:value-type="float" office:value="3.75206155992305" calcext:value-type="float">
            <text:p>3.75206</text:p>
          </table:table-cell>
          <table:table-cell office:value-type="float" office:value="518.838125202344" calcext:value-type="float">
            <text:p>518.83813</text:p>
          </table:table-cell>
          <table:table-cell table:number-columns-repeated="2" office:value-type="float" office:value="4.84431722905697" calcext:value-type="float">
            <text:p>4.84432</text:p>
          </table:table-cell>
          <table:table-cell office:value-type="float" office:value="784.353985394848" calcext:value-type="float">
            <text:p>784.35399</text:p>
          </table:table-cell>
          <table:table-cell office:value-type="float" office:value="3.81484007777516" calcext:value-type="float">
            <text:p>3.81484</text:p>
          </table:table-cell>
          <table:table-cell office:value-type="float" office:value="3.06421987890654" calcext:value-type="float">
            <text:p>3.06422</text:p>
          </table:table-cell>
          <table:table-cell office:value-type="float" office:value="588.233095159818" calcext:value-type="float">
            <text:p>588.233095159818</text:p>
          </table:table-cell>
          <table:table-cell office:value-type="float" office:value="14325.1871077165" calcext:value-type="float">
            <text:p>14325.1871077165</text:p>
          </table:table-cell>
          <table:table-cell office:value-type="float" office:value="33673.5524093298" calcext:value-type="float">
            <text:p>33673.5524093298</text:p>
          </table:table-cell>
          <table:table-cell office:value-type="float" office:value="741039.599121129" calcext:value-type="float">
            <text:p>741039.599121129</text:p>
          </table:table-cell>
          <table:table-cell office:value-type="float" office:value="43.891414001137" calcext:value-type="float">
            <text:p>43.891414001137</text:p>
          </table:table-cell>
          <table:table-cell office:value-type="float" office:value="84.1828394772235" calcext:value-type="float">
            <text:p>84.1828394772235</text:p>
          </table:table-cell>
          <table:table-cell office:value-type="float" office:value="844.552920779854" calcext:value-type="float">
            <text:p>844.552920779854</text:p>
          </table:table-cell>
          <table:table-cell office:value-type="float" office:value="-102" calcext:value-type="float">
            <text:p>-102</text:p>
          </table:table-cell>
          <table:table-cell office:value-type="float" office:value="14" calcext:value-type="float">
            <text:p>14</text:p>
          </table:table-cell>
          <table:table-cell office:value-type="float" office:value="516677" calcext:value-type="float">
            <text:p>516677</text:p>
          </table:table-cell>
          <table:table-cell office:value-type="float" office:value="0.00526124342344572" calcext:value-type="float">
            <text:p>0.005261243423446</text:p>
          </table:table-cell>
          <table:table-cell office:value-type="float" office:value="0.0589999262500922" calcext:value-type="float">
            <text:p>0.058999926250092</text:p>
          </table:table-cell>
          <table:table-cell office:value-type="float" office:value="1.09574113032359" calcext:value-type="float">
            <text:p>1.09574113032359</text:p>
          </table:table-cell>
          <table:table-cell office:value-type="float" office:value="0.968873788907764" calcext:value-type="float">
            <text:p>0.968873788907764</text:p>
          </table:table-cell>
          <table:table-cell office:value-type="float" office:value="13.4286495351995" calcext:value-type="float">
            <text:p>13.4286495351995</text:p>
          </table:table-cell>
          <table:table-cell office:value-type="float" office:value="12.4927572482527" calcext:value-type="float">
            <text:p>12.4927572482527</text:p>
          </table:table-cell>
          <table:table-cell office:value-type="float" office:value="13.5070542013926" calcext:value-type="float">
            <text:p>13.5070542013926</text:p>
          </table:table-cell>
          <table:table-cell office:value-type="float" office:value="13.4284879639937" calcext:value-type="float">
            <text:p>13.4284879639937</text:p>
          </table:table-cell>
          <table:table-cell office:value-type="float" office:value="12.4069568889654" calcext:value-type="float">
            <text:p>12.4069568889654</text:p>
          </table:table-cell>
          <table:table-cell office:value-type="float" office:value="13.4281129972284" calcext:value-type="float">
            <text:p>13.4281129972284</text:p>
          </table:table-cell>
          <table:table-cell office:value-type="float" office:value="-0.302228859572033" calcext:value-type="float">
            <text:p>-0.302228859572033</text:p>
          </table:table-cell>
          <table:table-cell office:value-type="float" office:value="0.182020821670877" calcext:value-type="float">
            <text:p>0.182020821670877</text:p>
          </table:table-cell>
          <table:table-cell office:value-type="float" office:value="-0.241469029791037" calcext:value-type="float">
            <text:p>-0.241469029791037</text:p>
          </table:table-cell>
          <table:table-cell office:value-type="float" office:value="0.037327289729703" calcext:value-type="float">
            <text:p>0.037327289729703</text:p>
          </table:table-cell>
          <table:table-cell office:value-type="float" office:value="0.0475277146336305" calcext:value-type="float">
            <text:p>0.047527714633631</text:p>
          </table:table-cell>
          <table:table-cell office:value-type="float" office:value="0.0381268537568784" calcext:value-type="float">
            <text:p>0.038126853756878</text:p>
          </table:table-cell>
          <table:table-cell office:value-type="float" office:value="-0.52463645562259" calcext:value-type="float">
            <text:p>-0.52463645562259</text:p>
          </table:table-cell>
          <table:table-cell office:value-type="float" office:value="-0.491112941388942" calcext:value-type="float">
            <text:p>-0.491112941388942</text:p>
          </table:table-cell>
          <table:table-cell office:value-type="float" office:value="-0.466365551868168" calcext:value-type="float">
            <text:p>-0.466365551868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0.csv</text:p>
          </table:table-cell>
          <table:table-cell office:value-type="float" office:value="-2.94678381652023" calcext:value-type="float">
            <text:p>-2.94678</text:p>
          </table:table-cell>
          <table:table-cell office:value-type="float" office:value="4.10289737137829" calcext:value-type="float">
            <text:p>4.10290</text:p>
          </table:table-cell>
          <table:table-cell office:value-type="float" office:value="546.161217298478" calcext:value-type="float">
            <text:p>546.16122</text:p>
          </table:table-cell>
          <table:table-cell table:number-columns-repeated="2" office:value-type="float" office:value="5.29304496292954" calcext:value-type="float">
            <text:p>5.29304</text:p>
          </table:table-cell>
          <table:table-cell office:value-type="float" office:value="811.900610738006" calcext:value-type="float">
            <text:p>811.90061</text:p>
          </table:table-cell>
          <table:table-cell office:value-type="float" office:value="4.39690688078429" calcext:value-type="float">
            <text:p>4.39691</text:p>
          </table:table-cell>
          <table:table-cell office:value-type="float" office:value="3.34403321447783" calcext:value-type="float">
            <text:p>3.34403</text:p>
          </table:table-cell>
          <table:table-cell office:value-type="float" office:value="600.741646996271" calcext:value-type="float">
            <text:p>600.741646996271</text:p>
          </table:table-cell>
          <table:table-cell office:value-type="float" office:value="8347.7317916142" calcext:value-type="float">
            <text:p>8347.7317916142</text:p>
          </table:table-cell>
          <table:table-cell office:value-type="float" office:value="24396.0225649064" calcext:value-type="float">
            <text:p>24396.0225649064</text:p>
          </table:table-cell>
          <table:table-cell office:value-type="float" office:value="721518.740826669" calcext:value-type="float">
            <text:p>721518.740826669</text:p>
          </table:table-cell>
          <table:table-cell office:value-type="float" office:value="29.2002394581991" calcext:value-type="float">
            <text:p>29.2002394581991</text:p>
          </table:table-cell>
          <table:table-cell office:value-type="float" office:value="65.9380617447414" calcext:value-type="float">
            <text:p>65.9380617447414</text:p>
          </table:table-cell>
          <table:table-cell office:value-type="float" office:value="827.782762593325" calcext:value-type="float">
            <text:p>827.782762593325</text:p>
          </table:table-cell>
          <table:table-cell office:value-type="float" office:value="-66" calcext:value-type="float">
            <text:p>-66</text:p>
          </table:table-cell>
          <table:table-cell office:value-type="float" office:value="186" calcext:value-type="float">
            <text:p>186</text:p>
          </table:table-cell>
          <table:table-cell office:value-type="float" office:value="524174" calcext:value-type="float">
            <text:p>524174</text:p>
          </table:table-cell>
          <table:table-cell office:value-type="float" office:value="0.00591499260625924" calcext:value-type="float">
            <text:p>0.005914992606259</text:p>
          </table:table-cell>
          <table:table-cell office:value-type="float" office:value="0.216874728906589" calcext:value-type="float">
            <text:p>0.216874728906589</text:p>
          </table:table-cell>
          <table:table-cell office:value-type="float" office:value="2.3343520820599" calcext:value-type="float">
            <text:p>2.3343520820599</text:p>
          </table:table-cell>
          <table:table-cell office:value-type="float" office:value="3.40624574219282" calcext:value-type="float">
            <text:p>3.40624574219282</text:p>
          </table:table-cell>
          <table:table-cell office:value-type="float" office:value="13.8550920258774" calcext:value-type="float">
            <text:p>13.8550920258774</text:p>
          </table:table-cell>
          <table:table-cell office:value-type="float" office:value="12.789245307836" calcext:value-type="float">
            <text:p>12.789245307836</text:p>
          </table:table-cell>
          <table:table-cell office:value-type="float" office:value="13.8069854316191" calcext:value-type="float">
            <text:p>13.8069854316191</text:p>
          </table:table-cell>
          <table:table-cell office:value-type="float" office:value="13.8550838573454" calcext:value-type="float">
            <text:p>13.8550838573454</text:p>
          </table:table-cell>
          <table:table-cell office:value-type="float" office:value="12.702123782359" calcext:value-type="float">
            <text:p>12.702123782359</text:p>
          </table:table-cell>
          <table:table-cell office:value-type="float" office:value="13.7315315418043" calcext:value-type="float">
            <text:p>13.7315315418043</text:p>
          </table:table-cell>
          <table:table-cell office:value-type="float" office:value="-0.384392454157046" calcext:value-type="float">
            <text:p>-0.384392454157046</text:p>
          </table:table-cell>
          <table:table-cell office:value-type="float" office:value="0.0886858696404698" calcext:value-type="float">
            <text:p>0.08868586964047</text:p>
          </table:table-cell>
          <table:table-cell office:value-type="float" office:value="-0.269487664609822" calcext:value-type="float">
            <text:p>-0.269487664609822</text:p>
          </table:table-cell>
          <table:table-cell office:value-type="float" office:value="0.036174642195504" calcext:value-type="float">
            <text:p>0.036174642195504</text:p>
          </table:table-cell>
          <table:table-cell office:value-type="float" office:value="0.044621231548638" calcext:value-type="float">
            <text:p>0.044621231548638</text:p>
          </table:table-cell>
          <table:table-cell office:value-type="float" office:value="0.034669912353764" calcext:value-type="float">
            <text:p>0.034669912353764</text:p>
          </table:table-cell>
          <table:table-cell office:value-type="float" office:value="-0.520565462445125" calcext:value-type="float">
            <text:p>-0.520565462445125</text:p>
          </table:table-cell>
          <table:table-cell office:value-type="float" office:value="-0.48320231546725" calcext:value-type="float">
            <text:p>-0.48320231546725</text:p>
          </table:table-cell>
          <table:table-cell office:value-type="float" office:value="-0.480852786903666" calcext:value-type="float">
            <text:p>-0.480852786903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1.csv</text:p>
          </table:table-cell>
          <table:table-cell office:value-type="float" office:value="-2.93583258020927" calcext:value-type="float">
            <text:p>-2.93583</text:p>
          </table:table-cell>
          <table:table-cell office:value-type="float" office:value="3.77195153506058" calcext:value-type="float">
            <text:p>3.77195</text:p>
          </table:table-cell>
          <table:table-cell office:value-type="float" office:value="581.280304649619" calcext:value-type="float">
            <text:p>581.28030</text:p>
          </table:table-cell>
          <table:table-cell table:number-columns-repeated="2" office:value-type="float" office:value="4.90994486889127" calcext:value-type="float">
            <text:p>4.90994</text:p>
          </table:table-cell>
          <table:table-cell office:value-type="float" office:value="839.943778771419" calcext:value-type="float">
            <text:p>839.94378</text:p>
          </table:table-cell>
          <table:table-cell office:value-type="float" office:value="3.93553626289144" calcext:value-type="float">
            <text:p>3.93554</text:p>
          </table:table-cell>
          <table:table-cell office:value-type="float" office:value="3.14323722183132" calcext:value-type="float">
            <text:p>3.14324</text:p>
          </table:table-cell>
          <table:table-cell office:value-type="float" office:value="606.315725446121" calcext:value-type="float">
            <text:p>606.315725446121</text:p>
          </table:table-cell>
          <table:table-cell office:value-type="float" office:value="13391.5219015629" calcext:value-type="float">
            <text:p>13391.5219015629</text:p>
          </table:table-cell>
          <table:table-cell office:value-type="float" office:value="32217.1151672155" calcext:value-type="float">
            <text:p>32217.1151672155</text:p>
          </table:table-cell>
          <table:table-cell office:value-type="float" office:value="736140.640491601" calcext:value-type="float">
            <text:p>736140.640491601</text:p>
          </table:table-cell>
          <table:table-cell office:value-type="float" office:value="41.5681032211688" calcext:value-type="float">
            <text:p>41.5681032211688</text:p>
          </table:table-cell>
          <table:table-cell office:value-type="float" office:value="81.5342665552696" calcext:value-type="float">
            <text:p>81.5342665552696</text:p>
          </table:table-cell>
          <table:table-cell office:value-type="float" office:value="840.354791874312" calcext:value-type="float">
            <text:p>840.354791874312</text:p>
          </table:table-cell>
          <table:table-cell office:value-type="float" office:value="-158" calcext:value-type="float">
            <text:p>-158</text:p>
          </table:table-cell>
          <table:table-cell office:value-type="float" office:value="90" calcext:value-type="float">
            <text:p>90</text:p>
          </table:table-cell>
          <table:table-cell office:value-type="float" office:value="531725" calcext:value-type="float">
            <text:p>531725</text:p>
          </table:table-cell>
          <table:table-cell office:value-type="float" office:value="0.00613374233282208" calcext:value-type="float">
            <text:p>0.006133742332822</text:p>
          </table:table-cell>
          <table:table-cell office:value-type="float" office:value="0.14074982406272" calcext:value-type="float">
            <text:p>0.14074982406272</text:p>
          </table:table-cell>
          <table:table-cell office:value-type="float" office:value="2.75774155282306" calcext:value-type="float">
            <text:p>2.75774155282306</text:p>
          </table:table-cell>
          <table:table-cell office:value-type="float" office:value="4.36649454188182" calcext:value-type="float">
            <text:p>4.36649454188182</text:p>
          </table:table-cell>
          <table:table-cell office:value-type="float" office:value="14.0175791199602" calcext:value-type="float">
            <text:p>14.0175791199602</text:p>
          </table:table-cell>
          <table:table-cell office:value-type="float" office:value="12.7173196994188" calcext:value-type="float">
            <text:p>12.7173196994188</text:p>
          </table:table-cell>
          <table:table-cell office:value-type="float" office:value="14.9351116476594" calcext:value-type="float">
            <text:p>14.9351116476594</text:p>
          </table:table-cell>
          <table:table-cell office:value-type="float" office:value="14.0175790729923" calcext:value-type="float">
            <text:p>14.0175790729923</text:p>
          </table:table-cell>
          <table:table-cell office:value-type="float" office:value="12.6370967645692" calcext:value-type="float">
            <text:p>12.6370967645692</text:p>
          </table:table-cell>
          <table:table-cell office:value-type="float" office:value="14.8587344547148" calcext:value-type="float">
            <text:p>14.8587344547148</text:p>
          </table:table-cell>
          <table:table-cell office:value-type="float" office:value="-0.41982494114186" calcext:value-type="float">
            <text:p>-0.41982494114186</text:p>
          </table:table-cell>
          <table:table-cell office:value-type="float" office:value="0.115433651760865" calcext:value-type="float">
            <text:p>0.115433651760865</text:p>
          </table:table-cell>
          <table:table-cell office:value-type="float" office:value="-0.615571677080065" calcext:value-type="float">
            <text:p>-0.615571677080065</text:p>
          </table:table-cell>
          <table:table-cell office:value-type="float" office:value="0.0340357910395434" calcext:value-type="float">
            <text:p>0.034035791039543</text:p>
          </table:table-cell>
          <table:table-cell office:value-type="float" office:value="0.0654264464877629" calcext:value-type="float">
            <text:p>0.065426446487763</text:p>
          </table:table-cell>
          <table:table-cell office:value-type="float" office:value="0.0294868465830495" calcext:value-type="float">
            <text:p>0.02948684658305</text:p>
          </table:table-cell>
          <table:table-cell office:value-type="float" office:value="-0.473747386440835" calcext:value-type="float">
            <text:p>-0.473747386440835</text:p>
          </table:table-cell>
          <table:table-cell office:value-type="float" office:value="-0.536493500266124" calcext:value-type="float">
            <text:p>-0.536493500266124</text:p>
          </table:table-cell>
          <table:table-cell office:value-type="float" office:value="-0.471290784205736" calcext:value-type="float">
            <text:p>-0.471290784205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2.csv</text:p>
          </table:table-cell>
          <table:table-cell office:value-type="float" office:value="-2.93748757814053" calcext:value-type="float">
            <text:p>-2.93749</text:p>
          </table:table-cell>
          <table:table-cell office:value-type="float" office:value="3.47462940671324" calcext:value-type="float">
            <text:p>3.47463</text:p>
          </table:table-cell>
          <table:table-cell office:value-type="float" office:value="575.753759057801" calcext:value-type="float">
            <text:p>575.75376</text:p>
          </table:table-cell>
          <table:table-cell table:number-columns-repeated="2" office:value-type="float" office:value="4.48255687452539" calcext:value-type="float">
            <text:p>4.48256</text:p>
          </table:table-cell>
          <table:table-cell office:value-type="float" office:value="846.523765471557" calcext:value-type="float">
            <text:p>846.52377</text:p>
          </table:table-cell>
          <table:table-cell office:value-type="float" office:value="3.38592422561772" calcext:value-type="float">
            <text:p>3.38592</text:p>
          </table:table-cell>
          <table:table-cell office:value-type="float" office:value="2.83200752459424" calcext:value-type="float">
            <text:p>2.83201</text:p>
          </table:table-cell>
          <table:table-cell office:value-type="float" office:value="620.572392585228" calcext:value-type="float">
            <text:p>620.572392585228</text:p>
          </table:table-cell>
          <table:table-cell office:value-type="float" office:value="25127.2227734707" calcext:value-type="float">
            <text:p>25127.2227734707</text:p>
          </table:table-cell>
          <table:table-cell office:value-type="float" office:value="50317.6553434439" calcext:value-type="float">
            <text:p>50317.6553434439</text:p>
          </table:table-cell>
          <table:table-cell office:value-type="float" office:value="710069.173627639" calcext:value-type="float">
            <text:p>710069.173627639</text:p>
          </table:table-cell>
          <table:table-cell office:value-type="float" office:value="66.7283077460436" calcext:value-type="float">
            <text:p>66.7283077460436</text:p>
          </table:table-cell>
          <table:table-cell office:value-type="float" office:value="112.83775831006" calcext:value-type="float">
            <text:p>112.83775831006</text:p>
          </table:table-cell>
          <table:table-cell office:value-type="float" office:value="817.911204512047" calcext:value-type="float">
            <text:p>817.911204512047</text:p>
          </table:table-cell>
          <table:table-cell office:value-type="float" office:value="-34" calcext:value-type="float">
            <text:p>-34</text:p>
          </table:table-cell>
          <table:table-cell office:value-type="float" office:value="131" calcext:value-type="float">
            <text:p>131</text:p>
          </table:table-cell>
          <table:table-cell office:value-type="float" office:value="539330" calcext:value-type="float">
            <text:p>539330</text:p>
          </table:table-cell>
          <table:table-cell office:value-type="float" office:value="0.00229499713125359" calcext:value-type="float">
            <text:p>0.002294997131254</text:p>
          </table:table-cell>
          <table:table-cell office:value-type="float" office:value="0.0237499703125371" calcext:value-type="float">
            <text:p>0.023749970312537</text:p>
          </table:table-cell>
          <table:table-cell office:value-type="float" office:value="4.05336618329227" calcext:value-type="float">
            <text:p>4.05336618329227</text:p>
          </table:table-cell>
          <table:table-cell office:value-type="float" office:value="8.68461414423232" calcext:value-type="float">
            <text:p>8.68461414423232</text:p>
          </table:table-cell>
          <table:table-cell office:value-type="float" office:value="14.1359718083999" calcext:value-type="float">
            <text:p>14.1359718083999</text:p>
          </table:table-cell>
          <table:table-cell office:value-type="float" office:value="13.3022153254198" calcext:value-type="float">
            <text:p>13.3022153254198</text:p>
          </table:table-cell>
          <table:table-cell office:value-type="float" office:value="14.1059961550431" calcext:value-type="float">
            <text:p>14.1059961550431</text:p>
          </table:table-cell>
          <table:table-cell office:value-type="float" office:value="14.1359296809399" calcext:value-type="float">
            <text:p>14.1359296809399</text:p>
          </table:table-cell>
          <table:table-cell office:value-type="float" office:value="13.2230398371606" calcext:value-type="float">
            <text:p>13.2230398371606</text:p>
          </table:table-cell>
          <table:table-cell office:value-type="float" office:value="14.0308813365451" calcext:value-type="float">
            <text:p>14.0308813365451</text:p>
          </table:table-cell>
          <table:table-cell office:value-type="float" office:value="-0.375451372390756" calcext:value-type="float">
            <text:p>-0.375451372390756</text:p>
          </table:table-cell>
          <table:table-cell office:value-type="float" office:value="-0.0458817975657921" calcext:value-type="float">
            <text:p>-0.045881797565792</text:p>
          </table:table-cell>
          <table:table-cell office:value-type="float" office:value="-0.348553590371538" calcext:value-type="float">
            <text:p>-0.348553590371538</text:p>
          </table:table-cell>
          <table:table-cell office:value-type="float" office:value="0.0128224390709892" calcext:value-type="float">
            <text:p>0.012822439070989</text:p>
          </table:table-cell>
          <table:table-cell office:value-type="float" office:value="0.0472433853560349" calcext:value-type="float">
            <text:p>0.047243385356035</text:p>
          </table:table-cell>
          <table:table-cell office:value-type="float" office:value="0.0434549222470366" calcext:value-type="float">
            <text:p>0.043454922247037</text:p>
          </table:table-cell>
          <table:table-cell office:value-type="float" office:value="-0.537520127841125" calcext:value-type="float">
            <text:p>-0.537520127841125</text:p>
          </table:table-cell>
          <table:table-cell office:value-type="float" office:value="-0.473280861499386" calcext:value-type="float">
            <text:p>-0.473280861499386</text:p>
          </table:table-cell>
          <table:table-cell office:value-type="float" office:value="-0.47133825167984" calcext:value-type="float">
            <text:p>-0.47133825167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3.csv</text:p>
          </table:table-cell>
          <table:table-cell office:value-type="float" office:value="-1.21078098652377" calcext:value-type="float">
            <text:p>-1.21078</text:p>
          </table:table-cell>
          <table:table-cell office:value-type="float" office:value="1.96184254769682" calcext:value-type="float">
            <text:p>1.96184</text:p>
          </table:table-cell>
          <table:table-cell office:value-type="float" office:value="526.125284843394" calcext:value-type="float">
            <text:p>526.12528</text:p>
          </table:table-cell>
          <table:table-cell table:number-columns-repeated="2" office:value-type="float" office:value="2.87442858183595" calcext:value-type="float">
            <text:p>2.87443</text:p>
          </table:table-cell>
          <table:table-cell office:value-type="float" office:value="809.503985527015" calcext:value-type="float">
            <text:p>809.50399</text:p>
          </table:table-cell>
          <table:table-cell office:value-type="float" office:value="2.60698083513246" calcext:value-type="float">
            <text:p>2.60698</text:p>
          </table:table-cell>
          <table:table-cell office:value-type="float" office:value="2.10083637871251" calcext:value-type="float">
            <text:p>2.10084</text:p>
          </table:table-cell>
          <table:table-cell office:value-type="float" office:value="615.214505057041" calcext:value-type="float">
            <text:p>615.214505057041</text:p>
          </table:table-cell>
          <table:table-cell office:value-type="float" office:value="73145.4859370272" calcext:value-type="float">
            <text:p>73145.4859370272</text:p>
          </table:table-cell>
          <table:table-cell office:value-type="float" office:value="171739.375959926" calcext:value-type="float">
            <text:p>171739.375959926</text:p>
          </table:table-cell>
          <table:table-cell office:value-type="float" office:value="778115.703789889" calcext:value-type="float">
            <text:p>778115.703789889</text:p>
          </table:table-cell>
          <table:table-cell office:value-type="float" office:value="148.721143970543" calcext:value-type="float">
            <text:p>148.721143970543</text:p>
          </table:table-cell>
          <table:table-cell office:value-type="float" office:value="282.446717475241" calcext:value-type="float">
            <text:p>282.446717475241</text:p>
          </table:table-cell>
          <table:table-cell office:value-type="float" office:value="876.016028121942" calcext:value-type="float">
            <text:p>876.016028121942</text:p>
          </table:table-cell>
          <table:table-cell office:value-type="float" office:value="-18" calcext:value-type="float">
            <text:p>-18</text:p>
          </table:table-cell>
          <table:table-cell office:value-type="float" office:value="162" calcext:value-type="float">
            <text:p>162</text:p>
          </table:table-cell>
          <table:table-cell office:value-type="float" office:value="546989" calcext:value-type="float">
            <text:p>546989</text:p>
          </table:table-cell>
          <table:table-cell office:value-type="float" office:value="0.00159499800625249" calcext:value-type="float">
            <text:p>0.001594998006252</text:p>
          </table:table-cell>
          <table:table-cell office:value-type="float" office:value="0.000874998906251367" calcext:value-type="float">
            <text:p>0.000874998906251</text:p>
          </table:table-cell>
          <table:table-cell office:value-type="float" office:value="0.694892881383898" calcext:value-type="float">
            <text:p>0.694892881383898</text:p>
          </table:table-cell>
          <table:table-cell office:value-type="float" office:value="0.00862498921876348" calcext:value-type="float">
            <text:p>0.008624989218763</text:p>
          </table:table-cell>
          <table:table-cell office:value-type="float" office:value="13.4297869324509" calcext:value-type="float">
            <text:p>13.4297869324509</text:p>
          </table:table-cell>
          <table:table-cell office:value-type="float" office:value="12.820733921503" calcext:value-type="float">
            <text:p>12.820733921503</text:p>
          </table:table-cell>
          <table:table-cell office:value-type="float" office:value="13.4682920040511" calcext:value-type="float">
            <text:p>13.4682920040511</text:p>
          </table:table-cell>
          <table:table-cell office:value-type="float" office:value="13.3921241311711" calcext:value-type="float">
            <text:p>13.3921241311711</text:p>
          </table:table-cell>
          <table:table-cell office:value-type="float" office:value="12.8192949186452" calcext:value-type="float">
            <text:p>12.8192949186452</text:p>
          </table:table-cell>
          <table:table-cell office:value-type="float" office:value="13.4682851211499" calcext:value-type="float">
            <text:p>13.4682851211499</text:p>
          </table:table-cell>
          <table:table-cell office:value-type="float" office:value="-0.180854692797559" calcext:value-type="float">
            <text:p>-0.180854692797559</text:p>
          </table:table-cell>
          <table:table-cell office:value-type="float" office:value="0.070775461151436" calcext:value-type="float">
            <text:p>0.070775461151436</text:p>
          </table:table-cell>
          <table:table-cell office:value-type="float" office:value="-0.198551051359099" calcext:value-type="float">
            <text:p>-0.198551051359099</text:p>
          </table:table-cell>
          <table:table-cell office:value-type="float" office:value="0.0375799806752909" calcext:value-type="float">
            <text:p>0.037579980675291</text:p>
          </table:table-cell>
          <table:table-cell office:value-type="float" office:value="0.0493637160869189" calcext:value-type="float">
            <text:p>0.049363716086919</text:p>
          </table:table-cell>
          <table:table-cell office:value-type="float" office:value="0.0395442501473611" calcext:value-type="float">
            <text:p>0.039544250147361</text:p>
          </table:table-cell>
          <table:table-cell office:value-type="float" office:value="0.994687173136366" calcext:value-type="float">
            <text:p>0.994687173136366</text:p>
          </table:table-cell>
          <table:table-cell office:value-type="float" office:value="0.994418500073341" calcext:value-type="float">
            <text:p>0.994418500073341</text:p>
          </table:table-cell>
          <table:table-cell office:value-type="float" office:value="0.994438880181109" calcext:value-type="float">
            <text:p>0.99443888018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4.csv</text:p>
          </table:table-cell>
          <table:table-cell office:value-type="float" office:value="-2.21060723674095" calcext:value-type="float">
            <text:p>-2.21061</text:p>
          </table:table-cell>
          <table:table-cell office:value-type="float" office:value="3.88710514111857" calcext:value-type="float">
            <text:p>3.88711</text:p>
          </table:table-cell>
          <table:table-cell office:value-type="float" office:value="700.660579174276" calcext:value-type="float">
            <text:p>700.66058</text:p>
          </table:table-cell>
          <table:table-cell table:number-columns-repeated="2" office:value-type="float" office:value="5.05508338780528" calcext:value-type="float">
            <text:p>5.05508</text:p>
          </table:table-cell>
          <table:table-cell office:value-type="float" office:value="940.089526925283" calcext:value-type="float">
            <text:p>940.08953</text:p>
          </table:table-cell>
          <table:table-cell office:value-type="float" office:value="4.54610643326061" calcext:value-type="float">
            <text:p>4.54611</text:p>
          </table:table-cell>
          <table:table-cell office:value-type="float" office:value="3.23176138963793" calcext:value-type="float">
            <text:p>3.23176</text:p>
          </table:table-cell>
          <table:table-cell office:value-type="float" office:value="626.771945308475" calcext:value-type="float">
            <text:p>626.771945308475</text:p>
          </table:table-cell>
          <table:table-cell office:value-type="float" office:value="8159.16376534913" calcext:value-type="float">
            <text:p>8159.16376534913</text:p>
          </table:table-cell>
          <table:table-cell office:value-type="float" office:value="31351.4076337767" calcext:value-type="float">
            <text:p>31351.4076337767</text:p>
          </table:table-cell>
          <table:table-cell office:value-type="float" office:value="762979.424614252" calcext:value-type="float">
            <text:p>762979.424614252</text:p>
          </table:table-cell>
          <table:table-cell office:value-type="float" office:value="28.7067480260198" calcext:value-type="float">
            <text:p>28.7067480260198</text:p>
          </table:table-cell>
          <table:table-cell office:value-type="float" office:value="79.3874698564178" calcext:value-type="float">
            <text:p>79.3874698564178</text:p>
          </table:table-cell>
          <table:table-cell office:value-type="float" office:value="863.20488596398" calcext:value-type="float">
            <text:p>863.20488596398</text:p>
          </table:table-cell>
          <table:table-cell office:value-type="float" office:value="-23" calcext:value-type="float">
            <text:p>-23</text:p>
          </table:table-cell>
          <table:table-cell office:value-type="float" office:value="314" calcext:value-type="float">
            <text:p>314</text:p>
          </table:table-cell>
          <table:table-cell office:value-type="float" office:value="554702" calcext:value-type="float">
            <text:p>554702</text:p>
          </table:table-cell>
          <table:table-cell office:value-type="float" office:value="0.00224624719219101" calcext:value-type="float">
            <text:p>0.002246247192191</text:p>
          </table:table-cell>
          <table:table-cell office:value-type="float" office:value="0.0456249429688213" calcext:value-type="float">
            <text:p>0.045624942968821</text:p>
          </table:table-cell>
          <table:table-cell office:value-type="float" office:value="9.48530189337263" calcext:value-type="float">
            <text:p>9.48530189337263</text:p>
          </table:table-cell>
          <table:table-cell office:value-type="float" office:value="17.3188533514333" calcext:value-type="float">
            <text:p>17.3188533514333</text:p>
          </table:table-cell>
          <table:table-cell office:value-type="float" office:value="14.6664924613044" calcext:value-type="float">
            <text:p>14.6664924613044</text:p>
          </table:table-cell>
          <table:table-cell office:value-type="float" office:value="15.3333723821478" calcext:value-type="float">
            <text:p>15.3333723821478</text:p>
          </table:table-cell>
          <table:table-cell office:value-type="float" office:value="15.8253679087459" calcext:value-type="float">
            <text:p>15.8253679087459</text:p>
          </table:table-cell>
          <table:table-cell office:value-type="float" office:value="14.6211845850911" calcext:value-type="float">
            <text:p>14.6211845850911</text:p>
          </table:table-cell>
          <table:table-cell office:value-type="float" office:value="15.2103691768162" calcext:value-type="float">
            <text:p>15.2103691768162</text:p>
          </table:table-cell>
          <table:table-cell office:value-type="float" office:value="15.8009028615736" calcext:value-type="float">
            <text:p>15.8009028615736</text:p>
          </table:table-cell>
          <table:table-cell office:value-type="float" office:value="-0.526610095278469" calcext:value-type="float">
            <text:p>-0.526610095278469</text:p>
          </table:table-cell>
          <table:table-cell office:value-type="float" office:value="-0.652119692286494" calcext:value-type="float">
            <text:p>-0.652119692286494</text:p>
          </table:table-cell>
          <table:table-cell office:value-type="float" office:value="-0.796520028762493" calcext:value-type="float">
            <text:p>-0.796520028762493</text:p>
          </table:table-cell>
          <table:table-cell office:value-type="float" office:value="0.0325709234980523" calcext:value-type="float">
            <text:p>0.032570923498052</text:p>
          </table:table-cell>
          <table:table-cell office:value-type="float" office:value="0.0281141672448208" calcext:value-type="float">
            <text:p>0.028114167244821</text:p>
          </table:table-cell>
          <table:table-cell office:value-type="float" office:value="0.0247157540375798" calcext:value-type="float">
            <text:p>0.02471575403758</text:p>
          </table:table-cell>
          <table:table-cell office:value-type="float" office:value="0.993997446085756" calcext:value-type="float">
            <text:p>0.993997446085756</text:p>
          </table:table-cell>
          <table:table-cell office:value-type="float" office:value="0.994040126978113" calcext:value-type="float">
            <text:p>0.994040126978113</text:p>
          </table:table-cell>
          <table:table-cell office:value-type="float" office:value="0.992992069209915" calcext:value-type="float">
            <text:p>0.992992069209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5.csv</text:p>
          </table:table-cell>
          <table:table-cell office:value-type="float" office:value="-1.20669349163314" calcext:value-type="float">
            <text:p>-1.20669</text:p>
          </table:table-cell>
          <table:table-cell office:value-type="float" office:value="2.08762739046576" calcext:value-type="float">
            <text:p>2.08763</text:p>
          </table:table-cell>
          <table:table-cell office:value-type="float" office:value="649.774297782128" calcext:value-type="float">
            <text:p>649.77430</text:p>
          </table:table-cell>
          <table:table-cell table:number-columns-repeated="2" office:value-type="float" office:value="3.08657991817489" calcext:value-type="float">
            <text:p>3.08658</text:p>
          </table:table-cell>
          <table:table-cell office:value-type="float" office:value="909.471851661001" calcext:value-type="float">
            <text:p>909.47185</text:p>
          </table:table-cell>
          <table:table-cell office:value-type="float" office:value="2.8409270332993" calcext:value-type="float">
            <text:p>2.84093</text:p>
          </table:table-cell>
          <table:table-cell office:value-type="float" office:value="2.27349674947153" calcext:value-type="float">
            <text:p>2.27350</text:p>
          </table:table-cell>
          <table:table-cell office:value-type="float" office:value="636.342997844269" calcext:value-type="float">
            <text:p>636.342997844269</text:p>
          </table:table-cell>
          <table:table-cell office:value-type="float" office:value="54857.7712527338" calcext:value-type="float">
            <text:p>54857.7712527338</text:p>
          </table:table-cell>
          <table:table-cell office:value-type="float" office:value="132398.49363538" calcext:value-type="float">
            <text:p>132398.49363538</text:p>
          </table:table-cell>
          <table:table-cell office:value-type="float" office:value="759502.277915686" calcext:value-type="float">
            <text:p>759502.277915686</text:p>
          </table:table-cell>
          <table:table-cell office:value-type="float" office:value="119.802154806661" calcext:value-type="float">
            <text:p>119.802154806661</text:p>
          </table:table-cell>
          <table:table-cell office:value-type="float" office:value="233.80230505179" calcext:value-type="float">
            <text:p>233.80230505179</text:p>
          </table:table-cell>
          <table:table-cell office:value-type="float" office:value="860.258094243293" calcext:value-type="float">
            <text:p>860.258094243293</text:p>
          </table:table-cell>
          <table:table-cell office:value-type="float" office:value="-98" calcext:value-type="float">
            <text:p>-98</text:p>
          </table:table-cell>
          <table:table-cell office:value-type="float" office:value="18" calcext:value-type="float">
            <text:p>18</text:p>
          </table:table-cell>
          <table:table-cell office:value-type="float" office:value="562469" calcext:value-type="float">
            <text:p>562469</text:p>
          </table:table-cell>
          <table:table-cell office:value-type="float" office:value="0.00689499138126077" calcext:value-type="float">
            <text:p>0.006894991381261</text:p>
          </table:table-cell>
          <table:table-cell office:value-type="float" office:value="0.0472499409375738" calcext:value-type="float">
            <text:p>0.047249940937574</text:p>
          </table:table-cell>
          <table:table-cell office:value-type="float" office:value="3.14478731901585" calcext:value-type="float">
            <text:p>3.14478731901585</text:p>
          </table:table-cell>
          <table:table-cell office:value-type="float" office:value="6.20236724704094" calcext:value-type="float">
            <text:p>6.20236724704094</text:p>
          </table:table-cell>
          <table:table-cell office:value-type="float" office:value="15.042508713764" calcext:value-type="float">
            <text:p>15.042508713764</text:p>
          </table:table-cell>
          <table:table-cell office:value-type="float" office:value="14.2695189731832" calcext:value-type="float">
            <text:p>14.2695189731832</text:p>
          </table:table-cell>
          <table:table-cell office:value-type="float" office:value="14.8282857287155" calcext:value-type="float">
            <text:p>14.8282857287155</text:p>
          </table:table-cell>
          <table:table-cell office:value-type="float" office:value="15.0080804705503" calcext:value-type="float">
            <text:p>15.0080804705503</text:p>
          </table:table-cell>
          <table:table-cell office:value-type="float" office:value="14.2686164413916" calcext:value-type="float">
            <text:p>14.2686164413916</text:p>
          </table:table-cell>
          <table:table-cell office:value-type="float" office:value="14.8282572582294" calcext:value-type="float">
            <text:p>14.8282572582294</text:p>
          </table:table-cell>
          <table:table-cell office:value-type="float" office:value="-0.595458449080504" calcext:value-type="float">
            <text:p>-0.595458449080504</text:p>
          </table:table-cell>
          <table:table-cell office:value-type="float" office:value="-0.406063236068142" calcext:value-type="float">
            <text:p>-0.406063236068142</text:p>
          </table:table-cell>
          <table:table-cell office:value-type="float" office:value="-0.538243801265218" calcext:value-type="float">
            <text:p>-0.538243801265218</text:p>
          </table:table-cell>
          <table:table-cell office:value-type="float" office:value="0.0306255867259028" calcext:value-type="float">
            <text:p>0.030625586725903</text:p>
          </table:table-cell>
          <table:table-cell office:value-type="float" office:value="0.0335779539109643" calcext:value-type="float">
            <text:p>0.033577953910964</text:p>
          </table:table-cell>
          <table:table-cell office:value-type="float" office:value="0.0335519667101847" calcext:value-type="float">
            <text:p>0.033551966710185</text:p>
          </table:table-cell>
          <table:table-cell office:value-type="float" office:value="0.994972404856878" calcext:value-type="float">
            <text:p>0.994972404856878</text:p>
          </table:table-cell>
          <table:table-cell office:value-type="float" office:value="0.994644130373803" calcext:value-type="float">
            <text:p>0.994644130373803</text:p>
          </table:table-cell>
          <table:table-cell office:value-type="float" office:value="0.994212296828394" calcext:value-type="float">
            <text:p>0.994212296828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46.csv</text:p>
          </table:table-cell>
          <table:table-cell office:value-type="float" office:value="-2.9433763207796" calcext:value-type="float">
            <text:p>-2.94338</text:p>
          </table:table-cell>
          <table:table-cell office:value-type="float" office:value="3.67791540260575" calcext:value-type="float">
            <text:p>3.67792</text:p>
          </table:table-cell>
          <table:table-cell office:value-type="float" office:value="606.747894065132" calcext:value-type="float">
            <text:p>606.74789</text:p>
          </table:table-cell>
          <table:table-cell table:number-columns-repeated="2" office:value-type="float" office:value="4.78916499296833" calcext:value-type="float">
            <text:p>4.78916</text:p>
          </table:table-cell>
          <table:table-cell office:value-type="float" office:value="885.269282900898" calcext:value-type="float">
            <text:p>885.26928</text:p>
          </table:table-cell>
          <table:table-cell office:value-type="float" office:value="3.77791439343817" calcext:value-type="float">
            <text:p>3.77791</text:p>
          </table:table-cell>
          <table:table-cell office:value-type="float" office:value="3.06741578876238" calcext:value-type="float">
            <text:p>3.06742</text:p>
          </table:table-cell>
          <table:table-cell office:value-type="float" office:value="644.638422912719" calcext:value-type="float">
            <text:p>644.638422912719</text:p>
          </table:table-cell>
          <table:table-cell office:value-type="float" office:value="18134.6945751112" calcext:value-type="float">
            <text:p>18134.6945751112</text:p>
          </table:table-cell>
          <table:table-cell office:value-type="float" office:value="40889.3539037633" calcext:value-type="float">
            <text:p>40889.3539037633</text:p>
          </table:table-cell>
          <table:table-cell office:value-type="float" office:value="762389.540091252" calcext:value-type="float">
            <text:p>762389.540091252</text:p>
          </table:table-cell>
          <table:table-cell office:value-type="float" office:value="52.2375029916297" calcext:value-type="float">
            <text:p>52.2375029916297</text:p>
          </table:table-cell>
          <table:table-cell office:value-type="float" office:value="97.276205177667" calcext:value-type="float">
            <text:p>97.276205177667</text:p>
          </table:table-cell>
          <table:table-cell office:value-type="float" office:value="862.717248938905" calcext:value-type="float">
            <text:p>862.717248938905</text:p>
          </table:table-cell>
          <table:table-cell office:value-type="float" office:value="-174" calcext:value-type="float">
            <text:p>-174</text:p>
          </table:table-cell>
          <table:table-cell office:value-type="float" office:value="219" calcext:value-type="float">
            <text:p>219</text:p>
          </table:table-cell>
          <table:table-cell office:value-type="float" office:value="570290" calcext:value-type="float">
            <text:p>570290</text:p>
          </table:table-cell>
          <table:table-cell office:value-type="float" office:value="0.00531874335157081" calcext:value-type="float">
            <text:p>0.005318743351571</text:p>
          </table:table-cell>
          <table:table-cell office:value-type="float" office:value="0.0822498971876285" calcext:value-type="float">
            <text:p>0.082249897187629</text:p>
          </table:table-cell>
          <table:table-cell office:value-type="float" office:value="1.60636299204626" calcext:value-type="float">
            <text:p>1.60636299204626</text:p>
          </table:table-cell>
          <table:table-cell office:value-type="float" office:value="2.47862190172262" calcext:value-type="float">
            <text:p>2.47862190172262</text:p>
          </table:table-cell>
          <table:table-cell office:value-type="float" office:value="14.6875190330423" calcext:value-type="float">
            <text:p>14.6875190330423</text:p>
          </table:table-cell>
          <table:table-cell office:value-type="float" office:value="13.6731653268615" calcext:value-type="float">
            <text:p>13.6731653268615</text:p>
          </table:table-cell>
          <table:table-cell office:value-type="float" office:value="14.2852801394815" calcext:value-type="float">
            <text:p>14.2852801394815</text:p>
          </table:table-cell>
          <table:table-cell office:value-type="float" office:value="14.6875105508176" calcext:value-type="float">
            <text:p>14.6875105508176</text:p>
          </table:table-cell>
          <table:table-cell office:value-type="float" office:value="13.5929770036885" calcext:value-type="float">
            <text:p>13.5929770036885</text:p>
          </table:table-cell>
          <table:table-cell office:value-type="float" office:value="14.211608552709" calcext:value-type="float">
            <text:p>14.211608552709</text:p>
          </table:table-cell>
          <table:table-cell office:value-type="float" office:value="-0.504597499568233" calcext:value-type="float">
            <text:p>-0.504597499568233</text:p>
          </table:table-cell>
          <table:table-cell office:value-type="float" office:value="-0.111567393956467" calcext:value-type="float">
            <text:p>-0.111567393956467</text:p>
          </table:table-cell>
          <table:table-cell office:value-type="float" office:value="-0.313072951586701" calcext:value-type="float">
            <text:p>-0.313072951586701</text:p>
          </table:table-cell>
          <table:table-cell office:value-type="float" office:value="0.0333190197317766" calcext:value-type="float">
            <text:p>0.033319019731777</text:p>
          </table:table-cell>
          <table:table-cell office:value-type="float" office:value="0.041503475064013" calcext:value-type="float">
            <text:p>0.041503475064013</text:p>
          </table:table-cell>
          <table:table-cell office:value-type="float" office:value="0.0378234336678654" calcext:value-type="float">
            <text:p>0.037823433667865</text:p>
          </table:table-cell>
          <table:table-cell office:value-type="float" office:value="-0.56501101800261" calcext:value-type="float">
            <text:p>-0.56501101800261</text:p>
          </table:table-cell>
          <table:table-cell office:value-type="float" office:value="-0.463903173023806" calcext:value-type="float">
            <text:p>-0.463903173023806</text:p>
          </table:table-cell>
          <table:table-cell office:value-type="float" office:value="-0.455539230670496" calcext:value-type="float">
            <text:p>-0.455539230670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47.csv</text:p>
          </table:table-cell>
          <table:table-cell office:value-type="float" office:value="-1.20357474553157" calcext:value-type="float">
            <text:p>-1.20357</text:p>
          </table:table-cell>
          <table:table-cell office:value-type="float" office:value="1.85240643449196" calcext:value-type="float">
            <text:p>1.85241</text:p>
          </table:table-cell>
          <table:table-cell office:value-type="float" office:value="512.895442630697" calcext:value-type="float">
            <text:p>512.89544</text:p>
          </table:table-cell>
          <table:table-cell table:number-columns-repeated="2" office:value-type="float" office:value="2.78583139276757" calcext:value-type="float">
            <text:p>2.78583</text:p>
          </table:table-cell>
          <table:table-cell office:value-type="float" office:value="827.353659152876" calcext:value-type="float">
            <text:p>827.35366</text:p>
          </table:table-cell>
          <table:table-cell office:value-type="float" office:value="2.51242201487886" calcext:value-type="float">
            <text:p>2.51242</text:p>
          </table:table-cell>
          <table:table-cell office:value-type="float" office:value="2.08073231108235" calcext:value-type="float">
            <text:p>2.08073</text:p>
          </table:table-cell>
          <table:table-cell office:value-type="float" office:value="649.193609212471" calcext:value-type="float">
            <text:p>649.193609212471</text:p>
          </table:table-cell>
          <table:table-cell office:value-type="float" office:value="94724.6121801208" calcext:value-type="float">
            <text:p>94724.6121801208</text:p>
          </table:table-cell>
          <table:table-cell office:value-type="float" office:value="199498.080824257" calcext:value-type="float">
            <text:p>199498.080824257</text:p>
          </table:table-cell>
          <table:table-cell office:value-type="float" office:value="783567.300348146" calcext:value-type="float">
            <text:p>783567.300348146</text:p>
          </table:table-cell>
          <table:table-cell office:value-type="float" office:value="180.541655203986" calcext:value-type="float">
            <text:p>180.541655203986</text:p>
          </table:table-cell>
          <table:table-cell office:value-type="float" office:value="316.001678798891" calcext:value-type="float">
            <text:p>316.001678798891</text:p>
          </table:table-cell>
          <table:table-cell office:value-type="float" office:value="880.614628895632" calcext:value-type="float">
            <text:p>880.614628895632</text:p>
          </table:table-cell>
          <table:table-cell office:value-type="float" office:value="-25" calcext:value-type="float">
            <text:p>-25</text:p>
          </table:table-cell>
          <table:table-cell office:value-type="float" office:value="62" calcext:value-type="float">
            <text:p>62</text:p>
          </table:table-cell>
          <table:table-cell office:value-type="float" office:value="578165" calcext:value-type="float">
            <text:p>578165</text:p>
          </table:table-cell>
          <table:table-cell office:value-type="float" office:value="0.00171624785469018" calcext:value-type="float">
            <text:p>0.00171624785469</text:p>
          </table:table-cell>
          <table:table-cell office:value-type="float" office:value="0.00249999687500391" calcext:value-type="float">
            <text:p>0.002499996875004</text:p>
          </table:table-cell>
          <table:table-cell office:value-type="float" office:value="0.742181572273035" calcext:value-type="float">
            <text:p>0.742181572273035</text:p>
          </table:table-cell>
          <table:table-cell office:value-type="float" office:value="0.00999998750001562" calcext:value-type="float">
            <text:p>0.009999987500016</text:p>
          </table:table-cell>
          <table:table-cell office:value-type="float" office:value="13.237585399457" calcext:value-type="float">
            <text:p>13.237585399457</text:p>
          </table:table-cell>
          <table:table-cell office:value-type="float" office:value="12.6810724699452" calcext:value-type="float">
            <text:p>12.6810724699452</text:p>
          </table:table-cell>
          <table:table-cell office:value-type="float" office:value="13.2985779854381" calcext:value-type="float">
            <text:p>13.2985779854381</text:p>
          </table:table-cell>
          <table:table-cell office:value-type="float" office:value="13.1994756779792" calcext:value-type="float">
            <text:p>13.1994756779792</text:p>
          </table:table-cell>
          <table:table-cell office:value-type="float" office:value="12.6797182399632" calcext:value-type="float">
            <text:p>12.6797182399632</text:p>
          </table:table-cell>
          <table:table-cell office:value-type="float" office:value="13.2985700750224" calcext:value-type="float">
            <text:p>13.2985700750224</text:p>
          </table:table-cell>
          <table:table-cell office:value-type="float" office:value="0.0541771885905011" calcext:value-type="float">
            <text:p>0.054177188590501</text:p>
          </table:table-cell>
          <table:table-cell office:value-type="float" office:value="0.324768016320899" calcext:value-type="float">
            <text:p>0.324768016320899</text:p>
          </table:table-cell>
          <table:table-cell office:value-type="float" office:value="0.0206315129180554" calcext:value-type="float">
            <text:p>0.020631512918055</text:p>
          </table:table-cell>
          <table:table-cell office:value-type="float" office:value="0.0481954945375874" calcext:value-type="float">
            <text:p>0.048195494537587</text:p>
          </table:table-cell>
          <table:table-cell office:value-type="float" office:value="0.0529409909456286" calcext:value-type="float">
            <text:p>0.052940990945629</text:p>
          </table:table-cell>
          <table:table-cell office:value-type="float" office:value="0.0422611891371534" calcext:value-type="float">
            <text:p>0.042261189137153</text:p>
          </table:table-cell>
          <table:table-cell office:value-type="float" office:value="0.994420023496592" calcext:value-type="float">
            <text:p>0.994420023496592</text:p>
          </table:table-cell>
          <table:table-cell office:value-type="float" office:value="0.994743435459398" calcext:value-type="float">
            <text:p>0.994743435459398</text:p>
          </table:table-cell>
          <table:table-cell office:value-type="float" office:value="0.994090951974978" calcext:value-type="float">
            <text:p>0.994090951974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8.csv</text:p>
          </table:table-cell>
          <table:table-cell office:value-type="float" office:value="-2.10879736400329" calcext:value-type="float">
            <text:p>-2.10880</text:p>
          </table:table-cell>
          <table:table-cell office:value-type="float" office:value="6.41173948532564" calcext:value-type="float">
            <text:p>6.41174</text:p>
          </table:table-cell>
          <table:table-cell office:value-type="float" office:value="817.140751074061" calcext:value-type="float">
            <text:p>817.14075</text:p>
          </table:table-cell>
          <table:table-cell table:number-columns-repeated="2" office:value-type="float" office:value="8.14333636217927" calcext:value-type="float">
            <text:p>8.14334</text:p>
          </table:table-cell>
          <table:table-cell office:value-type="float" office:value="1053.36203227358" calcext:value-type="float">
            <text:p>1053.36203</text:p>
          </table:table-cell>
          <table:table-cell office:value-type="float" office:value="7.86555152453812" calcext:value-type="float">
            <text:p>7.86555</text:p>
          </table:table-cell>
          <table:table-cell office:value-type="float" office:value="5.02031113377519" calcext:value-type="float">
            <text:p>5.02031</text:p>
          </table:table-cell>
          <table:table-cell office:value-type="float" office:value="664.7199139259" calcext:value-type="float">
            <text:p>664.7199139259</text:p>
          </table:table-cell>
          <table:table-cell office:value-type="float" office:value="1015.71814860429" calcext:value-type="float">
            <text:p>1015.71814860429</text:p>
          </table:table-cell>
          <table:table-cell office:value-type="float" office:value="5966.76882105586" calcext:value-type="float">
            <text:p>5966.76882105586</text:p>
          </table:table-cell>
          <table:table-cell office:value-type="float" office:value="751274.056167509" calcext:value-type="float">
            <text:p>751274.056167509</text:p>
          </table:table-cell>
          <table:table-cell office:value-type="float" office:value="5.98391597069575" calcext:value-type="float">
            <text:p>5.98391597069575</text:p>
          </table:table-cell>
          <table:table-cell office:value-type="float" office:value="23.4989901823943" calcext:value-type="float">
            <text:p>23.4989901823943</text:p>
          </table:table-cell>
          <table:table-cell office:value-type="float" office:value="853.254083333239" calcext:value-type="float">
            <text:p>853.254083333239</text:p>
          </table:table-cell>
          <table:table-cell office:value-type="float" office:value="-33" calcext:value-type="float">
            <text:p>-33</text:p>
          </table:table-cell>
          <table:table-cell office:value-type="float" office:value="425" calcext:value-type="float">
            <text:p>425</text:p>
          </table:table-cell>
          <table:table-cell office:value-type="float" office:value="586094" calcext:value-type="float">
            <text:p>586094</text:p>
          </table:table-cell>
          <table:table-cell office:value-type="float" office:value="0.175764780294025" calcext:value-type="float">
            <text:p>0.175764780294025</text:p>
          </table:table-cell>
          <table:table-cell office:value-type="float" office:value="5.19949350063312" calcext:value-type="float">
            <text:p>5.19949350063312</text:p>
          </table:table-cell>
          <table:table-cell office:value-type="float" office:value="56.6286779641525" calcext:value-type="float">
            <text:p>56.6286779641525</text:p>
          </table:table-cell>
          <table:table-cell office:value-type="float" office:value="52.1219348475814" calcext:value-type="float">
            <text:p>52.1219348475814</text:p>
          </table:table-cell>
          <table:table-cell office:value-type="float" office:value="15.8879847908702" calcext:value-type="float">
            <text:p>15.8879847908702</text:p>
          </table:table-cell>
          <table:table-cell office:value-type="float" office:value="16.6609107799533" calcext:value-type="float">
            <text:p>16.6609107799533</text:p>
          </table:table-cell>
          <table:table-cell office:value-type="float" office:value="16.9448146151432" calcext:value-type="float">
            <text:p>16.9448146151432</text:p>
          </table:table-cell>
          <table:table-cell office:value-type="float" office:value="15.8535940197777" calcext:value-type="float">
            <text:p>15.8535940197777</text:p>
          </table:table-cell>
          <table:table-cell office:value-type="float" office:value="16.5478214400325" calcext:value-type="float">
            <text:p>16.5478214400325</text:p>
          </table:table-cell>
          <table:table-cell office:value-type="float" office:value="16.9222629707607" calcext:value-type="float">
            <text:p>16.9222629707607</text:p>
          </table:table-cell>
          <table:table-cell office:value-type="float" office:value="-0.653761990023708" calcext:value-type="float">
            <text:p>-0.653761990023708</text:p>
          </table:table-cell>
          <table:table-cell office:value-type="float" office:value="-0.759965968823379" calcext:value-type="float">
            <text:p>-0.759965968823379</text:p>
          </table:table-cell>
          <table:table-cell office:value-type="float" office:value="-0.854222151349031" calcext:value-type="float">
            <text:p>-0.854222151349031</text:p>
          </table:table-cell>
          <table:table-cell office:value-type="float" office:value="0.0265235409878855" calcext:value-type="float">
            <text:p>0.026523540987886</text:p>
          </table:table-cell>
          <table:table-cell office:value-type="float" office:value="0.0252551147949397" calcext:value-type="float">
            <text:p>0.02525511479494</text:p>
          </table:table-cell>
          <table:table-cell office:value-type="float" office:value="0.0241796113297763" calcext:value-type="float">
            <text:p>0.024179611329776</text:p>
          </table:table-cell>
          <table:table-cell office:value-type="float" office:value="0.981419753189501" calcext:value-type="float">
            <text:p>0.981419753189501</text:p>
          </table:table-cell>
          <table:table-cell office:value-type="float" office:value="0.983392368533438" calcext:value-type="float">
            <text:p>0.983392368533438</text:p>
          </table:table-cell>
          <table:table-cell office:value-type="float" office:value="0.982395135527014" calcext:value-type="float">
            <text:p>0.982395135527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9.csv</text:p>
          </table:table-cell>
          <table:table-cell office:value-type="float" office:value="-1.20364724544094" calcext:value-type="float">
            <text:p>-1.20365</text:p>
          </table:table-cell>
          <table:table-cell office:value-type="float" office:value="1.95188131014836" calcext:value-type="float">
            <text:p>1.95188</text:p>
          </table:table-cell>
          <table:table-cell office:value-type="float" office:value="626.919090101137" calcext:value-type="float">
            <text:p>626.91909</text:p>
          </table:table-cell>
          <table:table-cell table:number-columns-repeated="2" office:value-type="float" office:value="2.92459322956938" calcext:value-type="float">
            <text:p>2.92459</text:p>
          </table:table-cell>
          <table:table-cell office:value-type="float" office:value="925.620925721554" calcext:value-type="float">
            <text:p>925.62093</text:p>
          </table:table-cell>
          <table:table-cell office:value-type="float" office:value="2.66542283080668" calcext:value-type="float">
            <text:p>2.66542</text:p>
          </table:table-cell>
          <table:table-cell office:value-type="float" office:value="2.17793592870327" calcext:value-type="float">
            <text:p>2.17794</text:p>
          </table:table-cell>
          <table:table-cell office:value-type="float" office:value="680.989392428685" calcext:value-type="float">
            <text:p>680.989392428685</text:p>
          </table:table-cell>
          <table:table-cell office:value-type="float" office:value="78964.1609837315" calcext:value-type="float">
            <text:p>78964.1609837315</text:p>
          </table:table-cell>
          <table:table-cell office:value-type="float" office:value="175469.287669643" calcext:value-type="float">
            <text:p>175469.287669643</text:p>
          </table:table-cell>
          <table:table-cell office:value-type="float" office:value="720920.008732963" calcext:value-type="float">
            <text:p>720920.008732963</text:p>
          </table:table-cell>
          <table:table-cell office:value-type="float" office:value="157.671022475495" calcext:value-type="float">
            <text:p>157.671022475495</text:p>
          </table:table-cell>
          <table:table-cell office:value-type="float" office:value="287.845853059975" calcext:value-type="float">
            <text:p>287.845853059975</text:p>
          </table:table-cell>
          <table:table-cell office:value-type="float" office:value="827.445263121601" calcext:value-type="float">
            <text:p>827.445263121601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  <table:table-cell office:value-type="float" office:value="594077" calcext:value-type="float">
            <text:p>594077</text:p>
          </table:table-cell>
          <table:table-cell office:value-type="float" office:value="0.00376749529063089" calcext:value-type="float">
            <text:p>0.003767495290631</text:p>
          </table:table-cell>
          <table:table-cell office:value-type="float" office:value="0.0148749814062732" calcext:value-type="float">
            <text:p>0.014874981406273</text:p>
          </table:table-cell>
          <table:table-cell office:value-type="float" office:value="8.36063204920994" calcext:value-type="float">
            <text:p>8.36063204920994</text:p>
          </table:table-cell>
          <table:table-cell office:value-type="float" office:value="14.6602316747104" calcext:value-type="float">
            <text:p>14.6602316747104</text:p>
          </table:table-cell>
          <table:table-cell office:value-type="float" office:value="14.6903406697178" calcext:value-type="float">
            <text:p>14.6903406697178</text:p>
          </table:table-cell>
          <table:table-cell office:value-type="float" office:value="13.9285443871413" calcext:value-type="float">
            <text:p>13.9285443871413</text:p>
          </table:table-cell>
          <table:table-cell office:value-type="float" office:value="14.7346066240063" calcext:value-type="float">
            <text:p>14.7346066240063</text:p>
          </table:table-cell>
          <table:table-cell office:value-type="float" office:value="14.6552464802733" calcext:value-type="float">
            <text:p>14.6552464802733</text:p>
          </table:table-cell>
          <table:table-cell office:value-type="float" office:value="13.9274005196756" calcext:value-type="float">
            <text:p>13.9274005196756</text:p>
          </table:table-cell>
          <table:table-cell office:value-type="float" office:value="14.7346030073654" calcext:value-type="float">
            <text:p>14.7346030073654</text:p>
          </table:table-cell>
          <table:table-cell office:value-type="float" office:value="-0.35981478502145" calcext:value-type="float">
            <text:p>-0.35981478502145</text:p>
          </table:table-cell>
          <table:table-cell office:value-type="float" office:value="-0.118787087665816" calcext:value-type="float">
            <text:p>-0.118787087665816</text:p>
          </table:table-cell>
          <table:table-cell office:value-type="float" office:value="-0.33867077269648" calcext:value-type="float">
            <text:p>-0.33867077269648</text:p>
          </table:table-cell>
          <table:table-cell office:value-type="float" office:value="0.0350680016039978" calcext:value-type="float">
            <text:p>0.035068001603998</text:p>
          </table:table-cell>
          <table:table-cell office:value-type="float" office:value="0.042139630039214" calcext:value-type="float">
            <text:p>0.042139630039214</text:p>
          </table:table-cell>
          <table:table-cell office:value-type="float" office:value="0.0460305573216841" calcext:value-type="float">
            <text:p>0.046030557321684</text:p>
          </table:table-cell>
          <table:table-cell office:value-type="float" office:value="0.995799720319013" calcext:value-type="float">
            <text:p>0.995799720319013</text:p>
          </table:table-cell>
          <table:table-cell office:value-type="float" office:value="0.995434656119595" calcext:value-type="float">
            <text:p>0.995434656119595</text:p>
          </table:table-cell>
          <table:table-cell office:value-type="float" office:value="0.99533855898161" calcext:value-type="float">
            <text:p>0.99533855898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0.csv</text:p>
          </table:table-cell>
          <table:table-cell office:value-type="float" office:value="-2.09339238325952" calcext:value-type="float">
            <text:p>-2.09339</text:p>
          </table:table-cell>
          <table:table-cell office:value-type="float" office:value="3.3935157581053" calcext:value-type="float">
            <text:p>3.39352</text:p>
          </table:table-cell>
          <table:table-cell office:value-type="float" office:value="656.041657447928" calcext:value-type="float">
            <text:p>656.04166</text:p>
          </table:table-cell>
          <table:table-cell table:number-columns-repeated="2" office:value-type="float" office:value="4.47763608821316" calcext:value-type="float">
            <text:p>4.47764</text:p>
          </table:table-cell>
          <table:table-cell office:value-type="float" office:value="944.256349703264" calcext:value-type="float">
            <text:p>944.25635</text:p>
          </table:table-cell>
          <table:table-cell office:value-type="float" office:value="3.95814770671584" calcext:value-type="float">
            <text:p>3.95815</text:p>
          </table:table-cell>
          <table:table-cell office:value-type="float" office:value="2.9211771151301" calcext:value-type="float">
            <text:p>2.92118</text:p>
          </table:table-cell>
          <table:table-cell office:value-type="float" office:value="679.138717529716" calcext:value-type="float">
            <text:p>679.138717529716</text:p>
          </table:table-cell>
          <table:table-cell office:value-type="float" office:value="16719.9564534139" calcext:value-type="float">
            <text:p>16719.9564534139</text:p>
          </table:table-cell>
          <table:table-cell office:value-type="float" office:value="55448.0550647523" calcext:value-type="float">
            <text:p>55448.0550647523</text:p>
          </table:table-cell>
          <table:table-cell office:value-type="float" office:value="768944.373800991" calcext:value-type="float">
            <text:p>768944.373800991</text:p>
          </table:table-cell>
          <table:table-cell office:value-type="float" office:value="49.2050555040556" calcext:value-type="float">
            <text:p>49.2050555040556</text:p>
          </table:table-cell>
          <table:table-cell office:value-type="float" office:value="121.428429847351" calcext:value-type="float">
            <text:p>121.428429847351</text:p>
          </table:table-cell>
          <table:table-cell office:value-type="float" office:value="868.262941471225" calcext:value-type="float">
            <text:p>868.262941471225</text:p>
          </table:table-cell>
          <table:table-cell office:value-type="float" office:value="-60" calcext:value-type="float">
            <text:p>-60</text:p>
          </table:table-cell>
          <table:table-cell office:value-type="float" office:value="29" calcext:value-type="float">
            <text:p>29</text:p>
          </table:table-cell>
          <table:table-cell office:value-type="float" office:value="602114" calcext:value-type="float">
            <text:p>602114</text:p>
          </table:table-cell>
          <table:table-cell office:value-type="float" office:value="0.00329124588594264" calcext:value-type="float">
            <text:p>0.003291245885943</text:p>
          </table:table-cell>
          <table:table-cell office:value-type="float" office:value="0.0176249779687775" calcext:value-type="float">
            <text:p>0.017624977968778</text:p>
          </table:table-cell>
          <table:table-cell office:value-type="float" office:value="3.39445825692718" calcext:value-type="float">
            <text:p>3.39445825692718</text:p>
          </table:table-cell>
          <table:table-cell office:value-type="float" office:value="6.95049131188586" calcext:value-type="float">
            <text:p>6.95049131188586</text:p>
          </table:table-cell>
          <table:table-cell office:value-type="float" office:value="14.2367415651892" calcext:value-type="float">
            <text:p>14.2367415651892</text:p>
          </table:table-cell>
          <table:table-cell office:value-type="float" office:value="15.0502766373734" calcext:value-type="float">
            <text:p>15.0502766373734</text:p>
          </table:table-cell>
          <table:table-cell office:value-type="float" office:value="15.0614083070766" calcext:value-type="float">
            <text:p>15.0614083070766</text:p>
          </table:table-cell>
          <table:table-cell office:value-type="float" office:value="14.1987980499243" calcext:value-type="float">
            <text:p>14.1987980499243</text:p>
          </table:table-cell>
          <table:table-cell office:value-type="float" office:value="14.9248066924928" calcext:value-type="float">
            <text:p>14.9248066924928</text:p>
          </table:table-cell>
          <table:table-cell office:value-type="float" office:value="15.0354052120857" calcext:value-type="float">
            <text:p>15.0354052120857</text:p>
          </table:table-cell>
          <table:table-cell office:value-type="float" office:value="-0.227699152545626" calcext:value-type="float">
            <text:p>-0.227699152545626</text:p>
          </table:table-cell>
          <table:table-cell office:value-type="float" office:value="-0.437156447844434" calcext:value-type="float">
            <text:p>-0.437156447844434</text:p>
          </table:table-cell>
          <table:table-cell office:value-type="float" office:value="-0.499109795858856" calcext:value-type="float">
            <text:p>-0.499109795858856</text:p>
          </table:table-cell>
          <table:table-cell office:value-type="float" office:value="0.0387795909338528" calcext:value-type="float">
            <text:p>0.038779590933853</text:p>
          </table:table-cell>
          <table:table-cell office:value-type="float" office:value="0.036965501461641" calcext:value-type="float">
            <text:p>0.036965501461641</text:p>
          </table:table-cell>
          <table:table-cell office:value-type="float" office:value="0.0349380198553701" calcext:value-type="float">
            <text:p>0.03493801985537</text:p>
          </table:table-cell>
          <table:table-cell office:value-type="float" office:value="0.992675172635666" calcext:value-type="float">
            <text:p>0.992675172635666</text:p>
          </table:table-cell>
          <table:table-cell office:value-type="float" office:value="0.994460507214429" calcext:value-type="float">
            <text:p>0.994460507214429</text:p>
          </table:table-cell>
          <table:table-cell office:value-type="float" office:value="0.990131444355722" calcext:value-type="float">
            <text:p>0.990131444355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1.csv</text:p>
          </table:table-cell>
          <table:table-cell office:value-type="float" office:value="-2.26107342365822" calcext:value-type="float">
            <text:p>-2.26107</text:p>
          </table:table-cell>
          <table:table-cell office:value-type="float" office:value="3.44274944656319" calcext:value-type="float">
            <text:p>3.44275</text:p>
          </table:table-cell>
          <table:table-cell office:value-type="float" office:value="650.136013579983" calcext:value-type="float">
            <text:p>650.13601</text:p>
          </table:table-cell>
          <table:table-cell table:number-columns-repeated="2" office:value-type="float" office:value="4.60025078632849" calcext:value-type="float">
            <text:p>4.60025</text:p>
          </table:table-cell>
          <table:table-cell office:value-type="float" office:value="950.826766243108" calcext:value-type="float">
            <text:p>950.82677</text:p>
          </table:table-cell>
          <table:table-cell office:value-type="float" office:value="4.0062269368999" calcext:value-type="float">
            <text:p>4.00623</text:p>
          </table:table-cell>
          <table:table-cell office:value-type="float" office:value="3.05119379019175" calcext:value-type="float">
            <text:p>3.05119</text:p>
          </table:table-cell>
          <table:table-cell office:value-type="float" office:value="693.82613330045" calcext:value-type="float">
            <text:p>693.82613330045</text:p>
          </table:table-cell>
          <table:table-cell office:value-type="float" office:value="16392.9061137288" calcext:value-type="float">
            <text:p>16392.9061137288</text:p>
          </table:table-cell>
          <table:table-cell office:value-type="float" office:value="47902.9036445018" calcext:value-type="float">
            <text:p>47902.9036445018</text:p>
          </table:table-cell>
          <table:table-cell office:value-type="float" office:value="744664.425806102" calcext:value-type="float">
            <text:p>744664.425806102</text:p>
          </table:table-cell>
          <table:table-cell office:value-type="float" office:value="48.2107143017254" calcext:value-type="float">
            <text:p>48.2107143017254</text:p>
          </table:table-cell>
          <table:table-cell office:value-type="float" office:value="110.244432048439" calcext:value-type="float">
            <text:p>110.244432048439</text:p>
          </table:table-cell>
          <table:table-cell office:value-type="float" office:value="847.903075862623" calcext:value-type="float">
            <text:p>847.903075862623</text:p>
          </table:table-cell>
          <table:table-cell office:value-type="float" office:value="-173" calcext:value-type="float">
            <text:p>-173</text:p>
          </table:table-cell>
          <table:table-cell office:value-type="float" office:value="13" calcext:value-type="float">
            <text:p>13</text:p>
          </table:table-cell>
          <table:table-cell office:value-type="float" office:value="610205" calcext:value-type="float">
            <text:p>610205</text:p>
          </table:table-cell>
          <table:table-cell office:value-type="float" office:value="0.00759249050938686" calcext:value-type="float">
            <text:p>0.007592490509387</text:p>
          </table:table-cell>
          <table:table-cell office:value-type="float" office:value="0.0359999550000562" calcext:value-type="float">
            <text:p>0.035999955000056</text:p>
          </table:table-cell>
          <table:table-cell office:value-type="float" office:value="5.53992682509147" calcext:value-type="float">
            <text:p>5.53992682509147</text:p>
          </table:table-cell>
          <table:table-cell office:value-type="float" office:value="7.18561601797998" calcext:value-type="float">
            <text:p>7.18561601797998</text:p>
          </table:table-cell>
          <table:table-cell office:value-type="float" office:value="14.1950813003865" calcext:value-type="float">
            <text:p>14.1950813003865</text:p>
          </table:table-cell>
          <table:table-cell office:value-type="float" office:value="14.9221761285285" calcext:value-type="float">
            <text:p>14.9221761285285</text:p>
          </table:table-cell>
          <table:table-cell office:value-type="float" office:value="15.0321102991089" calcext:value-type="float">
            <text:p>15.0321102991089</text:p>
          </table:table-cell>
          <table:table-cell office:value-type="float" office:value="14.1478869600748" calcext:value-type="float">
            <text:p>14.1478869600748</text:p>
          </table:table-cell>
          <table:table-cell office:value-type="float" office:value="14.7966299099331" calcext:value-type="float">
            <text:p>14.7966299099331</text:p>
          </table:table-cell>
          <table:table-cell office:value-type="float" office:value="15.0093393599485" calcext:value-type="float">
            <text:p>15.0093393599485</text:p>
          </table:table-cell>
          <table:table-cell office:value-type="float" office:value="-0.120772728419065" calcext:value-type="float">
            <text:p>-0.120772728419065</text:p>
          </table:table-cell>
          <table:table-cell office:value-type="float" office:value="-0.346372738135523" calcext:value-type="float">
            <text:p>-0.346372738135523</text:p>
          </table:table-cell>
          <table:table-cell office:value-type="float" office:value="-0.446013270019116" calcext:value-type="float">
            <text:p>-0.446013270019116</text:p>
          </table:table-cell>
          <table:table-cell office:value-type="float" office:value="0.038675069734002" calcext:value-type="float">
            <text:p>0.038675069734002</text:p>
          </table:table-cell>
          <table:table-cell office:value-type="float" office:value="0.0346766871786076" calcext:value-type="float">
            <text:p>0.034676687178608</text:p>
          </table:table-cell>
          <table:table-cell office:value-type="float" office:value="0.0367796815078832" calcext:value-type="float">
            <text:p>0.036779681507883</text:p>
          </table:table-cell>
          <table:table-cell office:value-type="float" office:value="0.99361058680261" calcext:value-type="float">
            <text:p>0.99361058680261</text:p>
          </table:table-cell>
          <table:table-cell office:value-type="float" office:value="0.994132333908565" calcext:value-type="float">
            <text:p>0.994132333908565</text:p>
          </table:table-cell>
          <table:table-cell office:value-type="float" office:value="0.99249940942339" calcext:value-type="float">
            <text:p>0.9924994094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2.csv</text:p>
          </table:table-cell>
          <table:table-cell office:value-type="float" office:value="-1.42356322054597" calcext:value-type="float">
            <text:p>-1.42356</text:p>
          </table:table-cell>
          <table:table-cell office:value-type="float" office:value="3.19728850338937" calcext:value-type="float">
            <text:p>3.19729</text:p>
          </table:table-cell>
          <table:table-cell office:value-type="float" office:value="703.873162658547" calcext:value-type="float">
            <text:p>703.87316</text:p>
          </table:table-cell>
          <table:table-cell table:number-columns-repeated="2" office:value-type="float" office:value="4.29428247195298" calcext:value-type="float">
            <text:p>4.29428</text:p>
          </table:table-cell>
          <table:table-cell office:value-type="float" office:value="992.031734062121" calcext:value-type="float">
            <text:p>992.03173</text:p>
          </table:table-cell>
          <table:table-cell office:value-type="float" office:value="4.05146019430419" calcext:value-type="float">
            <text:p>4.05146</text:p>
          </table:table-cell>
          <table:table-cell office:value-type="float" office:value="2.86674173496964" calcext:value-type="float">
            <text:p>2.86674</text:p>
          </table:table-cell>
          <table:table-cell office:value-type="float" office:value="699.063324939417" calcext:value-type="float">
            <text:p>699.063324939417</text:p>
          </table:table-cell>
          <table:table-cell office:value-type="float" office:value="16031.1524797816" calcext:value-type="float">
            <text:p>16031.1524797816</text:p>
          </table:table-cell>
          <table:table-cell office:value-type="float" office:value="63091.8672442859" calcext:value-type="float">
            <text:p>63091.8672442859</text:p>
          </table:table-cell>
          <table:table-cell office:value-type="float" office:value="761729.153238697" calcext:value-type="float">
            <text:p>761729.153238697</text:p>
          </table:table-cell>
          <table:table-cell office:value-type="float" office:value="47.6479815622722" calcext:value-type="float">
            <text:p>47.6479815622722</text:p>
          </table:table-cell>
          <table:table-cell office:value-type="float" office:value="133.672277135348" calcext:value-type="float">
            <text:p>133.672277135348</text:p>
          </table:table-cell>
          <table:table-cell office:value-type="float" office:value="862.142750340661" calcext:value-type="float">
            <text:p>862.142750340661</text:p>
          </table:table-cell>
          <table:table-cell office:value-type="float" office:value="-19" calcext:value-type="float">
            <text:p>-19</text:p>
          </table:table-cell>
          <table:table-cell office:value-type="float" office:value="227" calcext:value-type="float">
            <text:p>227</text:p>
          </table:table-cell>
          <table:table-cell office:value-type="float" office:value="618350" calcext:value-type="float">
            <text:p>618350</text:p>
          </table:table-cell>
          <table:table-cell office:value-type="float" office:value="0.00180999773750283" calcext:value-type="float">
            <text:p>0.001809997737503</text:p>
          </table:table-cell>
          <table:table-cell office:value-type="float" office:value="0.00924998843751445" calcext:value-type="float">
            <text:p>0.009249988437514</text:p>
          </table:table-cell>
          <table:table-cell office:value-type="float" office:value="11.4218457226928" calcext:value-type="float">
            <text:p>11.4218457226928</text:p>
          </table:table-cell>
          <table:table-cell office:value-type="float" office:value="18.6952266309667" calcext:value-type="float">
            <text:p>18.6952266309667</text:p>
          </table:table-cell>
          <table:table-cell office:value-type="float" office:value="15.3647850588358" calcext:value-type="float">
            <text:p>15.3647850588358</text:p>
          </table:table-cell>
          <table:table-cell office:value-type="float" office:value="14.9888299799791" calcext:value-type="float">
            <text:p>14.9888299799791</text:p>
          </table:table-cell>
          <table:table-cell office:value-type="float" office:value="15.5926751580863" calcext:value-type="float">
            <text:p>15.5926751580863</text:p>
          </table:table-cell>
          <table:table-cell office:value-type="float" office:value="15.3051438767886" calcext:value-type="float">
            <text:p>15.3051438767886</text:p>
          </table:table-cell>
          <table:table-cell office:value-type="float" office:value="14.9715952607033" calcext:value-type="float">
            <text:p>14.9715952607033</text:p>
          </table:table-cell>
          <table:table-cell office:value-type="float" office:value="15.5726664844414" calcext:value-type="float">
            <text:p>15.5726664844414</text:p>
          </table:table-cell>
          <table:table-cell office:value-type="float" office:value="-0.481707016219177" calcext:value-type="float">
            <text:p>-0.481707016219177</text:p>
          </table:table-cell>
          <table:table-cell office:value-type="float" office:value="-0.399832496808291" calcext:value-type="float">
            <text:p>-0.399832496808291</text:p>
          </table:table-cell>
          <table:table-cell office:value-type="float" office:value="-0.560448955702543" calcext:value-type="float">
            <text:p>-0.560448955702543</text:p>
          </table:table-cell>
          <table:table-cell office:value-type="float" office:value="0.0333991347362114" calcext:value-type="float">
            <text:p>0.033399134736211</text:p>
          </table:table-cell>
          <table:table-cell office:value-type="float" office:value="0.0353090296023375" calcext:value-type="float">
            <text:p>0.035309029602338</text:p>
          </table:table-cell>
          <table:table-cell office:value-type="float" office:value="0.0305681214427802" calcext:value-type="float">
            <text:p>0.03056812144278</text:p>
          </table:table-cell>
          <table:table-cell office:value-type="float" office:value="0.983061192178938" calcext:value-type="float">
            <text:p>0.983061192178938</text:p>
          </table:table-cell>
          <table:table-cell office:value-type="float" office:value="0.988377760462886" calcext:value-type="float">
            <text:p>0.988377760462886</text:p>
          </table:table-cell>
          <table:table-cell office:value-type="float" office:value="0.988231060840347" calcext:value-type="float">
            <text:p>0.988231060840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3.csv</text:p>
          </table:table-cell>
          <table:table-cell office:value-type="float" office:value="-1.43529820587724" calcext:value-type="float">
            <text:p>-1.43530</text:p>
          </table:table-cell>
          <table:table-cell office:value-type="float" office:value="5.38095577380528" calcext:value-type="float">
            <text:p>5.38096</text:p>
          </table:table-cell>
          <table:table-cell office:value-type="float" office:value="733.200773499033" calcext:value-type="float">
            <text:p>733.20077</text:p>
          </table:table-cell>
          <table:table-cell table:number-columns-repeated="2" office:value-type="float" office:value="7.92827938004096" calcext:value-type="float">
            <text:p>7.92828</text:p>
          </table:table-cell>
          <table:table-cell office:value-type="float" office:value="1184.84226180894" calcext:value-type="float">
            <text:p>1184.84226</text:p>
          </table:table-cell>
          <table:table-cell office:value-type="float" office:value="7.79727728044785" calcext:value-type="float">
            <text:p>7.79728</text:p>
          </table:table-cell>
          <table:table-cell office:value-type="float" office:value="5.82262216602917" calcext:value-type="float">
            <text:p>5.82262</text:p>
          </table:table-cell>
          <table:table-cell office:value-type="float" office:value="930.735091800528" calcext:value-type="float">
            <text:p>930.735091800528</text:p>
          </table:table-cell>
          <table:table-cell office:value-type="float" office:value="1235.26885630781" calcext:value-type="float">
            <text:p>1235.26885630781</text:p>
          </table:table-cell>
          <table:table-cell office:value-type="float" office:value="3876.20165233165" calcext:value-type="float">
            <text:p>3876.20165233165</text:p>
          </table:table-cell>
          <table:table-cell office:value-type="float" office:value="255831.166400199" calcext:value-type="float">
            <text:p>255831.166400199</text:p>
          </table:table-cell>
          <table:table-cell office:value-type="float" office:value="6.74359414263029" calcext:value-type="float">
            <text:p>6.74359414263029</text:p>
          </table:table-cell>
          <table:table-cell office:value-type="float" office:value="22.1113989250144" calcext:value-type="float">
            <text:p>22.1113989250144</text:p>
          </table:table-cell>
          <table:table-cell office:value-type="float" office:value="390.354842111951" calcext:value-type="float">
            <text:p>390.354842111951</text:p>
          </table:table-cell>
          <table:table-cell office:value-type="float" office:value="-245" calcext:value-type="float">
            <text:p>-245</text:p>
          </table:table-cell>
          <table:table-cell office:value-type="float" office:value="4" calcext:value-type="float">
            <text:p>4</text:p>
          </table:table-cell>
          <table:table-cell office:value-type="float" office:value="626549" calcext:value-type="float">
            <text:p>626549</text:p>
          </table:table-cell>
          <table:table-cell office:value-type="float" office:value="0.314220857223928" calcext:value-type="float">
            <text:p>0.314220857223928</text:p>
          </table:table-cell>
          <table:table-cell office:value-type="float" office:value="2.72649659187926" calcext:value-type="float">
            <text:p>2.72649659187926</text:p>
          </table:table-cell>
          <table:table-cell office:value-type="float" office:value="56.5826092717384" calcext:value-type="float">
            <text:p>56.5826092717384</text:p>
          </table:table-cell>
          <table:table-cell office:value-type="float" office:value="24.9670937911328" calcext:value-type="float">
            <text:p>24.9670937911328</text:p>
          </table:table-cell>
          <table:table-cell office:value-type="float" office:value="15.1836599448416" calcext:value-type="float">
            <text:p>15.1836599448416</text:p>
          </table:table-cell>
          <table:table-cell office:value-type="float" office:value="15.8674462037906" calcext:value-type="float">
            <text:p>15.8674462037906</text:p>
          </table:table-cell>
          <table:table-cell office:value-type="float" office:value="15.839235939535" calcext:value-type="float">
            <text:p>15.839235939535</text:p>
          </table:table-cell>
          <table:table-cell office:value-type="float" office:value="15.1228995800798" calcext:value-type="float">
            <text:p>15.1228995800798</text:p>
          </table:table-cell>
          <table:table-cell office:value-type="float" office:value="15.8514352623035" calcext:value-type="float">
            <text:p>15.8514352623035</text:p>
          </table:table-cell>
          <table:table-cell office:value-type="float" office:value="15.8194757373929" calcext:value-type="float">
            <text:p>15.8194757373929</text:p>
          </table:table-cell>
          <table:table-cell office:value-type="float" office:value="1.15702496526535" calcext:value-type="float">
            <text:p>1.15702496526535</text:p>
          </table:table-cell>
          <table:table-cell office:value-type="float" office:value="0.116861922669289" calcext:value-type="float">
            <text:p>0.116861922669289</text:p>
          </table:table-cell>
          <table:table-cell office:value-type="float" office:value="0.642370148139754" calcext:value-type="float">
            <text:p>0.642370148139754</text:p>
          </table:table-cell>
          <table:table-cell office:value-type="float" office:value="0.0355229422699737" calcext:value-type="float">
            <text:p>0.035522942269974</text:p>
          </table:table-cell>
          <table:table-cell office:value-type="float" office:value="0.0291743569997774" calcext:value-type="float">
            <text:p>0.029174356999777</text:p>
          </table:table-cell>
          <table:table-cell office:value-type="float" office:value="0.0294047345797507" calcext:value-type="float">
            <text:p>0.029404734579751</text:p>
          </table:table-cell>
          <table:table-cell office:value-type="float" office:value="0.912860896601006" calcext:value-type="float">
            <text:p>0.912860896601006</text:p>
          </table:table-cell>
          <table:table-cell office:value-type="float" office:value="0.926964489951813" calcext:value-type="float">
            <text:p>0.926964489951813</text:p>
          </table:table-cell>
          <table:table-cell office:value-type="float" office:value="0.918161590214396" calcext:value-type="float">
            <text:p>0.918161590214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54.csv</text:p>
          </table:table-cell>
          <table:table-cell office:value-type="float" office:value="-1.18775601530498" calcext:value-type="float">
            <text:p>-1.18776</text:p>
          </table:table-cell>
          <table:table-cell office:value-type="float" office:value="1.94359507050616" calcext:value-type="float">
            <text:p>1.94360</text:p>
          </table:table-cell>
          <table:table-cell office:value-type="float" office:value="528.696274129657" calcext:value-type="float">
            <text:p>528.69627</text:p>
          </table:table-cell>
          <table:table-cell table:number-columns-repeated="2" office:value-type="float" office:value="3.04276780694076" calcext:value-type="float">
            <text:p>3.04277</text:p>
          </table:table-cell>
          <table:table-cell office:value-type="float" office:value="899.706014445196" calcext:value-type="float">
            <text:p>899.70601</text:p>
          </table:table-cell>
          <table:table-cell office:value-type="float" office:value="2.80136958915848" calcext:value-type="float">
            <text:p>2.80137</text:p>
          </table:table-cell>
          <table:table-cell office:value-type="float" office:value="2.34112667937026" calcext:value-type="float">
            <text:p>2.34113</text:p>
          </table:table-cell>
          <table:table-cell office:value-type="float" office:value="727.97744618242" calcext:value-type="float">
            <text:p>727.97744618242</text:p>
          </table:table-cell>
          <table:table-cell office:value-type="float" office:value="74640.7046657986" calcext:value-type="float">
            <text:p>74640.7046657986</text:p>
          </table:table-cell>
          <table:table-cell office:value-type="float" office:value="151621.402774215" calcext:value-type="float">
            <text:p>151621.402774215</text:p>
          </table:table-cell>
          <table:table-cell office:value-type="float" office:value="720404.744216638" calcext:value-type="float">
            <text:p>720404.744216638</text:p>
          </table:table-cell>
          <table:table-cell office:value-type="float" office:value="147.271429346189" calcext:value-type="float">
            <text:p>147.271429346189</text:p>
          </table:table-cell>
          <table:table-cell office:value-type="float" office:value="268.223173023324" calcext:value-type="float">
            <text:p>268.223173023324</text:p>
          </table:table-cell>
          <table:table-cell office:value-type="float" office:value="827.819156167268" calcext:value-type="float">
            <text:p>827.819156167268</text:p>
          </table:table-cell>
          <table:table-cell office:value-type="float" office:value="-356" calcext:value-type="float">
            <text:p>-356</text:p>
          </table:table-cell>
          <table:table-cell office:value-type="float" office:value="93" calcext:value-type="float">
            <text:p>93</text:p>
          </table:table-cell>
          <table:table-cell office:value-type="float" office:value="634802" calcext:value-type="float">
            <text:p>634802</text:p>
          </table:table-cell>
          <table:table-cell office:value-type="float" office:value="0.00605874242657197" calcext:value-type="float">
            <text:p>0.006058742426572</text:p>
          </table:table-cell>
          <table:table-cell office:value-type="float" office:value="0.0161249798437752" calcext:value-type="float">
            <text:p>0.016124979843775</text:p>
          </table:table-cell>
          <table:table-cell office:value-type="float" office:value="1.89327638340452" calcext:value-type="float">
            <text:p>1.89327638340452</text:p>
          </table:table-cell>
          <table:table-cell office:value-type="float" office:value="2.10624736719079" calcext:value-type="float">
            <text:p>2.10624736719079</text:p>
          </table:table-cell>
          <table:table-cell office:value-type="float" office:value="13.4903455297936" calcext:value-type="float">
            <text:p>13.4903455297936</text:p>
          </table:table-cell>
          <table:table-cell office:value-type="float" office:value="12.9040036658535" calcext:value-type="float">
            <text:p>12.9040036658535</text:p>
          </table:table-cell>
          <table:table-cell office:value-type="float" office:value="13.4236187746849" calcext:value-type="float">
            <text:p>13.4236187746849</text:p>
          </table:table-cell>
          <table:table-cell office:value-type="float" office:value="13.450944850826" calcext:value-type="float">
            <text:p>13.450944850826</text:p>
          </table:table-cell>
          <table:table-cell office:value-type="float" office:value="12.9032083113058" calcext:value-type="float">
            <text:p>12.9032083113058</text:p>
          </table:table-cell>
          <table:table-cell office:value-type="float" office:value="13.4236112706692" calcext:value-type="float">
            <text:p>13.4236112706692</text:p>
          </table:table-cell>
          <table:table-cell office:value-type="float" office:value="0.33034274412942" calcext:value-type="float">
            <text:p>0.33034274412942</text:p>
          </table:table-cell>
          <table:table-cell office:value-type="float" office:value="0.683107386206384" calcext:value-type="float">
            <text:p>0.683107386206384</text:p>
          </table:table-cell>
          <table:table-cell office:value-type="float" office:value="0.361553364272658" calcext:value-type="float">
            <text:p>0.361553364272658</text:p>
          </table:table-cell>
          <table:table-cell office:value-type="float" office:value="0.0435932165732006" calcext:value-type="float">
            <text:p>0.043593216573201</text:p>
          </table:table-cell>
          <table:table-cell office:value-type="float" office:value="0.0628334068506963" calcext:value-type="float">
            <text:p>0.062833406850696</text:p>
          </table:table-cell>
          <table:table-cell office:value-type="float" office:value="0.0599922162205812" calcext:value-type="float">
            <text:p>0.059992216220581</text:p>
          </table:table-cell>
          <table:table-cell office:value-type="float" office:value="0.991720041500561" calcext:value-type="float">
            <text:p>0.991720041500561</text:p>
          </table:table-cell>
          <table:table-cell office:value-type="float" office:value="0.993073964825991" calcext:value-type="float">
            <text:p>0.993073964825991</text:p>
          </table:table-cell>
          <table:table-cell office:value-type="float" office:value="0.992021008264951" calcext:value-type="float">
            <text:p>0.992021008264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5.csv</text:p>
          </table:table-cell>
          <table:table-cell office:value-type="float" office:value="-1.43095946130067" calcext:value-type="float">
            <text:p>-1.43096</text:p>
          </table:table-cell>
          <table:table-cell office:value-type="float" office:value="3.23833970207537" calcext:value-type="float">
            <text:p>3.23834</text:p>
          </table:table-cell>
          <table:table-cell office:value-type="float" office:value="742.868380164525" calcext:value-type="float">
            <text:p>742.86838</text:p>
          </table:table-cell>
          <table:table-cell table:number-columns-repeated="2" office:value-type="float" office:value="5.09087505776158" calcext:value-type="float">
            <text:p>5.09088</text:p>
          </table:table-cell>
          <table:table-cell office:value-type="float" office:value="1122.45562454734" calcext:value-type="float">
            <text:p>1122.45562</text:p>
          </table:table-cell>
          <table:table-cell office:value-type="float" office:value="4.88562829878134" calcext:value-type="float">
            <text:p>4.88563</text:p>
          </table:table-cell>
          <table:table-cell office:value-type="float" office:value="3.92812484879253" calcext:value-type="float">
            <text:p>3.92812</text:p>
          </table:table-cell>
          <table:table-cell office:value-type="float" office:value="841.458970378056" calcext:value-type="float">
            <text:p>841.458970378056</text:p>
          </table:table-cell>
          <table:table-cell office:value-type="float" office:value="8430.10673567643" calcext:value-type="float">
            <text:p>8430.10673567643</text:p>
          </table:table-cell>
          <table:table-cell office:value-type="float" office:value="19864.897181276" calcext:value-type="float">
            <text:p>19864.897181276</text:p>
          </table:table-cell>
          <table:table-cell office:value-type="float" office:value="424724.410679352" calcext:value-type="float">
            <text:p>424724.410679352</text:p>
          </table:table-cell>
          <table:table-cell office:value-type="float" office:value="29.8749382613831" calcext:value-type="float">
            <text:p>29.8749382613831</text:p>
          </table:table-cell>
          <table:table-cell office:value-type="float" office:value="68.3473388334595" calcext:value-type="float">
            <text:p>68.3473388334595</text:p>
          </table:table-cell>
          <table:table-cell office:value-type="float" office:value="562.459071777658" calcext:value-type="float">
            <text:p>562.459071777658</text:p>
          </table:table-cell>
          <table:table-cell office:value-type="float" office:value="-214" calcext:value-type="float">
            <text:p>-214</text:p>
          </table:table-cell>
          <table:table-cell office:value-type="float" office:value="24" calcext:value-type="float">
            <text:p>24</text:p>
          </table:table-cell>
          <table:table-cell office:value-type="float" office:value="643109" calcext:value-type="float">
            <text:p>643109</text:p>
          </table:table-cell>
          <table:table-cell office:value-type="float" office:value="0.071983660020425" calcext:value-type="float">
            <text:p>0.071983660020425</text:p>
          </table:table-cell>
          <table:table-cell office:value-type="float" office:value="0.395374505781868" calcext:value-type="float">
            <text:p>0.395374505781868</text:p>
          </table:table-cell>
          <table:table-cell office:value-type="float" office:value="45.0906198867251" calcext:value-type="float">
            <text:p>45.0906198867251</text:p>
          </table:table-cell>
          <table:table-cell office:value-type="float" office:value="30.8113364858294" calcext:value-type="float">
            <text:p>30.8113364858294</text:p>
          </table:table-cell>
          <table:table-cell office:value-type="float" office:value="15.8828314830694" calcext:value-type="float">
            <text:p>15.8828314830694</text:p>
          </table:table-cell>
          <table:table-cell office:value-type="float" office:value="15.2008481233045" calcext:value-type="float">
            <text:p>15.2008481233045</text:p>
          </table:table-cell>
          <table:table-cell office:value-type="float" office:value="16.1101912023779" calcext:value-type="float">
            <text:p>16.1101912023779</text:p>
          </table:table-cell>
          <table:table-cell office:value-type="float" office:value="15.823675217004" calcext:value-type="float">
            <text:p>15.823675217004</text:p>
          </table:table-cell>
          <table:table-cell office:value-type="float" office:value="15.1837831174466" calcext:value-type="float">
            <text:p>15.1837831174466</text:p>
          </table:table-cell>
          <table:table-cell office:value-type="float" office:value="16.0912249332991" calcext:value-type="float">
            <text:p>16.0912249332991</text:p>
          </table:table-cell>
          <table:table-cell office:value-type="float" office:value="0.514777269798587" calcext:value-type="float">
            <text:p>0.514777269798587</text:p>
          </table:table-cell>
          <table:table-cell office:value-type="float" office:value="-0.324767045443498" calcext:value-type="float">
            <text:p>-0.324767045443498</text:p>
          </table:table-cell>
          <table:table-cell office:value-type="float" office:value="-0.105441998815521" calcext:value-type="float">
            <text:p>-0.105441998815521</text:p>
          </table:table-cell>
          <table:table-cell office:value-type="float" office:value="-0.0569694335862337" calcext:value-type="float">
            <text:p>-0.056969433586234</text:p>
          </table:table-cell>
          <table:table-cell office:value-type="float" office:value="0.0495313499505879" calcext:value-type="float">
            <text:p>0.049531349950588</text:p>
          </table:table-cell>
          <table:table-cell office:value-type="float" office:value="0.0270804488814885" calcext:value-type="float">
            <text:p>0.027080448881489</text:p>
          </table:table-cell>
          <table:table-cell office:value-type="float" office:value="0.963527916294487" calcext:value-type="float">
            <text:p>0.963527916294487</text:p>
          </table:table-cell>
          <table:table-cell office:value-type="float" office:value="0.972698495013354" calcext:value-type="float">
            <text:p>0.972698495013354</text:p>
          </table:table-cell>
          <table:table-cell office:value-type="float" office:value="0.959783443461582" calcext:value-type="float">
            <text:p>0.95978344346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6.csv</text:p>
          </table:table-cell>
          <table:table-cell office:value-type="float" office:value="-1.21128723589096" calcext:value-type="float">
            <text:p>-1.21129</text:p>
          </table:table-cell>
          <table:table-cell office:value-type="float" office:value="1.81340398324502" calcext:value-type="float">
            <text:p>1.81340</text:p>
          </table:table-cell>
          <table:table-cell office:value-type="float" office:value="531.258214677232" calcext:value-type="float">
            <text:p>531.25821</text:p>
          </table:table-cell>
          <table:table-cell table:number-columns-repeated="2" office:value-type="float" office:value="2.80086842674198" calcext:value-type="float">
            <text:p>2.80087</text:p>
          </table:table-cell>
          <table:table-cell office:value-type="float" office:value="903.418106713833" calcext:value-type="float">
            <text:p>903.41811</text:p>
          </table:table-cell>
          <table:table-cell office:value-type="float" office:value="2.52540039916203" calcext:value-type="float">
            <text:p>2.52540</text:p>
          </table:table-cell>
          <table:table-cell office:value-type="float" office:value="2.13457956925273" calcext:value-type="float">
            <text:p>2.13458</text:p>
          </table:table-cell>
          <table:table-cell office:value-type="float" office:value="730.704444270299" calcext:value-type="float">
            <text:p>730.704444270299</text:p>
          </table:table-cell>
          <table:table-cell office:value-type="float" office:value="117793.586876086" calcext:value-type="float">
            <text:p>117793.586876086</text:p>
          </table:table-cell>
          <table:table-cell office:value-type="float" office:value="228788.802865644" calcext:value-type="float">
            <text:p>228788.802865644</text:p>
          </table:table-cell>
          <table:table-cell office:value-type="float" office:value="787229.392333067" calcext:value-type="float">
            <text:p>787229.392333067</text:p>
          </table:table-cell>
          <table:table-cell office:value-type="float" office:value="212.622427846568" calcext:value-type="float">
            <text:p>212.622427846568</text:p>
          </table:table-cell>
          <table:table-cell office:value-type="float" office:value="350.250947606986" calcext:value-type="float">
            <text:p>350.250947606986</text:p>
          </table:table-cell>
          <table:table-cell office:value-type="float" office:value="883.700018193941" calcext:value-type="float">
            <text:p>883.700018193941</text:p>
          </table:table-cell>
          <table:table-cell office:value-type="float" office:value="-48" calcext:value-type="float">
            <text:p>-48</text:p>
          </table:table-cell>
          <table:table-cell office:value-type="float" office:value="75" calcext:value-type="float">
            <text:p>75</text:p>
          </table:table-cell>
          <table:table-cell office:value-type="float" office:value="651470" calcext:value-type="float">
            <text:p>651470</text:p>
          </table:table-cell>
          <table:table-cell office:value-type="float" office:value="0.00261124673594158" calcext:value-type="float">
            <text:p>0.002611246735942</text:p>
          </table:table-cell>
          <table:table-cell office:value-type="float" office:value="0.0103749870312662" calcext:value-type="float">
            <text:p>0.010374987031266</text:p>
          </table:table-cell>
          <table:table-cell office:value-type="float" office:value="0.863715170356037" calcext:value-type="float">
            <text:p>0.863715170356037</text:p>
          </table:table-cell>
          <table:table-cell office:value-type="float" office:value="0.0203749745312818" calcext:value-type="float">
            <text:p>0.020374974531282</text:p>
          </table:table-cell>
          <table:table-cell office:value-type="float" office:value="13.6307669080922" calcext:value-type="float">
            <text:p>13.6307669080922</text:p>
          </table:table-cell>
          <table:table-cell office:value-type="float" office:value="12.8309801050986" calcext:value-type="float">
            <text:p>12.8309801050986</text:p>
          </table:table-cell>
          <table:table-cell office:value-type="float" office:value="13.4471691339498" calcext:value-type="float">
            <text:p>13.4471691339498</text:p>
          </table:table-cell>
          <table:table-cell office:value-type="float" office:value="13.5936285092031" calcext:value-type="float">
            <text:p>13.5936285092031</text:p>
          </table:table-cell>
          <table:table-cell office:value-type="float" office:value="12.8297583361594" calcext:value-type="float">
            <text:p>12.8297583361594</text:p>
          </table:table-cell>
          <table:table-cell office:value-type="float" office:value="13.4471384990952" calcext:value-type="float">
            <text:p>13.4471384990952</text:p>
          </table:table-cell>
          <table:table-cell office:value-type="float" office:value="0.244861087068299" calcext:value-type="float">
            <text:p>0.244861087068299</text:p>
          </table:table-cell>
          <table:table-cell office:value-type="float" office:value="0.694933640849813" calcext:value-type="float">
            <text:p>0.694933640849813</text:p>
          </table:table-cell>
          <table:table-cell office:value-type="float" office:value="0.344189352277156" calcext:value-type="float">
            <text:p>0.344189352277156</text:p>
          </table:table-cell>
          <table:table-cell office:value-type="float" office:value="0.0524610730483657" calcext:value-type="float">
            <text:p>0.052461073048366</text:p>
          </table:table-cell>
          <table:table-cell office:value-type="float" office:value="0.0607466817295221" calcext:value-type="float">
            <text:p>0.060746681729522</text:p>
          </table:table-cell>
          <table:table-cell office:value-type="float" office:value="0.0562226369571204" calcext:value-type="float">
            <text:p>0.05622263695712</text:p>
          </table:table-cell>
          <table:table-cell office:value-type="float" office:value="0.995213832700864" calcext:value-type="float">
            <text:p>0.995213832700864</text:p>
          </table:table-cell>
          <table:table-cell office:value-type="float" office:value="0.99492845023843" calcext:value-type="float">
            <text:p>0.99492845023843</text:p>
          </table:table-cell>
          <table:table-cell office:value-type="float" office:value="0.995035652993549" calcext:value-type="float">
            <text:p>0.99503565299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7.csv</text:p>
          </table:table-cell>
          <table:table-cell office:value-type="float" office:value="-2.93237383453271" calcext:value-type="float">
            <text:p>-2.93237</text:p>
          </table:table-cell>
          <table:table-cell office:value-type="float" office:value="3.57472803158996" calcext:value-type="float">
            <text:p>3.57473</text:p>
          </table:table-cell>
          <table:table-cell office:value-type="float" office:value="521.780715274106" calcext:value-type="float">
            <text:p>521.78072</text:p>
          </table:table-cell>
          <table:table-cell table:number-columns-repeated="2" office:value-type="float" office:value="4.67960175940851" calcext:value-type="float">
            <text:p>4.67960</text:p>
          </table:table-cell>
          <table:table-cell office:value-type="float" office:value="907.318035149461" calcext:value-type="float">
            <text:p>907.31804</text:p>
          </table:table-cell>
          <table:table-cell office:value-type="float" office:value="3.64689680704118" calcext:value-type="float">
            <text:p>3.64690</text:p>
          </table:table-cell>
          <table:table-cell office:value-type="float" office:value="3.0199324705735" calcext:value-type="float">
            <text:p>3.01993</text:p>
          </table:table-cell>
          <table:table-cell office:value-type="float" office:value="742.274142130467" calcext:value-type="float">
            <text:p>742.274142130467</text:p>
          </table:table-cell>
          <table:table-cell office:value-type="float" office:value="27925.5551616822" calcext:value-type="float">
            <text:p>27925.5551616822</text:p>
          </table:table-cell>
          <table:table-cell office:value-type="float" office:value="58300.4239241434" calcext:value-type="float">
            <text:p>58300.4239241434</text:p>
          </table:table-cell>
          <table:table-cell office:value-type="float" office:value="778304.138684617" calcext:value-type="float">
            <text:p>778304.138684617</text:p>
          </table:table-cell>
          <table:table-cell office:value-type="float" office:value="72.2292386483836" calcext:value-type="float">
            <text:p>72.2292386483836</text:p>
          </table:table-cell>
          <table:table-cell office:value-type="float" office:value="126.039456439691" calcext:value-type="float">
            <text:p>126.039456439691</text:p>
          </table:table-cell>
          <table:table-cell office:value-type="float" office:value="876.174925760568" calcext:value-type="float">
            <text:p>876.174925760568</text:p>
          </table:table-cell>
          <table:table-cell office:value-type="float" office:value="-23" calcext:value-type="float">
            <text:p>-23</text:p>
          </table:table-cell>
          <table:table-cell office:value-type="float" office:value="180" calcext:value-type="float">
            <text:p>180</text:p>
          </table:table-cell>
          <table:table-cell office:value-type="float" office:value="659885" calcext:value-type="float">
            <text:p>659885</text:p>
          </table:table-cell>
          <table:table-cell office:value-type="float" office:value="0.00267124666094167" calcext:value-type="float">
            <text:p>0.002671246660942</text:p>
          </table:table-cell>
          <table:table-cell office:value-type="float" office:value="0.058249927187591" calcext:value-type="float">
            <text:p>0.058249927187591</text:p>
          </table:table-cell>
          <table:table-cell office:value-type="float" office:value="0.826125217343478" calcext:value-type="float">
            <text:p>0.826125217343478</text:p>
          </table:table-cell>
          <table:table-cell office:value-type="float" office:value="0.0079999900000125" calcext:value-type="float">
            <text:p>0.007999990000013</text:p>
          </table:table-cell>
          <table:table-cell office:value-type="float" office:value="13.7263838367206" calcext:value-type="float">
            <text:p>13.7263838367206</text:p>
          </table:table-cell>
          <table:table-cell office:value-type="float" office:value="12.462807803542" calcext:value-type="float">
            <text:p>12.462807803542</text:p>
          </table:table-cell>
          <table:table-cell office:value-type="float" office:value="13.3433700275866" calcext:value-type="float">
            <text:p>13.3433700275866</text:p>
          </table:table-cell>
          <table:table-cell office:value-type="float" office:value="13.7263827010177" calcext:value-type="float">
            <text:p>13.7263827010177</text:p>
          </table:table-cell>
          <table:table-cell office:value-type="float" office:value="12.3747383896224" calcext:value-type="float">
            <text:p>12.3747383896224</text:p>
          </table:table-cell>
          <table:table-cell office:value-type="float" office:value="13.2645925286779" calcext:value-type="float">
            <text:p>13.2645925286779</text:p>
          </table:table-cell>
          <table:table-cell office:value-type="float" office:value="0.228583623787027" calcext:value-type="float">
            <text:p>0.228583623787027</text:p>
          </table:table-cell>
          <table:table-cell office:value-type="float" office:value="1.16588425002116" calcext:value-type="float">
            <text:p>1.16588425002116</text:p>
          </table:table-cell>
          <table:table-cell office:value-type="float" office:value="0.533857518973548" calcext:value-type="float">
            <text:p>0.533857518973548</text:p>
          </table:table-cell>
          <table:table-cell office:value-type="float" office:value="0.0493760966641348" calcext:value-type="float">
            <text:p>0.049376096664135</text:p>
          </table:table-cell>
          <table:table-cell office:value-type="float" office:value="0.0676000601043467" calcext:value-type="float">
            <text:p>0.067600060104347</text:p>
          </table:table-cell>
          <table:table-cell office:value-type="float" office:value="0.0570817417086595" calcext:value-type="float">
            <text:p>0.05708174170866</text:p>
          </table:table-cell>
          <table:table-cell office:value-type="float" office:value="-0.552240524395346" calcext:value-type="float">
            <text:p>-0.552240524395346</text:p>
          </table:table-cell>
          <table:table-cell office:value-type="float" office:value="-0.46054526603615" calcext:value-type="float">
            <text:p>-0.46054526603615</text:p>
          </table:table-cell>
          <table:table-cell office:value-type="float" office:value="-0.470080490934459" calcext:value-type="float">
            <text:p>-0.470080490934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8.csv</text:p>
          </table:table-cell>
          <table:table-cell office:value-type="float" office:value="-2.22849971437536" calcext:value-type="float">
            <text:p>-2.22850</text:p>
          </table:table-cell>
          <table:table-cell office:value-type="float" office:value="3.63079796150255" calcext:value-type="float">
            <text:p>3.63080</text:p>
          </table:table-cell>
          <table:table-cell office:value-type="float" office:value="716.669646662942" calcext:value-type="float">
            <text:p>716.66965</text:p>
          </table:table-cell>
          <table:table-cell table:number-columns-repeated="2" office:value-type="float" office:value="4.77075455770638" calcext:value-type="float">
            <text:p>4.77075</text:p>
          </table:table-cell>
          <table:table-cell office:value-type="float" office:value="1039.49701196057" calcext:value-type="float">
            <text:p>1039.49701</text:p>
          </table:table-cell>
          <table:table-cell office:value-type="float" office:value="4.21828022692959" calcext:value-type="float">
            <text:p>4.21828</text:p>
          </table:table-cell>
          <table:table-cell office:value-type="float" office:value="3.09473831084716" calcext:value-type="float">
            <text:p>3.09474</text:p>
          </table:table-cell>
          <table:table-cell office:value-type="float" office:value="752.953289007338" calcext:value-type="float">
            <text:p>752.953289007338</text:p>
          </table:table-cell>
          <table:table-cell office:value-type="float" office:value="15970.7078489016" calcext:value-type="float">
            <text:p>15970.7078489016</text:p>
          </table:table-cell>
          <table:table-cell office:value-type="float" office:value="54224.5903623249" calcext:value-type="float">
            <text:p>54224.5903623249</text:p>
          </table:table-cell>
          <table:table-cell office:value-type="float" office:value="772677.192389614" calcext:value-type="float">
            <text:p>772677.192389614</text:p>
          </table:table-cell>
          <table:table-cell office:value-type="float" office:value="47.5057470415889" calcext:value-type="float">
            <text:p>47.5057470415889</text:p>
          </table:table-cell>
          <table:table-cell office:value-type="float" office:value="119.303483979874" calcext:value-type="float">
            <text:p>119.303483979874</text:p>
          </table:table-cell>
          <table:table-cell office:value-type="float" office:value="871.419730088868" calcext:value-type="float">
            <text:p>871.419730088868</text:p>
          </table:table-cell>
          <table:table-cell office:value-type="float" office:value="-17" calcext:value-type="float">
            <text:p>-17</text:p>
          </table:table-cell>
          <table:table-cell office:value-type="float" office:value="393" calcext:value-type="float">
            <text:p>393</text:p>
          </table:table-cell>
          <table:table-cell office:value-type="float" office:value="668354" calcext:value-type="float">
            <text:p>668354</text:p>
          </table:table-cell>
          <table:table-cell office:value-type="float" office:value="0.00176749779062776" calcext:value-type="float">
            <text:p>0.001767497790628</text:p>
          </table:table-cell>
          <table:table-cell office:value-type="float" office:value="0.00162499796875254" calcext:value-type="float">
            <text:p>0.001624997968753</text:p>
          </table:table-cell>
          <table:table-cell office:value-type="float" office:value="12.9193351008311" calcext:value-type="float">
            <text:p>12.9193351008311</text:p>
          </table:table-cell>
          <table:table-cell office:value-type="float" office:value="22.9968462539422" calcext:value-type="float">
            <text:p>22.9968462539422</text:p>
          </table:table-cell>
          <table:table-cell office:value-type="float" office:value="14.5841075019955" calcext:value-type="float">
            <text:p>14.5841075019955</text:p>
          </table:table-cell>
          <table:table-cell office:value-type="float" office:value="16.1288175272261" calcext:value-type="float">
            <text:p>16.1288175272261</text:p>
          </table:table-cell>
          <table:table-cell office:value-type="float" office:value="15.6152073379326" calcext:value-type="float">
            <text:p>15.6152073379326</text:p>
          </table:table-cell>
          <table:table-cell office:value-type="float" office:value="14.5370863542711" calcext:value-type="float">
            <text:p>14.5370863542711</text:p>
          </table:table-cell>
          <table:table-cell office:value-type="float" office:value="16.0121883108386" calcext:value-type="float">
            <text:p>16.0121883108386</text:p>
          </table:table-cell>
          <table:table-cell office:value-type="float" office:value="15.5905152225306" calcext:value-type="float">
            <text:p>15.5905152225306</text:p>
          </table:table-cell>
          <table:table-cell office:value-type="float" office:value="-0.078598138890662" calcext:value-type="float">
            <text:p>-0.078598138890662</text:p>
          </table:table-cell>
          <table:table-cell office:value-type="float" office:value="-0.525079958371249" calcext:value-type="float">
            <text:p>-0.525079958371249</text:p>
          </table:table-cell>
          <table:table-cell office:value-type="float" office:value="-0.438925447113681" calcext:value-type="float">
            <text:p>-0.438925447113681</text:p>
          </table:table-cell>
          <table:table-cell office:value-type="float" office:value="0.04316000128034" calcext:value-type="float">
            <text:p>0.04316000128034</text:p>
          </table:table-cell>
          <table:table-cell office:value-type="float" office:value="0.0335136444342079" calcext:value-type="float">
            <text:p>0.033513644434208</text:p>
          </table:table-cell>
          <table:table-cell office:value-type="float" office:value="0.0359334362239857" calcext:value-type="float">
            <text:p>0.035933436223986</text:p>
          </table:table-cell>
          <table:table-cell office:value-type="float" office:value="0.992972041481653" calcext:value-type="float">
            <text:p>0.992972041481653</text:p>
          </table:table-cell>
          <table:table-cell office:value-type="float" office:value="0.992680063771553" calcext:value-type="float">
            <text:p>0.992680063771553</text:p>
          </table:table-cell>
          <table:table-cell office:value-type="float" office:value="0.98921852624664" calcext:value-type="float">
            <text:p>0.98921852624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9.csv</text:p>
          </table:table-cell>
          <table:table-cell office:value-type="float" office:value="-1.20884598894251" calcext:value-type="float">
            <text:p>-1.20885</text:p>
          </table:table-cell>
          <table:table-cell office:value-type="float" office:value="4.31207210990986" calcext:value-type="float">
            <text:p>4.31207</text:p>
          </table:table-cell>
          <table:table-cell office:value-type="float" office:value="553.979677525403" calcext:value-type="float">
            <text:p>553.97968</text:p>
          </table:table-cell>
          <table:table-cell table:number-columns-repeated="2" office:value-type="float" office:value="5.57727743773523" calcext:value-type="float">
            <text:p>5.57728</text:p>
          </table:table-cell>
          <table:table-cell office:value-type="float" office:value="944.669261018101" calcext:value-type="float">
            <text:p>944.66926</text:p>
          </table:table-cell>
          <table:table-cell office:value-type="float" office:value="5.44469604224956" calcext:value-type="float">
            <text:p>5.44470</text:p>
          </table:table-cell>
          <table:table-cell office:value-type="float" office:value="3.53723871634471" calcext:value-type="float">
            <text:p>3.53724</text:p>
          </table:table-cell>
          <table:table-cell office:value-type="float" office:value="765.183984151089" calcext:value-type="float">
            <text:p>765.183984151089</text:p>
          </table:table-cell>
          <table:table-cell office:value-type="float" office:value="5884.32927472741" calcext:value-type="float">
            <text:p>5884.32927472741</text:p>
          </table:table-cell>
          <table:table-cell office:value-type="float" office:value="32526.5267090395" calcext:value-type="float">
            <text:p>32526.5267090395</text:p>
          </table:table-cell>
          <table:table-cell office:value-type="float" office:value="762888.30610835" calcext:value-type="float">
            <text:p>762888.30610835</text:p>
          </table:table-cell>
          <table:table-cell office:value-type="float" office:value="22.4693108842099" calcext:value-type="float">
            <text:p>22.4693108842099</text:p>
          </table:table-cell>
          <table:table-cell office:value-type="float" office:value="81.5764478292633" calcext:value-type="float">
            <text:p>81.5764478292633</text:p>
          </table:table-cell>
          <table:table-cell office:value-type="float" office:value="863.127697579607" calcext:value-type="float">
            <text:p>863.127697579607</text:p>
          </table:table-cell>
          <table:table-cell office:value-type="float" office:value="-39" calcext:value-type="float">
            <text:p>-39</text:p>
          </table:table-cell>
          <table:table-cell office:value-type="float" office:value="130" calcext:value-type="float">
            <text:p>130</text:p>
          </table:table-cell>
          <table:table-cell office:value-type="float" office:value="676877" calcext:value-type="float">
            <text:p>676877</text:p>
          </table:table-cell>
          <table:table-cell office:value-type="float" office:value="0.0049924937593828" calcext:value-type="float">
            <text:p>0.004992493759383</text:p>
          </table:table-cell>
          <table:table-cell office:value-type="float" office:value="0.160499799375251" calcext:value-type="float">
            <text:p>0.160499799375251</text:p>
          </table:table-cell>
          <table:table-cell office:value-type="float" office:value="1.94406131992335" calcext:value-type="float">
            <text:p>1.94406131992335</text:p>
          </table:table-cell>
          <table:table-cell office:value-type="float" office:value="2.15262230922211" calcext:value-type="float">
            <text:p>2.15262230922211</text:p>
          </table:table-cell>
          <table:table-cell office:value-type="float" office:value="13.934900108117" calcext:value-type="float">
            <text:p>13.934900108117</text:p>
          </table:table-cell>
          <table:table-cell office:value-type="float" office:value="13.0696990775881" calcext:value-type="float">
            <text:p>13.0696990775881</text:p>
          </table:table-cell>
          <table:table-cell office:value-type="float" office:value="13.7470434102572" calcext:value-type="float">
            <text:p>13.7470434102572</text:p>
          </table:table-cell>
          <table:table-cell office:value-type="float" office:value="13.8979683367544" calcext:value-type="float">
            <text:p>13.8979683367544</text:p>
          </table:table-cell>
          <table:table-cell office:value-type="float" office:value="13.068603643088" calcext:value-type="float">
            <text:p>13.068603643088</text:p>
          </table:table-cell>
          <table:table-cell office:value-type="float" office:value="13.7470192539267" calcext:value-type="float">
            <text:p>13.7470192539267</text:p>
          </table:table-cell>
          <table:table-cell office:value-type="float" office:value="0.310874999698921" calcext:value-type="float">
            <text:p>0.310874999698921</text:p>
          </table:table-cell>
          <table:table-cell office:value-type="float" office:value="0.804050483036819" calcext:value-type="float">
            <text:p>0.804050483036819</text:p>
          </table:table-cell>
          <table:table-cell office:value-type="float" office:value="0.390233087170658" calcext:value-type="float">
            <text:p>0.390233087170658</text:p>
          </table:table-cell>
          <table:table-cell office:value-type="float" office:value="0.0465713690581236" calcext:value-type="float">
            <text:p>0.046571369058124</text:p>
          </table:table-cell>
          <table:table-cell office:value-type="float" office:value="0.0615427386164696" calcext:value-type="float">
            <text:p>0.06154273861647</text:p>
          </table:table-cell>
          <table:table-cell office:value-type="float" office:value="0.0592662113802568" calcext:value-type="float">
            <text:p>0.059266211380257</text:p>
          </table:table-cell>
          <table:table-cell office:value-type="float" office:value="0.971397818061157" calcext:value-type="float">
            <text:p>0.971397818061157</text:p>
          </table:table-cell>
          <table:table-cell office:value-type="float" office:value="0.973998880065603" calcext:value-type="float">
            <text:p>0.973998880065603</text:p>
          </table:table-cell>
          <table:table-cell office:value-type="float" office:value="0.973458860753664" calcext:value-type="float">
            <text:p>0.97345886075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0.csv</text:p>
          </table:table-cell>
          <table:table-cell office:value-type="float" office:value="-1.22329222088472" calcext:value-type="float">
            <text:p>-1.22329</text:p>
          </table:table-cell>
          <table:table-cell office:value-type="float" office:value="1.97537378078277" calcext:value-type="float">
            <text:p>1.97537</text:p>
          </table:table-cell>
          <table:table-cell office:value-type="float" office:value="519.052812433985" calcext:value-type="float">
            <text:p>519.05281</text:p>
          </table:table-cell>
          <table:table-cell table:number-columns-repeated="2" office:value-type="float" office:value="3.00574657229438" calcext:value-type="float">
            <text:p>3.00575</text:p>
          </table:table-cell>
          <table:table-cell office:value-type="float" office:value="929.118930832466" calcext:value-type="float">
            <text:p>929.11893</text:p>
          </table:table-cell>
          <table:table-cell office:value-type="float" office:value="2.74555433367878" calcext:value-type="float">
            <text:p>2.74555</text:p>
          </table:table-cell>
          <table:table-cell office:value-type="float" office:value="2.26548248350222" calcext:value-type="float">
            <text:p>2.26548</text:p>
          </table:table-cell>
          <table:table-cell office:value-type="float" office:value="770.614148284105" calcext:value-type="float">
            <text:p>770.614148284105</text:p>
          </table:table-cell>
          <table:table-cell office:value-type="float" office:value="93340.7444688777" calcext:value-type="float">
            <text:p>93340.7444688777</text:p>
          </table:table-cell>
          <table:table-cell office:value-type="float" office:value="199559.940456364" calcext:value-type="float">
            <text:p>199559.940456364</text:p>
          </table:table-cell>
          <table:table-cell office:value-type="float" office:value="780112.726219375" calcext:value-type="float">
            <text:p>780112.726219375</text:p>
          </table:table-cell>
          <table:table-cell office:value-type="float" office:value="178.580010546877" calcext:value-type="float">
            <text:p>178.580010546877</text:p>
          </table:table-cell>
          <table:table-cell office:value-type="float" office:value="316.273294261143" calcext:value-type="float">
            <text:p>316.273294261143</text:p>
          </table:table-cell>
          <table:table-cell office:value-type="float" office:value="877.718041883862" calcext:value-type="float">
            <text:p>877.718041883862</text:p>
          </table:table-cell>
          <table:table-cell office:value-type="float" office:value="-62" calcext:value-type="float">
            <text:p>-62</text:p>
          </table:table-cell>
          <table:table-cell office:value-type="float" office:value="53" calcext:value-type="float">
            <text:p>53</text:p>
          </table:table-cell>
          <table:table-cell office:value-type="float" office:value="685454" calcext:value-type="float">
            <text:p>685454</text:p>
          </table:table-cell>
          <table:table-cell office:value-type="float" office:value="0.00263624670469162" calcext:value-type="float">
            <text:p>0.002636246704692</text:p>
          </table:table-cell>
          <table:table-cell office:value-type="float" office:value="0.0104999868750164" calcext:value-type="float">
            <text:p>0.010499986875016</text:p>
          </table:table-cell>
          <table:table-cell office:value-type="float" office:value="0.97276878403902" calcext:value-type="float">
            <text:p>0.97276878403902</text:p>
          </table:table-cell>
          <table:table-cell office:value-type="float" office:value="0.0294999631250461" calcext:value-type="float">
            <text:p>0.029499963125046</text:p>
          </table:table-cell>
          <table:table-cell office:value-type="float" office:value="13.3804687400636" calcext:value-type="float">
            <text:p>13.3804687400636</text:p>
          </table:table-cell>
          <table:table-cell office:value-type="float" office:value="12.6132130079362" calcext:value-type="float">
            <text:p>12.6132130079362</text:p>
          </table:table-cell>
          <table:table-cell office:value-type="float" office:value="13.4507518877791" calcext:value-type="float">
            <text:p>13.4507518877791</text:p>
          </table:table-cell>
          <table:table-cell office:value-type="float" office:value="13.3450490380046" calcext:value-type="float">
            <text:p>13.3450490380046</text:p>
          </table:table-cell>
          <table:table-cell office:value-type="float" office:value="12.6124425720232" calcext:value-type="float">
            <text:p>12.6124425720232</text:p>
          </table:table-cell>
          <table:table-cell office:value-type="float" office:value="13.4502943307698" calcext:value-type="float">
            <text:p>13.4502943307698</text:p>
          </table:table-cell>
          <table:table-cell office:value-type="float" office:value="0.620087678755135" calcext:value-type="float">
            <text:p>0.620087678755135</text:p>
          </table:table-cell>
          <table:table-cell office:value-type="float" office:value="1.12250403914494" calcext:value-type="float">
            <text:p>1.12250403914494</text:p>
          </table:table-cell>
          <table:table-cell office:value-type="float" office:value="0.534191302057161" calcext:value-type="float">
            <text:p>0.534191302057161</text:p>
          </table:table-cell>
          <table:table-cell office:value-type="float" office:value="0.0582511120279897" calcext:value-type="float">
            <text:p>0.05825111202799</text:p>
          </table:table-cell>
          <table:table-cell office:value-type="float" office:value="0.0663547318172438" calcext:value-type="float">
            <text:p>0.066354731817244</text:p>
          </table:table-cell>
          <table:table-cell office:value-type="float" office:value="0.0562026241860632" calcext:value-type="float">
            <text:p>0.056202624186063</text:p>
          </table:table-cell>
          <table:table-cell office:value-type="float" office:value="0.993610212263281" calcext:value-type="float">
            <text:p>0.993610212263281</text:p>
          </table:table-cell>
          <table:table-cell office:value-type="float" office:value="0.99357042649346" calcext:value-type="float">
            <text:p>0.99357042649346</text:p>
          </table:table-cell>
          <table:table-cell office:value-type="float" office:value="0.993313133689147" calcext:value-type="float">
            <text:p>0.993313133689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1.csv</text:p>
          </table:table-cell>
          <table:table-cell office:value-type="float" office:value="-1.44651319185851" calcext:value-type="float">
            <text:p>-1.44651</text:p>
          </table:table-cell>
          <table:table-cell office:value-type="float" office:value="3.95291005886243" calcext:value-type="float">
            <text:p>3.95291</text:p>
          </table:table-cell>
          <table:table-cell office:value-type="float" office:value="729.006341242073" calcext:value-type="float">
            <text:p>729.00634</text:p>
          </table:table-cell>
          <table:table-cell table:number-columns-repeated="2" office:value-type="float" office:value="5.42591934138807" calcext:value-type="float">
            <text:p>5.42592</text:p>
          </table:table-cell>
          <table:table-cell office:value-type="float" office:value="1176.06506575368" calcext:value-type="float">
            <text:p>1176.06507</text:p>
          </table:table-cell>
          <table:table-cell office:value-type="float" office:value="5.22955067716419" calcext:value-type="float">
            <text:p>5.22955</text:p>
          </table:table-cell>
          <table:table-cell office:value-type="float" office:value="3.71686733228311" calcext:value-type="float">
            <text:p>3.71687</text:p>
          </table:table-cell>
          <table:table-cell office:value-type="float" office:value="922.864450130704" calcext:value-type="float">
            <text:p>922.864450130704</text:p>
          </table:table-cell>
          <table:table-cell office:value-type="float" office:value="7299.65335159989" calcext:value-type="float">
            <text:p>7299.65335159989</text:p>
          </table:table-cell>
          <table:table-cell office:value-type="float" office:value="28169.8446301121" calcext:value-type="float">
            <text:p>28169.8446301121</text:p>
          </table:table-cell>
          <table:table-cell office:value-type="float" office:value="398547.258970097" calcext:value-type="float">
            <text:p>398547.258970097</text:p>
          </table:table-cell>
          <table:table-cell office:value-type="float" office:value="26.2832268976154" calcext:value-type="float">
            <text:p>26.2832268976154</text:p>
          </table:table-cell>
          <table:table-cell office:value-type="float" office:value="76.2427981984345" calcext:value-type="float">
            <text:p>76.2427981984345</text:p>
          </table:table-cell>
          <table:table-cell office:value-type="float" office:value="538.218616822855" calcext:value-type="float">
            <text:p>538.218616822855</text:p>
          </table:table-cell>
          <table:table-cell office:value-type="float" office:value="-205" calcext:value-type="float">
            <text:p>-205</text:p>
          </table:table-cell>
          <table:table-cell office:value-type="float" office:value="13" calcext:value-type="float">
            <text:p>13</text:p>
          </table:table-cell>
          <table:table-cell office:value-type="float" office:value="694085" calcext:value-type="float">
            <text:p>694085</text:p>
          </table:table-cell>
          <table:table-cell office:value-type="float" office:value="0.0431111961110049" calcext:value-type="float">
            <text:p>0.043111196111005</text:p>
          </table:table-cell>
          <table:table-cell office:value-type="float" office:value="0.349499563125546" calcext:value-type="float">
            <text:p>0.349499563125546</text:p>
          </table:table-cell>
          <table:table-cell office:value-type="float" office:value="26.8913888857639" calcext:value-type="float">
            <text:p>26.8913888857639</text:p>
          </table:table-cell>
          <table:table-cell office:value-type="float" office:value="21.2604734244082" calcext:value-type="float">
            <text:p>21.2604734244082</text:p>
          </table:table-cell>
          <table:table-cell office:value-type="float" office:value="15.743534273676" calcext:value-type="float">
            <text:p>15.743534273676</text:p>
          </table:table-cell>
          <table:table-cell office:value-type="float" office:value="15.1666406948362" calcext:value-type="float">
            <text:p>15.1666406948362</text:p>
          </table:table-cell>
          <table:table-cell office:value-type="float" office:value="15.846781371919" calcext:value-type="float">
            <text:p>15.846781371919</text:p>
          </table:table-cell>
          <table:table-cell office:value-type="float" office:value="15.6851230389162" calcext:value-type="float">
            <text:p>15.6851230389162</text:p>
          </table:table-cell>
          <table:table-cell office:value-type="float" office:value="15.1505288022698" calcext:value-type="float">
            <text:p>15.1505288022698</text:p>
          </table:table-cell>
          <table:table-cell office:value-type="float" office:value="15.8270521980677" calcext:value-type="float">
            <text:p>15.8270521980677</text:p>
          </table:table-cell>
          <table:table-cell office:value-type="float" office:value="0.616029787262416" calcext:value-type="float">
            <text:p>0.616029787262416</text:p>
          </table:table-cell>
          <table:table-cell office:value-type="float" office:value="-0.104181200318405" calcext:value-type="float">
            <text:p>-0.104181200318405</text:p>
          </table:table-cell>
          <table:table-cell office:value-type="float" office:value="0.534607631990692" calcext:value-type="float">
            <text:p>0.534607631990692</text:p>
          </table:table-cell>
          <table:table-cell office:value-type="float" office:value="0.0351417509205001" calcext:value-type="float">
            <text:p>0.0351417509205</text:p>
          </table:table-cell>
          <table:table-cell office:value-type="float" office:value="0.0422287685953128" calcext:value-type="float">
            <text:p>0.042228768595313</text:p>
          </table:table-cell>
          <table:table-cell office:value-type="float" office:value="0.0347173599324275" calcext:value-type="float">
            <text:p>0.034717359932428</text:p>
          </table:table-cell>
          <table:table-cell office:value-type="float" office:value="0.962475002328496" calcext:value-type="float">
            <text:p>0.962475002328496</text:p>
          </table:table-cell>
          <table:table-cell office:value-type="float" office:value="0.969398734578217" calcext:value-type="float">
            <text:p>0.969398734578217</text:p>
          </table:table-cell>
          <table:table-cell office:value-type="float" office:value="0.955999691078705" calcext:value-type="float">
            <text:p>0.955999691078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2.csv</text:p>
          </table:table-cell>
          <table:table-cell office:value-type="float" office:value="-1.21261473423158" calcext:value-type="float">
            <text:p>-1.21261</text:p>
          </table:table-cell>
          <table:table-cell office:value-type="float" office:value="1.73385158268552" calcext:value-type="float">
            <text:p>1.73385</text:p>
          </table:table-cell>
          <table:table-cell office:value-type="float" office:value="601.035727455341" calcext:value-type="float">
            <text:p>601.03573</text:p>
          </table:table-cell>
          <table:table-cell table:number-columns-repeated="2" office:value-type="float" office:value="2.75407593737576" calcext:value-type="float">
            <text:p>2.75408</text:p>
          </table:table-cell>
          <table:table-cell office:value-type="float" office:value="996.678058886022" calcext:value-type="float">
            <text:p>996.67806</text:p>
          </table:table-cell>
          <table:table-cell office:value-type="float" office:value="2.47275145842776" calcext:value-type="float">
            <text:p>2.47275</text:p>
          </table:table-cell>
          <table:table-cell office:value-type="float" office:value="2.13978806381639" calcext:value-type="float">
            <text:p>2.13979</text:p>
          </table:table-cell>
          <table:table-cell office:value-type="float" office:value="795.061763253043" calcext:value-type="float">
            <text:p>795.061763253043</text:p>
          </table:table-cell>
          <table:table-cell office:value-type="float" office:value="149108.16198732" calcext:value-type="float">
            <text:p>149108.16198732</text:p>
          </table:table-cell>
          <table:table-cell office:value-type="float" office:value="263763.905676874" calcext:value-type="float">
            <text:p>263763.905676874</text:p>
          </table:table-cell>
          <table:table-cell office:value-type="float" office:value="760450.250172313" calcext:value-type="float">
            <text:p>760450.250172313</text:p>
          </table:table-cell>
          <table:table-cell office:value-type="float" office:value="253.743650556046" calcext:value-type="float">
            <text:p>253.743650556046</text:p>
          </table:table-cell>
          <table:table-cell office:value-type="float" office:value="389.527315269677" calcext:value-type="float">
            <text:p>389.527315269677</text:p>
          </table:table-cell>
          <table:table-cell office:value-type="float" office:value="861.057574746287" calcext:value-type="float">
            <text:p>861.057574746287</text:p>
          </table:table-cell>
          <table:table-cell office:value-type="float" office:value="-42" calcext:value-type="float">
            <text:p>-42</text:p>
          </table:table-cell>
          <table:table-cell office:value-type="float" office:value="30" calcext:value-type="float">
            <text:p>30</text:p>
          </table:table-cell>
          <table:table-cell office:value-type="float" office:value="702770" calcext:value-type="float">
            <text:p>702770</text:p>
          </table:table-cell>
          <table:table-cell office:value-type="float" office:value="0.00225624717969103" calcext:value-type="float">
            <text:p>0.002256247179691</text:p>
          </table:table-cell>
          <table:table-cell office:value-type="float" office:value="0.00674999156251055" calcext:value-type="float">
            <text:p>0.006749991562511</text:p>
          </table:table-cell>
          <table:table-cell office:value-type="float" office:value="3.20346849566438" calcext:value-type="float">
            <text:p>3.20346849566438</text:p>
          </table:table-cell>
          <table:table-cell office:value-type="float" office:value="5.84349269563413" calcext:value-type="float">
            <text:p>5.84349269563413</text:p>
          </table:table-cell>
          <table:table-cell office:value-type="float" office:value="14.457628564921" calcext:value-type="float">
            <text:p>14.457628564921</text:p>
          </table:table-cell>
          <table:table-cell office:value-type="float" office:value="13.591961836807" calcext:value-type="float">
            <text:p>13.591961836807</text:p>
          </table:table-cell>
          <table:table-cell office:value-type="float" office:value="14.3969190162654" calcext:value-type="float">
            <text:p>14.3969190162654</text:p>
          </table:table-cell>
          <table:table-cell office:value-type="float" office:value="14.4246522182355" calcext:value-type="float">
            <text:p>14.4246522182355</text:p>
          </table:table-cell>
          <table:table-cell office:value-type="float" office:value="13.5906533192902" calcext:value-type="float">
            <text:p>13.5906533192902</text:p>
          </table:table-cell>
          <table:table-cell office:value-type="float" office:value="14.3968386946009" calcext:value-type="float">
            <text:p>14.3968386946009</text:p>
          </table:table-cell>
          <table:table-cell office:value-type="float" office:value="0.1462818586388" calcext:value-type="float">
            <text:p>0.1462818586388</text:p>
          </table:table-cell>
          <table:table-cell office:value-type="float" office:value="0.585270939738553" calcext:value-type="float">
            <text:p>0.585270939738553</text:p>
          </table:table-cell>
          <table:table-cell office:value-type="float" office:value="0.164864975758629" calcext:value-type="float">
            <text:p>0.164864975758629</text:p>
          </table:table-cell>
          <table:table-cell office:value-type="float" office:value="0.0382494474507201" calcext:value-type="float">
            <text:p>0.03824944745072</text:p>
          </table:table-cell>
          <table:table-cell office:value-type="float" office:value="0.0565374937663003" calcext:value-type="float">
            <text:p>0.0565374937663</text:p>
          </table:table-cell>
          <table:table-cell office:value-type="float" office:value="0.0454621932957498" calcext:value-type="float">
            <text:p>0.04546219329575</text:p>
          </table:table-cell>
          <table:table-cell office:value-type="float" office:value="0.996163361052436" calcext:value-type="float">
            <text:p>0.996163361052436</text:p>
          </table:table-cell>
          <table:table-cell office:value-type="float" office:value="0.995911564408198" calcext:value-type="float">
            <text:p>0.995911564408198</text:p>
          </table:table-cell>
          <table:table-cell office:value-type="float" office:value="0.995758194277673" calcext:value-type="float">
            <text:p>0.995758194277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3.csv</text:p>
          </table:table-cell>
          <table:table-cell office:value-type="float" office:value="-2.14717981602523" calcext:value-type="float">
            <text:p>-2.14718</text:p>
          </table:table-cell>
          <table:table-cell office:value-type="float" office:value="3.20753599058001" calcext:value-type="float">
            <text:p>3.20754</text:p>
          </table:table-cell>
          <table:table-cell office:value-type="float" office:value="643.310293362133" calcext:value-type="float">
            <text:p>643.31029</text:p>
          </table:table-cell>
          <table:table-cell table:number-columns-repeated="2" office:value-type="float" office:value="4.32385466110403" calcext:value-type="float">
            <text:p>4.32385</text:p>
          </table:table-cell>
          <table:table-cell office:value-type="float" office:value="1028.51988898176" calcext:value-type="float">
            <text:p>1028.51989</text:p>
          </table:table-cell>
          <table:table-cell office:value-type="float" office:value="3.75304382708288" calcext:value-type="float">
            <text:p>3.75304</text:p>
          </table:table-cell>
          <table:table-cell office:value-type="float" office:value="2.89955720748617" calcext:value-type="float">
            <text:p>2.89956</text:p>
          </table:table-cell>
          <table:table-cell office:value-type="float" office:value="802.499238931336" calcext:value-type="float">
            <text:p>802.499238931336</text:p>
          </table:table-cell>
          <table:table-cell office:value-type="float" office:value="28875.4571722799" calcext:value-type="float">
            <text:p>28875.4571722799</text:p>
          </table:table-cell>
          <table:table-cell office:value-type="float" office:value="79867.8094284095" calcext:value-type="float">
            <text:p>79867.8094284095</text:p>
          </table:table-cell>
          <table:table-cell office:value-type="float" office:value="769626.591718474" calcext:value-type="float">
            <text:p>769626.591718474</text:p>
          </table:table-cell>
          <table:table-cell office:value-type="float" office:value="74.1055331761439" calcext:value-type="float">
            <text:p>74.1055331761439</text:p>
          </table:table-cell>
          <table:table-cell office:value-type="float" office:value="159.449026629999" calcext:value-type="float">
            <text:p>159.449026629999</text:p>
          </table:table-cell>
          <table:table-cell office:value-type="float" office:value="868.885536916266" calcext:value-type="float">
            <text:p>868.885536916266</text:p>
          </table:table-cell>
          <table:table-cell office:value-type="float" office:value="-50" calcext:value-type="float">
            <text:p>-50</text:p>
          </table:table-cell>
          <table:table-cell office:value-type="float" office:value="69" calcext:value-type="float">
            <text:p>69</text:p>
          </table:table-cell>
          <table:table-cell office:value-type="float" office:value="711509" calcext:value-type="float">
            <text:p>711509</text:p>
          </table:table-cell>
          <table:table-cell office:value-type="float" office:value="0.00352499559375551" calcext:value-type="float">
            <text:p>0.003524995593756</text:p>
          </table:table-cell>
          <table:table-cell office:value-type="float" office:value="0.017249978437527" calcext:value-type="float">
            <text:p>0.017249978437527</text:p>
          </table:table-cell>
          <table:table-cell office:value-type="float" office:value="4.5190956011305" calcext:value-type="float">
            <text:p>4.5190956011305</text:p>
          </table:table-cell>
          <table:table-cell office:value-type="float" office:value="7.72661534173082" calcext:value-type="float">
            <text:p>7.72661534173082</text:p>
          </table:table-cell>
          <table:table-cell office:value-type="float" office:value="14.0614340163118" calcext:value-type="float">
            <text:p>14.0614340163118</text:p>
          </table:table-cell>
          <table:table-cell office:value-type="float" office:value="14.9109740486182" calcext:value-type="float">
            <text:p>14.9109740486182</text:p>
          </table:table-cell>
          <table:table-cell office:value-type="float" office:value="14.9415266853316" calcext:value-type="float">
            <text:p>14.9415266853316</text:p>
          </table:table-cell>
          <table:table-cell office:value-type="float" office:value="14.0193452978702" calcext:value-type="float">
            <text:p>14.0193452978702</text:p>
          </table:table-cell>
          <table:table-cell office:value-type="float" office:value="14.7842255016802" calcext:value-type="float">
            <text:p>14.7842255016802</text:p>
          </table:table-cell>
          <table:table-cell office:value-type="float" office:value="14.9155884839993" calcext:value-type="float">
            <text:p>14.9155884839993</text:p>
          </table:table-cell>
          <table:table-cell office:value-type="float" office:value="0.370291543078329" calcext:value-type="float">
            <text:p>0.370291543078329</text:p>
          </table:table-cell>
          <table:table-cell office:value-type="float" office:value="0.0209573424884262" calcext:value-type="float">
            <text:p>0.020957342488426</text:p>
          </table:table-cell>
          <table:table-cell office:value-type="float" office:value="-0.0389857957051043" calcext:value-type="float">
            <text:p>-0.038985795705104</text:p>
          </table:table-cell>
          <table:table-cell office:value-type="float" office:value="0.0536531770836152" calcext:value-type="float">
            <text:p>0.053653177083615</text:p>
          </table:table-cell>
          <table:table-cell office:value-type="float" office:value="0.0448820471295226" calcext:value-type="float">
            <text:p>0.044882047129523</text:p>
          </table:table-cell>
          <table:table-cell office:value-type="float" office:value="0.0414735801004264" calcext:value-type="float">
            <text:p>0.041473580100426</text:p>
          </table:table-cell>
          <table:table-cell office:value-type="float" office:value="0.994230428497638" calcext:value-type="float">
            <text:p>0.994230428497638</text:p>
          </table:table-cell>
          <table:table-cell office:value-type="float" office:value="0.989610405077085" calcext:value-type="float">
            <text:p>0.989610405077085</text:p>
          </table:table-cell>
          <table:table-cell office:value-type="float" office:value="0.990527012984993" calcext:value-type="float">
            <text:p>0.990527012984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4.csv</text:p>
          </table:table-cell>
          <table:table-cell office:value-type="float" office:value="-2.20359099551126" calcext:value-type="float">
            <text:p>-2.20359</text:p>
          </table:table-cell>
          <table:table-cell office:value-type="float" office:value="3.15624730469087" calcext:value-type="float">
            <text:p>3.15625</text:p>
          </table:table-cell>
          <table:table-cell office:value-type="float" office:value="689.628714214107" calcext:value-type="float">
            <text:p>689.62871</text:p>
          </table:table-cell>
          <table:table-cell table:number-columns-repeated="2" office:value-type="float" office:value="4.26950564634267" calcext:value-type="float">
            <text:p>4.26951</text:p>
          </table:table-cell>
          <table:table-cell office:value-type="float" office:value="1064.34967726352" calcext:value-type="float">
            <text:p>1064.34968</text:p>
          </table:table-cell>
          <table:table-cell office:value-type="float" office:value="3.65689283253606" calcext:value-type="float">
            <text:p>3.65689</text:p>
          </table:table-cell>
          <table:table-cell office:value-type="float" office:value="2.87520110875458" calcext:value-type="float">
            <text:p>2.87520</text:p>
          </table:table-cell>
          <table:table-cell office:value-type="float" office:value="810.711090353618" calcext:value-type="float">
            <text:p>810.711090353618</text:p>
          </table:table-cell>
          <table:table-cell office:value-type="float" office:value="32833.4156620128" calcext:value-type="float">
            <text:p>32833.4156620128</text:p>
          </table:table-cell>
          <table:table-cell office:value-type="float" office:value="84676.7835033606" calcext:value-type="float">
            <text:p>84676.7835033606</text:p>
          </table:table-cell>
          <table:table-cell office:value-type="float" office:value="775957.292071633" calcext:value-type="float">
            <text:p>775957.292071633</text:p>
          </table:table-cell>
          <table:table-cell office:value-type="float" office:value="81.518971653292" calcext:value-type="float">
            <text:p>81.518971653292</text:p>
          </table:table-cell>
          <table:table-cell office:value-type="float" office:value="166.436501249308" calcext:value-type="float">
            <text:p>166.436501249308</text:p>
          </table:table-cell>
          <table:table-cell office:value-type="float" office:value="874.192975552534" calcext:value-type="float">
            <text:p>874.192975552534</text:p>
          </table:table-cell>
          <table:table-cell office:value-type="float" office:value="-16" calcext:value-type="float">
            <text:p>-16</text:p>
          </table:table-cell>
          <table:table-cell office:value-type="float" office:value="393" calcext:value-type="float">
            <text:p>393</text:p>
          </table:table-cell>
          <table:table-cell office:value-type="float" office:value="720302" calcext:value-type="float">
            <text:p>720302</text:p>
          </table:table-cell>
          <table:table-cell office:value-type="float" office:value="0.00182124772344035" calcext:value-type="float">
            <text:p>0.00182124772344</text:p>
          </table:table-cell>
          <table:table-cell office:value-type="float" office:value="0.000374999531250586" calcext:value-type="float">
            <text:p>0.000374999531251</text:p>
          </table:table-cell>
          <table:table-cell office:value-type="float" office:value="9.24002219997225" calcext:value-type="float">
            <text:p>9.24002219997225</text:p>
          </table:table-cell>
          <table:table-cell office:value-type="float" office:value="16.2339797075254" calcext:value-type="float">
            <text:p>16.2339797075254</text:p>
          </table:table-cell>
          <table:table-cell office:value-type="float" office:value="14.4264028728102" calcext:value-type="float">
            <text:p>14.4264028728102</text:p>
          </table:table-cell>
          <table:table-cell office:value-type="float" office:value="15.3984632304384" calcext:value-type="float">
            <text:p>15.3984632304384</text:p>
          </table:table-cell>
          <table:table-cell office:value-type="float" office:value="15.6331361059232" calcext:value-type="float">
            <text:p>15.6331361059232</text:p>
          </table:table-cell>
          <table:table-cell office:value-type="float" office:value="14.381699515762" calcext:value-type="float">
            <text:p>14.381699515762</text:p>
          </table:table-cell>
          <table:table-cell office:value-type="float" office:value="15.2744626478624" calcext:value-type="float">
            <text:p>15.2744626478624</text:p>
          </table:table-cell>
          <table:table-cell office:value-type="float" office:value="15.6082652420381" calcext:value-type="float">
            <text:p>15.6082652420381</text:p>
          </table:table-cell>
          <table:table-cell office:value-type="float" office:value="0.204819539359697" calcext:value-type="float">
            <text:p>0.204819539359697</text:p>
          </table:table-cell>
          <table:table-cell office:value-type="float" office:value="-0.130858560274605" calcext:value-type="float">
            <text:p>-0.130858560274605</text:p>
          </table:table-cell>
          <table:table-cell office:value-type="float" office:value="-0.267482349397589" calcext:value-type="float">
            <text:p>-0.267482349397589</text:p>
          </table:table-cell>
          <table:table-cell office:value-type="float" office:value="0.0490691864915294" calcext:value-type="float">
            <text:p>0.049069186491529</text:p>
          </table:table-cell>
          <table:table-cell office:value-type="float" office:value="0.0422666751461237" calcext:value-type="float">
            <text:p>0.042266675146124</text:p>
          </table:table-cell>
          <table:table-cell office:value-type="float" office:value="0.039314472689453" calcext:value-type="float">
            <text:p>0.039314472689453</text:p>
          </table:table-cell>
          <table:table-cell office:value-type="float" office:value="0.99453903635647" calcext:value-type="float">
            <text:p>0.99453903635647</text:p>
          </table:table-cell>
          <table:table-cell office:value-type="float" office:value="0.994952262996098" calcext:value-type="float">
            <text:p>0.994952262996098</text:p>
          </table:table-cell>
          <table:table-cell office:value-type="float" office:value="0.992797230614617" calcext:value-type="float">
            <text:p>0.992797230614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5.csv</text:p>
          </table:table-cell>
          <table:table-cell office:value-type="float" office:value="-2.17472228159715" calcext:value-type="float">
            <text:p>-2.17472</text:p>
          </table:table-cell>
          <table:table-cell office:value-type="float" office:value="2.97301878372652" calcext:value-type="float">
            <text:p>2.97302</text:p>
          </table:table-cell>
          <table:table-cell office:value-type="float" office:value="656.613309233364" calcext:value-type="float">
            <text:p>656.61331</text:p>
          </table:table-cell>
          <table:table-cell table:number-columns-repeated="2" office:value-type="float" office:value="4.04747446223421" calcext:value-type="float">
            <text:p>4.04747</text:p>
          </table:table-cell>
          <table:table-cell office:value-type="float" office:value="1054.9377694622" calcext:value-type="float">
            <text:p>1054.93777</text:p>
          </table:table-cell>
          <table:table-cell office:value-type="float" office:value="3.41359524846795" calcext:value-type="float">
            <text:p>3.41360</text:p>
          </table:table-cell>
          <table:table-cell office:value-type="float" office:value="2.74649027561493" calcext:value-type="float">
            <text:p>2.74649</text:p>
          </table:table-cell>
          <table:table-cell office:value-type="float" office:value="825.683147203266" calcext:value-type="float">
            <text:p>825.683147203266</text:p>
          </table:table-cell>
          <table:table-cell office:value-type="float" office:value="44309.2398068011" calcext:value-type="float">
            <text:p>44309.2398068011</text:p>
          </table:table-cell>
          <table:table-cell office:value-type="float" office:value="104276.002409837" calcext:value-type="float">
            <text:p>104276.002409837</text:p>
          </table:table-cell>
          <table:table-cell office:value-type="float" office:value="757454.55834094" calcext:value-type="float">
            <text:p>757454.55834094</text:p>
          </table:table-cell>
          <table:table-cell office:value-type="float" office:value="102.157325589787" calcext:value-type="float">
            <text:p>102.157325589787</text:p>
          </table:table-cell>
          <table:table-cell office:value-type="float" office:value="194.573814420307" calcext:value-type="float">
            <text:p>194.573814420307</text:p>
          </table:table-cell>
          <table:table-cell office:value-type="float" office:value="858.664743286322" calcext:value-type="float">
            <text:p>858.664743286322</text:p>
          </table:table-cell>
          <table:table-cell office:value-type="float" office:value="-71" calcext:value-type="float">
            <text:p>-71</text:p>
          </table:table-cell>
          <table:table-cell office:value-type="float" office:value="46" calcext:value-type="float">
            <text:p>46</text:p>
          </table:table-cell>
          <table:table-cell office:value-type="float" office:value="729149" calcext:value-type="float">
            <text:p>729149</text:p>
          </table:table-cell>
          <table:table-cell office:value-type="float" office:value="0.00277124653594183" calcext:value-type="float">
            <text:p>0.002771246535942</text:p>
          </table:table-cell>
          <table:table-cell office:value-type="float" office:value="0.00599999250000938" calcext:value-type="float">
            <text:p>0.005999992500009</text:p>
          </table:table-cell>
          <table:table-cell office:value-type="float" office:value="7.99283500895624" calcext:value-type="float">
            <text:p>7.99283500895624</text:p>
          </table:table-cell>
          <table:table-cell office:value-type="float" office:value="13.0281087148641" calcext:value-type="float">
            <text:p>13.0281087148641</text:p>
          </table:table-cell>
          <table:table-cell office:value-type="float" office:value="14.220740872513" calcext:value-type="float">
            <text:p>14.220740872513</text:p>
          </table:table-cell>
          <table:table-cell office:value-type="float" office:value="15.0537147568994" calcext:value-type="float">
            <text:p>15.0537147568994</text:p>
          </table:table-cell>
          <table:table-cell office:value-type="float" office:value="15.0920346636268" calcext:value-type="float">
            <text:p>15.0920346636268</text:p>
          </table:table-cell>
          <table:table-cell office:value-type="float" office:value="14.1774605841338" calcext:value-type="float">
            <text:p>14.1774605841338</text:p>
          </table:table-cell>
          <table:table-cell office:value-type="float" office:value="14.9274580021305" calcext:value-type="float">
            <text:p>14.9274580021305</text:p>
          </table:table-cell>
          <table:table-cell office:value-type="float" office:value="15.0663855778967" calcext:value-type="float">
            <text:p>15.0663855778967</text:p>
          </table:table-cell>
          <table:table-cell office:value-type="float" office:value="0.411460849554906" calcext:value-type="float">
            <text:p>0.411460849554906</text:p>
          </table:table-cell>
          <table:table-cell office:value-type="float" office:value="0.0497338774893836" calcext:value-type="float">
            <text:p>0.049733877489384</text:p>
          </table:table-cell>
          <table:table-cell office:value-type="float" office:value="-0.0214788421212595" calcext:value-type="float">
            <text:p>-0.02147884212126</text:p>
          </table:table-cell>
          <table:table-cell office:value-type="float" office:value="0.0492244490232353" calcext:value-type="float">
            <text:p>0.049224449023235</text:p>
          </table:table-cell>
          <table:table-cell office:value-type="float" office:value="0.045604673369043" calcext:value-type="float">
            <text:p>0.045604673369043</text:p>
          </table:table-cell>
          <table:table-cell office:value-type="float" office:value="0.0463196315968051" calcext:value-type="float">
            <text:p>0.046319631596805</text:p>
          </table:table-cell>
          <table:table-cell office:value-type="float" office:value="0.994062637670948" calcext:value-type="float">
            <text:p>0.994062637670948</text:p>
          </table:table-cell>
          <table:table-cell office:value-type="float" office:value="0.993457201383521" calcext:value-type="float">
            <text:p>0.993457201383521</text:p>
          </table:table-cell>
          <table:table-cell office:value-type="float" office:value="0.992456702820494" calcext:value-type="float">
            <text:p>0.99245670282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6.csv</text:p>
          </table:table-cell>
          <table:table-cell office:value-type="float" office:value="-1.45349693312883" calcext:value-type="float">
            <text:p>-1.45350</text:p>
          </table:table-cell>
          <table:table-cell office:value-type="float" office:value="4.23412845733943" calcext:value-type="float">
            <text:p>4.23413</text:p>
          </table:table-cell>
          <table:table-cell office:value-type="float" office:value="725.067122416097" calcext:value-type="float">
            <text:p>725.06712</text:p>
          </table:table-cell>
          <table:table-cell table:number-columns-repeated="2" office:value-type="float" office:value="7.62984655689758" calcext:value-type="float">
            <text:p>7.62985</text:p>
          </table:table-cell>
          <table:table-cell office:value-type="float" office:value="1420.43158099181" calcext:value-type="float">
            <text:p>1420.43158</text:p>
          </table:table-cell>
          <table:table-cell office:value-type="float" office:value="7.4901205028482" calcext:value-type="float">
            <text:p>7.49012</text:p>
          </table:table-cell>
          <table:table-cell office:value-type="float" office:value="6.34718163349296" calcext:value-type="float">
            <text:p>6.34718</text:p>
          </table:table-cell>
          <table:table-cell office:value-type="float" office:value="1221.43503481362" calcext:value-type="float">
            <text:p>1221.43503481362</text:p>
          </table:table-cell>
          <table:table-cell office:value-type="float" office:value="2161.03788080726" calcext:value-type="float">
            <text:p>2161.03788080726</text:p>
          </table:table-cell>
          <table:table-cell office:value-type="float" office:value="4099.27685751124" calcext:value-type="float">
            <text:p>4099.27685751124</text:p>
          </table:table-cell>
          <table:table-cell office:value-type="float" office:value="166214.604601433" calcext:value-type="float">
            <text:p>166214.604601433</text:p>
          </table:table-cell>
          <table:table-cell office:value-type="float" office:value="7.94663459898612" calcext:value-type="float">
            <text:p>7.94663459898612</text:p>
          </table:table-cell>
          <table:table-cell office:value-type="float" office:value="29.9519912432199" calcext:value-type="float">
            <text:p>29.9519912432199</text:p>
          </table:table-cell>
          <table:table-cell office:value-type="float" office:value="285.297262417011" calcext:value-type="float">
            <text:p>285.297262417011</text:p>
          </table:table-cell>
          <table:table-cell office:value-type="float" office:value="-276" calcext:value-type="float">
            <text:p>-276</text:p>
          </table:table-cell>
          <table:table-cell office:value-type="float" office:value="6" calcext:value-type="float">
            <text:p>6</text:p>
          </table:table-cell>
          <table:table-cell office:value-type="float" office:value="738050" calcext:value-type="float">
            <text:p>738050</text:p>
          </table:table-cell>
          <table:table-cell office:value-type="float" office:value="0.298294627131716" calcext:value-type="float">
            <text:p>0.298294627131716</text:p>
          </table:table-cell>
          <table:table-cell office:value-type="float" office:value="1.62187297265878" calcext:value-type="float">
            <text:p>1.62187297265878</text:p>
          </table:table-cell>
          <table:table-cell office:value-type="float" office:value="63.8163377295778" calcext:value-type="float">
            <text:p>63.8163377295778</text:p>
          </table:table-cell>
          <table:table-cell office:value-type="float" office:value="12.1203598495502" calcext:value-type="float">
            <text:p>12.1203598495502</text:p>
          </table:table-cell>
          <table:table-cell office:value-type="float" office:value="15.9991143125308" calcext:value-type="float">
            <text:p>15.9991143125308</text:p>
          </table:table-cell>
          <table:table-cell office:value-type="float" office:value="14.6821625380129" calcext:value-type="float">
            <text:p>14.6821625380129</text:p>
          </table:table-cell>
          <table:table-cell office:value-type="float" office:value="15.9226118095632" calcext:value-type="float">
            <text:p>15.9226118095632</text:p>
          </table:table-cell>
          <table:table-cell office:value-type="float" office:value="15.9413395786335" calcext:value-type="float">
            <text:p>15.9413395786335</text:p>
          </table:table-cell>
          <table:table-cell office:value-type="float" office:value="14.6649022512413" calcext:value-type="float">
            <text:p>14.6649022512413</text:p>
          </table:table-cell>
          <table:table-cell office:value-type="float" office:value="15.9021596189855" calcext:value-type="float">
            <text:p>15.9021596189855</text:p>
          </table:table-cell>
          <table:table-cell office:value-type="float" office:value="3.76051808452633" calcext:value-type="float">
            <text:p>3.76051808452633</text:p>
          </table:table-cell>
          <table:table-cell office:value-type="float" office:value="0.46947657440232" calcext:value-type="float">
            <text:p>0.46947657440232</text:p>
          </table:table-cell>
          <table:table-cell office:value-type="float" office:value="2.3350950604952" calcext:value-type="float">
            <text:p>2.3350950604952</text:p>
          </table:table-cell>
          <table:table-cell office:value-type="float" office:value="0.28623368202224" calcext:value-type="float">
            <text:p>0.28623368202224</text:p>
          </table:table-cell>
          <table:table-cell office:value-type="float" office:value="-0.00574267454406291" calcext:value-type="float">
            <text:p>-0.005742674544063</text:p>
          </table:table-cell>
          <table:table-cell office:value-type="float" office:value="0.0282969865037551" calcext:value-type="float">
            <text:p>0.028296986503755</text:p>
          </table:table-cell>
          <table:table-cell office:value-type="float" office:value="0.89398486426266" calcext:value-type="float">
            <text:p>0.89398486426266</text:p>
          </table:table-cell>
          <table:table-cell office:value-type="float" office:value="0.922844339260578" calcext:value-type="float">
            <text:p>0.922844339260578</text:p>
          </table:table-cell>
          <table:table-cell office:value-type="float" office:value="0.864956929187123" calcext:value-type="float">
            <text:p>0.86495692918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7.csv</text:p>
          </table:table-cell>
          <table:table-cell office:value-type="float" office:value="-1.19947725065344" calcext:value-type="float">
            <text:p>-1.19948</text:p>
          </table:table-cell>
          <table:table-cell office:value-type="float" office:value="1.70926911341361" calcext:value-type="float">
            <text:p>1.70927</text:p>
          </table:table-cell>
          <table:table-cell office:value-type="float" office:value="512.9466400667" calcext:value-type="float">
            <text:p>512.94664</text:p>
          </table:table-cell>
          <table:table-cell table:number-columns-repeated="2" office:value-type="float" office:value="2.75476573669744" calcext:value-type="float">
            <text:p>2.75477</text:p>
          </table:table-cell>
          <table:table-cell office:value-type="float" office:value="982.215236982346" calcext:value-type="float">
            <text:p>982.21524</text:p>
          </table:table-cell>
          <table:table-cell office:value-type="float" office:value="2.47991705289654" calcext:value-type="float">
            <text:p>2.47992</text:p>
          </table:table-cell>
          <table:table-cell office:value-type="float" office:value="2.16035491575167" calcext:value-type="float">
            <text:p>2.16035</text:p>
          </table:table-cell>
          <table:table-cell office:value-type="float" office:value="837.635073408802" calcext:value-type="float">
            <text:p>837.635073408802</text:p>
          </table:table-cell>
          <table:table-cell office:value-type="float" office:value="166508.008849169" calcext:value-type="float">
            <text:p>166508.008849169</text:p>
          </table:table-cell>
          <table:table-cell office:value-type="float" office:value="286885.456622547" calcext:value-type="float">
            <text:p>286885.456622547</text:p>
          </table:table-cell>
          <table:table-cell office:value-type="float" office:value="788477.234240562" calcext:value-type="float">
            <text:p>788477.234240562</text:p>
          </table:table-cell>
          <table:table-cell office:value-type="float" office:value="275.627880445652" calcext:value-type="float">
            <text:p>275.627880445652</text:p>
          </table:table-cell>
          <table:table-cell office:value-type="float" office:value="414.764950705689" calcext:value-type="float">
            <text:p>414.764950705689</text:p>
          </table:table-cell>
          <table:table-cell office:value-type="float" office:value="884.749977960144" calcext:value-type="float">
            <text:p>884.749977960144</text:p>
          </table:table-cell>
          <table:table-cell office:value-type="float" office:value="-24" calcext:value-type="float">
            <text:p>-24</text:p>
          </table:table-cell>
          <table:table-cell office:value-type="float" office:value="121" calcext:value-type="float">
            <text:p>121</text:p>
          </table:table-cell>
          <table:table-cell office:value-type="float" office:value="747005" calcext:value-type="float">
            <text:p>747005</text:p>
          </table:table-cell>
          <table:table-cell office:value-type="float" office:value="0.00196624754219057" calcext:value-type="float">
            <text:p>0.001966247542191</text:p>
          </table:table-cell>
          <table:table-cell office:value-type="float" office:value="0.00249999687500391" calcext:value-type="float">
            <text:p>0.002499996875004</text:p>
          </table:table-cell>
          <table:table-cell office:value-type="float" office:value="0.949978812526484" calcext:value-type="float">
            <text:p>0.949978812526484</text:p>
          </table:table-cell>
          <table:table-cell office:value-type="float" office:value="0.00762499046876191" calcext:value-type="float">
            <text:p>0.007624990468762</text:p>
          </table:table-cell>
          <table:table-cell office:value-type="float" office:value="13.2650581434003" calcext:value-type="float">
            <text:p>13.2650581434003</text:p>
          </table:table-cell>
          <table:table-cell office:value-type="float" office:value="12.6764875511054" calcext:value-type="float">
            <text:p>12.6764875511054</text:p>
          </table:table-cell>
          <table:table-cell office:value-type="float" office:value="13.2774822871499" calcext:value-type="float">
            <text:p>13.2774822871499</text:p>
          </table:table-cell>
          <table:table-cell office:value-type="float" office:value="13.2264453015924" calcext:value-type="float">
            <text:p>13.2264453015924</text:p>
          </table:table-cell>
          <table:table-cell office:value-type="float" office:value="12.6752939018066" calcext:value-type="float">
            <text:p>12.6752939018066</text:p>
          </table:table-cell>
          <table:table-cell office:value-type="float" office:value="13.2774747698688" calcext:value-type="float">
            <text:p>13.2774747698688</text:p>
          </table:table-cell>
          <table:table-cell office:value-type="float" office:value="1.05342741905222" calcext:value-type="float">
            <text:p>1.05342741905222</text:p>
          </table:table-cell>
          <table:table-cell office:value-type="float" office:value="1.53868532727843" calcext:value-type="float">
            <text:p>1.53868532727843</text:p>
          </table:table-cell>
          <table:table-cell office:value-type="float" office:value="1.03728670002938" calcext:value-type="float">
            <text:p>1.03728670002938</text:p>
          </table:table-cell>
          <table:table-cell office:value-type="float" office:value="0.0748198834911213" calcext:value-type="float">
            <text:p>0.074819883491121</text:p>
          </table:table-cell>
          <table:table-cell office:value-type="float" office:value="0.0758684648930524" calcext:value-type="float">
            <text:p>0.075868464893052</text:p>
          </table:table-cell>
          <table:table-cell office:value-type="float" office:value="0.0652610280178606" calcext:value-type="float">
            <text:p>0.065261028017861</text:p>
          </table:table-cell>
          <table:table-cell office:value-type="float" office:value="0.994985379175123" calcext:value-type="float">
            <text:p>0.994985379175123</text:p>
          </table:table-cell>
          <table:table-cell office:value-type="float" office:value="0.995358162631865" calcext:value-type="float">
            <text:p>0.995358162631865</text:p>
          </table:table-cell>
          <table:table-cell office:value-type="float" office:value="0.99457192094086" calcext:value-type="float">
            <text:p>0.994571920940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07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Planilha7" table:style-name="ta1">
        <table:shapes>
          <draw:frame draw:z-index="0" draw:style-name="gr1" draw:text-style-name="P1" svg:width="29.376cm" svg:height="8.999cm" svg:x="3.903cm" svg:y="1.667cm">
            <draw:object draw:notify-on-update-of-ranges="Planilha7.A2:Planilha7.A139 Planilha7.E1:Planilha7.E1 Planilha7.E2:Planilha7.E139 Planilha7.F1:Planilha7.F1 Planilha7.F2:Planilha7.F13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4" table:default-cell-style-name="Default"/>
        <table:table-column table:style-name="co18" table:number-columns-repeated="3" table:default-cell-style-name="ce10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orr_phase0_phase1</text:p>
          </table:table-cell>
          <table:table-cell office:value-type="string" calcext:value-type="string">
            <text:p>corr_phase1_phase2</text:p>
          </table:table-cell>
          <table:table-cell office:value-type="string" calcext:value-type="string">
            <text:p>corr_phase2_phase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instance-1.csv</text:p>
          </table:table-cell>
          <table:table-cell office:value-type="float" office:value="0.99406440241068" calcext:value-type="float">
            <text:p>0,9941</text:p>
          </table:table-cell>
          <table:table-cell office:value-type="float" office:value="0.993811528397305" calcext:value-type="float">
            <text:p>0,9938</text:p>
          </table:table-cell>
          <table:table-cell office:value-type="float" office:value="0.993829092990324" calcext:value-type="float">
            <text:p>0,9938</text:p>
          </table:table-cell>
          <table:table-cell table:formula="of:=AVERAGE([.B2:.D2])" office:value-type="float" office:value="0.993901674599436" calcext:value-type="float">
            <text:p>0,9939</text:p>
          </table:table-cell>
          <table:table-cell office:value-type="float" office:value="0" calcext:value-type="float">
            <text:p>0</text:p>
          </table:table-cell>
          <table:table-cell table:formula="of:=IF([.B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.csv</text:p>
          </table:table-cell>
          <table:table-cell office:value-type="float" office:value="0.996262908929628" calcext:value-type="float">
            <text:p>0,9963</text:p>
          </table:table-cell>
          <table:table-cell office:value-type="float" office:value="0.995972122207341" calcext:value-type="float">
            <text:p>0,9960</text:p>
          </table:table-cell>
          <table:table-cell office:value-type="float" office:value="0.995832408287812" calcext:value-type="float">
            <text:p>0,9958</text:p>
          </table:table-cell>
          <table:table-cell table:formula="of:=AVERAGE([.B3:.D3])" office:value-type="float" office:value="0.99602247980826" calcext:value-type="float">
            <text:p>0,9960</text:p>
          </table:table-cell>
          <table:table-cell office:value-type="float" office:value="1" calcext:value-type="float">
            <text:p>1</text:p>
          </table:table-cell>
          <table:table-cell table:formula="of:=IF([.B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.csv</text:p>
          </table:table-cell>
          <table:table-cell office:value-type="float" office:value="0.992269981986072" calcext:value-type="float">
            <text:p>0,9923</text:p>
          </table:table-cell>
          <table:table-cell office:value-type="float" office:value="0.993481737162832" calcext:value-type="float">
            <text:p>0,9935</text:p>
          </table:table-cell>
          <table:table-cell office:value-type="float" office:value="0.991475022920027" calcext:value-type="float">
            <text:p>0,9915</text:p>
          </table:table-cell>
          <table:table-cell table:formula="of:=AVERAGE([.B4:.D4])" office:value-type="float" office:value="0.992408914022977" calcext:value-type="float">
            <text:p>0,9924</text:p>
          </table:table-cell>
          <table:table-cell office:value-type="float" office:value="0" calcext:value-type="float">
            <text:p>0</text:p>
          </table:table-cell>
          <table:table-cell table:formula="of:=IF([.B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.csv</text:p>
          </table:table-cell>
          <table:table-cell office:value-type="float" office:value="0.9670543859555" calcext:value-type="float">
            <text:p>0,9671</text:p>
          </table:table-cell>
          <table:table-cell office:value-type="float" office:value="0.973997022188697" calcext:value-type="float">
            <text:p>0,9740</text:p>
          </table:table-cell>
          <table:table-cell office:value-type="float" office:value="0.961911467958791" calcext:value-type="float">
            <text:p>0,9619</text:p>
          </table:table-cell>
          <table:table-cell table:formula="of:=AVERAGE([.B5:.D5])" office:value-type="float" office:value="0.967654292034329" calcext:value-type="float">
            <text:p>0,9677</text:p>
          </table:table-cell>
          <table:table-cell office:value-type="float" office:value="0" calcext:value-type="float">
            <text:p>0</text:p>
          </table:table-cell>
          <table:table-cell table:formula="of:=IF([.B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.csv</text:p>
          </table:table-cell>
          <table:table-cell office:value-type="float" office:value="0.996282469302903" calcext:value-type="float">
            <text:p>0,9963</text:p>
          </table:table-cell>
          <table:table-cell office:value-type="float" office:value="0.995849026302797" calcext:value-type="float">
            <text:p>0,9958</text:p>
          </table:table-cell>
          <table:table-cell office:value-type="float" office:value="0.995303775610669" calcext:value-type="float">
            <text:p>0,9953</text:p>
          </table:table-cell>
          <table:table-cell table:formula="of:=AVERAGE([.B6:.D6])" office:value-type="float" office:value="0.995811757072123" calcext:value-type="float">
            <text:p>0,9958</text:p>
          </table:table-cell>
          <table:table-cell office:value-type="float" office:value="0" calcext:value-type="float">
            <text:p>0</text:p>
          </table:table-cell>
          <table:table-cell table:formula="of:=IF([.B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.csv</text:p>
          </table:table-cell>
          <table:table-cell office:value-type="float" office:value="0.993741607423486" calcext:value-type="float">
            <text:p>0,9937</text:p>
          </table:table-cell>
          <table:table-cell office:value-type="float" office:value="0.993948048970673" calcext:value-type="float">
            <text:p>0,9939</text:p>
          </table:table-cell>
          <table:table-cell office:value-type="float" office:value="0.992950391612483" calcext:value-type="float">
            <text:p>0,9930</text:p>
          </table:table-cell>
          <table:table-cell table:formula="of:=AVERAGE([.B7:.D7])" office:value-type="float" office:value="0.993546682668881" calcext:value-type="float">
            <text:p>0,9935</text:p>
          </table:table-cell>
          <table:table-cell office:value-type="float" office:value="0" calcext:value-type="float">
            <text:p>0</text:p>
          </table:table-cell>
          <table:table-cell table:formula="of:=IF([.B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.csv</text:p>
          </table:table-cell>
          <table:table-cell office:value-type="float" office:value="0.994786251367182" calcext:value-type="float">
            <text:p>0,9948</text:p>
          </table:table-cell>
          <table:table-cell office:value-type="float" office:value="0.994612563820131" calcext:value-type="float">
            <text:p>0,9946</text:p>
          </table:table-cell>
          <table:table-cell office:value-type="float" office:value="0.993249910619061" calcext:value-type="float">
            <text:p>0,9932</text:p>
          </table:table-cell>
          <table:table-cell table:formula="of:=AVERAGE([.B8:.D8])" office:value-type="float" office:value="0.994216241935458" calcext:value-type="float">
            <text:p>0,9942</text:p>
          </table:table-cell>
          <table:table-cell office:value-type="float" office:value="0" calcext:value-type="float">
            <text:p>0</text:p>
          </table:table-cell>
          <table:table-cell table:formula="of:=IF([.B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.csv</text:p>
          </table:table-cell>
          <table:table-cell office:value-type="float" office:value="0.98869537077502" calcext:value-type="float">
            <text:p>0,9887</text:p>
          </table:table-cell>
          <table:table-cell office:value-type="float" office:value="0.991926867856967" calcext:value-type="float">
            <text:p>0,9919</text:p>
          </table:table-cell>
          <table:table-cell office:value-type="float" office:value="0.991926669185244" calcext:value-type="float">
            <text:p>0,9919</text:p>
          </table:table-cell>
          <table:table-cell table:formula="of:=AVERAGE([.B9:.D9])" office:value-type="float" office:value="0.990849635939077" calcext:value-type="float">
            <text:p>0,9908</text:p>
          </table:table-cell>
          <table:table-cell office:value-type="float" office:value="0" calcext:value-type="float">
            <text:p>0</text:p>
          </table:table-cell>
          <table:table-cell table:formula="of:=IF([.B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.csv</text:p>
          </table:table-cell>
          <table:table-cell office:value-type="float" office:value="0.996715015675111" calcext:value-type="float">
            <text:p>0,9967</text:p>
          </table:table-cell>
          <table:table-cell office:value-type="float" office:value="0.996641106842895" calcext:value-type="float">
            <text:p>0,9966</text:p>
          </table:table-cell>
          <table:table-cell office:value-type="float" office:value="0.995923603882073" calcext:value-type="float">
            <text:p>0,9959</text:p>
          </table:table-cell>
          <table:table-cell table:formula="of:=AVERAGE([.B10:.D10])" office:value-type="float" office:value="0.996426575466693" calcext:value-type="float">
            <text:p>0,9964</text:p>
          </table:table-cell>
          <table:table-cell office:value-type="float" office:value="0" calcext:value-type="float">
            <text:p>0</text:p>
          </table:table-cell>
          <table:table-cell table:formula="of:=IF([.B1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.csv</text:p>
          </table:table-cell>
          <table:table-cell office:value-type="float" office:value="0.99733793892202" calcext:value-type="float">
            <text:p>0,9973</text:p>
          </table:table-cell>
          <table:table-cell office:value-type="float" office:value="0.997107356441273" calcext:value-type="float">
            <text:p>0,9971</text:p>
          </table:table-cell>
          <table:table-cell office:value-type="float" office:value="0.996899011315741" calcext:value-type="float">
            <text:p>0,9969</text:p>
          </table:table-cell>
          <table:table-cell table:formula="of:=AVERAGE([.B11:.D11])" office:value-type="float" office:value="0.997114768893011" calcext:value-type="float">
            <text:p>0,9971</text:p>
          </table:table-cell>
          <table:table-cell office:value-type="float" office:value="0" calcext:value-type="float">
            <text:p>0</text:p>
          </table:table-cell>
          <table:table-cell table:formula="of:=IF([.B1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.csv</text:p>
          </table:table-cell>
          <table:table-cell office:value-type="float" office:value="0.996051291775714" calcext:value-type="float">
            <text:p>0,9961</text:p>
          </table:table-cell>
          <table:table-cell office:value-type="float" office:value="0.995931434619472" calcext:value-type="float">
            <text:p>0,9959</text:p>
          </table:table-cell>
          <table:table-cell office:value-type="float" office:value="0.995028889108362" calcext:value-type="float">
            <text:p>0,9950</text:p>
          </table:table-cell>
          <table:table-cell table:formula="of:=AVERAGE([.B12:.D12])" office:value-type="float" office:value="0.995670538501183" calcext:value-type="float">
            <text:p>0,9957</text:p>
          </table:table-cell>
          <table:table-cell office:value-type="float" office:value="0" calcext:value-type="float">
            <text:p>0</text:p>
          </table:table-cell>
          <table:table-cell table:formula="of:=IF([.B1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.csv</text:p>
          </table:table-cell>
          <table:table-cell office:value-type="float" office:value="0.99431902213558" calcext:value-type="float">
            <text:p>0,9943</text:p>
          </table:table-cell>
          <table:table-cell office:value-type="float" office:value="0.994126808206213" calcext:value-type="float">
            <text:p>0,9941</text:p>
          </table:table-cell>
          <table:table-cell office:value-type="float" office:value="0.992647987196384" calcext:value-type="float">
            <text:p>0,9926</text:p>
          </table:table-cell>
          <table:table-cell table:formula="of:=AVERAGE([.B13:.D13])" office:value-type="float" office:value="0.993697939179392" calcext:value-type="float">
            <text:p>0,9937</text:p>
          </table:table-cell>
          <table:table-cell office:value-type="float" office:value="0" calcext:value-type="float">
            <text:p>0</text:p>
          </table:table-cell>
          <table:table-cell table:formula="of:=IF([.B1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.csv</text:p>
          </table:table-cell>
          <table:table-cell office:value-type="float" office:value="0.99684153633466" calcext:value-type="float">
            <text:p>0,9968</text:p>
          </table:table-cell>
          <table:table-cell office:value-type="float" office:value="0.996523976563853" calcext:value-type="float">
            <text:p>0,9965</text:p>
          </table:table-cell>
          <table:table-cell office:value-type="float" office:value="0.996407810362129" calcext:value-type="float">
            <text:p>0,9964</text:p>
          </table:table-cell>
          <table:table-cell table:formula="of:=AVERAGE([.B14:.D14])" office:value-type="float" office:value="0.996591107753547" calcext:value-type="float">
            <text:p>0,9966</text:p>
          </table:table-cell>
          <table:table-cell office:value-type="float" office:value="0" calcext:value-type="float">
            <text:p>0</text:p>
          </table:table-cell>
          <table:table-cell table:formula="of:=IF([.B1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4.csv</text:p>
          </table:table-cell>
          <table:table-cell office:value-type="float" office:value="0.996729803093533" calcext:value-type="float">
            <text:p>0,9967</text:p>
          </table:table-cell>
          <table:table-cell office:value-type="float" office:value="0.996578417378355" calcext:value-type="float">
            <text:p>0,9966</text:p>
          </table:table-cell>
          <table:table-cell office:value-type="float" office:value="0.995866128920119" calcext:value-type="float">
            <text:p>0,9959</text:p>
          </table:table-cell>
          <table:table-cell table:formula="of:=AVERAGE([.B15:.D15])" office:value-type="float" office:value="0.996391449797336" calcext:value-type="float">
            <text:p>0,9964</text:p>
          </table:table-cell>
          <table:table-cell office:value-type="float" office:value="0" calcext:value-type="float">
            <text:p>0</text:p>
          </table:table-cell>
          <table:table-cell table:formula="of:=IF([.B1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5.csv</text:p>
          </table:table-cell>
          <table:table-cell office:value-type="float" office:value="0.992696521493586" calcext:value-type="float">
            <text:p>0,9927</text:p>
          </table:table-cell>
          <table:table-cell office:value-type="float" office:value="0.993067524513256" calcext:value-type="float">
            <text:p>0,9931</text:p>
          </table:table-cell>
          <table:table-cell office:value-type="float" office:value="0.99183416446749" calcext:value-type="float">
            <text:p>0,9918</text:p>
          </table:table-cell>
          <table:table-cell table:formula="of:=AVERAGE([.B16:.D16])" office:value-type="float" office:value="0.992532736824777" calcext:value-type="float">
            <text:p>0,9925</text:p>
          </table:table-cell>
          <table:table-cell office:value-type="float" office:value="0" calcext:value-type="float">
            <text:p>0</text:p>
          </table:table-cell>
          <table:table-cell table:formula="of:=IF([.B1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6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7.csv</text:p>
          </table:table-cell>
          <table:table-cell office:value-type="float" office:value="0.994307485752373" calcext:value-type="float">
            <text:p>0,9943</text:p>
          </table:table-cell>
          <table:table-cell office:value-type="float" office:value="0.994142025083647" calcext:value-type="float">
            <text:p>0,9941</text:p>
          </table:table-cell>
          <table:table-cell office:value-type="float" office:value="0.994280527637379" calcext:value-type="float">
            <text:p>0,9943</text:p>
          </table:table-cell>
          <table:table-cell table:formula="of:=AVERAGE([.B18:.D18])" office:value-type="float" office:value="0.9942433461578" calcext:value-type="float">
            <text:p>0,9942</text:p>
          </table:table-cell>
          <table:table-cell office:value-type="float" office:value="0" calcext:value-type="float">
            <text:p>0</text:p>
          </table:table-cell>
          <table:table-cell table:formula="of:=IF([.B1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8.csv</text:p>
          </table:table-cell>
          <table:table-cell office:value-type="float" office:value="0.993228084008437" calcext:value-type="float">
            <text:p>0,9932</text:p>
          </table:table-cell>
          <table:table-cell office:value-type="float" office:value="0.992696087558685" calcext:value-type="float">
            <text:p>0,9927</text:p>
          </table:table-cell>
          <table:table-cell office:value-type="float" office:value="0.991776576992307" calcext:value-type="float">
            <text:p>0,9918</text:p>
          </table:table-cell>
          <table:table-cell table:formula="of:=AVERAGE([.B19:.D19])" office:value-type="float" office:value="0.992566916186476" calcext:value-type="float">
            <text:p>0,9926</text:p>
          </table:table-cell>
          <table:table-cell office:value-type="float" office:value="0" calcext:value-type="float">
            <text:p>0</text:p>
          </table:table-cell>
          <table:table-cell table:formula="of:=IF([.B1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9.csv</text:p>
          </table:table-cell>
          <table:table-cell office:value-type="float" office:value="0.99792784080235" calcext:value-type="float">
            <text:p>0,9979</text:p>
          </table:table-cell>
          <table:table-cell office:value-type="float" office:value="0.997516757098252" calcext:value-type="float">
            <text:p>0,9975</text:p>
          </table:table-cell>
          <table:table-cell office:value-type="float" office:value="0.997313428244149" calcext:value-type="float">
            <text:p>0,9973</text:p>
          </table:table-cell>
          <table:table-cell table:formula="of:=AVERAGE([.B20:.D20])" office:value-type="float" office:value="0.997586008714917" calcext:value-type="float">
            <text:p>0,9976</text:p>
          </table:table-cell>
          <table:table-cell office:value-type="float" office:value="0" calcext:value-type="float">
            <text:p>0</text:p>
          </table:table-cell>
          <table:table-cell table:formula="of:=IF([.B2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0.csv</text:p>
          </table:table-cell>
          <table:table-cell office:value-type="float" office:value="0.99579483688343" calcext:value-type="float">
            <text:p>0,9958</text:p>
          </table:table-cell>
          <table:table-cell office:value-type="float" office:value="0.995245101160315" calcext:value-type="float">
            <text:p>0,9952</text:p>
          </table:table-cell>
          <table:table-cell office:value-type="float" office:value="0.99292752222731" calcext:value-type="float">
            <text:p>0,9929</text:p>
          </table:table-cell>
          <table:table-cell table:formula="of:=AVERAGE([.B21:.D21])" office:value-type="float" office:value="0.994655820090352" calcext:value-type="float">
            <text:p>0,9947</text:p>
          </table:table-cell>
          <table:table-cell office:value-type="float" office:value="0" calcext:value-type="float">
            <text:p>0</text:p>
          </table:table-cell>
          <table:table-cell table:formula="of:=IF([.B2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1.csv</text:p>
          </table:table-cell>
          <table:table-cell office:value-type="float" office:value="0.996140072989908" calcext:value-type="float">
            <text:p>0,9961</text:p>
          </table:table-cell>
          <table:table-cell office:value-type="float" office:value="0.994782991064838" calcext:value-type="float">
            <text:p>0,9948</text:p>
          </table:table-cell>
          <table:table-cell office:value-type="float" office:value="0.994189942866449" calcext:value-type="float">
            <text:p>0,9942</text:p>
          </table:table-cell>
          <table:table-cell table:formula="of:=AVERAGE([.B22:.D22])" office:value-type="float" office:value="0.995037668973732" calcext:value-type="float">
            <text:p>0,9950</text:p>
          </table:table-cell>
          <table:table-cell office:value-type="float" office:value="0" calcext:value-type="float">
            <text:p>0</text:p>
          </table:table-cell>
          <table:table-cell table:formula="of:=IF([.B2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2.csv</text:p>
          </table:table-cell>
          <table:table-cell office:value-type="float" office:value="0.984428909845354" calcext:value-type="float">
            <text:p>0,9844</text:p>
          </table:table-cell>
          <table:table-cell office:value-type="float" office:value="0.990107856367425" calcext:value-type="float">
            <text:p>0,9901</text:p>
          </table:table-cell>
          <table:table-cell office:value-type="float" office:value="0.987806430928791" calcext:value-type="float">
            <text:p>0,9878</text:p>
          </table:table-cell>
          <table:table-cell table:formula="of:=AVERAGE([.B23:.D23])" office:value-type="float" office:value="0.987447732380523" calcext:value-type="float">
            <text:p>0,9874</text:p>
          </table:table-cell>
          <table:table-cell office:value-type="float" office:value="0" calcext:value-type="float">
            <text:p>0</text:p>
          </table:table-cell>
          <table:table-cell table:formula="of:=IF([.B2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3.csv</text:p>
          </table:table-cell>
          <table:table-cell office:value-type="float" office:value="0.984086143690988" calcext:value-type="float">
            <text:p>0,9841</text:p>
          </table:table-cell>
          <table:table-cell office:value-type="float" office:value="0.981943594932158" calcext:value-type="float">
            <text:p>0,9819</text:p>
          </table:table-cell>
          <table:table-cell office:value-type="float" office:value="0.977741318386803" calcext:value-type="float">
            <text:p>0,9777</text:p>
          </table:table-cell>
          <table:table-cell table:formula="of:=AVERAGE([.B24:.D24])" office:value-type="float" office:value="0.981257019003316" calcext:value-type="float">
            <text:p>0,9813</text:p>
          </table:table-cell>
          <table:table-cell office:value-type="float" office:value="0" calcext:value-type="float">
            <text:p>0</text:p>
          </table:table-cell>
          <table:table-cell table:formula="of:=IF([.B2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4.csv</text:p>
          </table:table-cell>
          <table:table-cell office:value-type="float" office:value="0.990258076707227" calcext:value-type="float">
            <text:p>0,9903</text:p>
          </table:table-cell>
          <table:table-cell office:value-type="float" office:value="0.990412942669516" calcext:value-type="float">
            <text:p>0,9904</text:p>
          </table:table-cell>
          <table:table-cell office:value-type="float" office:value="0.989380933262441" calcext:value-type="float">
            <text:p>0,9894</text:p>
          </table:table-cell>
          <table:table-cell table:formula="of:=AVERAGE([.B25:.D25])" office:value-type="float" office:value="0.990017317546395" calcext:value-type="float">
            <text:p>0,9900</text:p>
          </table:table-cell>
          <table:table-cell office:value-type="float" office:value="0" calcext:value-type="float">
            <text:p>0</text:p>
          </table:table-cell>
          <table:table-cell table:formula="of:=IF([.B2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2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6.csv</text:p>
          </table:table-cell>
          <table:table-cell office:value-type="float" office:value="0.96644127349452" calcext:value-type="float">
            <text:p>0,9664</text:p>
          </table:table-cell>
          <table:table-cell office:value-type="float" office:value="0.976896119562088" calcext:value-type="float">
            <text:p>0,9769</text:p>
          </table:table-cell>
          <table:table-cell office:value-type="float" office:value="0.974140378997661" calcext:value-type="float">
            <text:p>0,9741</text:p>
          </table:table-cell>
          <table:table-cell table:formula="of:=AVERAGE([.B27:.D27])" office:value-type="float" office:value="0.972492590684757" calcext:value-type="float">
            <text:p>0,9725</text:p>
          </table:table-cell>
          <table:table-cell office:value-type="float" office:value="0" calcext:value-type="float">
            <text:p>0</text:p>
          </table:table-cell>
          <table:table-cell table:formula="of:=IF([.B2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7.csv</text:p>
          </table:table-cell>
          <table:table-cell office:value-type="float" office:value="0.990003664004202" calcext:value-type="float">
            <text:p>0,9900</text:p>
          </table:table-cell>
          <table:table-cell office:value-type="float" office:value="0.99325813486042" calcext:value-type="float">
            <text:p>0,9933</text:p>
          </table:table-cell>
          <table:table-cell office:value-type="float" office:value="0.992729330436496" calcext:value-type="float">
            <text:p>0,9927</text:p>
          </table:table-cell>
          <table:table-cell table:formula="of:=AVERAGE([.B28:.D28])" office:value-type="float" office:value="0.991997043100373" calcext:value-type="float">
            <text:p>0,9920</text:p>
          </table:table-cell>
          <table:table-cell office:value-type="float" office:value="0" calcext:value-type="float">
            <text:p>0</text:p>
          </table:table-cell>
          <table:table-cell table:formula="of:=IF([.B2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8.csv</text:p>
          </table:table-cell>
          <table:table-cell office:value-type="float" office:value="0.953614958831912" calcext:value-type="float">
            <text:p>0,9536</text:p>
          </table:table-cell>
          <table:table-cell office:value-type="float" office:value="0.963181526955031" calcext:value-type="float">
            <text:p>0,9632</text:p>
          </table:table-cell>
          <table:table-cell office:value-type="float" office:value="0.941200684837158" calcext:value-type="float">
            <text:p>0,9412</text:p>
          </table:table-cell>
          <table:table-cell table:formula="of:=AVERAGE([.B29:.D29])" office:value-type="float" office:value="0.952665723541367" calcext:value-type="float">
            <text:p>0,9527</text:p>
          </table:table-cell>
          <table:table-cell office:value-type="float" office:value="0" calcext:value-type="float">
            <text:p>0</text:p>
          </table:table-cell>
          <table:table-cell table:formula="of:=IF([.B2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9.csv</text:p>
          </table:table-cell>
          <table:table-cell office:value-type="float" office:value="0.997223415096316" calcext:value-type="float">
            <text:p>0,9972</text:p>
          </table:table-cell>
          <table:table-cell office:value-type="float" office:value="0.997162199720186" calcext:value-type="float">
            <text:p>0,9972</text:p>
          </table:table-cell>
          <table:table-cell office:value-type="float" office:value="0.996155767960826" calcext:value-type="float">
            <text:p>0,9962</text:p>
          </table:table-cell>
          <table:table-cell table:formula="of:=AVERAGE([.B30:.D30])" office:value-type="float" office:value="0.996847127592443" calcext:value-type="float">
            <text:p>0,9968</text:p>
          </table:table-cell>
          <table:table-cell office:value-type="float" office:value="0" calcext:value-type="float">
            <text:p>0</text:p>
          </table:table-cell>
          <table:table-cell table:formula="of:=IF([.B3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3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1.csv</text:p>
          </table:table-cell>
          <table:table-cell office:value-type="float" office:value="0.993594965752259" calcext:value-type="float">
            <text:p>0,9936</text:p>
          </table:table-cell>
          <table:table-cell office:value-type="float" office:value="0.994834856420624" calcext:value-type="float">
            <text:p>0,9948</text:p>
          </table:table-cell>
          <table:table-cell office:value-type="float" office:value="0.99070870131258" calcext:value-type="float">
            <text:p>0,9907</text:p>
          </table:table-cell>
          <table:table-cell table:formula="of:=AVERAGE([.B32:.D32])" office:value-type="float" office:value="0.993046174495154" calcext:value-type="float">
            <text:p>0,9930</text:p>
          </table:table-cell>
          <table:table-cell office:value-type="float" office:value="0" calcext:value-type="float">
            <text:p>0</text:p>
          </table:table-cell>
          <table:table-cell table:formula="of:=IF([.B3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2.csv</text:p>
          </table:table-cell>
          <table:table-cell office:value-type="float" office:value="0.997057408459013" calcext:value-type="float">
            <text:p>0,9971</text:p>
          </table:table-cell>
          <table:table-cell office:value-type="float" office:value="0.996844507310994" calcext:value-type="float">
            <text:p>0,9968</text:p>
          </table:table-cell>
          <table:table-cell office:value-type="float" office:value="0.996453604556821" calcext:value-type="float">
            <text:p>0,9965</text:p>
          </table:table-cell>
          <table:table-cell table:formula="of:=AVERAGE([.B33:.D33])" office:value-type="float" office:value="0.996785173442276" calcext:value-type="float">
            <text:p>0,9968</text:p>
          </table:table-cell>
          <table:table-cell office:value-type="float" office:value="0" calcext:value-type="float">
            <text:p>0</text:p>
          </table:table-cell>
          <table:table-cell table:formula="of:=IF([.B3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3.csv</text:p>
          </table:table-cell>
          <table:table-cell office:value-type="float" office:value="0.995191277561313" calcext:value-type="float">
            <text:p>0,9952</text:p>
          </table:table-cell>
          <table:table-cell office:value-type="float" office:value="0.995436035413141" calcext:value-type="float">
            <text:p>0,9954</text:p>
          </table:table-cell>
          <table:table-cell office:value-type="float" office:value="0.994210106150006" calcext:value-type="float">
            <text:p>0,9942</text:p>
          </table:table-cell>
          <table:table-cell table:formula="of:=AVERAGE([.B34:.D34])" office:value-type="float" office:value="0.99494580637482" calcext:value-type="float">
            <text:p>0,9949</text:p>
          </table:table-cell>
          <table:table-cell office:value-type="float" office:value="0" calcext:value-type="float">
            <text:p>0</text:p>
          </table:table-cell>
          <table:table-cell table:formula="of:=IF([.B3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4.csv</text:p>
          </table:table-cell>
          <table:table-cell office:value-type="float" office:value="0.993485353626662" calcext:value-type="float">
            <text:p>0,9935</text:p>
          </table:table-cell>
          <table:table-cell office:value-type="float" office:value="0.995120262397617" calcext:value-type="float">
            <text:p>0,9951</text:p>
          </table:table-cell>
          <table:table-cell office:value-type="float" office:value="0.991534635176243" calcext:value-type="float">
            <text:p>0,9915</text:p>
          </table:table-cell>
          <table:table-cell table:formula="of:=AVERAGE([.B35:.D35])" office:value-type="float" office:value="0.993380083733507" calcext:value-type="float">
            <text:p>0,9934</text:p>
          </table:table-cell>
          <table:table-cell office:value-type="float" office:value="0" calcext:value-type="float">
            <text:p>0</text:p>
          </table:table-cell>
          <table:table-cell table:formula="of:=IF([.B3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5.csv</text:p>
          </table:table-cell>
          <table:table-cell office:value-type="float" office:value="0.988112900940797" calcext:value-type="float">
            <text:p>0,9881</text:p>
          </table:table-cell>
          <table:table-cell office:value-type="float" office:value="0.992188711428408" calcext:value-type="float">
            <text:p>0,9922</text:p>
          </table:table-cell>
          <table:table-cell office:value-type="float" office:value="0.991677364797175" calcext:value-type="float">
            <text:p>0,9917</text:p>
          </table:table-cell>
          <table:table-cell table:formula="of:=AVERAGE([.B36:.D36])" office:value-type="float" office:value="0.99065965905546" calcext:value-type="float">
            <text:p>0,9907</text:p>
          </table:table-cell>
          <table:table-cell office:value-type="float" office:value="0" calcext:value-type="float">
            <text:p>0</text:p>
          </table:table-cell>
          <table:table-cell table:formula="of:=IF([.B3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6.csv</text:p>
          </table:table-cell>
          <table:table-cell office:value-type="float" office:value="0.991933324295985" calcext:value-type="float">
            <text:p>0,9919</text:p>
          </table:table-cell>
          <table:table-cell office:value-type="float" office:value="0.987016829212249" calcext:value-type="float">
            <text:p>0,9870</text:p>
          </table:table-cell>
          <table:table-cell office:value-type="float" office:value="0.9870774126783" calcext:value-type="float">
            <text:p>0,9871</text:p>
          </table:table-cell>
          <table:table-cell table:formula="of:=AVERAGE([.B37:.D37])" office:value-type="float" office:value="0.988675855395511" calcext:value-type="float">
            <text:p>0,9887</text:p>
          </table:table-cell>
          <table:table-cell office:value-type="float" office:value="0" calcext:value-type="float">
            <text:p>0</text:p>
          </table:table-cell>
          <table:table-cell table:formula="of:=IF([.B3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7.csv</text:p>
          </table:table-cell>
          <table:table-cell office:value-type="float" office:value="0.9942705901787" calcext:value-type="float">
            <text:p>0,9943</text:p>
          </table:table-cell>
          <table:table-cell office:value-type="float" office:value="0.994433919741777" calcext:value-type="float">
            <text:p>0,9944</text:p>
          </table:table-cell>
          <table:table-cell office:value-type="float" office:value="0.993023057541481" calcext:value-type="float">
            <text:p>0,9930</text:p>
          </table:table-cell>
          <table:table-cell table:formula="of:=AVERAGE([.B38:.D38])" office:value-type="float" office:value="0.993909189153986" calcext:value-type="float">
            <text:p>0,9939</text:p>
          </table:table-cell>
          <table:table-cell office:value-type="float" office:value="0" calcext:value-type="float">
            <text:p>0</text:p>
          </table:table-cell>
          <table:table-cell table:formula="of:=IF([.B3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8.csv</text:p>
          </table:table-cell>
          <table:table-cell office:value-type="float" office:value="0.995811570341218" calcext:value-type="float">
            <text:p>0,9958</text:p>
          </table:table-cell>
          <table:table-cell office:value-type="float" office:value="0.996316232481425" calcext:value-type="float">
            <text:p>0,9963</text:p>
          </table:table-cell>
          <table:table-cell office:value-type="float" office:value="0.994316034355606" calcext:value-type="float">
            <text:p>0,9943</text:p>
          </table:table-cell>
          <table:table-cell table:formula="of:=AVERAGE([.B39:.D39])" office:value-type="float" office:value="0.995481279059416" calcext:value-type="float">
            <text:p>0,9955</text:p>
          </table:table-cell>
          <table:table-cell office:value-type="float" office:value="0" calcext:value-type="float">
            <text:p>0</text:p>
          </table:table-cell>
          <table:table-cell table:formula="of:=IF([.B3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9.csv</text:p>
          </table:table-cell>
          <table:table-cell office:value-type="float" office:value="0.997269272520524" calcext:value-type="float">
            <text:p>0,9973</text:p>
          </table:table-cell>
          <table:table-cell office:value-type="float" office:value="0.996902280171843" calcext:value-type="float">
            <text:p>0,9969</text:p>
          </table:table-cell>
          <table:table-cell office:value-type="float" office:value="0.996688113222175" calcext:value-type="float">
            <text:p>0,9967</text:p>
          </table:table-cell>
          <table:table-cell table:formula="of:=AVERAGE([.B40:.D40])" office:value-type="float" office:value="0.996953221971514" calcext:value-type="float">
            <text:p>0,9970</text:p>
          </table:table-cell>
          <table:table-cell office:value-type="float" office:value="0" calcext:value-type="float">
            <text:p>0</text:p>
          </table:table-cell>
          <table:table-cell table:formula="of:=IF([.B4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0.csv</text:p>
          </table:table-cell>
          <table:table-cell office:value-type="float" office:value="0.995555741932864" calcext:value-type="float">
            <text:p>0,9956</text:p>
          </table:table-cell>
          <table:table-cell office:value-type="float" office:value="0.995620075500777" calcext:value-type="float">
            <text:p>0,9956</text:p>
          </table:table-cell>
          <table:table-cell office:value-type="float" office:value="0.995032838950652" calcext:value-type="float">
            <text:p>0,9950</text:p>
          </table:table-cell>
          <table:table-cell table:formula="of:=AVERAGE([.B41:.D41])" office:value-type="float" office:value="0.995402885461431" calcext:value-type="float">
            <text:p>0,9954</text:p>
          </table:table-cell>
          <table:table-cell office:value-type="float" office:value="0" calcext:value-type="float">
            <text:p>0</text:p>
          </table:table-cell>
          <table:table-cell table:formula="of:=IF([.B4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1.csv</text:p>
          </table:table-cell>
          <table:table-cell office:value-type="float" office:value="0.963407290746461" calcext:value-type="float">
            <text:p>0,9634</text:p>
          </table:table-cell>
          <table:table-cell office:value-type="float" office:value="0.969145814392926" calcext:value-type="float">
            <text:p>0,9691</text:p>
          </table:table-cell>
          <table:table-cell office:value-type="float" office:value="0.964512767428757" calcext:value-type="float">
            <text:p>0,9645</text:p>
          </table:table-cell>
          <table:table-cell table:formula="of:=AVERAGE([.B42:.D42])" office:value-type="float" office:value="0.965688624189382" calcext:value-type="float">
            <text:p>0,9657</text:p>
          </table:table-cell>
          <table:table-cell office:value-type="float" office:value="0" calcext:value-type="float">
            <text:p>0</text:p>
          </table:table-cell>
          <table:table-cell table:formula="of:=IF([.B4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2.csv</text:p>
          </table:table-cell>
          <table:table-cell office:value-type="float" office:value="0.997187006431223" calcext:value-type="float">
            <text:p>0,9972</text:p>
          </table:table-cell>
          <table:table-cell office:value-type="float" office:value="0.996853371526362" calcext:value-type="float">
            <text:p>0,9969</text:p>
          </table:table-cell>
          <table:table-cell office:value-type="float" office:value="0.996565479055128" calcext:value-type="float">
            <text:p>0,9966</text:p>
          </table:table-cell>
          <table:table-cell table:formula="of:=AVERAGE([.B43:.D43])" office:value-type="float" office:value="0.996868619004238" calcext:value-type="float">
            <text:p>0,9969</text:p>
          </table:table-cell>
          <table:table-cell office:value-type="float" office:value="0" calcext:value-type="float">
            <text:p>0</text:p>
          </table:table-cell>
          <table:table-cell table:formula="of:=IF([.B4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3.csv</text:p>
          </table:table-cell>
          <table:table-cell office:value-type="float" office:value="0.995106979388908" calcext:value-type="float">
            <text:p>0,9951</text:p>
          </table:table-cell>
          <table:table-cell office:value-type="float" office:value="0.996345169860462" calcext:value-type="float">
            <text:p>0,9963</text:p>
          </table:table-cell>
          <table:table-cell office:value-type="float" office:value="0.992481681756608" calcext:value-type="float">
            <text:p>0,9925</text:p>
          </table:table-cell>
          <table:table-cell table:formula="of:=AVERAGE([.B44:.D44])" office:value-type="float" office:value="0.994644610335326" calcext:value-type="float">
            <text:p>0,9946</text:p>
          </table:table-cell>
          <table:table-cell office:value-type="float" office:value="0" calcext:value-type="float">
            <text:p>0</text:p>
          </table:table-cell>
          <table:table-cell table:formula="of:=IF([.B4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4.csv</text:p>
          </table:table-cell>
          <table:table-cell office:value-type="float" office:value="0.99553756317056" calcext:value-type="float">
            <text:p>0,9955</text:p>
          </table:table-cell>
          <table:table-cell office:value-type="float" office:value="0.994922525088337" calcext:value-type="float">
            <text:p>0,9949</text:p>
          </table:table-cell>
          <table:table-cell office:value-type="float" office:value="0.994856646769644" calcext:value-type="float">
            <text:p>0,9949</text:p>
          </table:table-cell>
          <table:table-cell table:formula="of:=AVERAGE([.B45:.D45])" office:value-type="float" office:value="0.995105578342847" calcext:value-type="float">
            <text:p>0,9951</text:p>
          </table:table-cell>
          <table:table-cell office:value-type="float" office:value="0" calcext:value-type="float">
            <text:p>0</text:p>
          </table:table-cell>
          <table:table-cell table:formula="of:=IF([.B4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5.csv</text:p>
          </table:table-cell>
          <table:table-cell office:value-type="float" office:value="0.967800121140438" calcext:value-type="float">
            <text:p>0,9678</text:p>
          </table:table-cell>
          <table:table-cell office:value-type="float" office:value="0.973459559859487" calcext:value-type="float">
            <text:p>0,9735</text:p>
          </table:table-cell>
          <table:table-cell office:value-type="float" office:value="0.960910238363552" calcext:value-type="float">
            <text:p>0,9609</text:p>
          </table:table-cell>
          <table:table-cell table:formula="of:=AVERAGE([.B46:.D46])" office:value-type="float" office:value="0.967389973121159" calcext:value-type="float">
            <text:p>0,9674</text:p>
          </table:table-cell>
          <table:table-cell office:value-type="float" office:value="0" calcext:value-type="float">
            <text:p>0</text:p>
          </table:table-cell>
          <table:table-cell table:formula="of:=IF([.B4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6.csv</text:p>
          </table:table-cell>
          <table:table-cell office:value-type="float" office:value="0.986329108063628" calcext:value-type="float">
            <text:p>0,9863</text:p>
          </table:table-cell>
          <table:table-cell office:value-type="float" office:value="0.989466936353417" calcext:value-type="float">
            <text:p>0,9895</text:p>
          </table:table-cell>
          <table:table-cell office:value-type="float" office:value="0.989436507306147" calcext:value-type="float">
            <text:p>0,9894</text:p>
          </table:table-cell>
          <table:table-cell table:formula="of:=AVERAGE([.B47:.D47])" office:value-type="float" office:value="0.988410850574397" calcext:value-type="float">
            <text:p>0,9884</text:p>
          </table:table-cell>
          <table:table-cell office:value-type="float" office:value="0" calcext:value-type="float">
            <text:p>0</text:p>
          </table:table-cell>
          <table:table-cell table:formula="of:=IF([.B4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7.csv</text:p>
          </table:table-cell>
          <table:table-cell office:value-type="float" office:value="0.994350759361764" calcext:value-type="float">
            <text:p>0,9944</text:p>
          </table:table-cell>
          <table:table-cell office:value-type="float" office:value="0.995196880324895" calcext:value-type="float">
            <text:p>0,9952</text:p>
          </table:table-cell>
          <table:table-cell office:value-type="float" office:value="0.993174368653304" calcext:value-type="float">
            <text:p>0,9932</text:p>
          </table:table-cell>
          <table:table-cell table:formula="of:=AVERAGE([.B48:.D48])" office:value-type="float" office:value="0.994240669446654" calcext:value-type="float">
            <text:p>0,9942</text:p>
          </table:table-cell>
          <table:table-cell office:value-type="float" office:value="0" calcext:value-type="float">
            <text:p>0</text:p>
          </table:table-cell>
          <table:table-cell table:formula="of:=IF([.B4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8.csv</text:p>
          </table:table-cell>
          <table:table-cell office:value-type="float" office:value="0.990843019335148" calcext:value-type="float">
            <text:p>0,9908</text:p>
          </table:table-cell>
          <table:table-cell office:value-type="float" office:value="0.990922796711913" calcext:value-type="float">
            <text:p>0,9909</text:p>
          </table:table-cell>
          <table:table-cell office:value-type="float" office:value="0.988058624060795" calcext:value-type="float">
            <text:p>0,9881</text:p>
          </table:table-cell>
          <table:table-cell table:formula="of:=AVERAGE([.B49:.D49])" office:value-type="float" office:value="0.989941480035952" calcext:value-type="float">
            <text:p>0,9899</text:p>
          </table:table-cell>
          <table:table-cell office:value-type="float" office:value="0" calcext:value-type="float">
            <text:p>0</text:p>
          </table:table-cell>
          <table:table-cell table:formula="of:=IF([.B4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5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0.csv</text:p>
          </table:table-cell>
          <table:table-cell office:value-type="float" office:value="0.994424745146797" calcext:value-type="float">
            <text:p>0,9944</text:p>
          </table:table-cell>
          <table:table-cell office:value-type="float" office:value="0.994700306865982" calcext:value-type="float">
            <text:p>0,9947</text:p>
          </table:table-cell>
          <table:table-cell office:value-type="float" office:value="0.993745399965734" calcext:value-type="float">
            <text:p>0,9937</text:p>
          </table:table-cell>
          <table:table-cell table:formula="of:=AVERAGE([.B51:.D51])" office:value-type="float" office:value="0.994290150659504" calcext:value-type="float">
            <text:p>0,9943</text:p>
          </table:table-cell>
          <table:table-cell office:value-type="float" office:value="0" calcext:value-type="float">
            <text:p>0</text:p>
          </table:table-cell>
          <table:table-cell table:formula="of:=IF([.B5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1.csv</text:p>
          </table:table-cell>
          <table:table-cell office:value-type="float" office:value="0.979730576711241" calcext:value-type="float">
            <text:p>0,9797</text:p>
          </table:table-cell>
          <table:table-cell office:value-type="float" office:value="0.982889471184483" calcext:value-type="float">
            <text:p>0,9829</text:p>
          </table:table-cell>
          <table:table-cell office:value-type="float" office:value="0.983021150860799" calcext:value-type="float">
            <text:p>0,9830</text:p>
          </table:table-cell>
          <table:table-cell table:formula="of:=AVERAGE([.B52:.D52])" office:value-type="float" office:value="0.981880399585508" calcext:value-type="float">
            <text:p>0,9819</text:p>
          </table:table-cell>
          <table:table-cell office:value-type="float" office:value="0" calcext:value-type="float">
            <text:p>0</text:p>
          </table:table-cell>
          <table:table-cell table:formula="of:=IF([.B5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2.csv</text:p>
          </table:table-cell>
          <table:table-cell office:value-type="float" office:value="0.989497880065954" calcext:value-type="float">
            <text:p>0,9895</text:p>
          </table:table-cell>
          <table:table-cell office:value-type="float" office:value="0.984491008864423" calcext:value-type="float">
            <text:p>0,9845</text:p>
          </table:table-cell>
          <table:table-cell office:value-type="float" office:value="0.984798074246121" calcext:value-type="float">
            <text:p>0,9848</text:p>
          </table:table-cell>
          <table:table-cell table:formula="of:=AVERAGE([.B53:.D53])" office:value-type="float" office:value="0.986262321058833" calcext:value-type="float">
            <text:p>0,9863</text:p>
          </table:table-cell>
          <table:table-cell office:value-type="float" office:value="0" calcext:value-type="float">
            <text:p>0</text:p>
          </table:table-cell>
          <table:table-cell table:formula="of:=IF([.B5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3.csv</text:p>
          </table:table-cell>
          <table:table-cell office:value-type="float" office:value="0.995238220968229" calcext:value-type="float">
            <text:p>0,9952</text:p>
          </table:table-cell>
          <table:table-cell office:value-type="float" office:value="0.994048038049729" calcext:value-type="float">
            <text:p>0,9940</text:p>
          </table:table-cell>
          <table:table-cell office:value-type="float" office:value="0.994584522245615" calcext:value-type="float">
            <text:p>0,9946</text:p>
          </table:table-cell>
          <table:table-cell table:formula="of:=AVERAGE([.B54:.D54])" office:value-type="float" office:value="0.994623593754524" calcext:value-type="float">
            <text:p>0,9946</text:p>
          </table:table-cell>
          <table:table-cell office:value-type="float" office:value="0" calcext:value-type="float">
            <text:p>0</text:p>
          </table:table-cell>
          <table:table-cell table:formula="of:=IF([.B5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4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5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5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6.csv</text:p>
          </table:table-cell>
          <table:table-cell office:value-type="float" office:value="0.997170306486074" calcext:value-type="float">
            <text:p>0,9972</text:p>
          </table:table-cell>
          <table:table-cell office:value-type="float" office:value="0.996781370551946" calcext:value-type="float">
            <text:p>0,9968</text:p>
          </table:table-cell>
          <table:table-cell office:value-type="float" office:value="0.994987704868077" calcext:value-type="float">
            <text:p>0,9950</text:p>
          </table:table-cell>
          <table:table-cell table:formula="of:=AVERAGE([.B57:.D57])" office:value-type="float" office:value="0.996313127302032" calcext:value-type="float">
            <text:p>0,9963</text:p>
          </table:table-cell>
          <table:table-cell office:value-type="float" office:value="0" calcext:value-type="float">
            <text:p>0</text:p>
          </table:table-cell>
          <table:table-cell table:formula="of:=IF([.B5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7.csv</text:p>
          </table:table-cell>
          <table:table-cell office:value-type="float" office:value="0.991125449837468" calcext:value-type="float">
            <text:p>0,9911</text:p>
          </table:table-cell>
          <table:table-cell office:value-type="float" office:value="0.988284319069424" calcext:value-type="float">
            <text:p>0,9883</text:p>
          </table:table-cell>
          <table:table-cell office:value-type="float" office:value="0.987131933501681" calcext:value-type="float">
            <text:p>0,9871</text:p>
          </table:table-cell>
          <table:table-cell table:formula="of:=AVERAGE([.B58:.D58])" office:value-type="float" office:value="0.988847234136191" calcext:value-type="float">
            <text:p>0,9888</text:p>
          </table:table-cell>
          <table:table-cell office:value-type="float" office:value="0" calcext:value-type="float">
            <text:p>0</text:p>
          </table:table-cell>
          <table:table-cell table:formula="of:=IF([.B5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8.csv</text:p>
          </table:table-cell>
          <table:table-cell office:value-type="float" office:value="0.986507748653361" calcext:value-type="float">
            <text:p>0,9865</text:p>
          </table:table-cell>
          <table:table-cell office:value-type="float" office:value="0.989536205230955" calcext:value-type="float">
            <text:p>0,9895</text:p>
          </table:table-cell>
          <table:table-cell office:value-type="float" office:value="0.990286838692994" calcext:value-type="float">
            <text:p>0,9903</text:p>
          </table:table-cell>
          <table:table-cell table:formula="of:=AVERAGE([.B59:.D59])" office:value-type="float" office:value="0.988776930859103" calcext:value-type="float">
            <text:p>0,9888</text:p>
          </table:table-cell>
          <table:table-cell office:value-type="float" office:value="0" calcext:value-type="float">
            <text:p>0</text:p>
          </table:table-cell>
          <table:table-cell table:formula="of:=IF([.B5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9.csv</text:p>
          </table:table-cell>
          <table:table-cell office:value-type="float" office:value="0.994933534508587" calcext:value-type="float">
            <text:p>0,9949</text:p>
          </table:table-cell>
          <table:table-cell office:value-type="float" office:value="0.994580769296414" calcext:value-type="float">
            <text:p>0,9946</text:p>
          </table:table-cell>
          <table:table-cell office:value-type="float" office:value="0.993589730680718" calcext:value-type="float">
            <text:p>0,9936</text:p>
          </table:table-cell>
          <table:table-cell table:formula="of:=AVERAGE([.B60:.D60])" office:value-type="float" office:value="0.99436801149524" calcext:value-type="float">
            <text:p>0,9944</text:p>
          </table:table-cell>
          <table:table-cell office:value-type="float" office:value="0" calcext:value-type="float">
            <text:p>0</text:p>
          </table:table-cell>
          <table:table-cell table:formula="of:=IF([.B6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0.csv</text:p>
          </table:table-cell>
          <table:table-cell office:value-type="float" office:value="0.978367150855793" calcext:value-type="float">
            <text:p>0,9784</text:p>
          </table:table-cell>
          <table:table-cell office:value-type="float" office:value="0.982746628497354" calcext:value-type="float">
            <text:p>0,9827</text:p>
          </table:table-cell>
          <table:table-cell office:value-type="float" office:value="0.982947568415802" calcext:value-type="float">
            <text:p>0,9829</text:p>
          </table:table-cell>
          <table:table-cell table:formula="of:=AVERAGE([.B61:.D61])" office:value-type="float" office:value="0.98135378258965" calcext:value-type="float">
            <text:p>0,9814</text:p>
          </table:table-cell>
          <table:table-cell office:value-type="float" office:value="0" calcext:value-type="float">
            <text:p>0</text:p>
          </table:table-cell>
          <table:table-cell table:formula="of:=IF([.B6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1.csv</text:p>
          </table:table-cell>
          <table:table-cell office:value-type="float" office:value="0.963328621522589" calcext:value-type="float">
            <text:p>0,9633</text:p>
          </table:table-cell>
          <table:table-cell office:value-type="float" office:value="0.969933211749722" calcext:value-type="float">
            <text:p>0,9699</text:p>
          </table:table-cell>
          <table:table-cell office:value-type="float" office:value="0.950855594486851" calcext:value-type="float">
            <text:p>0,9509</text:p>
          </table:table-cell>
          <table:table-cell table:formula="of:=AVERAGE([.B62:.D62])" office:value-type="float" office:value="0.961372475919721" calcext:value-type="float">
            <text:p>0,9614</text:p>
          </table:table-cell>
          <table:table-cell office:value-type="float" office:value="0" calcext:value-type="float">
            <text:p>0</text:p>
          </table:table-cell>
          <table:table-cell table:formula="of:=IF([.B6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2.csv</text:p>
          </table:table-cell>
          <table:table-cell office:value-type="float" office:value="0.991252244876906" calcext:value-type="float">
            <text:p>0,9913</text:p>
          </table:table-cell>
          <table:table-cell office:value-type="float" office:value="0.992374826596748" calcext:value-type="float">
            <text:p>0,9924</text:p>
          </table:table-cell>
          <table:table-cell office:value-type="float" office:value="0.9897994764457" calcext:value-type="float">
            <text:p>0,9898</text:p>
          </table:table-cell>
          <table:table-cell table:formula="of:=AVERAGE([.B63:.D63])" office:value-type="float" office:value="0.991142182639785" calcext:value-type="float">
            <text:p>0,9911</text:p>
          </table:table-cell>
          <table:table-cell office:value-type="float" office:value="0" calcext:value-type="float">
            <text:p>0</text:p>
          </table:table-cell>
          <table:table-cell table:formula="of:=IF([.B6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3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6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4.csv</text:p>
          </table:table-cell>
          <table:table-cell office:value-type="float" office:value="0.996287155680588" calcext:value-type="float">
            <text:p>0,9963</text:p>
          </table:table-cell>
          <table:table-cell office:value-type="float" office:value="0.996160048662967" calcext:value-type="float">
            <text:p>0,9962</text:p>
          </table:table-cell>
          <table:table-cell office:value-type="float" office:value="0.994542031439143" calcext:value-type="float">
            <text:p>0,9945</text:p>
          </table:table-cell>
          <table:table-cell table:formula="of:=AVERAGE([.B65:.D65])" office:value-type="float" office:value="0.995663078594233" calcext:value-type="float">
            <text:p>0,9957</text:p>
          </table:table-cell>
          <table:table-cell office:value-type="float" office:value="0" calcext:value-type="float">
            <text:p>0</text:p>
          </table:table-cell>
          <table:table-cell table:formula="of:=IF([.B6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6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6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6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7.csv</text:p>
          </table:table-cell>
          <table:table-cell office:value-type="float" office:value="0.992878192206314" calcext:value-type="float">
            <text:p>0,9929</text:p>
          </table:table-cell>
          <table:table-cell office:value-type="float" office:value="0.992782922382633" calcext:value-type="float">
            <text:p>0,9928</text:p>
          </table:table-cell>
          <table:table-cell office:value-type="float" office:value="0.992944675670785" calcext:value-type="float">
            <text:p>0,9929</text:p>
          </table:table-cell>
          <table:table-cell table:formula="of:=AVERAGE([.B68:.D68])" office:value-type="float" office:value="0.992868596753244" calcext:value-type="float">
            <text:p>0,9929</text:p>
          </table:table-cell>
          <table:table-cell office:value-type="float" office:value="0" calcext:value-type="float">
            <text:p>0</text:p>
          </table:table-cell>
          <table:table-cell table:formula="of:=IF([.B6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8.csv</text:p>
          </table:table-cell>
          <table:table-cell office:value-type="float" office:value="0.990210955023503" calcext:value-type="float">
            <text:p>0,9902</text:p>
          </table:table-cell>
          <table:table-cell office:value-type="float" office:value="0.989696534642179" calcext:value-type="float">
            <text:p>0,9897</text:p>
          </table:table-cell>
          <table:table-cell office:value-type="float" office:value="0.990583438242285" calcext:value-type="float">
            <text:p>0,9906</text:p>
          </table:table-cell>
          <table:table-cell table:formula="of:=AVERAGE([.B69:.D69])" office:value-type="float" office:value="0.990163642635989" calcext:value-type="float">
            <text:p>0,9902</text:p>
          </table:table-cell>
          <table:table-cell office:value-type="float" office:value="1" calcext:value-type="float">
            <text:p>1</text:p>
          </table:table-cell>
          <table:table-cell table:formula="of:=IF([.B6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9.csv</text:p>
          </table:table-cell>
          <table:table-cell office:value-type="float" office:value="0.996272839998507" calcext:value-type="float">
            <text:p>0,9963</text:p>
          </table:table-cell>
          <table:table-cell office:value-type="float" office:value="0.996154945073531" calcext:value-type="float">
            <text:p>0,9962</text:p>
          </table:table-cell>
          <table:table-cell office:value-type="float" office:value="0.994869189010096" calcext:value-type="float">
            <text:p>0,9949</text:p>
          </table:table-cell>
          <table:table-cell table:formula="of:=AVERAGE([.B70:.D70])" office:value-type="float" office:value="0.995765658027378" calcext:value-type="float">
            <text:p>0,9958</text:p>
          </table:table-cell>
          <table:table-cell office:value-type="float" office:value="0" calcext:value-type="float">
            <text:p>0</text:p>
          </table:table-cell>
          <table:table-cell table:formula="of:=IF([.B7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7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1.csv</text:p>
          </table:table-cell>
          <table:table-cell office:value-type="float" office:value="0.963846213074396" calcext:value-type="float">
            <text:p>0,9638</text:p>
          </table:table-cell>
          <table:table-cell office:value-type="float" office:value="0.971098718149375" calcext:value-type="float">
            <text:p>0,9711</text:p>
          </table:table-cell>
          <table:table-cell office:value-type="float" office:value="0.955531338423939" calcext:value-type="float">
            <text:p>0,9555</text:p>
          </table:table-cell>
          <table:table-cell table:formula="of:=AVERAGE([.B72:.D72])" office:value-type="float" office:value="0.96349208988257" calcext:value-type="float">
            <text:p>0,9635</text:p>
          </table:table-cell>
          <table:table-cell office:value-type="float" office:value="0" calcext:value-type="float">
            <text:p>0</text:p>
          </table:table-cell>
          <table:table-cell table:formula="of:=IF([.B7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7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3.csv</text:p>
          </table:table-cell>
          <table:table-cell office:value-type="float" office:value="0.992943765733455" calcext:value-type="float">
            <text:p>0,9929</text:p>
          </table:table-cell>
          <table:table-cell office:value-type="float" office:value="0.992974362417344" calcext:value-type="float">
            <text:p>0,9930</text:p>
          </table:table-cell>
          <table:table-cell office:value-type="float" office:value="0.989127184260075" calcext:value-type="float">
            <text:p>0,9891</text:p>
          </table:table-cell>
          <table:table-cell table:formula="of:=AVERAGE([.B74:.D74])" office:value-type="float" office:value="0.991681770803625" calcext:value-type="float">
            <text:p>0,9917</text:p>
          </table:table-cell>
          <table:table-cell office:value-type="float" office:value="0" calcext:value-type="float">
            <text:p>0</text:p>
          </table:table-cell>
          <table:table-cell table:formula="of:=IF([.B7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4.csv</text:p>
          </table:table-cell>
          <table:table-cell office:value-type="float" office:value="0.984017385709281" calcext:value-type="float">
            <text:p>0,9840</text:p>
          </table:table-cell>
          <table:table-cell office:value-type="float" office:value="0.99008091717412" calcext:value-type="float">
            <text:p>0,9901</text:p>
          </table:table-cell>
          <table:table-cell office:value-type="float" office:value="0.989039856472878" calcext:value-type="float">
            <text:p>0,9890</text:p>
          </table:table-cell>
          <table:table-cell table:formula="of:=AVERAGE([.B75:.D75])" office:value-type="float" office:value="0.987712719785426" calcext:value-type="float">
            <text:p>0,9877</text:p>
          </table:table-cell>
          <table:table-cell office:value-type="float" office:value="0" calcext:value-type="float">
            <text:p>0</text:p>
          </table:table-cell>
          <table:table-cell table:formula="of:=IF([.B7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7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6.csv</text:p>
          </table:table-cell>
          <table:table-cell office:value-type="float" office:value="0.973159953052638" calcext:value-type="float">
            <text:p>0,9732</text:p>
          </table:table-cell>
          <table:table-cell office:value-type="float" office:value="0.977101445928817" calcext:value-type="float">
            <text:p>0,9771</text:p>
          </table:table-cell>
          <table:table-cell office:value-type="float" office:value="0.971570663558695" calcext:value-type="float">
            <text:p>0,9716</text:p>
          </table:table-cell>
          <table:table-cell table:formula="of:=AVERAGE([.B77:.D77])" office:value-type="float" office:value="0.973944020846717" calcext:value-type="float">
            <text:p>0,9739</text:p>
          </table:table-cell>
          <table:table-cell office:value-type="float" office:value="0" calcext:value-type="float">
            <text:p>0</text:p>
          </table:table-cell>
          <table:table-cell table:formula="of:=IF([.B7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7.csv</text:p>
          </table:table-cell>
          <table:table-cell office:value-type="float" office:value="0.98983922801156" calcext:value-type="float">
            <text:p>0,9898</text:p>
          </table:table-cell>
          <table:table-cell office:value-type="float" office:value="0.990416465995833" calcext:value-type="float">
            <text:p>0,9904</text:p>
          </table:table-cell>
          <table:table-cell office:value-type="float" office:value="0.989557943015837" calcext:value-type="float">
            <text:p>0,9896</text:p>
          </table:table-cell>
          <table:table-cell table:formula="of:=AVERAGE([.B78:.D78])" office:value-type="float" office:value="0.989937879007743" calcext:value-type="float">
            <text:p>0,9899</text:p>
          </table:table-cell>
          <table:table-cell office:value-type="float" office:value="1" calcext:value-type="float">
            <text:p>1</text:p>
          </table:table-cell>
          <table:table-cell table:formula="of:=IF([.B7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8.csv</text:p>
          </table:table-cell>
          <table:table-cell office:value-type="float" office:value="0.992782853061759" calcext:value-type="float">
            <text:p>0,9928</text:p>
          </table:table-cell>
          <table:table-cell office:value-type="float" office:value="0.992654208864647" calcext:value-type="float">
            <text:p>0,9927</text:p>
          </table:table-cell>
          <table:table-cell office:value-type="float" office:value="0.991519518216805" calcext:value-type="float">
            <text:p>0,9915</text:p>
          </table:table-cell>
          <table:table-cell table:formula="of:=AVERAGE([.B79:.D79])" office:value-type="float" office:value="0.992318860047737" calcext:value-type="float">
            <text:p>0,9923</text:p>
          </table:table-cell>
          <table:table-cell office:value-type="float" office:value="0" calcext:value-type="float">
            <text:p>0</text:p>
          </table:table-cell>
          <table:table-cell table:formula="of:=IF([.B7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8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8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1.csv</text:p>
          </table:table-cell>
          <table:table-cell office:value-type="float" office:value="0.993652956079239" calcext:value-type="float">
            <text:p>0,9937</text:p>
          </table:table-cell>
          <table:table-cell office:value-type="float" office:value="0.99458320581905" calcext:value-type="float">
            <text:p>0,9946</text:p>
          </table:table-cell>
          <table:table-cell office:value-type="float" office:value="0.993014811199475" calcext:value-type="float">
            <text:p>0,9930</text:p>
          </table:table-cell>
          <table:table-cell table:formula="of:=AVERAGE([.B82:.D82])" office:value-type="float" office:value="0.993750324365921" calcext:value-type="float">
            <text:p>0,9938</text:p>
          </table:table-cell>
          <table:table-cell office:value-type="float" office:value="0" calcext:value-type="float">
            <text:p>0</text:p>
          </table:table-cell>
          <table:table-cell table:formula="of:=IF([.B8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2.csv</text:p>
          </table:table-cell>
          <table:table-cell office:value-type="float" office:value="0.982158049030247" calcext:value-type="float">
            <text:p>0,9822</text:p>
          </table:table-cell>
          <table:table-cell office:value-type="float" office:value="0.983779961755372" calcext:value-type="float">
            <text:p>0,9838</text:p>
          </table:table-cell>
          <table:table-cell office:value-type="float" office:value="0.978476762914879" calcext:value-type="float">
            <text:p>0,9785</text:p>
          </table:table-cell>
          <table:table-cell table:formula="of:=AVERAGE([.B83:.D83])" office:value-type="float" office:value="0.981471591233499" calcext:value-type="float">
            <text:p>0,9815</text:p>
          </table:table-cell>
          <table:table-cell office:value-type="float" office:value="0" calcext:value-type="float">
            <text:p>0</text:p>
          </table:table-cell>
          <table:table-cell table:formula="of:=IF([.B8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3.csv</text:p>
          </table:table-cell>
          <table:table-cell office:value-type="float" office:value="0.974510464688374" calcext:value-type="float">
            <text:p>0,9745</text:p>
          </table:table-cell>
          <table:table-cell office:value-type="float" office:value="0.977156342660314" calcext:value-type="float">
            <text:p>0,9772</text:p>
          </table:table-cell>
          <table:table-cell office:value-type="float" office:value="0.97321979543379" calcext:value-type="float">
            <text:p>0,9732</text:p>
          </table:table-cell>
          <table:table-cell table:formula="of:=AVERAGE([.B84:.D84])" office:value-type="float" office:value="0.974962200927493" calcext:value-type="float">
            <text:p>0,9750</text:p>
          </table:table-cell>
          <table:table-cell office:value-type="float" office:value="0" calcext:value-type="float">
            <text:p>0</text:p>
          </table:table-cell>
          <table:table-cell table:formula="of:=IF([.B8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4.csv</text:p>
          </table:table-cell>
          <table:table-cell office:value-type="float" office:value="0.981553095694288" calcext:value-type="float">
            <text:p>0,9816</text:p>
          </table:table-cell>
          <table:table-cell office:value-type="float" office:value="0.986743869302425" calcext:value-type="float">
            <text:p>0,9867</text:p>
          </table:table-cell>
          <table:table-cell office:value-type="float" office:value="0.987102033345778" calcext:value-type="float">
            <text:p>0,9871</text:p>
          </table:table-cell>
          <table:table-cell table:formula="of:=AVERAGE([.B85:.D85])" office:value-type="float" office:value="0.985132999447497" calcext:value-type="float">
            <text:p>0,9851</text:p>
          </table:table-cell>
          <table:table-cell office:value-type="float" office:value="0" calcext:value-type="float">
            <text:p>0</text:p>
          </table:table-cell>
          <table:table-cell table:formula="of:=IF([.B8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5.csv</text:p>
          </table:table-cell>
          <table:table-cell office:value-type="float" office:value="0.997050233299915" calcext:value-type="float">
            <text:p>0,9971</text:p>
          </table:table-cell>
          <table:table-cell office:value-type="float" office:value="0.996587623603314" calcext:value-type="float">
            <text:p>0,9966</text:p>
          </table:table-cell>
          <table:table-cell office:value-type="float" office:value="0.995865913095777" calcext:value-type="float">
            <text:p>0,9959</text:p>
          </table:table-cell>
          <table:table-cell table:formula="of:=AVERAGE([.B86:.D86])" office:value-type="float" office:value="0.996501256666335" calcext:value-type="float">
            <text:p>0,9965</text:p>
          </table:table-cell>
          <table:table-cell office:value-type="float" office:value="0" calcext:value-type="float">
            <text:p>0</text:p>
          </table:table-cell>
          <table:table-cell table:formula="of:=IF([.B8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6.csv</text:p>
          </table:table-cell>
          <table:table-cell office:value-type="float" office:value="0.991495592673954" calcext:value-type="float">
            <text:p>0,9915</text:p>
          </table:table-cell>
          <table:table-cell office:value-type="float" office:value="0.991817184811446" calcext:value-type="float">
            <text:p>0,9918</text:p>
          </table:table-cell>
          <table:table-cell office:value-type="float" office:value="0.990089010544793" calcext:value-type="float">
            <text:p>0,9901</text:p>
          </table:table-cell>
          <table:table-cell table:formula="of:=AVERAGE([.B87:.D87])" office:value-type="float" office:value="0.991133929343398" calcext:value-type="float">
            <text:p>0,9911</text:p>
          </table:table-cell>
          <table:table-cell office:value-type="float" office:value="0" calcext:value-type="float">
            <text:p>0</text:p>
          </table:table-cell>
          <table:table-cell table:formula="of:=IF([.B8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7.csv</text:p>
          </table:table-cell>
          <table:table-cell office:value-type="float" office:value="0.965546318532631" calcext:value-type="float">
            <text:p>0,9655</text:p>
          </table:table-cell>
          <table:table-cell office:value-type="float" office:value="0.970660768954088" calcext:value-type="float">
            <text:p>0,9707</text:p>
          </table:table-cell>
          <table:table-cell office:value-type="float" office:value="0.956292098257645" calcext:value-type="float">
            <text:p>0,9563</text:p>
          </table:table-cell>
          <table:table-cell table:formula="of:=AVERAGE([.B88:.D88])" office:value-type="float" office:value="0.964166395248121" calcext:value-type="float">
            <text:p>0,9642</text:p>
          </table:table-cell>
          <table:table-cell office:value-type="float" office:value="0" calcext:value-type="float">
            <text:p>0</text:p>
          </table:table-cell>
          <table:table-cell table:formula="of:=IF([.B8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8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8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9.csv</text:p>
          </table:table-cell>
          <table:table-cell office:value-type="float" office:value="0.996700582757245" calcext:value-type="float">
            <text:p>0,9967</text:p>
          </table:table-cell>
          <table:table-cell office:value-type="float" office:value="0.996208901497394" calcext:value-type="float">
            <text:p>0,9962</text:p>
          </table:table-cell>
          <table:table-cell office:value-type="float" office:value="0.995863931051398" calcext:value-type="float">
            <text:p>0,9959</text:p>
          </table:table-cell>
          <table:table-cell table:formula="of:=AVERAGE([.B90:.D90])" office:value-type="float" office:value="0.996257805102012" calcext:value-type="float">
            <text:p>0,9963</text:p>
          </table:table-cell>
          <table:table-cell office:value-type="float" office:value="0" calcext:value-type="float">
            <text:p>0</text:p>
          </table:table-cell>
          <table:table-cell table:formula="of:=IF([.B9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0.csv</text:p>
          </table:table-cell>
          <table:table-cell office:value-type="float" office:value="0.997150156016436" calcext:value-type="float">
            <text:p>0,9972</text:p>
          </table:table-cell>
          <table:table-cell office:value-type="float" office:value="0.996805645144502" calcext:value-type="float">
            <text:p>0,9968</text:p>
          </table:table-cell>
          <table:table-cell office:value-type="float" office:value="0.996955500820478" calcext:value-type="float">
            <text:p>0,9970</text:p>
          </table:table-cell>
          <table:table-cell table:formula="of:=AVERAGE([.B91:.D91])" office:value-type="float" office:value="0.996970433993805" calcext:value-type="float">
            <text:p>0,9970</text:p>
          </table:table-cell>
          <table:table-cell office:value-type="float" office:value="0" calcext:value-type="float">
            <text:p>0</text:p>
          </table:table-cell>
          <table:table-cell table:formula="of:=IF([.B9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1.csv</text:p>
          </table:table-cell>
          <table:table-cell office:value-type="float" office:value="0.992941994778327" calcext:value-type="float">
            <text:p>0,9929</text:p>
          </table:table-cell>
          <table:table-cell office:value-type="float" office:value="0.993201689240465" calcext:value-type="float">
            <text:p>0,9932</text:p>
          </table:table-cell>
          <table:table-cell office:value-type="float" office:value="0.993010209986593" calcext:value-type="float">
            <text:p>0,9930</text:p>
          </table:table-cell>
          <table:table-cell table:formula="of:=AVERAGE([.B92:.D92])" office:value-type="float" office:value="0.993051298001795" calcext:value-type="float">
            <text:p>0,9931</text:p>
          </table:table-cell>
          <table:table-cell office:value-type="float" office:value="1" calcext:value-type="float">
            <text:p>1</text:p>
          </table:table-cell>
          <table:table-cell table:formula="of:=IF([.B9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2.csv</text:p>
          </table:table-cell>
          <table:table-cell office:value-type="float" office:value="0.992116098405823" calcext:value-type="float">
            <text:p>0,9921</text:p>
          </table:table-cell>
          <table:table-cell office:value-type="float" office:value="0.992133973376864" calcext:value-type="float">
            <text:p>0,9921</text:p>
          </table:table-cell>
          <table:table-cell office:value-type="float" office:value="0.991800188857176" calcext:value-type="float">
            <text:p>0,9918</text:p>
          </table:table-cell>
          <table:table-cell table:formula="of:=AVERAGE([.B93:.D93])" office:value-type="float" office:value="0.992016753546621" calcext:value-type="float">
            <text:p>0,9920</text:p>
          </table:table-cell>
          <table:table-cell office:value-type="float" office:value="0" calcext:value-type="float">
            <text:p>0</text:p>
          </table:table-cell>
          <table:table-cell table:formula="of:=IF([.B9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3.csv</text:p>
          </table:table-cell>
          <table:table-cell office:value-type="float" office:value="0.960308405007967" calcext:value-type="float">
            <text:p>0,9603</text:p>
          </table:table-cell>
          <table:table-cell office:value-type="float" office:value="0.966227037716843" calcext:value-type="float">
            <text:p>0,9662</text:p>
          </table:table-cell>
          <table:table-cell office:value-type="float" office:value="0.966075176581771" calcext:value-type="float">
            <text:p>0,9661</text:p>
          </table:table-cell>
          <table:table-cell table:formula="of:=AVERAGE([.B94:.D94])" office:value-type="float" office:value="0.96420353976886" calcext:value-type="float">
            <text:p>0,9642</text:p>
          </table:table-cell>
          <table:table-cell office:value-type="float" office:value="0" calcext:value-type="float">
            <text:p>0</text:p>
          </table:table-cell>
          <table:table-cell table:formula="of:=IF([.B9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4.csv</text:p>
          </table:table-cell>
          <table:table-cell office:value-type="float" office:value="0.9550764628598" calcext:value-type="float">
            <text:p>0,9551</text:p>
          </table:table-cell>
          <table:table-cell office:value-type="float" office:value="0.961248630759955" calcext:value-type="float">
            <text:p>0,9612</text:p>
          </table:table-cell>
          <table:table-cell office:value-type="float" office:value="0.958805034196717" calcext:value-type="float">
            <text:p>0,9588</text:p>
          </table:table-cell>
          <table:table-cell table:formula="of:=AVERAGE([.B95:.D95])" office:value-type="float" office:value="0.958376709272157" calcext:value-type="float">
            <text:p>0,9584</text:p>
          </table:table-cell>
          <table:table-cell office:value-type="float" office:value="1" calcext:value-type="float">
            <text:p>1</text:p>
          </table:table-cell>
          <table:table-cell table:formula="of:=IF([.B9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5.csv</text:p>
          </table:table-cell>
          <table:table-cell office:value-type="float" office:value="0.945236927665711" calcext:value-type="float">
            <text:p>0,9452</text:p>
          </table:table-cell>
          <table:table-cell office:value-type="float" office:value="0.943341155158205" calcext:value-type="float">
            <text:p>0,9433</text:p>
          </table:table-cell>
          <table:table-cell office:value-type="float" office:value="0.936337670983891" calcext:value-type="float">
            <text:p>0,9363</text:p>
          </table:table-cell>
          <table:table-cell table:formula="of:=AVERAGE([.B96:.D96])" office:value-type="float" office:value="0.941638584602602" calcext:value-type="float">
            <text:p>0,9416</text:p>
          </table:table-cell>
          <table:table-cell office:value-type="float" office:value="0" calcext:value-type="float">
            <text:p>0</text:p>
          </table:table-cell>
          <table:table-cell table:formula="of:=IF([.B9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6.csv</text:p>
          </table:table-cell>
          <table:table-cell office:value-type="float" office:value="0.996146236777041" calcext:value-type="float">
            <text:p>0,9961</text:p>
          </table:table-cell>
          <table:table-cell office:value-type="float" office:value="0.995892592599157" calcext:value-type="float">
            <text:p>0,9959</text:p>
          </table:table-cell>
          <table:table-cell office:value-type="float" office:value="0.995348403398976" calcext:value-type="float">
            <text:p>0,9953</text:p>
          </table:table-cell>
          <table:table-cell table:formula="of:=AVERAGE([.B97:.D97])" office:value-type="float" office:value="0.995795744258391" calcext:value-type="float">
            <text:p>0,9958</text:p>
          </table:table-cell>
          <table:table-cell office:value-type="float" office:value="1" calcext:value-type="float">
            <text:p>1</text:p>
          </table:table-cell>
          <table:table-cell table:formula="of:=IF([.B9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7.csv</text:p>
          </table:table-cell>
          <table:table-cell office:value-type="float" office:value="0.995959176464984" calcext:value-type="float">
            <text:p>0,9960</text:p>
          </table:table-cell>
          <table:table-cell office:value-type="float" office:value="0.995761915969733" calcext:value-type="float">
            <text:p>0,9958</text:p>
          </table:table-cell>
          <table:table-cell office:value-type="float" office:value="0.995666975507714" calcext:value-type="float">
            <text:p>0,9957</text:p>
          </table:table-cell>
          <table:table-cell table:formula="of:=AVERAGE([.B98:.D98])" office:value-type="float" office:value="0.995796022647477" calcext:value-type="float">
            <text:p>0,9958</text:p>
          </table:table-cell>
          <table:table-cell office:value-type="float" office:value="0" calcext:value-type="float">
            <text:p>0</text:p>
          </table:table-cell>
          <table:table-cell table:formula="of:=IF([.B9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8.csv</text:p>
          </table:table-cell>
          <table:table-cell office:value-type="float" office:value="0.988885639786247" calcext:value-type="float">
            <text:p>0,9889</text:p>
          </table:table-cell>
          <table:table-cell office:value-type="float" office:value="0.985704246856878" calcext:value-type="float">
            <text:p>0,9857</text:p>
          </table:table-cell>
          <table:table-cell office:value-type="float" office:value="0.983775805200136" calcext:value-type="float">
            <text:p>0,9838</text:p>
          </table:table-cell>
          <table:table-cell table:formula="of:=AVERAGE([.B99:.D99])" office:value-type="float" office:value="0.986121897281087" calcext:value-type="float">
            <text:p>0,9861</text:p>
          </table:table-cell>
          <table:table-cell office:value-type="float" office:value="0" calcext:value-type="float">
            <text:p>0</text:p>
          </table:table-cell>
          <table:table-cell table:formula="of:=IF([.B9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9.csv</text:p>
          </table:table-cell>
          <table:table-cell office:value-type="float" office:value="0.995815841507589" calcext:value-type="float">
            <text:p>0,9958</text:p>
          </table:table-cell>
          <table:table-cell office:value-type="float" office:value="0.995474076381901" calcext:value-type="float">
            <text:p>0,9955</text:p>
          </table:table-cell>
          <table:table-cell office:value-type="float" office:value="0.995003831929636" calcext:value-type="float">
            <text:p>0,9950</text:p>
          </table:table-cell>
          <table:table-cell table:formula="of:=AVERAGE([.B100:.D100])" office:value-type="float" office:value="0.995431249939709" calcext:value-type="float">
            <text:p>0,9954</text:p>
          </table:table-cell>
          <table:table-cell office:value-type="float" office:value="1" calcext:value-type="float">
            <text:p>1</text:p>
          </table:table-cell>
          <table:table-cell table:formula="of:=IF([.B10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0.csv</text:p>
          </table:table-cell>
          <table:table-cell office:value-type="float" office:value="0.9827154263223" calcext:value-type="float">
            <text:p>0,9827</text:p>
          </table:table-cell>
          <table:table-cell office:value-type="float" office:value="0.984918233668752" calcext:value-type="float">
            <text:p>0,9849</text:p>
          </table:table-cell>
          <table:table-cell office:value-type="float" office:value="0.986287956405066" calcext:value-type="float">
            <text:p>0,9863</text:p>
          </table:table-cell>
          <table:table-cell table:formula="of:=AVERAGE([.B101:.D101])" office:value-type="float" office:value="0.984640538798706" calcext:value-type="float">
            <text:p>0,9846</text:p>
          </table:table-cell>
          <table:table-cell office:value-type="float" office:value="0" calcext:value-type="float">
            <text:p>0</text:p>
          </table:table-cell>
          <table:table-cell table:formula="of:=IF([.B10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1.csv</text:p>
          </table:table-cell>
          <table:table-cell office:value-type="float" office:value="0.956229241104991" calcext:value-type="float">
            <text:p>0,9562</text:p>
          </table:table-cell>
          <table:table-cell office:value-type="float" office:value="0.965914574752959" calcext:value-type="float">
            <text:p>0,9659</text:p>
          </table:table-cell>
          <table:table-cell office:value-type="float" office:value="0.943797758261384" calcext:value-type="float">
            <text:p>0,9438</text:p>
          </table:table-cell>
          <table:table-cell table:formula="of:=AVERAGE([.B102:.D102])" office:value-type="float" office:value="0.955313858039778" calcext:value-type="float">
            <text:p>0,9553</text:p>
          </table:table-cell>
          <table:table-cell office:value-type="float" office:value="0" calcext:value-type="float">
            <text:p>0</text:p>
          </table:table-cell>
          <table:table-cell table:formula="of:=IF([.B10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0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3.csv</text:p>
          </table:table-cell>
          <table:table-cell office:value-type="float" office:value="0.964921571712165" calcext:value-type="float">
            <text:p>0,9649</text:p>
          </table:table-cell>
          <table:table-cell office:value-type="float" office:value="0.971164362075894" calcext:value-type="float">
            <text:p>0,9712</text:p>
          </table:table-cell>
          <table:table-cell office:value-type="float" office:value="0.958665559297727" calcext:value-type="float">
            <text:p>0,9587</text:p>
          </table:table-cell>
          <table:table-cell table:formula="of:=AVERAGE([.B104:.D104])" office:value-type="float" office:value="0.964917164361929" calcext:value-type="float">
            <text:p>0,9649</text:p>
          </table:table-cell>
          <table:table-cell office:value-type="float" office:value="0" calcext:value-type="float">
            <text:p>0</text:p>
          </table:table-cell>
          <table:table-cell table:formula="of:=IF([.B10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4.csv</text:p>
          </table:table-cell>
          <table:table-cell office:value-type="float" office:value="0.956724248180729" calcext:value-type="float">
            <text:p>0,9567</text:p>
          </table:table-cell>
          <table:table-cell office:value-type="float" office:value="0.962559783497235" calcext:value-type="float">
            <text:p>0,9626</text:p>
          </table:table-cell>
          <table:table-cell office:value-type="float" office:value="0.945308326269259" calcext:value-type="float">
            <text:p>0,9453</text:p>
          </table:table-cell>
          <table:table-cell table:formula="of:=AVERAGE([.B105:.D105])" office:value-type="float" office:value="0.954864119315741" calcext:value-type="float">
            <text:p>0,9549</text:p>
          </table:table-cell>
          <table:table-cell office:value-type="float" office:value="0" calcext:value-type="float">
            <text:p>0</text:p>
          </table:table-cell>
          <table:table-cell table:formula="of:=IF([.B10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5.csv</text:p>
          </table:table-cell>
          <table:table-cell office:value-type="float" office:value="0.973407798770576" calcext:value-type="float">
            <text:p>0,9734</text:p>
          </table:table-cell>
          <table:table-cell office:value-type="float" office:value="0.979345984210736" calcext:value-type="float">
            <text:p>0,9793</text:p>
          </table:table-cell>
          <table:table-cell office:value-type="float" office:value="0.963964374052572" calcext:value-type="float">
            <text:p>0,9640</text:p>
          </table:table-cell>
          <table:table-cell table:formula="of:=AVERAGE([.B106:.D106])" office:value-type="float" office:value="0.972239385677961" calcext:value-type="float">
            <text:p>0,9722</text:p>
          </table:table-cell>
          <table:table-cell office:value-type="float" office:value="0" calcext:value-type="float">
            <text:p>0</text:p>
          </table:table-cell>
          <table:table-cell table:formula="of:=IF([.B10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6.csv</text:p>
          </table:table-cell>
          <table:table-cell office:value-type="float" office:value="0.995342243918245" calcext:value-type="float">
            <text:p>0,9953</text:p>
          </table:table-cell>
          <table:table-cell office:value-type="float" office:value="0.994724675214705" calcext:value-type="float">
            <text:p>0,9947</text:p>
          </table:table-cell>
          <table:table-cell office:value-type="float" office:value="0.992910323661014" calcext:value-type="float">
            <text:p>0,9929</text:p>
          </table:table-cell>
          <table:table-cell table:formula="of:=AVERAGE([.B107:.D107])" office:value-type="float" office:value="0.994325747597988" calcext:value-type="float">
            <text:p>0,9943</text:p>
          </table:table-cell>
          <table:table-cell office:value-type="float" office:value="0" calcext:value-type="float">
            <text:p>0</text:p>
          </table:table-cell>
          <table:table-cell table:formula="of:=IF([.B10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7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0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8.csv</text:p>
          </table:table-cell>
          <table:table-cell office:value-type="float" office:value="0.97863182888837" calcext:value-type="float">
            <text:p>0,9786</text:p>
          </table:table-cell>
          <table:table-cell office:value-type="float" office:value="0.985240960961272" calcext:value-type="float">
            <text:p>0,9852</text:p>
          </table:table-cell>
          <table:table-cell office:value-type="float" office:value="0.984242198358384" calcext:value-type="float">
            <text:p>0,9842</text:p>
          </table:table-cell>
          <table:table-cell table:formula="of:=AVERAGE([.B109:.D109])" office:value-type="float" office:value="0.982704996069342" calcext:value-type="float">
            <text:p>0,9827</text:p>
          </table:table-cell>
          <table:table-cell office:value-type="float" office:value="0" calcext:value-type="float">
            <text:p>0</text:p>
          </table:table-cell>
          <table:table-cell table:formula="of:=IF([.B10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1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0.csv</text:p>
          </table:table-cell>
          <table:table-cell office:value-type="float" office:value="0.983625176676578" calcext:value-type="float">
            <text:p>0,9836</text:p>
          </table:table-cell>
          <table:table-cell office:value-type="float" office:value="0.991202083102902" calcext:value-type="float">
            <text:p>0,9912</text:p>
          </table:table-cell>
          <table:table-cell office:value-type="float" office:value="0.986286141859507" calcext:value-type="float">
            <text:p>0,9863</text:p>
          </table:table-cell>
          <table:table-cell table:formula="of:=AVERAGE([.B111:.D111])" office:value-type="float" office:value="0.987037800546329" calcext:value-type="float">
            <text:p>0,9870</text:p>
          </table:table-cell>
          <table:table-cell office:value-type="float" office:value="0" calcext:value-type="float">
            <text:p>0</text:p>
          </table:table-cell>
          <table:table-cell table:formula="of:=IF([.B11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1.csv</text:p>
          </table:table-cell>
          <table:table-cell office:value-type="float" office:value="0.962877643608023" calcext:value-type="float">
            <text:p>0,9629</text:p>
          </table:table-cell>
          <table:table-cell office:value-type="float" office:value="0.968303842582922" calcext:value-type="float">
            <text:p>0,9683</text:p>
          </table:table-cell>
          <table:table-cell office:value-type="float" office:value="0.953751253301799" calcext:value-type="float">
            <text:p>0,9538</text:p>
          </table:table-cell>
          <table:table-cell table:formula="of:=AVERAGE([.B112:.D112])" office:value-type="float" office:value="0.961644246497581" calcext:value-type="float">
            <text:p>0,9616</text:p>
          </table:table-cell>
          <table:table-cell office:value-type="float" office:value="0" calcext:value-type="float">
            <text:p>0</text:p>
          </table:table-cell>
          <table:table-cell table:formula="of:=IF([.B11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2.csv</text:p>
          </table:table-cell>
          <table:table-cell office:value-type="float" office:value="0.987563846870166" calcext:value-type="float">
            <text:p>0,9876</text:p>
          </table:table-cell>
          <table:table-cell office:value-type="float" office:value="0.98926125183845" calcext:value-type="float">
            <text:p>0,9893</text:p>
          </table:table-cell>
          <table:table-cell office:value-type="float" office:value="0.986715242911981" calcext:value-type="float">
            <text:p>0,9867</text:p>
          </table:table-cell>
          <table:table-cell table:formula="of:=AVERAGE([.B113:.D113])" office:value-type="float" office:value="0.987846780540199" calcext:value-type="float">
            <text:p>0,9878</text:p>
          </table:table-cell>
          <table:table-cell office:value-type="float" office:value="0" calcext:value-type="float">
            <text:p>0</text:p>
          </table:table-cell>
          <table:table-cell table:formula="of:=IF([.B11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3.csv</text:p>
          </table:table-cell>
          <table:table-cell office:value-type="float" office:value="0.979121476969697" calcext:value-type="float">
            <text:p>0,9791</text:p>
          </table:table-cell>
          <table:table-cell office:value-type="float" office:value="0.984374386714626" calcext:value-type="float">
            <text:p>0,9844</text:p>
          </table:table-cell>
          <table:table-cell office:value-type="float" office:value="0.980840639932312" calcext:value-type="float">
            <text:p>0,9808</text:p>
          </table:table-cell>
          <table:table-cell table:formula="of:=AVERAGE([.B114:.D114])" office:value-type="float" office:value="0.981445501205545" calcext:value-type="float">
            <text:p>0,9814</text:p>
          </table:table-cell>
          <table:table-cell office:value-type="float" office:value="0" calcext:value-type="float">
            <text:p>0</text:p>
          </table:table-cell>
          <table:table-cell table:formula="of:=IF([.B11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4.csv</text:p>
          </table:table-cell>
          <table:table-cell office:value-type="float" office:value="0.997483487592032" calcext:value-type="float">
            <text:p>0,9975</text:p>
          </table:table-cell>
          <table:table-cell office:value-type="float" office:value="0.996937343174082" calcext:value-type="float">
            <text:p>0,9969</text:p>
          </table:table-cell>
          <table:table-cell office:value-type="float" office:value="0.997162918461908" calcext:value-type="float">
            <text:p>0,9972</text:p>
          </table:table-cell>
          <table:table-cell table:formula="of:=AVERAGE([.B115:.D115])" office:value-type="float" office:value="0.997194583076007" calcext:value-type="float">
            <text:p>0,9972</text:p>
          </table:table-cell>
          <table:table-cell office:value-type="float" office:value="0" calcext:value-type="float">
            <text:p>0</text:p>
          </table:table-cell>
          <table:table-cell table:formula="of:=IF([.B11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5.csv</text:p>
          </table:table-cell>
          <table:table-cell office:value-type="float" office:value="0.994153581801029" calcext:value-type="float">
            <text:p>0,9942</text:p>
          </table:table-cell>
          <table:table-cell office:value-type="float" office:value="0.993384945650306" calcext:value-type="float">
            <text:p>0,9934</text:p>
          </table:table-cell>
          <table:table-cell office:value-type="float" office:value="0.991429931637856" calcext:value-type="float">
            <text:p>0,9914</text:p>
          </table:table-cell>
          <table:table-cell table:formula="of:=AVERAGE([.B116:.D116])" office:value-type="float" office:value="0.992989486363064" calcext:value-type="float">
            <text:p>0,9930</text:p>
          </table:table-cell>
          <table:table-cell office:value-type="float" office:value="0" calcext:value-type="float">
            <text:p>0</text:p>
          </table:table-cell>
          <table:table-cell table:formula="of:=IF([.B11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6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1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7.csv</text:p>
          </table:table-cell>
          <table:table-cell office:value-type="float" office:value="0.981482107496553" calcext:value-type="float">
            <text:p>0,9815</text:p>
          </table:table-cell>
          <table:table-cell office:value-type="float" office:value="0.987309981293069" calcext:value-type="float">
            <text:p>0,9873</text:p>
          </table:table-cell>
          <table:table-cell office:value-type="float" office:value="0.987611253496286" calcext:value-type="float">
            <text:p>0,9876</text:p>
          </table:table-cell>
          <table:table-cell table:formula="of:=AVERAGE([.B118:.D118])" office:value-type="float" office:value="0.985467780761969" calcext:value-type="float">
            <text:p>0,9855</text:p>
          </table:table-cell>
          <table:table-cell office:value-type="float" office:value="0" calcext:value-type="float">
            <text:p>0</text:p>
          </table:table-cell>
          <table:table-cell table:formula="of:=IF([.B11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8.csv</text:p>
          </table:table-cell>
          <table:table-cell office:value-type="float" office:value="0.996231282070836" calcext:value-type="float">
            <text:p>0,9962</text:p>
          </table:table-cell>
          <table:table-cell office:value-type="float" office:value="0.996310770222004" calcext:value-type="float">
            <text:p>0,9963</text:p>
          </table:table-cell>
          <table:table-cell office:value-type="float" office:value="0.995028961871945" calcext:value-type="float">
            <text:p>0,9950</text:p>
          </table:table-cell>
          <table:table-cell table:formula="of:=AVERAGE([.B119:.D119])" office:value-type="float" office:value="0.995857004721595" calcext:value-type="float">
            <text:p>0,9959</text:p>
          </table:table-cell>
          <table:table-cell office:value-type="float" office:value="0" calcext:value-type="float">
            <text:p>0</text:p>
          </table:table-cell>
          <table:table-cell table:formula="of:=IF([.B11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2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2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1.csv</text:p>
          </table:table-cell>
          <table:table-cell office:value-type="float" office:value="0.992608559266647" calcext:value-type="float">
            <text:p>0,9926</text:p>
          </table:table-cell>
          <table:table-cell office:value-type="float" office:value="0.991625733437112" calcext:value-type="float">
            <text:p>0,9916</text:p>
          </table:table-cell>
          <table:table-cell office:value-type="float" office:value="0.992623224059087" calcext:value-type="float">
            <text:p>0,9926</text:p>
          </table:table-cell>
          <table:table-cell table:formula="of:=AVERAGE([.B122:.D122])" office:value-type="float" office:value="0.992285838920949" calcext:value-type="float">
            <text:p>0,9923</text:p>
          </table:table-cell>
          <table:table-cell office:value-type="float" office:value="0" calcext:value-type="float">
            <text:p>0</text:p>
          </table:table-cell>
          <table:table-cell table:formula="of:=IF([.B12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2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3.csv</text:p>
          </table:table-cell>
          <table:table-cell office:value-type="float" office:value="0.99279108971253" calcext:value-type="float">
            <text:p>0,9928</text:p>
          </table:table-cell>
          <table:table-cell office:value-type="float" office:value="0.990994297757445" calcext:value-type="float">
            <text:p>0,9910</text:p>
          </table:table-cell>
          <table:table-cell office:value-type="float" office:value="0.989358333505127" calcext:value-type="float">
            <text:p>0,9894</text:p>
          </table:table-cell>
          <table:table-cell table:formula="of:=AVERAGE([.B124:.D124])" office:value-type="float" office:value="0.991047906991701" calcext:value-type="float">
            <text:p>0,9910</text:p>
          </table:table-cell>
          <table:table-cell office:value-type="float" office:value="0" calcext:value-type="float">
            <text:p>0</text:p>
          </table:table-cell>
          <table:table-cell table:formula="of:=IF([.B12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4.csv</text:p>
          </table:table-cell>
          <table:table-cell office:value-type="float" office:value="0.979615667518717" calcext:value-type="float">
            <text:p>0,9796</text:p>
          </table:table-cell>
          <table:table-cell office:value-type="float" office:value="0.978633476380459" calcext:value-type="float">
            <text:p>0,9786</text:p>
          </table:table-cell>
          <table:table-cell office:value-type="float" office:value="0.975444090614268" calcext:value-type="float">
            <text:p>0,9754</text:p>
          </table:table-cell>
          <table:table-cell table:formula="of:=AVERAGE([.B125:.D125])" office:value-type="float" office:value="0.977897744837815" calcext:value-type="float">
            <text:p>0,9779</text:p>
          </table:table-cell>
          <table:table-cell office:value-type="float" office:value="0" calcext:value-type="float">
            <text:p>0</text:p>
          </table:table-cell>
          <table:table-cell table:formula="of:=IF([.B12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5.csv</text:p>
          </table:table-cell>
          <table:table-cell office:value-type="float" office:value="0.882091558344509" calcext:value-type="float">
            <text:p>0,8821</text:p>
          </table:table-cell>
          <table:table-cell office:value-type="float" office:value="0.902261895959757" calcext:value-type="float">
            <text:p>0,9023</text:p>
          </table:table-cell>
          <table:table-cell office:value-type="float" office:value="0.920220801537612" calcext:value-type="float">
            <text:p>0,9202</text:p>
          </table:table-cell>
          <table:table-cell table:formula="of:=AVERAGE([.B126:.D126])" office:value-type="float" office:value="0.901524751947293" calcext:value-type="float">
            <text:p>0,9015</text:p>
          </table:table-cell>
          <table:table-cell office:value-type="float" office:value="0" calcext:value-type="float">
            <text:p>0</text:p>
          </table:table-cell>
          <table:table-cell table:formula="of:=IF([.B12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6.csv</text:p>
          </table:table-cell>
          <table:table-cell office:value-type="float" office:value="0.993782006133569" calcext:value-type="float">
            <text:p>0,9938</text:p>
          </table:table-cell>
          <table:table-cell office:value-type="float" office:value="0.994534849679082" calcext:value-type="float">
            <text:p>0,9945</text:p>
          </table:table-cell>
          <table:table-cell office:value-type="float" office:value="0.99302954767657" calcext:value-type="float">
            <text:p>0,9930</text:p>
          </table:table-cell>
          <table:table-cell table:formula="of:=AVERAGE([.B127:.D127])" office:value-type="float" office:value="0.993782134496407" calcext:value-type="float">
            <text:p>0,9938</text:p>
          </table:table-cell>
          <table:table-cell office:value-type="float" office:value="0" calcext:value-type="float">
            <text:p>0</text:p>
          </table:table-cell>
          <table:table-cell table:formula="of:=IF([.B12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7.csv</text:p>
          </table:table-cell>
          <table:table-cell office:value-type="float" office:value="0.993747919634385" calcext:value-type="float">
            <text:p>0,9937</text:p>
          </table:table-cell>
          <table:table-cell office:value-type="float" office:value="0.994311017876002" calcext:value-type="float">
            <text:p>0,9943</text:p>
          </table:table-cell>
          <table:table-cell office:value-type="float" office:value="0.992356917535059" calcext:value-type="float">
            <text:p>0,9924</text:p>
          </table:table-cell>
          <table:table-cell table:formula="of:=AVERAGE([.B128:.D128])" office:value-type="float" office:value="0.993471951681815" calcext:value-type="float">
            <text:p>0,9935</text:p>
          </table:table-cell>
          <table:table-cell office:value-type="float" office:value="0" calcext:value-type="float">
            <text:p>0</text:p>
          </table:table-cell>
          <table:table-cell table:formula="of:=IF([.B12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8.csv</text:p>
          </table:table-cell>
          <table:table-cell office:value-type="float" office:value="0.971040154368083" calcext:value-type="float">
            <text:p>0,9710</text:p>
          </table:table-cell>
          <table:table-cell office:value-type="float" office:value="0.979985158808258" calcext:value-type="float">
            <text:p>0,9800</text:p>
          </table:table-cell>
          <table:table-cell office:value-type="float" office:value="0.970876785586601" calcext:value-type="float">
            <text:p>0,9709</text:p>
          </table:table-cell>
          <table:table-cell table:formula="of:=AVERAGE([.B129:.D129])" office:value-type="float" office:value="0.973967366254314" calcext:value-type="float">
            <text:p>0,9740</text:p>
          </table:table-cell>
          <table:table-cell office:value-type="float" office:value="0" calcext:value-type="float">
            <text:p>0</text:p>
          </table:table-cell>
          <table:table-cell table:formula="of:=IF([.B12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9.csv</text:p>
          </table:table-cell>
          <table:table-cell office:value-type="float" office:value="0.973810686237245" calcext:value-type="float">
            <text:p>0,9738</text:p>
          </table:table-cell>
          <table:table-cell office:value-type="float" office:value="0.980478663305109" calcext:value-type="float">
            <text:p>0,9805</text:p>
          </table:table-cell>
          <table:table-cell office:value-type="float" office:value="0.973037136495468" calcext:value-type="float">
            <text:p>0,9730</text:p>
          </table:table-cell>
          <table:table-cell table:formula="of:=AVERAGE([.B130:.D130])" office:value-type="float" office:value="0.975775495345941" calcext:value-type="float">
            <text:p>0,9758</text:p>
          </table:table-cell>
          <table:table-cell office:value-type="float" office:value="0" calcext:value-type="float">
            <text:p>0</text:p>
          </table:table-cell>
          <table:table-cell table:formula="of:=IF([.B13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0.csv</text:p>
          </table:table-cell>
          <table:table-cell office:value-type="float" office:value="0.996616099614939" calcext:value-type="float">
            <text:p>0,9966</text:p>
          </table:table-cell>
          <table:table-cell office:value-type="float" office:value="0.996598573519421" calcext:value-type="float">
            <text:p>0,9966</text:p>
          </table:table-cell>
          <table:table-cell office:value-type="float" office:value="0.995543277824845" calcext:value-type="float">
            <text:p>0,9955</text:p>
          </table:table-cell>
          <table:table-cell table:formula="of:=AVERAGE([.B131:.D131])" office:value-type="float" office:value="0.996252650319735" calcext:value-type="float">
            <text:p>0,9963</text:p>
          </table:table-cell>
          <table:table-cell office:value-type="float" office:value="0" calcext:value-type="float">
            <text:p>0</text:p>
          </table:table-cell>
          <table:table-cell table:formula="of:=IF([.B13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1.csv</text:p>
          </table:table-cell>
          <table:table-cell office:value-type="float" office:value="0.994538925543134" calcext:value-type="float">
            <text:p>0,9945</text:p>
          </table:table-cell>
          <table:table-cell office:value-type="float" office:value="0.994346285936835" calcext:value-type="float">
            <text:p>0,9943</text:p>
          </table:table-cell>
          <table:table-cell office:value-type="float" office:value="0.990237877841781" calcext:value-type="float">
            <text:p>0,9902</text:p>
          </table:table-cell>
          <table:table-cell table:formula="of:=AVERAGE([.B132:.D132])" office:value-type="float" office:value="0.993041029773917" calcext:value-type="float">
            <text:p>0,9930</text:p>
          </table:table-cell>
          <table:table-cell office:value-type="float" office:value="0" calcext:value-type="float">
            <text:p>0</text:p>
          </table:table-cell>
          <table:table-cell table:formula="of:=IF([.B13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3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4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5.csv</text:p>
          </table:table-cell>
          <table:table-cell office:value-type="float" office:value="0.991180025187348" calcext:value-type="float">
            <text:p>0,9912</text:p>
          </table:table-cell>
          <table:table-cell office:value-type="float" office:value="0.991918493625699" calcext:value-type="float">
            <text:p>0,9919</text:p>
          </table:table-cell>
          <table:table-cell office:value-type="float" office:value="0.989183927663566" calcext:value-type="float">
            <text:p>0,9892</text:p>
          </table:table-cell>
          <table:table-cell table:formula="of:=AVERAGE([.B136:.D136])" office:value-type="float" office:value="0.990760815492204" calcext:value-type="float">
            <text:p>0,9908</text:p>
          </table:table-cell>
          <table:table-cell office:value-type="float" office:value="0" calcext:value-type="float">
            <text:p>0</text:p>
          </table:table-cell>
          <table:table-cell table:formula="of:=IF([.B13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6.csv</text:p>
          </table:table-cell>
          <table:table-cell office:value-type="float" office:value="0.961100917774745" calcext:value-type="float">
            <text:p>0,9611</text:p>
          </table:table-cell>
          <table:table-cell office:value-type="float" office:value="0.970114697813324" calcext:value-type="float">
            <text:p>0,9701</text:p>
          </table:table-cell>
          <table:table-cell office:value-type="float" office:value="0.951046314694443" calcext:value-type="float">
            <text:p>0,9510</text:p>
          </table:table-cell>
          <table:table-cell table:formula="of:=AVERAGE([.B137:.D137])" office:value-type="float" office:value="0.960753976760837" calcext:value-type="float">
            <text:p>0,9608</text:p>
          </table:table-cell>
          <table:table-cell office:value-type="float" office:value="0" calcext:value-type="float">
            <text:p>0</text:p>
          </table:table-cell>
          <table:table-cell table:formula="of:=IF([.B13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7.csv</text:p>
          </table:table-cell>
          <table:table-cell office:value-type="float" office:value="0.995337420586279" calcext:value-type="float">
            <text:p>0,9953</text:p>
          </table:table-cell>
          <table:table-cell office:value-type="float" office:value="0.99550431386209" calcext:value-type="float">
            <text:p>0,9955</text:p>
          </table:table-cell>
          <table:table-cell office:value-type="float" office:value="0.99492310206609" calcext:value-type="float">
            <text:p>0,9949</text:p>
          </table:table-cell>
          <table:table-cell table:formula="of:=AVERAGE([.B138:.D138])" office:value-type="float" office:value="0.99525494550482" calcext:value-type="float">
            <text:p>0,9953</text:p>
          </table:table-cell>
          <table:table-cell office:value-type="float" office:value="1" calcext:value-type="float">
            <text:p>1</text:p>
          </table:table-cell>
          <table:table-cell table:formula="of:=IF([.B13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8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9]&lt;0;&quot;sim&quot;;&quot;&quot;)">
            <text:p/>
          </table:table-cell>
        </table:table-row>
        <table:table-row table:style-name="ro1" table:number-rows-repeated="104843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odelo1" table:style-name="ta1">
        <table:shapes>
          <draw:frame draw:z-index="0" draw:style-name="gr1" draw:text-style-name="P1" svg:width="19.421cm" svg:height="8.999cm" svg:x="0.045cm" svg:y="1.482cm">
            <draw:object draw:notify-on-update-of-ranges="modelo1.A1:modelo1.A1 modelo1.A2:modelo1.A101 modelo1.B1:modelo1.B1 modelo1.B2:modelo1.B10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20.631cm" svg:y="2.171cm">
            <draw:object draw:notify-on-update-of-ranges="modelo1.E1:modelo1.E1 modelo1.E2:modelo1.E101 modelo1.F1:modelo1.F1 modelo1.F2:modelo1.F101 modelo1.G1:modelo1.G1 modelo1.G2:modelo1.G101 modelo1.H1:modelo1.H1 modelo1.H2:modelo1.H10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1.23cm" svg:y="10.511cm">
            <draw:object draw:notify-on-update-of-ranges="modelo1.C1:modelo1.C1 modelo1.C2:modelo1.C101 modelo1.D1:modelo1.D1 modelo1.D2:modelo1.D10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score_train</text:p>
          </table:table-cell>
          <table:table-cell office:value-type="string" calcext:value-type="string">
            <text:p>score_test</text:p>
          </table:table-cell>
          <table:table-cell office:value-type="string" calcext:value-type="string">
            <text:p>count_hits</text:p>
          </table:table-cell>
          <table:table-cell office:value-type="string" calcext:value-type="string">
            <text:p>count_errors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A2:.A101])" office:value-type="float" office:value="0.931559139784946" calcext:value-type="float">
            <text:p>0,931559139784946</text:p>
          </table:table-cell>
          <table:table-cell table:formula="of:=AVERAGE([.B2:.B101])" office:value-type="float" office:value="0.842089552238806" calcext:value-type="float">
            <text:p>0,842089552238806</text:p>
          </table:table-cell>
          <table:table-cell table:formula="of:=AVERAGE([.C2:.C101])" office:value-type="float" office:value="56.42" calcext:value-type="float">
            <text:p>56,42</text:p>
          </table:table-cell>
          <table:table-cell table:formula="of:=AVERAGE([.D2:.D101])" office:value-type="float" office:value="10.58" calcext:value-type="float">
            <text:p>10,58</text:p>
          </table:table-cell>
          <table:table-cell table:formula="of:=AVERAGE([.E2:.E101])" office:value-type="float" office:value="2.29" calcext:value-type="float">
            <text:p>2,29</text:p>
          </table:table-cell>
          <table:table-cell table:formula="of:=AVERAGE([.F2:.F101])" office:value-type="float" office:value="54.13" calcext:value-type="float">
            <text:p>54,13</text:p>
          </table:table-cell>
          <table:table-cell table:formula="of:=AVERAGE([.G2:.G101])" office:value-type="float" office:value="8.87" calcext:value-type="float">
            <text:p>8,87</text:p>
          </table:table-cell>
          <table:table-cell table:formula="of:=AVERAGE([.H2:.H101])"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9354838709677" calcext:value-type="float">
            <text:p>0,919354838709677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19354838709677" calcext:value-type="float">
            <text:p>0,919354838709677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645161290322581" calcext:value-type="float">
            <text:p>0,645161290322581</text:p>
          </table:table-cell>
          <table:table-cell office:value-type="float" office:value="0.0597014925373134" calcext:value-type="float">
            <text:p>0,05970149253731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791044776119403" calcext:value-type="float">
            <text:p>0,79104477611940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897849462365591" calcext:value-type="float">
            <text:p>0,897849462365591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887096774193548" calcext:value-type="float">
            <text:p>0,887096774193548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0860215053763" calcext:value-type="float">
            <text:p>0,940860215053763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81720430107527" calcext:value-type="float">
            <text:p>0,881720430107527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03225806451613" calcext:value-type="float">
            <text:p>0,903225806451613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38709677419355" calcext:value-type="float">
            <text:p>0,838709677419355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60215053763441" calcext:value-type="float">
            <text:p>0,860215053763441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596774193548387" calcext:value-type="float">
            <text:p>0,596774193548387</text:p>
          </table:table-cell>
          <table:table-cell office:value-type="float" office:value="0.671641791044776" calcext:value-type="float">
            <text:p>0,671641791044776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40860215053763" calcext:value-type="float">
            <text:p>0,940860215053763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0.838709677419355" calcext:value-type="float">
            <text:p>0,838709677419355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9354838709677" calcext:value-type="float">
            <text:p>0,919354838709677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0.897849462365591" calcext:value-type="float">
            <text:p>0,897849462365591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70967741935484" calcext:value-type="float">
            <text:p>0,870967741935484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9354838709677" calcext:value-type="float">
            <text:p>0,919354838709677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70967741935484" calcext:value-type="float">
            <text:p>0,870967741935484</text:p>
          </table:table-cell>
          <table:table-cell office:value-type="float" office:value="0.686567164179104" calcext:value-type="float">
            <text:p>0,68656716417910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87096774193548" calcext:value-type="float">
            <text:p>0,887096774193548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9354838709677" calcext:value-type="float">
            <text:p>0,919354838709677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03225806451613" calcext:value-type="float">
            <text:p>0,903225806451613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791044776119403" calcext:value-type="float">
            <text:p>0,79104477611940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596774193548387" calcext:value-type="float">
            <text:p>0,596774193548387</text:p>
          </table:table-cell>
          <table:table-cell office:value-type="float" office:value="0.656716417910448" calcext:value-type="float">
            <text:p>0,65671641791044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</table:table>
      <table:table table:name="modelo2" table:style-name="ta1">
        <table:shapes>
          <draw:frame draw:z-index="0" draw:style-name="gr1" draw:text-style-name="P1" svg:width="20.037cm" svg:height="8.999cm" svg:x="0cm" svg:y="1.349cm">
            <draw:object draw:notify-on-update-of-ranges="modelo2.A1:modelo2.A1 modelo2.A2:modelo2.A101 modelo2.B1:modelo2.B1 modelo2.B2:modelo2.B10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score_train</text:p>
          </table:table-cell>
          <table:table-cell office:value-type="string" calcext:value-type="string">
            <text:p>score_test</text:p>
          </table:table-cell>
          <table:table-cell office:value-type="string" calcext:value-type="string">
            <text:p>count_hits</text:p>
          </table:table-cell>
          <table:table-cell office:value-type="string" calcext:value-type="string">
            <text:p>count_errors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9"/>
        </table:table-row>
        <table:table-row table:style-name="ro1">
          <table:table-cell office:value-type="float" office:value="0.870967741935484" calcext:value-type="float">
            <text:p>0,870967741935484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A2:.A101])" office:value-type="float" office:value="0.944086021505377" calcext:value-type="float">
            <text:p>0,944086021505377</text:p>
          </table:table-cell>
          <table:table-cell table:formula="of:=AVERAGE([.B2:.B101])" office:value-type="float" office:value="0.811492537313433" calcext:value-type="float">
            <text:p>0,811492537313433</text:p>
          </table:table-cell>
          <table:table-cell table:formula="of:=AVERAGE([.C2:.C101])" office:value-type="float" office:value="54.37" calcext:value-type="float">
            <text:p>54,37</text:p>
          </table:table-cell>
          <table:table-cell table:formula="of:=AVERAGE([.D2:.D101])" office:value-type="float" office:value="12.63" calcext:value-type="float">
            <text:p>12,63</text:p>
          </table:table-cell>
          <table:table-cell table:formula="of:=AVERAGE([.E2:.E101])" office:value-type="float" office:value="2.51" calcext:value-type="float">
            <text:p>2,51</text:p>
          </table:table-cell>
          <table:table-cell table:formula="of:=AVERAGE([.F2:.F101])" office:value-type="float" office:value="51.86" calcext:value-type="float">
            <text:p>51,86</text:p>
          </table:table-cell>
          <table:table-cell table:formula="of:=AVERAGE([.G2:.G101])" office:value-type="float" office:value="11.14" calcext:value-type="float">
            <text:p>11,14</text:p>
          </table:table-cell>
          <table:table-cell table:formula="of:=AVERAGE([.H2:.H101])"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701492537313433" calcext:value-type="float">
            <text:p>0,701492537313433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49462365591398" calcext:value-type="float">
            <text:p>0,849462365591398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477611940298507" calcext:value-type="float">
            <text:p>0,47761194029850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492537313432836" calcext:value-type="float">
            <text:p>0,4925373134328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0860215053763" calcext:value-type="float">
            <text:p>0,940860215053763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54838709677419" calcext:value-type="float">
            <text:p>0,854838709677419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94623655913978" calcext:value-type="float">
            <text:p>0,994623655913978</text:p>
          </table:table-cell>
          <table:table-cell office:value-type="float" office:value="0.791044776119403" calcext:value-type="float">
            <text:p>0,79104477611940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0860215053763" calcext:value-type="float">
            <text:p>0,940860215053763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73134328358209" calcext:value-type="float">
            <text:p>0,73134328358209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03225806451613" calcext:value-type="float">
            <text:p>0,903225806451613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701492537313433" calcext:value-type="float">
            <text:p>0,701492537313433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76344086021505" calcext:value-type="float">
            <text:p>0,876344086021505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73134328358209" calcext:value-type="float">
            <text:p>0,73134328358209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97849462365591" calcext:value-type="float">
            <text:p>0,897849462365591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716417910447761" calcext:value-type="float">
            <text:p>0,716417910447761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87096774193548" calcext:value-type="float">
            <text:p>0,887096774193548</text:p>
          </table:table-cell>
          <table:table-cell office:value-type="float" office:value="0.671641791044776" calcext:value-type="float">
            <text:p>0,671641791044776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746268656716418" calcext:value-type="float">
            <text:p>0,74626865671641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881720430107527" calcext:value-type="float">
            <text:p>0,881720430107527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7849462365591" calcext:value-type="float">
            <text:p>0,897849462365591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08602150537634" calcext:value-type="float">
            <text:p>0,908602150537634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40860215053763" calcext:value-type="float">
            <text:p>0,940860215053763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477611940298507" calcext:value-type="float">
            <text:p>0,47761194029850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87096774193548" calcext:value-type="float">
            <text:p>0,887096774193548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49462365591398" calcext:value-type="float">
            <text:p>0,849462365591398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73134328358209" calcext:value-type="float">
            <text:p>0,73134328358209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701492537313433" calcext:value-type="float">
            <text:p>0,701492537313433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791044776119403" calcext:value-type="float">
            <text:p>0,79104477611940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791044776119403" calcext:value-type="float">
            <text:p>0,79104477611940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97849462365591" calcext:value-type="float">
            <text:p>0,897849462365591</text:p>
          </table:table-cell>
          <table:table-cell office:value-type="float" office:value="0.17910447761194" calcext:value-type="float">
            <text:p>0,17910447761194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87096774193548" calcext:value-type="float">
            <text:p>0,887096774193548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641791044776119" calcext:value-type="float">
            <text:p>0,641791044776119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73134328358209" calcext:value-type="float">
            <text:p>0,73134328358209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7849462365591" calcext:value-type="float">
            <text:p>0,897849462365591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94623655913978" calcext:value-type="float">
            <text:p>0,994623655913978</text:p>
          </table:table-cell>
          <table:table-cell office:value-type="float" office:value="0.791044776119403" calcext:value-type="float">
            <text:p>0,79104477611940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656716417910448" calcext:value-type="float">
            <text:p>0,65671641791044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87096774193548" calcext:value-type="float">
            <text:p>0,887096774193548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19354838709677" calcext:value-type="float">
            <text:p>0,919354838709677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2238805970149" calcext:value-type="float">
            <text:p>0,55223880597014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4">
      <number:number number:decimal-places="19" number:min-decimal-places="19" number:min-integer-digits="1"/>
    </number:number-style>
    <number:number-style style:name="N125">
      <number:number number:decimal-places="20" number:min-decimal-places="20"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3" number:min-decimal-places="3" number:min-integer-digits="1"/>
    </number:number-style>
    <number:number-style style:name="N10123" number:language="en" number:country="US">
      <number:number number:decimal-places="4" number:min-decimal-places="4" number:min-integer-digits="1"/>
    </number:number-style>
    <number:number-style style:name="N10124" number:language="en" number:country="US">
      <number:number number:decimal-places="5" number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08:55:17.1533815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09:09:35.913879758</meta:creation-date>
    <dc:date>2021-04-09T16:18:11.727912203</dc:date>
    <meta:editing-duration>PT11H7M21S</meta:editing-duration>
    <meta:editing-cycles>31</meta:editing-cycles>
    <meta:generator>LibreOffice/7.0.3.1$Linux_X86_64 LibreOffice_project/00$Build-1</meta:generator>
    <meta:document-statistic meta:table-count="8" meta:cell-count="10344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937cm" svg:height="9cm" xlink:href=".." xlink:type="simple" chart:class="chart:line" chart:style-name="ch1">
        <chart:legend chart:legend-position="end" svg:x="27.376cm" svg:y="2.458cm" style:legend-expansion="high" chart:style-name="ch2"/>
        <chart:plot-area chart:style-name="ch3" table:cell-range-address="Planilha1.A30:Planilha1.K38" chart:data-source-has-labels="both" svg:x="0.598cm" svg:y="0.18cm" svg:width="26.18cm" svg:height="8.64cm">
          <chart:coordinate-region svg:x="2.542cm" svg:y="0.379cm" svg:width="23.004cm" svg:height="8.242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1:Planilha1.K31" chart:label-cell-address="Planilha1.A31:Planilha1.A31" chart:class="chart:line">
            <chart:data-point chart:repeated="10"/>
          </chart:series>
          <chart:series chart:style-name="ch8" chart:values-cell-range-address="Planilha1.B32:Planilha1.K32" chart:label-cell-address="Planilha1.A32:Planilha1.A32" chart:class="chart:line">
            <chart:data-point chart:repeated="10"/>
          </chart:series>
          <chart:series chart:style-name="ch9" chart:values-cell-range-address="Planilha1.B33:Planilha1.K33" chart:label-cell-address="Planilha1.A33:Planilha1.A33" chart:class="chart:line">
            <chart:data-point chart:repeated="10"/>
          </chart:series>
          <chart:series chart:style-name="ch10" chart:values-cell-range-address="Planilha1.B34:Planilha1.K34" chart:label-cell-address="Planilha1.A34:Planilha1.A34" chart:class="chart:line">
            <chart:data-point chart:repeated="10"/>
          </chart:series>
          <chart:series chart:style-name="ch11" chart:values-cell-range-address="Planilha1.B35:Planilha1.K35" chart:label-cell-address="Planilha1.A35:Planilha1.A35" chart:class="chart:line">
            <chart:data-point chart:repeated="10"/>
          </chart:series>
          <chart:series chart:style-name="ch12" chart:values-cell-range-address="Planilha1.B36:Planilha1.K36" chart:label-cell-address="Planilha1.A36:Planilha1.A36" chart:class="chart:line">
            <chart:data-point chart:repeated="10"/>
          </chart:series>
          <chart:series chart:style-name="ch13" chart:values-cell-range-address="Planilha1.B37:Planilha1.K37" chart:label-cell-address="Planilha1.A37:Planilha1.A37" chart:class="chart:line">
            <chart:data-point chart:repeated="10"/>
          </chart:series>
          <chart:series chart:style-name="ch14" chart:values-cell-range-address="Planilha1.B38:Planilha1.K38" chart:label-cell-address="Planilha1.A38:Planilha1.A3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Planilha1.A31:Planilha1.A31</svg:desc>
                </draw:g>
              </table:table-cell>
              <table:table-cell office:value-type="float" office:value="-0.399315334189166">
                <text:p>-0.399315334189166</text:p>
                <draw:g>
                  <svg:desc>Planilha1.B31:Planilha1.K31</svg:desc>
                </draw:g>
              </table:table-cell>
              <table:table-cell office:value-type="float" office:value="-0.74182698938293">
                <text:p>-0.74182698938293</text:p>
              </table:table-cell>
              <table:table-cell office:value-type="float" office:value="-0.482716896603879">
                <text:p>-0.482716896603879</text:p>
              </table:table-cell>
              <table:table-cell office:value-type="float" office:value="-0.398126169008955">
                <text:p>-0.398126169008955</text:p>
              </table:table-cell>
              <table:table-cell office:value-type="float" office:value="-0.405429909879279">
                <text:p>-0.405429909879279</text:p>
              </table:table-cell>
              <table:table-cell office:value-type="float" office:value="-0.402991579593859">
                <text:p>-0.402991579593859</text:p>
              </table:table-cell>
              <table:table-cell office:value-type="float" office:value="-0.39760866965583">
                <text:p>-0.39760866965583</text:p>
              </table:table-cell>
              <table:table-cell office:value-type="float" office:value="-0.734608665072502">
                <text:p>-0.734608665072502</text:p>
              </table:table-cell>
              <table:table-cell office:value-type="float" office:value="-0.405311160027717">
                <text:p>-0.405311160027717</text:p>
              </table:table-cell>
              <table:table-cell office:value-type="float" office:value="-0.477490236470538">
                <text:p>-0.477490236470538</text:p>
              </table:table-cell>
            </table:table-row>
            <table:table-row>
              <table:table-cell office:value-type="string">
                <text:p>median</text:p>
                <draw:g>
                  <svg:desc>Planilha1.A32:Planilha1.A32</svg:desc>
                </draw:g>
              </table:table-cell>
              <table:table-cell office:value-type="float" office:value="-0.333333333333333">
                <text:p>-0.333333333333333</text:p>
                <draw:g>
                  <svg:desc>Planilha1.B32:Planilha1.K32</svg:desc>
                </draw:g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rms</text:p>
                <draw:g>
                  <svg:desc>Planilha1.A33:Planilha1.A33</svg:desc>
                </draw:g>
              </table:table-cell>
              <table:table-cell office:value-type="float" office:value="13.5422767923304">
                <text:p>13.5422767923304</text:p>
                <draw:g>
                  <svg:desc>Planilha1.B33:Planilha1.K33</svg:desc>
                </draw:g>
              </table:table-cell>
              <table:table-cell office:value-type="float" office:value="14.6183705528545">
                <text:p>14.6183705528545</text:p>
              </table:table-cell>
              <table:table-cell office:value-type="float" office:value="15.576655955251">
                <text:p>15.576655955251</text:p>
              </table:table-cell>
              <table:table-cell office:value-type="float" office:value="13.4268736068762">
                <text:p>13.4268736068762</text:p>
              </table:table-cell>
              <table:table-cell office:value-type="float" office:value="13.1193987496747">
                <text:p>13.1193987496747</text:p>
              </table:table-cell>
              <table:table-cell office:value-type="float" office:value="13.3984414463052">
                <text:p>13.3984414463052</text:p>
              </table:table-cell>
              <table:table-cell office:value-type="float" office:value="15.2022850017064">
                <text:p>15.2022850017064</text:p>
              </table:table-cell>
              <table:table-cell office:value-type="float" office:value="15.5769899665913">
                <text:p>15.5769899665913</text:p>
              </table:table-cell>
              <table:table-cell office:value-type="float" office:value="13.3757211275468">
                <text:p>13.3757211275468</text:p>
              </table:table-cell>
              <table:table-cell office:value-type="float" office:value="16.4901946822361">
                <text:p>16.4901946822361</text:p>
              </table:table-cell>
            </table:table-row>
            <table:table-row>
              <table:table-cell office:value-type="string">
                <text:p>std</text:p>
                <draw:g>
                  <svg:desc>Planilha1.A34:Planilha1.A34</svg:desc>
                </draw:g>
              </table:table-cell>
              <table:table-cell office:value-type="float" office:value="13.530705289049">
                <text:p>13.530705289049</text:p>
                <draw:g>
                  <svg:desc>Planilha1.B34:Planilha1.K34</svg:desc>
                </draw:g>
              </table:table-cell>
              <table:table-cell office:value-type="float" office:value="14.5514276993109">
                <text:p>14.5514276993109</text:p>
              </table:table-cell>
              <table:table-cell office:value-type="float" office:value="15.5441951964311">
                <text:p>15.5441951964311</text:p>
              </table:table-cell>
              <table:table-cell office:value-type="float" office:value="13.4141857054997">
                <text:p>13.4141857054997</text:p>
              </table:table-cell>
              <table:table-cell office:value-type="float" office:value="13.1062543245559">
                <text:p>13.1062543245559</text:p>
              </table:table-cell>
              <table:table-cell office:value-type="float" office:value="13.3859189572309">
                <text:p>13.3859189572309</text:p>
              </table:table-cell>
              <table:table-cell office:value-type="float" office:value="15.1911740836626">
                <text:p>15.1911740836626</text:p>
              </table:table-cell>
              <table:table-cell office:value-type="float" office:value="15.5146028218419">
                <text:p>15.5146028218419</text:p>
              </table:table-cell>
              <table:table-cell office:value-type="float" office:value="13.3629945772017">
                <text:p>13.3629945772017</text:p>
              </table:table-cell>
              <table:table-cell office:value-type="float" office:value="16.4599035135436">
                <text:p>16.4599035135436</text:p>
              </table:table-cell>
            </table:table-row>
            <table:table-row>
              <table:table-cell office:value-type="string">
                <text:p>kurtosis</text:p>
                <draw:g>
                  <svg:desc>Planilha1.A35:Planilha1.A35</svg:desc>
                </draw:g>
              </table:table-cell>
              <table:table-cell office:value-type="float" office:value="-1.42745725911699">
                <text:p>-1.42745725911699</text:p>
                <draw:g>
                  <svg:desc>Planilha1.B35:Planilha1.K35</svg:desc>
                </draw:g>
              </table:table-cell>
              <table:table-cell office:value-type="float" office:value="-1.46474608491624">
                <text:p>-1.46474608491624</text:p>
              </table:table-cell>
              <table:table-cell office:value-type="float" office:value="-0.966027978326935">
                <text:p>-0.966027978326935</text:p>
              </table:table-cell>
              <table:table-cell office:value-type="float" office:value="-1.44586260415714">
                <text:p>-1.44586260415714</text:p>
              </table:table-cell>
              <table:table-cell office:value-type="float" office:value="-1.46385447250474">
                <text:p>-1.46385447250474</text:p>
              </table:table-cell>
              <table:table-cell office:value-type="float" office:value="-1.47290325324865">
                <text:p>-1.47290325324865</text:p>
              </table:table-cell>
              <table:table-cell office:value-type="float" office:value="-1.42913915267706">
                <text:p>-1.42913915267706</text:p>
              </table:table-cell>
              <table:table-cell office:value-type="float" office:value="-1.3736439458006">
                <text:p>-1.3736439458006</text:p>
              </table:table-cell>
              <table:table-cell office:value-type="float" office:value="-1.24074609471365">
                <text:p>-1.24074609471365</text:p>
              </table:table-cell>
              <table:table-cell office:value-type="float" office:value="-0.887291714761614">
                <text:p>-0.887291714761614</text:p>
              </table:table-cell>
            </table:table-row>
            <table:table-row>
              <table:table-cell office:value-type="string">
                <text:p>skew</text:p>
                <draw:g>
                  <svg:desc>Planilha1.A36:Planilha1.A36</svg:desc>
                </draw:g>
              </table:table-cell>
              <table:table-cell office:value-type="float" office:value="0.00532315805835035">
                <text:p>0.00532315805835035</text:p>
                <draw:g>
                  <svg:desc>Planilha1.B36:Planilha1.K36</svg:desc>
                </draw:g>
              </table:table-cell>
              <table:table-cell office:value-type="float" office:value="0.00115579491728972">
                <text:p>0.00115579491728972</text:p>
              </table:table-cell>
              <table:table-cell office:value-type="float" office:value="-0.00362031213359571">
                <text:p>-0.00362031213359571</text:p>
              </table:table-cell>
              <table:table-cell office:value-type="float" office:value="0.00141769281363121">
                <text:p>0.00141769281363121</text:p>
              </table:table-cell>
              <table:table-cell office:value-type="float" office:value="0.00186305201548327">
                <text:p>0.00186305201548327</text:p>
              </table:table-cell>
              <table:table-cell office:value-type="float" office:value="-0.00011008966488437">
                <text:p>-0.00011008966488437</text:p>
              </table:table-cell>
              <table:table-cell office:value-type="float" office:value="0.00512516176697832">
                <text:p>0.00512516176697832</text:p>
              </table:table-cell>
              <table:table-cell office:value-type="float" office:value="0.0025429889631248">
                <text:p>0.0025429889631248</text:p>
              </table:table-cell>
              <table:table-cell office:value-type="float" office:value="0.0126560264375066">
                <text:p>0.0126560264375066</text:p>
              </table:table-cell>
              <table:table-cell office:value-type="float" office:value="0.0222833899614758">
                <text:p>0.0222833899614758</text:p>
              </table:table-cell>
            </table:table-row>
            <table:table-row>
              <table:table-cell office:value-type="string">
                <text:p>min</text:p>
                <draw:g>
                  <svg:desc>Planilha1.A37:Planilha1.A37</svg:desc>
                </draw:g>
              </table:table-cell>
              <table:table-cell office:value-type="float" office:value="-32.3333333333333">
                <text:p>-32.3333333333333</text:p>
                <draw:g>
                  <svg:desc>Planilha1.B37:Planilha1.K37</svg:desc>
                </draw:g>
              </table:table-cell>
              <table:table-cell office:value-type="float" office:value="-39">
                <text:p>-39</text:p>
              </table:table-cell>
              <table:table-cell office:value-type="float" office:value="-124.666666666667">
                <text:p>-124.666666666667</text:p>
              </table:table-cell>
              <table:table-cell office:value-type="float" office:value="-102">
                <text:p>-102</text:p>
              </table:table-cell>
              <table:table-cell office:value-type="float" office:value="-26.6666666666667">
                <text:p>-26.6666666666667</text:p>
              </table:table-cell>
              <table:table-cell office:value-type="float" office:value="-53.3333333333333">
                <text:p>-53.3333333333333</text:p>
              </table:table-cell>
              <table:table-cell office:value-type="float" office:value="-45.3333333333333">
                <text:p>-45.3333333333333</text:p>
              </table:table-cell>
              <table:table-cell office:value-type="float" office:value="-86">
                <text:p>-86</text:p>
              </table:table-cell>
              <table:table-cell office:value-type="float" office:value="-35.3333333333333">
                <text:p>-35.333333333333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max</text:p>
                <draw:g>
                  <svg:desc>Planilha1.A38:Planilha1.A38</svg:desc>
                </draw:g>
              </table:table-cell>
              <table:table-cell office:value-type="float" office:value="32.6666666666667">
                <text:p>32.6666666666667</text:p>
                <draw:g>
                  <svg:desc>Planilha1.B38:Planilha1.K38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27">
                <text:p>27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202">
                <text:p>202</text:p>
              </table:table-cell>
              <table:table-cell office:value-type="float" office:value="229">
                <text:p>229</text:p>
              </table:table-cell>
              <table:table-cell office:value-type="float" office:value="271">
                <text:p>271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81cm" svg:height="9cm" xlink:href=".." xlink:type="simple" chart:class="chart:line" chart:style-name="ch1">
        <chart:legend chart:legend-position="end" svg:x="21.188cm" svg:y="4.201cm" style:legend-expansion="high" chart:style-name="ch2"/>
        <chart:plot-area chart:style-name="ch3" table:cell-range-address="Planilha4.B2:Planilha4.K2 Planilha4.A8:Planilha4.K8" chart:data-source-has-labels="both" svg:x="0.495cm" svg:y="0.18cm" svg:width="20.198cm" svg:height="8.64cm">
          <chart:coordinate-region svg:x="1.963cm" svg:y="0.379cm" svg:width="18.325cm" svg:height="6.17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8:Planilha4.K8" chart:label-cell-address="Planilha4.A8:Planilha4.A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std_soma_abs</text:p>
                <draw:g>
                  <svg:desc>Planilha4.A8:Planilha4.A8</svg:desc>
                </draw:g>
              </table:table-cell>
              <table:table-cell office:value-type="float" office:value="1.87110720771862">
                <text:p>1.87110720771862</text:p>
                <draw:g>
                  <svg:desc>Planilha4.B8:Planilha4.K8</svg:desc>
                </draw:g>
              </table:table-cell>
              <table:table-cell office:value-type="float" office:value="2.50012920820169">
                <text:p>2.50012920820169</text:p>
              </table:table-cell>
              <table:table-cell office:value-type="float" office:value="3.22303495037886">
                <text:p>3.22303495037886</text:p>
              </table:table-cell>
              <table:table-cell office:value-type="float" office:value="1.5660884175784">
                <text:p>1.5660884175784</text:p>
              </table:table-cell>
              <table:table-cell office:value-type="float" office:value="1.70629581831724">
                <text:p>1.70629581831724</text:p>
              </table:table-cell>
              <table:table-cell office:value-type="float" office:value="1.69995463285601">
                <text:p>1.69995463285601</text:p>
              </table:table-cell>
              <table:table-cell office:value-type="float" office:value="2.44449396654464">
                <text:p>2.44449396654464</text:p>
              </table:table-cell>
              <table:table-cell office:value-type="float" office:value="4.11286877750528">
                <text:p>4.11286877750528</text:p>
              </table:table-cell>
              <table:table-cell office:value-type="float" office:value="2.10405709576521">
                <text:p>2.10405709576521</text:p>
              </table:table-cell>
              <table:table-cell office:value-type="float" office:value="4.85912503825865">
                <text:p>4.859125038258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35cm" svg:height="9cm" xlink:href=".." xlink:type="simple" chart:class="chart:line" chart:style-name="ch1">
        <chart:legend chart:legend-position="end" svg:x="21.172cm" svg:y="4.201cm" style:legend-expansion="high" chart:style-name="ch2"/>
        <chart:plot-area chart:style-name="ch3" table:cell-range-address="Planilha4.B2:Planilha4.K2 Planilha4.A4:Planilha4.K4" chart:data-source-has-labels="both" svg:x="0.502cm" svg:y="0.18cm" svg:width="20.168cm" svg:height="8.64cm">
          <chart:coordinate-region svg:x="1.785cm" svg:y="0.18cm" svg:width="18.295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4:Planilha4.K4" chart:label-cell-address="Planilha4.A4:Planilha4.A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mean_soma_abs</text:p>
                <draw:g>
                  <svg:desc>Planilha4.A4:Planilha4.A4</svg:desc>
                </draw:g>
              </table:table-cell>
              <table:table-cell office:value-type="float" office:value="2.40257699677875">
                <text:p>2.40257699677875</text:p>
                <draw:g>
                  <svg:desc>Planilha4.B4:Planilha4.K4</svg:desc>
                </draw:g>
              </table:table-cell>
              <table:table-cell office:value-type="float" office:value="3.39100951123811">
                <text:p>3.39100951123811</text:p>
              </table:table-cell>
              <table:table-cell office:value-type="float" office:value="3.83670520411849">
                <text:p>3.83670520411849</text:p>
              </table:table-cell>
              <table:table-cell office:value-type="float" office:value="1.86429266963416">
                <text:p>1.86429266963416</text:p>
              </table:table-cell>
              <table:table-cell office:value-type="float" office:value="2.20746599066751">
                <text:p>2.20746599066751</text:p>
              </table:table-cell>
              <table:table-cell office:value-type="float" office:value="2.10588611764235">
                <text:p>2.10588611764235</text:p>
              </table:table-cell>
              <table:table-cell office:value-type="float" office:value="3.26140092324885">
                <text:p>3.26140092324885</text:p>
              </table:table-cell>
              <table:table-cell office:value-type="float" office:value="5.29677712902859">
                <text:p>5.29677712902859</text:p>
              </table:table-cell>
              <table:table-cell office:value-type="float" office:value="2.42719196601004">
                <text:p>2.42719196601004</text:p>
              </table:table-cell>
              <table:table-cell office:value-type="float" office:value="4.61738672826659">
                <text:p>4.617386728266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18cm" svg:height="9cm" xlink:href=".." xlink:type="simple" chart:class="chart:line" chart:style-name="ch1">
        <chart:legend chart:legend-position="end" svg:x="13.628cm" svg:y="4.201cm" style:legend-expansion="high" chart:style-name="ch2"/>
        <chart:plot-area chart:style-name="ch3" table:cell-range-address="Planilha4.B2:Planilha4.K2 Planilha4.A11:Planilha4.K11" chart:data-source-has-labels="both" svg:x="0.334cm" svg:y="0.18cm" svg:width="12.96cm" svg:height="8.64cm">
          <chart:coordinate-region svg:x="1.935cm" svg:y="0.18cm" svg:width="11.087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11:Planilha4.K11" chart:label-cell-address="Planilha4.A11:Planilha4.A1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intensidade</text:p>
                <draw:g>
                  <svg:desc>Planilha4.A11:Planilha4.A11</svg:desc>
                </draw:g>
              </table:table-cell>
              <table:table-cell office:value-type="float" office:value="0.000674999156251055">
                <text:p>0.000674999156251055</text:p>
                <draw:g>
                  <svg:desc>Planilha4.B11:Planilha4.K11</svg:desc>
                </draw:g>
              </table:table-cell>
              <table:table-cell office:value-type="float" office:value="0.000286249642187947">
                <text:p>0.000286249642187947</text:p>
              </table:table-cell>
              <table:table-cell office:value-type="float" office:value="0.0335137081078649">
                <text:p>0.0335137081078649</text:p>
              </table:table-cell>
              <table:table-cell office:value-type="float" office:value="0.00283749645312943">
                <text:p>0.00283749645312943</text:p>
              </table:table-cell>
              <table:table-cell office:value-type="float" office:value="0.0000737499078126152">
                <text:p>0.0000737499078126152</text:p>
              </table:table-cell>
              <table:table-cell office:value-type="float" office:value="0.00193624757969053">
                <text:p>0.00193624757969053</text:p>
              </table:table-cell>
              <table:table-cell office:value-type="float" office:value="0.00369124538594327">
                <text:p>0.00369124538594327</text:p>
              </table:table-cell>
              <table:table-cell office:value-type="float" office:value="0.0550561811797735">
                <text:p>0.0550561811797735</text:p>
              </table:table-cell>
              <table:table-cell office:value-type="float" office:value="0.00227249715937855">
                <text:p>0.00227249715937855</text:p>
              </table:table-cell>
              <table:table-cell office:value-type="float" office:value="0.185323518345602">
                <text:p>0.18532351834560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677cm" svg:height="9cm" xlink:href=".." xlink:type="simple" chart:class="chart:line" chart:style-name="ch1">
        <chart:legend chart:legend-position="end" svg:x="14.672cm" svg:y="4.201cm" style:legend-expansion="high" chart:style-name="ch2"/>
        <chart:plot-area chart:style-name="ch3" table:cell-range-address="Planilha4.B2:Planilha4.K2 Planilha4.A12:Planilha4.K12" chart:data-source-has-labels="both" svg:x="0.333cm" svg:y="0.18cm" svg:width="14.006cm" svg:height="8.64cm">
          <chart:coordinate-region svg:x="2.012cm" svg:y="0.18cm" svg:width="12.133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12:Planilha4.K12" chart:label-cell-address="Planilha4.A12:Planilha4.A1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cont</text:p>
                <draw:g>
                  <svg:desc>Planilha4.A12:Planilha4.A12</svg:desc>
                </draw:g>
              </table:table-cell>
              <table:table-cell office:value-type="float" office:value="0.00837498953126309">
                <text:p>0.00837498953126309</text:p>
                <draw:g>
                  <svg:desc>Planilha4.B12:Planilha4.K12</svg:desc>
                </draw:g>
              </table:table-cell>
              <table:table-cell office:value-type="float" office:value="0.00449999437500703">
                <text:p>0.00449999437500703</text:p>
              </table:table-cell>
              <table:table-cell office:value-type="float" office:value="0.28799964000045">
                <text:p>0.28799964000045</text:p>
              </table:table-cell>
              <table:table-cell office:value-type="float" office:value="0.0154999806250242">
                <text:p>0.0154999806250242</text:p>
              </table:table-cell>
              <table:table-cell office:value-type="float" office:value="0.00124999843750195">
                <text:p>0.00124999843750195</text:p>
              </table:table-cell>
              <table:table-cell office:value-type="float" office:value="0.0167499790625262">
                <text:p>0.0167499790625262</text:p>
              </table:table-cell>
              <table:table-cell office:value-type="float" office:value="0.0324999593750508">
                <text:p>0.0324999593750508</text:p>
              </table:table-cell>
              <table:table-cell office:value-type="float" office:value="1.99224750969061">
                <text:p>1.99224750969061</text:p>
              </table:table-cell>
              <table:table-cell office:value-type="float" office:value="0.0132499834375207">
                <text:p>0.0132499834375207</text:p>
              </table:table-cell>
              <table:table-cell office:value-type="float" office:value="1.48899813875233">
                <text:p>1.488998138752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84cm" svg:y="4.201cm" style:legend-expansion="high" chart:style-name="ch2"/>
        <chart:plot-area chart:style-name="ch3" table:cell-range-address="Planilha4.B2:Planilha4.K2 Planilha4.A17:Planilha4.K17" chart:data-source-has-labels="both" svg:x="0.32cm" svg:y="0.18cm" svg:width="11.344cm" svg:height="8.64cm">
          <chart:coordinate-region svg:x="2.052cm" svg:y="0.18cm" svg:width="9.472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17:Planilha4.K17" chart:label-cell-address="Planilha4.A17:Planilha4.A17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intensidade_quad</text:p>
                <draw:g>
                  <svg:desc>Planilha4.A17:Planilha4.A17</svg:desc>
                </draw:g>
              </table:table-cell>
              <table:table-cell office:value-type="float" office:value="0.365053293683383">
                <text:p>0.365053293683383</text:p>
                <draw:g>
                  <svg:desc>Planilha4.B17:Planilha4.K17</svg:desc>
                </draw:g>
              </table:table-cell>
              <table:table-cell office:value-type="float" office:value="2.15679605400493">
                <text:p>2.15679605400493</text:p>
              </table:table-cell>
              <table:table-cell office:value-type="float" office:value="24.6324454594432">
                <text:p>24.6324454594432</text:p>
              </table:table-cell>
              <table:table-cell office:value-type="float" office:value="0.392988258764676">
                <text:p>0.392988258764676</text:p>
              </table:table-cell>
              <table:table-cell office:value-type="float" office:value="0.0141824822718972">
                <text:p>0.0141824822718972</text:p>
              </table:table-cell>
              <table:table-cell office:value-type="float" office:value="0.159256050929936">
                <text:p>0.159256050929936</text:p>
              </table:table-cell>
              <table:table-cell office:value-type="float" office:value="2.68790289012139">
                <text:p>2.68790289012139</text:p>
              </table:table-cell>
              <table:table-cell office:value-type="float" office:value="16.5739517825603">
                <text:p>16.5739517825603</text:p>
              </table:table-cell>
              <table:table-cell office:value-type="float" office:value="0.344565819292726">
                <text:p>0.344565819292726</text:p>
              </table:table-cell>
              <table:table-cell office:value-type="float" office:value="81.0305699617875">
                <text:p>81.03056996178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Planilha4.A18:Planilha4.K18" chart:data-source-has-labels="column" svg:x="0.32cm" svg:y="0.18cm" svg:width="12.428cm" svg:height="8.64cm">
          <chart:coordinate-region svg:x="1.973cm" svg:y="0.379cm" svg:width="10.5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4.B18:Planilha4.K18" chart:label-cell-address="Planilha4.A18:Planilha4.A1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ont_quad</text:p>
                <draw:g>
                  <svg:desc>Planilha4.A18:Planilha4.A18</svg:desc>
                </draw:g>
              </table:table-cell>
              <table:table-cell office:value-type="float" office:value="1.14212357234553">
                <text:p>1.14212357234553</text:p>
                <draw:g>
                  <svg:desc>Planilha4.B18:Planilha4.K18</svg:desc>
                </draw:g>
              </table:table-cell>
              <table:table-cell office:value-type="float" office:value="6.57524178094777">
                <text:p>6.57524178094777</text:p>
              </table:table-cell>
              <table:table-cell office:value-type="float" office:value="25.9953425058219">
                <text:p>25.9953425058219</text:p>
              </table:table-cell>
              <table:table-cell office:value-type="float" office:value="0.0381249523438096">
                <text:p>0.0381249523438096</text:p>
              </table:table-cell>
              <table:table-cell office:value-type="float" office:value="0.00612499234375957">
                <text:p>0.00612499234375957</text:p>
              </table:table-cell>
              <table:table-cell office:value-type="float" office:value="0.0333749582813022">
                <text:p>0.0333749582813022</text:p>
              </table:table-cell>
              <table:table-cell office:value-type="float" office:value="6.53336683329146">
                <text:p>6.53336683329146</text:p>
              </table:table-cell>
              <table:table-cell office:value-type="float" office:value="24.5224693469133">
                <text:p>24.5224693469133</text:p>
              </table:table-cell>
              <table:table-cell office:value-type="float" office:value="0.0489999387500766">
                <text:p>0.0489999387500766</text:p>
              </table:table-cell>
              <table:table-cell office:value-type="float" office:value="49.6566879291401">
                <text:p>49.656687929140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77cm" svg:height="9cm" xlink:href=".." xlink:type="simple" chart:class="chart:line" chart:style-name="ch1">
        <chart:legend chart:legend-position="end" svg:x="27.107cm" svg:y="3.952cm" style:legend-expansion="high" chart:style-name="ch2"/>
        <chart:plot-area chart:style-name="ch3" table:cell-range-address="Planilha7.A2:Planilha7.A139 Planilha7.E1:Planilha7.F139" chart:data-source-has-labels="both" svg:x="0.587cm" svg:y="0.18cm" svg:width="25.933cm" svg:height="8.64cm">
          <chart:coordinate-region svg:x="2.318cm" svg:y="0.18cm" svg:width="24.202cm" svg:height="6.059cm"/>
          <chart:axis chart:dimension="x" chart:name="primary-x" chart:style-name="ch4" chartooo:axis-type="auto">
            <chartooo:date-scale/>
            <chart:categories table:cell-range-address="Planilha7.A2:Planilha7.A1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7.E2:Planilha7.E139" chart:label-cell-address="Planilha7.E1:Planilha7.E1" chart:class="chart:line">
            <chart:data-point chart:repeated="138"/>
          </chart:series>
          <chart:series chart:style-name="ch8" chart:values-cell-range-address="Planilha7.F2:Planilha7.F139" chart:label-cell-address="Planilha7.F1:Planilha7.F1" chart:class="chart:line">
            <chart:data-point chart:repeated="1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Planilha7.E1:Planilha7.E1</svg:desc>
                </draw:g>
              </table:table-cell>
              <table:table-cell office:value-type="string">
                <text:p>target</text:p>
                <draw:g>
                  <svg:desc>Planilha7.F1:Planilha7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tance-1.csv</text:p>
                <draw:g>
                  <svg:desc>Planilha7.A2:Planilha7.A139</svg:desc>
                </draw:g>
              </table:table-cell>
              <table:table-cell office:value-type="float" office:value="0.993901674599436">
                <text:p>0.993901674599436</text:p>
                <draw:g>
                  <svg:desc>Planilha7.E2:Planilha7.E139</svg:desc>
                </draw:g>
              </table:table-cell>
              <table:table-cell office:value-type="float" office:value="0">
                <text:p>0</text:p>
                <draw:g>
                  <svg:desc>Planilha7.F2:Planilha7.F139</svg:desc>
                </draw:g>
              </table:table-cell>
            </table:table-row>
            <table:table-row>
              <table:table-cell office:value-type="string">
                <text:p>instance-2.csv</text:p>
              </table:table-cell>
              <table:table-cell office:value-type="float" office:value="0.99602247980826">
                <text:p>0.99602247980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3.csv</text:p>
              </table:table-cell>
              <table:table-cell office:value-type="float" office:value="0.992408914022977">
                <text:p>0.99240891402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.csv</text:p>
              </table:table-cell>
              <table:table-cell office:value-type="float" office:value="0.967654292034329">
                <text:p>0.967654292034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.csv</text:p>
              </table:table-cell>
              <table:table-cell office:value-type="float" office:value="0.995811757072123">
                <text:p>0.99581175707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.csv</text:p>
              </table:table-cell>
              <table:table-cell office:value-type="float" office:value="0.993546682668881">
                <text:p>0.993546682668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.csv</text:p>
              </table:table-cell>
              <table:table-cell office:value-type="float" office:value="0.994216241935458">
                <text:p>0.994216241935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.csv</text:p>
              </table:table-cell>
              <table:table-cell office:value-type="float" office:value="0.990849635939077">
                <text:p>0.990849635939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.csv</text:p>
              </table:table-cell>
              <table:table-cell office:value-type="float" office:value="0.996426575466693">
                <text:p>0.996426575466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.csv</text:p>
              </table:table-cell>
              <table:table-cell office:value-type="float" office:value="0.997114768893011">
                <text:p>0.997114768893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.csv</text:p>
              </table:table-cell>
              <table:table-cell office:value-type="float" office:value="0.995670538501183">
                <text:p>0.99567053850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.csv</text:p>
              </table:table-cell>
              <table:table-cell office:value-type="float" office:value="0.993697939179392">
                <text:p>0.993697939179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.csv</text:p>
              </table:table-cell>
              <table:table-cell office:value-type="float" office:value="0.996591107753547">
                <text:p>0.996591107753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4.csv</text:p>
              </table:table-cell>
              <table:table-cell office:value-type="float" office:value="0.996391449797336">
                <text:p>0.996391449797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5.csv</text:p>
              </table:table-cell>
              <table:table-cell office:value-type="float" office:value="0.992532736824777">
                <text:p>0.992532736824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6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7.csv</text:p>
              </table:table-cell>
              <table:table-cell office:value-type="float" office:value="0.9942433461578">
                <text:p>0.994243346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8.csv</text:p>
              </table:table-cell>
              <table:table-cell office:value-type="float" office:value="0.992566916186476">
                <text:p>0.992566916186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9.csv</text:p>
              </table:table-cell>
              <table:table-cell office:value-type="float" office:value="0.997586008714917">
                <text:p>0.99758600871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0.csv</text:p>
              </table:table-cell>
              <table:table-cell office:value-type="float" office:value="0.994655820090352">
                <text:p>0.994655820090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1.csv</text:p>
              </table:table-cell>
              <table:table-cell office:value-type="float" office:value="0.995037668973732">
                <text:p>0.99503766897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2.csv</text:p>
              </table:table-cell>
              <table:table-cell office:value-type="float" office:value="0.987447732380523">
                <text:p>0.987447732380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3.csv</text:p>
              </table:table-cell>
              <table:table-cell office:value-type="float" office:value="0.981257019003316">
                <text:p>0.981257019003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4.csv</text:p>
              </table:table-cell>
              <table:table-cell office:value-type="float" office:value="0.990017317546395">
                <text:p>0.99001731754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6.csv</text:p>
              </table:table-cell>
              <table:table-cell office:value-type="float" office:value="0.972492590684757">
                <text:p>0.972492590684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7.csv</text:p>
              </table:table-cell>
              <table:table-cell office:value-type="float" office:value="0.991997043100373">
                <text:p>0.991997043100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8.csv</text:p>
              </table:table-cell>
              <table:table-cell office:value-type="float" office:value="0.952665723541367">
                <text:p>0.95266572354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9.csv</text:p>
              </table:table-cell>
              <table:table-cell office:value-type="float" office:value="0.996847127592443">
                <text:p>0.996847127592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1.csv</text:p>
              </table:table-cell>
              <table:table-cell office:value-type="float" office:value="0.993046174495154">
                <text:p>0.993046174495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2.csv</text:p>
              </table:table-cell>
              <table:table-cell office:value-type="float" office:value="0.996785173442276">
                <text:p>0.99678517344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3.csv</text:p>
              </table:table-cell>
              <table:table-cell office:value-type="float" office:value="0.99494580637482">
                <text:p>0.9949458063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4.csv</text:p>
              </table:table-cell>
              <table:table-cell office:value-type="float" office:value="0.993380083733507">
                <text:p>0.99338008373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5.csv</text:p>
              </table:table-cell>
              <table:table-cell office:value-type="float" office:value="0.99065965905546">
                <text:p>0.99065965905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6.csv</text:p>
              </table:table-cell>
              <table:table-cell office:value-type="float" office:value="0.988675855395511">
                <text:p>0.988675855395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7.csv</text:p>
              </table:table-cell>
              <table:table-cell office:value-type="float" office:value="0.993909189153986">
                <text:p>0.99390918915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8.csv</text:p>
              </table:table-cell>
              <table:table-cell office:value-type="float" office:value="0.995481279059416">
                <text:p>0.995481279059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9.csv</text:p>
              </table:table-cell>
              <table:table-cell office:value-type="float" office:value="0.996953221971514">
                <text:p>0.99695322197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0.csv</text:p>
              </table:table-cell>
              <table:table-cell office:value-type="float" office:value="0.995402885461431">
                <text:p>0.99540288546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1.csv</text:p>
              </table:table-cell>
              <table:table-cell office:value-type="float" office:value="0.965688624189382">
                <text:p>0.965688624189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2.csv</text:p>
              </table:table-cell>
              <table:table-cell office:value-type="float" office:value="0.996868619004238">
                <text:p>0.99686861900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3.csv</text:p>
              </table:table-cell>
              <table:table-cell office:value-type="float" office:value="0.994644610335326">
                <text:p>0.9946446103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4.csv</text:p>
              </table:table-cell>
              <table:table-cell office:value-type="float" office:value="0.995105578342847">
                <text:p>0.99510557834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5.csv</text:p>
              </table:table-cell>
              <table:table-cell office:value-type="float" office:value="0.967389973121159">
                <text:p>0.96738997312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6.csv</text:p>
              </table:table-cell>
              <table:table-cell office:value-type="float" office:value="0.988410850574397">
                <text:p>0.988410850574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7.csv</text:p>
              </table:table-cell>
              <table:table-cell office:value-type="float" office:value="0.994240669446654">
                <text:p>0.994240669446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8.csv</text:p>
              </table:table-cell>
              <table:table-cell office:value-type="float" office:value="0.989941480035952">
                <text:p>0.989941480035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0.csv</text:p>
              </table:table-cell>
              <table:table-cell office:value-type="float" office:value="0.994290150659504">
                <text:p>0.994290150659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1.csv</text:p>
              </table:table-cell>
              <table:table-cell office:value-type="float" office:value="0.981880399585508">
                <text:p>0.981880399585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2.csv</text:p>
              </table:table-cell>
              <table:table-cell office:value-type="float" office:value="0.986262321058833">
                <text:p>0.986262321058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3.csv</text:p>
              </table:table-cell>
              <table:table-cell office:value-type="float" office:value="0.994623593754524">
                <text:p>0.994623593754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4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6.csv</text:p>
              </table:table-cell>
              <table:table-cell office:value-type="float" office:value="0.996313127302032">
                <text:p>0.99631312730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7.csv</text:p>
              </table:table-cell>
              <table:table-cell office:value-type="float" office:value="0.988847234136191">
                <text:p>0.988847234136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8.csv</text:p>
              </table:table-cell>
              <table:table-cell office:value-type="float" office:value="0.988776930859103">
                <text:p>0.98877693085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9.csv</text:p>
              </table:table-cell>
              <table:table-cell office:value-type="float" office:value="0.99436801149524">
                <text:p>0.9943680114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0.csv</text:p>
              </table:table-cell>
              <table:table-cell office:value-type="float" office:value="0.98135378258965">
                <text:p>0.9813537825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1.csv</text:p>
              </table:table-cell>
              <table:table-cell office:value-type="float" office:value="0.961372475919721">
                <text:p>0.961372475919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2.csv</text:p>
              </table:table-cell>
              <table:table-cell office:value-type="float" office:value="0.991142182639785">
                <text:p>0.99114218263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3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4.csv</text:p>
              </table:table-cell>
              <table:table-cell office:value-type="float" office:value="0.995663078594233">
                <text:p>0.995663078594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6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7.csv</text:p>
              </table:table-cell>
              <table:table-cell office:value-type="float" office:value="0.992868596753244">
                <text:p>0.99286859675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8.csv</text:p>
              </table:table-cell>
              <table:table-cell office:value-type="float" office:value="0.990163642635989">
                <text:p>0.990163642635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69.csv</text:p>
              </table:table-cell>
              <table:table-cell office:value-type="float" office:value="0.995765658027378">
                <text:p>0.995765658027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1.csv</text:p>
              </table:table-cell>
              <table:table-cell office:value-type="float" office:value="0.96349208988257">
                <text:p>0.96349208988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3.csv</text:p>
              </table:table-cell>
              <table:table-cell office:value-type="float" office:value="0.991681770803625">
                <text:p>0.99168177080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4.csv</text:p>
              </table:table-cell>
              <table:table-cell office:value-type="float" office:value="0.987712719785426">
                <text:p>0.987712719785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6.csv</text:p>
              </table:table-cell>
              <table:table-cell office:value-type="float" office:value="0.973944020846717">
                <text:p>0.973944020846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7.csv</text:p>
              </table:table-cell>
              <table:table-cell office:value-type="float" office:value="0.989937879007743">
                <text:p>0.989937879007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78.csv</text:p>
              </table:table-cell>
              <table:table-cell office:value-type="float" office:value="0.992318860047737">
                <text:p>0.99231886004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1.csv</text:p>
              </table:table-cell>
              <table:table-cell office:value-type="float" office:value="0.993750324365921">
                <text:p>0.99375032436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2.csv</text:p>
              </table:table-cell>
              <table:table-cell office:value-type="float" office:value="0.981471591233499">
                <text:p>0.981471591233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3.csv</text:p>
              </table:table-cell>
              <table:table-cell office:value-type="float" office:value="0.974962200927493">
                <text:p>0.974962200927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4.csv</text:p>
              </table:table-cell>
              <table:table-cell office:value-type="float" office:value="0.985132999447497">
                <text:p>0.985132999447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5.csv</text:p>
              </table:table-cell>
              <table:table-cell office:value-type="float" office:value="0.996501256666335">
                <text:p>0.996501256666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6.csv</text:p>
              </table:table-cell>
              <table:table-cell office:value-type="float" office:value="0.991133929343398">
                <text:p>0.991133929343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7.csv</text:p>
              </table:table-cell>
              <table:table-cell office:value-type="float" office:value="0.964166395248121">
                <text:p>0.96416639524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8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9.csv</text:p>
              </table:table-cell>
              <table:table-cell office:value-type="float" office:value="0.996257805102012">
                <text:p>0.99625780510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0.csv</text:p>
              </table:table-cell>
              <table:table-cell office:value-type="float" office:value="0.996970433993805">
                <text:p>0.996970433993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1.csv</text:p>
              </table:table-cell>
              <table:table-cell office:value-type="float" office:value="0.993051298001795">
                <text:p>0.993051298001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92.csv</text:p>
              </table:table-cell>
              <table:table-cell office:value-type="float" office:value="0.992016753546621">
                <text:p>0.992016753546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3.csv</text:p>
              </table:table-cell>
              <table:table-cell office:value-type="float" office:value="0.96420353976886">
                <text:p>0.96420353976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4.csv</text:p>
              </table:table-cell>
              <table:table-cell office:value-type="float" office:value="0.958376709272157">
                <text:p>0.958376709272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95.csv</text:p>
              </table:table-cell>
              <table:table-cell office:value-type="float" office:value="0.941638584602602">
                <text:p>0.941638584602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6.csv</text:p>
              </table:table-cell>
              <table:table-cell office:value-type="float" office:value="0.995795744258391">
                <text:p>0.995795744258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97.csv</text:p>
              </table:table-cell>
              <table:table-cell office:value-type="float" office:value="0.995796022647477">
                <text:p>0.995796022647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8.csv</text:p>
              </table:table-cell>
              <table:table-cell office:value-type="float" office:value="0.986121897281087">
                <text:p>0.98612189728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9.csv</text:p>
              </table:table-cell>
              <table:table-cell office:value-type="float" office:value="0.995431249939709">
                <text:p>0.995431249939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100.csv</text:p>
              </table:table-cell>
              <table:table-cell office:value-type="float" office:value="0.984640538798706">
                <text:p>0.984640538798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1.csv</text:p>
              </table:table-cell>
              <table:table-cell office:value-type="float" office:value="0.955313858039778">
                <text:p>0.955313858039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3.csv</text:p>
              </table:table-cell>
              <table:table-cell office:value-type="float" office:value="0.964917164361929">
                <text:p>0.96491716436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4.csv</text:p>
              </table:table-cell>
              <table:table-cell office:value-type="float" office:value="0.954864119315741">
                <text:p>0.95486411931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5.csv</text:p>
              </table:table-cell>
              <table:table-cell office:value-type="float" office:value="0.972239385677961">
                <text:p>0.97223938567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6.csv</text:p>
              </table:table-cell>
              <table:table-cell office:value-type="float" office:value="0.994325747597988">
                <text:p>0.99432574759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7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8.csv</text:p>
              </table:table-cell>
              <table:table-cell office:value-type="float" office:value="0.982704996069342">
                <text:p>0.982704996069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0.csv</text:p>
              </table:table-cell>
              <table:table-cell office:value-type="float" office:value="0.987037800546329">
                <text:p>0.987037800546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1.csv</text:p>
              </table:table-cell>
              <table:table-cell office:value-type="float" office:value="0.961644246497581">
                <text:p>0.961644246497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2.csv</text:p>
              </table:table-cell>
              <table:table-cell office:value-type="float" office:value="0.987846780540199">
                <text:p>0.98784678054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3.csv</text:p>
              </table:table-cell>
              <table:table-cell office:value-type="float" office:value="0.981445501205545">
                <text:p>0.981445501205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4.csv</text:p>
              </table:table-cell>
              <table:table-cell office:value-type="float" office:value="0.997194583076007">
                <text:p>0.997194583076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5.csv</text:p>
              </table:table-cell>
              <table:table-cell office:value-type="float" office:value="0.992989486363064">
                <text:p>0.99298948636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6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7.csv</text:p>
              </table:table-cell>
              <table:table-cell office:value-type="float" office:value="0.985467780761969">
                <text:p>0.98546778076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8.csv</text:p>
              </table:table-cell>
              <table:table-cell office:value-type="float" office:value="0.995857004721595">
                <text:p>0.99585700472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1.csv</text:p>
              </table:table-cell>
              <table:table-cell office:value-type="float" office:value="0.992285838920949">
                <text:p>0.992285838920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3.csv</text:p>
              </table:table-cell>
              <table:table-cell office:value-type="float" office:value="0.991047906991701">
                <text:p>0.99104790699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4.csv</text:p>
              </table:table-cell>
              <table:table-cell office:value-type="float" office:value="0.977897744837815">
                <text:p>0.977897744837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5.csv</text:p>
              </table:table-cell>
              <table:table-cell office:value-type="float" office:value="0.901524751947293">
                <text:p>0.901524751947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6.csv</text:p>
              </table:table-cell>
              <table:table-cell office:value-type="float" office:value="0.993782134496407">
                <text:p>0.993782134496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7.csv</text:p>
              </table:table-cell>
              <table:table-cell office:value-type="float" office:value="0.993471951681815">
                <text:p>0.99347195168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8.csv</text:p>
              </table:table-cell>
              <table:table-cell office:value-type="float" office:value="0.973967366254314">
                <text:p>0.973967366254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9.csv</text:p>
              </table:table-cell>
              <table:table-cell office:value-type="float" office:value="0.975775495345941">
                <text:p>0.975775495345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0.csv</text:p>
              </table:table-cell>
              <table:table-cell office:value-type="float" office:value="0.996252650319735">
                <text:p>0.996252650319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1.csv</text:p>
              </table:table-cell>
              <table:table-cell office:value-type="float" office:value="0.993041029773917">
                <text:p>0.99304102977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3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4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5.csv</text:p>
              </table:table-cell>
              <table:table-cell office:value-type="float" office:value="0.990760815492204">
                <text:p>0.99076081549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6.csv</text:p>
              </table:table-cell>
              <table:table-cell office:value-type="float" office:value="0.960753976760837">
                <text:p>0.960753976760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7.csv</text:p>
              </table:table-cell>
              <table:table-cell office:value-type="float" office:value="0.99525494550482">
                <text:p>0.99525494550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138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22cm" svg:height="9cm" xlink:href=".." xlink:type="simple" chart:class="chart:line" chart:style-name="ch1">
        <chart:legend chart:legend-position="end" svg:x="16.385cm" svg:y="3.952cm" style:legend-expansion="high" chart:style-name="ch2"/>
        <chart:plot-area chart:style-name="ch3" table:cell-range-address="modelo1.A1:modelo1.B101" chart:data-source-has-labels="row" svg:x="0.388cm" svg:y="0.18cm" svg:width="15.609cm" svg:height="8.64cm">
          <chart:coordinate-region svg:x="1.115cm" svg:y="0.379cm" svg:width="14.882cm" svg:height="7.649cm"/>
          <chart:axis chart:dimension="x" chart:name="primary-x" chart:style-name="ch4"/>
          <chart:axis chart:dimension="y" chart:name="primary-y" chart:style-name="ch5"/>
          <chart:series chart:style-name="ch6" chart:values-cell-range-address="modelo1.A2:modelo1.A101" chart:label-cell-address="modelo1.A1:modelo1.A1" chart:class="chart:line">
            <chart:data-point chart:repeated="100"/>
          </chart:series>
          <chart:series chart:style-name="ch7" chart:values-cell-range-address="modelo1.B2:modelo1.B101" chart:label-cell-address="modelo1.B1:modelo1.B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_train</text:p>
                <draw:g>
                  <svg:desc>modelo1.A1:modelo1.A1</svg:desc>
                </draw:g>
              </table:table-cell>
              <table:table-cell office:value-type="string">
                <text:p>score_test</text:p>
                <draw:g>
                  <svg:desc>modelo1.B1:modelo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3118279569892">
                <text:p>0.973118279569892</text:p>
                <draw:g>
                  <svg:desc>modelo1.A2:modelo1.A101</svg:desc>
                </draw:g>
              </table:table-cell>
              <table:table-cell office:value-type="float" office:value="0.805970149253731">
                <text:p>0.805970149253731</text:p>
                <draw:g>
                  <svg:desc>modelo1.B2:modelo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0597014925373134">
                <text:p>0.0597014925373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791044776119403">
                <text:p>0.791044776119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7849462365591">
                <text:p>0.897849462365591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0860215053763">
                <text:p>0.940860215053763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1720430107527">
                <text:p>0.881720430107527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0215053763441">
                <text:p>0.860215053763441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96774193548387">
                <text:p>0.596774193548387</text:p>
              </table:table-cell>
              <table:table-cell office:value-type="float" office:value="0.671641791044776">
                <text:p>0.6716417910447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0860215053763">
                <text:p>0.940860215053763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97849462365591">
                <text:p>0.897849462365591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0.686567164179104">
                <text:p>0.686567164179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791044776119403">
                <text:p>0.7910447761194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6774193548387">
                <text:p>0.596774193548387</text:p>
              </table:table-cell>
              <table:table-cell office:value-type="float" office:value="0.656716417910448">
                <text:p>0.65671641791044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454cm" style:legend-expansion="high" chart:style-name="ch2"/>
        <chart:plot-area chart:style-name="ch3" table:cell-range-address="modelo1.E1:modelo1.H101" chart:data-source-has-labels="row" svg:x="0.32cm" svg:y="0.18cm" svg:width="13.646cm" svg:height="8.64cm">
          <chart:coordinate-region svg:x="0.941cm" svg:y="0.379cm" svg:width="13.02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delo1.E2:modelo1.E101" chart:label-cell-address="modelo1.E1:modelo1.E1" chart:class="chart:line">
            <chart:data-point chart:repeated="100"/>
          </chart:series>
          <chart:series chart:style-name="ch7" chart:values-cell-range-address="modelo1.F2:modelo1.F101" chart:label-cell-address="modelo1.F1:modelo1.F1" chart:class="chart:line">
            <chart:data-point chart:repeated="100"/>
          </chart:series>
          <chart:series chart:style-name="ch8" chart:values-cell-range-address="modelo1.G2:modelo1.G101" chart:label-cell-address="modelo1.G1:modelo1.G1" chart:class="chart:line">
            <chart:data-point chart:repeated="100"/>
          </chart:series>
          <chart:series chart:style-name="ch9" chart:values-cell-range-address="modelo1.H2:modelo1.H101" chart:label-cell-address="modelo1.H1:modelo1.H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p</text:p>
                <draw:g>
                  <svg:desc>modelo1.E1:modelo1.E1</svg:desc>
                </draw:g>
              </table:table-cell>
              <table:table-cell office:value-type="string">
                <text:p>vn</text:p>
                <draw:g>
                  <svg:desc>modelo1.F1:modelo1.F1</svg:desc>
                </draw:g>
              </table:table-cell>
              <table:table-cell office:value-type="string">
                <text:p>fp</text:p>
                <draw:g>
                  <svg:desc>modelo1.G1:modelo1.G1</svg:desc>
                </draw:g>
              </table:table-cell>
              <table:table-cell office:value-type="string">
                <text:p>fn</text:p>
                <draw:g>
                  <svg:desc>modelo1.H1:modelo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modelo1.E2:modelo1.E101</svg:desc>
                </draw:g>
              </table:table-cell>
              <table:table-cell office:value-type="float" office:value="51">
                <text:p>51</text:p>
                <draw:g>
                  <svg:desc>modelo1.F2:modelo1.F101</svg:desc>
                </draw:g>
              </table:table-cell>
              <table:table-cell office:value-type="float" office:value="12">
                <text:p>12</text:p>
                <draw:g>
                  <svg:desc>modelo1.G2:modelo1.G101</svg:desc>
                </draw:g>
              </table:table-cell>
              <table:table-cell office:value-type="float" office:value="1">
                <text:p>1</text:p>
                <draw:g>
                  <svg:desc>modelo1.H2:modelo1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3.952cm" style:legend-expansion="high" chart:style-name="ch2"/>
        <chart:plot-area chart:style-name="ch3" table:cell-range-address="modelo1.C1:modelo1.D101" chart:data-source-has-labels="row" svg:x="0.32cm" svg:y="0.18cm" svg:width="12.111cm" svg:height="8.64cm">
          <chart:coordinate-region svg:x="0.941cm" svg:y="0.379cm" svg:width="11.49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delo1.C2:modelo1.C101" chart:label-cell-address="modelo1.C1:modelo1.C1" chart:class="chart:line">
            <chart:data-point chart:repeated="100"/>
          </chart:series>
          <chart:series chart:style-name="ch7" chart:values-cell-range-address="modelo1.D2:modelo1.D101" chart:label-cell-address="modelo1.D1:modelo1.D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_hits</text:p>
                <draw:g>
                  <svg:desc>modelo1.C1:modelo1.C1</svg:desc>
                </draw:g>
              </table:table-cell>
              <table:table-cell office:value-type="string">
                <text:p>count_errors</text:p>
                <draw:g>
                  <svg:desc>modelo1.D1:model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modelo1.C2:modelo1.C101</svg:desc>
                </draw:g>
              </table:table-cell>
              <table:table-cell office:value-type="float" office:value="13">
                <text:p>13</text:p>
                <draw:g>
                  <svg:desc>modelo1.D2:modelo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68cm" svg:height="9cm" xlink:href=".." xlink:type="simple" chart:class="chart:line" chart:style-name="ch1">
        <chart:legend chart:legend-position="end" svg:x="27.607cm" svg:y="4.201cm" style:legend-expansion="high" chart:style-name="ch2"/>
        <chart:plot-area chart:style-name="ch3" table:cell-range-address="Planilha1.B30:Planilha1.K30 Planilha1.A35:Planilha1.K35" chart:data-source-has-labels="both" svg:x="0.603cm" svg:y="0.18cm" svg:width="26.401cm" svg:height="8.64cm">
          <chart:coordinate-region svg:x="2.177cm" svg:y="0.379cm" svg:width="23.596cm" svg:height="8.242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5:Planilha1.K35" chart:label-cell-address="Planilha1.A35:Planilha1.A3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kurtosis</text:p>
                <draw:g>
                  <svg:desc>Planilha1.A35:Planilha1.A35</svg:desc>
                </draw:g>
              </table:table-cell>
              <table:table-cell office:value-type="float" office:value="-1.42745725911699">
                <text:p>-1.42745725911699</text:p>
                <draw:g>
                  <svg:desc>Planilha1.B35:Planilha1.K35</svg:desc>
                </draw:g>
              </table:table-cell>
              <table:table-cell office:value-type="float" office:value="-1.46474608491624">
                <text:p>-1.46474608491624</text:p>
              </table:table-cell>
              <table:table-cell office:value-type="float" office:value="-0.966027978326935">
                <text:p>-0.966027978326935</text:p>
              </table:table-cell>
              <table:table-cell office:value-type="float" office:value="-1.44586260415714">
                <text:p>-1.44586260415714</text:p>
              </table:table-cell>
              <table:table-cell office:value-type="float" office:value="-1.46385447250474">
                <text:p>-1.46385447250474</text:p>
              </table:table-cell>
              <table:table-cell office:value-type="float" office:value="-1.47290325324865">
                <text:p>-1.47290325324865</text:p>
              </table:table-cell>
              <table:table-cell office:value-type="float" office:value="-1.42913915267706">
                <text:p>-1.42913915267706</text:p>
              </table:table-cell>
              <table:table-cell office:value-type="float" office:value="-1.3736439458006">
                <text:p>-1.3736439458006</text:p>
              </table:table-cell>
              <table:table-cell office:value-type="float" office:value="-1.24074609471365">
                <text:p>-1.24074609471365</text:p>
              </table:table-cell>
              <table:table-cell office:value-type="float" office:value="-0.887291714761614">
                <text:p>-0.887291714761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38cm" svg:height="9cm" xlink:href=".." xlink:type="simple" chart:class="chart:line" chart:style-name="ch1">
        <chart:legend chart:legend-position="end" svg:x="17.001cm" svg:y="3.952cm" style:legend-expansion="high" chart:style-name="ch2"/>
        <chart:plot-area chart:style-name="ch3" table:cell-range-address="modelo2.A1:modelo2.B101" chart:data-source-has-labels="row" svg:x="0.4cm" svg:y="0.18cm" svg:width="16.201cm" svg:height="8.64cm">
          <chart:coordinate-region svg:x="1.127cm" svg:y="0.379cm" svg:width="15.474cm" svg:height="7.649cm"/>
          <chart:axis chart:dimension="x" chart:name="primary-x" chart:style-name="ch4"/>
          <chart:axis chart:dimension="y" chart:name="primary-y" chart:style-name="ch5"/>
          <chart:series chart:style-name="ch6" chart:values-cell-range-address="modelo2.A2:modelo2.A101" chart:label-cell-address="modelo2.A1:modelo2.A1" chart:class="chart:line">
            <chart:data-point chart:repeated="100"/>
          </chart:series>
          <chart:series chart:style-name="ch7" chart:values-cell-range-address="modelo2.B2:modelo2.B101" chart:label-cell-address="modelo2.B1:modelo2.B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_train</text:p>
                <draw:g>
                  <svg:desc>modelo2.A1:modelo2.A1</svg:desc>
                </draw:g>
              </table:table-cell>
              <table:table-cell office:value-type="string">
                <text:p>score_test</text:p>
                <draw:g>
                  <svg:desc>modelo2.B1:modelo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0967741935484">
                <text:p>0.870967741935484</text:p>
                <draw:g>
                  <svg:desc>modelo2.A2:modelo2.A101</svg:desc>
                </draw:g>
              </table:table-cell>
              <table:table-cell office:value-type="float" office:value="0.82089552238806">
                <text:p>0.82089552238806</text:p>
                <draw:g>
                  <svg:desc>modelo2.B2:modelo2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701492537313433">
                <text:p>0.701492537313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9462365591398">
                <text:p>0.849462365591398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477611940298507">
                <text:p>0.477611940298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492537313432836">
                <text:p>0.492537313432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0860215053763">
                <text:p>0.940860215053763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4838709677419">
                <text:p>0.854838709677419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4623655913978">
                <text:p>0.994623655913978</text:p>
              </table:table-cell>
              <table:table-cell office:value-type="float" office:value="0.791044776119403">
                <text:p>0.791044776119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0860215053763">
                <text:p>0.940860215053763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73134328358209">
                <text:p>0.731343283582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701492537313433">
                <text:p>0.701492537313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6344086021505">
                <text:p>0.876344086021505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73134328358209">
                <text:p>0.73134328358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7849462365591">
                <text:p>0.897849462365591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716417910447761">
                <text:p>0.7164179104477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671641791044776">
                <text:p>0.6716417910447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746268656716418">
                <text:p>0.746268656716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1720430107527">
                <text:p>0.881720430107527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97849462365591">
                <text:p>0.897849462365591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8602150537634">
                <text:p>0.908602150537634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40860215053763">
                <text:p>0.940860215053763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477611940298507">
                <text:p>0.4776119402985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49462365591398">
                <text:p>0.849462365591398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73134328358209">
                <text:p>0.731343283582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701492537313433">
                <text:p>0.7014925373134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791044776119403">
                <text:p>0.791044776119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791044776119403">
                <text:p>0.7910447761194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97849462365591">
                <text:p>0.897849462365591</text:p>
              </table:table-cell>
              <table:table-cell office:value-type="float" office:value="0.17910447761194">
                <text:p>0.17910447761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641791044776119">
                <text:p>0.641791044776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73134328358209">
                <text:p>0.731343283582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7849462365591">
                <text:p>0.897849462365591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4623655913978">
                <text:p>0.994623655913978</text:p>
              </table:table-cell>
              <table:table-cell office:value-type="float" office:value="0.791044776119403">
                <text:p>0.791044776119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656716417910448">
                <text:p>0.6567164179104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.552238805970149">
                <text:p>0.552238805970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895522388059701">
                <text:p>0.89552238805970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68cm" svg:height="9cm" xlink:href=".." xlink:type="simple" chart:class="chart:line" chart:style-name="ch1">
        <chart:legend chart:legend-position="end" svg:x="28.03cm" svg:y="4.201cm" style:legend-expansion="high" chart:style-name="ch2"/>
        <chart:plot-area chart:style-name="ch3" table:cell-range-address="Planilha1.B30:Planilha1.K30 Planilha1.A36:Planilha1.K36" chart:data-source-has-labels="both" svg:x="0.603cm" svg:y="0.18cm" svg:width="26.824cm" svg:height="8.64cm">
          <chart:coordinate-region svg:x="2.177cm" svg:y="0.379cm" svg:width="24.019cm" svg:height="8.242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6:Planilha1.K36" chart:label-cell-address="Planilha1.A36:Planilha1.A36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skew</text:p>
                <draw:g>
                  <svg:desc>Planilha1.A36:Planilha1.A36</svg:desc>
                </draw:g>
              </table:table-cell>
              <table:table-cell office:value-type="float" office:value="0.00532315805835035">
                <text:p>0.00532315805835035</text:p>
                <draw:g>
                  <svg:desc>Planilha1.B36:Planilha1.K36</svg:desc>
                </draw:g>
              </table:table-cell>
              <table:table-cell office:value-type="float" office:value="0.00115579491728972">
                <text:p>0.00115579491728972</text:p>
              </table:table-cell>
              <table:table-cell office:value-type="float" office:value="-0.00362031213359571">
                <text:p>-0.00362031213359571</text:p>
              </table:table-cell>
              <table:table-cell office:value-type="float" office:value="0.00141769281363121">
                <text:p>0.00141769281363121</text:p>
              </table:table-cell>
              <table:table-cell office:value-type="float" office:value="0.00186305201548327">
                <text:p>0.00186305201548327</text:p>
              </table:table-cell>
              <table:table-cell office:value-type="float" office:value="-0.00011008966488437">
                <text:p>-0.00011008966488437</text:p>
              </table:table-cell>
              <table:table-cell office:value-type="float" office:value="0.00512516176697832">
                <text:p>0.00512516176697832</text:p>
              </table:table-cell>
              <table:table-cell office:value-type="float" office:value="0.0025429889631248">
                <text:p>0.0025429889631248</text:p>
              </table:table-cell>
              <table:table-cell office:value-type="float" office:value="0.0126560264375066">
                <text:p>0.0126560264375066</text:p>
              </table:table-cell>
              <table:table-cell office:value-type="float" office:value="0.0222833899614758">
                <text:p>0.02228338996147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94cm" svg:height="9cm" xlink:href=".." xlink:type="simple" chart:class="chart:line" chart:style-name="ch1">
        <chart:legend chart:legend-position="end" svg:x="28.268cm" svg:y="4.201cm" style:legend-expansion="high" chart:style-name="ch2"/>
        <chart:plot-area chart:style-name="ch3" table:cell-range-address="Planilha1.B30:Planilha1.K30 Planilha1.A33:Planilha1.K33" chart:data-source-has-labels="both" svg:x="0.603cm" svg:y="0.18cm" svg:width="27.062cm" svg:height="8.64cm">
          <chart:coordinate-region svg:x="2.071cm" svg:y="0.379cm" svg:width="24.177cm" svg:height="7.794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3:Planilha1.K33" chart:label-cell-address="Planilha1.A33:Planilha1.A3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rms</text:p>
                <draw:g>
                  <svg:desc>Planilha1.A33:Planilha1.A33</svg:desc>
                </draw:g>
              </table:table-cell>
              <table:table-cell office:value-type="float" office:value="13.5422767923304">
                <text:p>13.5422767923304</text:p>
                <draw:g>
                  <svg:desc>Planilha1.B33:Planilha1.K33</svg:desc>
                </draw:g>
              </table:table-cell>
              <table:table-cell office:value-type="float" office:value="14.6183705528545">
                <text:p>14.6183705528545</text:p>
              </table:table-cell>
              <table:table-cell office:value-type="float" office:value="15.576655955251">
                <text:p>15.576655955251</text:p>
              </table:table-cell>
              <table:table-cell office:value-type="float" office:value="13.4268736068762">
                <text:p>13.4268736068762</text:p>
              </table:table-cell>
              <table:table-cell office:value-type="float" office:value="13.1193987496747">
                <text:p>13.1193987496747</text:p>
              </table:table-cell>
              <table:table-cell office:value-type="float" office:value="13.3984414463052">
                <text:p>13.3984414463052</text:p>
              </table:table-cell>
              <table:table-cell office:value-type="float" office:value="15.2022850017064">
                <text:p>15.2022850017064</text:p>
              </table:table-cell>
              <table:table-cell office:value-type="float" office:value="15.5769899665913">
                <text:p>15.5769899665913</text:p>
              </table:table-cell>
              <table:table-cell office:value-type="float" office:value="13.3757211275468">
                <text:p>13.3757211275468</text:p>
              </table:table-cell>
              <table:table-cell office:value-type="float" office:value="16.4901946822361">
                <text:p>16.49019468223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76cm" svg:height="9cm" xlink:href=".." xlink:type="simple" chart:class="chart:line" chart:style-name="ch1">
        <chart:legend chart:legend-position="end" svg:x="28.456cm" svg:y="4.201cm" style:legend-expansion="high" chart:style-name="ch2"/>
        <chart:plot-area chart:style-name="ch3" table:cell-range-address="Planilha1.B30:Planilha1.K30 Planilha1.A34:Planilha1.K34" chart:data-source-has-labels="both" svg:x="0.605cm" svg:y="0.18cm" svg:width="27.246cm" svg:height="8.64cm">
          <chart:coordinate-region svg:x="2.073cm" svg:y="0.379cm" svg:width="24.361cm" svg:height="7.794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4:Planilha1.K34" chart:label-cell-address="Planilha1.A34:Planilha1.A3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std</text:p>
                <draw:g>
                  <svg:desc>Planilha1.A34:Planilha1.A34</svg:desc>
                </draw:g>
              </table:table-cell>
              <table:table-cell office:value-type="float" office:value="13.530705289049">
                <text:p>13.530705289049</text:p>
                <draw:g>
                  <svg:desc>Planilha1.B34:Planilha1.K34</svg:desc>
                </draw:g>
              </table:table-cell>
              <table:table-cell office:value-type="float" office:value="14.5514276993109">
                <text:p>14.5514276993109</text:p>
              </table:table-cell>
              <table:table-cell office:value-type="float" office:value="15.5441951964311">
                <text:p>15.5441951964311</text:p>
              </table:table-cell>
              <table:table-cell office:value-type="float" office:value="13.4141857054997">
                <text:p>13.4141857054997</text:p>
              </table:table-cell>
              <table:table-cell office:value-type="float" office:value="13.1062543245559">
                <text:p>13.1062543245559</text:p>
              </table:table-cell>
              <table:table-cell office:value-type="float" office:value="13.3859189572309">
                <text:p>13.3859189572309</text:p>
              </table:table-cell>
              <table:table-cell office:value-type="float" office:value="15.1911740836626">
                <text:p>15.1911740836626</text:p>
              </table:table-cell>
              <table:table-cell office:value-type="float" office:value="15.5146028218419">
                <text:p>15.5146028218419</text:p>
              </table:table-cell>
              <table:table-cell office:value-type="float" office:value="13.3629945772017">
                <text:p>13.3629945772017</text:p>
              </table:table-cell>
              <table:table-cell office:value-type="float" office:value="16.4599035135436">
                <text:p>16.45990351354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4.201cm" style:legend-expansion="high" chart:style-name="ch2"/>
        <chart:plot-area chart:style-name="ch3" table:cell-range-address="Planilha3.D1:Planilha3.D27" chart:data-source-has-labels="row" svg:x="0.32cm" svg:y="0.18cm" svg:width="13.169cm" svg:height="8.64cm">
          <chart:coordinate-region svg:x="0.862cm" svg:y="0.379cm" svg:width="12.4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3.D2:Planilha3.D27" chart:label-cell-address="Planilha3.D1:Planilha3.D1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</text:p>
                <draw:g>
                  <svg:desc>Planilha3.D1:Planilha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3.D2:Planilha3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4.201cm" style:legend-expansion="high" chart:style-name="ch2"/>
        <chart:plot-area chart:style-name="ch3" table:cell-range-address="Planilha3.E1:Planilha3.E27" chart:data-source-has-labels="row" svg:x="0.32cm" svg:y="0.18cm" svg:width="13.46cm" svg:height="8.64cm">
          <chart:coordinate-region svg:x="1.047cm" svg:y="0.379cm" svg:width="12.5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3.E2:Planilha3.E27" chart:label-cell-address="Planilha3.E1:Planilha3.E1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</text:p>
                <draw:g>
                  <svg:desc>Planilha3.E1:Planilha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3.E2:Planilha3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703cm" style:legend-expansion="high" chart:style-name="ch2"/>
        <chart:plot-area chart:style-name="ch3" table:cell-range-address="Planilha5.A1:Planilha5.D121" chart:data-source-has-labels="both" svg:x="0.32cm" svg:y="0.18cm" svg:width="13.169cm" svg:height="8.64cm">
          <chart:coordinate-region svg:x="1.709cm" svg:y="0.379cm" svg:width="11.78cm" svg:height="8.242cm"/>
          <chart:axis chart:dimension="x" chart:name="primary-x" chart:style-name="ch4" chartooo:axis-type="auto">
            <chartooo:date-scale/>
            <chart:categories table:cell-range-address="Planilha5.A2:Planilha5.A1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5.B2:Planilha5.B121" chart:label-cell-address="Planilha5.B1:Planilha5.B1" chart:class="chart:line">
            <chart:data-point chart:repeated="120"/>
          </chart:series>
          <chart:series chart:style-name="ch7" chart:values-cell-range-address="Planilha5.C2:Planilha5.C121" chart:label-cell-address="Planilha5.C1:Planilha5.C1" chart:class="chart:line">
            <chart:data-point chart:repeated="120"/>
          </chart:series>
          <chart:series chart:style-name="ch8" chart:values-cell-range-address="Planilha5.D2:Planilha5.D121" chart:label-cell-address="Planilha5.D1:Planilha5.D1" chart:class="chart:line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e1</text:p>
                <draw:g>
                  <svg:desc>Planilha5.B1:Planilha5.B1</svg:desc>
                </draw:g>
              </table:table-cell>
              <table:table-cell office:value-type="string">
                <text:p>fase2</text:p>
                <draw:g>
                  <svg:desc>Planilha5.C1:Planilha5.C1</svg:desc>
                </draw:g>
              </table:table-cell>
              <table:table-cell office:value-type="string">
                <text:p>fase3</text:p>
                <draw:g>
                  <svg:desc>Planilha5.D1:Planilha5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5.A2:Planilha5.A121</svg:desc>
                </draw:g>
              </table:table-cell>
              <table:table-cell office:value-type="float" office:value="0">
                <text:p>0</text:p>
                <draw:g>
                  <svg:desc>Planilha5.B2:Planilha5.B121</svg:desc>
                </draw:g>
              </table:table-cell>
              <table:table-cell office:value-type="float" office:value="0.866025403784439">
                <text:p>0.866025403784439</text:p>
                <draw:g>
                  <svg:desc>Planilha5.C2:Planilha5.C121</svg:desc>
                </draw:g>
              </table:table-cell>
              <table:table-cell office:value-type="float" office:value="-0.866025403784438">
                <text:p>-0.866025403784438</text:p>
                <draw:g>
                  <svg:desc>Planilha5.D2:Planilha5.D121</svg:desc>
                </draw:g>
              </table:table-cell>
            </table:table-row>
            <table:table-row>
              <table:table-cell office:value-type="float" office:value="0.0166666666666667">
                <text:p>0.0166666666666667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0333333333333333">
                <text:p>0.0333333333333333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0666666666666667">
                <text:p>0.0666666666666667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116666666666667">
                <text:p>0.11666666666666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133333333333333">
                <text:p>0.133333333333333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float" office:value="0.183333333333333">
                <text:p>0.183333333333333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float" office:value="0.216666666666667">
                <text:p>0.216666666666667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669130606358859">
                <text:p>-0.669130606358859</text:p>
              </table:table-cell>
            </table:table-row>
            <table:table-row>
              <table:table-cell office:value-type="float" office:value="0.233333333333333">
                <text:p>0.233333333333333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266666666666667">
                <text:p>0.266666666666667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float" office:value="0.283333333333333">
                <text:p>0.283333333333333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-0.20791169081776">
                <text:p>-0.20791169081776</text:p>
              </table:table-cell>
            </table:table-row>
            <table:table-row>
              <table:table-cell office:value-type="float" office:value="0.316666666666667">
                <text:p>0.316666666666667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float" office:value="0.366666666666667">
                <text:p>0.366666666666667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207911690817758">
                <text:p>0.207911690817758</text:p>
              </table:table-cell>
            </table:table-row>
            <table:table-row>
              <table:table-cell office:value-type="float" office:value="0.383333333333333">
                <text:p>0.383333333333333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float" office:value="0.433333333333333">
                <text:p>0.43333333333333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float" office:value="0.466666666666667">
                <text:p>0.466666666666667</text:p>
              </table:table-cell>
              <table:table-cell office:value-type="float" office:value="0.20791169081776">
                <text:p>0.2079116908177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float" office:value="0.483333333333333">
                <text:p>0.483333333333333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.66553889764798E-016">
                <text:p>5.66553889764798E-01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float" office:value="0.516666666666667">
                <text:p>0.516666666666667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0.9135454576426">
                <text:p>0.9135454576426</text:p>
              </table:table-cell>
            </table:table-row>
            <table:table-row>
              <table:table-cell office:value-type="float" office:value="0.533333333333333">
                <text:p>0.53333333333333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float" office:value="0.566666666666667">
                <text:p>0.566666666666667</text:p>
              </table:table-cell>
              <table:table-cell office:value-type="float" office:value="-0.406736643075801">
                <text:p>-0.406736643075801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583333333333334">
                <text:p>0.583333333333334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406736643075799">
                <text:p>-0.406736643075799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616666666666667">
                <text:p>0.616666666666667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978147600733805">
                <text:p>0.978147600733805</text:p>
              </table:table-cell>
            </table:table-row>
            <table:table-row>
              <table:table-cell office:value-type="float" office:value="0.633333333333334">
                <text:p>0.633333333333334</text:p>
              </table:table-cell>
              <table:table-cell office:value-type="float" office:value="-0.743144825477395">
                <text:p>-0.743144825477395</text:p>
              </table:table-cell>
              <table:table-cell office:value-type="float" office:value="-0.207911690817757">
                <text:p>-0.20791169081775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104528463267652">
                <text:p>-0.104528463267652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-0.86602540378444">
                <text:p>-0.86602540378444</text:p>
              </table:table-cell>
              <table:table-cell office:value-type="float" office:value="2.4196058992709E-015">
                <text:p>2.4196058992709E-015</text:p>
              </table:table-cell>
              <table:table-cell office:value-type="float" office:value="0.866025403784437">
                <text:p>0.866025403784437</text:p>
              </table:table-cell>
            </table:table-row>
            <table:table-row>
              <table:table-cell office:value-type="float" office:value="0.683333333333334">
                <text:p>0.683333333333334</text:p>
              </table:table-cell>
              <table:table-cell office:value-type="float" office:value="-0.913545457642602">
                <text:p>-0.913545457642602</text:p>
              </table:table-cell>
              <table:table-cell office:value-type="float" office:value="0.104528463267656">
                <text:p>0.104528463267656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951056516295155">
                <text:p>-0.951056516295155</text:p>
              </table:table-cell>
              <table:table-cell office:value-type="float" office:value="0.207911690817763">
                <text:p>0.207911690817763</text:p>
              </table:table-cell>
              <table:table-cell office:value-type="float" office:value="0.743144825477393">
                <text:p>0.743144825477393</text:p>
              </table:table-cell>
            </table:table-row>
            <table:table-row>
              <table:table-cell office:value-type="float" office:value="0.716666666666667">
                <text:p>0.716666666666667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5">
                <text:p>0.30901699437495</text:p>
              </table:table-cell>
              <table:table-cell office:value-type="float" office:value="0.669130606358856">
                <text:p>0.669130606358856</text:p>
              </table:table-cell>
            </table:table-row>
            <table:table-row>
              <table:table-cell office:value-type="float" office:value="0.733333333333334">
                <text:p>0.733333333333334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406736643075804">
                <text:p>0.406736643075804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-1">
                <text:p>-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499999999999997">
                <text:p>0.499999999999997</text:p>
              </table:table-cell>
            </table:table-row>
            <table:table-row>
              <table:table-cell office:value-type="float" office:value="0.766666666666667">
                <text:p>0.766666666666667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7">
                <text:p>0.587785252292477</text:p>
              </table:table-cell>
              <table:table-cell office:value-type="float" office:value="0.406736643075796">
                <text:p>0.406736643075796</text:p>
              </table:table-cell>
            </table:table-row>
            <table:table-row>
              <table:table-cell office:value-type="float" office:value="0.783333333333334">
                <text:p>0.783333333333334</text:p>
              </table:table-cell>
              <table:table-cell office:value-type="float" office:value="-0.978147600733805">
                <text:p>-0.978147600733805</text:p>
              </table:table-cell>
              <table:table-cell office:value-type="float" office:value="0.669130606358861">
                <text:p>0.669130606358861</text:p>
              </table:table-cell>
              <table:table-cell office:value-type="float" office:value="0.309016994374944">
                <text:p>0.309016994374944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-0.951056516295152">
                <text:p>-0.951056516295152</text:p>
              </table:table-cell>
              <table:table-cell office:value-type="float" office:value="0.743144825477398">
                <text:p>0.743144825477398</text:p>
              </table:table-cell>
              <table:table-cell office:value-type="float" office:value="0.207911690817756">
                <text:p>0.207911690817756</text:p>
              </table:table-cell>
            </table:table-row>
            <table:table-row>
              <table:table-cell office:value-type="float" office:value="0.816666666666668">
                <text:p>0.816666666666668</text:p>
              </table:table-cell>
              <table:table-cell office:value-type="float" office:value="-0.913545457642599">
                <text:p>-0.913545457642599</text:p>
              </table:table-cell>
              <table:table-cell office:value-type="float" office:value="0.80901699437495">
                <text:p>0.80901699437495</text:p>
              </table:table-cell>
              <table:table-cell office:value-type="float" office:value="0.104528463267647">
                <text:p>0.104528463267647</text:p>
              </table:table-cell>
            </table:table-row>
            <table:table-row>
              <table:table-cell office:value-type="float" office:value="0.833333333333334">
                <text:p>0.833333333333334</text:p>
              </table:table-cell>
              <table:table-cell office:value-type="float" office:value="-0.866025403784436">
                <text:p>-0.866025403784436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-4.96167647845654E-015">
                <text:p>-4.96167647845654E-015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-0.809016994374944">
                <text:p>-0.809016994374944</text:p>
              </table:table-cell>
              <table:table-cell office:value-type="float" office:value="0.913545457642603">
                <text:p>0.913545457642603</text:p>
              </table:table-cell>
              <table:table-cell office:value-type="float" office:value="-0.104528463267659">
                <text:p>-0.104528463267659</text:p>
              </table:table-cell>
            </table:table-row>
            <table:table-row>
              <table:table-cell office:value-type="float" office:value="0.866666666666668">
                <text:p>0.866666666666668</text:p>
              </table:table-cell>
              <table:table-cell office:value-type="float" office:value="-0.74314482547739">
                <text:p>-0.74314482547739</text:p>
              </table:table-cell>
              <table:table-cell office:value-type="float" office:value="0.951056516295156">
                <text:p>0.951056516295156</text:p>
              </table:table-cell>
              <table:table-cell office:value-type="float" office:value="-0.207911690817765">
                <text:p>-0.207911690817765</text:p>
              </table:table-cell>
            </table:table-row>
            <table:table-row>
              <table:table-cell office:value-type="float" office:value="0.883333333333334">
                <text:p>0.883333333333334</text:p>
              </table:table-cell>
              <table:table-cell office:value-type="float" office:value="-0.669130606358854">
                <text:p>-0.669130606358854</text:p>
              </table:table-cell>
              <table:table-cell office:value-type="float" office:value="0.978147600733807">
                <text:p>0.978147600733807</text:p>
              </table:table-cell>
              <table:table-cell office:value-type="float" office:value="-0.309016994374954">
                <text:p>-0.309016994374954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-0.587785252292468">
                <text:p>-0.587785252292468</text:p>
              </table:table-cell>
              <table:table-cell office:value-type="float" office:value="0.994521895368274">
                <text:p>0.994521895368274</text:p>
              </table:table-cell>
              <table:table-cell office:value-type="float" office:value="-0.406736643075807">
                <text:p>-0.406736643075807</text:p>
              </table:table-cell>
            </table:table-row>
            <table:table-row>
              <table:table-cell office:value-type="float" office:value="0.916666666666668">
                <text:p>0.916666666666668</text:p>
              </table:table-cell>
              <table:table-cell office:value-type="float" office:value="-0.499999999999994">
                <text:p>-0.499999999999994</text:p>
              </table:table-cell>
              <table:table-cell office:value-type="float" office:value="1">
                <text:p>1</text:p>
              </table:table-cell>
              <table:table-cell office:value-type="float" office:value="-0.500000000000005">
                <text:p>-0.500000000000005</text:p>
              </table:table-cell>
            </table:table-row>
            <table:table-row>
              <table:table-cell office:value-type="float" office:value="0.933333333333334">
                <text:p>0.933333333333334</text:p>
              </table:table-cell>
              <table:table-cell office:value-type="float" office:value="-0.406736643075794">
                <text:p>-0.406736643075794</text:p>
              </table:table-cell>
              <table:table-cell office:value-type="float" office:value="0.994521895368272">
                <text:p>0.994521895368272</text:p>
              </table:table-cell>
              <table:table-cell office:value-type="float" office:value="-0.587785252292479">
                <text:p>-0.587785252292479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-0.30901699437494">
                <text:p>-0.30901699437494</text:p>
              </table:table-cell>
              <table:table-cell office:value-type="float" office:value="0.978147600733804">
                <text:p>0.978147600733804</text:p>
              </table:table-cell>
              <table:table-cell office:value-type="float" office:value="-0.669130606358864">
                <text:p>-0.669130606358864</text:p>
              </table:table-cell>
            </table:table-row>
            <table:table-row>
              <table:table-cell office:value-type="float" office:value="0.966666666666668">
                <text:p>0.966666666666668</text:p>
              </table:table-cell>
              <table:table-cell office:value-type="float" office:value="-0.207911690817751">
                <text:p>-0.207911690817751</text:p>
              </table:table-cell>
              <table:table-cell office:value-type="float" office:value="0.951056516295151">
                <text:p>0.951056516295151</text:p>
              </table:table-cell>
              <table:table-cell office:value-type="float" office:value="-0.743144825477399">
                <text:p>-0.743144825477399</text:p>
              </table:table-cell>
            </table:table-row>
            <table:table-row>
              <table:table-cell office:value-type="float" office:value="0.983333333333335">
                <text:p>0.983333333333335</text:p>
              </table:table-cell>
              <table:table-cell office:value-type="float" office:value="-0.104528463267645">
                <text:p>-0.104528463267645</text:p>
              </table:table-cell>
              <table:table-cell office:value-type="float" office:value="0.913545457642598">
                <text:p>0.913545457642598</text:p>
              </table:table-cell>
              <table:table-cell office:value-type="float" office:value="-0.809016994374951">
                <text:p>-0.80901699437495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74867641747166E-015">
                <text:p>7.74867641747166E-015</text:p>
              </table:table-cell>
              <table:table-cell office:value-type="float" office:value="0.866025403784435">
                <text:p>0.866025403784435</text:p>
              </table:table-cell>
              <table:table-cell office:value-type="float" office:value="-0.866025403784442">
                <text:p>-0.866025403784442</text:p>
              </table:table-cell>
            </table:table-row>
            <table:table-row>
              <table:table-cell office:value-type="float" office:value="1.01666666666667">
                <text:p>1.01666666666667</text:p>
              </table:table-cell>
              <table:table-cell office:value-type="float" office:value="0.104528463267661">
                <text:p>0.104528463267661</text:p>
              </table:table-cell>
              <table:table-cell office:value-type="float" office:value="0.809016994374943">
                <text:p>0.809016994374943</text:p>
              </table:table-cell>
              <table:table-cell office:value-type="float" office:value="-0.913545457642603">
                <text:p>-0.913545457642603</text:p>
              </table:table-cell>
            </table:table-row>
            <table:table-row>
              <table:table-cell office:value-type="float" office:value="1.03333333333333">
                <text:p>1.03333333333333</text:p>
              </table:table-cell>
              <table:table-cell office:value-type="float" office:value="0.207911690817766">
                <text:p>0.207911690817766</text:p>
              </table:table-cell>
              <table:table-cell office:value-type="float" office:value="0.743144825477389">
                <text:p>0.743144825477389</text:p>
              </table:table-cell>
              <table:table-cell office:value-type="float" office:value="-0.951056516295156">
                <text:p>-0.95105651629515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309016994374954">
                <text:p>0.309016994374954</text:p>
              </table:table-cell>
              <table:table-cell office:value-type="float" office:value="0.669130606358854">
                <text:p>0.669130606358854</text:p>
              </table:table-cell>
              <table:table-cell office:value-type="float" office:value="-0.978147600733807">
                <text:p>-0.978147600733807</text:p>
              </table:table-cell>
            </table:table-row>
            <table:table-row>
              <table:table-cell office:value-type="float" office:value="1.06666666666667">
                <text:p>1.06666666666667</text:p>
              </table:table-cell>
              <table:table-cell office:value-type="float" office:value="0.406736643075806">
                <text:p>0.406736643075806</text:p>
              </table:table-cell>
              <table:table-cell office:value-type="float" office:value="0.587785252292468">
                <text:p>0.587785252292468</text:p>
              </table:table-cell>
              <table:table-cell office:value-type="float" office:value="-0.994521895368274">
                <text:p>-0.994521895368274</text:p>
              </table:table-cell>
            </table:table-row>
            <table:table-row>
              <table:table-cell office:value-type="float" office:value="1.08333333333333">
                <text:p>1.08333333333333</text:p>
              </table:table-cell>
              <table:table-cell office:value-type="float" office:value="0.500000000000005">
                <text:p>0.500000000000005</text:p>
              </table:table-cell>
              <table:table-cell office:value-type="float" office:value="0.499999999999995">
                <text:p>0.499999999999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587785252292478">
                <text:p>0.587785252292478</text:p>
              </table:table-cell>
              <table:table-cell office:value-type="float" office:value="0.406736643075795">
                <text:p>0.406736643075795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1.11666666666667">
                <text:p>1.11666666666667</text:p>
              </table:table-cell>
              <table:table-cell office:value-type="float" office:value="0.669130606358862">
                <text:p>0.669130606358862</text:p>
              </table:table-cell>
              <table:table-cell office:value-type="float" office:value="0.309016994374943">
                <text:p>0.309016994374943</text:p>
              </table:table-cell>
              <table:table-cell office:value-type="float" office:value="-0.978147600733805">
                <text:p>-0.978147600733805</text:p>
              </table:table-cell>
            </table:table-row>
            <table:table-row>
              <table:table-cell office:value-type="float" office:value="1.13333333333333">
                <text:p>1.13333333333333</text:p>
              </table:table-cell>
              <table:table-cell office:value-type="float" office:value="0.743144825477398">
                <text:p>0.743144825477398</text:p>
              </table:table-cell>
              <table:table-cell office:value-type="float" office:value="0.207911690817756">
                <text:p>0.207911690817756</text:p>
              </table:table-cell>
              <table:table-cell office:value-type="float" office:value="-0.951056516295152">
                <text:p>-0.95105651629515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80901699437495">
                <text:p>0.80901699437495</text:p>
              </table:table-cell>
              <table:table-cell office:value-type="float" office:value="0.104528463267649">
                <text:p>0.104528463267649</text:p>
              </table:table-cell>
              <table:table-cell office:value-type="float" office:value="-0.913545457642599">
                <text:p>-0.913545457642599</text:p>
              </table:table-cell>
            </table:table-row>
            <table:table-row>
              <table:table-cell office:value-type="float" office:value="1.16666666666667">
                <text:p>1.16666666666667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-3.18531963905629E-015">
                <text:p>-3.18531963905629E-015</text:p>
              </table:table-cell>
              <table:table-cell office:value-type="float" office:value="-0.866025403784437">
                <text:p>-0.866025403784437</text:p>
              </table:table-cell>
            </table:table-row>
            <table:table-row>
              <table:table-cell office:value-type="float" office:value="1.18333333333333">
                <text:p>1.18333333333333</text:p>
              </table:table-cell>
              <table:table-cell office:value-type="float" office:value="0.913545457642602">
                <text:p>0.913545457642602</text:p>
              </table:table-cell>
              <table:table-cell office:value-type="float" office:value="-0.104528463267657">
                <text:p>-0.104528463267657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951056516295155">
                <text:p>0.951056516295155</text:p>
              </table:table-cell>
              <table:table-cell office:value-type="float" office:value="-0.207911690817762">
                <text:p>-0.207911690817762</text:p>
              </table:table-cell>
              <table:table-cell office:value-type="float" office:value="-0.743144825477393">
                <text:p>-0.743144825477393</text:p>
              </table:table-cell>
            </table:table-row>
            <table:table-row>
              <table:table-cell office:value-type="float" office:value="1.21666666666667">
                <text:p>1.21666666666667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30901699437495">
                <text:p>-0.30901699437495</text:p>
              </table:table-cell>
              <table:table-cell office:value-type="float" office:value="-0.669130606358856">
                <text:p>-0.669130606358856</text:p>
              </table:table-cell>
            </table:table-row>
            <table:table-row>
              <table:table-cell office:value-type="float" office:value="1.23333333333333">
                <text:p>1.23333333333333</text:p>
              </table:table-cell>
              <table:table-cell office:value-type="float" office:value="0.994521895368274">
                <text:p>0.994521895368274</text:p>
              </table:table-cell>
              <table:table-cell office:value-type="float" office:value="-0.406736643075802">
                <text:p>-0.406736643075802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-0.499999999999998">
                <text:p>-0.499999999999998</text:p>
              </table:table-cell>
            </table:table-row>
            <table:table-row>
              <table:table-cell office:value-type="float" office:value="1.26666666666667">
                <text:p>1.26666666666667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float" office:value="1.28333333333333">
                <text:p>1.28333333333333</text:p>
              </table:table-cell>
              <table:table-cell office:value-type="float" office:value="0.978147600733805">
                <text:p>0.978147600733805</text:p>
              </table:table-cell>
              <table:table-cell office:value-type="float" office:value="-0.66913060635886">
                <text:p>-0.66913060635886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743144825477395">
                <text:p>-0.743144825477395</text:p>
              </table:table-cell>
              <table:table-cell office:value-type="float" office:value="-0.207911690817759">
                <text:p>-0.207911690817759</text:p>
              </table:table-cell>
            </table:table-row>
            <table:table-row>
              <table:table-cell office:value-type="float" office:value="1.31666666666667">
                <text:p>1.31666666666667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104528463267653">
                <text:p>-0.104528463267653</text:p>
              </table:table-cell>
            </table:table-row>
            <table:table-row>
              <table:table-cell office:value-type="float" office:value="1.33333333333333">
                <text:p>1.33333333333333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104528463267652">
                <text:p>0.104528463267652</text:p>
              </table:table-cell>
            </table:table-row>
            <table:table-row>
              <table:table-cell office:value-type="float" office:value="1.36666666666667">
                <text:p>1.36666666666667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207911690817758">
                <text:p>0.207911690817758</text:p>
              </table:table-cell>
            </table:table-row>
            <table:table-row>
              <table:table-cell office:value-type="float" office:value="1.38333333333333">
                <text:p>1.38333333333333</text:p>
              </table:table-cell>
              <table:table-cell office:value-type="float" office:value="0.669130606358859">
                <text:p>0.669130606358859</text:p>
              </table:table-cell>
              <table:table-cell office:value-type="float" office:value="-0.978147600733805">
                <text:p>-0.978147600733805</text:p>
              </table:table-cell>
              <table:table-cell office:value-type="float" office:value="0.309016994374945">
                <text:p>0.30901699437494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406736643075799">
                <text:p>0.406736643075799</text:p>
              </table:table-cell>
            </table:table-row>
            <table:table-row>
              <table:table-cell office:value-type="float" office:value="1.41666666666667">
                <text:p>1.41666666666667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1">
                <text:p>-1</text:p>
              </table:table-cell>
              <table:table-cell office:value-type="float" office:value="0.499999999999998">
                <text:p>0.499999999999998</text:p>
              </table:table-cell>
            </table:table-row>
            <table:table-row>
              <table:table-cell office:value-type="float" office:value="1.43333333333333">
                <text:p>1.43333333333333</text:p>
              </table:table-cell>
              <table:table-cell office:value-type="float" office:value="0.406736643075801">
                <text:p>0.406736643075801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309016994374949">
                <text:p>0.309016994374949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669130606358856">
                <text:p>0.669130606358856</text:p>
              </table:table-cell>
            </table:table-row>
            <table:table-row>
              <table:table-cell office:value-type="float" office:value="1.46666666666667">
                <text:p>1.46666666666667</text:p>
              </table:table-cell>
              <table:table-cell office:value-type="float" office:value="0.207911690817761">
                <text:p>0.207911690817761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743144825477392">
                <text:p>0.743144825477392</text:p>
              </table:table-cell>
            </table:table-row>
            <table:table-row>
              <table:table-cell office:value-type="float" office:value="1.48333333333333">
                <text:p>1.48333333333333</text:p>
              </table:table-cell>
              <table:table-cell office:value-type="float" office:value="0.104528463267656">
                <text:p>0.104528463267656</text:p>
              </table:table-cell>
              <table:table-cell office:value-type="float" office:value="-0.913545457642602">
                <text:p>-0.913545457642602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92010771854471E-015">
                <text:p>3.92010771854471E-015</text:p>
              </table:table-cell>
              <table:table-cell office:value-type="float" office:value="-0.86602540378444">
                <text:p>-0.86602540378444</text:p>
              </table:table-cell>
              <table:table-cell office:value-type="float" office:value="0.866025403784437">
                <text:p>0.866025403784437</text:p>
              </table:table-cell>
            </table:table-row>
            <table:table-row>
              <table:table-cell office:value-type="float" office:value="1.51666666666667">
                <text:p>1.51666666666667</text:p>
              </table:table-cell>
              <table:table-cell office:value-type="float" office:value="-0.10452846326765">
                <text:p>-0.10452846326765</text:p>
              </table:table-cell>
              <table:table-cell office:value-type="float" office:value="-0.80901699437495">
                <text:p>-0.80901699437495</text:p>
              </table:table-cell>
              <table:table-cell office:value-type="float" office:value="0.913545457642599">
                <text:p>0.913545457642599</text:p>
              </table:table-cell>
            </table:table-row>
            <table:table-row>
              <table:table-cell office:value-type="float" office:value="1.53333333333333">
                <text:p>1.53333333333333</text:p>
              </table:table-cell>
              <table:table-cell office:value-type="float" office:value="-0.207911690817755">
                <text:p>-0.207911690817755</text:p>
              </table:table-cell>
              <table:table-cell office:value-type="float" office:value="-0.743144825477398">
                <text:p>-0.743144825477398</text:p>
              </table:table-cell>
              <table:table-cell office:value-type="float" office:value="0.951056516295152">
                <text:p>0.951056516295152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-0.309016994374944">
                <text:p>-0.309016994374944</text:p>
              </table:table-cell>
              <table:table-cell office:value-type="float" office:value="-0.669130606358862">
                <text:p>-0.669130606358862</text:p>
              </table:table-cell>
              <table:table-cell office:value-type="float" office:value="0.978147600733804">
                <text:p>0.978147600733804</text:p>
              </table:table-cell>
            </table:table-row>
            <table:table-row>
              <table:table-cell office:value-type="float" office:value="1.56666666666667">
                <text:p>1.56666666666667</text:p>
              </table:table-cell>
              <table:table-cell office:value-type="float" office:value="-0.406736643075796">
                <text:p>-0.406736643075796</text:p>
              </table:table-cell>
              <table:table-cell office:value-type="float" office:value="-0.587785252292478">
                <text:p>-0.587785252292478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1.58333333333333">
                <text:p>1.58333333333333</text:p>
              </table:table-cell>
              <table:table-cell office:value-type="float" office:value="-0.499999999999996">
                <text:p>-0.499999999999996</text:p>
              </table:table-cell>
              <table:table-cell office:value-type="float" office:value="-0.500000000000005">
                <text:p>-0.500000000000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587785252292469">
                <text:p>-0.587785252292469</text:p>
              </table:table-cell>
              <table:table-cell office:value-type="float" office:value="-0.406736643075806">
                <text:p>-0.406736643075806</text:p>
              </table:table-cell>
              <table:table-cell office:value-type="float" office:value="0.994521895368274">
                <text:p>0.994521895368274</text:p>
              </table:table-cell>
            </table:table-row>
            <table:table-row>
              <table:table-cell office:value-type="float" office:value="1.61666666666667">
                <text:p>1.61666666666667</text:p>
              </table:table-cell>
              <table:table-cell office:value-type="float" office:value="-0.669130606358854">
                <text:p>-0.669130606358854</text:p>
              </table:table-cell>
              <table:table-cell office:value-type="float" office:value="-0.309016994374953">
                <text:p>-0.309016994374953</text:p>
              </table:table-cell>
              <table:table-cell office:value-type="float" office:value="0.978147600733807">
                <text:p>0.978147600733807</text:p>
              </table:table-cell>
            </table:table-row>
            <table:table-row>
              <table:table-cell office:value-type="float" office:value="1.63333333333333">
                <text:p>1.63333333333333</text:p>
              </table:table-cell>
              <table:table-cell office:value-type="float" office:value="-0.74314482547739">
                <text:p>-0.74314482547739</text:p>
              </table:table-cell>
              <table:table-cell office:value-type="float" office:value="-0.207911690817766">
                <text:p>-0.207911690817766</text:p>
              </table:table-cell>
              <table:table-cell office:value-type="float" office:value="0.951056516295156">
                <text:p>0.951056516295156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-0.809016994374944">
                <text:p>-0.809016994374944</text:p>
              </table:table-cell>
              <table:table-cell office:value-type="float" office:value="-0.10452846326766">
                <text:p>-0.10452846326766</text:p>
              </table:table-cell>
              <table:table-cell office:value-type="float" office:value="0.913545457642604">
                <text:p>0.913545457642604</text:p>
              </table:table-cell>
            </table:table-row>
            <table:table-row>
              <table:table-cell office:value-type="float" office:value="1.66666666666667">
                <text:p>1.66666666666667</text:p>
              </table:table-cell>
              <table:table-cell office:value-type="float" office:value="-0.866025403784435">
                <text:p>-0.866025403784435</text:p>
              </table:table-cell>
              <table:table-cell office:value-type="float" office:value="-7.59528607725994E-015">
                <text:p>-7.59528607725994E-015</text:p>
              </table:table-cell>
              <table:table-cell office:value-type="float" office:value="0.866025403784443">
                <text:p>0.866025403784443</text:p>
              </table:table-cell>
            </table:table-row>
            <table:table-row>
              <table:table-cell office:value-type="float" office:value="1.68333333333333">
                <text:p>1.68333333333333</text:p>
              </table:table-cell>
              <table:table-cell office:value-type="float" office:value="-0.913545457642598">
                <text:p>-0.913545457642598</text:p>
              </table:table-cell>
              <table:table-cell office:value-type="float" office:value="0.104528463267646">
                <text:p>0.104528463267646</text:p>
              </table:table-cell>
              <table:table-cell office:value-type="float" office:value="0.809016994374952">
                <text:p>0.80901699437495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-0.951056516295151">
                <text:p>-0.951056516295151</text:p>
              </table:table-cell>
              <table:table-cell office:value-type="float" office:value="0.207911690817753">
                <text:p>0.207911690817753</text:p>
              </table:table-cell>
              <table:table-cell office:value-type="float" office:value="0.7431448254774">
                <text:p>0.7431448254774</text:p>
              </table:table-cell>
            </table:table-row>
            <table:table-row>
              <table:table-cell office:value-type="float" office:value="1.71666666666667">
                <text:p>1.71666666666667</text:p>
              </table:table-cell>
              <table:table-cell office:value-type="float" office:value="-0.978147600733804">
                <text:p>-0.978147600733804</text:p>
              </table:table-cell>
              <table:table-cell office:value-type="float" office:value="0.30901699437494">
                <text:p>0.30901699437494</text:p>
              </table:table-cell>
              <table:table-cell office:value-type="float" office:value="0.669130606358864">
                <text:p>0.669130606358864</text:p>
              </table:table-cell>
            </table:table-row>
            <table:table-row>
              <table:table-cell office:value-type="float" office:value="1.73333333333333">
                <text:p>1.73333333333333</text:p>
              </table:table-cell>
              <table:table-cell office:value-type="float" office:value="-0.994521895368272">
                <text:p>-0.994521895368272</text:p>
              </table:table-cell>
              <table:table-cell office:value-type="float" office:value="0.406736643075794">
                <text:p>0.406736643075794</text:p>
              </table:table-cell>
              <table:table-cell office:value-type="float" office:value="0.587785252292481">
                <text:p>0.587785252292481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  <table:table-cell office:value-type="float" office:value="0.499999999999993">
                <text:p>0.499999999999993</text:p>
              </table:table-cell>
              <table:table-cell office:value-type="float" office:value="0.500000000000009">
                <text:p>0.500000000000009</text:p>
              </table:table-cell>
            </table:table-row>
            <table:table-row>
              <table:table-cell office:value-type="float" office:value="1.76666666666667">
                <text:p>1.76666666666667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587785252292467">
                <text:p>0.587785252292467</text:p>
              </table:table-cell>
              <table:table-cell office:value-type="float" office:value="0.406736643075809">
                <text:p>0.406736643075809</text:p>
              </table:table-cell>
            </table:table-row>
            <table:table-row>
              <table:table-cell office:value-type="float" office:value="1.78333333333333">
                <text:p>1.78333333333333</text:p>
              </table:table-cell>
              <table:table-cell office:value-type="float" office:value="-0.978147600733808">
                <text:p>-0.978147600733808</text:p>
              </table:table-cell>
              <table:table-cell office:value-type="float" office:value="0.669130606358852">
                <text:p>0.669130606358852</text:p>
              </table:table-cell>
              <table:table-cell office:value-type="float" office:value="0.309016994374958">
                <text:p>0.30901699437495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-0.951056516295156">
                <text:p>-0.951056516295156</text:p>
              </table:table-cell>
              <table:table-cell office:value-type="float" office:value="0.743144825477389">
                <text:p>0.743144825477389</text:p>
              </table:table-cell>
              <table:table-cell office:value-type="float" office:value="0.20791169081777">
                <text:p>0.20791169081777</text:p>
              </table:table-cell>
            </table:table-row>
            <table:table-row>
              <table:table-cell office:value-type="float" office:value="1.81666666666667">
                <text:p>1.81666666666667</text:p>
              </table:table-cell>
              <table:table-cell office:value-type="float" office:value="-0.913545457642605">
                <text:p>-0.913545457642605</text:p>
              </table:table-cell>
              <table:table-cell office:value-type="float" office:value="0.809016994374942">
                <text:p>0.809016994374942</text:p>
              </table:table-cell>
              <table:table-cell office:value-type="float" office:value="0.104528463267665">
                <text:p>0.104528463267665</text:p>
              </table:table-cell>
            </table:table-row>
            <table:table-row>
              <table:table-cell office:value-type="float" office:value="1.83333333333333">
                <text:p>1.83333333333333</text:p>
              </table:table-cell>
              <table:table-cell office:value-type="float" office:value="-0.866025403784444">
                <text:p>-0.866025403784444</text:p>
              </table:table-cell>
              <table:table-cell office:value-type="float" office:value="0.866025403784433">
                <text:p>0.866025403784433</text:p>
              </table:table-cell>
              <table:table-cell office:value-type="float" office:value="0.00000000000001127046">
                <text:p>0.00000000000001127046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-0.809016994374954">
                <text:p>-0.809016994374954</text:p>
              </table:table-cell>
              <table:table-cell office:value-type="float" office:value="0.913545457642597">
                <text:p>0.913545457642597</text:p>
              </table:table-cell>
              <table:table-cell office:value-type="float" office:value="-0.104528463267641">
                <text:p>-0.104528463267641</text:p>
              </table:table-cell>
            </table:table-row>
            <table:table-row>
              <table:table-cell office:value-type="float" office:value="1.86666666666666">
                <text:p>1.86666666666666</text:p>
              </table:table-cell>
              <table:table-cell office:value-type="float" office:value="-0.743144825477402">
                <text:p>-0.743144825477402</text:p>
              </table:table-cell>
              <table:table-cell office:value-type="float" office:value="0.95105651629515">
                <text:p>0.95105651629515</text:p>
              </table:table-cell>
              <table:table-cell office:value-type="float" office:value="-0.207911690817748">
                <text:p>-0.207911690817748</text:p>
              </table:table-cell>
            </table:table-row>
            <table:table-row>
              <table:table-cell office:value-type="float" office:value="1.88333333333333">
                <text:p>1.88333333333333</text:p>
              </table:table-cell>
              <table:table-cell office:value-type="float" office:value="-0.669130606358867">
                <text:p>-0.669130606358867</text:p>
              </table:table-cell>
              <table:table-cell office:value-type="float" office:value="0.978147600733803">
                <text:p>0.978147600733803</text:p>
              </table:table-cell>
              <table:table-cell office:value-type="float" office:value="-0.309016994374935">
                <text:p>-0.30901699437493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-0.587785252292484">
                <text:p>-0.587785252292484</text:p>
              </table:table-cell>
              <table:table-cell office:value-type="float" office:value="0.994521895368272">
                <text:p>0.994521895368272</text:p>
              </table:table-cell>
              <table:table-cell office:value-type="float" office:value="-0.406736643075789">
                <text:p>-0.406736643075789</text:p>
              </table:table-cell>
            </table:table-row>
            <table:table-row>
              <table:table-cell office:value-type="float" office:value="1.91666666666666">
                <text:p>1.91666666666666</text:p>
              </table:table-cell>
              <table:table-cell office:value-type="float" office:value="-0.500000000000011">
                <text:p>-0.500000000000011</text:p>
              </table:table-cell>
              <table:table-cell office:value-type="float" office:value="1">
                <text:p>1</text:p>
              </table:table-cell>
              <table:table-cell office:value-type="float" office:value="-0.49999999999999">
                <text:p>-0.49999999999999</text:p>
              </table:table-cell>
            </table:table-row>
            <table:table-row>
              <table:table-cell office:value-type="float" office:value="1.93333333333333">
                <text:p>1.93333333333333</text:p>
              </table:table-cell>
              <table:table-cell office:value-type="float" office:value="-0.406736643075813">
                <text:p>-0.406736643075813</text:p>
              </table:table-cell>
              <table:table-cell office:value-type="float" office:value="0.994521895368275">
                <text:p>0.994521895368275</text:p>
              </table:table-cell>
              <table:table-cell office:value-type="float" office:value="-0.587785252292461">
                <text:p>-0.58778525229246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-0.30901699437496">
                <text:p>-0.30901699437496</text:p>
              </table:table-cell>
              <table:table-cell office:value-type="float" office:value="0.978147600733808">
                <text:p>0.978147600733808</text:p>
              </table:table-cell>
              <table:table-cell office:value-type="float" office:value="-0.669130606358848">
                <text:p>-0.669130606358848</text:p>
              </table:table-cell>
            </table:table-row>
            <table:table-row>
              <table:table-cell office:value-type="float" office:value="1.96666666666666">
                <text:p>1.96666666666666</text:p>
              </table:table-cell>
              <table:table-cell office:value-type="float" office:value="-0.207911690817773">
                <text:p>-0.207911690817773</text:p>
              </table:table-cell>
              <table:table-cell office:value-type="float" office:value="0.951056516295158">
                <text:p>0.951056516295158</text:p>
              </table:table-cell>
              <table:table-cell office:value-type="float" office:value="-0.743144825477385">
                <text:p>-0.743144825477385</text:p>
              </table:table-cell>
            </table:table-row>
            <table:table-row>
              <table:table-cell office:value-type="float" office:value="1.98333333333333">
                <text:p>1.98333333333333</text:p>
              </table:table-cell>
              <table:table-cell office:value-type="float" office:value="-0.104528463267667">
                <text:p>-0.104528463267667</text:p>
              </table:table-cell>
              <table:table-cell office:value-type="float" office:value="0.913545457642606">
                <text:p>0.913545457642606</text:p>
              </table:table-cell>
              <table:table-cell office:value-type="float" office:value="-0.809016994374938">
                <text:p>-0.8090169943749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9">
      <style:chart-properties chart:display-label="true" chart:logarithmic="false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7aed" draw:fill-color="#007aed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703cm" style:legend-expansion="high" chart:style-name="ch2"/>
        <chart:plot-area chart:style-name="ch3" table:cell-range-address="Planilha5.A1:Planilha5.D61" chart:data-source-has-labels="both" svg:x="0.32cm" svg:y="0.18cm" svg:width="13.169cm" svg:height="8.64cm">
          <chart:coordinate-region svg:x="1.709cm" svg:y="0.18cm" svg:width="11.78cm" svg:height="7.181cm"/>
          <chart:axis chart:dimension="x" chart:name="primary-x" chart:style-name="ch4" chartooo:axis-type="auto">
            <chartooo:date-scale/>
            <chart:categories table:cell-range-address="Planilha5.A2:Planilha5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5.B2:Planilha5.B61" chart:label-cell-address="Planilha5.B1:Planilha5.B1" chart:class="chart:line">
            <chart:data-point chart:repeated="60"/>
          </chart:series>
          <chart:series chart:style-name="ch8" chart:values-cell-range-address="Planilha5.C2:Planilha5.C61" chart:label-cell-address="Planilha5.C1:Planilha5.C1" chart:class="chart:line">
            <chart:data-point chart:repeated="60"/>
          </chart:series>
          <chart:series chart:style-name="ch9" chart:values-cell-range-address="Planilha5.D2:Planilha5.D61" chart:label-cell-address="Planilha5.D1:Planilha5.D1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e1</text:p>
                <draw:g>
                  <svg:desc>Planilha5.B1:Planilha5.B1</svg:desc>
                </draw:g>
              </table:table-cell>
              <table:table-cell office:value-type="string">
                <text:p>fase2</text:p>
                <draw:g>
                  <svg:desc>Planilha5.C1:Planilha5.C1</svg:desc>
                </draw:g>
              </table:table-cell>
              <table:table-cell office:value-type="string">
                <text:p>fase3</text:p>
                <draw:g>
                  <svg:desc>Planilha5.D1:Planilha5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5.A2:Planilha5.A61</svg:desc>
                </draw:g>
              </table:table-cell>
              <table:table-cell office:value-type="float" office:value="0">
                <text:p>0</text:p>
                <draw:g>
                  <svg:desc>Planilha5.B2:Planilha5.B61</svg:desc>
                </draw:g>
              </table:table-cell>
              <table:table-cell office:value-type="float" office:value="0.866025403784439">
                <text:p>0.866025403784439</text:p>
                <draw:g>
                  <svg:desc>Planilha5.C2:Planilha5.C61</svg:desc>
                </draw:g>
              </table:table-cell>
              <table:table-cell office:value-type="float" office:value="-0.866025403784438">
                <text:p>-0.866025403784438</text:p>
                <draw:g>
                  <svg:desc>Planilha5.D2:Planilha5.D61</svg:desc>
                </draw:g>
              </table:table-cell>
            </table:table-row>
            <table:table-row>
              <table:table-cell office:value-type="float" office:value="0.0166666666666667">
                <text:p>0.0166666666666667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0333333333333333">
                <text:p>0.0333333333333333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0666666666666667">
                <text:p>0.0666666666666667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116666666666667">
                <text:p>0.11666666666666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133333333333333">
                <text:p>0.133333333333333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float" office:value="0.183333333333333">
                <text:p>0.183333333333333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float" office:value="0.216666666666667">
                <text:p>0.216666666666667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669130606358859">
                <text:p>-0.669130606358859</text:p>
              </table:table-cell>
            </table:table-row>
            <table:table-row>
              <table:table-cell office:value-type="float" office:value="0.233333333333333">
                <text:p>0.233333333333333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266666666666667">
                <text:p>0.266666666666667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float" office:value="0.283333333333333">
                <text:p>0.283333333333333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-0.20791169081776">
                <text:p>-0.20791169081776</text:p>
              </table:table-cell>
            </table:table-row>
            <table:table-row>
              <table:table-cell office:value-type="float" office:value="0.316666666666667">
                <text:p>0.316666666666667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float" office:value="0.366666666666667">
                <text:p>0.366666666666667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207911690817758">
                <text:p>0.207911690817758</text:p>
              </table:table-cell>
            </table:table-row>
            <table:table-row>
              <table:table-cell office:value-type="float" office:value="0.383333333333333">
                <text:p>0.383333333333333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float" office:value="0.433333333333333">
                <text:p>0.43333333333333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float" office:value="0.466666666666667">
                <text:p>0.466666666666667</text:p>
              </table:table-cell>
              <table:table-cell office:value-type="float" office:value="0.20791169081776">
                <text:p>0.2079116908177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float" office:value="0.483333333333333">
                <text:p>0.483333333333333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.66553889764798E-016">
                <text:p>5.66553889764798E-01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float" office:value="0.516666666666667">
                <text:p>0.516666666666667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0.9135454576426">
                <text:p>0.9135454576426</text:p>
              </table:table-cell>
            </table:table-row>
            <table:table-row>
              <table:table-cell office:value-type="float" office:value="0.533333333333333">
                <text:p>0.53333333333333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float" office:value="0.566666666666667">
                <text:p>0.566666666666667</text:p>
              </table:table-cell>
              <table:table-cell office:value-type="float" office:value="-0.406736643075801">
                <text:p>-0.406736643075801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583333333333334">
                <text:p>0.583333333333334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406736643075799">
                <text:p>-0.406736643075799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616666666666667">
                <text:p>0.616666666666667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978147600733805">
                <text:p>0.978147600733805</text:p>
              </table:table-cell>
            </table:table-row>
            <table:table-row>
              <table:table-cell office:value-type="float" office:value="0.633333333333334">
                <text:p>0.633333333333334</text:p>
              </table:table-cell>
              <table:table-cell office:value-type="float" office:value="-0.743144825477395">
                <text:p>-0.743144825477395</text:p>
              </table:table-cell>
              <table:table-cell office:value-type="float" office:value="-0.207911690817757">
                <text:p>-0.20791169081775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104528463267652">
                <text:p>-0.104528463267652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-0.86602540378444">
                <text:p>-0.86602540378444</text:p>
              </table:table-cell>
              <table:table-cell office:value-type="float" office:value="2.4196058992709E-015">
                <text:p>2.4196058992709E-015</text:p>
              </table:table-cell>
              <table:table-cell office:value-type="float" office:value="0.866025403784437">
                <text:p>0.866025403784437</text:p>
              </table:table-cell>
            </table:table-row>
            <table:table-row>
              <table:table-cell office:value-type="float" office:value="0.683333333333334">
                <text:p>0.683333333333334</text:p>
              </table:table-cell>
              <table:table-cell office:value-type="float" office:value="-0.913545457642602">
                <text:p>-0.913545457642602</text:p>
              </table:table-cell>
              <table:table-cell office:value-type="float" office:value="0.104528463267656">
                <text:p>0.104528463267656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951056516295155">
                <text:p>-0.951056516295155</text:p>
              </table:table-cell>
              <table:table-cell office:value-type="float" office:value="0.207911690817763">
                <text:p>0.207911690817763</text:p>
              </table:table-cell>
              <table:table-cell office:value-type="float" office:value="0.743144825477393">
                <text:p>0.743144825477393</text:p>
              </table:table-cell>
            </table:table-row>
            <table:table-row>
              <table:table-cell office:value-type="float" office:value="0.716666666666667">
                <text:p>0.716666666666667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5">
                <text:p>0.30901699437495</text:p>
              </table:table-cell>
              <table:table-cell office:value-type="float" office:value="0.669130606358856">
                <text:p>0.669130606358856</text:p>
              </table:table-cell>
            </table:table-row>
            <table:table-row>
              <table:table-cell office:value-type="float" office:value="0.733333333333334">
                <text:p>0.733333333333334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406736643075804">
                <text:p>0.406736643075804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-1">
                <text:p>-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499999999999997">
                <text:p>0.499999999999997</text:p>
              </table:table-cell>
            </table:table-row>
            <table:table-row>
              <table:table-cell office:value-type="float" office:value="0.766666666666667">
                <text:p>0.766666666666667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7">
                <text:p>0.587785252292477</text:p>
              </table:table-cell>
              <table:table-cell office:value-type="float" office:value="0.406736643075796">
                <text:p>0.406736643075796</text:p>
              </table:table-cell>
            </table:table-row>
            <table:table-row>
              <table:table-cell office:value-type="float" office:value="0.783333333333334">
                <text:p>0.783333333333334</text:p>
              </table:table-cell>
              <table:table-cell office:value-type="float" office:value="-0.978147600733805">
                <text:p>-0.978147600733805</text:p>
              </table:table-cell>
              <table:table-cell office:value-type="float" office:value="0.669130606358861">
                <text:p>0.669130606358861</text:p>
              </table:table-cell>
              <table:table-cell office:value-type="float" office:value="0.309016994374944">
                <text:p>0.309016994374944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-0.951056516295152">
                <text:p>-0.951056516295152</text:p>
              </table:table-cell>
              <table:table-cell office:value-type="float" office:value="0.743144825477398">
                <text:p>0.743144825477398</text:p>
              </table:table-cell>
              <table:table-cell office:value-type="float" office:value="0.207911690817756">
                <text:p>0.207911690817756</text:p>
              </table:table-cell>
            </table:table-row>
            <table:table-row>
              <table:table-cell office:value-type="float" office:value="0.816666666666668">
                <text:p>0.816666666666668</text:p>
              </table:table-cell>
              <table:table-cell office:value-type="float" office:value="-0.913545457642599">
                <text:p>-0.913545457642599</text:p>
              </table:table-cell>
              <table:table-cell office:value-type="float" office:value="0.80901699437495">
                <text:p>0.80901699437495</text:p>
              </table:table-cell>
              <table:table-cell office:value-type="float" office:value="0.104528463267647">
                <text:p>0.104528463267647</text:p>
              </table:table-cell>
            </table:table-row>
            <table:table-row>
              <table:table-cell office:value-type="float" office:value="0.833333333333334">
                <text:p>0.833333333333334</text:p>
              </table:table-cell>
              <table:table-cell office:value-type="float" office:value="-0.866025403784436">
                <text:p>-0.866025403784436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-4.96167647845654E-015">
                <text:p>-4.96167647845654E-015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-0.809016994374944">
                <text:p>-0.809016994374944</text:p>
              </table:table-cell>
              <table:table-cell office:value-type="float" office:value="0.913545457642603">
                <text:p>0.913545457642603</text:p>
              </table:table-cell>
              <table:table-cell office:value-type="float" office:value="-0.104528463267659">
                <text:p>-0.104528463267659</text:p>
              </table:table-cell>
            </table:table-row>
            <table:table-row>
              <table:table-cell office:value-type="float" office:value="0.866666666666668">
                <text:p>0.866666666666668</text:p>
              </table:table-cell>
              <table:table-cell office:value-type="float" office:value="-0.74314482547739">
                <text:p>-0.74314482547739</text:p>
              </table:table-cell>
              <table:table-cell office:value-type="float" office:value="0.951056516295156">
                <text:p>0.951056516295156</text:p>
              </table:table-cell>
              <table:table-cell office:value-type="float" office:value="-0.207911690817765">
                <text:p>-0.207911690817765</text:p>
              </table:table-cell>
            </table:table-row>
            <table:table-row>
              <table:table-cell office:value-type="float" office:value="0.883333333333334">
                <text:p>0.883333333333334</text:p>
              </table:table-cell>
              <table:table-cell office:value-type="float" office:value="-0.669130606358854">
                <text:p>-0.669130606358854</text:p>
              </table:table-cell>
              <table:table-cell office:value-type="float" office:value="0.978147600733807">
                <text:p>0.978147600733807</text:p>
              </table:table-cell>
              <table:table-cell office:value-type="float" office:value="-0.309016994374954">
                <text:p>-0.309016994374954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-0.587785252292468">
                <text:p>-0.587785252292468</text:p>
              </table:table-cell>
              <table:table-cell office:value-type="float" office:value="0.994521895368274">
                <text:p>0.994521895368274</text:p>
              </table:table-cell>
              <table:table-cell office:value-type="float" office:value="-0.406736643075807">
                <text:p>-0.406736643075807</text:p>
              </table:table-cell>
            </table:table-row>
            <table:table-row>
              <table:table-cell office:value-type="float" office:value="0.916666666666668">
                <text:p>0.916666666666668</text:p>
              </table:table-cell>
              <table:table-cell office:value-type="float" office:value="-0.499999999999994">
                <text:p>-0.499999999999994</text:p>
              </table:table-cell>
              <table:table-cell office:value-type="float" office:value="1">
                <text:p>1</text:p>
              </table:table-cell>
              <table:table-cell office:value-type="float" office:value="-0.500000000000005">
                <text:p>-0.500000000000005</text:p>
              </table:table-cell>
            </table:table-row>
            <table:table-row>
              <table:table-cell office:value-type="float" office:value="0.933333333333334">
                <text:p>0.933333333333334</text:p>
              </table:table-cell>
              <table:table-cell office:value-type="float" office:value="-0.406736643075794">
                <text:p>-0.406736643075794</text:p>
              </table:table-cell>
              <table:table-cell office:value-type="float" office:value="0.994521895368272">
                <text:p>0.994521895368272</text:p>
              </table:table-cell>
              <table:table-cell office:value-type="float" office:value="-0.587785252292479">
                <text:p>-0.587785252292479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-0.30901699437494">
                <text:p>-0.30901699437494</text:p>
              </table:table-cell>
              <table:table-cell office:value-type="float" office:value="0.978147600733804">
                <text:p>0.978147600733804</text:p>
              </table:table-cell>
              <table:table-cell office:value-type="float" office:value="-0.669130606358864">
                <text:p>-0.669130606358864</text:p>
              </table:table-cell>
            </table:table-row>
            <table:table-row>
              <table:table-cell office:value-type="float" office:value="0.966666666666668">
                <text:p>0.966666666666668</text:p>
              </table:table-cell>
              <table:table-cell office:value-type="float" office:value="-0.207911690817751">
                <text:p>-0.207911690817751</text:p>
              </table:table-cell>
              <table:table-cell office:value-type="float" office:value="0.951056516295151">
                <text:p>0.951056516295151</text:p>
              </table:table-cell>
              <table:table-cell office:value-type="float" office:value="-0.743144825477399">
                <text:p>-0.743144825477399</text:p>
              </table:table-cell>
            </table:table-row>
            <table:table-row>
              <table:table-cell office:value-type="float" office:value="0.983333333333335">
                <text:p>0.983333333333335</text:p>
              </table:table-cell>
              <table:table-cell office:value-type="float" office:value="-0.104528463267645">
                <text:p>-0.104528463267645</text:p>
              </table:table-cell>
              <table:table-cell office:value-type="float" office:value="0.913545457642598">
                <text:p>0.913545457642598</text:p>
              </table:table-cell>
              <table:table-cell office:value-type="float" office:value="-0.809016994374951">
                <text:p>-0.8090169943749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